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zuck_small_1step" table:style-name="ta1">
        <table:shapes>
          <draw:frame draw:z-index="0" draw:style-name="gr1" draw:text-style-name="P1" svg:width="296.92mm" svg:height="177.96mm" svg:x="81.47mm" svg:y="39.05mm">
            <loext:p draw:notify-on-update-of-ranges="zuck_small_1step.A4:zuck_small_1step.A4 zuck_small_1step.B4:zuck_small_1step.ALZ4 zuck_small_1step.A5:zuck_small_1step.A5 zuck_small_1step.B5:zuck_small_1step.ALZ5 zuck_small_1step.A6:zuck_small_1step.A6 zuck_small_1step.B6:zuck_small_1step.ALZ6 zuck_small_1step.A7:zuck_small_1step.A7 zuck_small_1step.B7:zuck_small_1step.ALZ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88" table:default-cell-style-name="Default"/>
        <table:table-column table:style-name="co6" table:default-cell-style-name="Default"/>
        <table:table-column table:style-name="co2" table:number-columns-repeated="914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PARALLEL MERGE - SEED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FULL_RUNS</text:p>
          </table:table-cell>
          <table:table-cell office:value-type="string" calcext:value-type="string">
            <text:p>MERGE_POP_SIZE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1009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 swap</text:p>
          </table:table-cell>
          <table:table-cell office:value-type="float" office:value="391405000" calcext:value-type="float">
            <text:p>391405000</text:p>
          </table:table-cell>
          <table:table-cell office:value-type="float" office:value="391411000" calcext:value-type="float">
            <text:p>391411000</text:p>
          </table:table-cell>
          <table:table-cell office:value-type="float" office:value="391427000" calcext:value-type="float">
            <text:p>391427000</text:p>
          </table:table-cell>
          <table:table-cell office:value-type="float" office:value="391135000" calcext:value-type="float">
            <text:p>391135000</text:p>
          </table:table-cell>
          <table:table-cell office:value-type="float" office:value="391394000" calcext:value-type="float">
            <text:p>391394000</text:p>
          </table:table-cell>
          <table:table-cell office:value-type="float" office:value="390911000" calcext:value-type="float">
            <text:p>390911000</text:p>
          </table:table-cell>
          <table:table-cell office:value-type="float" office:value="391421000" calcext:value-type="float">
            <text:p>391421000</text:p>
          </table:table-cell>
          <table:table-cell office:value-type="float" office:value="390817000" calcext:value-type="float">
            <text:p>390817000</text:p>
          </table:table-cell>
          <table:table-cell office:value-type="float" office:value="391421000" calcext:value-type="float">
            <text:p>391421000</text:p>
          </table:table-cell>
          <table:table-cell office:value-type="float" office:value="391356000" calcext:value-type="float">
            <text:p>391356000</text:p>
          </table:table-cell>
          <table:table-cell office:value-type="float" office:value="391434000" calcext:value-type="float">
            <text:p>391434000</text:p>
          </table:table-cell>
          <table:table-cell office:value-type="float" office:value="391372000" calcext:value-type="float">
            <text:p>391372000</text:p>
          </table:table-cell>
          <table:table-cell office:value-type="float" office:value="391426000" calcext:value-type="float">
            <text:p>391426000</text:p>
          </table:table-cell>
          <table:table-cell office:value-type="float" office:value="391226000" calcext:value-type="float">
            <text:p>391226000</text:p>
          </table:table-cell>
          <table:table-cell office:value-type="float" office:value="391397000" calcext:value-type="float">
            <text:p>391397000</text:p>
          </table:table-cell>
          <table:table-cell office:value-type="float" office:value="391345000" calcext:value-type="float">
            <text:p>391345000</text:p>
          </table:table-cell>
          <table:table-cell office:value-type="float" office:value="391441000" calcext:value-type="float">
            <text:p>391441000</text:p>
          </table:table-cell>
          <table:table-cell office:value-type="float" office:value="391147000" calcext:value-type="float">
            <text:p>391147000</text:p>
          </table:table-cell>
          <table:table-cell office:value-type="float" office:value="391423000" calcext:value-type="float">
            <text:p>391423000</text:p>
          </table:table-cell>
          <table:table-cell office:value-type="float" office:value="391533000" calcext:value-type="float">
            <text:p>391533000</text:p>
          </table:table-cell>
          <table:table-cell office:value-type="float" office:value="391389000" calcext:value-type="float">
            <text:p>391389000</text:p>
          </table:table-cell>
          <table:table-cell office:value-type="float" office:value="391433000" calcext:value-type="float">
            <text:p>391433000</text:p>
          </table:table-cell>
          <table:table-cell office:value-type="float" office:value="390809000" calcext:value-type="float">
            <text:p>390809000</text:p>
          </table:table-cell>
          <table:table-cell office:value-type="float" office:value="391427000" calcext:value-type="float">
            <text:p>391427000</text:p>
          </table:table-cell>
          <table:table-cell office:value-type="float" office:value="391423000" calcext:value-type="float">
            <text:p>391423000</text:p>
          </table:table-cell>
          <table:table-cell office:value-type="float" office:value="391441000" calcext:value-type="float">
            <text:p>391441000</text:p>
          </table:table-cell>
          <table:table-cell office:value-type="float" office:value="391412000" calcext:value-type="float">
            <text:p>391412000</text:p>
          </table:table-cell>
          <table:table-cell office:value-type="float" office:value="390882000" calcext:value-type="float">
            <text:p>390882000</text:p>
          </table:table-cell>
          <table:table-cell office:value-type="float" office:value="391427000" calcext:value-type="float">
            <text:p>391427000</text:p>
          </table:table-cell>
          <table:table-cell office:value-type="float" office:value="391425000" calcext:value-type="float">
            <text:p>391425000</text:p>
          </table:table-cell>
          <table:table-cell office:value-type="float" office:value="391430000" calcext:value-type="float">
            <text:p>391430000</text:p>
          </table:table-cell>
          <table:table-cell office:value-type="float" office:value="391352000" calcext:value-type="float">
            <text:p>391352000</text:p>
          </table:table-cell>
          <table:table-cell office:value-type="float" office:value="391210000" calcext:value-type="float">
            <text:p>391210000</text:p>
          </table:table-cell>
          <table:table-cell office:value-type="float" office:value="391282000" calcext:value-type="float">
            <text:p>391282000</text:p>
          </table:table-cell>
          <table:table-cell office:value-type="float" office:value="391432000" calcext:value-type="float">
            <text:p>391432000</text:p>
          </table:table-cell>
          <table:table-cell office:value-type="float" office:value="390977000" calcext:value-type="float">
            <text:p>390977000</text:p>
          </table:table-cell>
          <table:table-cell office:value-type="float" office:value="390915000" calcext:value-type="float">
            <text:p>390915000</text:p>
          </table:table-cell>
          <table:table-cell office:value-type="float" office:value="391418000" calcext:value-type="float">
            <text:p>391418000</text:p>
          </table:table-cell>
          <table:table-cell office:value-type="float" office:value="391400000" calcext:value-type="float">
            <text:p>391400000</text:p>
          </table:table-cell>
          <table:table-cell office:value-type="float" office:value="391422000" calcext:value-type="float">
            <text:p>391422000</text:p>
          </table:table-cell>
          <table:table-cell office:value-type="float" office:value="391348000" calcext:value-type="float">
            <text:p>391348000</text:p>
          </table:table-cell>
          <table:table-cell table:number-columns-repeated="2" office:value-type="float" office:value="391436000" calcext:value-type="float">
            <text:p>391436000</text:p>
          </table:table-cell>
          <table:table-cell office:value-type="float" office:value="391359000" calcext:value-type="float">
            <text:p>391359000</text:p>
          </table:table-cell>
          <table:table-cell office:value-type="float" office:value="391436000" calcext:value-type="float">
            <text:p>391436000</text:p>
          </table:table-cell>
          <table:table-cell office:value-type="float" office:value="391359000" calcext:value-type="float">
            <text:p>391359000</text:p>
          </table:table-cell>
          <table:table-cell office:value-type="float" office:value="391225000" calcext:value-type="float">
            <text:p>391225000</text:p>
          </table:table-cell>
          <table:table-cell office:value-type="float" office:value="391315000" calcext:value-type="float">
            <text:p>391315000</text:p>
          </table:table-cell>
          <table:table-cell office:value-type="float" office:value="391393000" calcext:value-type="float">
            <text:p>391393000</text:p>
          </table:table-cell>
          <table:table-cell office:value-type="float" office:value="391417000" calcext:value-type="float">
            <text:p>391417000</text:p>
          </table:table-cell>
          <table:table-cell office:value-type="float" office:value="391028000" calcext:value-type="float">
            <text:p>391028000</text:p>
          </table:table-cell>
          <table:table-cell office:value-type="float" office:value="391408000" calcext:value-type="float">
            <text:p>391408000</text:p>
          </table:table-cell>
          <table:table-cell office:value-type="float" office:value="391286000" calcext:value-type="float">
            <text:p>391286000</text:p>
          </table:table-cell>
          <table:table-cell office:value-type="float" office:value="391423000" calcext:value-type="float">
            <text:p>391423000</text:p>
          </table:table-cell>
          <table:table-cell office:value-type="float" office:value="391270000" calcext:value-type="float">
            <text:p>391270000</text:p>
          </table:table-cell>
          <table:table-cell office:value-type="float" office:value="391442000" calcext:value-type="float">
            <text:p>391442000</text:p>
          </table:table-cell>
          <table:table-cell office:value-type="float" office:value="391319000" calcext:value-type="float">
            <text:p>391319000</text:p>
          </table:table-cell>
          <table:table-cell office:value-type="float" office:value="391426000" calcext:value-type="float">
            <text:p>391426000</text:p>
          </table:table-cell>
          <table:table-cell office:value-type="float" office:value="391431000" calcext:value-type="float">
            <text:p>391431000</text:p>
          </table:table-cell>
          <table:table-cell office:value-type="float" office:value="391242000" calcext:value-type="float">
            <text:p>391242000</text:p>
          </table:table-cell>
          <table:table-cell office:value-type="float" office:value="390927000" calcext:value-type="float">
            <text:p>390927000</text:p>
          </table:table-cell>
          <table:table-cell office:value-type="float" office:value="391072000" calcext:value-type="float">
            <text:p>391072000</text:p>
          </table:table-cell>
          <table:table-cell office:value-type="float" office:value="391394000" calcext:value-type="float">
            <text:p>391394000</text:p>
          </table:table-cell>
          <table:table-cell office:value-type="float" office:value="391432000" calcext:value-type="float">
            <text:p>391432000</text:p>
          </table:table-cell>
          <table:table-cell office:value-type="float" office:value="391398000" calcext:value-type="float">
            <text:p>391398000</text:p>
          </table:table-cell>
          <table:table-cell office:value-type="float" office:value="391426000" calcext:value-type="float">
            <text:p>391426000</text:p>
          </table:table-cell>
          <table:table-cell office:value-type="float" office:value="391257000" calcext:value-type="float">
            <text:p>391257000</text:p>
          </table:table-cell>
          <table:table-cell office:value-type="float" office:value="391426000" calcext:value-type="float">
            <text:p>391426000</text:p>
          </table:table-cell>
          <table:table-cell office:value-type="float" office:value="391362000" calcext:value-type="float">
            <text:p>391362000</text:p>
          </table:table-cell>
          <table:table-cell office:value-type="float" office:value="391492000" calcext:value-type="float">
            <text:p>391492000</text:p>
          </table:table-cell>
          <table:table-cell office:value-type="float" office:value="391390000" calcext:value-type="float">
            <text:p>391390000</text:p>
          </table:table-cell>
          <table:table-cell office:value-type="float" office:value="391423000" calcext:value-type="float">
            <text:p>391423000</text:p>
          </table:table-cell>
          <table:table-cell office:value-type="float" office:value="391438000" calcext:value-type="float">
            <text:p>391438000</text:p>
          </table:table-cell>
          <table:table-cell office:value-type="float" office:value="391417000" calcext:value-type="float">
            <text:p>391417000</text:p>
          </table:table-cell>
          <table:table-cell office:value-type="float" office:value="391416000" calcext:value-type="float">
            <text:p>391416000</text:p>
          </table:table-cell>
          <table:table-cell office:value-type="float" office:value="391415000" calcext:value-type="float">
            <text:p>391415000</text:p>
          </table:table-cell>
          <table:table-cell office:value-type="float" office:value="391386000" calcext:value-type="float">
            <text:p>391386000</text:p>
          </table:table-cell>
          <table:table-cell office:value-type="float" office:value="391292000" calcext:value-type="float">
            <text:p>391292000</text:p>
          </table:table-cell>
          <table:table-cell office:value-type="float" office:value="391409000" calcext:value-type="float">
            <text:p>391409000</text:p>
          </table:table-cell>
          <table:table-cell office:value-type="float" office:value="391353000" calcext:value-type="float">
            <text:p>391353000</text:p>
          </table:table-cell>
          <table:table-cell office:value-type="float" office:value="391189000" calcext:value-type="float">
            <text:p>391189000</text:p>
          </table:table-cell>
          <table:table-cell office:value-type="float" office:value="391394000" calcext:value-type="float">
            <text:p>391394000</text:p>
          </table:table-cell>
          <table:table-cell office:value-type="float" office:value="391420000" calcext:value-type="float">
            <text:p>391420000</text:p>
          </table:table-cell>
          <table:table-cell office:value-type="float" office:value="391415000" calcext:value-type="float">
            <text:p>391415000</text:p>
          </table:table-cell>
          <table:table-cell office:value-type="float" office:value="391408000" calcext:value-type="float">
            <text:p>391408000</text:p>
          </table:table-cell>
          <table:table-cell office:value-type="float" office:value="391430000" calcext:value-type="float">
            <text:p>391430000</text:p>
          </table:table-cell>
          <table:table-cell office:value-type="float" office:value="391424000" calcext:value-type="float">
            <text:p>391424000</text:p>
          </table:table-cell>
          <table:table-cell office:value-type="float" office:value="390938000" calcext:value-type="float">
            <text:p>390938000</text:p>
          </table:table-cell>
          <table:table-cell office:value-type="float" office:value="391083000" calcext:value-type="float">
            <text:p>391083000</text:p>
          </table:table-cell>
          <table:table-cell office:value-type="float" office:value="391329000" calcext:value-type="float">
            <text:p>391329000</text:p>
          </table:table-cell>
          <table:table-cell office:value-type="float" office:value="391419000" calcext:value-type="float">
            <text:p>391419000</text:p>
          </table:table-cell>
          <table:table-cell office:value-type="float" office:value="391433000" calcext:value-type="float">
            <text:p>391433000</text:p>
          </table:table-cell>
          <table:table-cell office:value-type="float" office:value="391489000" calcext:value-type="float">
            <text:p>391489000</text:p>
          </table:table-cell>
          <table:table-cell office:value-type="float" office:value="391252000" calcext:value-type="float">
            <text:p>391252000</text:p>
          </table:table-cell>
          <table:table-cell office:value-type="float" office:value="391326000" calcext:value-type="float">
            <text:p>391326000</text:p>
          </table:table-cell>
          <table:table-cell office:value-type="float" office:value="391432000" calcext:value-type="float">
            <text:p>391432000</text:p>
          </table:table-cell>
          <table:table-cell office:value-type="float" office:value="391352000" calcext:value-type="float">
            <text:p>391352000</text:p>
          </table:table-cell>
          <table:table-cell office:value-type="float" office:value="391268000" calcext:value-type="float">
            <text:p>391268000</text:p>
          </table:table-cell>
          <table:table-cell office:value-type="float" office:value="391425000" calcext:value-type="float">
            <text:p>391425000</text:p>
          </table:table-cell>
          <table:table-cell office:value-type="float" office:value="391328000" calcext:value-type="float">
            <text:p>391328000</text:p>
          </table:table-cell>
          <table:table-cell office:value-type="float" office:value="391131000" calcext:value-type="float">
            <text:p>391131000</text:p>
          </table:table-cell>
          <table:table-cell office:value-type="float" office:value="391072000" calcext:value-type="float">
            <text:p>391072000</text:p>
          </table:table-cell>
          <table:table-cell office:value-type="float" office:value="391427000" calcext:value-type="float">
            <text:p>391427000</text:p>
          </table:table-cell>
          <table:table-cell office:value-type="float" office:value="391440000" calcext:value-type="float">
            <text:p>391440000</text:p>
          </table:table-cell>
          <table:table-cell office:value-type="float" office:value="391437000" calcext:value-type="float">
            <text:p>391437000</text:p>
          </table:table-cell>
          <table:table-cell office:value-type="float" office:value="391245000" calcext:value-type="float">
            <text:p>391245000</text:p>
          </table:table-cell>
          <table:table-cell office:value-type="float" office:value="391439000" calcext:value-type="float">
            <text:p>391439000</text:p>
          </table:table-cell>
          <table:table-cell office:value-type="float" office:value="391390000" calcext:value-type="float">
            <text:p>391390000</text:p>
          </table:table-cell>
          <table:table-cell office:value-type="float" office:value="391427000" calcext:value-type="float">
            <text:p>391427000</text:p>
          </table:table-cell>
          <table:table-cell office:value-type="float" office:value="391386000" calcext:value-type="float">
            <text:p>391386000</text:p>
          </table:table-cell>
          <table:table-cell office:value-type="float" office:value="391426000" calcext:value-type="float">
            <text:p>391426000</text:p>
          </table:table-cell>
          <table:table-cell office:value-type="float" office:value="391431000" calcext:value-type="float">
            <text:p>391431000</text:p>
          </table:table-cell>
          <table:table-cell office:value-type="float" office:value="391441000" calcext:value-type="float">
            <text:p>391441000</text:p>
          </table:table-cell>
          <table:table-cell office:value-type="float" office:value="391427000" calcext:value-type="float">
            <text:p>391427000</text:p>
          </table:table-cell>
          <table:table-cell office:value-type="float" office:value="391429000" calcext:value-type="float">
            <text:p>391429000</text:p>
          </table:table-cell>
          <table:table-cell office:value-type="float" office:value="391427000" calcext:value-type="float">
            <text:p>391427000</text:p>
          </table:table-cell>
          <table:table-cell office:value-type="float" office:value="391426000" calcext:value-type="float">
            <text:p>391426000</text:p>
          </table:table-cell>
          <table:table-cell office:value-type="float" office:value="391316000" calcext:value-type="float">
            <text:p>391316000</text:p>
          </table:table-cell>
          <table:table-cell office:value-type="float" office:value="391427000" calcext:value-type="float">
            <text:p>391427000</text:p>
          </table:table-cell>
          <table:table-cell office:value-type="float" office:value="391402000" calcext:value-type="float">
            <text:p>391402000</text:p>
          </table:table-cell>
          <table:table-cell office:value-type="float" office:value="391294000" calcext:value-type="float">
            <text:p>391294000</text:p>
          </table:table-cell>
          <table:table-cell office:value-type="float" office:value="391466000" calcext:value-type="float">
            <text:p>391466000</text:p>
          </table:table-cell>
          <table:table-cell office:value-type="float" office:value="391421000" calcext:value-type="float">
            <text:p>391421000</text:p>
          </table:table-cell>
          <table:table-cell office:value-type="float" office:value="391398000" calcext:value-type="float">
            <text:p>391398000</text:p>
          </table:table-cell>
          <table:table-cell office:value-type="float" office:value="391261000" calcext:value-type="float">
            <text:p>391261000</text:p>
          </table:table-cell>
          <table:table-cell office:value-type="float" office:value="391218000" calcext:value-type="float">
            <text:p>391218000</text:p>
          </table:table-cell>
          <table:table-cell office:value-type="float" office:value="391055000" calcext:value-type="float">
            <text:p>391055000</text:p>
          </table:table-cell>
          <table:table-cell office:value-type="float" office:value="391437000" calcext:value-type="float">
            <text:p>391437000</text:p>
          </table:table-cell>
          <table:table-cell office:value-type="float" office:value="391420000" calcext:value-type="float">
            <text:p>391420000</text:p>
          </table:table-cell>
          <table:table-cell office:value-type="float" office:value="391427000" calcext:value-type="float">
            <text:p>391427000</text:p>
          </table:table-cell>
          <table:table-cell office:value-type="float" office:value="391363000" calcext:value-type="float">
            <text:p>391363000</text:p>
          </table:table-cell>
          <table:table-cell office:value-type="float" office:value="391262000" calcext:value-type="float">
            <text:p>391262000</text:p>
          </table:table-cell>
          <table:table-cell office:value-type="float" office:value="391388000" calcext:value-type="float">
            <text:p>391388000</text:p>
          </table:table-cell>
          <table:table-cell office:value-type="float" office:value="391435000" calcext:value-type="float">
            <text:p>391435000</text:p>
          </table:table-cell>
          <table:table-cell office:value-type="float" office:value="391479000" calcext:value-type="float">
            <text:p>391479000</text:p>
          </table:table-cell>
          <table:table-cell office:value-type="float" office:value="391381000" calcext:value-type="float">
            <text:p>391381000</text:p>
          </table:table-cell>
          <table:table-cell office:value-type="float" office:value="391442000" calcext:value-type="float">
            <text:p>391442000</text:p>
          </table:table-cell>
          <table:table-cell office:value-type="float" office:value="390928000" calcext:value-type="float">
            <text:p>390928000</text:p>
          </table:table-cell>
          <table:table-cell office:value-type="float" office:value="390802000" calcext:value-type="float">
            <text:p>390802000</text:p>
          </table:table-cell>
          <table:table-cell office:value-type="float" office:value="391384000" calcext:value-type="float">
            <text:p>391384000</text:p>
          </table:table-cell>
          <table:table-cell office:value-type="float" office:value="391131000" calcext:value-type="float">
            <text:p>391131000</text:p>
          </table:table-cell>
          <table:table-cell office:value-type="float" office:value="390985000" calcext:value-type="float">
            <text:p>390985000</text:p>
          </table:table-cell>
          <table:table-cell office:value-type="float" office:value="390927000" calcext:value-type="float">
            <text:p>390927000</text:p>
          </table:table-cell>
          <table:table-cell office:value-type="float" office:value="391408000" calcext:value-type="float">
            <text:p>391408000</text:p>
          </table:table-cell>
          <table:table-cell office:value-type="float" office:value="391402000" calcext:value-type="float">
            <text:p>391402000</text:p>
          </table:table-cell>
          <table:table-cell office:value-type="float" office:value="391242000" calcext:value-type="float">
            <text:p>391242000</text:p>
          </table:table-cell>
          <table:table-cell office:value-type="float" office:value="391423000" calcext:value-type="float">
            <text:p>391423000</text:p>
          </table:table-cell>
          <table:table-cell office:value-type="float" office:value="391431000" calcext:value-type="float">
            <text:p>391431000</text:p>
          </table:table-cell>
          <table:table-cell office:value-type="float" office:value="390884000" calcext:value-type="float">
            <text:p>390884000</text:p>
          </table:table-cell>
          <table:table-cell office:value-type="float" office:value="391413000" calcext:value-type="float">
            <text:p>391413000</text:p>
          </table:table-cell>
          <table:table-cell office:value-type="float" office:value="391418000" calcext:value-type="float">
            <text:p>391418000</text:p>
          </table:table-cell>
          <table:table-cell office:value-type="float" office:value="391234000" calcext:value-type="float">
            <text:p>391234000</text:p>
          </table:table-cell>
          <table:table-cell office:value-type="float" office:value="391423000" calcext:value-type="float">
            <text:p>391423000</text:p>
          </table:table-cell>
          <table:table-cell office:value-type="float" office:value="391427000" calcext:value-type="float">
            <text:p>391427000</text:p>
          </table:table-cell>
          <table:table-cell office:value-type="float" office:value="391327000" calcext:value-type="float">
            <text:p>391327000</text:p>
          </table:table-cell>
          <table:table-cell office:value-type="float" office:value="391374000" calcext:value-type="float">
            <text:p>391374000</text:p>
          </table:table-cell>
          <table:table-cell office:value-type="float" office:value="391434000" calcext:value-type="float">
            <text:p>391434000</text:p>
          </table:table-cell>
          <table:table-cell office:value-type="float" office:value="391170000" calcext:value-type="float">
            <text:p>391170000</text:p>
          </table:table-cell>
          <table:table-cell office:value-type="float" office:value="391424000" calcext:value-type="float">
            <text:p>391424000</text:p>
          </table:table-cell>
          <table:table-cell office:value-type="float" office:value="391346000" calcext:value-type="float">
            <text:p>391346000</text:p>
          </table:table-cell>
          <table:table-cell office:value-type="float" office:value="391364000" calcext:value-type="float">
            <text:p>391364000</text:p>
          </table:table-cell>
          <table:table-cell office:value-type="float" office:value="391139000" calcext:value-type="float">
            <text:p>391139000</text:p>
          </table:table-cell>
          <table:table-cell office:value-type="float" office:value="391427000" calcext:value-type="float">
            <text:p>391427000</text:p>
          </table:table-cell>
          <table:table-cell office:value-type="float" office:value="391420000" calcext:value-type="float">
            <text:p>391420000</text:p>
          </table:table-cell>
          <table:table-cell office:value-type="float" office:value="391361000" calcext:value-type="float">
            <text:p>391361000</text:p>
          </table:table-cell>
          <table:table-cell office:value-type="float" office:value="391245000" calcext:value-type="float">
            <text:p>391245000</text:p>
          </table:table-cell>
          <table:table-cell table:number-columns-repeated="2" office:value-type="float" office:value="391421000" calcext:value-type="float">
            <text:p>391421000</text:p>
          </table:table-cell>
          <table:table-cell office:value-type="float" office:value="391406000" calcext:value-type="float">
            <text:p>391406000</text:p>
          </table:table-cell>
          <table:table-cell office:value-type="float" office:value="391421000" calcext:value-type="float">
            <text:p>391421000</text:p>
          </table:table-cell>
          <table:table-cell office:value-type="float" office:value="391406000" calcext:value-type="float">
            <text:p>391406000</text:p>
          </table:table-cell>
          <table:table-cell office:value-type="float" office:value="391414000" calcext:value-type="float">
            <text:p>391414000</text:p>
          </table:table-cell>
          <table:table-cell office:value-type="float" office:value="391346000" calcext:value-type="float">
            <text:p>391346000</text:p>
          </table:table-cell>
          <table:table-cell office:value-type="float" office:value="391424000" calcext:value-type="float">
            <text:p>391424000</text:p>
          </table:table-cell>
          <table:table-cell office:value-type="float" office:value="391419000" calcext:value-type="float">
            <text:p>391419000</text:p>
          </table:table-cell>
          <table:table-cell office:value-type="float" office:value="391378000" calcext:value-type="float">
            <text:p>391378000</text:p>
          </table:table-cell>
          <table:table-cell office:value-type="float" office:value="391429000" calcext:value-type="float">
            <text:p>391429000</text:p>
          </table:table-cell>
          <table:table-cell office:value-type="float" office:value="391431000" calcext:value-type="float">
            <text:p>391431000</text:p>
          </table:table-cell>
          <table:table-cell office:value-type="float" office:value="391414000" calcext:value-type="float">
            <text:p>391414000</text:p>
          </table:table-cell>
          <table:table-cell office:value-type="float" office:value="391138000" calcext:value-type="float">
            <text:p>391138000</text:p>
          </table:table-cell>
          <table:table-cell office:value-type="float" office:value="391456000" calcext:value-type="float">
            <text:p>391456000</text:p>
          </table:table-cell>
          <table:table-cell office:value-type="float" office:value="391021000" calcext:value-type="float">
            <text:p>391021000</text:p>
          </table:table-cell>
          <table:table-cell office:value-type="float" office:value="391425000" calcext:value-type="float">
            <text:p>391425000</text:p>
          </table:table-cell>
          <table:table-cell office:value-type="float" office:value="391420000" calcext:value-type="float">
            <text:p>391420000</text:p>
          </table:table-cell>
          <table:table-cell office:value-type="float" office:value="391429000" calcext:value-type="float">
            <text:p>391429000</text:p>
          </table:table-cell>
          <table:table-cell office:value-type="float" office:value="390919000" calcext:value-type="float">
            <text:p>390919000</text:p>
          </table:table-cell>
          <table:table-cell office:value-type="float" office:value="390709000" calcext:value-type="float">
            <text:p>390709000</text:p>
          </table:table-cell>
          <table:table-cell office:value-type="float" office:value="391410000" calcext:value-type="float">
            <text:p>391410000</text:p>
          </table:table-cell>
          <table:table-cell office:value-type="float" office:value="391148000" calcext:value-type="float">
            <text:p>391148000</text:p>
          </table:table-cell>
          <table:table-cell office:value-type="float" office:value="391055000" calcext:value-type="float">
            <text:p>391055000</text:p>
          </table:table-cell>
          <table:table-cell office:value-type="float" office:value="391413000" calcext:value-type="float">
            <text:p>391413000</text:p>
          </table:table-cell>
          <table:table-cell office:value-type="float" office:value="391435000" calcext:value-type="float">
            <text:p>391435000</text:p>
          </table:table-cell>
          <table:table-cell office:value-type="float" office:value="390516000" calcext:value-type="float">
            <text:p>390516000</text:p>
          </table:table-cell>
          <table:table-cell office:value-type="float" office:value="391441000" calcext:value-type="float">
            <text:p>391441000</text:p>
          </table:table-cell>
          <table:table-cell office:value-type="float" office:value="391378000" calcext:value-type="float">
            <text:p>391378000</text:p>
          </table:table-cell>
          <table:table-cell office:value-type="float" office:value="390727000" calcext:value-type="float">
            <text:p>390727000</text:p>
          </table:table-cell>
          <table:table-cell office:value-type="float" office:value="391420000" calcext:value-type="float">
            <text:p>391420000</text:p>
          </table:table-cell>
          <table:table-cell office:value-type="float" office:value="391288000" calcext:value-type="float">
            <text:p>391288000</text:p>
          </table:table-cell>
          <table:table-cell office:value-type="float" office:value="391461000" calcext:value-type="float">
            <text:p>391461000</text:p>
          </table:table-cell>
          <table:table-cell office:value-type="float" office:value="391414000" calcext:value-type="float">
            <text:p>391414000</text:p>
          </table:table-cell>
          <table:table-cell office:value-type="float" office:value="390760000" calcext:value-type="float">
            <text:p>390760000</text:p>
          </table:table-cell>
          <table:table-cell office:value-type="float" office:value="391414000" calcext:value-type="float">
            <text:p>391414000</text:p>
          </table:table-cell>
          <table:table-cell office:value-type="float" office:value="391272000" calcext:value-type="float">
            <text:p>391272000</text:p>
          </table:table-cell>
          <table:table-cell office:value-type="float" office:value="391296000" calcext:value-type="float">
            <text:p>391296000</text:p>
          </table:table-cell>
          <table:table-cell office:value-type="float" office:value="391322000" calcext:value-type="float">
            <text:p>391322000</text:p>
          </table:table-cell>
          <table:table-cell office:value-type="float" office:value="391328000" calcext:value-type="float">
            <text:p>391328000</text:p>
          </table:table-cell>
          <table:table-cell office:value-type="float" office:value="393184000" calcext:value-type="float">
            <text:p>393184000</text:p>
          </table:table-cell>
          <table:table-cell office:value-type="float" office:value="392978000" calcext:value-type="float">
            <text:p>392978000</text:p>
          </table:table-cell>
          <table:table-cell office:value-type="float" office:value="393382000" calcext:value-type="float">
            <text:p>393382000</text:p>
          </table:table-cell>
          <table:table-cell office:value-type="float" office:value="393556000" calcext:value-type="float">
            <text:p>393556000</text:p>
          </table:table-cell>
          <table:table-cell office:value-type="float" office:value="393417000" calcext:value-type="float">
            <text:p>393417000</text:p>
          </table:table-cell>
          <table:table-cell office:value-type="float" office:value="393672000" calcext:value-type="float">
            <text:p>393672000</text:p>
          </table:table-cell>
          <table:table-cell office:value-type="float" office:value="393267000" calcext:value-type="float">
            <text:p>393267000</text:p>
          </table:table-cell>
          <table:table-cell office:value-type="float" office:value="393696000" calcext:value-type="float">
            <text:p>393696000</text:p>
          </table:table-cell>
          <table:table-cell office:value-type="float" office:value="393665000" calcext:value-type="float">
            <text:p>393665000</text:p>
          </table:table-cell>
          <table:table-cell office:value-type="float" office:value="393664000" calcext:value-type="float">
            <text:p>393664000</text:p>
          </table:table-cell>
          <table:table-cell office:value-type="float" office:value="393396000" calcext:value-type="float">
            <text:p>393396000</text:p>
          </table:table-cell>
          <table:table-cell office:value-type="float" office:value="393672000" calcext:value-type="float">
            <text:p>393672000</text:p>
          </table:table-cell>
          <table:table-cell office:value-type="float" office:value="393678000" calcext:value-type="float">
            <text:p>393678000</text:p>
          </table:table-cell>
          <table:table-cell office:value-type="float" office:value="393541000" calcext:value-type="float">
            <text:p>393541000</text:p>
          </table:table-cell>
          <table:table-cell office:value-type="float" office:value="393219000" calcext:value-type="float">
            <text:p>393219000</text:p>
          </table:table-cell>
          <table:table-cell office:value-type="float" office:value="393677000" calcext:value-type="float">
            <text:p>393677000</text:p>
          </table:table-cell>
          <table:table-cell office:value-type="float" office:value="393673000" calcext:value-type="float">
            <text:p>393673000</text:p>
          </table:table-cell>
          <table:table-cell office:value-type="float" office:value="393445000" calcext:value-type="float">
            <text:p>393445000</text:p>
          </table:table-cell>
          <table:table-cell office:value-type="float" office:value="393673000" calcext:value-type="float">
            <text:p>393673000</text:p>
          </table:table-cell>
          <table:table-cell office:value-type="float" office:value="393494000" calcext:value-type="float">
            <text:p>393494000</text:p>
          </table:table-cell>
          <table:table-cell office:value-type="float" office:value="393675000" calcext:value-type="float">
            <text:p>393675000</text:p>
          </table:table-cell>
          <table:table-cell office:value-type="float" office:value="393652000" calcext:value-type="float">
            <text:p>393652000</text:p>
          </table:table-cell>
          <table:table-cell office:value-type="float" office:value="393005000" calcext:value-type="float">
            <text:p>393005000</text:p>
          </table:table-cell>
          <table:table-cell office:value-type="float" office:value="393693000" calcext:value-type="float">
            <text:p>393693000</text:p>
          </table:table-cell>
          <table:table-cell office:value-type="float" office:value="393627000" calcext:value-type="float">
            <text:p>393627000</text:p>
          </table:table-cell>
          <table:table-cell office:value-type="float" office:value="393656000" calcext:value-type="float">
            <text:p>393656000</text:p>
          </table:table-cell>
          <table:table-cell office:value-type="float" office:value="393465000" calcext:value-type="float">
            <text:p>393465000</text:p>
          </table:table-cell>
          <table:table-cell office:value-type="float" office:value="393650000" calcext:value-type="float">
            <text:p>393650000</text:p>
          </table:table-cell>
          <table:table-cell office:value-type="float" office:value="393677000" calcext:value-type="float">
            <text:p>393677000</text:p>
          </table:table-cell>
          <table:table-cell office:value-type="float" office:value="393567000" calcext:value-type="float">
            <text:p>393567000</text:p>
          </table:table-cell>
          <table:table-cell office:value-type="float" office:value="393681000" calcext:value-type="float">
            <text:p>393681000</text:p>
          </table:table-cell>
          <table:table-cell office:value-type="float" office:value="393545000" calcext:value-type="float">
            <text:p>393545000</text:p>
          </table:table-cell>
          <table:table-cell office:value-type="float" office:value="393364000" calcext:value-type="float">
            <text:p>393364000</text:p>
          </table:table-cell>
          <table:table-cell office:value-type="float" office:value="393676000" calcext:value-type="float">
            <text:p>393676000</text:p>
          </table:table-cell>
          <table:table-cell office:value-type="float" office:value="392984000" calcext:value-type="float">
            <text:p>392984000</text:p>
          </table:table-cell>
          <table:table-cell office:value-type="float" office:value="393681000" calcext:value-type="float">
            <text:p>393681000</text:p>
          </table:table-cell>
          <table:table-cell office:value-type="float" office:value="393397000" calcext:value-type="float">
            <text:p>393397000</text:p>
          </table:table-cell>
          <table:table-cell office:value-type="float" office:value="393679000" calcext:value-type="float">
            <text:p>393679000</text:p>
          </table:table-cell>
          <table:table-cell office:value-type="float" office:value="393640000" calcext:value-type="float">
            <text:p>393640000</text:p>
          </table:table-cell>
          <table:table-cell office:value-type="float" office:value="393686000" calcext:value-type="float">
            <text:p>393686000</text:p>
          </table:table-cell>
          <table:table-cell office:value-type="float" office:value="393678000" calcext:value-type="float">
            <text:p>393678000</text:p>
          </table:table-cell>
          <table:table-cell office:value-type="float" office:value="393676000" calcext:value-type="float">
            <text:p>393676000</text:p>
          </table:table-cell>
          <table:table-cell office:value-type="float" office:value="393464000" calcext:value-type="float">
            <text:p>393464000</text:p>
          </table:table-cell>
          <table:table-cell office:value-type="float" office:value="393270000" calcext:value-type="float">
            <text:p>393270000</text:p>
          </table:table-cell>
          <table:table-cell office:value-type="float" office:value="393657000" calcext:value-type="float">
            <text:p>393657000</text:p>
          </table:table-cell>
          <table:table-cell office:value-type="float" office:value="393676000" calcext:value-type="float">
            <text:p>393676000</text:p>
          </table:table-cell>
          <table:table-cell office:value-type="float" office:value="393094000" calcext:value-type="float">
            <text:p>393094000</text:p>
          </table:table-cell>
          <table:table-cell office:value-type="float" office:value="393673000" calcext:value-type="float">
            <text:p>393673000</text:p>
          </table:table-cell>
          <table:table-cell office:value-type="float" office:value="393633000" calcext:value-type="float">
            <text:p>393633000</text:p>
          </table:table-cell>
          <table:table-cell office:value-type="float" office:value="393658000" calcext:value-type="float">
            <text:p>393658000</text:p>
          </table:table-cell>
          <table:table-cell office:value-type="float" office:value="393295000" calcext:value-type="float">
            <text:p>393295000</text:p>
          </table:table-cell>
          <table:table-cell office:value-type="float" office:value="393669000" calcext:value-type="float">
            <text:p>393669000</text:p>
          </table:table-cell>
          <table:table-cell office:value-type="float" office:value="393201000" calcext:value-type="float">
            <text:p>393201000</text:p>
          </table:table-cell>
          <table:table-cell office:value-type="float" office:value="393677000" calcext:value-type="float">
            <text:p>393677000</text:p>
          </table:table-cell>
          <table:table-cell office:value-type="float" office:value="393652000" calcext:value-type="float">
            <text:p>393652000</text:p>
          </table:table-cell>
          <table:table-cell office:value-type="float" office:value="393681000" calcext:value-type="float">
            <text:p>393681000</text:p>
          </table:table-cell>
          <table:table-cell office:value-type="float" office:value="392953000" calcext:value-type="float">
            <text:p>392953000</text:p>
          </table:table-cell>
          <table:table-cell office:value-type="float" office:value="393675000" calcext:value-type="float">
            <text:p>393675000</text:p>
          </table:table-cell>
          <table:table-cell office:value-type="float" office:value="393175000" calcext:value-type="float">
            <text:p>393175000</text:p>
          </table:table-cell>
          <table:table-cell office:value-type="float" office:value="393675000" calcext:value-type="float">
            <text:p>393675000</text:p>
          </table:table-cell>
          <table:table-cell office:value-type="float" office:value="393630000" calcext:value-type="float">
            <text:p>393630000</text:p>
          </table:table-cell>
          <table:table-cell table:number-columns-repeated="2" office:value-type="float" office:value="393677000" calcext:value-type="float">
            <text:p>393677000</text:p>
          </table:table-cell>
          <table:table-cell office:value-type="float" office:value="393373000" calcext:value-type="float">
            <text:p>393373000</text:p>
          </table:table-cell>
          <table:table-cell office:value-type="float" office:value="393647000" calcext:value-type="float">
            <text:p>393647000</text:p>
          </table:table-cell>
          <table:table-cell office:value-type="float" office:value="393659000" calcext:value-type="float">
            <text:p>393659000</text:p>
          </table:table-cell>
          <table:table-cell office:value-type="float" office:value="393677000" calcext:value-type="float">
            <text:p>393677000</text:p>
          </table:table-cell>
          <table:table-cell table:number-columns-repeated="2" office:value-type="float" office:value="393674000" calcext:value-type="float">
            <text:p>393674000</text:p>
          </table:table-cell>
          <table:table-cell office:value-type="float" office:value="393244000" calcext:value-type="float">
            <text:p>393244000</text:p>
          </table:table-cell>
          <table:table-cell office:value-type="float" office:value="393593000" calcext:value-type="float">
            <text:p>393593000</text:p>
          </table:table-cell>
          <table:table-cell office:value-type="float" office:value="393435000" calcext:value-type="float">
            <text:p>393435000</text:p>
          </table:table-cell>
          <table:table-cell office:value-type="float" office:value="393681000" calcext:value-type="float">
            <text:p>393681000</text:p>
          </table:table-cell>
          <table:table-cell office:value-type="float" office:value="393676000" calcext:value-type="float">
            <text:p>393676000</text:p>
          </table:table-cell>
          <table:table-cell office:value-type="float" office:value="393652000" calcext:value-type="float">
            <text:p>393652000</text:p>
          </table:table-cell>
          <table:table-cell office:value-type="float" office:value="393690000" calcext:value-type="float">
            <text:p>393690000</text:p>
          </table:table-cell>
          <table:table-cell office:value-type="float" office:value="393409000" calcext:value-type="float">
            <text:p>393409000</text:p>
          </table:table-cell>
          <table:table-cell office:value-type="float" office:value="393662000" calcext:value-type="float">
            <text:p>393662000</text:p>
          </table:table-cell>
          <table:table-cell office:value-type="float" office:value="393558000" calcext:value-type="float">
            <text:p>393558000</text:p>
          </table:table-cell>
          <table:table-cell office:value-type="float" office:value="393669000" calcext:value-type="float">
            <text:p>393669000</text:p>
          </table:table-cell>
          <table:table-cell table:number-columns-repeated="2" office:value-type="float" office:value="393677000" calcext:value-type="float">
            <text:p>393677000</text:p>
          </table:table-cell>
          <table:table-cell office:value-type="float" office:value="392961000" calcext:value-type="float">
            <text:p>392961000</text:p>
          </table:table-cell>
          <table:table-cell office:value-type="float" office:value="393281000" calcext:value-type="float">
            <text:p>393281000</text:p>
          </table:table-cell>
          <table:table-cell office:value-type="float" office:value="393171000" calcext:value-type="float">
            <text:p>393171000</text:p>
          </table:table-cell>
          <table:table-cell office:value-type="float" office:value="393674000" calcext:value-type="float">
            <text:p>393674000</text:p>
          </table:table-cell>
          <table:table-cell office:value-type="float" office:value="393677000" calcext:value-type="float">
            <text:p>393677000</text:p>
          </table:table-cell>
          <table:table-cell office:value-type="float" office:value="393672000" calcext:value-type="float">
            <text:p>393672000</text:p>
          </table:table-cell>
          <table:table-cell office:value-type="float" office:value="393677000" calcext:value-type="float">
            <text:p>393677000</text:p>
          </table:table-cell>
          <table:table-cell office:value-type="float" office:value="392992000" calcext:value-type="float">
            <text:p>392992000</text:p>
          </table:table-cell>
          <table:table-cell office:value-type="float" office:value="392948000" calcext:value-type="float">
            <text:p>392948000</text:p>
          </table:table-cell>
          <table:table-cell office:value-type="float" office:value="393324000" calcext:value-type="float">
            <text:p>393324000</text:p>
          </table:table-cell>
          <table:table-cell office:value-type="float" office:value="393677000" calcext:value-type="float">
            <text:p>393677000</text:p>
          </table:table-cell>
          <table:table-cell office:value-type="float" office:value="393631000" calcext:value-type="float">
            <text:p>393631000</text:p>
          </table:table-cell>
          <table:table-cell office:value-type="float" office:value="392754000" calcext:value-type="float">
            <text:p>392754000</text:p>
          </table:table-cell>
          <table:table-cell office:value-type="float" office:value="393678000" calcext:value-type="float">
            <text:p>393678000</text:p>
          </table:table-cell>
          <table:table-cell office:value-type="float" office:value="393669000" calcext:value-type="float">
            <text:p>393669000</text:p>
          </table:table-cell>
          <table:table-cell office:value-type="float" office:value="393677000" calcext:value-type="float">
            <text:p>393677000</text:p>
          </table:table-cell>
          <table:table-cell office:value-type="float" office:value="393669000" calcext:value-type="float">
            <text:p>393669000</text:p>
          </table:table-cell>
          <table:table-cell office:value-type="float" office:value="393269000" calcext:value-type="float">
            <text:p>393269000</text:p>
          </table:table-cell>
          <table:table-cell office:value-type="float" office:value="393457000" calcext:value-type="float">
            <text:p>393457000</text:p>
          </table:table-cell>
          <table:table-cell office:value-type="float" office:value="393657000" calcext:value-type="float">
            <text:p>393657000</text:p>
          </table:table-cell>
          <table:table-cell office:value-type="float" office:value="393671000" calcext:value-type="float">
            <text:p>393671000</text:p>
          </table:table-cell>
          <table:table-cell office:value-type="float" office:value="393677000" calcext:value-type="float">
            <text:p>393677000</text:p>
          </table:table-cell>
          <table:table-cell office:value-type="float" office:value="393278000" calcext:value-type="float">
            <text:p>393278000</text:p>
          </table:table-cell>
          <table:table-cell office:value-type="float" office:value="393598000" calcext:value-type="float">
            <text:p>393598000</text:p>
          </table:table-cell>
          <table:table-cell office:value-type="float" office:value="393366000" calcext:value-type="float">
            <text:p>393366000</text:p>
          </table:table-cell>
          <table:table-cell office:value-type="float" office:value="393540000" calcext:value-type="float">
            <text:p>393540000</text:p>
          </table:table-cell>
          <table:table-cell office:value-type="float" office:value="393644000" calcext:value-type="float">
            <text:p>393644000</text:p>
          </table:table-cell>
          <table:table-cell office:value-type="float" office:value="393642000" calcext:value-type="float">
            <text:p>393642000</text:p>
          </table:table-cell>
          <table:table-cell office:value-type="float" office:value="393635000" calcext:value-type="float">
            <text:p>393635000</text:p>
          </table:table-cell>
          <table:table-cell office:value-type="float" office:value="393676000" calcext:value-type="float">
            <text:p>393676000</text:p>
          </table:table-cell>
          <table:table-cell office:value-type="float" office:value="393639000" calcext:value-type="float">
            <text:p>393639000</text:p>
          </table:table-cell>
          <table:table-cell office:value-type="float" office:value="393674000" calcext:value-type="float">
            <text:p>393674000</text:p>
          </table:table-cell>
          <table:table-cell office:value-type="float" office:value="393287000" calcext:value-type="float">
            <text:p>393287000</text:p>
          </table:table-cell>
          <table:table-cell office:value-type="float" office:value="393201000" calcext:value-type="float">
            <text:p>393201000</text:p>
          </table:table-cell>
          <table:table-cell office:value-type="float" office:value="393666000" calcext:value-type="float">
            <text:p>393666000</text:p>
          </table:table-cell>
          <table:table-cell office:value-type="float" office:value="393665000" calcext:value-type="float">
            <text:p>393665000</text:p>
          </table:table-cell>
          <table:table-cell office:value-type="float" office:value="393666000" calcext:value-type="float">
            <text:p>393666000</text:p>
          </table:table-cell>
          <table:table-cell office:value-type="float" office:value="393675000" calcext:value-type="float">
            <text:p>393675000</text:p>
          </table:table-cell>
          <table:table-cell office:value-type="float" office:value="393661000" calcext:value-type="float">
            <text:p>393661000</text:p>
          </table:table-cell>
          <table:table-cell office:value-type="float" office:value="392843000" calcext:value-type="float">
            <text:p>392843000</text:p>
          </table:table-cell>
          <table:table-cell office:value-type="float" office:value="393554000" calcext:value-type="float">
            <text:p>393554000</text:p>
          </table:table-cell>
          <table:table-cell office:value-type="float" office:value="393677000" calcext:value-type="float">
            <text:p>393677000</text:p>
          </table:table-cell>
          <table:table-cell office:value-type="float" office:value="393492000" calcext:value-type="float">
            <text:p>393492000</text:p>
          </table:table-cell>
          <table:table-cell office:value-type="float" office:value="393320000" calcext:value-type="float">
            <text:p>393320000</text:p>
          </table:table-cell>
          <table:table-cell office:value-type="float" office:value="393481000" calcext:value-type="float">
            <text:p>393481000</text:p>
          </table:table-cell>
          <table:table-cell office:value-type="float" office:value="393264000" calcext:value-type="float">
            <text:p>393264000</text:p>
          </table:table-cell>
          <table:table-cell office:value-type="float" office:value="393676000" calcext:value-type="float">
            <text:p>393676000</text:p>
          </table:table-cell>
          <table:table-cell office:value-type="float" office:value="393665000" calcext:value-type="float">
            <text:p>393665000</text:p>
          </table:table-cell>
          <table:table-cell office:value-type="float" office:value="393648000" calcext:value-type="float">
            <text:p>393648000</text:p>
          </table:table-cell>
          <table:table-cell office:value-type="float" office:value="393162000" calcext:value-type="float">
            <text:p>393162000</text:p>
          </table:table-cell>
          <table:table-cell office:value-type="float" office:value="393420000" calcext:value-type="float">
            <text:p>393420000</text:p>
          </table:table-cell>
          <table:table-cell office:value-type="float" office:value="393668000" calcext:value-type="float">
            <text:p>393668000</text:p>
          </table:table-cell>
          <table:table-cell office:value-type="float" office:value="393473000" calcext:value-type="float">
            <text:p>393473000</text:p>
          </table:table-cell>
          <table:table-cell office:value-type="float" office:value="393669000" calcext:value-type="float">
            <text:p>393669000</text:p>
          </table:table-cell>
          <table:table-cell office:value-type="float" office:value="393676000" calcext:value-type="float">
            <text:p>393676000</text:p>
          </table:table-cell>
          <table:table-cell office:value-type="float" office:value="393645000" calcext:value-type="float">
            <text:p>393645000</text:p>
          </table:table-cell>
          <table:table-cell office:value-type="float" office:value="393677000" calcext:value-type="float">
            <text:p>393677000</text:p>
          </table:table-cell>
          <table:table-cell office:value-type="float" office:value="393378000" calcext:value-type="float">
            <text:p>393378000</text:p>
          </table:table-cell>
          <table:table-cell office:value-type="float" office:value="392599000" calcext:value-type="float">
            <text:p>392599000</text:p>
          </table:table-cell>
          <table:table-cell office:value-type="float" office:value="393679000" calcext:value-type="float">
            <text:p>393679000</text:p>
          </table:table-cell>
          <table:table-cell office:value-type="float" office:value="393580000" calcext:value-type="float">
            <text:p>393580000</text:p>
          </table:table-cell>
          <table:table-cell office:value-type="float" office:value="393670000" calcext:value-type="float">
            <text:p>393670000</text:p>
          </table:table-cell>
          <table:table-cell office:value-type="float" office:value="393672000" calcext:value-type="float">
            <text:p>393672000</text:p>
          </table:table-cell>
          <table:table-cell office:value-type="float" office:value="393679000" calcext:value-type="float">
            <text:p>393679000</text:p>
          </table:table-cell>
          <table:table-cell office:value-type="float" office:value="393697000" calcext:value-type="float">
            <text:p>393697000</text:p>
          </table:table-cell>
          <table:table-cell office:value-type="float" office:value="393613000" calcext:value-type="float">
            <text:p>393613000</text:p>
          </table:table-cell>
          <table:table-cell office:value-type="float" office:value="393341000" calcext:value-type="float">
            <text:p>393341000</text:p>
          </table:table-cell>
          <table:table-cell office:value-type="float" office:value="393251000" calcext:value-type="float">
            <text:p>393251000</text:p>
          </table:table-cell>
          <table:table-cell office:value-type="float" office:value="393148000" calcext:value-type="float">
            <text:p>393148000</text:p>
          </table:table-cell>
          <table:table-cell office:value-type="float" office:value="393671000" calcext:value-type="float">
            <text:p>393671000</text:p>
          </table:table-cell>
          <table:table-cell office:value-type="float" office:value="393655000" calcext:value-type="float">
            <text:p>393655000</text:p>
          </table:table-cell>
          <table:table-cell office:value-type="float" office:value="393674000" calcext:value-type="float">
            <text:p>393674000</text:p>
          </table:table-cell>
          <table:table-cell table:number-columns-repeated="2" office:value-type="float" office:value="393670000" calcext:value-type="float">
            <text:p>393670000</text:p>
          </table:table-cell>
          <table:table-cell office:value-type="float" office:value="393636000" calcext:value-type="float">
            <text:p>393636000</text:p>
          </table:table-cell>
          <table:table-cell office:value-type="float" office:value="393623000" calcext:value-type="float">
            <text:p>393623000</text:p>
          </table:table-cell>
          <table:table-cell office:value-type="float" office:value="393648000" calcext:value-type="float">
            <text:p>393648000</text:p>
          </table:table-cell>
          <table:table-cell office:value-type="float" office:value="393443000" calcext:value-type="float">
            <text:p>393443000</text:p>
          </table:table-cell>
          <table:table-cell office:value-type="float" office:value="393677000" calcext:value-type="float">
            <text:p>393677000</text:p>
          </table:table-cell>
          <table:table-cell office:value-type="float" office:value="393175000" calcext:value-type="float">
            <text:p>393175000</text:p>
          </table:table-cell>
          <table:table-cell office:value-type="float" office:value="393677000" calcext:value-type="float">
            <text:p>393677000</text:p>
          </table:table-cell>
          <table:table-cell office:value-type="float" office:value="393552000" calcext:value-type="float">
            <text:p>393552000</text:p>
          </table:table-cell>
          <table:table-cell office:value-type="float" office:value="393550000" calcext:value-type="float">
            <text:p>393550000</text:p>
          </table:table-cell>
          <table:table-cell office:value-type="float" office:value="393600000" calcext:value-type="float">
            <text:p>393600000</text:p>
          </table:table-cell>
          <table:table-cell office:value-type="float" office:value="393677000" calcext:value-type="float">
            <text:p>393677000</text:p>
          </table:table-cell>
          <table:table-cell office:value-type="float" office:value="393616000" calcext:value-type="float">
            <text:p>393616000</text:p>
          </table:table-cell>
          <table:table-cell office:value-type="float" office:value="393244000" calcext:value-type="float">
            <text:p>393244000</text:p>
          </table:table-cell>
          <table:table-cell office:value-type="float" office:value="393634000" calcext:value-type="float">
            <text:p>393634000</text:p>
          </table:table-cell>
          <table:table-cell office:value-type="float" office:value="393631000" calcext:value-type="float">
            <text:p>393631000</text:p>
          </table:table-cell>
          <table:table-cell office:value-type="float" office:value="393677000" calcext:value-type="float">
            <text:p>393677000</text:p>
          </table:table-cell>
          <table:table-cell office:value-type="float" office:value="393348000" calcext:value-type="float">
            <text:p>393348000</text:p>
          </table:table-cell>
          <table:table-cell office:value-type="float" office:value="393333000" calcext:value-type="float">
            <text:p>393333000</text:p>
          </table:table-cell>
          <table:table-cell office:value-type="float" office:value="393666000" calcext:value-type="float">
            <text:p>393666000</text:p>
          </table:table-cell>
          <table:table-cell office:value-type="float" office:value="393114000" calcext:value-type="float">
            <text:p>393114000</text:p>
          </table:table-cell>
          <table:table-cell office:value-type="float" office:value="393308000" calcext:value-type="float">
            <text:p>393308000</text:p>
          </table:table-cell>
          <table:table-cell table:number-columns-repeated="2" office:value-type="float" office:value="393577000" calcext:value-type="float">
            <text:p>393577000</text:p>
          </table:table-cell>
          <table:table-cell office:value-type="float" office:value="393653000" calcext:value-type="float">
            <text:p>393653000</text:p>
          </table:table-cell>
          <table:table-cell office:value-type="float" office:value="393622000" calcext:value-type="float">
            <text:p>393622000</text:p>
          </table:table-cell>
          <table:table-cell office:value-type="float" office:value="393177000" calcext:value-type="float">
            <text:p>393177000</text:p>
          </table:table-cell>
          <table:table-cell office:value-type="float" office:value="393677000" calcext:value-type="float">
            <text:p>393677000</text:p>
          </table:table-cell>
          <table:table-cell office:value-type="float" office:value="393577000" calcext:value-type="float">
            <text:p>393577000</text:p>
          </table:table-cell>
          <table:table-cell office:value-type="float" office:value="393620000" calcext:value-type="float">
            <text:p>393620000</text:p>
          </table:table-cell>
          <table:table-cell office:value-type="float" office:value="393685000" calcext:value-type="float">
            <text:p>393685000</text:p>
          </table:table-cell>
          <table:table-cell office:value-type="float" office:value="393268000" calcext:value-type="float">
            <text:p>393268000</text:p>
          </table:table-cell>
          <table:table-cell office:value-type="float" office:value="393662000" calcext:value-type="float">
            <text:p>393662000</text:p>
          </table:table-cell>
          <table:table-cell office:value-type="float" office:value="393694000" calcext:value-type="float">
            <text:p>393694000</text:p>
          </table:table-cell>
          <table:table-cell office:value-type="float" office:value="393642000" calcext:value-type="float">
            <text:p>393642000</text:p>
          </table:table-cell>
          <table:table-cell office:value-type="float" office:value="393671000" calcext:value-type="float">
            <text:p>393671000</text:p>
          </table:table-cell>
          <table:table-cell office:value-type="float" office:value="393216000" calcext:value-type="float">
            <text:p>393216000</text:p>
          </table:table-cell>
          <table:table-cell office:value-type="float" office:value="393184000" calcext:value-type="float">
            <text:p>393184000</text:p>
          </table:table-cell>
          <table:table-cell office:value-type="float" office:value="393631000" calcext:value-type="float">
            <text:p>393631000</text:p>
          </table:table-cell>
          <table:table-cell office:value-type="float" office:value="393565000" calcext:value-type="float">
            <text:p>393565000</text:p>
          </table:table-cell>
          <table:table-cell office:value-type="float" office:value="393677000" calcext:value-type="float">
            <text:p>393677000</text:p>
          </table:table-cell>
          <table:table-cell office:value-type="float" office:value="393592000" calcext:value-type="float">
            <text:p>393592000</text:p>
          </table:table-cell>
          <table:table-cell office:value-type="float" office:value="393443000" calcext:value-type="float">
            <text:p>393443000</text:p>
          </table:table-cell>
          <table:table-cell office:value-type="float" office:value="393642000" calcext:value-type="float">
            <text:p>393642000</text:p>
          </table:table-cell>
          <table:table-cell office:value-type="float" office:value="393665000" calcext:value-type="float">
            <text:p>393665000</text:p>
          </table:table-cell>
          <table:table-cell office:value-type="float" office:value="393626000" calcext:value-type="float">
            <text:p>393626000</text:p>
          </table:table-cell>
          <table:table-cell office:value-type="float" office:value="393675000" calcext:value-type="float">
            <text:p>393675000</text:p>
          </table:table-cell>
          <table:table-cell office:value-type="float" office:value="394229000" calcext:value-type="float">
            <text:p>394229000</text:p>
          </table:table-cell>
          <table:table-cell office:value-type="float" office:value="394564000" calcext:value-type="float">
            <text:p>394564000</text:p>
          </table:table-cell>
          <table:table-cell table:number-columns-repeated="2" office:value-type="float" office:value="394562000" calcext:value-type="float">
            <text:p>394562000</text:p>
          </table:table-cell>
          <table:table-cell office:value-type="float" office:value="394384000" calcext:value-type="float">
            <text:p>394384000</text:p>
          </table:table-cell>
          <table:table-cell office:value-type="float" office:value="394325000" calcext:value-type="float">
            <text:p>394325000</text:p>
          </table:table-cell>
          <table:table-cell office:value-type="float" office:value="394554000" calcext:value-type="float">
            <text:p>394554000</text:p>
          </table:table-cell>
          <table:table-cell office:value-type="float" office:value="394566000" calcext:value-type="float">
            <text:p>394566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151000" calcext:value-type="float">
            <text:p>394151000</text:p>
          </table:table-cell>
          <table:table-cell office:value-type="float" office:value="394481000" calcext:value-type="float">
            <text:p>394481000</text:p>
          </table:table-cell>
          <table:table-cell office:value-type="float" office:value="393623000" calcext:value-type="float">
            <text:p>393623000</text:p>
          </table:table-cell>
          <table:table-cell office:value-type="float" office:value="394565000" calcext:value-type="float">
            <text:p>394565000</text:p>
          </table:table-cell>
          <table:table-cell office:value-type="float" office:value="393939000" calcext:value-type="float">
            <text:p>393939000</text:p>
          </table:table-cell>
          <table:table-cell office:value-type="float" office:value="394065000" calcext:value-type="float">
            <text:p>394065000</text:p>
          </table:table-cell>
          <table:table-cell office:value-type="float" office:value="394261000" calcext:value-type="float">
            <text:p>394261000</text:p>
          </table:table-cell>
          <table:table-cell office:value-type="float" office:value="394557000" calcext:value-type="float">
            <text:p>394557000</text:p>
          </table:table-cell>
          <table:table-cell office:value-type="float" office:value="394472000" calcext:value-type="float">
            <text:p>394472000</text:p>
          </table:table-cell>
          <table:table-cell office:value-type="float" office:value="394563000" calcext:value-type="float">
            <text:p>394563000</text:p>
          </table:table-cell>
          <table:table-cell office:value-type="float" office:value="394567000" calcext:value-type="float">
            <text:p>394567000</text:p>
          </table:table-cell>
          <table:table-cell office:value-type="float" office:value="394561000" calcext:value-type="float">
            <text:p>394561000</text:p>
          </table:table-cell>
          <table:table-cell office:value-type="float" office:value="393972000" calcext:value-type="float">
            <text:p>393972000</text:p>
          </table:table-cell>
          <table:table-cell table:number-columns-repeated="2" office:value-type="float" office:value="394563000" calcext:value-type="float">
            <text:p>394563000</text:p>
          </table:table-cell>
          <table:table-cell office:value-type="float" office:value="394565000" calcext:value-type="float">
            <text:p>394565000</text:p>
          </table:table-cell>
          <table:table-cell office:value-type="float" office:value="394572000" calcext:value-type="float">
            <text:p>394572000</text:p>
          </table:table-cell>
          <table:table-cell office:value-type="float" office:value="394550000" calcext:value-type="float">
            <text:p>394550000</text:p>
          </table:table-cell>
          <table:table-cell office:value-type="float" office:value="393958000" calcext:value-type="float">
            <text:p>393958000</text:p>
          </table:table-cell>
          <table:table-cell office:value-type="float" office:value="394407000" calcext:value-type="float">
            <text:p>394407000</text:p>
          </table:table-cell>
          <table:table-cell office:value-type="float" office:value="394319000" calcext:value-type="float">
            <text:p>394319000</text:p>
          </table:table-cell>
          <table:table-cell office:value-type="float" office:value="394424000" calcext:value-type="float">
            <text:p>394424000</text:p>
          </table:table-cell>
          <table:table-cell office:value-type="float" office:value="394561000" calcext:value-type="float">
            <text:p>394561000</text:p>
          </table:table-cell>
          <table:table-cell office:value-type="float" office:value="394297000" calcext:value-type="float">
            <text:p>394297000</text:p>
          </table:table-cell>
          <table:table-cell office:value-type="float" office:value="394381000" calcext:value-type="float">
            <text:p>394381000</text:p>
          </table:table-cell>
          <table:table-cell office:value-type="float" office:value="394562000" calcext:value-type="float">
            <text:p>394562000</text:p>
          </table:table-cell>
          <table:table-cell office:value-type="float" office:value="394314000" calcext:value-type="float">
            <text:p>394314000</text:p>
          </table:table-cell>
          <table:table-cell office:value-type="float" office:value="394083000" calcext:value-type="float">
            <text:p>394083000</text:p>
          </table:table-cell>
          <table:table-cell office:value-type="float" office:value="394569000" calcext:value-type="float">
            <text:p>394569000</text:p>
          </table:table-cell>
          <table:table-cell office:value-type="float" office:value="394429000" calcext:value-type="float">
            <text:p>394429000</text:p>
          </table:table-cell>
          <table:table-cell office:value-type="float" office:value="394562000" calcext:value-type="float">
            <text:p>394562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555000" calcext:value-type="float">
            <text:p>394555000</text:p>
          </table:table-cell>
          <table:table-cell table:number-columns-repeated="2" office:value-type="float" office:value="394562000" calcext:value-type="float">
            <text:p>394562000</text:p>
          </table:table-cell>
          <table:table-cell office:value-type="float" office:value="393899000" calcext:value-type="float">
            <text:p>393899000</text:p>
          </table:table-cell>
          <table:table-cell office:value-type="float" office:value="394219000" calcext:value-type="float">
            <text:p>394219000</text:p>
          </table:table-cell>
          <table:table-cell office:value-type="float" office:value="394477000" calcext:value-type="float">
            <text:p>394477000</text:p>
          </table:table-cell>
          <table:table-cell office:value-type="float" office:value="394459000" calcext:value-type="float">
            <text:p>394459000</text:p>
          </table:table-cell>
          <table:table-cell office:value-type="float" office:value="394466000" calcext:value-type="float">
            <text:p>394466000</text:p>
          </table:table-cell>
          <table:table-cell table:number-columns-repeated="2" office:value-type="float" office:value="394376000" calcext:value-type="float">
            <text:p>394376000</text:p>
          </table:table-cell>
          <table:table-cell office:value-type="float" office:value="394542000" calcext:value-type="float">
            <text:p>394542000</text:p>
          </table:table-cell>
          <table:table-cell office:value-type="float" office:value="394560000" calcext:value-type="float">
            <text:p>394560000</text:p>
          </table:table-cell>
          <table:table-cell office:value-type="float" office:value="394507000" calcext:value-type="float">
            <text:p>394507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548000" calcext:value-type="float">
            <text:p>394548000</text:p>
          </table:table-cell>
          <table:table-cell office:value-type="float" office:value="394563000" calcext:value-type="float">
            <text:p>394563000</text:p>
          </table:table-cell>
          <table:table-cell office:value-type="float" office:value="394541000" calcext:value-type="float">
            <text:p>394541000</text:p>
          </table:table-cell>
          <table:table-cell office:value-type="float" office:value="394558000" calcext:value-type="float">
            <text:p>394558000</text:p>
          </table:table-cell>
          <table:table-cell office:value-type="float" office:value="394522000" calcext:value-type="float">
            <text:p>394522000</text:p>
          </table:table-cell>
          <table:table-cell office:value-type="float" office:value="394548000" calcext:value-type="float">
            <text:p>394548000</text:p>
          </table:table-cell>
          <table:table-cell office:value-type="float" office:value="394190000" calcext:value-type="float">
            <text:p>394190000</text:p>
          </table:table-cell>
          <table:table-cell office:value-type="float" office:value="393947000" calcext:value-type="float">
            <text:p>393947000</text:p>
          </table:table-cell>
          <table:table-cell office:value-type="float" office:value="394525000" calcext:value-type="float">
            <text:p>394525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562000" calcext:value-type="float">
            <text:p>394562000</text:p>
          </table:table-cell>
          <table:table-cell office:value-type="float" office:value="394554000" calcext:value-type="float">
            <text:p>394554000</text:p>
          </table:table-cell>
          <table:table-cell office:value-type="float" office:value="394567000" calcext:value-type="float">
            <text:p>394567000</text:p>
          </table:table-cell>
          <table:table-cell office:value-type="float" office:value="394352000" calcext:value-type="float">
            <text:p>394352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392000" calcext:value-type="float">
            <text:p>394392000</text:p>
          </table:table-cell>
          <table:table-cell office:value-type="float" office:value="394548000" calcext:value-type="float">
            <text:p>394548000</text:p>
          </table:table-cell>
          <table:table-cell office:value-type="float" office:value="394418000" calcext:value-type="float">
            <text:p>394418000</text:p>
          </table:table-cell>
          <table:table-cell office:value-type="float" office:value="394513000" calcext:value-type="float">
            <text:p>394513000</text:p>
          </table:table-cell>
          <table:table-cell office:value-type="float" office:value="394520000" calcext:value-type="float">
            <text:p>394520000</text:p>
          </table:table-cell>
          <table:table-cell office:value-type="float" office:value="394560000" calcext:value-type="float">
            <text:p>394560000</text:p>
          </table:table-cell>
          <table:table-cell office:value-type="float" office:value="394279000" calcext:value-type="float">
            <text:p>394279000</text:p>
          </table:table-cell>
          <table:table-cell office:value-type="float" office:value="394565000" calcext:value-type="float">
            <text:p>394565000</text:p>
          </table:table-cell>
          <table:table-cell office:value-type="float" office:value="394349000" calcext:value-type="float">
            <text:p>394349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553000" calcext:value-type="float">
            <text:p>394553000</text:p>
          </table:table-cell>
          <table:table-cell office:value-type="float" office:value="394547000" calcext:value-type="float">
            <text:p>394547000</text:p>
          </table:table-cell>
          <table:table-cell office:value-type="float" office:value="394298000" calcext:value-type="float">
            <text:p>394298000</text:p>
          </table:table-cell>
          <table:table-cell office:value-type="float" office:value="393929000" calcext:value-type="float">
            <text:p>393929000</text:p>
          </table:table-cell>
          <table:table-cell office:value-type="float" office:value="394561000" calcext:value-type="float">
            <text:p>394561000</text:p>
          </table:table-cell>
          <table:table-cell office:value-type="float" office:value="394549000" calcext:value-type="float">
            <text:p>394549000</text:p>
          </table:table-cell>
          <table:table-cell office:value-type="float" office:value="394061000" calcext:value-type="float">
            <text:p>394061000</text:p>
          </table:table-cell>
          <table:table-cell office:value-type="float" office:value="394304000" calcext:value-type="float">
            <text:p>394304000</text:p>
          </table:table-cell>
          <table:table-cell office:value-type="float" office:value="394556000" calcext:value-type="float">
            <text:p>394556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176000" calcext:value-type="float">
            <text:p>394176000</text:p>
          </table:table-cell>
          <table:table-cell office:value-type="float" office:value="394562000" calcext:value-type="float">
            <text:p>394562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541000" calcext:value-type="float">
            <text:p>394541000</text:p>
          </table:table-cell>
          <table:table-cell office:value-type="float" office:value="394556000" calcext:value-type="float">
            <text:p>394556000</text:p>
          </table:table-cell>
          <table:table-cell office:value-type="float" office:value="394380000" calcext:value-type="float">
            <text:p>394380000</text:p>
          </table:table-cell>
          <table:table-cell office:value-type="float" office:value="394549000" calcext:value-type="float">
            <text:p>394549000</text:p>
          </table:table-cell>
          <table:table-cell office:value-type="float" office:value="394172000" calcext:value-type="float">
            <text:p>394172000</text:p>
          </table:table-cell>
          <table:table-cell office:value-type="float" office:value="394228000" calcext:value-type="float">
            <text:p>394228000</text:p>
          </table:table-cell>
          <table:table-cell office:value-type="float" office:value="394396000" calcext:value-type="float">
            <text:p>394396000</text:p>
          </table:table-cell>
          <table:table-cell office:value-type="float" office:value="394394000" calcext:value-type="float">
            <text:p>394394000</text:p>
          </table:table-cell>
          <table:table-cell office:value-type="float" office:value="394512000" calcext:value-type="float">
            <text:p>394512000</text:p>
          </table:table-cell>
          <table:table-cell office:value-type="float" office:value="393823000" calcext:value-type="float">
            <text:p>393823000</text:p>
          </table:table-cell>
          <table:table-cell office:value-type="float" office:value="394543000" calcext:value-type="float">
            <text:p>394543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3729000" calcext:value-type="float">
            <text:p>393729000</text:p>
          </table:table-cell>
          <table:table-cell office:value-type="float" office:value="394561000" calcext:value-type="float">
            <text:p>394561000</text:p>
          </table:table-cell>
          <table:table-cell office:value-type="float" office:value="394523000" calcext:value-type="float">
            <text:p>394523000</text:p>
          </table:table-cell>
          <table:table-cell office:value-type="float" office:value="393567000" calcext:value-type="float">
            <text:p>393567000</text:p>
          </table:table-cell>
          <table:table-cell office:value-type="float" office:value="394560000" calcext:value-type="float">
            <text:p>394560000</text:p>
          </table:table-cell>
          <table:table-cell office:value-type="float" office:value="393979000" calcext:value-type="float">
            <text:p>393979000</text:p>
          </table:table-cell>
          <table:table-cell office:value-type="float" office:value="394551000" calcext:value-type="float">
            <text:p>394551000</text:p>
          </table:table-cell>
          <table:table-cell office:value-type="float" office:value="394065000" calcext:value-type="float">
            <text:p>394065000</text:p>
          </table:table-cell>
          <table:table-cell office:value-type="float" office:value="393718000" calcext:value-type="float">
            <text:p>393718000</text:p>
          </table:table-cell>
          <table:table-cell office:value-type="float" office:value="394469000" calcext:value-type="float">
            <text:p>394469000</text:p>
          </table:table-cell>
          <table:table-cell office:value-type="float" office:value="394527000" calcext:value-type="float">
            <text:p>394527000</text:p>
          </table:table-cell>
          <table:table-cell office:value-type="float" office:value="394567000" calcext:value-type="float">
            <text:p>394567000</text:p>
          </table:table-cell>
          <table:table-cell office:value-type="float" office:value="393905000" calcext:value-type="float">
            <text:p>393905000</text:p>
          </table:table-cell>
          <table:table-cell office:value-type="float" office:value="394297000" calcext:value-type="float">
            <text:p>394297000</text:p>
          </table:table-cell>
          <table:table-cell office:value-type="float" office:value="394545000" calcext:value-type="float">
            <text:p>394545000</text:p>
          </table:table-cell>
          <table:table-cell office:value-type="float" office:value="394306000" calcext:value-type="float">
            <text:p>394306000</text:p>
          </table:table-cell>
          <table:table-cell office:value-type="float" office:value="394405000" calcext:value-type="float">
            <text:p>394405000</text:p>
          </table:table-cell>
          <table:table-cell office:value-type="float" office:value="393886000" calcext:value-type="float">
            <text:p>393886000</text:p>
          </table:table-cell>
          <table:table-cell office:value-type="float" office:value="394544000" calcext:value-type="float">
            <text:p>394544000</text:p>
          </table:table-cell>
          <table:table-cell office:value-type="float" office:value="394065000" calcext:value-type="float">
            <text:p>394065000</text:p>
          </table:table-cell>
          <table:table-cell office:value-type="float" office:value="394383000" calcext:value-type="float">
            <text:p>394383000</text:p>
          </table:table-cell>
          <table:table-cell office:value-type="float" office:value="394488000" calcext:value-type="float">
            <text:p>394488000</text:p>
          </table:table-cell>
          <table:table-cell office:value-type="float" office:value="394532000" calcext:value-type="float">
            <text:p>394532000</text:p>
          </table:table-cell>
          <table:table-cell office:value-type="float" office:value="394436000" calcext:value-type="float">
            <text:p>394436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527000" calcext:value-type="float">
            <text:p>394527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333000" calcext:value-type="float">
            <text:p>394333000</text:p>
          </table:table-cell>
          <table:table-cell office:value-type="float" office:value="394550000" calcext:value-type="float">
            <text:p>394550000</text:p>
          </table:table-cell>
          <table:table-cell office:value-type="float" office:value="394280000" calcext:value-type="float">
            <text:p>394280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505000" calcext:value-type="float">
            <text:p>394505000</text:p>
          </table:table-cell>
          <table:table-cell office:value-type="float" office:value="394534000" calcext:value-type="float">
            <text:p>394534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320000" calcext:value-type="float">
            <text:p>394320000</text:p>
          </table:table-cell>
          <table:table-cell office:value-type="float" office:value="394549000" calcext:value-type="float">
            <text:p>394549000</text:p>
          </table:table-cell>
          <table:table-cell office:value-type="float" office:value="394166000" calcext:value-type="float">
            <text:p>394166000</text:p>
          </table:table-cell>
          <table:table-cell office:value-type="float" office:value="394593000" calcext:value-type="float">
            <text:p>394593000</text:p>
          </table:table-cell>
          <table:table-cell office:value-type="float" office:value="394558000" calcext:value-type="float">
            <text:p>394558000</text:p>
          </table:table-cell>
          <table:table-cell office:value-type="float" office:value="393631000" calcext:value-type="float">
            <text:p>393631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3880000" calcext:value-type="float">
            <text:p>393880000</text:p>
          </table:table-cell>
          <table:table-cell office:value-type="float" office:value="394447000" calcext:value-type="float">
            <text:p>394447000</text:p>
          </table:table-cell>
          <table:table-cell office:value-type="float" office:value="394555000" calcext:value-type="float">
            <text:p>394555000</text:p>
          </table:table-cell>
          <table:table-cell office:value-type="float" office:value="394399000" calcext:value-type="float">
            <text:p>394399000</text:p>
          </table:table-cell>
          <table:table-cell office:value-type="float" office:value="394490000" calcext:value-type="float">
            <text:p>394490000</text:p>
          </table:table-cell>
          <table:table-cell office:value-type="float" office:value="394495000" calcext:value-type="float">
            <text:p>394495000</text:p>
          </table:table-cell>
          <table:table-cell office:value-type="float" office:value="394563000" calcext:value-type="float">
            <text:p>394563000</text:p>
          </table:table-cell>
          <table:table-cell office:value-type="float" office:value="394499000" calcext:value-type="float">
            <text:p>394499000</text:p>
          </table:table-cell>
          <table:table-cell office:value-type="float" office:value="394519000" calcext:value-type="float">
            <text:p>394519000</text:p>
          </table:table-cell>
          <table:table-cell office:value-type="float" office:value="394555000" calcext:value-type="float">
            <text:p>394555000</text:p>
          </table:table-cell>
          <table:table-cell office:value-type="float" office:value="394556000" calcext:value-type="float">
            <text:p>394556000</text:p>
          </table:table-cell>
          <table:table-cell office:value-type="float" office:value="394548000" calcext:value-type="float">
            <text:p>394548000</text:p>
          </table:table-cell>
          <table:table-cell office:value-type="float" office:value="394126000" calcext:value-type="float">
            <text:p>394126000</text:p>
          </table:table-cell>
          <table:table-cell office:value-type="float" office:value="394076000" calcext:value-type="float">
            <text:p>394076000</text:p>
          </table:table-cell>
          <table:table-cell office:value-type="float" office:value="394560000" calcext:value-type="float">
            <text:p>394560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551000" calcext:value-type="float">
            <text:p>394551000</text:p>
          </table:table-cell>
          <table:table-cell office:value-type="float" office:value="394362000" calcext:value-type="float">
            <text:p>394362000</text:p>
          </table:table-cell>
          <table:table-cell office:value-type="float" office:value="394173000" calcext:value-type="float">
            <text:p>394173000</text:p>
          </table:table-cell>
          <table:table-cell office:value-type="float" office:value="394077000" calcext:value-type="float">
            <text:p>394077000</text:p>
          </table:table-cell>
          <table:table-cell office:value-type="float" office:value="394490000" calcext:value-type="float">
            <text:p>394490000</text:p>
          </table:table-cell>
          <table:table-cell office:value-type="float" office:value="394226000" calcext:value-type="float">
            <text:p>394226000</text:p>
          </table:table-cell>
          <table:table-cell office:value-type="float" office:value="394161000" calcext:value-type="float">
            <text:p>394161000</text:p>
          </table:table-cell>
          <table:table-cell office:value-type="float" office:value="394554000" calcext:value-type="float">
            <text:p>394554000</text:p>
          </table:table-cell>
          <table:table-cell office:value-type="float" office:value="394537000" calcext:value-type="float">
            <text:p>394537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557000" calcext:value-type="float">
            <text:p>394557000</text:p>
          </table:table-cell>
          <table:table-cell office:value-type="float" office:value="394561000" calcext:value-type="float">
            <text:p>394561000</text:p>
          </table:table-cell>
          <table:table-cell office:value-type="float" office:value="394468000" calcext:value-type="float">
            <text:p>394468000</text:p>
          </table:table-cell>
          <table:table-cell office:value-type="float" office:value="394558000" calcext:value-type="float">
            <text:p>394558000</text:p>
          </table:table-cell>
          <table:table-cell office:value-type="float" office:value="394561000" calcext:value-type="float">
            <text:p>394561000</text:p>
          </table:table-cell>
          <table:table-cell office:value-type="float" office:value="394545000" calcext:value-type="float">
            <text:p>394545000</text:p>
          </table:table-cell>
          <table:table-cell office:value-type="float" office:value="394565000" calcext:value-type="float">
            <text:p>394565000</text:p>
          </table:table-cell>
          <table:table-cell office:value-type="float" office:value="394556000" calcext:value-type="float">
            <text:p>394556000</text:p>
          </table:table-cell>
          <table:table-cell office:value-type="float" office:value="394579000" calcext:value-type="float">
            <text:p>394579000</text:p>
          </table:table-cell>
          <table:table-cell office:value-type="float" office:value="394203000" calcext:value-type="float">
            <text:p>394203000</text:p>
          </table:table-cell>
          <table:table-cell office:value-type="float" office:value="394201000" calcext:value-type="float">
            <text:p>394201000</text:p>
          </table:table-cell>
          <table:table-cell office:value-type="float" office:value="393961000" calcext:value-type="float">
            <text:p>393961000</text:p>
          </table:table-cell>
          <table:table-cell office:value-type="float" office:value="394555000" calcext:value-type="float">
            <text:p>394555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568000" calcext:value-type="float">
            <text:p>394568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553000" calcext:value-type="float">
            <text:p>394553000</text:p>
          </table:table-cell>
          <table:table-cell office:value-type="float" office:value="394237000" calcext:value-type="float">
            <text:p>394237000</text:p>
          </table:table-cell>
          <table:table-cell office:value-type="float" office:value="394352000" calcext:value-type="float">
            <text:p>394352000</text:p>
          </table:table-cell>
          <table:table-cell office:value-type="float" office:value="394565000" calcext:value-type="float">
            <text:p>394565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130000" calcext:value-type="float">
            <text:p>394130000</text:p>
          </table:table-cell>
          <table:table-cell office:value-type="float" office:value="394558000" calcext:value-type="float">
            <text:p>394558000</text:p>
          </table:table-cell>
          <table:table-cell office:value-type="float" office:value="393924000" calcext:value-type="float">
            <text:p>393924000</text:p>
          </table:table-cell>
          <table:table-cell office:value-type="float" office:value="394543000" calcext:value-type="float">
            <text:p>394543000</text:p>
          </table:table-cell>
          <table:table-cell office:value-type="float" office:value="394589000" calcext:value-type="float">
            <text:p>394589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557000" calcext:value-type="float">
            <text:p>394557000</text:p>
          </table:table-cell>
          <table:table-cell office:value-type="float" office:value="394066000" calcext:value-type="float">
            <text:p>394066000</text:p>
          </table:table-cell>
          <table:table-cell office:value-type="float" office:value="395158000" calcext:value-type="float">
            <text:p>395158000</text:p>
          </table:table-cell>
          <table:table-cell office:value-type="float" office:value="395162000" calcext:value-type="float">
            <text:p>395162000</text:p>
          </table:table-cell>
          <table:table-cell office:value-type="float" office:value="394998000" calcext:value-type="float">
            <text:p>394998000</text:p>
          </table:table-cell>
          <table:table-cell office:value-type="float" office:value="394753000" calcext:value-type="float">
            <text:p>394753000</text:p>
          </table:table-cell>
          <table:table-cell office:value-type="float" office:value="395024000" calcext:value-type="float">
            <text:p>395024000</text:p>
          </table:table-cell>
          <table:table-cell office:value-type="float" office:value="395000000" calcext:value-type="float">
            <text:p>395000000</text:p>
          </table:table-cell>
          <table:table-cell office:value-type="float" office:value="395108000" calcext:value-type="float">
            <text:p>395108000</text:p>
          </table:table-cell>
          <table:table-cell office:value-type="float" office:value="394853000" calcext:value-type="float">
            <text:p>394853000</text:p>
          </table:table-cell>
          <table:table-cell office:value-type="float" office:value="395162000" calcext:value-type="float">
            <text:p>395162000</text:p>
          </table:table-cell>
          <table:table-cell office:value-type="float" office:value="394623000" calcext:value-type="float">
            <text:p>394623000</text:p>
          </table:table-cell>
          <table:table-cell office:value-type="float" office:value="395043000" calcext:value-type="float">
            <text:p>395043000</text:p>
          </table:table-cell>
          <table:table-cell office:value-type="float" office:value="395173000" calcext:value-type="float">
            <text:p>395173000</text:p>
          </table:table-cell>
          <table:table-cell office:value-type="float" office:value="395201000" calcext:value-type="float">
            <text:p>395201000</text:p>
          </table:table-cell>
          <table:table-cell office:value-type="float" office:value="395177000" calcext:value-type="float">
            <text:p>395177000</text:p>
          </table:table-cell>
          <table:table-cell office:value-type="float" office:value="395126000" calcext:value-type="float">
            <text:p>395126000</text:p>
          </table:table-cell>
          <table:table-cell office:value-type="float" office:value="394452000" calcext:value-type="float">
            <text:p>394452000</text:p>
          </table:table-cell>
          <table:table-cell office:value-type="float" office:value="394892000" calcext:value-type="float">
            <text:p>394892000</text:p>
          </table:table-cell>
          <table:table-cell office:value-type="float" office:value="395137000" calcext:value-type="float">
            <text:p>395137000</text:p>
          </table:table-cell>
          <table:table-cell office:value-type="float" office:value="395173000" calcext:value-type="float">
            <text:p>395173000</text:p>
          </table:table-cell>
          <table:table-cell office:value-type="float" office:value="395149000" calcext:value-type="float">
            <text:p>395149000</text:p>
          </table:table-cell>
          <table:table-cell office:value-type="float" office:value="395119000" calcext:value-type="float">
            <text:p>395119000</text:p>
          </table:table-cell>
          <table:table-cell office:value-type="float" office:value="394695000" calcext:value-type="float">
            <text:p>394695000</text:p>
          </table:table-cell>
          <table:table-cell office:value-type="float" office:value="394716000" calcext:value-type="float">
            <text:p>394716000</text:p>
          </table:table-cell>
          <table:table-cell office:value-type="float" office:value="395134000" calcext:value-type="float">
            <text:p>395134000</text:p>
          </table:table-cell>
          <table:table-cell office:value-type="float" office:value="395176000" calcext:value-type="float">
            <text:p>395176000</text:p>
          </table:table-cell>
          <table:table-cell office:value-type="float" office:value="395140000" calcext:value-type="float">
            <text:p>395140000</text:p>
          </table:table-cell>
          <table:table-cell table:number-columns-repeated="2" office:value-type="float" office:value="395178000" calcext:value-type="float">
            <text:p>395178000</text:p>
          </table:table-cell>
          <table:table-cell office:value-type="float" office:value="395078000" calcext:value-type="float">
            <text:p>395078000</text:p>
          </table:table-cell>
          <table:table-cell office:value-type="float" office:value="395096000" calcext:value-type="float">
            <text:p>395096000</text:p>
          </table:table-cell>
          <table:table-cell office:value-type="float" office:value="395007000" calcext:value-type="float">
            <text:p>395007000</text:p>
          </table:table-cell>
          <table:table-cell office:value-type="float" office:value="394944000" calcext:value-type="float">
            <text:p>394944000</text:p>
          </table:table-cell>
          <table:table-cell office:value-type="float" office:value="395178000" calcext:value-type="float">
            <text:p>395178000</text:p>
          </table:table-cell>
          <table:table-cell office:value-type="float" office:value="395173000" calcext:value-type="float">
            <text:p>395173000</text:p>
          </table:table-cell>
          <table:table-cell office:value-type="float" office:value="395174000" calcext:value-type="float">
            <text:p>395174000</text:p>
          </table:table-cell>
          <table:table-cell office:value-type="float" office:value="394519000" calcext:value-type="float">
            <text:p>394519000</text:p>
          </table:table-cell>
          <table:table-cell office:value-type="float" office:value="394406000" calcext:value-type="float">
            <text:p>394406000</text:p>
          </table:table-cell>
          <table:table-cell office:value-type="float" office:value="394845000" calcext:value-type="float">
            <text:p>394845000</text:p>
          </table:table-cell>
          <table:table-cell office:value-type="float" office:value="394710000" calcext:value-type="float">
            <text:p>394710000</text:p>
          </table:table-cell>
          <table:table-cell office:value-type="float" office:value="395132000" calcext:value-type="float">
            <text:p>395132000</text:p>
          </table:table-cell>
          <table:table-cell office:value-type="float" office:value="395168000" calcext:value-type="float">
            <text:p>395168000</text:p>
          </table:table-cell>
          <table:table-cell office:value-type="float" office:value="394712000" calcext:value-type="float">
            <text:p>394712000</text:p>
          </table:table-cell>
          <table:table-cell office:value-type="float" office:value="394395000" calcext:value-type="float">
            <text:p>394395000</text:p>
          </table:table-cell>
          <table:table-cell office:value-type="float" office:value="395175000" calcext:value-type="float">
            <text:p>395175000</text:p>
          </table:table-cell>
          <table:table-cell office:value-type="float" office:value="394587000" calcext:value-type="float">
            <text:p>394587000</text:p>
          </table:table-cell>
          <table:table-cell office:value-type="float" office:value="395173000" calcext:value-type="float">
            <text:p>395173000</text:p>
          </table:table-cell>
          <table:table-cell office:value-type="float" office:value="395061000" calcext:value-type="float">
            <text:p>395061000</text:p>
          </table:table-cell>
          <table:table-cell office:value-type="float" office:value="395136000" calcext:value-type="float">
            <text:p>395136000</text:p>
          </table:table-cell>
          <table:table-cell office:value-type="float" office:value="395075000" calcext:value-type="float">
            <text:p>395075000</text:p>
          </table:table-cell>
          <table:table-cell office:value-type="float" office:value="394913000" calcext:value-type="float">
            <text:p>394913000</text:p>
          </table:table-cell>
          <table:table-cell office:value-type="float" office:value="395174000" calcext:value-type="float">
            <text:p>395174000</text:p>
          </table:table-cell>
          <table:table-cell office:value-type="float" office:value="395166000" calcext:value-type="float">
            <text:p>395166000</text:p>
          </table:table-cell>
          <table:table-cell office:value-type="float" office:value="395170000" calcext:value-type="float">
            <text:p>395170000</text:p>
          </table:table-cell>
          <table:table-cell office:value-type="float" office:value="395183000" calcext:value-type="float">
            <text:p>395183000</text:p>
          </table:table-cell>
          <table:table-cell office:value-type="float" office:value="394247000" calcext:value-type="float">
            <text:p>394247000</text:p>
          </table:table-cell>
          <table:table-cell office:value-type="float" office:value="395177000" calcext:value-type="float">
            <text:p>395177000</text:p>
          </table:table-cell>
          <table:table-cell office:value-type="float" office:value="395173000" calcext:value-type="float">
            <text:p>395173000</text:p>
          </table:table-cell>
          <table:table-cell office:value-type="float" office:value="395068000" calcext:value-type="float">
            <text:p>395068000</text:p>
          </table:table-cell>
          <table:table-cell office:value-type="float" office:value="395066000" calcext:value-type="float">
            <text:p>395066000</text:p>
          </table:table-cell>
          <table:table-cell office:value-type="float" office:value="394836000" calcext:value-type="float">
            <text:p>394836000</text:p>
          </table:table-cell>
          <table:table-cell office:value-type="float" office:value="395138000" calcext:value-type="float">
            <text:p>395138000</text:p>
          </table:table-cell>
          <table:table-cell office:value-type="float" office:value="395174000" calcext:value-type="float">
            <text:p>395174000</text:p>
          </table:table-cell>
          <table:table-cell office:value-type="float" office:value="395176000" calcext:value-type="float">
            <text:p>395176000</text:p>
          </table:table-cell>
          <table:table-cell office:value-type="float" office:value="394989000" calcext:value-type="float">
            <text:p>394989000</text:p>
          </table:table-cell>
          <table:table-cell table:number-columns-repeated="2" office:value-type="float" office:value="395177000" calcext:value-type="float">
            <text:p>395177000</text:p>
          </table:table-cell>
          <table:table-cell office:value-type="float" office:value="395178000" calcext:value-type="float">
            <text:p>395178000</text:p>
          </table:table-cell>
          <table:table-cell office:value-type="float" office:value="395176000" calcext:value-type="float">
            <text:p>395176000</text:p>
          </table:table-cell>
          <table:table-cell office:value-type="float" office:value="395173000" calcext:value-type="float">
            <text:p>395173000</text:p>
          </table:table-cell>
          <table:table-cell office:value-type="float" office:value="394399000" calcext:value-type="float">
            <text:p>394399000</text:p>
          </table:table-cell>
          <table:table-cell office:value-type="float" office:value="394775000" calcext:value-type="float">
            <text:p>394775000</text:p>
          </table:table-cell>
          <table:table-cell office:value-type="float" office:value="395119000" calcext:value-type="float">
            <text:p>395119000</text:p>
          </table:table-cell>
          <table:table-cell office:value-type="float" office:value="394988000" calcext:value-type="float">
            <text:p>394988000</text:p>
          </table:table-cell>
          <table:table-cell office:value-type="float" office:value="394692000" calcext:value-type="float">
            <text:p>394692000</text:p>
          </table:table-cell>
          <table:table-cell table:number-columns-repeated="2" office:value-type="float" office:value="395177000" calcext:value-type="float">
            <text:p>395177000</text:p>
          </table:table-cell>
          <table:table-cell office:value-type="float" office:value="394445000" calcext:value-type="float">
            <text:p>394445000</text:p>
          </table:table-cell>
          <table:table-cell office:value-type="float" office:value="395178000" calcext:value-type="float">
            <text:p>395178000</text:p>
          </table:table-cell>
          <table:table-cell office:value-type="float" office:value="395175000" calcext:value-type="float">
            <text:p>395175000</text:p>
          </table:table-cell>
          <table:table-cell office:value-type="float" office:value="395043000" calcext:value-type="float">
            <text:p>395043000</text:p>
          </table:table-cell>
          <table:table-cell office:value-type="float" office:value="395184000" calcext:value-type="float">
            <text:p>395184000</text:p>
          </table:table-cell>
          <table:table-cell office:value-type="float" office:value="394747000" calcext:value-type="float">
            <text:p>394747000</text:p>
          </table:table-cell>
          <table:table-cell office:value-type="float" office:value="395147000" calcext:value-type="float">
            <text:p>395147000</text:p>
          </table:table-cell>
          <table:table-cell office:value-type="float" office:value="395176000" calcext:value-type="float">
            <text:p>395176000</text:p>
          </table:table-cell>
          <table:table-cell office:value-type="float" office:value="394234000" calcext:value-type="float">
            <text:p>394234000</text:p>
          </table:table-cell>
          <table:table-cell office:value-type="float" office:value="395111000" calcext:value-type="float">
            <text:p>395111000</text:p>
          </table:table-cell>
          <table:table-cell office:value-type="float" office:value="395155000" calcext:value-type="float">
            <text:p>395155000</text:p>
          </table:table-cell>
          <table:table-cell office:value-type="float" office:value="395175000" calcext:value-type="float">
            <text:p>395175000</text:p>
          </table:table-cell>
          <table:table-cell office:value-type="float" office:value="395176000" calcext:value-type="float">
            <text:p>395176000</text:p>
          </table:table-cell>
          <table:table-cell office:value-type="float" office:value="395171000" calcext:value-type="float">
            <text:p>395171000</text:p>
          </table:table-cell>
          <table:table-cell office:value-type="float" office:value="395173000" calcext:value-type="float">
            <text:p>395173000</text:p>
          </table:table-cell>
          <table:table-cell office:value-type="float" office:value="395150000" calcext:value-type="float">
            <text:p>395150000</text:p>
          </table:table-cell>
          <table:table-cell office:value-type="float" office:value="395041000" calcext:value-type="float">
            <text:p>395041000</text:p>
          </table:table-cell>
          <table:table-cell office:value-type="float" office:value="394632000" calcext:value-type="float">
            <text:p>394632000</text:p>
          </table:table-cell>
          <table:table-cell office:value-type="float" office:value="395170000" calcext:value-type="float">
            <text:p>395170000</text:p>
          </table:table-cell>
          <table:table-cell office:value-type="float" office:value="395173000" calcext:value-type="float">
            <text:p>395173000</text:p>
          </table:table-cell>
          <table:table-cell office:value-type="float" office:value="394694000" calcext:value-type="float">
            <text:p>394694000</text:p>
          </table:table-cell>
          <table:table-cell office:value-type="float" office:value="394765000" calcext:value-type="float">
            <text:p>394765000</text:p>
          </table:table-cell>
          <table:table-cell office:value-type="float" office:value="395158000" calcext:value-type="float">
            <text:p>395158000</text:p>
          </table:table-cell>
          <table:table-cell office:value-type="float" office:value="394687000" calcext:value-type="float">
            <text:p>394687000</text:p>
          </table:table-cell>
          <table:table-cell office:value-type="float" office:value="394850000" calcext:value-type="float">
            <text:p>394850000</text:p>
          </table:table-cell>
          <table:table-cell office:value-type="float" office:value="395161000" calcext:value-type="float">
            <text:p>395161000</text:p>
          </table:table-cell>
          <table:table-cell office:value-type="float" office:value="395154000" calcext:value-type="float">
            <text:p>395154000</text:p>
          </table:table-cell>
          <table:table-cell office:value-type="float" office:value="395178000" calcext:value-type="float">
            <text:p>395178000</text:p>
          </table:table-cell>
          <table:table-cell office:value-type="float" office:value="394416000" calcext:value-type="float">
            <text:p>394416000</text:p>
          </table:table-cell>
          <table:table-cell office:value-type="float" office:value="395123000" calcext:value-type="float">
            <text:p>395123000</text:p>
          </table:table-cell>
          <table:table-cell office:value-type="float" office:value="394703000" calcext:value-type="float">
            <text:p>394703000</text:p>
          </table:table-cell>
          <table:table-cell office:value-type="float" office:value="395172000" calcext:value-type="float">
            <text:p>395172000</text:p>
          </table:table-cell>
          <table:table-cell office:value-type="float" office:value="395038000" calcext:value-type="float">
            <text:p>395038000</text:p>
          </table:table-cell>
          <table:table-cell office:value-type="float" office:value="395070000" calcext:value-type="float">
            <text:p>395070000</text:p>
          </table:table-cell>
          <table:table-cell office:value-type="float" office:value="395095000" calcext:value-type="float">
            <text:p>395095000</text:p>
          </table:table-cell>
          <table:table-cell office:value-type="float" office:value="395154000" calcext:value-type="float">
            <text:p>395154000</text:p>
          </table:table-cell>
          <table:table-cell office:value-type="float" office:value="394924000" calcext:value-type="float">
            <text:p>394924000</text:p>
          </table:table-cell>
          <table:table-cell office:value-type="float" office:value="395107000" calcext:value-type="float">
            <text:p>395107000</text:p>
          </table:table-cell>
          <table:table-cell office:value-type="float" office:value="394801000" calcext:value-type="float">
            <text:p>394801000</text:p>
          </table:table-cell>
          <table:table-cell office:value-type="float" office:value="394960000" calcext:value-type="float">
            <text:p>394960000</text:p>
          </table:table-cell>
          <table:table-cell office:value-type="float" office:value="395167000" calcext:value-type="float">
            <text:p>395167000</text:p>
          </table:table-cell>
          <table:table-cell office:value-type="float" office:value="395070000" calcext:value-type="float">
            <text:p>395070000</text:p>
          </table:table-cell>
          <table:table-cell office:value-type="float" office:value="395168000" calcext:value-type="float">
            <text:p>395168000</text:p>
          </table:table-cell>
          <table:table-cell office:value-type="float" office:value="395175000" calcext:value-type="float">
            <text:p>395175000</text:p>
          </table:table-cell>
          <table:table-cell office:value-type="float" office:value="395174000" calcext:value-type="float">
            <text:p>395174000</text:p>
          </table:table-cell>
          <table:table-cell office:value-type="float" office:value="394795000" calcext:value-type="float">
            <text:p>394795000</text:p>
          </table:table-cell>
          <table:table-cell office:value-type="float" office:value="394633000" calcext:value-type="float">
            <text:p>394633000</text:p>
          </table:table-cell>
          <table:table-cell office:value-type="float" office:value="395177000" calcext:value-type="float">
            <text:p>395177000</text:p>
          </table:table-cell>
          <table:table-cell office:value-type="float" office:value="395159000" calcext:value-type="float">
            <text:p>395159000</text:p>
          </table:table-cell>
          <table:table-cell office:value-type="float" office:value="395003000" calcext:value-type="float">
            <text:p>395003000</text:p>
          </table:table-cell>
          <table:table-cell office:value-type="float" office:value="395096000" calcext:value-type="float">
            <text:p>395096000</text:p>
          </table:table-cell>
          <table:table-cell office:value-type="float" office:value="395133000" calcext:value-type="float">
            <text:p>395133000</text:p>
          </table:table-cell>
          <table:table-cell office:value-type="float" office:value="395189000" calcext:value-type="float">
            <text:p>395189000</text:p>
          </table:table-cell>
          <table:table-cell office:value-type="float" office:value="395177000" calcext:value-type="float">
            <text:p>395177000</text:p>
          </table:table-cell>
          <table:table-cell office:value-type="float" office:value="395172000" calcext:value-type="float">
            <text:p>395172000</text:p>
          </table:table-cell>
          <table:table-cell office:value-type="float" office:value="395037000" calcext:value-type="float">
            <text:p>395037000</text:p>
          </table:table-cell>
          <table:table-cell office:value-type="float" office:value="394657000" calcext:value-type="float">
            <text:p>394657000</text:p>
          </table:table-cell>
          <table:table-cell office:value-type="float" office:value="395138000" calcext:value-type="float">
            <text:p>395138000</text:p>
          </table:table-cell>
          <table:table-cell office:value-type="float" office:value="395090000" calcext:value-type="float">
            <text:p>395090000</text:p>
          </table:table-cell>
          <table:table-cell office:value-type="float" office:value="395177000" calcext:value-type="float">
            <text:p>395177000</text:p>
          </table:table-cell>
          <table:table-cell office:value-type="float" office:value="395165000" calcext:value-type="float">
            <text:p>395165000</text:p>
          </table:table-cell>
          <table:table-cell office:value-type="float" office:value="395176000" calcext:value-type="float">
            <text:p>395176000</text:p>
          </table:table-cell>
          <table:table-cell office:value-type="float" office:value="394578000" calcext:value-type="float">
            <text:p>394578000</text:p>
          </table:table-cell>
          <table:table-cell office:value-type="float" office:value="395174000" calcext:value-type="float">
            <text:p>395174000</text:p>
          </table:table-cell>
          <table:table-cell office:value-type="float" office:value="395177000" calcext:value-type="float">
            <text:p>395177000</text:p>
          </table:table-cell>
          <table:table-cell office:value-type="float" office:value="395138000" calcext:value-type="float">
            <text:p>395138000</text:p>
          </table:table-cell>
          <table:table-cell office:value-type="float" office:value="395185000" calcext:value-type="float">
            <text:p>395185000</text:p>
          </table:table-cell>
          <table:table-cell office:value-type="float" office:value="395170000" calcext:value-type="float">
            <text:p>395170000</text:p>
          </table:table-cell>
          <table:table-cell office:value-type="float" office:value="395177000" calcext:value-type="float">
            <text:p>395177000</text:p>
          </table:table-cell>
          <table:table-cell office:value-type="float" office:value="395178000" calcext:value-type="float">
            <text:p>395178000</text:p>
          </table:table-cell>
          <table:table-cell office:value-type="float" office:value="395062000" calcext:value-type="float">
            <text:p>395062000</text:p>
          </table:table-cell>
          <table:table-cell office:value-type="float" office:value="394481000" calcext:value-type="float">
            <text:p>394481000</text:p>
          </table:table-cell>
          <table:table-cell office:value-type="float" office:value="395175000" calcext:value-type="float">
            <text:p>395175000</text:p>
          </table:table-cell>
          <table:table-cell office:value-type="float" office:value="394783000" calcext:value-type="float">
            <text:p>394783000</text:p>
          </table:table-cell>
          <table:table-cell office:value-type="float" office:value="394807000" calcext:value-type="float">
            <text:p>394807000</text:p>
          </table:table-cell>
          <table:table-cell office:value-type="float" office:value="394973000" calcext:value-type="float">
            <text:p>394973000</text:p>
          </table:table-cell>
          <table:table-cell table:number-columns-repeated="2" office:value-type="float" office:value="395169000" calcext:value-type="float">
            <text:p>395169000</text:p>
          </table:table-cell>
          <table:table-cell office:value-type="float" office:value="395187000" calcext:value-type="float">
            <text:p>395187000</text:p>
          </table:table-cell>
          <table:table-cell office:value-type="float" office:value="395167000" calcext:value-type="float">
            <text:p>395167000</text:p>
          </table:table-cell>
          <table:table-cell office:value-type="float" office:value="395173000" calcext:value-type="float">
            <text:p>395173000</text:p>
          </table:table-cell>
          <table:table-cell office:value-type="float" office:value="394432000" calcext:value-type="float">
            <text:p>394432000</text:p>
          </table:table-cell>
          <table:table-cell table:number-columns-repeated="2" office:value-type="float" office:value="395175000" calcext:value-type="float">
            <text:p>395175000</text:p>
          </table:table-cell>
          <table:table-cell office:value-type="float" office:value="395181000" calcext:value-type="float">
            <text:p>395181000</text:p>
          </table:table-cell>
          <table:table-cell office:value-type="float" office:value="395177000" calcext:value-type="float">
            <text:p>395177000</text:p>
          </table:table-cell>
          <table:table-cell office:value-type="float" office:value="394995000" calcext:value-type="float">
            <text:p>394995000</text:p>
          </table:table-cell>
          <table:table-cell office:value-type="float" office:value="395176000" calcext:value-type="float">
            <text:p>395176000</text:p>
          </table:table-cell>
          <table:table-cell office:value-type="float" office:value="395177000" calcext:value-type="float">
            <text:p>395177000</text:p>
          </table:table-cell>
          <table:table-cell office:value-type="float" office:value="395170000" calcext:value-type="float">
            <text:p>395170000</text:p>
          </table:table-cell>
          <table:table-cell office:value-type="float" office:value="395011000" calcext:value-type="float">
            <text:p>395011000</text:p>
          </table:table-cell>
          <table:table-cell office:value-type="float" office:value="394924000" calcext:value-type="float">
            <text:p>394924000</text:p>
          </table:table-cell>
          <table:table-cell office:value-type="float" office:value="395169000" calcext:value-type="float">
            <text:p>395169000</text:p>
          </table:table-cell>
          <table:table-cell office:value-type="float" office:value="395170000" calcext:value-type="float">
            <text:p>395170000</text:p>
          </table:table-cell>
          <table:table-cell office:value-type="float" office:value="395178000" calcext:value-type="float">
            <text:p>395178000</text:p>
          </table:table-cell>
          <table:table-cell office:value-type="float" office:value="395107000" calcext:value-type="float">
            <text:p>395107000</text:p>
          </table:table-cell>
          <table:table-cell office:value-type="float" office:value="394921000" calcext:value-type="float">
            <text:p>394921000</text:p>
          </table:table-cell>
          <table:table-cell office:value-type="float" office:value="394830000" calcext:value-type="float">
            <text:p>394830000</text:p>
          </table:table-cell>
          <table:table-cell office:value-type="float" office:value="395183000" calcext:value-type="float">
            <text:p>395183000</text:p>
          </table:table-cell>
          <table:table-cell office:value-type="float" office:value="395178000" calcext:value-type="float">
            <text:p>395178000</text:p>
          </table:table-cell>
          <table:table-cell office:value-type="float" office:value="395172000" calcext:value-type="float">
            <text:p>395172000</text:p>
          </table:table-cell>
          <table:table-cell office:value-type="float" office:value="394373000" calcext:value-type="float">
            <text:p>394373000</text:p>
          </table:table-cell>
          <table:table-cell office:value-type="float" office:value="395172000" calcext:value-type="float">
            <text:p>395172000</text:p>
          </table:table-cell>
          <table:table-cell office:value-type="float" office:value="395183000" calcext:value-type="float">
            <text:p>395183000</text:p>
          </table:table-cell>
          <table:table-cell office:value-type="float" office:value="395107000" calcext:value-type="float">
            <text:p>395107000</text:p>
          </table:table-cell>
          <table:table-cell office:value-type="float" office:value="394563000" calcext:value-type="float">
            <text:p>394563000</text:p>
          </table:table-cell>
          <table:table-cell office:value-type="float" office:value="395047000" calcext:value-type="float">
            <text:p>395047000</text:p>
          </table:table-cell>
          <table:table-cell office:value-type="float" office:value="395179000" calcext:value-type="float">
            <text:p>395179000</text:p>
          </table:table-cell>
          <table:table-cell office:value-type="float" office:value="395168000" calcext:value-type="float">
            <text:p>395168000</text:p>
          </table:table-cell>
          <table:table-cell office:value-type="float" office:value="395044000" calcext:value-type="float">
            <text:p>395044000</text:p>
          </table:table-cell>
          <table:table-cell office:value-type="float" office:value="394733000" calcext:value-type="float">
            <text:p>394733000</text:p>
          </table:table-cell>
          <table:table-cell office:value-type="float" office:value="395158000" calcext:value-type="float">
            <text:p>395158000</text:p>
          </table:table-cell>
          <table:table-cell office:value-type="float" office:value="395170000" calcext:value-type="float">
            <text:p>395170000</text:p>
          </table:table-cell>
          <table:table-cell office:value-type="float" office:value="395177000" calcext:value-type="float">
            <text:p>395177000</text:p>
          </table:table-cell>
          <table:table-cell office:value-type="float" office:value="395122000" calcext:value-type="float">
            <text:p>395122000</text:p>
          </table:table-cell>
          <table:table-cell office:value-type="float" office:value="395130000" calcext:value-type="float">
            <text:p>395130000</text:p>
          </table:table-cell>
          <table:table-cell office:value-type="float" office:value="394944000" calcext:value-type="float">
            <text:p>394944000</text:p>
          </table:table-cell>
          <table:table-cell office:value-type="float" office:value="395150000" calcext:value-type="float">
            <text:p>395150000</text:p>
          </table:table-cell>
          <table:table-cell office:value-type="float" office:value="395160000" calcext:value-type="float">
            <text:p>395160000</text:p>
          </table:table-cell>
          <table:table-cell office:value-type="float" office:value="395158000" calcext:value-type="float">
            <text:p>395158000</text:p>
          </table:table-cell>
          <table:table-cell office:value-type="float" office:value="394780000" calcext:value-type="float">
            <text:p>394780000</text:p>
          </table:table-cell>
          <table:table-cell office:value-type="float" office:value="395081000" calcext:value-type="float">
            <text:p>395081000</text:p>
          </table:table-cell>
          <table:table-cell office:value-type="float" office:value="394789000" calcext:value-type="float">
            <text:p>394789000</text:p>
          </table:table-cell>
          <table:table-cell table:number-columns-repeated="2" office:value-type="float" office:value="395177000" calcext:value-type="float">
            <text:p>395177000</text:p>
          </table:table-cell>
          <table:table-cell office:value-type="float" office:value="395193000" calcext:value-type="float">
            <text:p>395193000</text:p>
          </table:table-cell>
          <table:table-cell office:value-type="float" office:value="395167000" calcext:value-type="float">
            <text:p>395167000</text:p>
          </table:table-cell>
          <table:table-cell office:value-type="float" office:value="395745000" calcext:value-type="float">
            <text:p>395745000</text:p>
          </table:table-cell>
          <table:table-cell office:value-type="float" office:value="395755000" calcext:value-type="float">
            <text:p>395755000</text:p>
          </table:table-cell>
          <table:table-cell office:value-type="float" office:value="395265000" calcext:value-type="float">
            <text:p>395265000</text:p>
          </table:table-cell>
          <table:table-cell office:value-type="float" office:value="395745000" calcext:value-type="float">
            <text:p>395745000</text:p>
          </table:table-cell>
          <table:table-cell office:value-type="float" office:value="395756000" calcext:value-type="float">
            <text:p>395756000</text:p>
          </table:table-cell>
          <table:table-cell office:value-type="float" office:value="395755000" calcext:value-type="float">
            <text:p>395755000</text:p>
          </table:table-cell>
          <table:table-cell office:value-type="float" office:value="395395000" calcext:value-type="float">
            <text:p>395395000</text:p>
          </table:table-cell>
          <table:table-cell office:value-type="float" office:value="395650000" calcext:value-type="float">
            <text:p>395650000</text:p>
          </table:table-cell>
          <table:table-cell office:value-type="float" office:value="395759000" calcext:value-type="float">
            <text:p>395759000</text:p>
          </table:table-cell>
          <table:table-cell office:value-type="float" office:value="394857000" calcext:value-type="float">
            <text:p>394857000</text:p>
          </table:table-cell>
          <table:table-cell office:value-type="float" office:value="395438000" calcext:value-type="float">
            <text:p>395438000</text:p>
          </table:table-cell>
          <table:table-cell office:value-type="float" office:value="395733000" calcext:value-type="float">
            <text:p>395733000</text:p>
          </table:table-cell>
          <table:table-cell office:value-type="float" office:value="395756000" calcext:value-type="float">
            <text:p>395756000</text:p>
          </table:table-cell>
          <table:table-cell office:value-type="float" office:value="395746000" calcext:value-type="float">
            <text:p>395746000</text:p>
          </table:table-cell>
          <table:table-cell office:value-type="float" office:value="395606000" calcext:value-type="float">
            <text:p>395606000</text:p>
          </table:table-cell>
          <table:table-cell office:value-type="float" office:value="395757000" calcext:value-type="float">
            <text:p>395757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606000" calcext:value-type="float">
            <text:p>395606000</text:p>
          </table:table-cell>
          <table:table-cell office:value-type="float" office:value="395749000" calcext:value-type="float">
            <text:p>395749000</text:p>
          </table:table-cell>
          <table:table-cell office:value-type="float" office:value="395114000" calcext:value-type="float">
            <text:p>395114000</text:p>
          </table:table-cell>
          <table:table-cell office:value-type="float" office:value="395756000" calcext:value-type="float">
            <text:p>395756000</text:p>
          </table:table-cell>
          <table:table-cell office:value-type="float" office:value="395028000" calcext:value-type="float">
            <text:p>395028000</text:p>
          </table:table-cell>
          <table:table-cell office:value-type="float" office:value="395061000" calcext:value-type="float">
            <text:p>395061000</text:p>
          </table:table-cell>
          <table:table-cell office:value-type="float" office:value="395755000" calcext:value-type="float">
            <text:p>395755000</text:p>
          </table:table-cell>
          <table:table-cell office:value-type="float" office:value="395692000" calcext:value-type="float">
            <text:p>395692000</text:p>
          </table:table-cell>
          <table:table-cell office:value-type="float" office:value="395221000" calcext:value-type="float">
            <text:p>395221000</text:p>
          </table:table-cell>
          <table:table-cell office:value-type="float" office:value="395746000" calcext:value-type="float">
            <text:p>395746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414000" calcext:value-type="float">
            <text:p>395414000</text:p>
          </table:table-cell>
          <table:table-cell office:value-type="float" office:value="395752000" calcext:value-type="float">
            <text:p>395752000</text:p>
          </table:table-cell>
          <table:table-cell office:value-type="float" office:value="394933000" calcext:value-type="float">
            <text:p>394933000</text:p>
          </table:table-cell>
          <table:table-cell office:value-type="float" office:value="395720000" calcext:value-type="float">
            <text:p>395720000</text:p>
          </table:table-cell>
          <table:table-cell office:value-type="float" office:value="395446000" calcext:value-type="float">
            <text:p>395446000</text:p>
          </table:table-cell>
          <table:table-cell office:value-type="float" office:value="395749000" calcext:value-type="float">
            <text:p>395749000</text:p>
          </table:table-cell>
          <table:table-cell office:value-type="float" office:value="395756000" calcext:value-type="float">
            <text:p>395756000</text:p>
          </table:table-cell>
          <table:table-cell office:value-type="float" office:value="395753000" calcext:value-type="float">
            <text:p>395753000</text:p>
          </table:table-cell>
          <table:table-cell office:value-type="float" office:value="395758000" calcext:value-type="float">
            <text:p>395758000</text:p>
          </table:table-cell>
          <table:table-cell office:value-type="float" office:value="395743000" calcext:value-type="float">
            <text:p>395743000</text:p>
          </table:table-cell>
          <table:table-cell office:value-type="float" office:value="395744000" calcext:value-type="float">
            <text:p>395744000</text:p>
          </table:table-cell>
          <table:table-cell office:value-type="float" office:value="395030000" calcext:value-type="float">
            <text:p>395030000</text:p>
          </table:table-cell>
          <table:table-cell office:value-type="float" office:value="395755000" calcext:value-type="float">
            <text:p>395755000</text:p>
          </table:table-cell>
          <table:table-cell office:value-type="float" office:value="395746000" calcext:value-type="float">
            <text:p>395746000</text:p>
          </table:table-cell>
          <table:table-cell office:value-type="float" office:value="395721000" calcext:value-type="float">
            <text:p>395721000</text:p>
          </table:table-cell>
          <table:table-cell office:value-type="float" office:value="395163000" calcext:value-type="float">
            <text:p>395163000</text:p>
          </table:table-cell>
          <table:table-cell office:value-type="float" office:value="394836000" calcext:value-type="float">
            <text:p>394836000</text:p>
          </table:table-cell>
          <table:table-cell office:value-type="float" office:value="395723000" calcext:value-type="float">
            <text:p>395723000</text:p>
          </table:table-cell>
          <table:table-cell office:value-type="float" office:value="395745000" calcext:value-type="float">
            <text:p>395745000</text:p>
          </table:table-cell>
          <table:table-cell office:value-type="float" office:value="395492000" calcext:value-type="float">
            <text:p>395492000</text:p>
          </table:table-cell>
          <table:table-cell office:value-type="float" office:value="395033000" calcext:value-type="float">
            <text:p>395033000</text:p>
          </table:table-cell>
          <table:table-cell office:value-type="float" office:value="395756000" calcext:value-type="float">
            <text:p>395756000</text:p>
          </table:table-cell>
          <table:table-cell office:value-type="float" office:value="395748000" calcext:value-type="float">
            <text:p>395748000</text:p>
          </table:table-cell>
          <table:table-cell office:value-type="float" office:value="395251000" calcext:value-type="float">
            <text:p>395251000</text:p>
          </table:table-cell>
          <table:table-cell office:value-type="float" office:value="395733000" calcext:value-type="float">
            <text:p>395733000</text:p>
          </table:table-cell>
          <table:table-cell office:value-type="float" office:value="395756000" calcext:value-type="float">
            <text:p>395756000</text:p>
          </table:table-cell>
          <table:table-cell office:value-type="float" office:value="395757000" calcext:value-type="float">
            <text:p>395757000</text:p>
          </table:table-cell>
          <table:table-cell office:value-type="float" office:value="395631000" calcext:value-type="float">
            <text:p>395631000</text:p>
          </table:table-cell>
          <table:table-cell office:value-type="float" office:value="395752000" calcext:value-type="float">
            <text:p>395752000</text:p>
          </table:table-cell>
          <table:table-cell office:value-type="float" office:value="395757000" calcext:value-type="float">
            <text:p>395757000</text:p>
          </table:table-cell>
          <table:table-cell office:value-type="float" office:value="395756000" calcext:value-type="float">
            <text:p>395756000</text:p>
          </table:table-cell>
          <table:table-cell office:value-type="float" office:value="395753000" calcext:value-type="float">
            <text:p>395753000</text:p>
          </table:table-cell>
          <table:table-cell office:value-type="float" office:value="395557000" calcext:value-type="float">
            <text:p>395557000</text:p>
          </table:table-cell>
          <table:table-cell office:value-type="float" office:value="395212000" calcext:value-type="float">
            <text:p>395212000</text:p>
          </table:table-cell>
          <table:table-cell office:value-type="float" office:value="395353000" calcext:value-type="float">
            <text:p>395353000</text:p>
          </table:table-cell>
          <table:table-cell office:value-type="float" office:value="395764000" calcext:value-type="float">
            <text:p>395764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664000" calcext:value-type="float">
            <text:p>395664000</text:p>
          </table:table-cell>
          <table:table-cell table:number-columns-repeated="2" office:value-type="float" office:value="395755000" calcext:value-type="float">
            <text:p>395755000</text:p>
          </table:table-cell>
          <table:table-cell office:value-type="float" office:value="395757000" calcext:value-type="float">
            <text:p>395757000</text:p>
          </table:table-cell>
          <table:table-cell office:value-type="float" office:value="395754000" calcext:value-type="float">
            <text:p>395754000</text:p>
          </table:table-cell>
          <table:table-cell office:value-type="float" office:value="395406000" calcext:value-type="float">
            <text:p>395406000</text:p>
          </table:table-cell>
          <table:table-cell office:value-type="float" office:value="395725000" calcext:value-type="float">
            <text:p>395725000</text:p>
          </table:table-cell>
          <table:table-cell office:value-type="float" office:value="395666000" calcext:value-type="float">
            <text:p>395666000</text:p>
          </table:table-cell>
          <table:table-cell office:value-type="float" office:value="395758000" calcext:value-type="float">
            <text:p>395758000</text:p>
          </table:table-cell>
          <table:table-cell office:value-type="float" office:value="395749000" calcext:value-type="float">
            <text:p>395749000</text:p>
          </table:table-cell>
          <table:table-cell office:value-type="float" office:value="395363000" calcext:value-type="float">
            <text:p>395363000</text:p>
          </table:table-cell>
          <table:table-cell office:value-type="float" office:value="395757000" calcext:value-type="float">
            <text:p>395757000</text:p>
          </table:table-cell>
          <table:table-cell office:value-type="float" office:value="394977000" calcext:value-type="float">
            <text:p>394977000</text:p>
          </table:table-cell>
          <table:table-cell office:value-type="float" office:value="395711000" calcext:value-type="float">
            <text:p>395711000</text:p>
          </table:table-cell>
          <table:table-cell office:value-type="float" office:value="395676000" calcext:value-type="float">
            <text:p>395676000</text:p>
          </table:table-cell>
          <table:table-cell office:value-type="float" office:value="395756000" calcext:value-type="float">
            <text:p>395756000</text:p>
          </table:table-cell>
          <table:table-cell office:value-type="float" office:value="395544000" calcext:value-type="float">
            <text:p>395544000</text:p>
          </table:table-cell>
          <table:table-cell office:value-type="float" office:value="395650000" calcext:value-type="float">
            <text:p>395650000</text:p>
          </table:table-cell>
          <table:table-cell office:value-type="float" office:value="395757000" calcext:value-type="float">
            <text:p>395757000</text:p>
          </table:table-cell>
          <table:table-cell office:value-type="float" office:value="395732000" calcext:value-type="float">
            <text:p>395732000</text:p>
          </table:table-cell>
          <table:table-cell office:value-type="float" office:value="395169000" calcext:value-type="float">
            <text:p>395169000</text:p>
          </table:table-cell>
          <table:table-cell office:value-type="float" office:value="395747000" calcext:value-type="float">
            <text:p>395747000</text:p>
          </table:table-cell>
          <table:table-cell office:value-type="float" office:value="395328000" calcext:value-type="float">
            <text:p>395328000</text:p>
          </table:table-cell>
          <table:table-cell office:value-type="float" office:value="395240000" calcext:value-type="float">
            <text:p>395240000</text:p>
          </table:table-cell>
          <table:table-cell office:value-type="float" office:value="395739000" calcext:value-type="float">
            <text:p>395739000</text:p>
          </table:table-cell>
          <table:table-cell office:value-type="float" office:value="395751000" calcext:value-type="float">
            <text:p>395751000</text:p>
          </table:table-cell>
          <table:table-cell office:value-type="float" office:value="395263000" calcext:value-type="float">
            <text:p>395263000</text:p>
          </table:table-cell>
          <table:table-cell office:value-type="float" office:value="394871000" calcext:value-type="float">
            <text:p>394871000</text:p>
          </table:table-cell>
          <table:table-cell office:value-type="float" office:value="395731000" calcext:value-type="float">
            <text:p>395731000</text:p>
          </table:table-cell>
          <table:table-cell office:value-type="float" office:value="395756000" calcext:value-type="float">
            <text:p>395756000</text:p>
          </table:table-cell>
          <table:table-cell office:value-type="float" office:value="395730000" calcext:value-type="float">
            <text:p>395730000</text:p>
          </table:table-cell>
          <table:table-cell office:value-type="float" office:value="394884000" calcext:value-type="float">
            <text:p>394884000</text:p>
          </table:table-cell>
          <table:table-cell table:number-columns-repeated="2" office:value-type="float" office:value="395756000" calcext:value-type="float">
            <text:p>395756000</text:p>
          </table:table-cell>
          <table:table-cell office:value-type="float" office:value="395714000" calcext:value-type="float">
            <text:p>395714000</text:p>
          </table:table-cell>
          <table:table-cell office:value-type="float" office:value="395260000" calcext:value-type="float">
            <text:p>395260000</text:p>
          </table:table-cell>
          <table:table-cell office:value-type="float" office:value="395619000" calcext:value-type="float">
            <text:p>395619000</text:p>
          </table:table-cell>
          <table:table-cell office:value-type="float" office:value="395754000" calcext:value-type="float">
            <text:p>395754000</text:p>
          </table:table-cell>
          <table:table-cell office:value-type="float" office:value="395749000" calcext:value-type="float">
            <text:p>395749000</text:p>
          </table:table-cell>
          <table:table-cell office:value-type="float" office:value="395042000" calcext:value-type="float">
            <text:p>395042000</text:p>
          </table:table-cell>
          <table:table-cell office:value-type="float" office:value="395749000" calcext:value-type="float">
            <text:p>395749000</text:p>
          </table:table-cell>
          <table:table-cell office:value-type="float" office:value="395757000" calcext:value-type="float">
            <text:p>395757000</text:p>
          </table:table-cell>
          <table:table-cell office:value-type="float" office:value="395669000" calcext:value-type="float">
            <text:p>395669000</text:p>
          </table:table-cell>
          <table:table-cell office:value-type="float" office:value="395757000" calcext:value-type="float">
            <text:p>395757000</text:p>
          </table:table-cell>
          <table:table-cell office:value-type="float" office:value="395578000" calcext:value-type="float">
            <text:p>395578000</text:p>
          </table:table-cell>
          <table:table-cell table:number-columns-repeated="2" office:value-type="float" office:value="395756000" calcext:value-type="float">
            <text:p>395756000</text:p>
          </table:table-cell>
          <table:table-cell office:value-type="float" office:value="395757000" calcext:value-type="float">
            <text:p>395757000</text:p>
          </table:table-cell>
          <table:table-cell office:value-type="float" office:value="395743000" calcext:value-type="float">
            <text:p>395743000</text:p>
          </table:table-cell>
          <table:table-cell office:value-type="float" office:value="395754000" calcext:value-type="float">
            <text:p>395754000</text:p>
          </table:table-cell>
          <table:table-cell office:value-type="float" office:value="395683000" calcext:value-type="float">
            <text:p>395683000</text:p>
          </table:table-cell>
          <table:table-cell office:value-type="float" office:value="395492000" calcext:value-type="float">
            <text:p>395492000</text:p>
          </table:table-cell>
          <table:table-cell office:value-type="float" office:value="395749000" calcext:value-type="float">
            <text:p>395749000</text:p>
          </table:table-cell>
          <table:table-cell office:value-type="float" office:value="395548000" calcext:value-type="float">
            <text:p>395548000</text:p>
          </table:table-cell>
          <table:table-cell office:value-type="float" office:value="395757000" calcext:value-type="float">
            <text:p>395757000</text:p>
          </table:table-cell>
          <table:table-cell table:number-columns-repeated="2" office:value-type="float" office:value="395099000" calcext:value-type="float">
            <text:p>395099000</text:p>
          </table:table-cell>
          <table:table-cell office:value-type="float" office:value="395752000" calcext:value-type="float">
            <text:p>395752000</text:p>
          </table:table-cell>
          <table:table-cell office:value-type="float" office:value="395755000" calcext:value-type="float">
            <text:p>395755000</text:p>
          </table:table-cell>
          <table:table-cell office:value-type="float" office:value="395640000" calcext:value-type="float">
            <text:p>395640000</text:p>
          </table:table-cell>
          <table:table-cell office:value-type="float" office:value="395757000" calcext:value-type="float">
            <text:p>395757000</text:p>
          </table:table-cell>
          <table:table-cell office:value-type="float" office:value="395689000" calcext:value-type="float">
            <text:p>395689000</text:p>
          </table:table-cell>
          <table:table-cell office:value-type="float" office:value="395760000" calcext:value-type="float">
            <text:p>395760000</text:p>
          </table:table-cell>
          <table:table-cell office:value-type="float" office:value="395755000" calcext:value-type="float">
            <text:p>395755000</text:p>
          </table:table-cell>
          <table:table-cell office:value-type="float" office:value="395252000" calcext:value-type="float">
            <text:p>395252000</text:p>
          </table:table-cell>
          <table:table-cell office:value-type="float" office:value="395757000" calcext:value-type="float">
            <text:p>395757000</text:p>
          </table:table-cell>
          <table:table-cell office:value-type="float" office:value="395128000" calcext:value-type="float">
            <text:p>395128000</text:p>
          </table:table-cell>
          <table:table-cell office:value-type="float" office:value="395701000" calcext:value-type="float">
            <text:p>395701000</text:p>
          </table:table-cell>
          <table:table-cell office:value-type="float" office:value="395681000" calcext:value-type="float">
            <text:p>395681000</text:p>
          </table:table-cell>
          <table:table-cell office:value-type="float" office:value="395755000" calcext:value-type="float">
            <text:p>395755000</text:p>
          </table:table-cell>
          <table:table-cell office:value-type="float" office:value="395753000" calcext:value-type="float">
            <text:p>395753000</text:p>
          </table:table-cell>
          <table:table-cell office:value-type="float" office:value="395572000" calcext:value-type="float">
            <text:p>395572000</text:p>
          </table:table-cell>
          <table:table-cell office:value-type="float" office:value="395375000" calcext:value-type="float">
            <text:p>395375000</text:p>
          </table:table-cell>
          <table:table-cell office:value-type="float" office:value="395583000" calcext:value-type="float">
            <text:p>395583000</text:p>
          </table:table-cell>
          <table:table-cell office:value-type="float" office:value="395710000" calcext:value-type="float">
            <text:p>395710000</text:p>
          </table:table-cell>
          <table:table-cell office:value-type="float" office:value="395615000" calcext:value-type="float">
            <text:p>395615000</text:p>
          </table:table-cell>
          <table:table-cell office:value-type="float" office:value="395513000" calcext:value-type="float">
            <text:p>395513000</text:p>
          </table:table-cell>
          <table:table-cell office:value-type="float" office:value="395749000" calcext:value-type="float">
            <text:p>395749000</text:p>
          </table:table-cell>
          <table:table-cell office:value-type="float" office:value="395747000" calcext:value-type="float">
            <text:p>395747000</text:p>
          </table:table-cell>
          <table:table-cell office:value-type="float" office:value="395123000" calcext:value-type="float">
            <text:p>395123000</text:p>
          </table:table-cell>
          <table:table-cell office:value-type="float" office:value="395756000" calcext:value-type="float">
            <text:p>395756000</text:p>
          </table:table-cell>
          <table:table-cell office:value-type="float" office:value="395141000" calcext:value-type="float">
            <text:p>395141000</text:p>
          </table:table-cell>
          <table:table-cell office:value-type="float" office:value="395758000" calcext:value-type="float">
            <text:p>395758000</text:p>
          </table:table-cell>
          <table:table-cell office:value-type="float" office:value="395250000" calcext:value-type="float">
            <text:p>395250000</text:p>
          </table:table-cell>
          <table:table-cell office:value-type="float" office:value="395745000" calcext:value-type="float">
            <text:p>395745000</text:p>
          </table:table-cell>
          <table:table-cell office:value-type="float" office:value="395757000" calcext:value-type="float">
            <text:p>395757000</text:p>
          </table:table-cell>
          <table:table-cell office:value-type="float" office:value="394761000" calcext:value-type="float">
            <text:p>394761000</text:p>
          </table:table-cell>
          <table:table-cell office:value-type="float" office:value="395366000" calcext:value-type="float">
            <text:p>395366000</text:p>
          </table:table-cell>
          <table:table-cell office:value-type="float" office:value="395282000" calcext:value-type="float">
            <text:p>395282000</text:p>
          </table:table-cell>
          <table:table-cell office:value-type="float" office:value="395743000" calcext:value-type="float">
            <text:p>395743000</text:p>
          </table:table-cell>
          <table:table-cell office:value-type="float" office:value="395332000" calcext:value-type="float">
            <text:p>395332000</text:p>
          </table:table-cell>
          <table:table-cell office:value-type="float" office:value="395713000" calcext:value-type="float">
            <text:p>395713000</text:p>
          </table:table-cell>
          <table:table-cell office:value-type="float" office:value="395744000" calcext:value-type="float">
            <text:p>395744000</text:p>
          </table:table-cell>
          <table:table-cell table:number-columns-repeated="2" office:value-type="float" office:value="395756000" calcext:value-type="float">
            <text:p>395756000</text:p>
          </table:table-cell>
          <table:table-cell office:value-type="float" office:value="395745000" calcext:value-type="float">
            <text:p>395745000</text:p>
          </table:table-cell>
          <table:table-cell office:value-type="float" office:value="395749000" calcext:value-type="float">
            <text:p>395749000</text:p>
          </table:table-cell>
          <table:table-cell office:value-type="float" office:value="395739000" calcext:value-type="float">
            <text:p>395739000</text:p>
          </table:table-cell>
          <table:table-cell office:value-type="float" office:value="395645000" calcext:value-type="float">
            <text:p>395645000</text:p>
          </table:table-cell>
          <table:table-cell office:value-type="float" office:value="395756000" calcext:value-type="float">
            <text:p>395756000</text:p>
          </table:table-cell>
          <table:table-cell office:value-type="float" office:value="395517000" calcext:value-type="float">
            <text:p>395517000</text:p>
          </table:table-cell>
          <table:table-cell office:value-type="float" office:value="395692000" calcext:value-type="float">
            <text:p>395692000</text:p>
          </table:table-cell>
          <table:table-cell office:value-type="float" office:value="395487000" calcext:value-type="float">
            <text:p>395487000</text:p>
          </table:table-cell>
          <table:table-cell office:value-type="float" office:value="395756000" calcext:value-type="float">
            <text:p>395756000</text:p>
          </table:table-cell>
          <table:table-cell office:value-type="float" office:value="395757000" calcext:value-type="float">
            <text:p>395757000</text:p>
          </table:table-cell>
          <table:table-cell office:value-type="float" office:value="395758000" calcext:value-type="float">
            <text:p>395758000</text:p>
          </table:table-cell>
          <table:table-cell office:value-type="float" office:value="395726000" calcext:value-type="float">
            <text:p>395726000</text:p>
          </table:table-cell>
          <table:table-cell office:value-type="float" office:value="395630000" calcext:value-type="float">
            <text:p>395630000</text:p>
          </table:table-cell>
          <table:table-cell office:value-type="float" office:value="395388000" calcext:value-type="float">
            <text:p>395388000</text:p>
          </table:table-cell>
          <table:table-cell office:value-type="float" office:value="395756000" calcext:value-type="float">
            <text:p>395756000</text:p>
          </table:table-cell>
          <table:table-cell office:value-type="float" office:value="395741000" calcext:value-type="float">
            <text:p>395741000</text:p>
          </table:table-cell>
          <table:table-cell office:value-type="float" office:value="395542000" calcext:value-type="float">
            <text:p>395542000</text:p>
          </table:table-cell>
          <table:table-cell office:value-type="float" office:value="395512000" calcext:value-type="float">
            <text:p>395512000</text:p>
          </table:table-cell>
          <table:table-cell office:value-type="float" office:value="395734000" calcext:value-type="float">
            <text:p>395734000</text:p>
          </table:table-cell>
          <table:table-cell office:value-type="float" office:value="395752000" calcext:value-type="float">
            <text:p>395752000</text:p>
          </table:table-cell>
          <table:table-cell office:value-type="float" office:value="395756000" calcext:value-type="float">
            <text:p>395756000</text:p>
          </table:table-cell>
          <table:table-cell office:value-type="float" office:value="395455000" calcext:value-type="float">
            <text:p>395455000</text:p>
          </table:table-cell>
          <table:table-cell office:value-type="float" office:value="395613000" calcext:value-type="float">
            <text:p>395613000</text:p>
          </table:table-cell>
          <table:table-cell office:value-type="float" office:value="395704000" calcext:value-type="float">
            <text:p>395704000</text:p>
          </table:table-cell>
          <table:table-cell office:value-type="float" office:value="395758000" calcext:value-type="float">
            <text:p>395758000</text:p>
          </table:table-cell>
          <table:table-cell office:value-type="float" office:value="395717000" calcext:value-type="float">
            <text:p>395717000</text:p>
          </table:table-cell>
          <table:table-cell office:value-type="float" office:value="395678000" calcext:value-type="float">
            <text:p>395678000</text:p>
          </table:table-cell>
          <table:table-cell office:value-type="float" office:value="395654000" calcext:value-type="float">
            <text:p>395654000</text:p>
          </table:table-cell>
          <table:table-cell office:value-type="float" office:value="395704000" calcext:value-type="float">
            <text:p>395704000</text:p>
          </table:table-cell>
          <table:table-cell office:value-type="float" office:value="395722000" calcext:value-type="float">
            <text:p>395722000</text:p>
          </table:table-cell>
          <table:table-cell office:value-type="float" office:value="395756000" calcext:value-type="float">
            <text:p>395756000</text:p>
          </table:table-cell>
          <table:table-cell office:value-type="float" office:value="395535000" calcext:value-type="float">
            <text:p>395535000</text:p>
          </table:table-cell>
          <table:table-cell office:value-type="float" office:value="395752000" calcext:value-type="float">
            <text:p>395752000</text:p>
          </table:table-cell>
          <table:table-cell office:value-type="float" office:value="395091000" calcext:value-type="float">
            <text:p>395091000</text:p>
          </table:table-cell>
          <table:table-cell office:value-type="float" office:value="395751000" calcext:value-type="float">
            <text:p>395751000</text:p>
          </table:table-cell>
          <table:table-cell office:value-type="float" office:value="395723000" calcext:value-type="float">
            <text:p>395723000</text:p>
          </table:table-cell>
          <table:table-cell office:value-type="float" office:value="395695000" calcext:value-type="float">
            <text:p>395695000</text:p>
          </table:table-cell>
          <table:table-cell office:value-type="float" office:value="395380000" calcext:value-type="float">
            <text:p>395380000</text:p>
          </table:table-cell>
          <table:table-cell office:value-type="float" office:value="395737000" calcext:value-type="float">
            <text:p>395737000</text:p>
          </table:table-cell>
          <table:table-cell office:value-type="float" office:value="395573000" calcext:value-type="float">
            <text:p>395573000</text:p>
          </table:table-cell>
          <table:table-cell office:value-type="float" office:value="395741000" calcext:value-type="float">
            <text:p>395741000</text:p>
          </table:table-cell>
          <table:table-cell office:value-type="float" office:value="395755000" calcext:value-type="float">
            <text:p>395755000</text:p>
          </table:table-cell>
          <table:table-cell office:value-type="float" office:value="396633000" calcext:value-type="float">
            <text:p>396633000</text:p>
          </table:table-cell>
        </table:table-row>
        <table:table-row table:style-name="ro1">
          <table:table-cell office:value-type="string" calcext:value-type="string">
            <text:p>5 swaps</text:p>
          </table:table-cell>
          <table:table-cell office:value-type="float" office:value="388482000" calcext:value-type="float">
            <text:p>388482000</text:p>
          </table:table-cell>
          <table:table-cell office:value-type="float" office:value="387901000" calcext:value-type="float">
            <text:p>387901000</text:p>
          </table:table-cell>
          <table:table-cell office:value-type="float" office:value="388081000" calcext:value-type="float">
            <text:p>388081000</text:p>
          </table:table-cell>
          <table:table-cell office:value-type="float" office:value="388264000" calcext:value-type="float">
            <text:p>388264000</text:p>
          </table:table-cell>
          <table:table-cell office:value-type="float" office:value="388469000" calcext:value-type="float">
            <text:p>388469000</text:p>
          </table:table-cell>
          <table:table-cell office:value-type="float" office:value="388466000" calcext:value-type="float">
            <text:p>388466000</text:p>
          </table:table-cell>
          <table:table-cell office:value-type="float" office:value="388421000" calcext:value-type="float">
            <text:p>388421000</text:p>
          </table:table-cell>
          <table:table-cell office:value-type="float" office:value="388440000" calcext:value-type="float">
            <text:p>388440000</text:p>
          </table:table-cell>
          <table:table-cell office:value-type="float" office:value="388051000" calcext:value-type="float">
            <text:p>388051000</text:p>
          </table:table-cell>
          <table:table-cell office:value-type="float" office:value="388507000" calcext:value-type="float">
            <text:p>388507000</text:p>
          </table:table-cell>
          <table:table-cell office:value-type="float" office:value="388582000" calcext:value-type="float">
            <text:p>388582000</text:p>
          </table:table-cell>
          <table:table-cell office:value-type="float" office:value="388145000" calcext:value-type="float">
            <text:p>388145000</text:p>
          </table:table-cell>
          <table:table-cell office:value-type="float" office:value="388456000" calcext:value-type="float">
            <text:p>388456000</text:p>
          </table:table-cell>
          <table:table-cell office:value-type="float" office:value="388542000" calcext:value-type="float">
            <text:p>388542000</text:p>
          </table:table-cell>
          <table:table-cell office:value-type="float" office:value="388281000" calcext:value-type="float">
            <text:p>388281000</text:p>
          </table:table-cell>
          <table:table-cell office:value-type="float" office:value="388328000" calcext:value-type="float">
            <text:p>388328000</text:p>
          </table:table-cell>
          <table:table-cell office:value-type="float" office:value="387911000" calcext:value-type="float">
            <text:p>387911000</text:p>
          </table:table-cell>
          <table:table-cell office:value-type="float" office:value="388537000" calcext:value-type="float">
            <text:p>388537000</text:p>
          </table:table-cell>
          <table:table-cell office:value-type="float" office:value="388592000" calcext:value-type="float">
            <text:p>388592000</text:p>
          </table:table-cell>
          <table:table-cell office:value-type="float" office:value="387919000" calcext:value-type="float">
            <text:p>387919000</text:p>
          </table:table-cell>
          <table:table-cell office:value-type="float" office:value="388510000" calcext:value-type="float">
            <text:p>388510000</text:p>
          </table:table-cell>
          <table:table-cell office:value-type="float" office:value="388398000" calcext:value-type="float">
            <text:p>388398000</text:p>
          </table:table-cell>
          <table:table-cell office:value-type="float" office:value="388335000" calcext:value-type="float">
            <text:p>388335000</text:p>
          </table:table-cell>
          <table:table-cell office:value-type="float" office:value="387846000" calcext:value-type="float">
            <text:p>387846000</text:p>
          </table:table-cell>
          <table:table-cell office:value-type="float" office:value="388585000" calcext:value-type="float">
            <text:p>388585000</text:p>
          </table:table-cell>
          <table:table-cell office:value-type="float" office:value="388465000" calcext:value-type="float">
            <text:p>388465000</text:p>
          </table:table-cell>
          <table:table-cell table:number-columns-repeated="2" office:value-type="float" office:value="388410000" calcext:value-type="float">
            <text:p>388410000</text:p>
          </table:table-cell>
          <table:table-cell office:value-type="float" office:value="388060000" calcext:value-type="float">
            <text:p>388060000</text:p>
          </table:table-cell>
          <table:table-cell office:value-type="float" office:value="388415000" calcext:value-type="float">
            <text:p>388415000</text:p>
          </table:table-cell>
          <table:table-cell office:value-type="float" office:value="387839000" calcext:value-type="float">
            <text:p>387839000</text:p>
          </table:table-cell>
          <table:table-cell office:value-type="float" office:value="388421000" calcext:value-type="float">
            <text:p>388421000</text:p>
          </table:table-cell>
          <table:table-cell office:value-type="float" office:value="388590000" calcext:value-type="float">
            <text:p>388590000</text:p>
          </table:table-cell>
          <table:table-cell office:value-type="float" office:value="387876000" calcext:value-type="float">
            <text:p>387876000</text:p>
          </table:table-cell>
          <table:table-cell office:value-type="float" office:value="388460000" calcext:value-type="float">
            <text:p>388460000</text:p>
          </table:table-cell>
          <table:table-cell office:value-type="float" office:value="387807000" calcext:value-type="float">
            <text:p>387807000</text:p>
          </table:table-cell>
          <table:table-cell office:value-type="float" office:value="388604000" calcext:value-type="float">
            <text:p>388604000</text:p>
          </table:table-cell>
          <table:table-cell office:value-type="float" office:value="388479000" calcext:value-type="float">
            <text:p>388479000</text:p>
          </table:table-cell>
          <table:table-cell office:value-type="float" office:value="388364000" calcext:value-type="float">
            <text:p>388364000</text:p>
          </table:table-cell>
          <table:table-cell office:value-type="float" office:value="388265000" calcext:value-type="float">
            <text:p>388265000</text:p>
          </table:table-cell>
          <table:table-cell office:value-type="float" office:value="388150000" calcext:value-type="float">
            <text:p>388150000</text:p>
          </table:table-cell>
          <table:table-cell office:value-type="float" office:value="388404000" calcext:value-type="float">
            <text:p>388404000</text:p>
          </table:table-cell>
          <table:table-cell office:value-type="float" office:value="387746000" calcext:value-type="float">
            <text:p>387746000</text:p>
          </table:table-cell>
          <table:table-cell office:value-type="float" office:value="388507000" calcext:value-type="float">
            <text:p>388507000</text:p>
          </table:table-cell>
          <table:table-cell office:value-type="float" office:value="388169000" calcext:value-type="float">
            <text:p>388169000</text:p>
          </table:table-cell>
          <table:table-cell office:value-type="float" office:value="387996000" calcext:value-type="float">
            <text:p>387996000</text:p>
          </table:table-cell>
          <table:table-cell office:value-type="float" office:value="388344000" calcext:value-type="float">
            <text:p>388344000</text:p>
          </table:table-cell>
          <table:table-cell office:value-type="float" office:value="388220000" calcext:value-type="float">
            <text:p>388220000</text:p>
          </table:table-cell>
          <table:table-cell office:value-type="float" office:value="388436000" calcext:value-type="float">
            <text:p>388436000</text:p>
          </table:table-cell>
          <table:table-cell office:value-type="float" office:value="388279000" calcext:value-type="float">
            <text:p>388279000</text:p>
          </table:table-cell>
          <table:table-cell office:value-type="float" office:value="388499000" calcext:value-type="float">
            <text:p>388499000</text:p>
          </table:table-cell>
          <table:table-cell office:value-type="float" office:value="388081000" calcext:value-type="float">
            <text:p>388081000</text:p>
          </table:table-cell>
          <table:table-cell office:value-type="float" office:value="388119000" calcext:value-type="float">
            <text:p>388119000</text:p>
          </table:table-cell>
          <table:table-cell office:value-type="float" office:value="388444000" calcext:value-type="float">
            <text:p>388444000</text:p>
          </table:table-cell>
          <table:table-cell office:value-type="float" office:value="387572000" calcext:value-type="float">
            <text:p>387572000</text:p>
          </table:table-cell>
          <table:table-cell office:value-type="float" office:value="388519000" calcext:value-type="float">
            <text:p>388519000</text:p>
          </table:table-cell>
          <table:table-cell office:value-type="float" office:value="388251000" calcext:value-type="float">
            <text:p>388251000</text:p>
          </table:table-cell>
          <table:table-cell office:value-type="float" office:value="388366000" calcext:value-type="float">
            <text:p>388366000</text:p>
          </table:table-cell>
          <table:table-cell office:value-type="float" office:value="388382000" calcext:value-type="float">
            <text:p>388382000</text:p>
          </table:table-cell>
          <table:table-cell office:value-type="float" office:value="387782000" calcext:value-type="float">
            <text:p>387782000</text:p>
          </table:table-cell>
          <table:table-cell office:value-type="float" office:value="388162000" calcext:value-type="float">
            <text:p>388162000</text:p>
          </table:table-cell>
          <table:table-cell office:value-type="float" office:value="388368000" calcext:value-type="float">
            <text:p>388368000</text:p>
          </table:table-cell>
          <table:table-cell office:value-type="float" office:value="387906000" calcext:value-type="float">
            <text:p>387906000</text:p>
          </table:table-cell>
          <table:table-cell office:value-type="float" office:value="388229000" calcext:value-type="float">
            <text:p>388229000</text:p>
          </table:table-cell>
          <table:table-cell office:value-type="float" office:value="388592000" calcext:value-type="float">
            <text:p>388592000</text:p>
          </table:table-cell>
          <table:table-cell office:value-type="float" office:value="388182000" calcext:value-type="float">
            <text:p>388182000</text:p>
          </table:table-cell>
          <table:table-cell office:value-type="float" office:value="388449000" calcext:value-type="float">
            <text:p>388449000</text:p>
          </table:table-cell>
          <table:table-cell office:value-type="float" office:value="387967000" calcext:value-type="float">
            <text:p>387967000</text:p>
          </table:table-cell>
          <table:table-cell office:value-type="float" office:value="387519000" calcext:value-type="float">
            <text:p>387519000</text:p>
          </table:table-cell>
          <table:table-cell office:value-type="float" office:value="388241000" calcext:value-type="float">
            <text:p>388241000</text:p>
          </table:table-cell>
          <table:table-cell office:value-type="float" office:value="388574000" calcext:value-type="float">
            <text:p>388574000</text:p>
          </table:table-cell>
          <table:table-cell office:value-type="float" office:value="387814000" calcext:value-type="float">
            <text:p>387814000</text:p>
          </table:table-cell>
          <table:table-cell office:value-type="float" office:value="388606000" calcext:value-type="float">
            <text:p>388606000</text:p>
          </table:table-cell>
          <table:table-cell office:value-type="float" office:value="388223000" calcext:value-type="float">
            <text:p>388223000</text:p>
          </table:table-cell>
          <table:table-cell office:value-type="float" office:value="388369000" calcext:value-type="float">
            <text:p>388369000</text:p>
          </table:table-cell>
          <table:table-cell office:value-type="float" office:value="388002000" calcext:value-type="float">
            <text:p>388002000</text:p>
          </table:table-cell>
          <table:table-cell office:value-type="float" office:value="387991000" calcext:value-type="float">
            <text:p>387991000</text:p>
          </table:table-cell>
          <table:table-cell office:value-type="float" office:value="388403000" calcext:value-type="float">
            <text:p>388403000</text:p>
          </table:table-cell>
          <table:table-cell office:value-type="float" office:value="388088000" calcext:value-type="float">
            <text:p>388088000</text:p>
          </table:table-cell>
          <table:table-cell office:value-type="float" office:value="388084000" calcext:value-type="float">
            <text:p>388084000</text:p>
          </table:table-cell>
          <table:table-cell office:value-type="float" office:value="388389000" calcext:value-type="float">
            <text:p>388389000</text:p>
          </table:table-cell>
          <table:table-cell office:value-type="float" office:value="388494000" calcext:value-type="float">
            <text:p>388494000</text:p>
          </table:table-cell>
          <table:table-cell office:value-type="float" office:value="388553000" calcext:value-type="float">
            <text:p>388553000</text:p>
          </table:table-cell>
          <table:table-cell office:value-type="float" office:value="387448000" calcext:value-type="float">
            <text:p>387448000</text:p>
          </table:table-cell>
          <table:table-cell office:value-type="float" office:value="388358000" calcext:value-type="float">
            <text:p>388358000</text:p>
          </table:table-cell>
          <table:table-cell office:value-type="float" office:value="388468000" calcext:value-type="float">
            <text:p>388468000</text:p>
          </table:table-cell>
          <table:table-cell office:value-type="float" office:value="388361000" calcext:value-type="float">
            <text:p>388361000</text:p>
          </table:table-cell>
          <table:table-cell office:value-type="float" office:value="388611000" calcext:value-type="float">
            <text:p>388611000</text:p>
          </table:table-cell>
          <table:table-cell office:value-type="float" office:value="388251000" calcext:value-type="float">
            <text:p>388251000</text:p>
          </table:table-cell>
          <table:table-cell office:value-type="float" office:value="388476000" calcext:value-type="float">
            <text:p>388476000</text:p>
          </table:table-cell>
          <table:table-cell office:value-type="float" office:value="387757000" calcext:value-type="float">
            <text:p>387757000</text:p>
          </table:table-cell>
          <table:table-cell office:value-type="float" office:value="388571000" calcext:value-type="float">
            <text:p>388571000</text:p>
          </table:table-cell>
          <table:table-cell office:value-type="float" office:value="387962000" calcext:value-type="float">
            <text:p>387962000</text:p>
          </table:table-cell>
          <table:table-cell office:value-type="float" office:value="388155000" calcext:value-type="float">
            <text:p>388155000</text:p>
          </table:table-cell>
          <table:table-cell office:value-type="float" office:value="387204000" calcext:value-type="float">
            <text:p>387204000</text:p>
          </table:table-cell>
          <table:table-cell office:value-type="float" office:value="388022000" calcext:value-type="float">
            <text:p>388022000</text:p>
          </table:table-cell>
          <table:table-cell office:value-type="float" office:value="388218000" calcext:value-type="float">
            <text:p>388218000</text:p>
          </table:table-cell>
          <table:table-cell office:value-type="float" office:value="387693000" calcext:value-type="float">
            <text:p>387693000</text:p>
          </table:table-cell>
          <table:table-cell office:value-type="float" office:value="387789000" calcext:value-type="float">
            <text:p>387789000</text:p>
          </table:table-cell>
          <table:table-cell office:value-type="float" office:value="388290000" calcext:value-type="float">
            <text:p>388290000</text:p>
          </table:table-cell>
          <table:table-cell office:value-type="float" office:value="388467000" calcext:value-type="float">
            <text:p>388467000</text:p>
          </table:table-cell>
          <table:table-cell office:value-type="float" office:value="388512000" calcext:value-type="float">
            <text:p>388512000</text:p>
          </table:table-cell>
          <table:table-cell office:value-type="float" office:value="388365000" calcext:value-type="float">
            <text:p>388365000</text:p>
          </table:table-cell>
          <table:table-cell office:value-type="float" office:value="387811000" calcext:value-type="float">
            <text:p>387811000</text:p>
          </table:table-cell>
          <table:table-cell office:value-type="float" office:value="388439000" calcext:value-type="float">
            <text:p>388439000</text:p>
          </table:table-cell>
          <table:table-cell table:number-columns-repeated="2" office:value-type="float" office:value="388334000" calcext:value-type="float">
            <text:p>388334000</text:p>
          </table:table-cell>
          <table:table-cell office:value-type="float" office:value="387699000" calcext:value-type="float">
            <text:p>387699000</text:p>
          </table:table-cell>
          <table:table-cell office:value-type="float" office:value="387502000" calcext:value-type="float">
            <text:p>387502000</text:p>
          </table:table-cell>
          <table:table-cell office:value-type="float" office:value="388198000" calcext:value-type="float">
            <text:p>388198000</text:p>
          </table:table-cell>
          <table:table-cell office:value-type="float" office:value="388390000" calcext:value-type="float">
            <text:p>388390000</text:p>
          </table:table-cell>
          <table:table-cell office:value-type="float" office:value="388539000" calcext:value-type="float">
            <text:p>388539000</text:p>
          </table:table-cell>
          <table:table-cell office:value-type="float" office:value="388563000" calcext:value-type="float">
            <text:p>388563000</text:p>
          </table:table-cell>
          <table:table-cell office:value-type="float" office:value="388519000" calcext:value-type="float">
            <text:p>388519000</text:p>
          </table:table-cell>
          <table:table-cell office:value-type="float" office:value="388332000" calcext:value-type="float">
            <text:p>388332000</text:p>
          </table:table-cell>
          <table:table-cell office:value-type="float" office:value="388257000" calcext:value-type="float">
            <text:p>388257000</text:p>
          </table:table-cell>
          <table:table-cell office:value-type="float" office:value="388372000" calcext:value-type="float">
            <text:p>388372000</text:p>
          </table:table-cell>
          <table:table-cell office:value-type="float" office:value="388253000" calcext:value-type="float">
            <text:p>388253000</text:p>
          </table:table-cell>
          <table:table-cell office:value-type="float" office:value="388402000" calcext:value-type="float">
            <text:p>388402000</text:p>
          </table:table-cell>
          <table:table-cell office:value-type="float" office:value="387902000" calcext:value-type="float">
            <text:p>387902000</text:p>
          </table:table-cell>
          <table:table-cell office:value-type="float" office:value="388397000" calcext:value-type="float">
            <text:p>388397000</text:p>
          </table:table-cell>
          <table:table-cell office:value-type="float" office:value="388289000" calcext:value-type="float">
            <text:p>388289000</text:p>
          </table:table-cell>
          <table:table-cell office:value-type="float" office:value="387791000" calcext:value-type="float">
            <text:p>387791000</text:p>
          </table:table-cell>
          <table:table-cell office:value-type="float" office:value="388549000" calcext:value-type="float">
            <text:p>388549000</text:p>
          </table:table-cell>
          <table:table-cell office:value-type="float" office:value="387896000" calcext:value-type="float">
            <text:p>387896000</text:p>
          </table:table-cell>
          <table:table-cell office:value-type="float" office:value="387541000" calcext:value-type="float">
            <text:p>387541000</text:p>
          </table:table-cell>
          <table:table-cell office:value-type="float" office:value="388556000" calcext:value-type="float">
            <text:p>388556000</text:p>
          </table:table-cell>
          <table:table-cell office:value-type="float" office:value="388432000" calcext:value-type="float">
            <text:p>388432000</text:p>
          </table:table-cell>
          <table:table-cell office:value-type="float" office:value="388664000" calcext:value-type="float">
            <text:p>388664000</text:p>
          </table:table-cell>
          <table:table-cell office:value-type="float" office:value="388022000" calcext:value-type="float">
            <text:p>388022000</text:p>
          </table:table-cell>
          <table:table-cell office:value-type="float" office:value="388456000" calcext:value-type="float">
            <text:p>388456000</text:p>
          </table:table-cell>
          <table:table-cell office:value-type="float" office:value="388395000" calcext:value-type="float">
            <text:p>388395000</text:p>
          </table:table-cell>
          <table:table-cell office:value-type="float" office:value="388219000" calcext:value-type="float">
            <text:p>388219000</text:p>
          </table:table-cell>
          <table:table-cell office:value-type="float" office:value="388358000" calcext:value-type="float">
            <text:p>388358000</text:p>
          </table:table-cell>
          <table:table-cell office:value-type="float" office:value="388540000" calcext:value-type="float">
            <text:p>388540000</text:p>
          </table:table-cell>
          <table:table-cell office:value-type="float" office:value="388569000" calcext:value-type="float">
            <text:p>388569000</text:p>
          </table:table-cell>
          <table:table-cell office:value-type="float" office:value="388398000" calcext:value-type="float">
            <text:p>388398000</text:p>
          </table:table-cell>
          <table:table-cell office:value-type="float" office:value="388123000" calcext:value-type="float">
            <text:p>388123000</text:p>
          </table:table-cell>
          <table:table-cell office:value-type="float" office:value="388171000" calcext:value-type="float">
            <text:p>388171000</text:p>
          </table:table-cell>
          <table:table-cell office:value-type="float" office:value="388186000" calcext:value-type="float">
            <text:p>388186000</text:p>
          </table:table-cell>
          <table:table-cell office:value-type="float" office:value="388143000" calcext:value-type="float">
            <text:p>388143000</text:p>
          </table:table-cell>
          <table:table-cell office:value-type="float" office:value="388330000" calcext:value-type="float">
            <text:p>388330000</text:p>
          </table:table-cell>
          <table:table-cell office:value-type="float" office:value="388235000" calcext:value-type="float">
            <text:p>388235000</text:p>
          </table:table-cell>
          <table:table-cell office:value-type="float" office:value="388148000" calcext:value-type="float">
            <text:p>388148000</text:p>
          </table:table-cell>
          <table:table-cell office:value-type="float" office:value="388485000" calcext:value-type="float">
            <text:p>388485000</text:p>
          </table:table-cell>
          <table:table-cell office:value-type="float" office:value="388393000" calcext:value-type="float">
            <text:p>388393000</text:p>
          </table:table-cell>
          <table:table-cell office:value-type="float" office:value="388549000" calcext:value-type="float">
            <text:p>388549000</text:p>
          </table:table-cell>
          <table:table-cell office:value-type="float" office:value="387839000" calcext:value-type="float">
            <text:p>387839000</text:p>
          </table:table-cell>
          <table:table-cell office:value-type="float" office:value="388386000" calcext:value-type="float">
            <text:p>388386000</text:p>
          </table:table-cell>
          <table:table-cell office:value-type="float" office:value="387935000" calcext:value-type="float">
            <text:p>387935000</text:p>
          </table:table-cell>
          <table:table-cell office:value-type="float" office:value="388320000" calcext:value-type="float">
            <text:p>388320000</text:p>
          </table:table-cell>
          <table:table-cell office:value-type="float" office:value="388520000" calcext:value-type="float">
            <text:p>388520000</text:p>
          </table:table-cell>
          <table:table-cell office:value-type="float" office:value="388555000" calcext:value-type="float">
            <text:p>388555000</text:p>
          </table:table-cell>
          <table:table-cell office:value-type="float" office:value="388470000" calcext:value-type="float">
            <text:p>388470000</text:p>
          </table:table-cell>
          <table:table-cell office:value-type="float" office:value="387522000" calcext:value-type="float">
            <text:p>387522000</text:p>
          </table:table-cell>
          <table:table-cell office:value-type="float" office:value="388213000" calcext:value-type="float">
            <text:p>388213000</text:p>
          </table:table-cell>
          <table:table-cell office:value-type="float" office:value="388018000" calcext:value-type="float">
            <text:p>388018000</text:p>
          </table:table-cell>
          <table:table-cell office:value-type="float" office:value="388379000" calcext:value-type="float">
            <text:p>388379000</text:p>
          </table:table-cell>
          <table:table-cell office:value-type="float" office:value="388231000" calcext:value-type="float">
            <text:p>388231000</text:p>
          </table:table-cell>
          <table:table-cell office:value-type="float" office:value="388135000" calcext:value-type="float">
            <text:p>388135000</text:p>
          </table:table-cell>
          <table:table-cell office:value-type="float" office:value="388594000" calcext:value-type="float">
            <text:p>388594000</text:p>
          </table:table-cell>
          <table:table-cell office:value-type="float" office:value="388526000" calcext:value-type="float">
            <text:p>388526000</text:p>
          </table:table-cell>
          <table:table-cell office:value-type="float" office:value="388450000" calcext:value-type="float">
            <text:p>388450000</text:p>
          </table:table-cell>
          <table:table-cell office:value-type="float" office:value="388600000" calcext:value-type="float">
            <text:p>388600000</text:p>
          </table:table-cell>
          <table:table-cell office:value-type="float" office:value="388462000" calcext:value-type="float">
            <text:p>388462000</text:p>
          </table:table-cell>
          <table:table-cell office:value-type="float" office:value="388534000" calcext:value-type="float">
            <text:p>388534000</text:p>
          </table:table-cell>
          <table:table-cell office:value-type="float" office:value="388306000" calcext:value-type="float">
            <text:p>388306000</text:p>
          </table:table-cell>
          <table:table-cell office:value-type="float" office:value="387426000" calcext:value-type="float">
            <text:p>387426000</text:p>
          </table:table-cell>
          <table:table-cell office:value-type="float" office:value="388412000" calcext:value-type="float">
            <text:p>388412000</text:p>
          </table:table-cell>
          <table:table-cell office:value-type="float" office:value="388349000" calcext:value-type="float">
            <text:p>388349000</text:p>
          </table:table-cell>
          <table:table-cell office:value-type="float" office:value="387996000" calcext:value-type="float">
            <text:p>387996000</text:p>
          </table:table-cell>
          <table:table-cell office:value-type="float" office:value="388511000" calcext:value-type="float">
            <text:p>388511000</text:p>
          </table:table-cell>
          <table:table-cell office:value-type="float" office:value="388369000" calcext:value-type="float">
            <text:p>388369000</text:p>
          </table:table-cell>
          <table:table-cell office:value-type="float" office:value="388176000" calcext:value-type="float">
            <text:p>388176000</text:p>
          </table:table-cell>
          <table:table-cell office:value-type="float" office:value="387656000" calcext:value-type="float">
            <text:p>387656000</text:p>
          </table:table-cell>
          <table:table-cell office:value-type="float" office:value="388590000" calcext:value-type="float">
            <text:p>388590000</text:p>
          </table:table-cell>
          <table:table-cell office:value-type="float" office:value="388560000" calcext:value-type="float">
            <text:p>388560000</text:p>
          </table:table-cell>
          <table:table-cell office:value-type="float" office:value="388355000" calcext:value-type="float">
            <text:p>388355000</text:p>
          </table:table-cell>
          <table:table-cell office:value-type="float" office:value="387677000" calcext:value-type="float">
            <text:p>387677000</text:p>
          </table:table-cell>
          <table:table-cell office:value-type="float" office:value="388476000" calcext:value-type="float">
            <text:p>388476000</text:p>
          </table:table-cell>
          <table:table-cell office:value-type="float" office:value="388504000" calcext:value-type="float">
            <text:p>388504000</text:p>
          </table:table-cell>
          <table:table-cell office:value-type="float" office:value="388283000" calcext:value-type="float">
            <text:p>388283000</text:p>
          </table:table-cell>
          <table:table-cell office:value-type="float" office:value="388478000" calcext:value-type="float">
            <text:p>388478000</text:p>
          </table:table-cell>
          <table:table-cell office:value-type="float" office:value="387898000" calcext:value-type="float">
            <text:p>387898000</text:p>
          </table:table-cell>
          <table:table-cell office:value-type="float" office:value="388494000" calcext:value-type="float">
            <text:p>388494000</text:p>
          </table:table-cell>
          <table:table-cell office:value-type="float" office:value="388471000" calcext:value-type="float">
            <text:p>388471000</text:p>
          </table:table-cell>
          <table:table-cell office:value-type="float" office:value="388577000" calcext:value-type="float">
            <text:p>388577000</text:p>
          </table:table-cell>
          <table:table-cell office:value-type="float" office:value="387974000" calcext:value-type="float">
            <text:p>387974000</text:p>
          </table:table-cell>
          <table:table-cell office:value-type="float" office:value="387226000" calcext:value-type="float">
            <text:p>387226000</text:p>
          </table:table-cell>
          <table:table-cell office:value-type="float" office:value="388074000" calcext:value-type="float">
            <text:p>388074000</text:p>
          </table:table-cell>
          <table:table-cell office:value-type="float" office:value="388208000" calcext:value-type="float">
            <text:p>388208000</text:p>
          </table:table-cell>
          <table:table-cell office:value-type="float" office:value="388566000" calcext:value-type="float">
            <text:p>388566000</text:p>
          </table:table-cell>
          <table:table-cell office:value-type="float" office:value="388187000" calcext:value-type="float">
            <text:p>388187000</text:p>
          </table:table-cell>
          <table:table-cell office:value-type="float" office:value="388015000" calcext:value-type="float">
            <text:p>388015000</text:p>
          </table:table-cell>
          <table:table-cell office:value-type="float" office:value="387644000" calcext:value-type="float">
            <text:p>387644000</text:p>
          </table:table-cell>
          <table:table-cell office:value-type="float" office:value="388371000" calcext:value-type="float">
            <text:p>388371000</text:p>
          </table:table-cell>
          <table:table-cell office:value-type="float" office:value="387775000" calcext:value-type="float">
            <text:p>387775000</text:p>
          </table:table-cell>
          <table:table-cell office:value-type="float" office:value="388259000" calcext:value-type="float">
            <text:p>388259000</text:p>
          </table:table-cell>
          <table:table-cell office:value-type="float" office:value="388375000" calcext:value-type="float">
            <text:p>388375000</text:p>
          </table:table-cell>
          <table:table-cell office:value-type="float" office:value="388213000" calcext:value-type="float">
            <text:p>388213000</text:p>
          </table:table-cell>
          <table:table-cell office:value-type="float" office:value="387712000" calcext:value-type="float">
            <text:p>387712000</text:p>
          </table:table-cell>
          <table:table-cell office:value-type="float" office:value="391594000" calcext:value-type="float">
            <text:p>391594000</text:p>
          </table:table-cell>
          <table:table-cell office:value-type="float" office:value="391280000" calcext:value-type="float">
            <text:p>391280000</text:p>
          </table:table-cell>
          <table:table-cell office:value-type="float" office:value="391234000" calcext:value-type="float">
            <text:p>391234000</text:p>
          </table:table-cell>
          <table:table-cell office:value-type="float" office:value="390956000" calcext:value-type="float">
            <text:p>390956000</text:p>
          </table:table-cell>
          <table:table-cell office:value-type="float" office:value="391317000" calcext:value-type="float">
            <text:p>391317000</text:p>
          </table:table-cell>
          <table:table-cell office:value-type="float" office:value="391299000" calcext:value-type="float">
            <text:p>391299000</text:p>
          </table:table-cell>
          <table:table-cell office:value-type="float" office:value="390737000" calcext:value-type="float">
            <text:p>390737000</text:p>
          </table:table-cell>
          <table:table-cell office:value-type="float" office:value="390793000" calcext:value-type="float">
            <text:p>390793000</text:p>
          </table:table-cell>
          <table:table-cell office:value-type="float" office:value="391266000" calcext:value-type="float">
            <text:p>391266000</text:p>
          </table:table-cell>
          <table:table-cell office:value-type="float" office:value="391598000" calcext:value-type="float">
            <text:p>391598000</text:p>
          </table:table-cell>
          <table:table-cell office:value-type="float" office:value="390694000" calcext:value-type="float">
            <text:p>390694000</text:p>
          </table:table-cell>
          <table:table-cell office:value-type="float" office:value="390949000" calcext:value-type="float">
            <text:p>390949000</text:p>
          </table:table-cell>
          <table:table-cell office:value-type="float" office:value="391621000" calcext:value-type="float">
            <text:p>391621000</text:p>
          </table:table-cell>
          <table:table-cell office:value-type="float" office:value="390979000" calcext:value-type="float">
            <text:p>390979000</text:p>
          </table:table-cell>
          <table:table-cell office:value-type="float" office:value="391232000" calcext:value-type="float">
            <text:p>391232000</text:p>
          </table:table-cell>
          <table:table-cell office:value-type="float" office:value="390382000" calcext:value-type="float">
            <text:p>390382000</text:p>
          </table:table-cell>
          <table:table-cell office:value-type="float" office:value="390992000" calcext:value-type="float">
            <text:p>390992000</text:p>
          </table:table-cell>
          <table:table-cell office:value-type="float" office:value="390943000" calcext:value-type="float">
            <text:p>390943000</text:p>
          </table:table-cell>
          <table:table-cell office:value-type="float" office:value="390936000" calcext:value-type="float">
            <text:p>390936000</text:p>
          </table:table-cell>
          <table:table-cell office:value-type="float" office:value="390966000" calcext:value-type="float">
            <text:p>390966000</text:p>
          </table:table-cell>
          <table:table-cell office:value-type="float" office:value="391266000" calcext:value-type="float">
            <text:p>391266000</text:p>
          </table:table-cell>
          <table:table-cell office:value-type="float" office:value="390156000" calcext:value-type="float">
            <text:p>390156000</text:p>
          </table:table-cell>
          <table:table-cell office:value-type="float" office:value="390131000" calcext:value-type="float">
            <text:p>390131000</text:p>
          </table:table-cell>
          <table:table-cell office:value-type="float" office:value="391010000" calcext:value-type="float">
            <text:p>391010000</text:p>
          </table:table-cell>
          <table:table-cell office:value-type="float" office:value="391216000" calcext:value-type="float">
            <text:p>391216000</text:p>
          </table:table-cell>
          <table:table-cell office:value-type="float" office:value="391283000" calcext:value-type="float">
            <text:p>391283000</text:p>
          </table:table-cell>
          <table:table-cell office:value-type="float" office:value="390700000" calcext:value-type="float">
            <text:p>390700000</text:p>
          </table:table-cell>
          <table:table-cell office:value-type="float" office:value="391264000" calcext:value-type="float">
            <text:p>391264000</text:p>
          </table:table-cell>
          <table:table-cell office:value-type="float" office:value="391581000" calcext:value-type="float">
            <text:p>391581000</text:p>
          </table:table-cell>
          <table:table-cell office:value-type="float" office:value="391222000" calcext:value-type="float">
            <text:p>391222000</text:p>
          </table:table-cell>
          <table:table-cell office:value-type="float" office:value="390938000" calcext:value-type="float">
            <text:p>390938000</text:p>
          </table:table-cell>
          <table:table-cell office:value-type="float" office:value="391110000" calcext:value-type="float">
            <text:p>391110000</text:p>
          </table:table-cell>
          <table:table-cell office:value-type="float" office:value="391421000" calcext:value-type="float">
            <text:p>391421000</text:p>
          </table:table-cell>
          <table:table-cell office:value-type="float" office:value="391770000" calcext:value-type="float">
            <text:p>391770000</text:p>
          </table:table-cell>
          <table:table-cell office:value-type="float" office:value="391184000" calcext:value-type="float">
            <text:p>391184000</text:p>
          </table:table-cell>
          <table:table-cell office:value-type="float" office:value="391701000" calcext:value-type="float">
            <text:p>391701000</text:p>
          </table:table-cell>
          <table:table-cell office:value-type="float" office:value="391572000" calcext:value-type="float">
            <text:p>391572000</text:p>
          </table:table-cell>
          <table:table-cell office:value-type="float" office:value="391782000" calcext:value-type="float">
            <text:p>391782000</text:p>
          </table:table-cell>
          <table:table-cell office:value-type="float" office:value="390637000" calcext:value-type="float">
            <text:p>390637000</text:p>
          </table:table-cell>
          <table:table-cell table:number-columns-repeated="2" office:value-type="float" office:value="390892000" calcext:value-type="float">
            <text:p>390892000</text:p>
          </table:table-cell>
          <table:table-cell office:value-type="float" office:value="391396000" calcext:value-type="float">
            <text:p>391396000</text:p>
          </table:table-cell>
          <table:table-cell office:value-type="float" office:value="390108000" calcext:value-type="float">
            <text:p>390108000</text:p>
          </table:table-cell>
          <table:table-cell office:value-type="float" office:value="390700000" calcext:value-type="float">
            <text:p>390700000</text:p>
          </table:table-cell>
          <table:table-cell office:value-type="float" office:value="390311000" calcext:value-type="float">
            <text:p>390311000</text:p>
          </table:table-cell>
          <table:table-cell office:value-type="float" office:value="391641000" calcext:value-type="float">
            <text:p>391641000</text:p>
          </table:table-cell>
          <table:table-cell office:value-type="float" office:value="391210000" calcext:value-type="float">
            <text:p>391210000</text:p>
          </table:table-cell>
          <table:table-cell office:value-type="float" office:value="390796000" calcext:value-type="float">
            <text:p>390796000</text:p>
          </table:table-cell>
          <table:table-cell office:value-type="float" office:value="390957000" calcext:value-type="float">
            <text:p>390957000</text:p>
          </table:table-cell>
          <table:table-cell office:value-type="float" office:value="390318000" calcext:value-type="float">
            <text:p>390318000</text:p>
          </table:table-cell>
          <table:table-cell office:value-type="float" office:value="391093000" calcext:value-type="float">
            <text:p>391093000</text:p>
          </table:table-cell>
          <table:table-cell office:value-type="float" office:value="390748000" calcext:value-type="float">
            <text:p>390748000</text:p>
          </table:table-cell>
          <table:table-cell office:value-type="float" office:value="391369000" calcext:value-type="float">
            <text:p>391369000</text:p>
          </table:table-cell>
          <table:table-cell office:value-type="float" office:value="391645000" calcext:value-type="float">
            <text:p>391645000</text:p>
          </table:table-cell>
          <table:table-cell office:value-type="float" office:value="391625000" calcext:value-type="float">
            <text:p>391625000</text:p>
          </table:table-cell>
          <table:table-cell office:value-type="float" office:value="391351000" calcext:value-type="float">
            <text:p>391351000</text:p>
          </table:table-cell>
          <table:table-cell office:value-type="float" office:value="390772000" calcext:value-type="float">
            <text:p>390772000</text:p>
          </table:table-cell>
          <table:table-cell office:value-type="float" office:value="391256000" calcext:value-type="float">
            <text:p>391256000</text:p>
          </table:table-cell>
          <table:table-cell office:value-type="float" office:value="390663000" calcext:value-type="float">
            <text:p>390663000</text:p>
          </table:table-cell>
          <table:table-cell office:value-type="float" office:value="391339000" calcext:value-type="float">
            <text:p>391339000</text:p>
          </table:table-cell>
          <table:table-cell office:value-type="float" office:value="391597000" calcext:value-type="float">
            <text:p>391597000</text:p>
          </table:table-cell>
          <table:table-cell office:value-type="float" office:value="391628000" calcext:value-type="float">
            <text:p>391628000</text:p>
          </table:table-cell>
          <table:table-cell office:value-type="float" office:value="391775000" calcext:value-type="float">
            <text:p>391775000</text:p>
          </table:table-cell>
          <table:table-cell office:value-type="float" office:value="391207000" calcext:value-type="float">
            <text:p>391207000</text:p>
          </table:table-cell>
          <table:table-cell office:value-type="float" office:value="391527000" calcext:value-type="float">
            <text:p>391527000</text:p>
          </table:table-cell>
          <table:table-cell office:value-type="float" office:value="391634000" calcext:value-type="float">
            <text:p>391634000</text:p>
          </table:table-cell>
          <table:table-cell office:value-type="float" office:value="390848000" calcext:value-type="float">
            <text:p>390848000</text:p>
          </table:table-cell>
          <table:table-cell office:value-type="float" office:value="391609000" calcext:value-type="float">
            <text:p>391609000</text:p>
          </table:table-cell>
          <table:table-cell office:value-type="float" office:value="390915000" calcext:value-type="float">
            <text:p>390915000</text:p>
          </table:table-cell>
          <table:table-cell office:value-type="float" office:value="390787000" calcext:value-type="float">
            <text:p>390787000</text:p>
          </table:table-cell>
          <table:table-cell office:value-type="float" office:value="391747000" calcext:value-type="float">
            <text:p>391747000</text:p>
          </table:table-cell>
          <table:table-cell office:value-type="float" office:value="391201000" calcext:value-type="float">
            <text:p>391201000</text:p>
          </table:table-cell>
          <table:table-cell office:value-type="float" office:value="391525000" calcext:value-type="float">
            <text:p>391525000</text:p>
          </table:table-cell>
          <table:table-cell office:value-type="float" office:value="390959000" calcext:value-type="float">
            <text:p>390959000</text:p>
          </table:table-cell>
          <table:table-cell office:value-type="float" office:value="390702000" calcext:value-type="float">
            <text:p>390702000</text:p>
          </table:table-cell>
          <table:table-cell office:value-type="float" office:value="390192000" calcext:value-type="float">
            <text:p>390192000</text:p>
          </table:table-cell>
          <table:table-cell office:value-type="float" office:value="390750000" calcext:value-type="float">
            <text:p>390750000</text:p>
          </table:table-cell>
          <table:table-cell office:value-type="float" office:value="390340000" calcext:value-type="float">
            <text:p>390340000</text:p>
          </table:table-cell>
          <table:table-cell office:value-type="float" office:value="390731000" calcext:value-type="float">
            <text:p>390731000</text:p>
          </table:table-cell>
          <table:table-cell office:value-type="float" office:value="391672000" calcext:value-type="float">
            <text:p>391672000</text:p>
          </table:table-cell>
          <table:table-cell office:value-type="float" office:value="391662000" calcext:value-type="float">
            <text:p>391662000</text:p>
          </table:table-cell>
          <table:table-cell office:value-type="float" office:value="391386000" calcext:value-type="float">
            <text:p>391386000</text:p>
          </table:table-cell>
          <table:table-cell office:value-type="float" office:value="390988000" calcext:value-type="float">
            <text:p>390988000</text:p>
          </table:table-cell>
          <table:table-cell office:value-type="float" office:value="390568000" calcext:value-type="float">
            <text:p>390568000</text:p>
          </table:table-cell>
          <table:table-cell office:value-type="float" office:value="390397000" calcext:value-type="float">
            <text:p>390397000</text:p>
          </table:table-cell>
          <table:table-cell office:value-type="float" office:value="391690000" calcext:value-type="float">
            <text:p>391690000</text:p>
          </table:table-cell>
          <table:table-cell office:value-type="float" office:value="391192000" calcext:value-type="float">
            <text:p>391192000</text:p>
          </table:table-cell>
          <table:table-cell office:value-type="float" office:value="391536000" calcext:value-type="float">
            <text:p>391536000</text:p>
          </table:table-cell>
          <table:table-cell office:value-type="float" office:value="391642000" calcext:value-type="float">
            <text:p>391642000</text:p>
          </table:table-cell>
          <table:table-cell office:value-type="float" office:value="391720000" calcext:value-type="float">
            <text:p>391720000</text:p>
          </table:table-cell>
          <table:table-cell office:value-type="float" office:value="391707000" calcext:value-type="float">
            <text:p>391707000</text:p>
          </table:table-cell>
          <table:table-cell office:value-type="float" office:value="391641000" calcext:value-type="float">
            <text:p>391641000</text:p>
          </table:table-cell>
          <table:table-cell office:value-type="float" office:value="391639000" calcext:value-type="float">
            <text:p>391639000</text:p>
          </table:table-cell>
          <table:table-cell office:value-type="float" office:value="390620000" calcext:value-type="float">
            <text:p>390620000</text:p>
          </table:table-cell>
          <table:table-cell office:value-type="float" office:value="391557000" calcext:value-type="float">
            <text:p>391557000</text:p>
          </table:table-cell>
          <table:table-cell office:value-type="float" office:value="391129000" calcext:value-type="float">
            <text:p>391129000</text:p>
          </table:table-cell>
          <table:table-cell office:value-type="float" office:value="390931000" calcext:value-type="float">
            <text:p>390931000</text:p>
          </table:table-cell>
          <table:table-cell office:value-type="float" office:value="391347000" calcext:value-type="float">
            <text:p>391347000</text:p>
          </table:table-cell>
          <table:table-cell office:value-type="float" office:value="391331000" calcext:value-type="float">
            <text:p>391331000</text:p>
          </table:table-cell>
          <table:table-cell table:number-columns-repeated="2" office:value-type="float" office:value="391024000" calcext:value-type="float">
            <text:p>391024000</text:p>
          </table:table-cell>
          <table:table-cell office:value-type="float" office:value="391872000" calcext:value-type="float">
            <text:p>391872000</text:p>
          </table:table-cell>
          <table:table-cell office:value-type="float" office:value="389724000" calcext:value-type="float">
            <text:p>389724000</text:p>
          </table:table-cell>
          <table:table-cell office:value-type="float" office:value="391490000" calcext:value-type="float">
            <text:p>391490000</text:p>
          </table:table-cell>
          <table:table-cell office:value-type="float" office:value="391709000" calcext:value-type="float">
            <text:p>391709000</text:p>
          </table:table-cell>
          <table:table-cell office:value-type="float" office:value="391033000" calcext:value-type="float">
            <text:p>391033000</text:p>
          </table:table-cell>
          <table:table-cell office:value-type="float" office:value="391466000" calcext:value-type="float">
            <text:p>391466000</text:p>
          </table:table-cell>
          <table:table-cell office:value-type="float" office:value="391578000" calcext:value-type="float">
            <text:p>391578000</text:p>
          </table:table-cell>
          <table:table-cell office:value-type="float" office:value="390680000" calcext:value-type="float">
            <text:p>390680000</text:p>
          </table:table-cell>
          <table:table-cell office:value-type="float" office:value="391208000" calcext:value-type="float">
            <text:p>391208000</text:p>
          </table:table-cell>
          <table:table-cell office:value-type="float" office:value="390851000" calcext:value-type="float">
            <text:p>390851000</text:p>
          </table:table-cell>
          <table:table-cell office:value-type="float" office:value="391663000" calcext:value-type="float">
            <text:p>391663000</text:p>
          </table:table-cell>
          <table:table-cell office:value-type="float" office:value="390586000" calcext:value-type="float">
            <text:p>390586000</text:p>
          </table:table-cell>
          <table:table-cell office:value-type="float" office:value="391163000" calcext:value-type="float">
            <text:p>391163000</text:p>
          </table:table-cell>
          <table:table-cell office:value-type="float" office:value="390343000" calcext:value-type="float">
            <text:p>390343000</text:p>
          </table:table-cell>
          <table:table-cell office:value-type="float" office:value="391695000" calcext:value-type="float">
            <text:p>391695000</text:p>
          </table:table-cell>
          <table:table-cell office:value-type="float" office:value="390608000" calcext:value-type="float">
            <text:p>390608000</text:p>
          </table:table-cell>
          <table:table-cell office:value-type="float" office:value="390270000" calcext:value-type="float">
            <text:p>390270000</text:p>
          </table:table-cell>
          <table:table-cell office:value-type="float" office:value="391784000" calcext:value-type="float">
            <text:p>391784000</text:p>
          </table:table-cell>
          <table:table-cell office:value-type="float" office:value="391739000" calcext:value-type="float">
            <text:p>391739000</text:p>
          </table:table-cell>
          <table:table-cell office:value-type="float" office:value="391722000" calcext:value-type="float">
            <text:p>391722000</text:p>
          </table:table-cell>
          <table:table-cell office:value-type="float" office:value="391595000" calcext:value-type="float">
            <text:p>391595000</text:p>
          </table:table-cell>
          <table:table-cell office:value-type="float" office:value="391363000" calcext:value-type="float">
            <text:p>391363000</text:p>
          </table:table-cell>
          <table:table-cell office:value-type="float" office:value="390929000" calcext:value-type="float">
            <text:p>390929000</text:p>
          </table:table-cell>
          <table:table-cell office:value-type="float" office:value="391516000" calcext:value-type="float">
            <text:p>391516000</text:p>
          </table:table-cell>
          <table:table-cell office:value-type="float" office:value="391315000" calcext:value-type="float">
            <text:p>391315000</text:p>
          </table:table-cell>
          <table:table-cell office:value-type="float" office:value="391673000" calcext:value-type="float">
            <text:p>391673000</text:p>
          </table:table-cell>
          <table:table-cell office:value-type="float" office:value="391153000" calcext:value-type="float">
            <text:p>391153000</text:p>
          </table:table-cell>
          <table:table-cell office:value-type="float" office:value="390550000" calcext:value-type="float">
            <text:p>390550000</text:p>
          </table:table-cell>
          <table:table-cell office:value-type="float" office:value="390861000" calcext:value-type="float">
            <text:p>390861000</text:p>
          </table:table-cell>
          <table:table-cell office:value-type="float" office:value="391193000" calcext:value-type="float">
            <text:p>391193000</text:p>
          </table:table-cell>
          <table:table-cell office:value-type="float" office:value="390966000" calcext:value-type="float">
            <text:p>390966000</text:p>
          </table:table-cell>
          <table:table-cell office:value-type="float" office:value="390931000" calcext:value-type="float">
            <text:p>390931000</text:p>
          </table:table-cell>
          <table:table-cell office:value-type="float" office:value="391688000" calcext:value-type="float">
            <text:p>391688000</text:p>
          </table:table-cell>
          <table:table-cell office:value-type="float" office:value="391064000" calcext:value-type="float">
            <text:p>391064000</text:p>
          </table:table-cell>
          <table:table-cell office:value-type="float" office:value="391002000" calcext:value-type="float">
            <text:p>391002000</text:p>
          </table:table-cell>
          <table:table-cell office:value-type="float" office:value="391359000" calcext:value-type="float">
            <text:p>391359000</text:p>
          </table:table-cell>
          <table:table-cell office:value-type="float" office:value="391026000" calcext:value-type="float">
            <text:p>391026000</text:p>
          </table:table-cell>
          <table:table-cell office:value-type="float" office:value="391510000" calcext:value-type="float">
            <text:p>391510000</text:p>
          </table:table-cell>
          <table:table-cell office:value-type="float" office:value="390563000" calcext:value-type="float">
            <text:p>390563000</text:p>
          </table:table-cell>
          <table:table-cell office:value-type="float" office:value="391238000" calcext:value-type="float">
            <text:p>391238000</text:p>
          </table:table-cell>
          <table:table-cell office:value-type="float" office:value="390645000" calcext:value-type="float">
            <text:p>390645000</text:p>
          </table:table-cell>
          <table:table-cell office:value-type="float" office:value="391536000" calcext:value-type="float">
            <text:p>391536000</text:p>
          </table:table-cell>
          <table:table-cell office:value-type="float" office:value="391415000" calcext:value-type="float">
            <text:p>391415000</text:p>
          </table:table-cell>
          <table:table-cell office:value-type="float" office:value="391119000" calcext:value-type="float">
            <text:p>391119000</text:p>
          </table:table-cell>
          <table:table-cell office:value-type="float" office:value="390862000" calcext:value-type="float">
            <text:p>390862000</text:p>
          </table:table-cell>
          <table:table-cell office:value-type="float" office:value="391089000" calcext:value-type="float">
            <text:p>391089000</text:p>
          </table:table-cell>
          <table:table-cell office:value-type="float" office:value="390496000" calcext:value-type="float">
            <text:p>390496000</text:p>
          </table:table-cell>
          <table:table-cell office:value-type="float" office:value="391007000" calcext:value-type="float">
            <text:p>391007000</text:p>
          </table:table-cell>
          <table:table-cell office:value-type="float" office:value="391370000" calcext:value-type="float">
            <text:p>391370000</text:p>
          </table:table-cell>
          <table:table-cell office:value-type="float" office:value="390607000" calcext:value-type="float">
            <text:p>390607000</text:p>
          </table:table-cell>
          <table:table-cell office:value-type="float" office:value="391282000" calcext:value-type="float">
            <text:p>391282000</text:p>
          </table:table-cell>
          <table:table-cell office:value-type="float" office:value="390362000" calcext:value-type="float">
            <text:p>390362000</text:p>
          </table:table-cell>
          <table:table-cell office:value-type="float" office:value="391229000" calcext:value-type="float">
            <text:p>391229000</text:p>
          </table:table-cell>
          <table:table-cell office:value-type="float" office:value="391181000" calcext:value-type="float">
            <text:p>391181000</text:p>
          </table:table-cell>
          <table:table-cell office:value-type="float" office:value="391420000" calcext:value-type="float">
            <text:p>391420000</text:p>
          </table:table-cell>
          <table:table-cell office:value-type="float" office:value="391772000" calcext:value-type="float">
            <text:p>391772000</text:p>
          </table:table-cell>
          <table:table-cell office:value-type="float" office:value="391779000" calcext:value-type="float">
            <text:p>391779000</text:p>
          </table:table-cell>
          <table:table-cell office:value-type="float" office:value="391565000" calcext:value-type="float">
            <text:p>391565000</text:p>
          </table:table-cell>
          <table:table-cell office:value-type="float" office:value="391077000" calcext:value-type="float">
            <text:p>391077000</text:p>
          </table:table-cell>
          <table:table-cell office:value-type="float" office:value="391212000" calcext:value-type="float">
            <text:p>391212000</text:p>
          </table:table-cell>
          <table:table-cell office:value-type="float" office:value="391537000" calcext:value-type="float">
            <text:p>391537000</text:p>
          </table:table-cell>
          <table:table-cell office:value-type="float" office:value="391373000" calcext:value-type="float">
            <text:p>391373000</text:p>
          </table:table-cell>
          <table:table-cell office:value-type="float" office:value="391243000" calcext:value-type="float">
            <text:p>391243000</text:p>
          </table:table-cell>
          <table:table-cell office:value-type="float" office:value="390774000" calcext:value-type="float">
            <text:p>390774000</text:p>
          </table:table-cell>
          <table:table-cell office:value-type="float" office:value="391105000" calcext:value-type="float">
            <text:p>391105000</text:p>
          </table:table-cell>
          <table:table-cell office:value-type="float" office:value="391606000" calcext:value-type="float">
            <text:p>391606000</text:p>
          </table:table-cell>
          <table:table-cell office:value-type="float" office:value="390927000" calcext:value-type="float">
            <text:p>390927000</text:p>
          </table:table-cell>
          <table:table-cell office:value-type="float" office:value="390993000" calcext:value-type="float">
            <text:p>390993000</text:p>
          </table:table-cell>
          <table:table-cell office:value-type="float" office:value="390527000" calcext:value-type="float">
            <text:p>390527000</text:p>
          </table:table-cell>
          <table:table-cell office:value-type="float" office:value="391339000" calcext:value-type="float">
            <text:p>391339000</text:p>
          </table:table-cell>
          <table:table-cell office:value-type="float" office:value="391592000" calcext:value-type="float">
            <text:p>391592000</text:p>
          </table:table-cell>
          <table:table-cell office:value-type="float" office:value="390185000" calcext:value-type="float">
            <text:p>390185000</text:p>
          </table:table-cell>
          <table:table-cell office:value-type="float" office:value="391630000" calcext:value-type="float">
            <text:p>391630000</text:p>
          </table:table-cell>
          <table:table-cell office:value-type="float" office:value="391777000" calcext:value-type="float">
            <text:p>391777000</text:p>
          </table:table-cell>
          <table:table-cell office:value-type="float" office:value="391654000" calcext:value-type="float">
            <text:p>391654000</text:p>
          </table:table-cell>
          <table:table-cell office:value-type="float" office:value="390703000" calcext:value-type="float">
            <text:p>390703000</text:p>
          </table:table-cell>
          <table:table-cell office:value-type="float" office:value="391050000" calcext:value-type="float">
            <text:p>391050000</text:p>
          </table:table-cell>
          <table:table-cell office:value-type="float" office:value="391397000" calcext:value-type="float">
            <text:p>391397000</text:p>
          </table:table-cell>
          <table:table-cell office:value-type="float" office:value="391067000" calcext:value-type="float">
            <text:p>391067000</text:p>
          </table:table-cell>
          <table:table-cell office:value-type="float" office:value="390136000" calcext:value-type="float">
            <text:p>390136000</text:p>
          </table:table-cell>
          <table:table-cell office:value-type="float" office:value="390869000" calcext:value-type="float">
            <text:p>390869000</text:p>
          </table:table-cell>
          <table:table-cell office:value-type="float" office:value="391732000" calcext:value-type="float">
            <text:p>391732000</text:p>
          </table:table-cell>
          <table:table-cell office:value-type="float" office:value="390902000" calcext:value-type="float">
            <text:p>390902000</text:p>
          </table:table-cell>
          <table:table-cell office:value-type="float" office:value="390225000" calcext:value-type="float">
            <text:p>390225000</text:p>
          </table:table-cell>
          <table:table-cell office:value-type="float" office:value="390941000" calcext:value-type="float">
            <text:p>390941000</text:p>
          </table:table-cell>
          <table:table-cell office:value-type="float" office:value="389997000" calcext:value-type="float">
            <text:p>389997000</text:p>
          </table:table-cell>
          <table:table-cell office:value-type="float" office:value="390220000" calcext:value-type="float">
            <text:p>390220000</text:p>
          </table:table-cell>
          <table:table-cell office:value-type="float" office:value="391184000" calcext:value-type="float">
            <text:p>391184000</text:p>
          </table:table-cell>
          <table:table-cell office:value-type="float" office:value="391455000" calcext:value-type="float">
            <text:p>391455000</text:p>
          </table:table-cell>
          <table:table-cell office:value-type="float" office:value="391435000" calcext:value-type="float">
            <text:p>391435000</text:p>
          </table:table-cell>
          <table:table-cell office:value-type="float" office:value="391227000" calcext:value-type="float">
            <text:p>391227000</text:p>
          </table:table-cell>
          <table:table-cell office:value-type="float" office:value="391488000" calcext:value-type="float">
            <text:p>391488000</text:p>
          </table:table-cell>
          <table:table-cell office:value-type="float" office:value="390964000" calcext:value-type="float">
            <text:p>390964000</text:p>
          </table:table-cell>
          <table:table-cell office:value-type="float" office:value="391117000" calcext:value-type="float">
            <text:p>391117000</text:p>
          </table:table-cell>
          <table:table-cell office:value-type="float" office:value="391225000" calcext:value-type="float">
            <text:p>391225000</text:p>
          </table:table-cell>
          <table:table-cell office:value-type="float" office:value="391691000" calcext:value-type="float">
            <text:p>391691000</text:p>
          </table:table-cell>
          <table:table-cell office:value-type="float" office:value="391394000" calcext:value-type="float">
            <text:p>391394000</text:p>
          </table:table-cell>
          <table:table-cell office:value-type="float" office:value="391351000" calcext:value-type="float">
            <text:p>391351000</text:p>
          </table:table-cell>
          <table:table-cell office:value-type="float" office:value="391219000" calcext:value-type="float">
            <text:p>391219000</text:p>
          </table:table-cell>
          <table:table-cell office:value-type="float" office:value="391225000" calcext:value-type="float">
            <text:p>391225000</text:p>
          </table:table-cell>
          <table:table-cell office:value-type="float" office:value="390759000" calcext:value-type="float">
            <text:p>390759000</text:p>
          </table:table-cell>
          <table:table-cell office:value-type="float" office:value="392940000" calcext:value-type="float">
            <text:p>392940000</text:p>
          </table:table-cell>
          <table:table-cell office:value-type="float" office:value="392711000" calcext:value-type="float">
            <text:p>392711000</text:p>
          </table:table-cell>
          <table:table-cell office:value-type="float" office:value="392095000" calcext:value-type="float">
            <text:p>392095000</text:p>
          </table:table-cell>
          <table:table-cell office:value-type="float" office:value="392414000" calcext:value-type="float">
            <text:p>392414000</text:p>
          </table:table-cell>
          <table:table-cell office:value-type="float" office:value="392111000" calcext:value-type="float">
            <text:p>392111000</text:p>
          </table:table-cell>
          <table:table-cell office:value-type="float" office:value="393443000" calcext:value-type="float">
            <text:p>393443000</text:p>
          </table:table-cell>
          <table:table-cell office:value-type="float" office:value="393366000" calcext:value-type="float">
            <text:p>393366000</text:p>
          </table:table-cell>
          <table:table-cell office:value-type="float" office:value="392290000" calcext:value-type="float">
            <text:p>392290000</text:p>
          </table:table-cell>
          <table:table-cell office:value-type="float" office:value="392645000" calcext:value-type="float">
            <text:p>392645000</text:p>
          </table:table-cell>
          <table:table-cell office:value-type="float" office:value="393168000" calcext:value-type="float">
            <text:p>393168000</text:p>
          </table:table-cell>
          <table:table-cell office:value-type="float" office:value="393102000" calcext:value-type="float">
            <text:p>393102000</text:p>
          </table:table-cell>
          <table:table-cell office:value-type="float" office:value="393051000" calcext:value-type="float">
            <text:p>393051000</text:p>
          </table:table-cell>
          <table:table-cell office:value-type="float" office:value="392180000" calcext:value-type="float">
            <text:p>392180000</text:p>
          </table:table-cell>
          <table:table-cell office:value-type="float" office:value="393098000" calcext:value-type="float">
            <text:p>393098000</text:p>
          </table:table-cell>
          <table:table-cell office:value-type="float" office:value="392590000" calcext:value-type="float">
            <text:p>392590000</text:p>
          </table:table-cell>
          <table:table-cell office:value-type="float" office:value="392313000" calcext:value-type="float">
            <text:p>392313000</text:p>
          </table:table-cell>
          <table:table-cell office:value-type="float" office:value="393353000" calcext:value-type="float">
            <text:p>393353000</text:p>
          </table:table-cell>
          <table:table-cell office:value-type="float" office:value="393391000" calcext:value-type="float">
            <text:p>393391000</text:p>
          </table:table-cell>
          <table:table-cell office:value-type="float" office:value="392515000" calcext:value-type="float">
            <text:p>392515000</text:p>
          </table:table-cell>
          <table:table-cell office:value-type="float" office:value="393232000" calcext:value-type="float">
            <text:p>393232000</text:p>
          </table:table-cell>
          <table:table-cell office:value-type="float" office:value="392057000" calcext:value-type="float">
            <text:p>392057000</text:p>
          </table:table-cell>
          <table:table-cell office:value-type="float" office:value="392127000" calcext:value-type="float">
            <text:p>392127000</text:p>
          </table:table-cell>
          <table:table-cell office:value-type="float" office:value="391468000" calcext:value-type="float">
            <text:p>391468000</text:p>
          </table:table-cell>
          <table:table-cell office:value-type="float" office:value="392641000" calcext:value-type="float">
            <text:p>392641000</text:p>
          </table:table-cell>
          <table:table-cell office:value-type="float" office:value="393103000" calcext:value-type="float">
            <text:p>393103000</text:p>
          </table:table-cell>
          <table:table-cell office:value-type="float" office:value="392842000" calcext:value-type="float">
            <text:p>392842000</text:p>
          </table:table-cell>
          <table:table-cell office:value-type="float" office:value="392227000" calcext:value-type="float">
            <text:p>392227000</text:p>
          </table:table-cell>
          <table:table-cell office:value-type="float" office:value="393372000" calcext:value-type="float">
            <text:p>393372000</text:p>
          </table:table-cell>
          <table:table-cell office:value-type="float" office:value="392394000" calcext:value-type="float">
            <text:p>392394000</text:p>
          </table:table-cell>
          <table:table-cell office:value-type="float" office:value="392644000" calcext:value-type="float">
            <text:p>392644000</text:p>
          </table:table-cell>
          <table:table-cell office:value-type="float" office:value="393320000" calcext:value-type="float">
            <text:p>393320000</text:p>
          </table:table-cell>
          <table:table-cell office:value-type="float" office:value="392659000" calcext:value-type="float">
            <text:p>392659000</text:p>
          </table:table-cell>
          <table:table-cell office:value-type="float" office:value="393293000" calcext:value-type="float">
            <text:p>393293000</text:p>
          </table:table-cell>
          <table:table-cell office:value-type="float" office:value="392998000" calcext:value-type="float">
            <text:p>392998000</text:p>
          </table:table-cell>
          <table:table-cell office:value-type="float" office:value="393103000" calcext:value-type="float">
            <text:p>393103000</text:p>
          </table:table-cell>
          <table:table-cell office:value-type="float" office:value="392282000" calcext:value-type="float">
            <text:p>392282000</text:p>
          </table:table-cell>
          <table:table-cell office:value-type="float" office:value="393142000" calcext:value-type="float">
            <text:p>393142000</text:p>
          </table:table-cell>
          <table:table-cell office:value-type="float" office:value="393383000" calcext:value-type="float">
            <text:p>393383000</text:p>
          </table:table-cell>
          <table:table-cell office:value-type="float" office:value="391752000" calcext:value-type="float">
            <text:p>391752000</text:p>
          </table:table-cell>
          <table:table-cell office:value-type="float" office:value="393407000" calcext:value-type="float">
            <text:p>393407000</text:p>
          </table:table-cell>
          <table:table-cell office:value-type="float" office:value="392937000" calcext:value-type="float">
            <text:p>392937000</text:p>
          </table:table-cell>
          <table:table-cell office:value-type="float" office:value="392750000" calcext:value-type="float">
            <text:p>392750000</text:p>
          </table:table-cell>
          <table:table-cell office:value-type="float" office:value="393095000" calcext:value-type="float">
            <text:p>393095000</text:p>
          </table:table-cell>
          <table:table-cell office:value-type="float" office:value="392942000" calcext:value-type="float">
            <text:p>392942000</text:p>
          </table:table-cell>
          <table:table-cell office:value-type="float" office:value="392540000" calcext:value-type="float">
            <text:p>392540000</text:p>
          </table:table-cell>
          <table:table-cell office:value-type="float" office:value="393154000" calcext:value-type="float">
            <text:p>393154000</text:p>
          </table:table-cell>
          <table:table-cell office:value-type="float" office:value="393270000" calcext:value-type="float">
            <text:p>393270000</text:p>
          </table:table-cell>
          <table:table-cell office:value-type="float" office:value="393190000" calcext:value-type="float">
            <text:p>393190000</text:p>
          </table:table-cell>
          <table:table-cell office:value-type="float" office:value="392510000" calcext:value-type="float">
            <text:p>392510000</text:p>
          </table:table-cell>
          <table:table-cell office:value-type="float" office:value="392313000" calcext:value-type="float">
            <text:p>392313000</text:p>
          </table:table-cell>
          <table:table-cell office:value-type="float" office:value="392993000" calcext:value-type="float">
            <text:p>392993000</text:p>
          </table:table-cell>
          <table:table-cell office:value-type="float" office:value="393269000" calcext:value-type="float">
            <text:p>393269000</text:p>
          </table:table-cell>
          <table:table-cell office:value-type="float" office:value="392444000" calcext:value-type="float">
            <text:p>392444000</text:p>
          </table:table-cell>
          <table:table-cell office:value-type="float" office:value="391416000" calcext:value-type="float">
            <text:p>391416000</text:p>
          </table:table-cell>
          <table:table-cell office:value-type="float" office:value="392651000" calcext:value-type="float">
            <text:p>392651000</text:p>
          </table:table-cell>
          <table:table-cell office:value-type="float" office:value="392388000" calcext:value-type="float">
            <text:p>392388000</text:p>
          </table:table-cell>
          <table:table-cell office:value-type="float" office:value="392396000" calcext:value-type="float">
            <text:p>392396000</text:p>
          </table:table-cell>
          <table:table-cell office:value-type="float" office:value="392333000" calcext:value-type="float">
            <text:p>392333000</text:p>
          </table:table-cell>
          <table:table-cell office:value-type="float" office:value="392989000" calcext:value-type="float">
            <text:p>392989000</text:p>
          </table:table-cell>
          <table:table-cell office:value-type="float" office:value="393378000" calcext:value-type="float">
            <text:p>393378000</text:p>
          </table:table-cell>
          <table:table-cell office:value-type="float" office:value="393329000" calcext:value-type="float">
            <text:p>393329000</text:p>
          </table:table-cell>
          <table:table-cell office:value-type="float" office:value="392159000" calcext:value-type="float">
            <text:p>392159000</text:p>
          </table:table-cell>
          <table:table-cell office:value-type="float" office:value="393401000" calcext:value-type="float">
            <text:p>393401000</text:p>
          </table:table-cell>
          <table:table-cell office:value-type="float" office:value="391636000" calcext:value-type="float">
            <text:p>391636000</text:p>
          </table:table-cell>
          <table:table-cell office:value-type="float" office:value="391395000" calcext:value-type="float">
            <text:p>391395000</text:p>
          </table:table-cell>
          <table:table-cell office:value-type="float" office:value="393266000" calcext:value-type="float">
            <text:p>393266000</text:p>
          </table:table-cell>
          <table:table-cell office:value-type="float" office:value="393217000" calcext:value-type="float">
            <text:p>393217000</text:p>
          </table:table-cell>
          <table:table-cell office:value-type="float" office:value="393142000" calcext:value-type="float">
            <text:p>393142000</text:p>
          </table:table-cell>
          <table:table-cell office:value-type="float" office:value="392464000" calcext:value-type="float">
            <text:p>392464000</text:p>
          </table:table-cell>
          <table:table-cell office:value-type="float" office:value="393186000" calcext:value-type="float">
            <text:p>393186000</text:p>
          </table:table-cell>
          <table:table-cell office:value-type="float" office:value="392424000" calcext:value-type="float">
            <text:p>392424000</text:p>
          </table:table-cell>
          <table:table-cell office:value-type="float" office:value="392518000" calcext:value-type="float">
            <text:p>392518000</text:p>
          </table:table-cell>
          <table:table-cell office:value-type="float" office:value="392916000" calcext:value-type="float">
            <text:p>392916000</text:p>
          </table:table-cell>
          <table:table-cell office:value-type="float" office:value="392574000" calcext:value-type="float">
            <text:p>392574000</text:p>
          </table:table-cell>
          <table:table-cell office:value-type="float" office:value="392679000" calcext:value-type="float">
            <text:p>392679000</text:p>
          </table:table-cell>
          <table:table-cell office:value-type="float" office:value="392346000" calcext:value-type="float">
            <text:p>392346000</text:p>
          </table:table-cell>
          <table:table-cell office:value-type="float" office:value="393079000" calcext:value-type="float">
            <text:p>393079000</text:p>
          </table:table-cell>
          <table:table-cell office:value-type="float" office:value="392392000" calcext:value-type="float">
            <text:p>392392000</text:p>
          </table:table-cell>
          <table:table-cell office:value-type="float" office:value="392423000" calcext:value-type="float">
            <text:p>392423000</text:p>
          </table:table-cell>
          <table:table-cell office:value-type="float" office:value="392388000" calcext:value-type="float">
            <text:p>392388000</text:p>
          </table:table-cell>
          <table:table-cell office:value-type="float" office:value="392921000" calcext:value-type="float">
            <text:p>392921000</text:p>
          </table:table-cell>
          <table:table-cell office:value-type="float" office:value="393118000" calcext:value-type="float">
            <text:p>393118000</text:p>
          </table:table-cell>
          <table:table-cell office:value-type="float" office:value="393187000" calcext:value-type="float">
            <text:p>393187000</text:p>
          </table:table-cell>
          <table:table-cell office:value-type="float" office:value="392842000" calcext:value-type="float">
            <text:p>392842000</text:p>
          </table:table-cell>
          <table:table-cell office:value-type="float" office:value="392292000" calcext:value-type="float">
            <text:p>392292000</text:p>
          </table:table-cell>
          <table:table-cell office:value-type="float" office:value="392069000" calcext:value-type="float">
            <text:p>392069000</text:p>
          </table:table-cell>
          <table:table-cell office:value-type="float" office:value="393200000" calcext:value-type="float">
            <text:p>393200000</text:p>
          </table:table-cell>
          <table:table-cell office:value-type="float" office:value="392505000" calcext:value-type="float">
            <text:p>392505000</text:p>
          </table:table-cell>
          <table:table-cell office:value-type="float" office:value="392230000" calcext:value-type="float">
            <text:p>392230000</text:p>
          </table:table-cell>
          <table:table-cell office:value-type="float" office:value="392574000" calcext:value-type="float">
            <text:p>392574000</text:p>
          </table:table-cell>
          <table:table-cell office:value-type="float" office:value="391537000" calcext:value-type="float">
            <text:p>391537000</text:p>
          </table:table-cell>
          <table:table-cell office:value-type="float" office:value="393251000" calcext:value-type="float">
            <text:p>393251000</text:p>
          </table:table-cell>
          <table:table-cell office:value-type="float" office:value="391875000" calcext:value-type="float">
            <text:p>391875000</text:p>
          </table:table-cell>
          <table:table-cell office:value-type="float" office:value="393219000" calcext:value-type="float">
            <text:p>393219000</text:p>
          </table:table-cell>
          <table:table-cell office:value-type="float" office:value="393374000" calcext:value-type="float">
            <text:p>393374000</text:p>
          </table:table-cell>
          <table:table-cell office:value-type="float" office:value="391949000" calcext:value-type="float">
            <text:p>391949000</text:p>
          </table:table-cell>
          <table:table-cell office:value-type="float" office:value="391784000" calcext:value-type="float">
            <text:p>391784000</text:p>
          </table:table-cell>
          <table:table-cell office:value-type="float" office:value="392846000" calcext:value-type="float">
            <text:p>392846000</text:p>
          </table:table-cell>
          <table:table-cell office:value-type="float" office:value="392415000" calcext:value-type="float">
            <text:p>392415000</text:p>
          </table:table-cell>
          <table:table-cell office:value-type="float" office:value="392574000" calcext:value-type="float">
            <text:p>392574000</text:p>
          </table:table-cell>
          <table:table-cell office:value-type="float" office:value="392193000" calcext:value-type="float">
            <text:p>392193000</text:p>
          </table:table-cell>
          <table:table-cell office:value-type="float" office:value="392684000" calcext:value-type="float">
            <text:p>392684000</text:p>
          </table:table-cell>
          <table:table-cell office:value-type="float" office:value="392865000" calcext:value-type="float">
            <text:p>392865000</text:p>
          </table:table-cell>
          <table:table-cell office:value-type="float" office:value="393142000" calcext:value-type="float">
            <text:p>393142000</text:p>
          </table:table-cell>
          <table:table-cell office:value-type="float" office:value="393150000" calcext:value-type="float">
            <text:p>393150000</text:p>
          </table:table-cell>
          <table:table-cell office:value-type="float" office:value="392761000" calcext:value-type="float">
            <text:p>392761000</text:p>
          </table:table-cell>
          <table:table-cell office:value-type="float" office:value="392561000" calcext:value-type="float">
            <text:p>392561000</text:p>
          </table:table-cell>
          <table:table-cell office:value-type="float" office:value="392028000" calcext:value-type="float">
            <text:p>392028000</text:p>
          </table:table-cell>
          <table:table-cell office:value-type="float" office:value="392212000" calcext:value-type="float">
            <text:p>392212000</text:p>
          </table:table-cell>
          <table:table-cell office:value-type="float" office:value="392349000" calcext:value-type="float">
            <text:p>392349000</text:p>
          </table:table-cell>
          <table:table-cell office:value-type="float" office:value="392700000" calcext:value-type="float">
            <text:p>392700000</text:p>
          </table:table-cell>
          <table:table-cell office:value-type="float" office:value="393013000" calcext:value-type="float">
            <text:p>393013000</text:p>
          </table:table-cell>
          <table:table-cell office:value-type="float" office:value="393410000" calcext:value-type="float">
            <text:p>393410000</text:p>
          </table:table-cell>
          <table:table-cell office:value-type="float" office:value="392229000" calcext:value-type="float">
            <text:p>392229000</text:p>
          </table:table-cell>
          <table:table-cell office:value-type="float" office:value="392376000" calcext:value-type="float">
            <text:p>392376000</text:p>
          </table:table-cell>
          <table:table-cell office:value-type="float" office:value="392370000" calcext:value-type="float">
            <text:p>392370000</text:p>
          </table:table-cell>
          <table:table-cell office:value-type="float" office:value="392150000" calcext:value-type="float">
            <text:p>392150000</text:p>
          </table:table-cell>
          <table:table-cell office:value-type="float" office:value="392281000" calcext:value-type="float">
            <text:p>392281000</text:p>
          </table:table-cell>
          <table:table-cell office:value-type="float" office:value="392877000" calcext:value-type="float">
            <text:p>392877000</text:p>
          </table:table-cell>
          <table:table-cell office:value-type="float" office:value="392586000" calcext:value-type="float">
            <text:p>392586000</text:p>
          </table:table-cell>
          <table:table-cell office:value-type="float" office:value="392750000" calcext:value-type="float">
            <text:p>392750000</text:p>
          </table:table-cell>
          <table:table-cell office:value-type="float" office:value="391607000" calcext:value-type="float">
            <text:p>391607000</text:p>
          </table:table-cell>
          <table:table-cell office:value-type="float" office:value="392606000" calcext:value-type="float">
            <text:p>392606000</text:p>
          </table:table-cell>
          <table:table-cell office:value-type="float" office:value="392308000" calcext:value-type="float">
            <text:p>392308000</text:p>
          </table:table-cell>
          <table:table-cell office:value-type="float" office:value="392548000" calcext:value-type="float">
            <text:p>392548000</text:p>
          </table:table-cell>
          <table:table-cell office:value-type="float" office:value="393218000" calcext:value-type="float">
            <text:p>393218000</text:p>
          </table:table-cell>
          <table:table-cell office:value-type="float" office:value="392604000" calcext:value-type="float">
            <text:p>392604000</text:p>
          </table:table-cell>
          <table:table-cell office:value-type="float" office:value="392851000" calcext:value-type="float">
            <text:p>392851000</text:p>
          </table:table-cell>
          <table:table-cell office:value-type="float" office:value="391930000" calcext:value-type="float">
            <text:p>391930000</text:p>
          </table:table-cell>
          <table:table-cell office:value-type="float" office:value="391870000" calcext:value-type="float">
            <text:p>391870000</text:p>
          </table:table-cell>
          <table:table-cell office:value-type="float" office:value="393244000" calcext:value-type="float">
            <text:p>393244000</text:p>
          </table:table-cell>
          <table:table-cell office:value-type="float" office:value="393407000" calcext:value-type="float">
            <text:p>393407000</text:p>
          </table:table-cell>
          <table:table-cell office:value-type="float" office:value="392507000" calcext:value-type="float">
            <text:p>392507000</text:p>
          </table:table-cell>
          <table:table-cell office:value-type="float" office:value="392504000" calcext:value-type="float">
            <text:p>392504000</text:p>
          </table:table-cell>
          <table:table-cell office:value-type="float" office:value="393236000" calcext:value-type="float">
            <text:p>393236000</text:p>
          </table:table-cell>
          <table:table-cell office:value-type="float" office:value="392485000" calcext:value-type="float">
            <text:p>392485000</text:p>
          </table:table-cell>
          <table:table-cell office:value-type="float" office:value="392971000" calcext:value-type="float">
            <text:p>392971000</text:p>
          </table:table-cell>
          <table:table-cell office:value-type="float" office:value="393059000" calcext:value-type="float">
            <text:p>393059000</text:p>
          </table:table-cell>
          <table:table-cell office:value-type="float" office:value="392481000" calcext:value-type="float">
            <text:p>392481000</text:p>
          </table:table-cell>
          <table:table-cell office:value-type="float" office:value="392507000" calcext:value-type="float">
            <text:p>392507000</text:p>
          </table:table-cell>
          <table:table-cell office:value-type="float" office:value="393016000" calcext:value-type="float">
            <text:p>393016000</text:p>
          </table:table-cell>
          <table:table-cell office:value-type="float" office:value="393260000" calcext:value-type="float">
            <text:p>393260000</text:p>
          </table:table-cell>
          <table:table-cell office:value-type="float" office:value="392953000" calcext:value-type="float">
            <text:p>392953000</text:p>
          </table:table-cell>
          <table:table-cell office:value-type="float" office:value="393386000" calcext:value-type="float">
            <text:p>393386000</text:p>
          </table:table-cell>
          <table:table-cell office:value-type="float" office:value="392198000" calcext:value-type="float">
            <text:p>392198000</text:p>
          </table:table-cell>
          <table:table-cell office:value-type="float" office:value="392135000" calcext:value-type="float">
            <text:p>392135000</text:p>
          </table:table-cell>
          <table:table-cell office:value-type="float" office:value="392627000" calcext:value-type="float">
            <text:p>392627000</text:p>
          </table:table-cell>
          <table:table-cell office:value-type="float" office:value="392557000" calcext:value-type="float">
            <text:p>392557000</text:p>
          </table:table-cell>
          <table:table-cell office:value-type="float" office:value="392539000" calcext:value-type="float">
            <text:p>392539000</text:p>
          </table:table-cell>
          <table:table-cell office:value-type="float" office:value="393155000" calcext:value-type="float">
            <text:p>393155000</text:p>
          </table:table-cell>
          <table:table-cell office:value-type="float" office:value="392517000" calcext:value-type="float">
            <text:p>392517000</text:p>
          </table:table-cell>
          <table:table-cell office:value-type="float" office:value="392738000" calcext:value-type="float">
            <text:p>392738000</text:p>
          </table:table-cell>
          <table:table-cell office:value-type="float" office:value="393044000" calcext:value-type="float">
            <text:p>393044000</text:p>
          </table:table-cell>
          <table:table-cell office:value-type="float" office:value="393093000" calcext:value-type="float">
            <text:p>393093000</text:p>
          </table:table-cell>
          <table:table-cell office:value-type="float" office:value="392979000" calcext:value-type="float">
            <text:p>392979000</text:p>
          </table:table-cell>
          <table:table-cell office:value-type="float" office:value="392647000" calcext:value-type="float">
            <text:p>392647000</text:p>
          </table:table-cell>
          <table:table-cell office:value-type="float" office:value="393050000" calcext:value-type="float">
            <text:p>393050000</text:p>
          </table:table-cell>
          <table:table-cell office:value-type="float" office:value="393015000" calcext:value-type="float">
            <text:p>393015000</text:p>
          </table:table-cell>
          <table:table-cell office:value-type="float" office:value="392421000" calcext:value-type="float">
            <text:p>392421000</text:p>
          </table:table-cell>
          <table:table-cell office:value-type="float" office:value="392384000" calcext:value-type="float">
            <text:p>392384000</text:p>
          </table:table-cell>
          <table:table-cell office:value-type="float" office:value="392118000" calcext:value-type="float">
            <text:p>392118000</text:p>
          </table:table-cell>
          <table:table-cell office:value-type="float" office:value="393029000" calcext:value-type="float">
            <text:p>393029000</text:p>
          </table:table-cell>
          <table:table-cell office:value-type="float" office:value="392766000" calcext:value-type="float">
            <text:p>392766000</text:p>
          </table:table-cell>
          <table:table-cell office:value-type="float" office:value="392625000" calcext:value-type="float">
            <text:p>392625000</text:p>
          </table:table-cell>
          <table:table-cell office:value-type="float" office:value="392962000" calcext:value-type="float">
            <text:p>392962000</text:p>
          </table:table-cell>
          <table:table-cell office:value-type="float" office:value="392984000" calcext:value-type="float">
            <text:p>392984000</text:p>
          </table:table-cell>
          <table:table-cell office:value-type="float" office:value="393218000" calcext:value-type="float">
            <text:p>393218000</text:p>
          </table:table-cell>
          <table:table-cell office:value-type="float" office:value="391634000" calcext:value-type="float">
            <text:p>391634000</text:p>
          </table:table-cell>
          <table:table-cell office:value-type="float" office:value="392852000" calcext:value-type="float">
            <text:p>392852000</text:p>
          </table:table-cell>
          <table:table-cell office:value-type="float" office:value="393190000" calcext:value-type="float">
            <text:p>393190000</text:p>
          </table:table-cell>
          <table:table-cell office:value-type="float" office:value="392188000" calcext:value-type="float">
            <text:p>392188000</text:p>
          </table:table-cell>
          <table:table-cell office:value-type="float" office:value="392533000" calcext:value-type="float">
            <text:p>392533000</text:p>
          </table:table-cell>
          <table:table-cell office:value-type="float" office:value="392497000" calcext:value-type="float">
            <text:p>392497000</text:p>
          </table:table-cell>
          <table:table-cell office:value-type="float" office:value="392648000" calcext:value-type="float">
            <text:p>392648000</text:p>
          </table:table-cell>
          <table:table-cell office:value-type="float" office:value="393125000" calcext:value-type="float">
            <text:p>393125000</text:p>
          </table:table-cell>
          <table:table-cell office:value-type="float" office:value="392922000" calcext:value-type="float">
            <text:p>392922000</text:p>
          </table:table-cell>
          <table:table-cell office:value-type="float" office:value="393389000" calcext:value-type="float">
            <text:p>393389000</text:p>
          </table:table-cell>
          <table:table-cell office:value-type="float" office:value="392777000" calcext:value-type="float">
            <text:p>392777000</text:p>
          </table:table-cell>
          <table:table-cell office:value-type="float" office:value="392743000" calcext:value-type="float">
            <text:p>392743000</text:p>
          </table:table-cell>
          <table:table-cell office:value-type="float" office:value="393195000" calcext:value-type="float">
            <text:p>393195000</text:p>
          </table:table-cell>
          <table:table-cell office:value-type="float" office:value="392502000" calcext:value-type="float">
            <text:p>392502000</text:p>
          </table:table-cell>
          <table:table-cell office:value-type="float" office:value="393121000" calcext:value-type="float">
            <text:p>393121000</text:p>
          </table:table-cell>
          <table:table-cell office:value-type="float" office:value="392541000" calcext:value-type="float">
            <text:p>392541000</text:p>
          </table:table-cell>
          <table:table-cell office:value-type="float" office:value="392236000" calcext:value-type="float">
            <text:p>392236000</text:p>
          </table:table-cell>
          <table:table-cell office:value-type="float" office:value="392281000" calcext:value-type="float">
            <text:p>392281000</text:p>
          </table:table-cell>
          <table:table-cell office:value-type="float" office:value="392107000" calcext:value-type="float">
            <text:p>392107000</text:p>
          </table:table-cell>
          <table:table-cell office:value-type="float" office:value="392716000" calcext:value-type="float">
            <text:p>392716000</text:p>
          </table:table-cell>
          <table:table-cell office:value-type="float" office:value="392401000" calcext:value-type="float">
            <text:p>392401000</text:p>
          </table:table-cell>
          <table:table-cell office:value-type="float" office:value="392995000" calcext:value-type="float">
            <text:p>392995000</text:p>
          </table:table-cell>
          <table:table-cell office:value-type="float" office:value="393144000" calcext:value-type="float">
            <text:p>393144000</text:p>
          </table:table-cell>
          <table:table-cell office:value-type="float" office:value="393081000" calcext:value-type="float">
            <text:p>393081000</text:p>
          </table:table-cell>
          <table:table-cell office:value-type="float" office:value="393059000" calcext:value-type="float">
            <text:p>393059000</text:p>
          </table:table-cell>
          <table:table-cell office:value-type="float" office:value="392933000" calcext:value-type="float">
            <text:p>392933000</text:p>
          </table:table-cell>
          <table:table-cell office:value-type="float" office:value="392736000" calcext:value-type="float">
            <text:p>392736000</text:p>
          </table:table-cell>
          <table:table-cell office:value-type="float" office:value="392742000" calcext:value-type="float">
            <text:p>392742000</text:p>
          </table:table-cell>
          <table:table-cell office:value-type="float" office:value="392660000" calcext:value-type="float">
            <text:p>392660000</text:p>
          </table:table-cell>
          <table:table-cell office:value-type="float" office:value="392581000" calcext:value-type="float">
            <text:p>392581000</text:p>
          </table:table-cell>
          <table:table-cell office:value-type="float" office:value="392679000" calcext:value-type="float">
            <text:p>392679000</text:p>
          </table:table-cell>
          <table:table-cell office:value-type="float" office:value="392477000" calcext:value-type="float">
            <text:p>392477000</text:p>
          </table:table-cell>
          <table:table-cell office:value-type="float" office:value="392667000" calcext:value-type="float">
            <text:p>392667000</text:p>
          </table:table-cell>
          <table:table-cell office:value-type="float" office:value="393709000" calcext:value-type="float">
            <text:p>393709000</text:p>
          </table:table-cell>
          <table:table-cell office:value-type="float" office:value="393646000" calcext:value-type="float">
            <text:p>393646000</text:p>
          </table:table-cell>
          <table:table-cell office:value-type="float" office:value="393522000" calcext:value-type="float">
            <text:p>393522000</text:p>
          </table:table-cell>
          <table:table-cell office:value-type="float" office:value="393400000" calcext:value-type="float">
            <text:p>393400000</text:p>
          </table:table-cell>
          <table:table-cell office:value-type="float" office:value="394307000" calcext:value-type="float">
            <text:p>394307000</text:p>
          </table:table-cell>
          <table:table-cell office:value-type="float" office:value="393333000" calcext:value-type="float">
            <text:p>393333000</text:p>
          </table:table-cell>
          <table:table-cell office:value-type="float" office:value="393750000" calcext:value-type="float">
            <text:p>393750000</text:p>
          </table:table-cell>
          <table:table-cell office:value-type="float" office:value="394180000" calcext:value-type="float">
            <text:p>394180000</text:p>
          </table:table-cell>
          <table:table-cell office:value-type="float" office:value="394040000" calcext:value-type="float">
            <text:p>394040000</text:p>
          </table:table-cell>
          <table:table-cell office:value-type="float" office:value="394176000" calcext:value-type="float">
            <text:p>394176000</text:p>
          </table:table-cell>
          <table:table-cell office:value-type="float" office:value="393966000" calcext:value-type="float">
            <text:p>393966000</text:p>
          </table:table-cell>
          <table:table-cell office:value-type="float" office:value="393631000" calcext:value-type="float">
            <text:p>393631000</text:p>
          </table:table-cell>
          <table:table-cell office:value-type="float" office:value="393119000" calcext:value-type="float">
            <text:p>393119000</text:p>
          </table:table-cell>
          <table:table-cell office:value-type="float" office:value="394036000" calcext:value-type="float">
            <text:p>394036000</text:p>
          </table:table-cell>
          <table:table-cell office:value-type="float" office:value="393844000" calcext:value-type="float">
            <text:p>393844000</text:p>
          </table:table-cell>
          <table:table-cell office:value-type="float" office:value="394061000" calcext:value-type="float">
            <text:p>394061000</text:p>
          </table:table-cell>
          <table:table-cell office:value-type="float" office:value="393416000" calcext:value-type="float">
            <text:p>393416000</text:p>
          </table:table-cell>
          <table:table-cell office:value-type="float" office:value="394371000" calcext:value-type="float">
            <text:p>394371000</text:p>
          </table:table-cell>
          <table:table-cell office:value-type="float" office:value="393609000" calcext:value-type="float">
            <text:p>393609000</text:p>
          </table:table-cell>
          <table:table-cell office:value-type="float" office:value="392456000" calcext:value-type="float">
            <text:p>392456000</text:p>
          </table:table-cell>
          <table:table-cell office:value-type="float" office:value="393696000" calcext:value-type="float">
            <text:p>393696000</text:p>
          </table:table-cell>
          <table:table-cell office:value-type="float" office:value="393533000" calcext:value-type="float">
            <text:p>393533000</text:p>
          </table:table-cell>
          <table:table-cell office:value-type="float" office:value="393491000" calcext:value-type="float">
            <text:p>393491000</text:p>
          </table:table-cell>
          <table:table-cell office:value-type="float" office:value="393871000" calcext:value-type="float">
            <text:p>393871000</text:p>
          </table:table-cell>
          <table:table-cell office:value-type="float" office:value="393378000" calcext:value-type="float">
            <text:p>393378000</text:p>
          </table:table-cell>
          <table:table-cell office:value-type="float" office:value="392987000" calcext:value-type="float">
            <text:p>392987000</text:p>
          </table:table-cell>
          <table:table-cell office:value-type="float" office:value="393200000" calcext:value-type="float">
            <text:p>393200000</text:p>
          </table:table-cell>
          <table:table-cell office:value-type="float" office:value="393491000" calcext:value-type="float">
            <text:p>393491000</text:p>
          </table:table-cell>
          <table:table-cell office:value-type="float" office:value="393834000" calcext:value-type="float">
            <text:p>393834000</text:p>
          </table:table-cell>
          <table:table-cell table:number-columns-repeated="2" office:value-type="float" office:value="393514000" calcext:value-type="float">
            <text:p>393514000</text:p>
          </table:table-cell>
          <table:table-cell office:value-type="float" office:value="393825000" calcext:value-type="float">
            <text:p>393825000</text:p>
          </table:table-cell>
          <table:table-cell office:value-type="float" office:value="394406000" calcext:value-type="float">
            <text:p>394406000</text:p>
          </table:table-cell>
          <table:table-cell office:value-type="float" office:value="393672000" calcext:value-type="float">
            <text:p>393672000</text:p>
          </table:table-cell>
          <table:table-cell office:value-type="float" office:value="393428000" calcext:value-type="float">
            <text:p>393428000</text:p>
          </table:table-cell>
          <table:table-cell office:value-type="float" office:value="393995000" calcext:value-type="float">
            <text:p>393995000</text:p>
          </table:table-cell>
          <table:table-cell office:value-type="float" office:value="393644000" calcext:value-type="float">
            <text:p>393644000</text:p>
          </table:table-cell>
          <table:table-cell office:value-type="float" office:value="394067000" calcext:value-type="float">
            <text:p>394067000</text:p>
          </table:table-cell>
          <table:table-cell office:value-type="float" office:value="393939000" calcext:value-type="float">
            <text:p>393939000</text:p>
          </table:table-cell>
          <table:table-cell office:value-type="float" office:value="393827000" calcext:value-type="float">
            <text:p>393827000</text:p>
          </table:table-cell>
          <table:table-cell office:value-type="float" office:value="393911000" calcext:value-type="float">
            <text:p>393911000</text:p>
          </table:table-cell>
          <table:table-cell office:value-type="float" office:value="394033000" calcext:value-type="float">
            <text:p>394033000</text:p>
          </table:table-cell>
          <table:table-cell office:value-type="float" office:value="393969000" calcext:value-type="float">
            <text:p>393969000</text:p>
          </table:table-cell>
          <table:table-cell office:value-type="float" office:value="393727000" calcext:value-type="float">
            <text:p>393727000</text:p>
          </table:table-cell>
          <table:table-cell office:value-type="float" office:value="394450000" calcext:value-type="float">
            <text:p>394450000</text:p>
          </table:table-cell>
          <table:table-cell office:value-type="float" office:value="393747000" calcext:value-type="float">
            <text:p>393747000</text:p>
          </table:table-cell>
          <table:table-cell office:value-type="float" office:value="393622000" calcext:value-type="float">
            <text:p>393622000</text:p>
          </table:table-cell>
          <table:table-cell office:value-type="float" office:value="393083000" calcext:value-type="float">
            <text:p>393083000</text:p>
          </table:table-cell>
          <table:table-cell office:value-type="float" office:value="393514000" calcext:value-type="float">
            <text:p>393514000</text:p>
          </table:table-cell>
          <table:table-cell office:value-type="float" office:value="393832000" calcext:value-type="float">
            <text:p>393832000</text:p>
          </table:table-cell>
          <table:table-cell office:value-type="float" office:value="393385000" calcext:value-type="float">
            <text:p>393385000</text:p>
          </table:table-cell>
          <table:table-cell office:value-type="float" office:value="393377000" calcext:value-type="float">
            <text:p>393377000</text:p>
          </table:table-cell>
          <table:table-cell office:value-type="float" office:value="394433000" calcext:value-type="float">
            <text:p>394433000</text:p>
          </table:table-cell>
          <table:table-cell office:value-type="float" office:value="393496000" calcext:value-type="float">
            <text:p>393496000</text:p>
          </table:table-cell>
          <table:table-cell office:value-type="float" office:value="393602000" calcext:value-type="float">
            <text:p>393602000</text:p>
          </table:table-cell>
          <table:table-cell office:value-type="float" office:value="393881000" calcext:value-type="float">
            <text:p>393881000</text:p>
          </table:table-cell>
          <table:table-cell office:value-type="float" office:value="393725000" calcext:value-type="float">
            <text:p>393725000</text:p>
          </table:table-cell>
          <table:table-cell office:value-type="float" office:value="394300000" calcext:value-type="float">
            <text:p>394300000</text:p>
          </table:table-cell>
          <table:table-cell office:value-type="float" office:value="393321000" calcext:value-type="float">
            <text:p>393321000</text:p>
          </table:table-cell>
          <table:table-cell office:value-type="float" office:value="393551000" calcext:value-type="float">
            <text:p>393551000</text:p>
          </table:table-cell>
          <table:table-cell office:value-type="float" office:value="393955000" calcext:value-type="float">
            <text:p>393955000</text:p>
          </table:table-cell>
          <table:table-cell office:value-type="float" office:value="393064000" calcext:value-type="float">
            <text:p>393064000</text:p>
          </table:table-cell>
          <table:table-cell office:value-type="float" office:value="394023000" calcext:value-type="float">
            <text:p>394023000</text:p>
          </table:table-cell>
          <table:table-cell office:value-type="float" office:value="394406000" calcext:value-type="float">
            <text:p>394406000</text:p>
          </table:table-cell>
          <table:table-cell office:value-type="float" office:value="394046000" calcext:value-type="float">
            <text:p>394046000</text:p>
          </table:table-cell>
          <table:table-cell office:value-type="float" office:value="392827000" calcext:value-type="float">
            <text:p>392827000</text:p>
          </table:table-cell>
          <table:table-cell office:value-type="float" office:value="393865000" calcext:value-type="float">
            <text:p>393865000</text:p>
          </table:table-cell>
          <table:table-cell office:value-type="float" office:value="394037000" calcext:value-type="float">
            <text:p>394037000</text:p>
          </table:table-cell>
          <table:table-cell office:value-type="float" office:value="393790000" calcext:value-type="float">
            <text:p>393790000</text:p>
          </table:table-cell>
          <table:table-cell office:value-type="float" office:value="393576000" calcext:value-type="float">
            <text:p>393576000</text:p>
          </table:table-cell>
          <table:table-cell office:value-type="float" office:value="393935000" calcext:value-type="float">
            <text:p>393935000</text:p>
          </table:table-cell>
          <table:table-cell office:value-type="float" office:value="394047000" calcext:value-type="float">
            <text:p>394047000</text:p>
          </table:table-cell>
          <table:table-cell office:value-type="float" office:value="393639000" calcext:value-type="float">
            <text:p>393639000</text:p>
          </table:table-cell>
          <table:table-cell office:value-type="float" office:value="393908000" calcext:value-type="float">
            <text:p>393908000</text:p>
          </table:table-cell>
          <table:table-cell office:value-type="float" office:value="393892000" calcext:value-type="float">
            <text:p>393892000</text:p>
          </table:table-cell>
          <table:table-cell office:value-type="float" office:value="394454000" calcext:value-type="float">
            <text:p>394454000</text:p>
          </table:table-cell>
          <table:table-cell office:value-type="float" office:value="393618000" calcext:value-type="float">
            <text:p>393618000</text:p>
          </table:table-cell>
          <table:table-cell office:value-type="float" office:value="393982000" calcext:value-type="float">
            <text:p>393982000</text:p>
          </table:table-cell>
          <table:table-cell office:value-type="float" office:value="393213000" calcext:value-type="float">
            <text:p>393213000</text:p>
          </table:table-cell>
          <table:table-cell office:value-type="float" office:value="393090000" calcext:value-type="float">
            <text:p>393090000</text:p>
          </table:table-cell>
          <table:table-cell office:value-type="float" office:value="394427000" calcext:value-type="float">
            <text:p>394427000</text:p>
          </table:table-cell>
          <table:table-cell office:value-type="float" office:value="393841000" calcext:value-type="float">
            <text:p>393841000</text:p>
          </table:table-cell>
          <table:table-cell office:value-type="float" office:value="393105000" calcext:value-type="float">
            <text:p>393105000</text:p>
          </table:table-cell>
          <table:table-cell office:value-type="float" office:value="392833000" calcext:value-type="float">
            <text:p>392833000</text:p>
          </table:table-cell>
          <table:table-cell office:value-type="float" office:value="393867000" calcext:value-type="float">
            <text:p>393867000</text:p>
          </table:table-cell>
          <table:table-cell office:value-type="float" office:value="393262000" calcext:value-type="float">
            <text:p>393262000</text:p>
          </table:table-cell>
          <table:table-cell office:value-type="float" office:value="393693000" calcext:value-type="float">
            <text:p>393693000</text:p>
          </table:table-cell>
          <table:table-cell office:value-type="float" office:value="393346000" calcext:value-type="float">
            <text:p>393346000</text:p>
          </table:table-cell>
          <table:table-cell office:value-type="float" office:value="393647000" calcext:value-type="float">
            <text:p>393647000</text:p>
          </table:table-cell>
          <table:table-cell office:value-type="float" office:value="393520000" calcext:value-type="float">
            <text:p>393520000</text:p>
          </table:table-cell>
          <table:table-cell office:value-type="float" office:value="393967000" calcext:value-type="float">
            <text:p>393967000</text:p>
          </table:table-cell>
          <table:table-cell office:value-type="float" office:value="393488000" calcext:value-type="float">
            <text:p>393488000</text:p>
          </table:table-cell>
          <table:table-cell office:value-type="float" office:value="393837000" calcext:value-type="float">
            <text:p>393837000</text:p>
          </table:table-cell>
          <table:table-cell office:value-type="float" office:value="393649000" calcext:value-type="float">
            <text:p>393649000</text:p>
          </table:table-cell>
          <table:table-cell office:value-type="float" office:value="394377000" calcext:value-type="float">
            <text:p>394377000</text:p>
          </table:table-cell>
          <table:table-cell office:value-type="float" office:value="393810000" calcext:value-type="float">
            <text:p>393810000</text:p>
          </table:table-cell>
          <table:table-cell office:value-type="float" office:value="394372000" calcext:value-type="float">
            <text:p>394372000</text:p>
          </table:table-cell>
          <table:table-cell office:value-type="float" office:value="393299000" calcext:value-type="float">
            <text:p>393299000</text:p>
          </table:table-cell>
          <table:table-cell office:value-type="float" office:value="393408000" calcext:value-type="float">
            <text:p>393408000</text:p>
          </table:table-cell>
          <table:table-cell office:value-type="float" office:value="393098000" calcext:value-type="float">
            <text:p>393098000</text:p>
          </table:table-cell>
          <table:table-cell office:value-type="float" office:value="394404000" calcext:value-type="float">
            <text:p>394404000</text:p>
          </table:table-cell>
          <table:table-cell office:value-type="float" office:value="394148000" calcext:value-type="float">
            <text:p>394148000</text:p>
          </table:table-cell>
          <table:table-cell office:value-type="float" office:value="393774000" calcext:value-type="float">
            <text:p>393774000</text:p>
          </table:table-cell>
          <table:table-cell office:value-type="float" office:value="393628000" calcext:value-type="float">
            <text:p>393628000</text:p>
          </table:table-cell>
          <table:table-cell office:value-type="float" office:value="394203000" calcext:value-type="float">
            <text:p>394203000</text:p>
          </table:table-cell>
          <table:table-cell office:value-type="float" office:value="392909000" calcext:value-type="float">
            <text:p>392909000</text:p>
          </table:table-cell>
          <table:table-cell office:value-type="float" office:value="393134000" calcext:value-type="float">
            <text:p>393134000</text:p>
          </table:table-cell>
          <table:table-cell office:value-type="float" office:value="393622000" calcext:value-type="float">
            <text:p>393622000</text:p>
          </table:table-cell>
          <table:table-cell office:value-type="float" office:value="394251000" calcext:value-type="float">
            <text:p>394251000</text:p>
          </table:table-cell>
          <table:table-cell office:value-type="float" office:value="393807000" calcext:value-type="float">
            <text:p>393807000</text:p>
          </table:table-cell>
          <table:table-cell office:value-type="float" office:value="393995000" calcext:value-type="float">
            <text:p>393995000</text:p>
          </table:table-cell>
          <table:table-cell office:value-type="float" office:value="394004000" calcext:value-type="float">
            <text:p>394004000</text:p>
          </table:table-cell>
          <table:table-cell office:value-type="float" office:value="393595000" calcext:value-type="float">
            <text:p>393595000</text:p>
          </table:table-cell>
          <table:table-cell office:value-type="float" office:value="394470000" calcext:value-type="float">
            <text:p>394470000</text:p>
          </table:table-cell>
          <table:table-cell office:value-type="float" office:value="393634000" calcext:value-type="float">
            <text:p>393634000</text:p>
          </table:table-cell>
          <table:table-cell office:value-type="float" office:value="393883000" calcext:value-type="float">
            <text:p>393883000</text:p>
          </table:table-cell>
          <table:table-cell office:value-type="float" office:value="394434000" calcext:value-type="float">
            <text:p>394434000</text:p>
          </table:table-cell>
          <table:table-cell office:value-type="float" office:value="394221000" calcext:value-type="float">
            <text:p>394221000</text:p>
          </table:table-cell>
          <table:table-cell office:value-type="float" office:value="394086000" calcext:value-type="float">
            <text:p>394086000</text:p>
          </table:table-cell>
          <table:table-cell office:value-type="float" office:value="393951000" calcext:value-type="float">
            <text:p>393951000</text:p>
          </table:table-cell>
          <table:table-cell office:value-type="float" office:value="394064000" calcext:value-type="float">
            <text:p>394064000</text:p>
          </table:table-cell>
          <table:table-cell office:value-type="float" office:value="394221000" calcext:value-type="float">
            <text:p>394221000</text:p>
          </table:table-cell>
          <table:table-cell office:value-type="float" office:value="394416000" calcext:value-type="float">
            <text:p>394416000</text:p>
          </table:table-cell>
          <table:table-cell office:value-type="float" office:value="393653000" calcext:value-type="float">
            <text:p>393653000</text:p>
          </table:table-cell>
          <table:table-cell office:value-type="float" office:value="393312000" calcext:value-type="float">
            <text:p>393312000</text:p>
          </table:table-cell>
          <table:table-cell office:value-type="float" office:value="394119000" calcext:value-type="float">
            <text:p>394119000</text:p>
          </table:table-cell>
          <table:table-cell office:value-type="float" office:value="393951000" calcext:value-type="float">
            <text:p>393951000</text:p>
          </table:table-cell>
          <table:table-cell office:value-type="float" office:value="394286000" calcext:value-type="float">
            <text:p>394286000</text:p>
          </table:table-cell>
          <table:table-cell office:value-type="float" office:value="394332000" calcext:value-type="float">
            <text:p>394332000</text:p>
          </table:table-cell>
          <table:table-cell office:value-type="float" office:value="393873000" calcext:value-type="float">
            <text:p>393873000</text:p>
          </table:table-cell>
          <table:table-cell office:value-type="float" office:value="393618000" calcext:value-type="float">
            <text:p>393618000</text:p>
          </table:table-cell>
          <table:table-cell office:value-type="float" office:value="394282000" calcext:value-type="float">
            <text:p>394282000</text:p>
          </table:table-cell>
          <table:table-cell office:value-type="float" office:value="394421000" calcext:value-type="float">
            <text:p>394421000</text:p>
          </table:table-cell>
          <table:table-cell office:value-type="float" office:value="394341000" calcext:value-type="float">
            <text:p>394341000</text:p>
          </table:table-cell>
          <table:table-cell office:value-type="float" office:value="393849000" calcext:value-type="float">
            <text:p>393849000</text:p>
          </table:table-cell>
          <table:table-cell office:value-type="float" office:value="393674000" calcext:value-type="float">
            <text:p>393674000</text:p>
          </table:table-cell>
          <table:table-cell office:value-type="float" office:value="392282000" calcext:value-type="float">
            <text:p>392282000</text:p>
          </table:table-cell>
          <table:table-cell office:value-type="float" office:value="393564000" calcext:value-type="float">
            <text:p>393564000</text:p>
          </table:table-cell>
          <table:table-cell office:value-type="float" office:value="393218000" calcext:value-type="float">
            <text:p>393218000</text:p>
          </table:table-cell>
          <table:table-cell office:value-type="float" office:value="393601000" calcext:value-type="float">
            <text:p>393601000</text:p>
          </table:table-cell>
          <table:table-cell office:value-type="float" office:value="394033000" calcext:value-type="float">
            <text:p>394033000</text:p>
          </table:table-cell>
          <table:table-cell office:value-type="float" office:value="393888000" calcext:value-type="float">
            <text:p>393888000</text:p>
          </table:table-cell>
          <table:table-cell office:value-type="float" office:value="394204000" calcext:value-type="float">
            <text:p>394204000</text:p>
          </table:table-cell>
          <table:table-cell office:value-type="float" office:value="394136000" calcext:value-type="float">
            <text:p>394136000</text:p>
          </table:table-cell>
          <table:table-cell office:value-type="float" office:value="393851000" calcext:value-type="float">
            <text:p>393851000</text:p>
          </table:table-cell>
          <table:table-cell office:value-type="float" office:value="393635000" calcext:value-type="float">
            <text:p>393635000</text:p>
          </table:table-cell>
          <table:table-cell office:value-type="float" office:value="393824000" calcext:value-type="float">
            <text:p>393824000</text:p>
          </table:table-cell>
          <table:table-cell office:value-type="float" office:value="394286000" calcext:value-type="float">
            <text:p>394286000</text:p>
          </table:table-cell>
          <table:table-cell office:value-type="float" office:value="393913000" calcext:value-type="float">
            <text:p>393913000</text:p>
          </table:table-cell>
          <table:table-cell office:value-type="float" office:value="393625000" calcext:value-type="float">
            <text:p>393625000</text:p>
          </table:table-cell>
          <table:table-cell office:value-type="float" office:value="394422000" calcext:value-type="float">
            <text:p>394422000</text:p>
          </table:table-cell>
          <table:table-cell office:value-type="float" office:value="393398000" calcext:value-type="float">
            <text:p>393398000</text:p>
          </table:table-cell>
          <table:table-cell office:value-type="float" office:value="393668000" calcext:value-type="float">
            <text:p>393668000</text:p>
          </table:table-cell>
          <table:table-cell office:value-type="float" office:value="393703000" calcext:value-type="float">
            <text:p>393703000</text:p>
          </table:table-cell>
          <table:table-cell office:value-type="float" office:value="393438000" calcext:value-type="float">
            <text:p>393438000</text:p>
          </table:table-cell>
          <table:table-cell office:value-type="float" office:value="393985000" calcext:value-type="float">
            <text:p>393985000</text:p>
          </table:table-cell>
          <table:table-cell office:value-type="float" office:value="393000000" calcext:value-type="float">
            <text:p>393000000</text:p>
          </table:table-cell>
          <table:table-cell office:value-type="float" office:value="393725000" calcext:value-type="float">
            <text:p>393725000</text:p>
          </table:table-cell>
          <table:table-cell office:value-type="float" office:value="393643000" calcext:value-type="float">
            <text:p>393643000</text:p>
          </table:table-cell>
          <table:table-cell office:value-type="float" office:value="393592000" calcext:value-type="float">
            <text:p>393592000</text:p>
          </table:table-cell>
          <table:table-cell office:value-type="float" office:value="393359000" calcext:value-type="float">
            <text:p>393359000</text:p>
          </table:table-cell>
          <table:table-cell office:value-type="float" office:value="393884000" calcext:value-type="float">
            <text:p>393884000</text:p>
          </table:table-cell>
          <table:table-cell office:value-type="float" office:value="394313000" calcext:value-type="float">
            <text:p>394313000</text:p>
          </table:table-cell>
          <table:table-cell office:value-type="float" office:value="393807000" calcext:value-type="float">
            <text:p>393807000</text:p>
          </table:table-cell>
          <table:table-cell office:value-type="float" office:value="393615000" calcext:value-type="float">
            <text:p>393615000</text:p>
          </table:table-cell>
          <table:table-cell office:value-type="float" office:value="393664000" calcext:value-type="float">
            <text:p>393664000</text:p>
          </table:table-cell>
          <table:table-cell office:value-type="float" office:value="393878000" calcext:value-type="float">
            <text:p>393878000</text:p>
          </table:table-cell>
          <table:table-cell office:value-type="float" office:value="393584000" calcext:value-type="float">
            <text:p>393584000</text:p>
          </table:table-cell>
          <table:table-cell office:value-type="float" office:value="392838000" calcext:value-type="float">
            <text:p>392838000</text:p>
          </table:table-cell>
          <table:table-cell office:value-type="float" office:value="394299000" calcext:value-type="float">
            <text:p>394299000</text:p>
          </table:table-cell>
          <table:table-cell office:value-type="float" office:value="393935000" calcext:value-type="float">
            <text:p>393935000</text:p>
          </table:table-cell>
          <table:table-cell office:value-type="float" office:value="393428000" calcext:value-type="float">
            <text:p>393428000</text:p>
          </table:table-cell>
          <table:table-cell office:value-type="float" office:value="394377000" calcext:value-type="float">
            <text:p>394377000</text:p>
          </table:table-cell>
          <table:table-cell office:value-type="float" office:value="393902000" calcext:value-type="float">
            <text:p>393902000</text:p>
          </table:table-cell>
          <table:table-cell office:value-type="float" office:value="393354000" calcext:value-type="float">
            <text:p>393354000</text:p>
          </table:table-cell>
          <table:table-cell office:value-type="float" office:value="394111000" calcext:value-type="float">
            <text:p>394111000</text:p>
          </table:table-cell>
          <table:table-cell office:value-type="float" office:value="393890000" calcext:value-type="float">
            <text:p>393890000</text:p>
          </table:table-cell>
          <table:table-cell office:value-type="float" office:value="393466000" calcext:value-type="float">
            <text:p>393466000</text:p>
          </table:table-cell>
          <table:table-cell office:value-type="float" office:value="394251000" calcext:value-type="float">
            <text:p>394251000</text:p>
          </table:table-cell>
          <table:table-cell office:value-type="float" office:value="394083000" calcext:value-type="float">
            <text:p>394083000</text:p>
          </table:table-cell>
          <table:table-cell office:value-type="float" office:value="393392000" calcext:value-type="float">
            <text:p>393392000</text:p>
          </table:table-cell>
          <table:table-cell office:value-type="float" office:value="392823000" calcext:value-type="float">
            <text:p>392823000</text:p>
          </table:table-cell>
          <table:table-cell office:value-type="float" office:value="393229000" calcext:value-type="float">
            <text:p>393229000</text:p>
          </table:table-cell>
          <table:table-cell office:value-type="float" office:value="393491000" calcext:value-type="float">
            <text:p>393491000</text:p>
          </table:table-cell>
          <table:table-cell office:value-type="float" office:value="393640000" calcext:value-type="float">
            <text:p>393640000</text:p>
          </table:table-cell>
          <table:table-cell office:value-type="float" office:value="393934000" calcext:value-type="float">
            <text:p>393934000</text:p>
          </table:table-cell>
          <table:table-cell office:value-type="float" office:value="394103000" calcext:value-type="float">
            <text:p>394103000</text:p>
          </table:table-cell>
          <table:table-cell office:value-type="float" office:value="394104000" calcext:value-type="float">
            <text:p>394104000</text:p>
          </table:table-cell>
          <table:table-cell office:value-type="float" office:value="394406000" calcext:value-type="float">
            <text:p>394406000</text:p>
          </table:table-cell>
          <table:table-cell office:value-type="float" office:value="393975000" calcext:value-type="float">
            <text:p>393975000</text:p>
          </table:table-cell>
          <table:table-cell office:value-type="float" office:value="393970000" calcext:value-type="float">
            <text:p>393970000</text:p>
          </table:table-cell>
          <table:table-cell office:value-type="float" office:value="392327000" calcext:value-type="float">
            <text:p>392327000</text:p>
          </table:table-cell>
          <table:table-cell office:value-type="float" office:value="393087000" calcext:value-type="float">
            <text:p>393087000</text:p>
          </table:table-cell>
          <table:table-cell office:value-type="float" office:value="393516000" calcext:value-type="float">
            <text:p>393516000</text:p>
          </table:table-cell>
          <table:table-cell office:value-type="float" office:value="393855000" calcext:value-type="float">
            <text:p>393855000</text:p>
          </table:table-cell>
          <table:table-cell office:value-type="float" office:value="393326000" calcext:value-type="float">
            <text:p>393326000</text:p>
          </table:table-cell>
          <table:table-cell office:value-type="float" office:value="394232000" calcext:value-type="float">
            <text:p>394232000</text:p>
          </table:table-cell>
          <table:table-cell office:value-type="float" office:value="393222000" calcext:value-type="float">
            <text:p>393222000</text:p>
          </table:table-cell>
          <table:table-cell office:value-type="float" office:value="393805000" calcext:value-type="float">
            <text:p>393805000</text:p>
          </table:table-cell>
          <table:table-cell office:value-type="float" office:value="394093000" calcext:value-type="float">
            <text:p>394093000</text:p>
          </table:table-cell>
          <table:table-cell office:value-type="float" office:value="393770000" calcext:value-type="float">
            <text:p>393770000</text:p>
          </table:table-cell>
          <table:table-cell office:value-type="float" office:value="394798000" calcext:value-type="float">
            <text:p>394798000</text:p>
          </table:table-cell>
          <table:table-cell office:value-type="float" office:value="394982000" calcext:value-type="float">
            <text:p>394982000</text:p>
          </table:table-cell>
          <table:table-cell office:value-type="float" office:value="393971000" calcext:value-type="float">
            <text:p>393971000</text:p>
          </table:table-cell>
          <table:table-cell office:value-type="float" office:value="394702000" calcext:value-type="float">
            <text:p>394702000</text:p>
          </table:table-cell>
          <table:table-cell office:value-type="float" office:value="394522000" calcext:value-type="float">
            <text:p>394522000</text:p>
          </table:table-cell>
          <table:table-cell office:value-type="float" office:value="394994000" calcext:value-type="float">
            <text:p>394994000</text:p>
          </table:table-cell>
          <table:table-cell office:value-type="float" office:value="394236000" calcext:value-type="float">
            <text:p>394236000</text:p>
          </table:table-cell>
          <table:table-cell office:value-type="float" office:value="394923000" calcext:value-type="float">
            <text:p>394923000</text:p>
          </table:table-cell>
          <table:table-cell office:value-type="float" office:value="394592000" calcext:value-type="float">
            <text:p>394592000</text:p>
          </table:table-cell>
          <table:table-cell office:value-type="float" office:value="394995000" calcext:value-type="float">
            <text:p>394995000</text:p>
          </table:table-cell>
          <table:table-cell office:value-type="float" office:value="395195000" calcext:value-type="float">
            <text:p>395195000</text:p>
          </table:table-cell>
          <table:table-cell office:value-type="float" office:value="394216000" calcext:value-type="float">
            <text:p>394216000</text:p>
          </table:table-cell>
          <table:table-cell office:value-type="float" office:value="394474000" calcext:value-type="float">
            <text:p>394474000</text:p>
          </table:table-cell>
          <table:table-cell office:value-type="float" office:value="394819000" calcext:value-type="float">
            <text:p>394819000</text:p>
          </table:table-cell>
          <table:table-cell office:value-type="float" office:value="393728000" calcext:value-type="float">
            <text:p>393728000</text:p>
          </table:table-cell>
          <table:table-cell office:value-type="float" office:value="394531000" calcext:value-type="float">
            <text:p>394531000</text:p>
          </table:table-cell>
          <table:table-cell office:value-type="float" office:value="394835000" calcext:value-type="float">
            <text:p>394835000</text:p>
          </table:table-cell>
          <table:table-cell office:value-type="float" office:value="393992000" calcext:value-type="float">
            <text:p>393992000</text:p>
          </table:table-cell>
          <table:table-cell office:value-type="float" office:value="394270000" calcext:value-type="float">
            <text:p>394270000</text:p>
          </table:table-cell>
          <table:table-cell office:value-type="float" office:value="394851000" calcext:value-type="float">
            <text:p>394851000</text:p>
          </table:table-cell>
          <table:table-cell office:value-type="float" office:value="394710000" calcext:value-type="float">
            <text:p>394710000</text:p>
          </table:table-cell>
          <table:table-cell office:value-type="float" office:value="395051000" calcext:value-type="float">
            <text:p>395051000</text:p>
          </table:table-cell>
          <table:table-cell office:value-type="float" office:value="394975000" calcext:value-type="float">
            <text:p>394975000</text:p>
          </table:table-cell>
          <table:table-cell office:value-type="float" office:value="394372000" calcext:value-type="float">
            <text:p>394372000</text:p>
          </table:table-cell>
          <table:table-cell office:value-type="float" office:value="394844000" calcext:value-type="float">
            <text:p>394844000</text:p>
          </table:table-cell>
          <table:table-cell office:value-type="float" office:value="395151000" calcext:value-type="float">
            <text:p>395151000</text:p>
          </table:table-cell>
          <table:table-cell office:value-type="float" office:value="395113000" calcext:value-type="float">
            <text:p>395113000</text:p>
          </table:table-cell>
          <table:table-cell office:value-type="float" office:value="394575000" calcext:value-type="float">
            <text:p>394575000</text:p>
          </table:table-cell>
          <table:table-cell table:number-columns-repeated="2" office:value-type="float" office:value="394348000" calcext:value-type="float">
            <text:p>394348000</text:p>
          </table:table-cell>
          <table:table-cell office:value-type="float" office:value="394894000" calcext:value-type="float">
            <text:p>394894000</text:p>
          </table:table-cell>
          <table:table-cell office:value-type="float" office:value="394265000" calcext:value-type="float">
            <text:p>394265000</text:p>
          </table:table-cell>
          <table:table-cell office:value-type="float" office:value="393641000" calcext:value-type="float">
            <text:p>393641000</text:p>
          </table:table-cell>
          <table:table-cell office:value-type="float" office:value="394673000" calcext:value-type="float">
            <text:p>394673000</text:p>
          </table:table-cell>
          <table:table-cell office:value-type="float" office:value="395042000" calcext:value-type="float">
            <text:p>395042000</text:p>
          </table:table-cell>
          <table:table-cell office:value-type="float" office:value="394691000" calcext:value-type="float">
            <text:p>394691000</text:p>
          </table:table-cell>
          <table:table-cell office:value-type="float" office:value="393995000" calcext:value-type="float">
            <text:p>393995000</text:p>
          </table:table-cell>
          <table:table-cell office:value-type="float" office:value="393946000" calcext:value-type="float">
            <text:p>393946000</text:p>
          </table:table-cell>
          <table:table-cell office:value-type="float" office:value="393757000" calcext:value-type="float">
            <text:p>393757000</text:p>
          </table:table-cell>
          <table:table-cell office:value-type="float" office:value="394209000" calcext:value-type="float">
            <text:p>394209000</text:p>
          </table:table-cell>
          <table:table-cell office:value-type="float" office:value="394043000" calcext:value-type="float">
            <text:p>394043000</text:p>
          </table:table-cell>
          <table:table-cell office:value-type="float" office:value="394234000" calcext:value-type="float">
            <text:p>394234000</text:p>
          </table:table-cell>
          <table:table-cell office:value-type="float" office:value="394587000" calcext:value-type="float">
            <text:p>394587000</text:p>
          </table:table-cell>
          <table:table-cell office:value-type="float" office:value="394441000" calcext:value-type="float">
            <text:p>394441000</text:p>
          </table:table-cell>
          <table:table-cell office:value-type="float" office:value="394777000" calcext:value-type="float">
            <text:p>394777000</text:p>
          </table:table-cell>
          <table:table-cell office:value-type="float" office:value="395042000" calcext:value-type="float">
            <text:p>395042000</text:p>
          </table:table-cell>
          <table:table-cell office:value-type="float" office:value="394522000" calcext:value-type="float">
            <text:p>394522000</text:p>
          </table:table-cell>
          <table:table-cell office:value-type="float" office:value="394221000" calcext:value-type="float">
            <text:p>394221000</text:p>
          </table:table-cell>
          <table:table-cell office:value-type="float" office:value="394395000" calcext:value-type="float">
            <text:p>394395000</text:p>
          </table:table-cell>
          <table:table-cell office:value-type="float" office:value="393865000" calcext:value-type="float">
            <text:p>393865000</text:p>
          </table:table-cell>
          <table:table-cell office:value-type="float" office:value="394382000" calcext:value-type="float">
            <text:p>394382000</text:p>
          </table:table-cell>
          <table:table-cell office:value-type="float" office:value="394590000" calcext:value-type="float">
            <text:p>394590000</text:p>
          </table:table-cell>
          <table:table-cell office:value-type="float" office:value="394678000" calcext:value-type="float">
            <text:p>394678000</text:p>
          </table:table-cell>
          <table:table-cell office:value-type="float" office:value="395113000" calcext:value-type="float">
            <text:p>395113000</text:p>
          </table:table-cell>
          <table:table-cell office:value-type="float" office:value="393686000" calcext:value-type="float">
            <text:p>393686000</text:p>
          </table:table-cell>
          <table:table-cell office:value-type="float" office:value="394344000" calcext:value-type="float">
            <text:p>394344000</text:p>
          </table:table-cell>
          <table:table-cell office:value-type="float" office:value="394005000" calcext:value-type="float">
            <text:p>394005000</text:p>
          </table:table-cell>
          <table:table-cell office:value-type="float" office:value="394040000" calcext:value-type="float">
            <text:p>394040000</text:p>
          </table:table-cell>
          <table:table-cell office:value-type="float" office:value="394287000" calcext:value-type="float">
            <text:p>394287000</text:p>
          </table:table-cell>
          <table:table-cell office:value-type="float" office:value="393980000" calcext:value-type="float">
            <text:p>393980000</text:p>
          </table:table-cell>
          <table:table-cell office:value-type="float" office:value="395155000" calcext:value-type="float">
            <text:p>395155000</text:p>
          </table:table-cell>
          <table:table-cell office:value-type="float" office:value="394815000" calcext:value-type="float">
            <text:p>394815000</text:p>
          </table:table-cell>
          <table:table-cell office:value-type="float" office:value="394395000" calcext:value-type="float">
            <text:p>394395000</text:p>
          </table:table-cell>
          <table:table-cell office:value-type="float" office:value="393837000" calcext:value-type="float">
            <text:p>393837000</text:p>
          </table:table-cell>
          <table:table-cell office:value-type="float" office:value="394300000" calcext:value-type="float">
            <text:p>394300000</text:p>
          </table:table-cell>
          <table:table-cell office:value-type="float" office:value="394306000" calcext:value-type="float">
            <text:p>394306000</text:p>
          </table:table-cell>
          <table:table-cell office:value-type="float" office:value="394094000" calcext:value-type="float">
            <text:p>394094000</text:p>
          </table:table-cell>
          <table:table-cell office:value-type="float" office:value="394383000" calcext:value-type="float">
            <text:p>394383000</text:p>
          </table:table-cell>
          <table:table-cell office:value-type="float" office:value="394483000" calcext:value-type="float">
            <text:p>394483000</text:p>
          </table:table-cell>
          <table:table-cell office:value-type="float" office:value="394429000" calcext:value-type="float">
            <text:p>394429000</text:p>
          </table:table-cell>
          <table:table-cell office:value-type="float" office:value="395015000" calcext:value-type="float">
            <text:p>395015000</text:p>
          </table:table-cell>
          <table:table-cell office:value-type="float" office:value="395174000" calcext:value-type="float">
            <text:p>395174000</text:p>
          </table:table-cell>
          <table:table-cell office:value-type="float" office:value="393984000" calcext:value-type="float">
            <text:p>393984000</text:p>
          </table:table-cell>
          <table:table-cell office:value-type="float" office:value="393991000" calcext:value-type="float">
            <text:p>393991000</text:p>
          </table:table-cell>
          <table:table-cell office:value-type="float" office:value="393192000" calcext:value-type="float">
            <text:p>393192000</text:p>
          </table:table-cell>
          <table:table-cell office:value-type="float" office:value="395068000" calcext:value-type="float">
            <text:p>395068000</text:p>
          </table:table-cell>
          <table:table-cell table:number-columns-repeated="2" office:value-type="float" office:value="394338000" calcext:value-type="float">
            <text:p>394338000</text:p>
          </table:table-cell>
          <table:table-cell office:value-type="float" office:value="394237000" calcext:value-type="float">
            <text:p>394237000</text:p>
          </table:table-cell>
          <table:table-cell office:value-type="float" office:value="394400000" calcext:value-type="float">
            <text:p>394400000</text:p>
          </table:table-cell>
          <table:table-cell office:value-type="float" office:value="393552000" calcext:value-type="float">
            <text:p>393552000</text:p>
          </table:table-cell>
          <table:table-cell office:value-type="float" office:value="394922000" calcext:value-type="float">
            <text:p>394922000</text:p>
          </table:table-cell>
          <table:table-cell office:value-type="float" office:value="395162000" calcext:value-type="float">
            <text:p>395162000</text:p>
          </table:table-cell>
          <table:table-cell office:value-type="float" office:value="394691000" calcext:value-type="float">
            <text:p>394691000</text:p>
          </table:table-cell>
          <table:table-cell office:value-type="float" office:value="394388000" calcext:value-type="float">
            <text:p>394388000</text:p>
          </table:table-cell>
          <table:table-cell office:value-type="float" office:value="394118000" calcext:value-type="float">
            <text:p>394118000</text:p>
          </table:table-cell>
          <table:table-cell office:value-type="float" office:value="394077000" calcext:value-type="float">
            <text:p>394077000</text:p>
          </table:table-cell>
          <table:table-cell office:value-type="float" office:value="393741000" calcext:value-type="float">
            <text:p>393741000</text:p>
          </table:table-cell>
          <table:table-cell office:value-type="float" office:value="395175000" calcext:value-type="float">
            <text:p>395175000</text:p>
          </table:table-cell>
          <table:table-cell office:value-type="float" office:value="394246000" calcext:value-type="float">
            <text:p>394246000</text:p>
          </table:table-cell>
          <table:table-cell office:value-type="float" office:value="394497000" calcext:value-type="float">
            <text:p>394497000</text:p>
          </table:table-cell>
          <table:table-cell office:value-type="float" office:value="395068000" calcext:value-type="float">
            <text:p>395068000</text:p>
          </table:table-cell>
          <table:table-cell office:value-type="float" office:value="394629000" calcext:value-type="float">
            <text:p>394629000</text:p>
          </table:table-cell>
          <table:table-cell office:value-type="float" office:value="394195000" calcext:value-type="float">
            <text:p>394195000</text:p>
          </table:table-cell>
          <table:table-cell office:value-type="float" office:value="394161000" calcext:value-type="float">
            <text:p>394161000</text:p>
          </table:table-cell>
          <table:table-cell office:value-type="float" office:value="394571000" calcext:value-type="float">
            <text:p>394571000</text:p>
          </table:table-cell>
          <table:table-cell office:value-type="float" office:value="394961000" calcext:value-type="float">
            <text:p>394961000</text:p>
          </table:table-cell>
          <table:table-cell office:value-type="float" office:value="394289000" calcext:value-type="float">
            <text:p>394289000</text:p>
          </table:table-cell>
          <table:table-cell office:value-type="float" office:value="394957000" calcext:value-type="float">
            <text:p>394957000</text:p>
          </table:table-cell>
          <table:table-cell office:value-type="float" office:value="395195000" calcext:value-type="float">
            <text:p>395195000</text:p>
          </table:table-cell>
          <table:table-cell office:value-type="float" office:value="394771000" calcext:value-type="float">
            <text:p>394771000</text:p>
          </table:table-cell>
          <table:table-cell office:value-type="float" office:value="394675000" calcext:value-type="float">
            <text:p>394675000</text:p>
          </table:table-cell>
          <table:table-cell office:value-type="float" office:value="395024000" calcext:value-type="float">
            <text:p>395024000</text:p>
          </table:table-cell>
          <table:table-cell office:value-type="float" office:value="394760000" calcext:value-type="float">
            <text:p>394760000</text:p>
          </table:table-cell>
          <table:table-cell office:value-type="float" office:value="393051000" calcext:value-type="float">
            <text:p>393051000</text:p>
          </table:table-cell>
          <table:table-cell office:value-type="float" office:value="394919000" calcext:value-type="float">
            <text:p>394919000</text:p>
          </table:table-cell>
          <table:table-cell office:value-type="float" office:value="393873000" calcext:value-type="float">
            <text:p>393873000</text:p>
          </table:table-cell>
          <table:table-cell office:value-type="float" office:value="394715000" calcext:value-type="float">
            <text:p>394715000</text:p>
          </table:table-cell>
          <table:table-cell office:value-type="float" office:value="394786000" calcext:value-type="float">
            <text:p>394786000</text:p>
          </table:table-cell>
          <table:table-cell office:value-type="float" office:value="393230000" calcext:value-type="float">
            <text:p>393230000</text:p>
          </table:table-cell>
          <table:table-cell office:value-type="float" office:value="394711000" calcext:value-type="float">
            <text:p>394711000</text:p>
          </table:table-cell>
          <table:table-cell office:value-type="float" office:value="394697000" calcext:value-type="float">
            <text:p>394697000</text:p>
          </table:table-cell>
          <table:table-cell office:value-type="float" office:value="395088000" calcext:value-type="float">
            <text:p>395088000</text:p>
          </table:table-cell>
          <table:table-cell office:value-type="float" office:value="394772000" calcext:value-type="float">
            <text:p>394772000</text:p>
          </table:table-cell>
          <table:table-cell office:value-type="float" office:value="393650000" calcext:value-type="float">
            <text:p>393650000</text:p>
          </table:table-cell>
          <table:table-cell office:value-type="float" office:value="395107000" calcext:value-type="float">
            <text:p>395107000</text:p>
          </table:table-cell>
          <table:table-cell office:value-type="float" office:value="394677000" calcext:value-type="float">
            <text:p>394677000</text:p>
          </table:table-cell>
          <table:table-cell office:value-type="float" office:value="394660000" calcext:value-type="float">
            <text:p>394660000</text:p>
          </table:table-cell>
          <table:table-cell office:value-type="float" office:value="395110000" calcext:value-type="float">
            <text:p>395110000</text:p>
          </table:table-cell>
          <table:table-cell office:value-type="float" office:value="394933000" calcext:value-type="float">
            <text:p>394933000</text:p>
          </table:table-cell>
          <table:table-cell office:value-type="float" office:value="394491000" calcext:value-type="float">
            <text:p>394491000</text:p>
          </table:table-cell>
          <table:table-cell office:value-type="float" office:value="394248000" calcext:value-type="float">
            <text:p>394248000</text:p>
          </table:table-cell>
          <table:table-cell office:value-type="float" office:value="395049000" calcext:value-type="float">
            <text:p>395049000</text:p>
          </table:table-cell>
          <table:table-cell office:value-type="float" office:value="394226000" calcext:value-type="float">
            <text:p>394226000</text:p>
          </table:table-cell>
          <table:table-cell office:value-type="float" office:value="394143000" calcext:value-type="float">
            <text:p>394143000</text:p>
          </table:table-cell>
          <table:table-cell office:value-type="float" office:value="394680000" calcext:value-type="float">
            <text:p>394680000</text:p>
          </table:table-cell>
          <table:table-cell office:value-type="float" office:value="394587000" calcext:value-type="float">
            <text:p>394587000</text:p>
          </table:table-cell>
          <table:table-cell office:value-type="float" office:value="395194000" calcext:value-type="float">
            <text:p>395194000</text:p>
          </table:table-cell>
          <table:table-cell office:value-type="float" office:value="394172000" calcext:value-type="float">
            <text:p>394172000</text:p>
          </table:table-cell>
          <table:table-cell office:value-type="float" office:value="394537000" calcext:value-type="float">
            <text:p>394537000</text:p>
          </table:table-cell>
          <table:table-cell office:value-type="float" office:value="394906000" calcext:value-type="float">
            <text:p>394906000</text:p>
          </table:table-cell>
          <table:table-cell office:value-type="float" office:value="394366000" calcext:value-type="float">
            <text:p>394366000</text:p>
          </table:table-cell>
          <table:table-cell office:value-type="float" office:value="394037000" calcext:value-type="float">
            <text:p>394037000</text:p>
          </table:table-cell>
          <table:table-cell office:value-type="float" office:value="394910000" calcext:value-type="float">
            <text:p>394910000</text:p>
          </table:table-cell>
          <table:table-cell office:value-type="float" office:value="394409000" calcext:value-type="float">
            <text:p>394409000</text:p>
          </table:table-cell>
          <table:table-cell office:value-type="float" office:value="394056000" calcext:value-type="float">
            <text:p>394056000</text:p>
          </table:table-cell>
          <table:table-cell office:value-type="float" office:value="394597000" calcext:value-type="float">
            <text:p>394597000</text:p>
          </table:table-cell>
          <table:table-cell office:value-type="float" office:value="394310000" calcext:value-type="float">
            <text:p>394310000</text:p>
          </table:table-cell>
          <table:table-cell office:value-type="float" office:value="394308000" calcext:value-type="float">
            <text:p>394308000</text:p>
          </table:table-cell>
          <table:table-cell office:value-type="float" office:value="394754000" calcext:value-type="float">
            <text:p>394754000</text:p>
          </table:table-cell>
          <table:table-cell office:value-type="float" office:value="395181000" calcext:value-type="float">
            <text:p>395181000</text:p>
          </table:table-cell>
          <table:table-cell office:value-type="float" office:value="394421000" calcext:value-type="float">
            <text:p>394421000</text:p>
          </table:table-cell>
          <table:table-cell office:value-type="float" office:value="394388000" calcext:value-type="float">
            <text:p>394388000</text:p>
          </table:table-cell>
          <table:table-cell office:value-type="float" office:value="394635000" calcext:value-type="float">
            <text:p>394635000</text:p>
          </table:table-cell>
          <table:table-cell office:value-type="float" office:value="393306000" calcext:value-type="float">
            <text:p>393306000</text:p>
          </table:table-cell>
          <table:table-cell office:value-type="float" office:value="393481000" calcext:value-type="float">
            <text:p>393481000</text:p>
          </table:table-cell>
          <table:table-cell office:value-type="float" office:value="394667000" calcext:value-type="float">
            <text:p>394667000</text:p>
          </table:table-cell>
          <table:table-cell office:value-type="float" office:value="394362000" calcext:value-type="float">
            <text:p>394362000</text:p>
          </table:table-cell>
          <table:table-cell office:value-type="float" office:value="395212000" calcext:value-type="float">
            <text:p>395212000</text:p>
          </table:table-cell>
          <table:table-cell office:value-type="float" office:value="394888000" calcext:value-type="float">
            <text:p>394888000</text:p>
          </table:table-cell>
          <table:table-cell office:value-type="float" office:value="395023000" calcext:value-type="float">
            <text:p>395023000</text:p>
          </table:table-cell>
          <table:table-cell office:value-type="float" office:value="394440000" calcext:value-type="float">
            <text:p>394440000</text:p>
          </table:table-cell>
          <table:table-cell office:value-type="float" office:value="394176000" calcext:value-type="float">
            <text:p>394176000</text:p>
          </table:table-cell>
          <table:table-cell office:value-type="float" office:value="394463000" calcext:value-type="float">
            <text:p>394463000</text:p>
          </table:table-cell>
          <table:table-cell office:value-type="float" office:value="394639000" calcext:value-type="float">
            <text:p>394639000</text:p>
          </table:table-cell>
          <table:table-cell office:value-type="float" office:value="395150000" calcext:value-type="float">
            <text:p>395150000</text:p>
          </table:table-cell>
          <table:table-cell office:value-type="float" office:value="394141000" calcext:value-type="float">
            <text:p>394141000</text:p>
          </table:table-cell>
          <table:table-cell office:value-type="float" office:value="394731000" calcext:value-type="float">
            <text:p>394731000</text:p>
          </table:table-cell>
          <table:table-cell office:value-type="float" office:value="394540000" calcext:value-type="float">
            <text:p>394540000</text:p>
          </table:table-cell>
          <table:table-cell office:value-type="float" office:value="394463000" calcext:value-type="float">
            <text:p>394463000</text:p>
          </table:table-cell>
          <table:table-cell office:value-type="float" office:value="394896000" calcext:value-type="float">
            <text:p>394896000</text:p>
          </table:table-cell>
          <table:table-cell table:number-columns-repeated="2" office:value-type="float" office:value="395241000" calcext:value-type="float">
            <text:p>395241000</text:p>
          </table:table-cell>
          <table:table-cell office:value-type="float" office:value="394800000" calcext:value-type="float">
            <text:p>394800000</text:p>
          </table:table-cell>
          <table:table-cell office:value-type="float" office:value="394225000" calcext:value-type="float">
            <text:p>394225000</text:p>
          </table:table-cell>
          <table:table-cell office:value-type="float" office:value="393952000" calcext:value-type="float">
            <text:p>393952000</text:p>
          </table:table-cell>
          <table:table-cell office:value-type="float" office:value="393777000" calcext:value-type="float">
            <text:p>393777000</text:p>
          </table:table-cell>
          <table:table-cell office:value-type="float" office:value="395184000" calcext:value-type="float">
            <text:p>395184000</text:p>
          </table:table-cell>
          <table:table-cell office:value-type="float" office:value="394358000" calcext:value-type="float">
            <text:p>394358000</text:p>
          </table:table-cell>
          <table:table-cell office:value-type="float" office:value="394651000" calcext:value-type="float">
            <text:p>394651000</text:p>
          </table:table-cell>
          <table:table-cell office:value-type="float" office:value="393665000" calcext:value-type="float">
            <text:p>393665000</text:p>
          </table:table-cell>
          <table:table-cell office:value-type="float" office:value="395206000" calcext:value-type="float">
            <text:p>395206000</text:p>
          </table:table-cell>
          <table:table-cell office:value-type="float" office:value="394440000" calcext:value-type="float">
            <text:p>394440000</text:p>
          </table:table-cell>
          <table:table-cell office:value-type="float" office:value="394954000" calcext:value-type="float">
            <text:p>394954000</text:p>
          </table:table-cell>
          <table:table-cell office:value-type="float" office:value="393972000" calcext:value-type="float">
            <text:p>393972000</text:p>
          </table:table-cell>
          <table:table-cell office:value-type="float" office:value="394775000" calcext:value-type="float">
            <text:p>394775000</text:p>
          </table:table-cell>
          <table:table-cell office:value-type="float" office:value="394545000" calcext:value-type="float">
            <text:p>394545000</text:p>
          </table:table-cell>
          <table:table-cell office:value-type="float" office:value="394459000" calcext:value-type="float">
            <text:p>394459000</text:p>
          </table:table-cell>
          <table:table-cell office:value-type="float" office:value="394270000" calcext:value-type="float">
            <text:p>394270000</text:p>
          </table:table-cell>
          <table:table-cell office:value-type="float" office:value="394166000" calcext:value-type="float">
            <text:p>394166000</text:p>
          </table:table-cell>
          <table:table-cell office:value-type="float" office:value="394274000" calcext:value-type="float">
            <text:p>394274000</text:p>
          </table:table-cell>
          <table:table-cell office:value-type="float" office:value="394895000" calcext:value-type="float">
            <text:p>394895000</text:p>
          </table:table-cell>
          <table:table-cell office:value-type="float" office:value="394341000" calcext:value-type="float">
            <text:p>394341000</text:p>
          </table:table-cell>
          <table:table-cell office:value-type="float" office:value="394648000" calcext:value-type="float">
            <text:p>394648000</text:p>
          </table:table-cell>
          <table:table-cell office:value-type="float" office:value="394828000" calcext:value-type="float">
            <text:p>394828000</text:p>
          </table:table-cell>
          <table:table-cell office:value-type="float" office:value="393903000" calcext:value-type="float">
            <text:p>393903000</text:p>
          </table:table-cell>
          <table:table-cell office:value-type="float" office:value="395051000" calcext:value-type="float">
            <text:p>395051000</text:p>
          </table:table-cell>
          <table:table-cell office:value-type="float" office:value="394197000" calcext:value-type="float">
            <text:p>394197000</text:p>
          </table:table-cell>
          <table:table-cell office:value-type="float" office:value="394306000" calcext:value-type="float">
            <text:p>394306000</text:p>
          </table:table-cell>
          <table:table-cell office:value-type="float" office:value="394096000" calcext:value-type="float">
            <text:p>394096000</text:p>
          </table:table-cell>
          <table:table-cell office:value-type="float" office:value="394790000" calcext:value-type="float">
            <text:p>394790000</text:p>
          </table:table-cell>
          <table:table-cell office:value-type="float" office:value="393760000" calcext:value-type="float">
            <text:p>393760000</text:p>
          </table:table-cell>
          <table:table-cell office:value-type="float" office:value="394961000" calcext:value-type="float">
            <text:p>394961000</text:p>
          </table:table-cell>
          <table:table-cell office:value-type="float" office:value="394586000" calcext:value-type="float">
            <text:p>394586000</text:p>
          </table:table-cell>
          <table:table-cell office:value-type="float" office:value="394457000" calcext:value-type="float">
            <text:p>394457000</text:p>
          </table:table-cell>
          <table:table-cell office:value-type="float" office:value="394271000" calcext:value-type="float">
            <text:p>394271000</text:p>
          </table:table-cell>
          <table:table-cell office:value-type="float" office:value="393221000" calcext:value-type="float">
            <text:p>393221000</text:p>
          </table:table-cell>
          <table:table-cell office:value-type="float" office:value="393942000" calcext:value-type="float">
            <text:p>393942000</text:p>
          </table:table-cell>
          <table:table-cell office:value-type="float" office:value="394006000" calcext:value-type="float">
            <text:p>394006000</text:p>
          </table:table-cell>
          <table:table-cell office:value-type="float" office:value="393635000" calcext:value-type="float">
            <text:p>393635000</text:p>
          </table:table-cell>
          <table:table-cell office:value-type="float" office:value="394086000" calcext:value-type="float">
            <text:p>394086000</text:p>
          </table:table-cell>
          <table:table-cell office:value-type="float" office:value="394720000" calcext:value-type="float">
            <text:p>394720000</text:p>
          </table:table-cell>
          <table:table-cell office:value-type="float" office:value="394066000" calcext:value-type="float">
            <text:p>394066000</text:p>
          </table:table-cell>
          <table:table-cell office:value-type="float" office:value="399837000" calcext:value-type="float">
            <text:p>399837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 swaps</text:p>
          </table:table-cell>
          <table:table-cell office:value-type="float" office:value="388823000" calcext:value-type="float">
            <text:p>388823000</text:p>
          </table:table-cell>
          <table:table-cell office:value-type="float" office:value="389849000" calcext:value-type="float">
            <text:p>389849000</text:p>
          </table:table-cell>
          <table:table-cell office:value-type="float" office:value="389460000" calcext:value-type="float">
            <text:p>389460000</text:p>
          </table:table-cell>
          <table:table-cell office:value-type="float" office:value="389128000" calcext:value-type="float">
            <text:p>389128000</text:p>
          </table:table-cell>
          <table:table-cell office:value-type="float" office:value="389608000" calcext:value-type="float">
            <text:p>389608000</text:p>
          </table:table-cell>
          <table:table-cell office:value-type="float" office:value="389094000" calcext:value-type="float">
            <text:p>389094000</text:p>
          </table:table-cell>
          <table:table-cell office:value-type="float" office:value="389402000" calcext:value-type="float">
            <text:p>389402000</text:p>
          </table:table-cell>
          <table:table-cell office:value-type="float" office:value="389944000" calcext:value-type="float">
            <text:p>389944000</text:p>
          </table:table-cell>
          <table:table-cell office:value-type="float" office:value="389275000" calcext:value-type="float">
            <text:p>389275000</text:p>
          </table:table-cell>
          <table:table-cell office:value-type="float" office:value="389369000" calcext:value-type="float">
            <text:p>389369000</text:p>
          </table:table-cell>
          <table:table-cell office:value-type="float" office:value="389962000" calcext:value-type="float">
            <text:p>389962000</text:p>
          </table:table-cell>
          <table:table-cell office:value-type="float" office:value="389561000" calcext:value-type="float">
            <text:p>389561000</text:p>
          </table:table-cell>
          <table:table-cell office:value-type="float" office:value="388590000" calcext:value-type="float">
            <text:p>388590000</text:p>
          </table:table-cell>
          <table:table-cell office:value-type="float" office:value="389440000" calcext:value-type="float">
            <text:p>389440000</text:p>
          </table:table-cell>
          <table:table-cell office:value-type="float" office:value="389714000" calcext:value-type="float">
            <text:p>389714000</text:p>
          </table:table-cell>
          <table:table-cell office:value-type="float" office:value="389634000" calcext:value-type="float">
            <text:p>389634000</text:p>
          </table:table-cell>
          <table:table-cell office:value-type="float" office:value="389879000" calcext:value-type="float">
            <text:p>389879000</text:p>
          </table:table-cell>
          <table:table-cell office:value-type="float" office:value="389917000" calcext:value-type="float">
            <text:p>389917000</text:p>
          </table:table-cell>
          <table:table-cell office:value-type="float" office:value="389216000" calcext:value-type="float">
            <text:p>389216000</text:p>
          </table:table-cell>
          <table:table-cell office:value-type="float" office:value="389993000" calcext:value-type="float">
            <text:p>389993000</text:p>
          </table:table-cell>
          <table:table-cell office:value-type="float" office:value="389629000" calcext:value-type="float">
            <text:p>389629000</text:p>
          </table:table-cell>
          <table:table-cell office:value-type="float" office:value="389142000" calcext:value-type="float">
            <text:p>389142000</text:p>
          </table:table-cell>
          <table:table-cell office:value-type="float" office:value="389227000" calcext:value-type="float">
            <text:p>389227000</text:p>
          </table:table-cell>
          <table:table-cell office:value-type="float" office:value="389687000" calcext:value-type="float">
            <text:p>389687000</text:p>
          </table:table-cell>
          <table:table-cell office:value-type="float" office:value="389925000" calcext:value-type="float">
            <text:p>389925000</text:p>
          </table:table-cell>
          <table:table-cell office:value-type="float" office:value="388824000" calcext:value-type="float">
            <text:p>388824000</text:p>
          </table:table-cell>
          <table:table-cell table:number-columns-repeated="2" office:value-type="float" office:value="389592000" calcext:value-type="float">
            <text:p>389592000</text:p>
          </table:table-cell>
          <table:table-cell office:value-type="float" office:value="388948000" calcext:value-type="float">
            <text:p>388948000</text:p>
          </table:table-cell>
          <table:table-cell office:value-type="float" office:value="389335000" calcext:value-type="float">
            <text:p>389335000</text:p>
          </table:table-cell>
          <table:table-cell office:value-type="float" office:value="389259000" calcext:value-type="float">
            <text:p>389259000</text:p>
          </table:table-cell>
          <table:table-cell office:value-type="float" office:value="388706000" calcext:value-type="float">
            <text:p>388706000</text:p>
          </table:table-cell>
          <table:table-cell office:value-type="float" office:value="389526000" calcext:value-type="float">
            <text:p>389526000</text:p>
          </table:table-cell>
          <table:table-cell office:value-type="float" office:value="388790000" calcext:value-type="float">
            <text:p>388790000</text:p>
          </table:table-cell>
          <table:table-cell office:value-type="float" office:value="389521000" calcext:value-type="float">
            <text:p>389521000</text:p>
          </table:table-cell>
          <table:table-cell office:value-type="float" office:value="390131000" calcext:value-type="float">
            <text:p>390131000</text:p>
          </table:table-cell>
          <table:table-cell office:value-type="float" office:value="389534000" calcext:value-type="float">
            <text:p>389534000</text:p>
          </table:table-cell>
          <table:table-cell office:value-type="float" office:value="388979000" calcext:value-type="float">
            <text:p>388979000</text:p>
          </table:table-cell>
          <table:table-cell office:value-type="float" office:value="390114000" calcext:value-type="float">
            <text:p>390114000</text:p>
          </table:table-cell>
          <table:table-cell office:value-type="float" office:value="388942000" calcext:value-type="float">
            <text:p>388942000</text:p>
          </table:table-cell>
          <table:table-cell office:value-type="float" office:value="389787000" calcext:value-type="float">
            <text:p>389787000</text:p>
          </table:table-cell>
          <table:table-cell office:value-type="float" office:value="389359000" calcext:value-type="float">
            <text:p>389359000</text:p>
          </table:table-cell>
          <table:table-cell office:value-type="float" office:value="388635000" calcext:value-type="float">
            <text:p>388635000</text:p>
          </table:table-cell>
          <table:table-cell office:value-type="float" office:value="389706000" calcext:value-type="float">
            <text:p>389706000</text:p>
          </table:table-cell>
          <table:table-cell office:value-type="float" office:value="389106000" calcext:value-type="float">
            <text:p>389106000</text:p>
          </table:table-cell>
          <table:table-cell office:value-type="float" office:value="390143000" calcext:value-type="float">
            <text:p>390143000</text:p>
          </table:table-cell>
          <table:table-cell office:value-type="float" office:value="389373000" calcext:value-type="float">
            <text:p>389373000</text:p>
          </table:table-cell>
          <table:table-cell office:value-type="float" office:value="389914000" calcext:value-type="float">
            <text:p>389914000</text:p>
          </table:table-cell>
          <table:table-cell office:value-type="float" office:value="389718000" calcext:value-type="float">
            <text:p>389718000</text:p>
          </table:table-cell>
          <table:table-cell office:value-type="float" office:value="390147000" calcext:value-type="float">
            <text:p>390147000</text:p>
          </table:table-cell>
          <table:table-cell office:value-type="float" office:value="389451000" calcext:value-type="float">
            <text:p>389451000</text:p>
          </table:table-cell>
          <table:table-cell office:value-type="float" office:value="388884000" calcext:value-type="float">
            <text:p>388884000</text:p>
          </table:table-cell>
          <table:table-cell office:value-type="float" office:value="388839000" calcext:value-type="float">
            <text:p>388839000</text:p>
          </table:table-cell>
          <table:table-cell office:value-type="float" office:value="389766000" calcext:value-type="float">
            <text:p>389766000</text:p>
          </table:table-cell>
          <table:table-cell office:value-type="float" office:value="388826000" calcext:value-type="float">
            <text:p>388826000</text:p>
          </table:table-cell>
          <table:table-cell office:value-type="float" office:value="389944000" calcext:value-type="float">
            <text:p>389944000</text:p>
          </table:table-cell>
          <table:table-cell office:value-type="float" office:value="389133000" calcext:value-type="float">
            <text:p>389133000</text:p>
          </table:table-cell>
          <table:table-cell office:value-type="float" office:value="390005000" calcext:value-type="float">
            <text:p>390005000</text:p>
          </table:table-cell>
          <table:table-cell office:value-type="float" office:value="389982000" calcext:value-type="float">
            <text:p>389982000</text:p>
          </table:table-cell>
          <table:table-cell office:value-type="float" office:value="390095000" calcext:value-type="float">
            <text:p>390095000</text:p>
          </table:table-cell>
          <table:table-cell office:value-type="float" office:value="389301000" calcext:value-type="float">
            <text:p>389301000</text:p>
          </table:table-cell>
          <table:table-cell office:value-type="float" office:value="389513000" calcext:value-type="float">
            <text:p>389513000</text:p>
          </table:table-cell>
          <table:table-cell office:value-type="float" office:value="389306000" calcext:value-type="float">
            <text:p>389306000</text:p>
          </table:table-cell>
          <table:table-cell office:value-type="float" office:value="389214000" calcext:value-type="float">
            <text:p>389214000</text:p>
          </table:table-cell>
          <table:table-cell office:value-type="float" office:value="389244000" calcext:value-type="float">
            <text:p>389244000</text:p>
          </table:table-cell>
          <table:table-cell office:value-type="float" office:value="389948000" calcext:value-type="float">
            <text:p>389948000</text:p>
          </table:table-cell>
          <table:table-cell office:value-type="float" office:value="389123000" calcext:value-type="float">
            <text:p>389123000</text:p>
          </table:table-cell>
          <table:table-cell office:value-type="float" office:value="390038000" calcext:value-type="float">
            <text:p>390038000</text:p>
          </table:table-cell>
          <table:table-cell office:value-type="float" office:value="388962000" calcext:value-type="float">
            <text:p>388962000</text:p>
          </table:table-cell>
          <table:table-cell office:value-type="float" office:value="389396000" calcext:value-type="float">
            <text:p>389396000</text:p>
          </table:table-cell>
          <table:table-cell office:value-type="float" office:value="389803000" calcext:value-type="float">
            <text:p>389803000</text:p>
          </table:table-cell>
          <table:table-cell office:value-type="float" office:value="389705000" calcext:value-type="float">
            <text:p>389705000</text:p>
          </table:table-cell>
          <table:table-cell office:value-type="float" office:value="389282000" calcext:value-type="float">
            <text:p>389282000</text:p>
          </table:table-cell>
          <table:table-cell office:value-type="float" office:value="388265000" calcext:value-type="float">
            <text:p>388265000</text:p>
          </table:table-cell>
          <table:table-cell office:value-type="float" office:value="389360000" calcext:value-type="float">
            <text:p>389360000</text:p>
          </table:table-cell>
          <table:table-cell office:value-type="float" office:value="389503000" calcext:value-type="float">
            <text:p>389503000</text:p>
          </table:table-cell>
          <table:table-cell office:value-type="float" office:value="389202000" calcext:value-type="float">
            <text:p>389202000</text:p>
          </table:table-cell>
          <table:table-cell office:value-type="float" office:value="389554000" calcext:value-type="float">
            <text:p>389554000</text:p>
          </table:table-cell>
          <table:table-cell office:value-type="float" office:value="390033000" calcext:value-type="float">
            <text:p>390033000</text:p>
          </table:table-cell>
          <table:table-cell office:value-type="float" office:value="389054000" calcext:value-type="float">
            <text:p>389054000</text:p>
          </table:table-cell>
          <table:table-cell office:value-type="float" office:value="389190000" calcext:value-type="float">
            <text:p>389190000</text:p>
          </table:table-cell>
          <table:table-cell office:value-type="float" office:value="389399000" calcext:value-type="float">
            <text:p>389399000</text:p>
          </table:table-cell>
          <table:table-cell office:value-type="float" office:value="389010000" calcext:value-type="float">
            <text:p>389010000</text:p>
          </table:table-cell>
          <table:table-cell office:value-type="float" office:value="389937000" calcext:value-type="float">
            <text:p>389937000</text:p>
          </table:table-cell>
          <table:table-cell office:value-type="float" office:value="390161000" calcext:value-type="float">
            <text:p>390161000</text:p>
          </table:table-cell>
          <table:table-cell office:value-type="float" office:value="389738000" calcext:value-type="float">
            <text:p>389738000</text:p>
          </table:table-cell>
          <table:table-cell office:value-type="float" office:value="390022000" calcext:value-type="float">
            <text:p>390022000</text:p>
          </table:table-cell>
          <table:table-cell office:value-type="float" office:value="389445000" calcext:value-type="float">
            <text:p>389445000</text:p>
          </table:table-cell>
          <table:table-cell office:value-type="float" office:value="390125000" calcext:value-type="float">
            <text:p>390125000</text:p>
          </table:table-cell>
          <table:table-cell office:value-type="float" office:value="389501000" calcext:value-type="float">
            <text:p>389501000</text:p>
          </table:table-cell>
          <table:table-cell office:value-type="float" office:value="389392000" calcext:value-type="float">
            <text:p>389392000</text:p>
          </table:table-cell>
          <table:table-cell office:value-type="float" office:value="389254000" calcext:value-type="float">
            <text:p>389254000</text:p>
          </table:table-cell>
          <table:table-cell office:value-type="float" office:value="389165000" calcext:value-type="float">
            <text:p>389165000</text:p>
          </table:table-cell>
          <table:table-cell office:value-type="float" office:value="389180000" calcext:value-type="float">
            <text:p>389180000</text:p>
          </table:table-cell>
          <table:table-cell office:value-type="float" office:value="389464000" calcext:value-type="float">
            <text:p>389464000</text:p>
          </table:table-cell>
          <table:table-cell office:value-type="float" office:value="389834000" calcext:value-type="float">
            <text:p>389834000</text:p>
          </table:table-cell>
          <table:table-cell office:value-type="float" office:value="389966000" calcext:value-type="float">
            <text:p>389966000</text:p>
          </table:table-cell>
          <table:table-cell office:value-type="float" office:value="389519000" calcext:value-type="float">
            <text:p>389519000</text:p>
          </table:table-cell>
          <table:table-cell office:value-type="float" office:value="389586000" calcext:value-type="float">
            <text:p>389586000</text:p>
          </table:table-cell>
          <table:table-cell office:value-type="float" office:value="389800000" calcext:value-type="float">
            <text:p>389800000</text:p>
          </table:table-cell>
          <table:table-cell office:value-type="float" office:value="389529000" calcext:value-type="float">
            <text:p>389529000</text:p>
          </table:table-cell>
          <table:table-cell office:value-type="float" office:value="389754000" calcext:value-type="float">
            <text:p>389754000</text:p>
          </table:table-cell>
          <table:table-cell office:value-type="float" office:value="389611000" calcext:value-type="float">
            <text:p>389611000</text:p>
          </table:table-cell>
          <table:table-cell office:value-type="float" office:value="389423000" calcext:value-type="float">
            <text:p>389423000</text:p>
          </table:table-cell>
          <table:table-cell office:value-type="float" office:value="389381000" calcext:value-type="float">
            <text:p>389381000</text:p>
          </table:table-cell>
          <table:table-cell office:value-type="float" office:value="389567000" calcext:value-type="float">
            <text:p>389567000</text:p>
          </table:table-cell>
          <table:table-cell office:value-type="float" office:value="388740000" calcext:value-type="float">
            <text:p>388740000</text:p>
          </table:table-cell>
          <table:table-cell office:value-type="float" office:value="389538000" calcext:value-type="float">
            <text:p>389538000</text:p>
          </table:table-cell>
          <table:table-cell office:value-type="float" office:value="388353000" calcext:value-type="float">
            <text:p>388353000</text:p>
          </table:table-cell>
          <table:table-cell office:value-type="float" office:value="388945000" calcext:value-type="float">
            <text:p>388945000</text:p>
          </table:table-cell>
          <table:table-cell office:value-type="float" office:value="389359000" calcext:value-type="float">
            <text:p>389359000</text:p>
          </table:table-cell>
          <table:table-cell office:value-type="float" office:value="388815000" calcext:value-type="float">
            <text:p>388815000</text:p>
          </table:table-cell>
          <table:table-cell office:value-type="float" office:value="389589000" calcext:value-type="float">
            <text:p>389589000</text:p>
          </table:table-cell>
          <table:table-cell office:value-type="float" office:value="389808000" calcext:value-type="float">
            <text:p>389808000</text:p>
          </table:table-cell>
          <table:table-cell office:value-type="float" office:value="389771000" calcext:value-type="float">
            <text:p>389771000</text:p>
          </table:table-cell>
          <table:table-cell office:value-type="float" office:value="390198000" calcext:value-type="float">
            <text:p>390198000</text:p>
          </table:table-cell>
          <table:table-cell office:value-type="float" office:value="389453000" calcext:value-type="float">
            <text:p>389453000</text:p>
          </table:table-cell>
          <table:table-cell office:value-type="float" office:value="389671000" calcext:value-type="float">
            <text:p>389671000</text:p>
          </table:table-cell>
          <table:table-cell office:value-type="float" office:value="389626000" calcext:value-type="float">
            <text:p>389626000</text:p>
          </table:table-cell>
          <table:table-cell office:value-type="float" office:value="389363000" calcext:value-type="float">
            <text:p>389363000</text:p>
          </table:table-cell>
          <table:table-cell office:value-type="float" office:value="389936000" calcext:value-type="float">
            <text:p>389936000</text:p>
          </table:table-cell>
          <table:table-cell office:value-type="float" office:value="389190000" calcext:value-type="float">
            <text:p>389190000</text:p>
          </table:table-cell>
          <table:table-cell office:value-type="float" office:value="389189000" calcext:value-type="float">
            <text:p>389189000</text:p>
          </table:table-cell>
          <table:table-cell office:value-type="float" office:value="389513000" calcext:value-type="float">
            <text:p>389513000</text:p>
          </table:table-cell>
          <table:table-cell office:value-type="float" office:value="389693000" calcext:value-type="float">
            <text:p>389693000</text:p>
          </table:table-cell>
          <table:table-cell office:value-type="float" office:value="389265000" calcext:value-type="float">
            <text:p>389265000</text:p>
          </table:table-cell>
          <table:table-cell office:value-type="float" office:value="389425000" calcext:value-type="float">
            <text:p>389425000</text:p>
          </table:table-cell>
          <table:table-cell office:value-type="float" office:value="389450000" calcext:value-type="float">
            <text:p>389450000</text:p>
          </table:table-cell>
          <table:table-cell office:value-type="float" office:value="389569000" calcext:value-type="float">
            <text:p>389569000</text:p>
          </table:table-cell>
          <table:table-cell office:value-type="float" office:value="389508000" calcext:value-type="float">
            <text:p>389508000</text:p>
          </table:table-cell>
          <table:table-cell office:value-type="float" office:value="388609000" calcext:value-type="float">
            <text:p>388609000</text:p>
          </table:table-cell>
          <table:table-cell office:value-type="float" office:value="389574000" calcext:value-type="float">
            <text:p>389574000</text:p>
          </table:table-cell>
          <table:table-cell office:value-type="float" office:value="388969000" calcext:value-type="float">
            <text:p>388969000</text:p>
          </table:table-cell>
          <table:table-cell office:value-type="float" office:value="388991000" calcext:value-type="float">
            <text:p>388991000</text:p>
          </table:table-cell>
          <table:table-cell office:value-type="float" office:value="390045000" calcext:value-type="float">
            <text:p>390045000</text:p>
          </table:table-cell>
          <table:table-cell office:value-type="float" office:value="389731000" calcext:value-type="float">
            <text:p>389731000</text:p>
          </table:table-cell>
          <table:table-cell office:value-type="float" office:value="389606000" calcext:value-type="float">
            <text:p>389606000</text:p>
          </table:table-cell>
          <table:table-cell office:value-type="float" office:value="389778000" calcext:value-type="float">
            <text:p>389778000</text:p>
          </table:table-cell>
          <table:table-cell office:value-type="float" office:value="388998000" calcext:value-type="float">
            <text:p>388998000</text:p>
          </table:table-cell>
          <table:table-cell office:value-type="float" office:value="390045000" calcext:value-type="float">
            <text:p>390045000</text:p>
          </table:table-cell>
          <table:table-cell office:value-type="float" office:value="388915000" calcext:value-type="float">
            <text:p>388915000</text:p>
          </table:table-cell>
          <table:table-cell office:value-type="float" office:value="388896000" calcext:value-type="float">
            <text:p>388896000</text:p>
          </table:table-cell>
          <table:table-cell office:value-type="float" office:value="389387000" calcext:value-type="float">
            <text:p>389387000</text:p>
          </table:table-cell>
          <table:table-cell office:value-type="float" office:value="388716000" calcext:value-type="float">
            <text:p>388716000</text:p>
          </table:table-cell>
          <table:table-cell office:value-type="float" office:value="388760000" calcext:value-type="float">
            <text:p>388760000</text:p>
          </table:table-cell>
          <table:table-cell office:value-type="float" office:value="389434000" calcext:value-type="float">
            <text:p>389434000</text:p>
          </table:table-cell>
          <table:table-cell office:value-type="float" office:value="389763000" calcext:value-type="float">
            <text:p>389763000</text:p>
          </table:table-cell>
          <table:table-cell office:value-type="float" office:value="387784000" calcext:value-type="float">
            <text:p>387784000</text:p>
          </table:table-cell>
          <table:table-cell office:value-type="float" office:value="389287000" calcext:value-type="float">
            <text:p>389287000</text:p>
          </table:table-cell>
          <table:table-cell office:value-type="float" office:value="389366000" calcext:value-type="float">
            <text:p>389366000</text:p>
          </table:table-cell>
          <table:table-cell office:value-type="float" office:value="389668000" calcext:value-type="float">
            <text:p>389668000</text:p>
          </table:table-cell>
          <table:table-cell office:value-type="float" office:value="389558000" calcext:value-type="float">
            <text:p>389558000</text:p>
          </table:table-cell>
          <table:table-cell office:value-type="float" office:value="389694000" calcext:value-type="float">
            <text:p>389694000</text:p>
          </table:table-cell>
          <table:table-cell office:value-type="float" office:value="389895000" calcext:value-type="float">
            <text:p>389895000</text:p>
          </table:table-cell>
          <table:table-cell office:value-type="float" office:value="389350000" calcext:value-type="float">
            <text:p>389350000</text:p>
          </table:table-cell>
          <table:table-cell office:value-type="float" office:value="389525000" calcext:value-type="float">
            <text:p>389525000</text:p>
          </table:table-cell>
          <table:table-cell office:value-type="float" office:value="389373000" calcext:value-type="float">
            <text:p>389373000</text:p>
          </table:table-cell>
          <table:table-cell office:value-type="float" office:value="390002000" calcext:value-type="float">
            <text:p>390002000</text:p>
          </table:table-cell>
          <table:table-cell office:value-type="float" office:value="389195000" calcext:value-type="float">
            <text:p>389195000</text:p>
          </table:table-cell>
          <table:table-cell office:value-type="float" office:value="389644000" calcext:value-type="float">
            <text:p>389644000</text:p>
          </table:table-cell>
          <table:table-cell office:value-type="float" office:value="389429000" calcext:value-type="float">
            <text:p>389429000</text:p>
          </table:table-cell>
          <table:table-cell office:value-type="float" office:value="389255000" calcext:value-type="float">
            <text:p>389255000</text:p>
          </table:table-cell>
          <table:table-cell office:value-type="float" office:value="389519000" calcext:value-type="float">
            <text:p>389519000</text:p>
          </table:table-cell>
          <table:table-cell office:value-type="float" office:value="389349000" calcext:value-type="float">
            <text:p>389349000</text:p>
          </table:table-cell>
          <table:table-cell office:value-type="float" office:value="389789000" calcext:value-type="float">
            <text:p>389789000</text:p>
          </table:table-cell>
          <table:table-cell office:value-type="float" office:value="388927000" calcext:value-type="float">
            <text:p>388927000</text:p>
          </table:table-cell>
          <table:table-cell office:value-type="float" office:value="389819000" calcext:value-type="float">
            <text:p>389819000</text:p>
          </table:table-cell>
          <table:table-cell office:value-type="float" office:value="389195000" calcext:value-type="float">
            <text:p>389195000</text:p>
          </table:table-cell>
          <table:table-cell office:value-type="float" office:value="389800000" calcext:value-type="float">
            <text:p>389800000</text:p>
          </table:table-cell>
          <table:table-cell office:value-type="float" office:value="389334000" calcext:value-type="float">
            <text:p>389334000</text:p>
          </table:table-cell>
          <table:table-cell office:value-type="float" office:value="389041000" calcext:value-type="float">
            <text:p>389041000</text:p>
          </table:table-cell>
          <table:table-cell office:value-type="float" office:value="389806000" calcext:value-type="float">
            <text:p>389806000</text:p>
          </table:table-cell>
          <table:table-cell office:value-type="float" office:value="389172000" calcext:value-type="float">
            <text:p>389172000</text:p>
          </table:table-cell>
          <table:table-cell office:value-type="float" office:value="388312000" calcext:value-type="float">
            <text:p>388312000</text:p>
          </table:table-cell>
          <table:table-cell office:value-type="float" office:value="389371000" calcext:value-type="float">
            <text:p>389371000</text:p>
          </table:table-cell>
          <table:table-cell office:value-type="float" office:value="389675000" calcext:value-type="float">
            <text:p>389675000</text:p>
          </table:table-cell>
          <table:table-cell office:value-type="float" office:value="389341000" calcext:value-type="float">
            <text:p>389341000</text:p>
          </table:table-cell>
          <table:table-cell office:value-type="float" office:value="389330000" calcext:value-type="float">
            <text:p>389330000</text:p>
          </table:table-cell>
          <table:table-cell office:value-type="float" office:value="389358000" calcext:value-type="float">
            <text:p>389358000</text:p>
          </table:table-cell>
          <table:table-cell office:value-type="float" office:value="389624000" calcext:value-type="float">
            <text:p>389624000</text:p>
          </table:table-cell>
          <table:table-cell office:value-type="float" office:value="388558000" calcext:value-type="float">
            <text:p>388558000</text:p>
          </table:table-cell>
          <table:table-cell office:value-type="float" office:value="390094000" calcext:value-type="float">
            <text:p>390094000</text:p>
          </table:table-cell>
          <table:table-cell office:value-type="float" office:value="388911000" calcext:value-type="float">
            <text:p>388911000</text:p>
          </table:table-cell>
          <table:table-cell office:value-type="float" office:value="389676000" calcext:value-type="float">
            <text:p>389676000</text:p>
          </table:table-cell>
          <table:table-cell office:value-type="float" office:value="389809000" calcext:value-type="float">
            <text:p>389809000</text:p>
          </table:table-cell>
          <table:table-cell office:value-type="float" office:value="390012000" calcext:value-type="float">
            <text:p>390012000</text:p>
          </table:table-cell>
          <table:table-cell office:value-type="float" office:value="389337000" calcext:value-type="float">
            <text:p>389337000</text:p>
          </table:table-cell>
          <table:table-cell office:value-type="float" office:value="389626000" calcext:value-type="float">
            <text:p>389626000</text:p>
          </table:table-cell>
          <table:table-cell office:value-type="float" office:value="389997000" calcext:value-type="float">
            <text:p>389997000</text:p>
          </table:table-cell>
          <table:table-cell office:value-type="float" office:value="389998000" calcext:value-type="float">
            <text:p>389998000</text:p>
          </table:table-cell>
          <table:table-cell office:value-type="float" office:value="389372000" calcext:value-type="float">
            <text:p>389372000</text:p>
          </table:table-cell>
          <table:table-cell office:value-type="float" office:value="389321000" calcext:value-type="float">
            <text:p>389321000</text:p>
          </table:table-cell>
          <table:table-cell office:value-type="float" office:value="389412000" calcext:value-type="float">
            <text:p>389412000</text:p>
          </table:table-cell>
          <table:table-cell office:value-type="float" office:value="390035000" calcext:value-type="float">
            <text:p>390035000</text:p>
          </table:table-cell>
          <table:table-cell office:value-type="float" office:value="388764000" calcext:value-type="float">
            <text:p>388764000</text:p>
          </table:table-cell>
          <table:table-cell office:value-type="float" office:value="389365000" calcext:value-type="float">
            <text:p>389365000</text:p>
          </table:table-cell>
          <table:table-cell office:value-type="float" office:value="389622000" calcext:value-type="float">
            <text:p>389622000</text:p>
          </table:table-cell>
          <table:table-cell office:value-type="float" office:value="390056000" calcext:value-type="float">
            <text:p>390056000</text:p>
          </table:table-cell>
          <table:table-cell office:value-type="float" office:value="389202000" calcext:value-type="float">
            <text:p>389202000</text:p>
          </table:table-cell>
          <table:table-cell office:value-type="float" office:value="390035000" calcext:value-type="float">
            <text:p>390035000</text:p>
          </table:table-cell>
          <table:table-cell office:value-type="float" office:value="389321000" calcext:value-type="float">
            <text:p>389321000</text:p>
          </table:table-cell>
          <table:table-cell office:value-type="float" office:value="394877000" calcext:value-type="float">
            <text:p>394877000</text:p>
          </table:table-cell>
          <table:table-cell office:value-type="float" office:value="393753000" calcext:value-type="float">
            <text:p>393753000</text:p>
          </table:table-cell>
          <table:table-cell office:value-type="float" office:value="395037000" calcext:value-type="float">
            <text:p>395037000</text:p>
          </table:table-cell>
          <table:table-cell office:value-type="float" office:value="394024000" calcext:value-type="float">
            <text:p>394024000</text:p>
          </table:table-cell>
          <table:table-cell office:value-type="float" office:value="393171000" calcext:value-type="float">
            <text:p>393171000</text:p>
          </table:table-cell>
          <table:table-cell office:value-type="float" office:value="394382000" calcext:value-type="float">
            <text:p>394382000</text:p>
          </table:table-cell>
          <table:table-cell office:value-type="float" office:value="394225000" calcext:value-type="float">
            <text:p>394225000</text:p>
          </table:table-cell>
          <table:table-cell office:value-type="float" office:value="393222000" calcext:value-type="float">
            <text:p>393222000</text:p>
          </table:table-cell>
          <table:table-cell office:value-type="float" office:value="393333000" calcext:value-type="float">
            <text:p>393333000</text:p>
          </table:table-cell>
          <table:table-cell office:value-type="float" office:value="393845000" calcext:value-type="float">
            <text:p>393845000</text:p>
          </table:table-cell>
          <table:table-cell office:value-type="float" office:value="394645000" calcext:value-type="float">
            <text:p>394645000</text:p>
          </table:table-cell>
          <table:table-cell office:value-type="float" office:value="394422000" calcext:value-type="float">
            <text:p>394422000</text:p>
          </table:table-cell>
          <table:table-cell office:value-type="float" office:value="394198000" calcext:value-type="float">
            <text:p>394198000</text:p>
          </table:table-cell>
          <table:table-cell office:value-type="float" office:value="394323000" calcext:value-type="float">
            <text:p>394323000</text:p>
          </table:table-cell>
          <table:table-cell office:value-type="float" office:value="394452000" calcext:value-type="float">
            <text:p>394452000</text:p>
          </table:table-cell>
          <table:table-cell office:value-type="float" office:value="393669000" calcext:value-type="float">
            <text:p>393669000</text:p>
          </table:table-cell>
          <table:table-cell office:value-type="float" office:value="393251000" calcext:value-type="float">
            <text:p>393251000</text:p>
          </table:table-cell>
          <table:table-cell office:value-type="float" office:value="394259000" calcext:value-type="float">
            <text:p>394259000</text:p>
          </table:table-cell>
          <table:table-cell office:value-type="float" office:value="393731000" calcext:value-type="float">
            <text:p>393731000</text:p>
          </table:table-cell>
          <table:table-cell office:value-type="float" office:value="392219000" calcext:value-type="float">
            <text:p>392219000</text:p>
          </table:table-cell>
          <table:table-cell office:value-type="float" office:value="393117000" calcext:value-type="float">
            <text:p>393117000</text:p>
          </table:table-cell>
          <table:table-cell office:value-type="float" office:value="394234000" calcext:value-type="float">
            <text:p>394234000</text:p>
          </table:table-cell>
          <table:table-cell office:value-type="float" office:value="393634000" calcext:value-type="float">
            <text:p>393634000</text:p>
          </table:table-cell>
          <table:table-cell office:value-type="float" office:value="393974000" calcext:value-type="float">
            <text:p>393974000</text:p>
          </table:table-cell>
          <table:table-cell office:value-type="float" office:value="393891000" calcext:value-type="float">
            <text:p>393891000</text:p>
          </table:table-cell>
          <table:table-cell office:value-type="float" office:value="394768000" calcext:value-type="float">
            <text:p>394768000</text:p>
          </table:table-cell>
          <table:table-cell office:value-type="float" office:value="394323000" calcext:value-type="float">
            <text:p>394323000</text:p>
          </table:table-cell>
          <table:table-cell office:value-type="float" office:value="393638000" calcext:value-type="float">
            <text:p>393638000</text:p>
          </table:table-cell>
          <table:table-cell office:value-type="float" office:value="394134000" calcext:value-type="float">
            <text:p>394134000</text:p>
          </table:table-cell>
          <table:table-cell office:value-type="float" office:value="393388000" calcext:value-type="float">
            <text:p>393388000</text:p>
          </table:table-cell>
          <table:table-cell office:value-type="float" office:value="393025000" calcext:value-type="float">
            <text:p>393025000</text:p>
          </table:table-cell>
          <table:table-cell office:value-type="float" office:value="393758000" calcext:value-type="float">
            <text:p>393758000</text:p>
          </table:table-cell>
          <table:table-cell office:value-type="float" office:value="393266000" calcext:value-type="float">
            <text:p>393266000</text:p>
          </table:table-cell>
          <table:table-cell office:value-type="float" office:value="394769000" calcext:value-type="float">
            <text:p>394769000</text:p>
          </table:table-cell>
          <table:table-cell office:value-type="float" office:value="393533000" calcext:value-type="float">
            <text:p>393533000</text:p>
          </table:table-cell>
          <table:table-cell office:value-type="float" office:value="394542000" calcext:value-type="float">
            <text:p>394542000</text:p>
          </table:table-cell>
          <table:table-cell office:value-type="float" office:value="394632000" calcext:value-type="float">
            <text:p>394632000</text:p>
          </table:table-cell>
          <table:table-cell office:value-type="float" office:value="394414000" calcext:value-type="float">
            <text:p>394414000</text:p>
          </table:table-cell>
          <table:table-cell office:value-type="float" office:value="393966000" calcext:value-type="float">
            <text:p>393966000</text:p>
          </table:table-cell>
          <table:table-cell office:value-type="float" office:value="393538000" calcext:value-type="float">
            <text:p>393538000</text:p>
          </table:table-cell>
          <table:table-cell office:value-type="float" office:value="393763000" calcext:value-type="float">
            <text:p>393763000</text:p>
          </table:table-cell>
          <table:table-cell office:value-type="float" office:value="394195000" calcext:value-type="float">
            <text:p>394195000</text:p>
          </table:table-cell>
          <table:table-cell office:value-type="float" office:value="394666000" calcext:value-type="float">
            <text:p>394666000</text:p>
          </table:table-cell>
          <table:table-cell office:value-type="float" office:value="393617000" calcext:value-type="float">
            <text:p>393617000</text:p>
          </table:table-cell>
          <table:table-cell office:value-type="float" office:value="392270000" calcext:value-type="float">
            <text:p>392270000</text:p>
          </table:table-cell>
          <table:table-cell office:value-type="float" office:value="392787000" calcext:value-type="float">
            <text:p>392787000</text:p>
          </table:table-cell>
          <table:table-cell office:value-type="float" office:value="394187000" calcext:value-type="float">
            <text:p>394187000</text:p>
          </table:table-cell>
          <table:table-cell office:value-type="float" office:value="394071000" calcext:value-type="float">
            <text:p>394071000</text:p>
          </table:table-cell>
          <table:table-cell office:value-type="float" office:value="393686000" calcext:value-type="float">
            <text:p>393686000</text:p>
          </table:table-cell>
          <table:table-cell office:value-type="float" office:value="394018000" calcext:value-type="float">
            <text:p>394018000</text:p>
          </table:table-cell>
          <table:table-cell office:value-type="float" office:value="394648000" calcext:value-type="float">
            <text:p>394648000</text:p>
          </table:table-cell>
          <table:table-cell office:value-type="float" office:value="394459000" calcext:value-type="float">
            <text:p>394459000</text:p>
          </table:table-cell>
          <table:table-cell office:value-type="float" office:value="394334000" calcext:value-type="float">
            <text:p>394334000</text:p>
          </table:table-cell>
          <table:table-cell office:value-type="float" office:value="394228000" calcext:value-type="float">
            <text:p>394228000</text:p>
          </table:table-cell>
          <table:table-cell office:value-type="float" office:value="393448000" calcext:value-type="float">
            <text:p>393448000</text:p>
          </table:table-cell>
          <table:table-cell office:value-type="float" office:value="394900000" calcext:value-type="float">
            <text:p>394900000</text:p>
          </table:table-cell>
          <table:table-cell office:value-type="float" office:value="394338000" calcext:value-type="float">
            <text:p>394338000</text:p>
          </table:table-cell>
          <table:table-cell office:value-type="float" office:value="394226000" calcext:value-type="float">
            <text:p>394226000</text:p>
          </table:table-cell>
          <table:table-cell office:value-type="float" office:value="394003000" calcext:value-type="float">
            <text:p>394003000</text:p>
          </table:table-cell>
          <table:table-cell office:value-type="float" office:value="394473000" calcext:value-type="float">
            <text:p>394473000</text:p>
          </table:table-cell>
          <table:table-cell office:value-type="float" office:value="394907000" calcext:value-type="float">
            <text:p>394907000</text:p>
          </table:table-cell>
          <table:table-cell office:value-type="float" office:value="394070000" calcext:value-type="float">
            <text:p>394070000</text:p>
          </table:table-cell>
          <table:table-cell office:value-type="float" office:value="393922000" calcext:value-type="float">
            <text:p>393922000</text:p>
          </table:table-cell>
          <table:table-cell office:value-type="float" office:value="393825000" calcext:value-type="float">
            <text:p>393825000</text:p>
          </table:table-cell>
          <table:table-cell office:value-type="float" office:value="394603000" calcext:value-type="float">
            <text:p>394603000</text:p>
          </table:table-cell>
          <table:table-cell office:value-type="float" office:value="393513000" calcext:value-type="float">
            <text:p>393513000</text:p>
          </table:table-cell>
          <table:table-cell office:value-type="float" office:value="394499000" calcext:value-type="float">
            <text:p>394499000</text:p>
          </table:table-cell>
          <table:table-cell office:value-type="float" office:value="394125000" calcext:value-type="float">
            <text:p>394125000</text:p>
          </table:table-cell>
          <table:table-cell office:value-type="float" office:value="392769000" calcext:value-type="float">
            <text:p>392769000</text:p>
          </table:table-cell>
          <table:table-cell office:value-type="float" office:value="393444000" calcext:value-type="float">
            <text:p>393444000</text:p>
          </table:table-cell>
          <table:table-cell office:value-type="float" office:value="393630000" calcext:value-type="float">
            <text:p>393630000</text:p>
          </table:table-cell>
          <table:table-cell office:value-type="float" office:value="393808000" calcext:value-type="float">
            <text:p>393808000</text:p>
          </table:table-cell>
          <table:table-cell office:value-type="float" office:value="395098000" calcext:value-type="float">
            <text:p>395098000</text:p>
          </table:table-cell>
          <table:table-cell office:value-type="float" office:value="394411000" calcext:value-type="float">
            <text:p>394411000</text:p>
          </table:table-cell>
          <table:table-cell office:value-type="float" office:value="393608000" calcext:value-type="float">
            <text:p>393608000</text:p>
          </table:table-cell>
          <table:table-cell office:value-type="float" office:value="393216000" calcext:value-type="float">
            <text:p>393216000</text:p>
          </table:table-cell>
          <table:table-cell office:value-type="float" office:value="394211000" calcext:value-type="float">
            <text:p>394211000</text:p>
          </table:table-cell>
          <table:table-cell office:value-type="float" office:value="394614000" calcext:value-type="float">
            <text:p>394614000</text:p>
          </table:table-cell>
          <table:table-cell office:value-type="float" office:value="394421000" calcext:value-type="float">
            <text:p>394421000</text:p>
          </table:table-cell>
          <table:table-cell office:value-type="float" office:value="394336000" calcext:value-type="float">
            <text:p>394336000</text:p>
          </table:table-cell>
          <table:table-cell office:value-type="float" office:value="392818000" calcext:value-type="float">
            <text:p>392818000</text:p>
          </table:table-cell>
          <table:table-cell office:value-type="float" office:value="394653000" calcext:value-type="float">
            <text:p>394653000</text:p>
          </table:table-cell>
          <table:table-cell office:value-type="float" office:value="394978000" calcext:value-type="float">
            <text:p>394978000</text:p>
          </table:table-cell>
          <table:table-cell office:value-type="float" office:value="393433000" calcext:value-type="float">
            <text:p>393433000</text:p>
          </table:table-cell>
          <table:table-cell office:value-type="float" office:value="392840000" calcext:value-type="float">
            <text:p>392840000</text:p>
          </table:table-cell>
          <table:table-cell office:value-type="float" office:value="393836000" calcext:value-type="float">
            <text:p>393836000</text:p>
          </table:table-cell>
          <table:table-cell office:value-type="float" office:value="395062000" calcext:value-type="float">
            <text:p>395062000</text:p>
          </table:table-cell>
          <table:table-cell office:value-type="float" office:value="394693000" calcext:value-type="float">
            <text:p>394693000</text:p>
          </table:table-cell>
          <table:table-cell office:value-type="float" office:value="394762000" calcext:value-type="float">
            <text:p>394762000</text:p>
          </table:table-cell>
          <table:table-cell office:value-type="float" office:value="394364000" calcext:value-type="float">
            <text:p>394364000</text:p>
          </table:table-cell>
          <table:table-cell office:value-type="float" office:value="393819000" calcext:value-type="float">
            <text:p>393819000</text:p>
          </table:table-cell>
          <table:table-cell office:value-type="float" office:value="393238000" calcext:value-type="float">
            <text:p>393238000</text:p>
          </table:table-cell>
          <table:table-cell office:value-type="float" office:value="394548000" calcext:value-type="float">
            <text:p>394548000</text:p>
          </table:table-cell>
          <table:table-cell office:value-type="float" office:value="394996000" calcext:value-type="float">
            <text:p>394996000</text:p>
          </table:table-cell>
          <table:table-cell office:value-type="float" office:value="394286000" calcext:value-type="float">
            <text:p>394286000</text:p>
          </table:table-cell>
          <table:table-cell office:value-type="float" office:value="394328000" calcext:value-type="float">
            <text:p>394328000</text:p>
          </table:table-cell>
          <table:table-cell office:value-type="float" office:value="393558000" calcext:value-type="float">
            <text:p>393558000</text:p>
          </table:table-cell>
          <table:table-cell office:value-type="float" office:value="393117000" calcext:value-type="float">
            <text:p>393117000</text:p>
          </table:table-cell>
          <table:table-cell office:value-type="float" office:value="393208000" calcext:value-type="float">
            <text:p>393208000</text:p>
          </table:table-cell>
          <table:table-cell office:value-type="float" office:value="394730000" calcext:value-type="float">
            <text:p>394730000</text:p>
          </table:table-cell>
          <table:table-cell office:value-type="float" office:value="394126000" calcext:value-type="float">
            <text:p>394126000</text:p>
          </table:table-cell>
          <table:table-cell office:value-type="float" office:value="393793000" calcext:value-type="float">
            <text:p>393793000</text:p>
          </table:table-cell>
          <table:table-cell office:value-type="float" office:value="394705000" calcext:value-type="float">
            <text:p>394705000</text:p>
          </table:table-cell>
          <table:table-cell office:value-type="float" office:value="393594000" calcext:value-type="float">
            <text:p>393594000</text:p>
          </table:table-cell>
          <table:table-cell office:value-type="float" office:value="393500000" calcext:value-type="float">
            <text:p>393500000</text:p>
          </table:table-cell>
          <table:table-cell office:value-type="float" office:value="394166000" calcext:value-type="float">
            <text:p>394166000</text:p>
          </table:table-cell>
          <table:table-cell office:value-type="float" office:value="393993000" calcext:value-type="float">
            <text:p>393993000</text:p>
          </table:table-cell>
          <table:table-cell office:value-type="float" office:value="392927000" calcext:value-type="float">
            <text:p>392927000</text:p>
          </table:table-cell>
          <table:table-cell office:value-type="float" office:value="394919000" calcext:value-type="float">
            <text:p>394919000</text:p>
          </table:table-cell>
          <table:table-cell office:value-type="float" office:value="394430000" calcext:value-type="float">
            <text:p>394430000</text:p>
          </table:table-cell>
          <table:table-cell office:value-type="float" office:value="394596000" calcext:value-type="float">
            <text:p>394596000</text:p>
          </table:table-cell>
          <table:table-cell office:value-type="float" office:value="393387000" calcext:value-type="float">
            <text:p>393387000</text:p>
          </table:table-cell>
          <table:table-cell office:value-type="float" office:value="394314000" calcext:value-type="float">
            <text:p>394314000</text:p>
          </table:table-cell>
          <table:table-cell office:value-type="float" office:value="394341000" calcext:value-type="float">
            <text:p>394341000</text:p>
          </table:table-cell>
          <table:table-cell office:value-type="float" office:value="394137000" calcext:value-type="float">
            <text:p>394137000</text:p>
          </table:table-cell>
          <table:table-cell office:value-type="float" office:value="393483000" calcext:value-type="float">
            <text:p>393483000</text:p>
          </table:table-cell>
          <table:table-cell office:value-type="float" office:value="393152000" calcext:value-type="float">
            <text:p>393152000</text:p>
          </table:table-cell>
          <table:table-cell office:value-type="float" office:value="394058000" calcext:value-type="float">
            <text:p>394058000</text:p>
          </table:table-cell>
          <table:table-cell office:value-type="float" office:value="392785000" calcext:value-type="float">
            <text:p>392785000</text:p>
          </table:table-cell>
          <table:table-cell office:value-type="float" office:value="393298000" calcext:value-type="float">
            <text:p>393298000</text:p>
          </table:table-cell>
          <table:table-cell office:value-type="float" office:value="393848000" calcext:value-type="float">
            <text:p>393848000</text:p>
          </table:table-cell>
          <table:table-cell office:value-type="float" office:value="394054000" calcext:value-type="float">
            <text:p>394054000</text:p>
          </table:table-cell>
          <table:table-cell office:value-type="float" office:value="393874000" calcext:value-type="float">
            <text:p>393874000</text:p>
          </table:table-cell>
          <table:table-cell office:value-type="float" office:value="394084000" calcext:value-type="float">
            <text:p>394084000</text:p>
          </table:table-cell>
          <table:table-cell office:value-type="float" office:value="394056000" calcext:value-type="float">
            <text:p>394056000</text:p>
          </table:table-cell>
          <table:table-cell office:value-type="float" office:value="394181000" calcext:value-type="float">
            <text:p>394181000</text:p>
          </table:table-cell>
          <table:table-cell office:value-type="float" office:value="394268000" calcext:value-type="float">
            <text:p>394268000</text:p>
          </table:table-cell>
          <table:table-cell office:value-type="float" office:value="394863000" calcext:value-type="float">
            <text:p>394863000</text:p>
          </table:table-cell>
          <table:table-cell office:value-type="float" office:value="394517000" calcext:value-type="float">
            <text:p>394517000</text:p>
          </table:table-cell>
          <table:table-cell office:value-type="float" office:value="394168000" calcext:value-type="float">
            <text:p>394168000</text:p>
          </table:table-cell>
          <table:table-cell office:value-type="float" office:value="393531000" calcext:value-type="float">
            <text:p>393531000</text:p>
          </table:table-cell>
          <table:table-cell office:value-type="float" office:value="393575000" calcext:value-type="float">
            <text:p>393575000</text:p>
          </table:table-cell>
          <table:table-cell office:value-type="float" office:value="393908000" calcext:value-type="float">
            <text:p>393908000</text:p>
          </table:table-cell>
          <table:table-cell office:value-type="float" office:value="394386000" calcext:value-type="float">
            <text:p>394386000</text:p>
          </table:table-cell>
          <table:table-cell office:value-type="float" office:value="394443000" calcext:value-type="float">
            <text:p>394443000</text:p>
          </table:table-cell>
          <table:table-cell office:value-type="float" office:value="393733000" calcext:value-type="float">
            <text:p>393733000</text:p>
          </table:table-cell>
          <table:table-cell office:value-type="float" office:value="394128000" calcext:value-type="float">
            <text:p>394128000</text:p>
          </table:table-cell>
          <table:table-cell office:value-type="float" office:value="394467000" calcext:value-type="float">
            <text:p>394467000</text:p>
          </table:table-cell>
          <table:table-cell office:value-type="float" office:value="394828000" calcext:value-type="float">
            <text:p>394828000</text:p>
          </table:table-cell>
          <table:table-cell office:value-type="float" office:value="394647000" calcext:value-type="float">
            <text:p>394647000</text:p>
          </table:table-cell>
          <table:table-cell office:value-type="float" office:value="394757000" calcext:value-type="float">
            <text:p>394757000</text:p>
          </table:table-cell>
          <table:table-cell office:value-type="float" office:value="394117000" calcext:value-type="float">
            <text:p>394117000</text:p>
          </table:table-cell>
          <table:table-cell office:value-type="float" office:value="393686000" calcext:value-type="float">
            <text:p>393686000</text:p>
          </table:table-cell>
          <table:table-cell office:value-type="float" office:value="393803000" calcext:value-type="float">
            <text:p>393803000</text:p>
          </table:table-cell>
          <table:table-cell office:value-type="float" office:value="394421000" calcext:value-type="float">
            <text:p>394421000</text:p>
          </table:table-cell>
          <table:table-cell office:value-type="float" office:value="393602000" calcext:value-type="float">
            <text:p>393602000</text:p>
          </table:table-cell>
          <table:table-cell office:value-type="float" office:value="394449000" calcext:value-type="float">
            <text:p>394449000</text:p>
          </table:table-cell>
          <table:table-cell office:value-type="float" office:value="393583000" calcext:value-type="float">
            <text:p>393583000</text:p>
          </table:table-cell>
          <table:table-cell office:value-type="float" office:value="394678000" calcext:value-type="float">
            <text:p>394678000</text:p>
          </table:table-cell>
          <table:table-cell office:value-type="float" office:value="394729000" calcext:value-type="float">
            <text:p>394729000</text:p>
          </table:table-cell>
          <table:table-cell office:value-type="float" office:value="394732000" calcext:value-type="float">
            <text:p>394732000</text:p>
          </table:table-cell>
          <table:table-cell office:value-type="float" office:value="394622000" calcext:value-type="float">
            <text:p>394622000</text:p>
          </table:table-cell>
          <table:table-cell office:value-type="float" office:value="394882000" calcext:value-type="float">
            <text:p>394882000</text:p>
          </table:table-cell>
          <table:table-cell office:value-type="float" office:value="393500000" calcext:value-type="float">
            <text:p>393500000</text:p>
          </table:table-cell>
          <table:table-cell office:value-type="float" office:value="394327000" calcext:value-type="float">
            <text:p>394327000</text:p>
          </table:table-cell>
          <table:table-cell office:value-type="float" office:value="394106000" calcext:value-type="float">
            <text:p>394106000</text:p>
          </table:table-cell>
          <table:table-cell office:value-type="float" office:value="394371000" calcext:value-type="float">
            <text:p>394371000</text:p>
          </table:table-cell>
          <table:table-cell office:value-type="float" office:value="393928000" calcext:value-type="float">
            <text:p>393928000</text:p>
          </table:table-cell>
          <table:table-cell office:value-type="float" office:value="393062000" calcext:value-type="float">
            <text:p>393062000</text:p>
          </table:table-cell>
          <table:table-cell office:value-type="float" office:value="393974000" calcext:value-type="float">
            <text:p>393974000</text:p>
          </table:table-cell>
          <table:table-cell office:value-type="float" office:value="393028000" calcext:value-type="float">
            <text:p>393028000</text:p>
          </table:table-cell>
          <table:table-cell office:value-type="float" office:value="393405000" calcext:value-type="float">
            <text:p>393405000</text:p>
          </table:table-cell>
          <table:table-cell office:value-type="float" office:value="392670000" calcext:value-type="float">
            <text:p>392670000</text:p>
          </table:table-cell>
          <table:table-cell office:value-type="float" office:value="394211000" calcext:value-type="float">
            <text:p>394211000</text:p>
          </table:table-cell>
          <table:table-cell office:value-type="float" office:value="394176000" calcext:value-type="float">
            <text:p>394176000</text:p>
          </table:table-cell>
          <table:table-cell office:value-type="float" office:value="393937000" calcext:value-type="float">
            <text:p>393937000</text:p>
          </table:table-cell>
          <table:table-cell office:value-type="float" office:value="394361000" calcext:value-type="float">
            <text:p>394361000</text:p>
          </table:table-cell>
          <table:table-cell office:value-type="float" office:value="394302000" calcext:value-type="float">
            <text:p>394302000</text:p>
          </table:table-cell>
          <table:table-cell office:value-type="float" office:value="394415000" calcext:value-type="float">
            <text:p>394415000</text:p>
          </table:table-cell>
          <table:table-cell office:value-type="float" office:value="394146000" calcext:value-type="float">
            <text:p>394146000</text:p>
          </table:table-cell>
          <table:table-cell table:number-columns-repeated="2" office:value-type="float" office:value="393462000" calcext:value-type="float">
            <text:p>393462000</text:p>
          </table:table-cell>
          <table:table-cell office:value-type="float" office:value="394518000" calcext:value-type="float">
            <text:p>394518000</text:p>
          </table:table-cell>
          <table:table-cell office:value-type="float" office:value="393899000" calcext:value-type="float">
            <text:p>393899000</text:p>
          </table:table-cell>
          <table:table-cell office:value-type="float" office:value="393995000" calcext:value-type="float">
            <text:p>393995000</text:p>
          </table:table-cell>
          <table:table-cell office:value-type="float" office:value="393515000" calcext:value-type="float">
            <text:p>393515000</text:p>
          </table:table-cell>
          <table:table-cell office:value-type="float" office:value="394457000" calcext:value-type="float">
            <text:p>394457000</text:p>
          </table:table-cell>
          <table:table-cell office:value-type="float" office:value="394184000" calcext:value-type="float">
            <text:p>394184000</text:p>
          </table:table-cell>
          <table:table-cell office:value-type="float" office:value="394348000" calcext:value-type="float">
            <text:p>394348000</text:p>
          </table:table-cell>
          <table:table-cell office:value-type="float" office:value="394106000" calcext:value-type="float">
            <text:p>394106000</text:p>
          </table:table-cell>
          <table:table-cell office:value-type="float" office:value="392535000" calcext:value-type="float">
            <text:p>392535000</text:p>
          </table:table-cell>
          <table:table-cell office:value-type="float" office:value="394164000" calcext:value-type="float">
            <text:p>394164000</text:p>
          </table:table-cell>
          <table:table-cell office:value-type="float" office:value="395080000" calcext:value-type="float">
            <text:p>395080000</text:p>
          </table:table-cell>
          <table:table-cell office:value-type="float" office:value="394837000" calcext:value-type="float">
            <text:p>394837000</text:p>
          </table:table-cell>
          <table:table-cell office:value-type="float" office:value="394206000" calcext:value-type="float">
            <text:p>394206000</text:p>
          </table:table-cell>
          <table:table-cell office:value-type="float" office:value="394732000" calcext:value-type="float">
            <text:p>394732000</text:p>
          </table:table-cell>
          <table:table-cell office:value-type="float" office:value="394718000" calcext:value-type="float">
            <text:p>394718000</text:p>
          </table:table-cell>
          <table:table-cell office:value-type="float" office:value="394465000" calcext:value-type="float">
            <text:p>394465000</text:p>
          </table:table-cell>
          <table:table-cell office:value-type="float" office:value="393841000" calcext:value-type="float">
            <text:p>393841000</text:p>
          </table:table-cell>
          <table:table-cell office:value-type="float" office:value="392997000" calcext:value-type="float">
            <text:p>392997000</text:p>
          </table:table-cell>
          <table:table-cell office:value-type="float" office:value="393525000" calcext:value-type="float">
            <text:p>393525000</text:p>
          </table:table-cell>
          <table:table-cell office:value-type="float" office:value="394363000" calcext:value-type="float">
            <text:p>394363000</text:p>
          </table:table-cell>
          <table:table-cell office:value-type="float" office:value="393826000" calcext:value-type="float">
            <text:p>393826000</text:p>
          </table:table-cell>
          <table:table-cell office:value-type="float" office:value="394184000" calcext:value-type="float">
            <text:p>394184000</text:p>
          </table:table-cell>
          <table:table-cell office:value-type="float" office:value="393895000" calcext:value-type="float">
            <text:p>393895000</text:p>
          </table:table-cell>
          <table:table-cell office:value-type="float" office:value="393781000" calcext:value-type="float">
            <text:p>393781000</text:p>
          </table:table-cell>
          <table:table-cell office:value-type="float" office:value="394607000" calcext:value-type="float">
            <text:p>394607000</text:p>
          </table:table-cell>
          <table:table-cell office:value-type="float" office:value="393163000" calcext:value-type="float">
            <text:p>393163000</text:p>
          </table:table-cell>
          <table:table-cell office:value-type="float" office:value="394150000" calcext:value-type="float">
            <text:p>394150000</text:p>
          </table:table-cell>
          <table:table-cell office:value-type="float" office:value="394340000" calcext:value-type="float">
            <text:p>394340000</text:p>
          </table:table-cell>
          <table:table-cell office:value-type="float" office:value="392065000" calcext:value-type="float">
            <text:p>392065000</text:p>
          </table:table-cell>
          <table:table-cell office:value-type="float" office:value="395387000" calcext:value-type="float">
            <text:p>395387000</text:p>
          </table:table-cell>
          <table:table-cell office:value-type="float" office:value="395348000" calcext:value-type="float">
            <text:p>395348000</text:p>
          </table:table-cell>
          <table:table-cell office:value-type="float" office:value="395617000" calcext:value-type="float">
            <text:p>395617000</text:p>
          </table:table-cell>
          <table:table-cell office:value-type="float" office:value="394847000" calcext:value-type="float">
            <text:p>394847000</text:p>
          </table:table-cell>
          <table:table-cell office:value-type="float" office:value="395518000" calcext:value-type="float">
            <text:p>395518000</text:p>
          </table:table-cell>
          <table:table-cell office:value-type="float" office:value="395812000" calcext:value-type="float">
            <text:p>395812000</text:p>
          </table:table-cell>
          <table:table-cell table:number-columns-repeated="2" office:value-type="float" office:value="395815000" calcext:value-type="float">
            <text:p>395815000</text:p>
          </table:table-cell>
          <table:table-cell office:value-type="float" office:value="395401000" calcext:value-type="float">
            <text:p>395401000</text:p>
          </table:table-cell>
          <table:table-cell office:value-type="float" office:value="394611000" calcext:value-type="float">
            <text:p>394611000</text:p>
          </table:table-cell>
          <table:table-cell office:value-type="float" office:value="395354000" calcext:value-type="float">
            <text:p>395354000</text:p>
          </table:table-cell>
          <table:table-cell office:value-type="float" office:value="393120000" calcext:value-type="float">
            <text:p>393120000</text:p>
          </table:table-cell>
          <table:table-cell office:value-type="float" office:value="395313000" calcext:value-type="float">
            <text:p>395313000</text:p>
          </table:table-cell>
          <table:table-cell office:value-type="float" office:value="395029000" calcext:value-type="float">
            <text:p>395029000</text:p>
          </table:table-cell>
          <table:table-cell office:value-type="float" office:value="392701000" calcext:value-type="float">
            <text:p>392701000</text:p>
          </table:table-cell>
          <table:table-cell office:value-type="float" office:value="394687000" calcext:value-type="float">
            <text:p>394687000</text:p>
          </table:table-cell>
          <table:table-cell office:value-type="float" office:value="395946000" calcext:value-type="float">
            <text:p>395946000</text:p>
          </table:table-cell>
          <table:table-cell office:value-type="float" office:value="394851000" calcext:value-type="float">
            <text:p>394851000</text:p>
          </table:table-cell>
          <table:table-cell office:value-type="float" office:value="394569000" calcext:value-type="float">
            <text:p>394569000</text:p>
          </table:table-cell>
          <table:table-cell office:value-type="float" office:value="394565000" calcext:value-type="float">
            <text:p>394565000</text:p>
          </table:table-cell>
          <table:table-cell office:value-type="float" office:value="394910000" calcext:value-type="float">
            <text:p>394910000</text:p>
          </table:table-cell>
          <table:table-cell office:value-type="float" office:value="395795000" calcext:value-type="float">
            <text:p>395795000</text:p>
          </table:table-cell>
          <table:table-cell office:value-type="float" office:value="395641000" calcext:value-type="float">
            <text:p>395641000</text:p>
          </table:table-cell>
          <table:table-cell office:value-type="float" office:value="394743000" calcext:value-type="float">
            <text:p>394743000</text:p>
          </table:table-cell>
          <table:table-cell office:value-type="float" office:value="394122000" calcext:value-type="float">
            <text:p>394122000</text:p>
          </table:table-cell>
          <table:table-cell office:value-type="float" office:value="394793000" calcext:value-type="float">
            <text:p>394793000</text:p>
          </table:table-cell>
          <table:table-cell office:value-type="float" office:value="395463000" calcext:value-type="float">
            <text:p>395463000</text:p>
          </table:table-cell>
          <table:table-cell office:value-type="float" office:value="394593000" calcext:value-type="float">
            <text:p>394593000</text:p>
          </table:table-cell>
          <table:table-cell office:value-type="float" office:value="395677000" calcext:value-type="float">
            <text:p>395677000</text:p>
          </table:table-cell>
          <table:table-cell office:value-type="float" office:value="394218000" calcext:value-type="float">
            <text:p>394218000</text:p>
          </table:table-cell>
          <table:table-cell office:value-type="float" office:value="395013000" calcext:value-type="float">
            <text:p>395013000</text:p>
          </table:table-cell>
          <table:table-cell office:value-type="float" office:value="395202000" calcext:value-type="float">
            <text:p>395202000</text:p>
          </table:table-cell>
          <table:table-cell office:value-type="float" office:value="394942000" calcext:value-type="float">
            <text:p>394942000</text:p>
          </table:table-cell>
          <table:table-cell office:value-type="float" office:value="394624000" calcext:value-type="float">
            <text:p>394624000</text:p>
          </table:table-cell>
          <table:table-cell office:value-type="float" office:value="394888000" calcext:value-type="float">
            <text:p>394888000</text:p>
          </table:table-cell>
          <table:table-cell office:value-type="float" office:value="395764000" calcext:value-type="float">
            <text:p>395764000</text:p>
          </table:table-cell>
          <table:table-cell office:value-type="float" office:value="394809000" calcext:value-type="float">
            <text:p>394809000</text:p>
          </table:table-cell>
          <table:table-cell office:value-type="float" office:value="395746000" calcext:value-type="float">
            <text:p>395746000</text:p>
          </table:table-cell>
          <table:table-cell office:value-type="float" office:value="395326000" calcext:value-type="float">
            <text:p>395326000</text:p>
          </table:table-cell>
          <table:table-cell office:value-type="float" office:value="395480000" calcext:value-type="float">
            <text:p>395480000</text:p>
          </table:table-cell>
          <table:table-cell office:value-type="float" office:value="395948000" calcext:value-type="float">
            <text:p>395948000</text:p>
          </table:table-cell>
          <table:table-cell office:value-type="float" office:value="395393000" calcext:value-type="float">
            <text:p>395393000</text:p>
          </table:table-cell>
          <table:table-cell office:value-type="float" office:value="395336000" calcext:value-type="float">
            <text:p>395336000</text:p>
          </table:table-cell>
          <table:table-cell office:value-type="float" office:value="395057000" calcext:value-type="float">
            <text:p>395057000</text:p>
          </table:table-cell>
          <table:table-cell table:number-columns-repeated="2" office:value-type="float" office:value="395208000" calcext:value-type="float">
            <text:p>395208000</text:p>
          </table:table-cell>
          <table:table-cell office:value-type="float" office:value="395685000" calcext:value-type="float">
            <text:p>395685000</text:p>
          </table:table-cell>
          <table:table-cell office:value-type="float" office:value="395189000" calcext:value-type="float">
            <text:p>395189000</text:p>
          </table:table-cell>
          <table:table-cell office:value-type="float" office:value="394684000" calcext:value-type="float">
            <text:p>394684000</text:p>
          </table:table-cell>
          <table:table-cell office:value-type="float" office:value="395489000" calcext:value-type="float">
            <text:p>395489000</text:p>
          </table:table-cell>
          <table:table-cell office:value-type="float" office:value="395082000" calcext:value-type="float">
            <text:p>395082000</text:p>
          </table:table-cell>
          <table:table-cell office:value-type="float" office:value="394652000" calcext:value-type="float">
            <text:p>394652000</text:p>
          </table:table-cell>
          <table:table-cell office:value-type="float" office:value="394385000" calcext:value-type="float">
            <text:p>394385000</text:p>
          </table:table-cell>
          <table:table-cell office:value-type="float" office:value="393947000" calcext:value-type="float">
            <text:p>393947000</text:p>
          </table:table-cell>
          <table:table-cell office:value-type="float" office:value="395754000" calcext:value-type="float">
            <text:p>395754000</text:p>
          </table:table-cell>
          <table:table-cell office:value-type="float" office:value="395092000" calcext:value-type="float">
            <text:p>395092000</text:p>
          </table:table-cell>
          <table:table-cell office:value-type="float" office:value="394453000" calcext:value-type="float">
            <text:p>394453000</text:p>
          </table:table-cell>
          <table:table-cell office:value-type="float" office:value="394839000" calcext:value-type="float">
            <text:p>394839000</text:p>
          </table:table-cell>
          <table:table-cell office:value-type="float" office:value="395372000" calcext:value-type="float">
            <text:p>395372000</text:p>
          </table:table-cell>
          <table:table-cell office:value-type="float" office:value="395243000" calcext:value-type="float">
            <text:p>395243000</text:p>
          </table:table-cell>
          <table:table-cell office:value-type="float" office:value="394205000" calcext:value-type="float">
            <text:p>394205000</text:p>
          </table:table-cell>
          <table:table-cell office:value-type="float" office:value="395254000" calcext:value-type="float">
            <text:p>395254000</text:p>
          </table:table-cell>
          <table:table-cell office:value-type="float" office:value="394501000" calcext:value-type="float">
            <text:p>394501000</text:p>
          </table:table-cell>
          <table:table-cell office:value-type="float" office:value="395263000" calcext:value-type="float">
            <text:p>395263000</text:p>
          </table:table-cell>
          <table:table-cell office:value-type="float" office:value="395728000" calcext:value-type="float">
            <text:p>395728000</text:p>
          </table:table-cell>
          <table:table-cell office:value-type="float" office:value="395057000" calcext:value-type="float">
            <text:p>395057000</text:p>
          </table:table-cell>
          <table:table-cell office:value-type="float" office:value="395496000" calcext:value-type="float">
            <text:p>395496000</text:p>
          </table:table-cell>
          <table:table-cell office:value-type="float" office:value="394987000" calcext:value-type="float">
            <text:p>394987000</text:p>
          </table:table-cell>
          <table:table-cell office:value-type="float" office:value="395156000" calcext:value-type="float">
            <text:p>395156000</text:p>
          </table:table-cell>
          <table:table-cell office:value-type="float" office:value="395431000" calcext:value-type="float">
            <text:p>395431000</text:p>
          </table:table-cell>
          <table:table-cell office:value-type="float" office:value="394943000" calcext:value-type="float">
            <text:p>394943000</text:p>
          </table:table-cell>
          <table:table-cell office:value-type="float" office:value="395510000" calcext:value-type="float">
            <text:p>395510000</text:p>
          </table:table-cell>
          <table:table-cell office:value-type="float" office:value="394746000" calcext:value-type="float">
            <text:p>394746000</text:p>
          </table:table-cell>
          <table:table-cell office:value-type="float" office:value="395151000" calcext:value-type="float">
            <text:p>395151000</text:p>
          </table:table-cell>
          <table:table-cell office:value-type="float" office:value="395188000" calcext:value-type="float">
            <text:p>395188000</text:p>
          </table:table-cell>
          <table:table-cell office:value-type="float" office:value="394526000" calcext:value-type="float">
            <text:p>394526000</text:p>
          </table:table-cell>
          <table:table-cell office:value-type="float" office:value="395425000" calcext:value-type="float">
            <text:p>395425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030000" calcext:value-type="float">
            <text:p>396030000</text:p>
          </table:table-cell>
          <table:table-cell office:value-type="float" office:value="394359000" calcext:value-type="float">
            <text:p>394359000</text:p>
          </table:table-cell>
          <table:table-cell office:value-type="float" office:value="395556000" calcext:value-type="float">
            <text:p>395556000</text:p>
          </table:table-cell>
          <table:table-cell office:value-type="float" office:value="393813000" calcext:value-type="float">
            <text:p>393813000</text:p>
          </table:table-cell>
          <table:table-cell office:value-type="float" office:value="395345000" calcext:value-type="float">
            <text:p>395345000</text:p>
          </table:table-cell>
          <table:table-cell office:value-type="float" office:value="394865000" calcext:value-type="float">
            <text:p>394865000</text:p>
          </table:table-cell>
          <table:table-cell office:value-type="float" office:value="394992000" calcext:value-type="float">
            <text:p>394992000</text:p>
          </table:table-cell>
          <table:table-cell office:value-type="float" office:value="395426000" calcext:value-type="float">
            <text:p>395426000</text:p>
          </table:table-cell>
          <table:table-cell office:value-type="float" office:value="393915000" calcext:value-type="float">
            <text:p>393915000</text:p>
          </table:table-cell>
          <table:table-cell office:value-type="float" office:value="395033000" calcext:value-type="float">
            <text:p>395033000</text:p>
          </table:table-cell>
          <table:table-cell office:value-type="float" office:value="394949000" calcext:value-type="float">
            <text:p>394949000</text:p>
          </table:table-cell>
          <table:table-cell office:value-type="float" office:value="394402000" calcext:value-type="float">
            <text:p>394402000</text:p>
          </table:table-cell>
          <table:table-cell office:value-type="float" office:value="395972000" calcext:value-type="float">
            <text:p>395972000</text:p>
          </table:table-cell>
          <table:table-cell office:value-type="float" office:value="395834000" calcext:value-type="float">
            <text:p>395834000</text:p>
          </table:table-cell>
          <table:table-cell office:value-type="float" office:value="394656000" calcext:value-type="float">
            <text:p>394656000</text:p>
          </table:table-cell>
          <table:table-cell office:value-type="float" office:value="394995000" calcext:value-type="float">
            <text:p>394995000</text:p>
          </table:table-cell>
          <table:table-cell office:value-type="float" office:value="394803000" calcext:value-type="float">
            <text:p>394803000</text:p>
          </table:table-cell>
          <table:table-cell office:value-type="float" office:value="395290000" calcext:value-type="float">
            <text:p>395290000</text:p>
          </table:table-cell>
          <table:table-cell office:value-type="float" office:value="395796000" calcext:value-type="float">
            <text:p>395796000</text:p>
          </table:table-cell>
          <table:table-cell office:value-type="float" office:value="395079000" calcext:value-type="float">
            <text:p>395079000</text:p>
          </table:table-cell>
          <table:table-cell office:value-type="float" office:value="395435000" calcext:value-type="float">
            <text:p>395435000</text:p>
          </table:table-cell>
          <table:table-cell office:value-type="float" office:value="394960000" calcext:value-type="float">
            <text:p>394960000</text:p>
          </table:table-cell>
          <table:table-cell office:value-type="float" office:value="394613000" calcext:value-type="float">
            <text:p>394613000</text:p>
          </table:table-cell>
          <table:table-cell office:value-type="float" office:value="394783000" calcext:value-type="float">
            <text:p>394783000</text:p>
          </table:table-cell>
          <table:table-cell office:value-type="float" office:value="395298000" calcext:value-type="float">
            <text:p>395298000</text:p>
          </table:table-cell>
          <table:table-cell office:value-type="float" office:value="395269000" calcext:value-type="float">
            <text:p>395269000</text:p>
          </table:table-cell>
          <table:table-cell office:value-type="float" office:value="395857000" calcext:value-type="float">
            <text:p>395857000</text:p>
          </table:table-cell>
          <table:table-cell office:value-type="float" office:value="395349000" calcext:value-type="float">
            <text:p>395349000</text:p>
          </table:table-cell>
          <table:table-cell office:value-type="float" office:value="395828000" calcext:value-type="float">
            <text:p>395828000</text:p>
          </table:table-cell>
          <table:table-cell office:value-type="float" office:value="395027000" calcext:value-type="float">
            <text:p>395027000</text:p>
          </table:table-cell>
          <table:table-cell office:value-type="float" office:value="395069000" calcext:value-type="float">
            <text:p>395069000</text:p>
          </table:table-cell>
          <table:table-cell office:value-type="float" office:value="394488000" calcext:value-type="float">
            <text:p>394488000</text:p>
          </table:table-cell>
          <table:table-cell office:value-type="float" office:value="394967000" calcext:value-type="float">
            <text:p>394967000</text:p>
          </table:table-cell>
          <table:table-cell office:value-type="float" office:value="395155000" calcext:value-type="float">
            <text:p>395155000</text:p>
          </table:table-cell>
          <table:table-cell office:value-type="float" office:value="395014000" calcext:value-type="float">
            <text:p>395014000</text:p>
          </table:table-cell>
          <table:table-cell office:value-type="float" office:value="395289000" calcext:value-type="float">
            <text:p>395289000</text:p>
          </table:table-cell>
          <table:table-cell office:value-type="float" office:value="395285000" calcext:value-type="float">
            <text:p>395285000</text:p>
          </table:table-cell>
          <table:table-cell office:value-type="float" office:value="395514000" calcext:value-type="float">
            <text:p>395514000</text:p>
          </table:table-cell>
          <table:table-cell office:value-type="float" office:value="395603000" calcext:value-type="float">
            <text:p>395603000</text:p>
          </table:table-cell>
          <table:table-cell office:value-type="float" office:value="395284000" calcext:value-type="float">
            <text:p>395284000</text:p>
          </table:table-cell>
          <table:table-cell office:value-type="float" office:value="395742000" calcext:value-type="float">
            <text:p>395742000</text:p>
          </table:table-cell>
          <table:table-cell office:value-type="float" office:value="395975000" calcext:value-type="float">
            <text:p>395975000</text:p>
          </table:table-cell>
          <table:table-cell office:value-type="float" office:value="395499000" calcext:value-type="float">
            <text:p>395499000</text:p>
          </table:table-cell>
          <table:table-cell office:value-type="float" office:value="395452000" calcext:value-type="float">
            <text:p>395452000</text:p>
          </table:table-cell>
          <table:table-cell office:value-type="float" office:value="393633000" calcext:value-type="float">
            <text:p>393633000</text:p>
          </table:table-cell>
          <table:table-cell office:value-type="float" office:value="394928000" calcext:value-type="float">
            <text:p>394928000</text:p>
          </table:table-cell>
          <table:table-cell office:value-type="float" office:value="395329000" calcext:value-type="float">
            <text:p>395329000</text:p>
          </table:table-cell>
          <table:table-cell office:value-type="float" office:value="394895000" calcext:value-type="float">
            <text:p>394895000</text:p>
          </table:table-cell>
          <table:table-cell office:value-type="float" office:value="395502000" calcext:value-type="float">
            <text:p>395502000</text:p>
          </table:table-cell>
          <table:table-cell office:value-type="float" office:value="395827000" calcext:value-type="float">
            <text:p>395827000</text:p>
          </table:table-cell>
          <table:table-cell office:value-type="float" office:value="393590000" calcext:value-type="float">
            <text:p>393590000</text:p>
          </table:table-cell>
          <table:table-cell office:value-type="float" office:value="394865000" calcext:value-type="float">
            <text:p>394865000</text:p>
          </table:table-cell>
          <table:table-cell office:value-type="float" office:value="395697000" calcext:value-type="float">
            <text:p>395697000</text:p>
          </table:table-cell>
          <table:table-cell office:value-type="float" office:value="395054000" calcext:value-type="float">
            <text:p>395054000</text:p>
          </table:table-cell>
          <table:table-cell office:value-type="float" office:value="394823000" calcext:value-type="float">
            <text:p>394823000</text:p>
          </table:table-cell>
          <table:table-cell office:value-type="float" office:value="394931000" calcext:value-type="float">
            <text:p>394931000</text:p>
          </table:table-cell>
          <table:table-cell office:value-type="float" office:value="395442000" calcext:value-type="float">
            <text:p>395442000</text:p>
          </table:table-cell>
          <table:table-cell office:value-type="float" office:value="395390000" calcext:value-type="float">
            <text:p>395390000</text:p>
          </table:table-cell>
          <table:table-cell office:value-type="float" office:value="395145000" calcext:value-type="float">
            <text:p>395145000</text:p>
          </table:table-cell>
          <table:table-cell office:value-type="float" office:value="394868000" calcext:value-type="float">
            <text:p>394868000</text:p>
          </table:table-cell>
          <table:table-cell office:value-type="float" office:value="394920000" calcext:value-type="float">
            <text:p>394920000</text:p>
          </table:table-cell>
          <table:table-cell office:value-type="float" office:value="394674000" calcext:value-type="float">
            <text:p>394674000</text:p>
          </table:table-cell>
          <table:table-cell office:value-type="float" office:value="395016000" calcext:value-type="float">
            <text:p>395016000</text:p>
          </table:table-cell>
          <table:table-cell office:value-type="float" office:value="396156000" calcext:value-type="float">
            <text:p>396156000</text:p>
          </table:table-cell>
          <table:table-cell office:value-type="float" office:value="395755000" calcext:value-type="float">
            <text:p>395755000</text:p>
          </table:table-cell>
          <table:table-cell office:value-type="float" office:value="395491000" calcext:value-type="float">
            <text:p>395491000</text:p>
          </table:table-cell>
          <table:table-cell office:value-type="float" office:value="395241000" calcext:value-type="float">
            <text:p>395241000</text:p>
          </table:table-cell>
          <table:table-cell office:value-type="float" office:value="395478000" calcext:value-type="float">
            <text:p>395478000</text:p>
          </table:table-cell>
          <table:table-cell office:value-type="float" office:value="394303000" calcext:value-type="float">
            <text:p>394303000</text:p>
          </table:table-cell>
          <table:table-cell office:value-type="float" office:value="395091000" calcext:value-type="float">
            <text:p>395091000</text:p>
          </table:table-cell>
          <table:table-cell office:value-type="float" office:value="394747000" calcext:value-type="float">
            <text:p>394747000</text:p>
          </table:table-cell>
          <table:table-cell office:value-type="float" office:value="394991000" calcext:value-type="float">
            <text:p>394991000</text:p>
          </table:table-cell>
          <table:table-cell office:value-type="float" office:value="394551000" calcext:value-type="float">
            <text:p>394551000</text:p>
          </table:table-cell>
          <table:table-cell office:value-type="float" office:value="394861000" calcext:value-type="float">
            <text:p>394861000</text:p>
          </table:table-cell>
          <table:table-cell office:value-type="float" office:value="394344000" calcext:value-type="float">
            <text:p>394344000</text:p>
          </table:table-cell>
          <table:table-cell office:value-type="float" office:value="395391000" calcext:value-type="float">
            <text:p>395391000</text:p>
          </table:table-cell>
          <table:table-cell office:value-type="float" office:value="394815000" calcext:value-type="float">
            <text:p>394815000</text:p>
          </table:table-cell>
          <table:table-cell office:value-type="float" office:value="394643000" calcext:value-type="float">
            <text:p>394643000</text:p>
          </table:table-cell>
          <table:table-cell office:value-type="float" office:value="394456000" calcext:value-type="float">
            <text:p>394456000</text:p>
          </table:table-cell>
          <table:table-cell office:value-type="float" office:value="394547000" calcext:value-type="float">
            <text:p>394547000</text:p>
          </table:table-cell>
          <table:table-cell office:value-type="float" office:value="395046000" calcext:value-type="float">
            <text:p>395046000</text:p>
          </table:table-cell>
          <table:table-cell office:value-type="float" office:value="395124000" calcext:value-type="float">
            <text:p>395124000</text:p>
          </table:table-cell>
          <table:table-cell office:value-type="float" office:value="394937000" calcext:value-type="float">
            <text:p>394937000</text:p>
          </table:table-cell>
          <table:table-cell office:value-type="float" office:value="395246000" calcext:value-type="float">
            <text:p>395246000</text:p>
          </table:table-cell>
          <table:table-cell office:value-type="float" office:value="394151000" calcext:value-type="float">
            <text:p>394151000</text:p>
          </table:table-cell>
          <table:table-cell office:value-type="float" office:value="394708000" calcext:value-type="float">
            <text:p>394708000</text:p>
          </table:table-cell>
          <table:table-cell office:value-type="float" office:value="395652000" calcext:value-type="float">
            <text:p>395652000</text:p>
          </table:table-cell>
          <table:table-cell office:value-type="float" office:value="395451000" calcext:value-type="float">
            <text:p>395451000</text:p>
          </table:table-cell>
          <table:table-cell office:value-type="float" office:value="394606000" calcext:value-type="float">
            <text:p>394606000</text:p>
          </table:table-cell>
          <table:table-cell office:value-type="float" office:value="395074000" calcext:value-type="float">
            <text:p>395074000</text:p>
          </table:table-cell>
          <table:table-cell office:value-type="float" office:value="393982000" calcext:value-type="float">
            <text:p>393982000</text:p>
          </table:table-cell>
          <table:table-cell office:value-type="float" office:value="395706000" calcext:value-type="float">
            <text:p>395706000</text:p>
          </table:table-cell>
          <table:table-cell office:value-type="float" office:value="394683000" calcext:value-type="float">
            <text:p>394683000</text:p>
          </table:table-cell>
          <table:table-cell office:value-type="float" office:value="394904000" calcext:value-type="float">
            <text:p>394904000</text:p>
          </table:table-cell>
          <table:table-cell office:value-type="float" office:value="394767000" calcext:value-type="float">
            <text:p>394767000</text:p>
          </table:table-cell>
          <table:table-cell office:value-type="float" office:value="395830000" calcext:value-type="float">
            <text:p>395830000</text:p>
          </table:table-cell>
          <table:table-cell office:value-type="float" office:value="395044000" calcext:value-type="float">
            <text:p>395044000</text:p>
          </table:table-cell>
          <table:table-cell office:value-type="float" office:value="395157000" calcext:value-type="float">
            <text:p>395157000</text:p>
          </table:table-cell>
          <table:table-cell office:value-type="float" office:value="395406000" calcext:value-type="float">
            <text:p>395406000</text:p>
          </table:table-cell>
          <table:table-cell office:value-type="float" office:value="395117000" calcext:value-type="float">
            <text:p>395117000</text:p>
          </table:table-cell>
          <table:table-cell office:value-type="float" office:value="395239000" calcext:value-type="float">
            <text:p>395239000</text:p>
          </table:table-cell>
          <table:table-cell office:value-type="float" office:value="396003000" calcext:value-type="float">
            <text:p>396003000</text:p>
          </table:table-cell>
          <table:table-cell office:value-type="float" office:value="394447000" calcext:value-type="float">
            <text:p>394447000</text:p>
          </table:table-cell>
          <table:table-cell office:value-type="float" office:value="395134000" calcext:value-type="float">
            <text:p>395134000</text:p>
          </table:table-cell>
          <table:table-cell office:value-type="float" office:value="395222000" calcext:value-type="float">
            <text:p>395222000</text:p>
          </table:table-cell>
          <table:table-cell office:value-type="float" office:value="395395000" calcext:value-type="float">
            <text:p>395395000</text:p>
          </table:table-cell>
          <table:table-cell office:value-type="float" office:value="395456000" calcext:value-type="float">
            <text:p>395456000</text:p>
          </table:table-cell>
          <table:table-cell office:value-type="float" office:value="395551000" calcext:value-type="float">
            <text:p>395551000</text:p>
          </table:table-cell>
          <table:table-cell office:value-type="float" office:value="394448000" calcext:value-type="float">
            <text:p>394448000</text:p>
          </table:table-cell>
          <table:table-cell office:value-type="float" office:value="393803000" calcext:value-type="float">
            <text:p>393803000</text:p>
          </table:table-cell>
          <table:table-cell office:value-type="float" office:value="395010000" calcext:value-type="float">
            <text:p>395010000</text:p>
          </table:table-cell>
          <table:table-cell office:value-type="float" office:value="395132000" calcext:value-type="float">
            <text:p>395132000</text:p>
          </table:table-cell>
          <table:table-cell office:value-type="float" office:value="395142000" calcext:value-type="float">
            <text:p>395142000</text:p>
          </table:table-cell>
          <table:table-cell office:value-type="float" office:value="395616000" calcext:value-type="float">
            <text:p>395616000</text:p>
          </table:table-cell>
          <table:table-cell office:value-type="float" office:value="395012000" calcext:value-type="float">
            <text:p>395012000</text:p>
          </table:table-cell>
          <table:table-cell office:value-type="float" office:value="395011000" calcext:value-type="float">
            <text:p>395011000</text:p>
          </table:table-cell>
          <table:table-cell office:value-type="float" office:value="395143000" calcext:value-type="float">
            <text:p>395143000</text:p>
          </table:table-cell>
          <table:table-cell office:value-type="float" office:value="394704000" calcext:value-type="float">
            <text:p>394704000</text:p>
          </table:table-cell>
          <table:table-cell office:value-type="float" office:value="395043000" calcext:value-type="float">
            <text:p>395043000</text:p>
          </table:table-cell>
          <table:table-cell office:value-type="float" office:value="395337000" calcext:value-type="float">
            <text:p>395337000</text:p>
          </table:table-cell>
          <table:table-cell office:value-type="float" office:value="393405000" calcext:value-type="float">
            <text:p>393405000</text:p>
          </table:table-cell>
          <table:table-cell office:value-type="float" office:value="395458000" calcext:value-type="float">
            <text:p>395458000</text:p>
          </table:table-cell>
          <table:table-cell office:value-type="float" office:value="395117000" calcext:value-type="float">
            <text:p>395117000</text:p>
          </table:table-cell>
          <table:table-cell office:value-type="float" office:value="394516000" calcext:value-type="float">
            <text:p>394516000</text:p>
          </table:table-cell>
          <table:table-cell office:value-type="float" office:value="396041000" calcext:value-type="float">
            <text:p>396041000</text:p>
          </table:table-cell>
          <table:table-cell office:value-type="float" office:value="396348000" calcext:value-type="float">
            <text:p>396348000</text:p>
          </table:table-cell>
          <table:table-cell office:value-type="float" office:value="396354000" calcext:value-type="float">
            <text:p>396354000</text:p>
          </table:table-cell>
          <table:table-cell office:value-type="float" office:value="396515000" calcext:value-type="float">
            <text:p>396515000</text:p>
          </table:table-cell>
          <table:table-cell office:value-type="float" office:value="394760000" calcext:value-type="float">
            <text:p>394760000</text:p>
          </table:table-cell>
          <table:table-cell office:value-type="float" office:value="395460000" calcext:value-type="float">
            <text:p>395460000</text:p>
          </table:table-cell>
          <table:table-cell office:value-type="float" office:value="396091000" calcext:value-type="float">
            <text:p>396091000</text:p>
          </table:table-cell>
          <table:table-cell office:value-type="float" office:value="394788000" calcext:value-type="float">
            <text:p>394788000</text:p>
          </table:table-cell>
          <table:table-cell office:value-type="float" office:value="394553000" calcext:value-type="float">
            <text:p>394553000</text:p>
          </table:table-cell>
          <table:table-cell office:value-type="float" office:value="396098000" calcext:value-type="float">
            <text:p>396098000</text:p>
          </table:table-cell>
          <table:table-cell office:value-type="float" office:value="396568000" calcext:value-type="float">
            <text:p>396568000</text:p>
          </table:table-cell>
          <table:table-cell office:value-type="float" office:value="396058000" calcext:value-type="float">
            <text:p>396058000</text:p>
          </table:table-cell>
          <table:table-cell office:value-type="float" office:value="396230000" calcext:value-type="float">
            <text:p>396230000</text:p>
          </table:table-cell>
          <table:table-cell office:value-type="float" office:value="395872000" calcext:value-type="float">
            <text:p>395872000</text:p>
          </table:table-cell>
          <table:table-cell office:value-type="float" office:value="396119000" calcext:value-type="float">
            <text:p>396119000</text:p>
          </table:table-cell>
          <table:table-cell table:number-columns-repeated="2" office:value-type="float" office:value="396651000" calcext:value-type="float">
            <text:p>396651000</text:p>
          </table:table-cell>
          <table:table-cell office:value-type="float" office:value="395749000" calcext:value-type="float">
            <text:p>395749000</text:p>
          </table:table-cell>
          <table:table-cell office:value-type="float" office:value="395085000" calcext:value-type="float">
            <text:p>395085000</text:p>
          </table:table-cell>
          <table:table-cell office:value-type="float" office:value="396066000" calcext:value-type="float">
            <text:p>396066000</text:p>
          </table:table-cell>
          <table:table-cell office:value-type="float" office:value="396189000" calcext:value-type="float">
            <text:p>396189000</text:p>
          </table:table-cell>
          <table:table-cell office:value-type="float" office:value="396109000" calcext:value-type="float">
            <text:p>396109000</text:p>
          </table:table-cell>
          <table:table-cell office:value-type="float" office:value="395861000" calcext:value-type="float">
            <text:p>395861000</text:p>
          </table:table-cell>
          <table:table-cell office:value-type="float" office:value="395129000" calcext:value-type="float">
            <text:p>395129000</text:p>
          </table:table-cell>
          <table:table-cell office:value-type="float" office:value="396115000" calcext:value-type="float">
            <text:p>396115000</text:p>
          </table:table-cell>
          <table:table-cell office:value-type="float" office:value="395310000" calcext:value-type="float">
            <text:p>395310000</text:p>
          </table:table-cell>
          <table:table-cell office:value-type="float" office:value="395821000" calcext:value-type="float">
            <text:p>395821000</text:p>
          </table:table-cell>
          <table:table-cell office:value-type="float" office:value="395129000" calcext:value-type="float">
            <text:p>395129000</text:p>
          </table:table-cell>
          <table:table-cell office:value-type="float" office:value="394492000" calcext:value-type="float">
            <text:p>394492000</text:p>
          </table:table-cell>
          <table:table-cell office:value-type="float" office:value="395683000" calcext:value-type="float">
            <text:p>395683000</text:p>
          </table:table-cell>
          <table:table-cell office:value-type="float" office:value="395863000" calcext:value-type="float">
            <text:p>395863000</text:p>
          </table:table-cell>
          <table:table-cell office:value-type="float" office:value="395734000" calcext:value-type="float">
            <text:p>395734000</text:p>
          </table:table-cell>
          <table:table-cell office:value-type="float" office:value="396457000" calcext:value-type="float">
            <text:p>396457000</text:p>
          </table:table-cell>
          <table:table-cell office:value-type="float" office:value="395306000" calcext:value-type="float">
            <text:p>395306000</text:p>
          </table:table-cell>
          <table:table-cell office:value-type="float" office:value="395127000" calcext:value-type="float">
            <text:p>395127000</text:p>
          </table:table-cell>
          <table:table-cell office:value-type="float" office:value="394894000" calcext:value-type="float">
            <text:p>39489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58000" calcext:value-type="float">
            <text:p>396258000</text:p>
          </table:table-cell>
          <table:table-cell office:value-type="float" office:value="395163000" calcext:value-type="float">
            <text:p>395163000</text:p>
          </table:table-cell>
          <table:table-cell office:value-type="float" office:value="395354000" calcext:value-type="float">
            <text:p>395354000</text:p>
          </table:table-cell>
          <table:table-cell office:value-type="float" office:value="396256000" calcext:value-type="float">
            <text:p>396256000</text:p>
          </table:table-cell>
          <table:table-cell office:value-type="float" office:value="396736000" calcext:value-type="float">
            <text:p>396736000</text:p>
          </table:table-cell>
          <table:table-cell office:value-type="float" office:value="395591000" calcext:value-type="float">
            <text:p>395591000</text:p>
          </table:table-cell>
          <table:table-cell office:value-type="float" office:value="396274000" calcext:value-type="float">
            <text:p>396274000</text:p>
          </table:table-cell>
          <table:table-cell office:value-type="float" office:value="395953000" calcext:value-type="float">
            <text:p>395953000</text:p>
          </table:table-cell>
          <table:table-cell office:value-type="float" office:value="395491000" calcext:value-type="float">
            <text:p>395491000</text:p>
          </table:table-cell>
          <table:table-cell office:value-type="float" office:value="394688000" calcext:value-type="float">
            <text:p>394688000</text:p>
          </table:table-cell>
          <table:table-cell office:value-type="float" office:value="395742000" calcext:value-type="float">
            <text:p>395742000</text:p>
          </table:table-cell>
          <table:table-cell office:value-type="float" office:value="395868000" calcext:value-type="float">
            <text:p>395868000</text:p>
          </table:table-cell>
          <table:table-cell office:value-type="float" office:value="396327000" calcext:value-type="float">
            <text:p>396327000</text:p>
          </table:table-cell>
          <table:table-cell office:value-type="float" office:value="395701000" calcext:value-type="float">
            <text:p>395701000</text:p>
          </table:table-cell>
          <table:table-cell office:value-type="float" office:value="396771000" calcext:value-type="float">
            <text:p>396771000</text:p>
          </table:table-cell>
          <table:table-cell office:value-type="float" office:value="395840000" calcext:value-type="float">
            <text:p>395840000</text:p>
          </table:table-cell>
          <table:table-cell office:value-type="float" office:value="396139000" calcext:value-type="float">
            <text:p>396139000</text:p>
          </table:table-cell>
          <table:table-cell office:value-type="float" office:value="396076000" calcext:value-type="float">
            <text:p>396076000</text:p>
          </table:table-cell>
          <table:table-cell office:value-type="float" office:value="396128000" calcext:value-type="float">
            <text:p>396128000</text:p>
          </table:table-cell>
          <table:table-cell office:value-type="float" office:value="395111000" calcext:value-type="float">
            <text:p>395111000</text:p>
          </table:table-cell>
          <table:table-cell office:value-type="float" office:value="395654000" calcext:value-type="float">
            <text:p>395654000</text:p>
          </table:table-cell>
          <table:table-cell office:value-type="float" office:value="396237000" calcext:value-type="float">
            <text:p>396237000</text:p>
          </table:table-cell>
          <table:table-cell office:value-type="float" office:value="396258000" calcext:value-type="float">
            <text:p>396258000</text:p>
          </table:table-cell>
          <table:table-cell office:value-type="float" office:value="394695000" calcext:value-type="float">
            <text:p>394695000</text:p>
          </table:table-cell>
          <table:table-cell office:value-type="float" office:value="396059000" calcext:value-type="float">
            <text:p>396059000</text:p>
          </table:table-cell>
          <table:table-cell office:value-type="float" office:value="395784000" calcext:value-type="float">
            <text:p>395784000</text:p>
          </table:table-cell>
          <table:table-cell office:value-type="float" office:value="395702000" calcext:value-type="float">
            <text:p>395702000</text:p>
          </table:table-cell>
          <table:table-cell office:value-type="float" office:value="393724000" calcext:value-type="float">
            <text:p>393724000</text:p>
          </table:table-cell>
          <table:table-cell office:value-type="float" office:value="395353000" calcext:value-type="float">
            <text:p>395353000</text:p>
          </table:table-cell>
          <table:table-cell office:value-type="float" office:value="394834000" calcext:value-type="float">
            <text:p>394834000</text:p>
          </table:table-cell>
          <table:table-cell office:value-type="float" office:value="395747000" calcext:value-type="float">
            <text:p>395747000</text:p>
          </table:table-cell>
          <table:table-cell office:value-type="float" office:value="396006000" calcext:value-type="float">
            <text:p>396006000</text:p>
          </table:table-cell>
          <table:table-cell office:value-type="float" office:value="394906000" calcext:value-type="float">
            <text:p>394906000</text:p>
          </table:table-cell>
          <table:table-cell office:value-type="float" office:value="395629000" calcext:value-type="float">
            <text:p>395629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6579000" calcext:value-type="float">
            <text:p>396579000</text:p>
          </table:table-cell>
          <table:table-cell office:value-type="float" office:value="396428000" calcext:value-type="float">
            <text:p>396428000</text:p>
          </table:table-cell>
          <table:table-cell office:value-type="float" office:value="395244000" calcext:value-type="float">
            <text:p>395244000</text:p>
          </table:table-cell>
          <table:table-cell office:value-type="float" office:value="395770000" calcext:value-type="float">
            <text:p>395770000</text:p>
          </table:table-cell>
          <table:table-cell office:value-type="float" office:value="395777000" calcext:value-type="float">
            <text:p>395777000</text:p>
          </table:table-cell>
          <table:table-cell office:value-type="float" office:value="396141000" calcext:value-type="float">
            <text:p>396141000</text:p>
          </table:table-cell>
          <table:table-cell office:value-type="float" office:value="395471000" calcext:value-type="float">
            <text:p>395471000</text:p>
          </table:table-cell>
          <table:table-cell office:value-type="float" office:value="395266000" calcext:value-type="float">
            <text:p>395266000</text:p>
          </table:table-cell>
          <table:table-cell office:value-type="float" office:value="395608000" calcext:value-type="float">
            <text:p>395608000</text:p>
          </table:table-cell>
          <table:table-cell office:value-type="float" office:value="396746000" calcext:value-type="float">
            <text:p>396746000</text:p>
          </table:table-cell>
          <table:table-cell office:value-type="float" office:value="396236000" calcext:value-type="float">
            <text:p>396236000</text:p>
          </table:table-cell>
          <table:table-cell office:value-type="float" office:value="396281000" calcext:value-type="float">
            <text:p>396281000</text:p>
          </table:table-cell>
          <table:table-cell office:value-type="float" office:value="395980000" calcext:value-type="float">
            <text:p>395980000</text:p>
          </table:table-cell>
          <table:table-cell office:value-type="float" office:value="395609000" calcext:value-type="float">
            <text:p>395609000</text:p>
          </table:table-cell>
          <table:table-cell office:value-type="float" office:value="396092000" calcext:value-type="float">
            <text:p>396092000</text:p>
          </table:table-cell>
          <table:table-cell office:value-type="float" office:value="396576000" calcext:value-type="float">
            <text:p>396576000</text:p>
          </table:table-cell>
          <table:table-cell office:value-type="float" office:value="396244000" calcext:value-type="float">
            <text:p>396244000</text:p>
          </table:table-cell>
          <table:table-cell office:value-type="float" office:value="396188000" calcext:value-type="float">
            <text:p>396188000</text:p>
          </table:table-cell>
          <table:table-cell office:value-type="float" office:value="394954000" calcext:value-type="float">
            <text:p>394954000</text:p>
          </table:table-cell>
          <table:table-cell office:value-type="float" office:value="395471000" calcext:value-type="float">
            <text:p>395471000</text:p>
          </table:table-cell>
          <table:table-cell office:value-type="float" office:value="395885000" calcext:value-type="float">
            <text:p>395885000</text:p>
          </table:table-cell>
          <table:table-cell office:value-type="float" office:value="395487000" calcext:value-type="float">
            <text:p>395487000</text:p>
          </table:table-cell>
          <table:table-cell office:value-type="float" office:value="395258000" calcext:value-type="float">
            <text:p>395258000</text:p>
          </table:table-cell>
          <table:table-cell office:value-type="float" office:value="394719000" calcext:value-type="float">
            <text:p>394719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488000" calcext:value-type="float">
            <text:p>395488000</text:p>
          </table:table-cell>
          <table:table-cell office:value-type="float" office:value="395634000" calcext:value-type="float">
            <text:p>395634000</text:p>
          </table:table-cell>
          <table:table-cell office:value-type="float" office:value="395812000" calcext:value-type="float">
            <text:p>395812000</text:p>
          </table:table-cell>
          <table:table-cell office:value-type="float" office:value="396355000" calcext:value-type="float">
            <text:p>396355000</text:p>
          </table:table-cell>
          <table:table-cell office:value-type="float" office:value="396036000" calcext:value-type="float">
            <text:p>396036000</text:p>
          </table:table-cell>
          <table:table-cell office:value-type="float" office:value="396437000" calcext:value-type="float">
            <text:p>396437000</text:p>
          </table:table-cell>
          <table:table-cell office:value-type="float" office:value="396248000" calcext:value-type="float">
            <text:p>396248000</text:p>
          </table:table-cell>
          <table:table-cell office:value-type="float" office:value="396069000" calcext:value-type="float">
            <text:p>396069000</text:p>
          </table:table-cell>
          <table:table-cell office:value-type="float" office:value="396167000" calcext:value-type="float">
            <text:p>396167000</text:p>
          </table:table-cell>
          <table:table-cell office:value-type="float" office:value="395151000" calcext:value-type="float">
            <text:p>395151000</text:p>
          </table:table-cell>
          <table:table-cell office:value-type="float" office:value="395771000" calcext:value-type="float">
            <text:p>395771000</text:p>
          </table:table-cell>
          <table:table-cell office:value-type="float" office:value="395313000" calcext:value-type="float">
            <text:p>395313000</text:p>
          </table:table-cell>
          <table:table-cell office:value-type="float" office:value="396435000" calcext:value-type="float">
            <text:p>396435000</text:p>
          </table:table-cell>
          <table:table-cell office:value-type="float" office:value="396873000" calcext:value-type="float">
            <text:p>396873000</text:p>
          </table:table-cell>
          <table:table-cell office:value-type="float" office:value="395606000" calcext:value-type="float">
            <text:p>395606000</text:p>
          </table:table-cell>
          <table:table-cell office:value-type="float" office:value="395383000" calcext:value-type="float">
            <text:p>395383000</text:p>
          </table:table-cell>
          <table:table-cell office:value-type="float" office:value="394189000" calcext:value-type="float">
            <text:p>394189000</text:p>
          </table:table-cell>
          <table:table-cell office:value-type="float" office:value="396226000" calcext:value-type="float">
            <text:p>396226000</text:p>
          </table:table-cell>
          <table:table-cell office:value-type="float" office:value="396060000" calcext:value-type="float">
            <text:p>396060000</text:p>
          </table:table-cell>
          <table:table-cell office:value-type="float" office:value="395668000" calcext:value-type="float">
            <text:p>395668000</text:p>
          </table:table-cell>
          <table:table-cell office:value-type="float" office:value="396257000" calcext:value-type="float">
            <text:p>396257000</text:p>
          </table:table-cell>
          <table:table-cell office:value-type="float" office:value="395509000" calcext:value-type="float">
            <text:p>395509000</text:p>
          </table:table-cell>
          <table:table-cell office:value-type="float" office:value="395987000" calcext:value-type="float">
            <text:p>395987000</text:p>
          </table:table-cell>
          <table:table-cell office:value-type="float" office:value="396378000" calcext:value-type="float">
            <text:p>396378000</text:p>
          </table:table-cell>
          <table:table-cell office:value-type="float" office:value="395889000" calcext:value-type="float">
            <text:p>395889000</text:p>
          </table:table-cell>
          <table:table-cell office:value-type="float" office:value="396005000" calcext:value-type="float">
            <text:p>396005000</text:p>
          </table:table-cell>
          <table:table-cell office:value-type="float" office:value="396086000" calcext:value-type="float">
            <text:p>396086000</text:p>
          </table:table-cell>
          <table:table-cell office:value-type="float" office:value="395111000" calcext:value-type="float">
            <text:p>395111000</text:p>
          </table:table-cell>
          <table:table-cell office:value-type="float" office:value="396839000" calcext:value-type="float">
            <text:p>396839000</text:p>
          </table:table-cell>
          <table:table-cell office:value-type="float" office:value="395353000" calcext:value-type="float">
            <text:p>395353000</text:p>
          </table:table-cell>
          <table:table-cell office:value-type="float" office:value="395686000" calcext:value-type="float">
            <text:p>395686000</text:p>
          </table:table-cell>
          <table:table-cell office:value-type="float" office:value="395377000" calcext:value-type="float">
            <text:p>395377000</text:p>
          </table:table-cell>
          <table:table-cell office:value-type="float" office:value="396404000" calcext:value-type="float">
            <text:p>396404000</text:p>
          </table:table-cell>
          <table:table-cell office:value-type="float" office:value="394057000" calcext:value-type="float">
            <text:p>394057000</text:p>
          </table:table-cell>
          <table:table-cell office:value-type="float" office:value="395774000" calcext:value-type="float">
            <text:p>395774000</text:p>
          </table:table-cell>
          <table:table-cell office:value-type="float" office:value="395913000" calcext:value-type="float">
            <text:p>395913000</text:p>
          </table:table-cell>
          <table:table-cell office:value-type="float" office:value="394806000" calcext:value-type="float">
            <text:p>394806000</text:p>
          </table:table-cell>
          <table:table-cell office:value-type="float" office:value="395523000" calcext:value-type="float">
            <text:p>395523000</text:p>
          </table:table-cell>
          <table:table-cell office:value-type="float" office:value="394979000" calcext:value-type="float">
            <text:p>394979000</text:p>
          </table:table-cell>
          <table:table-cell office:value-type="float" office:value="394691000" calcext:value-type="float">
            <text:p>394691000</text:p>
          </table:table-cell>
          <table:table-cell office:value-type="float" office:value="395987000" calcext:value-type="float">
            <text:p>395987000</text:p>
          </table:table-cell>
          <table:table-cell office:value-type="float" office:value="396121000" calcext:value-type="float">
            <text:p>396121000</text:p>
          </table:table-cell>
          <table:table-cell office:value-type="float" office:value="395846000" calcext:value-type="float">
            <text:p>395846000</text:p>
          </table:table-cell>
          <table:table-cell office:value-type="float" office:value="396421000" calcext:value-type="float">
            <text:p>396421000</text:p>
          </table:table-cell>
          <table:table-cell office:value-type="float" office:value="396179000" calcext:value-type="float">
            <text:p>396179000</text:p>
          </table:table-cell>
          <table:table-cell office:value-type="float" office:value="395874000" calcext:value-type="float">
            <text:p>395874000</text:p>
          </table:table-cell>
          <table:table-cell office:value-type="float" office:value="396176000" calcext:value-type="float">
            <text:p>396176000</text:p>
          </table:table-cell>
          <table:table-cell office:value-type="float" office:value="395718000" calcext:value-type="float">
            <text:p>395718000</text:p>
          </table:table-cell>
          <table:table-cell office:value-type="float" office:value="395593000" calcext:value-type="float">
            <text:p>395593000</text:p>
          </table:table-cell>
          <table:table-cell office:value-type="float" office:value="396726000" calcext:value-type="float">
            <text:p>396726000</text:p>
          </table:table-cell>
          <table:table-cell office:value-type="float" office:value="395814000" calcext:value-type="float">
            <text:p>395814000</text:p>
          </table:table-cell>
          <table:table-cell office:value-type="float" office:value="396124000" calcext:value-type="float">
            <text:p>396124000</text:p>
          </table:table-cell>
          <table:table-cell office:value-type="float" office:value="396492000" calcext:value-type="float">
            <text:p>396492000</text:p>
          </table:table-cell>
          <table:table-cell office:value-type="float" office:value="396032000" calcext:value-type="float">
            <text:p>396032000</text:p>
          </table:table-cell>
          <table:table-cell office:value-type="float" office:value="395118000" calcext:value-type="float">
            <text:p>395118000</text:p>
          </table:table-cell>
          <table:table-cell office:value-type="float" office:value="396537000" calcext:value-type="float">
            <text:p>396537000</text:p>
          </table:table-cell>
          <table:table-cell office:value-type="float" office:value="396203000" calcext:value-type="float">
            <text:p>396203000</text:p>
          </table:table-cell>
          <table:table-cell office:value-type="float" office:value="395463000" calcext:value-type="float">
            <text:p>395463000</text:p>
          </table:table-cell>
          <table:table-cell office:value-type="float" office:value="396029000" calcext:value-type="float">
            <text:p>396029000</text:p>
          </table:table-cell>
          <table:table-cell office:value-type="float" office:value="395385000" calcext:value-type="float">
            <text:p>395385000</text:p>
          </table:table-cell>
          <table:table-cell office:value-type="float" office:value="395995000" calcext:value-type="float">
            <text:p>395995000</text:p>
          </table:table-cell>
          <table:table-cell office:value-type="float" office:value="396328000" calcext:value-type="float">
            <text:p>396328000</text:p>
          </table:table-cell>
          <table:table-cell office:value-type="float" office:value="395972000" calcext:value-type="float">
            <text:p>395972000</text:p>
          </table:table-cell>
          <table:table-cell office:value-type="float" office:value="396058000" calcext:value-type="float">
            <text:p>396058000</text:p>
          </table:table-cell>
          <table:table-cell office:value-type="float" office:value="396158000" calcext:value-type="float">
            <text:p>396158000</text:p>
          </table:table-cell>
          <table:table-cell office:value-type="float" office:value="395882000" calcext:value-type="float">
            <text:p>395882000</text:p>
          </table:table-cell>
          <table:table-cell office:value-type="float" office:value="396422000" calcext:value-type="float">
            <text:p>396422000</text:p>
          </table:table-cell>
          <table:table-cell office:value-type="float" office:value="396330000" calcext:value-type="float">
            <text:p>396330000</text:p>
          </table:table-cell>
          <table:table-cell office:value-type="float" office:value="395998000" calcext:value-type="float">
            <text:p>395998000</text:p>
          </table:table-cell>
          <table:table-cell office:value-type="float" office:value="395840000" calcext:value-type="float">
            <text:p>395840000</text:p>
          </table:table-cell>
          <table:table-cell office:value-type="float" office:value="396280000" calcext:value-type="float">
            <text:p>396280000</text:p>
          </table:table-cell>
          <table:table-cell office:value-type="float" office:value="395636000" calcext:value-type="float">
            <text:p>395636000</text:p>
          </table:table-cell>
          <table:table-cell office:value-type="float" office:value="395130000" calcext:value-type="float">
            <text:p>395130000</text:p>
          </table:table-cell>
          <table:table-cell office:value-type="float" office:value="395662000" calcext:value-type="float">
            <text:p>395662000</text:p>
          </table:table-cell>
          <table:table-cell office:value-type="float" office:value="396273000" calcext:value-type="float">
            <text:p>396273000</text:p>
          </table:table-cell>
          <table:table-cell office:value-type="float" office:value="395212000" calcext:value-type="float">
            <text:p>395212000</text:p>
          </table:table-cell>
          <table:table-cell office:value-type="float" office:value="396531000" calcext:value-type="float">
            <text:p>396531000</text:p>
          </table:table-cell>
          <table:table-cell office:value-type="float" office:value="395331000" calcext:value-type="float">
            <text:p>395331000</text:p>
          </table:table-cell>
          <table:table-cell office:value-type="float" office:value="395971000" calcext:value-type="float">
            <text:p>395971000</text:p>
          </table:table-cell>
          <table:table-cell office:value-type="float" office:value="395956000" calcext:value-type="float">
            <text:p>395956000</text:p>
          </table:table-cell>
          <table:table-cell office:value-type="float" office:value="395501000" calcext:value-type="float">
            <text:p>395501000</text:p>
          </table:table-cell>
          <table:table-cell office:value-type="float" office:value="395230000" calcext:value-type="float">
            <text:p>395230000</text:p>
          </table:table-cell>
          <table:table-cell office:value-type="float" office:value="394641000" calcext:value-type="float">
            <text:p>394641000</text:p>
          </table:table-cell>
          <table:table-cell office:value-type="float" office:value="395037000" calcext:value-type="float">
            <text:p>395037000</text:p>
          </table:table-cell>
          <table:table-cell office:value-type="float" office:value="395746000" calcext:value-type="float">
            <text:p>395746000</text:p>
          </table:table-cell>
          <table:table-cell office:value-type="float" office:value="395262000" calcext:value-type="float">
            <text:p>395262000</text:p>
          </table:table-cell>
          <table:table-cell office:value-type="float" office:value="395455000" calcext:value-type="float">
            <text:p>395455000</text:p>
          </table:table-cell>
          <table:table-cell office:value-type="float" office:value="395586000" calcext:value-type="float">
            <text:p>395586000</text:p>
          </table:table-cell>
          <table:table-cell office:value-type="float" office:value="395942000" calcext:value-type="float">
            <text:p>395942000</text:p>
          </table:table-cell>
          <table:table-cell office:value-type="float" office:value="394357000" calcext:value-type="float">
            <text:p>394357000</text:p>
          </table:table-cell>
          <table:table-cell office:value-type="float" office:value="395866000" calcext:value-type="float">
            <text:p>395866000</text:p>
          </table:table-cell>
          <table:table-cell office:value-type="float" office:value="395085000" calcext:value-type="float">
            <text:p>395085000</text:p>
          </table:table-cell>
          <table:table-cell office:value-type="float" office:value="394881000" calcext:value-type="float">
            <text:p>394881000</text:p>
          </table:table-cell>
          <table:table-cell office:value-type="float" office:value="396273000" calcext:value-type="float">
            <text:p>396273000</text:p>
          </table:table-cell>
          <table:table-cell office:value-type="float" office:value="396751000" calcext:value-type="float">
            <text:p>396751000</text:p>
          </table:table-cell>
          <table:table-cell office:value-type="float" office:value="396708000" calcext:value-type="float">
            <text:p>396708000</text:p>
          </table:table-cell>
          <table:table-cell office:value-type="float" office:value="394953000" calcext:value-type="float">
            <text:p>394953000</text:p>
          </table:table-cell>
          <table:table-cell office:value-type="float" office:value="395792000" calcext:value-type="float">
            <text:p>395792000</text:p>
          </table:table-cell>
          <table:table-cell office:value-type="float" office:value="395495000" calcext:value-type="float">
            <text:p>395495000</text:p>
          </table:table-cell>
          <table:table-cell office:value-type="float" office:value="395783000" calcext:value-type="float">
            <text:p>395783000</text:p>
          </table:table-cell>
          <table:table-cell office:value-type="float" office:value="395953000" calcext:value-type="float">
            <text:p>395953000</text:p>
          </table:table-cell>
          <table:table-cell office:value-type="float" office:value="396420000" calcext:value-type="float">
            <text:p>396420000</text:p>
          </table:table-cell>
          <table:table-cell office:value-type="float" office:value="396218000" calcext:value-type="float">
            <text:p>396218000</text:p>
          </table:table-cell>
          <table:table-cell office:value-type="float" office:value="394891000" calcext:value-type="float">
            <text:p>394891000</text:p>
          </table:table-cell>
          <table:table-cell office:value-type="float" office:value="395626000" calcext:value-type="float">
            <text:p>395626000</text:p>
          </table:table-cell>
          <table:table-cell office:value-type="float" office:value="396225000" calcext:value-type="float">
            <text:p>396225000</text:p>
          </table:table-cell>
          <table:table-cell office:value-type="float" office:value="396007000" calcext:value-type="float">
            <text:p>396007000</text:p>
          </table:table-cell>
          <table:table-cell office:value-type="float" office:value="396801000" calcext:value-type="float">
            <text:p>396801000</text:p>
          </table:table-cell>
          <table:table-cell office:value-type="float" office:value="396026000" calcext:value-type="float">
            <text:p>396026000</text:p>
          </table:table-cell>
          <table:table-cell office:value-type="float" office:value="396163000" calcext:value-type="float">
            <text:p>396163000</text:p>
          </table:table-cell>
          <table:table-cell office:value-type="float" office:value="396496000" calcext:value-type="float">
            <text:p>396496000</text:p>
          </table:table-cell>
          <table:table-cell office:value-type="float" office:value="395242000" calcext:value-type="float">
            <text:p>395242000</text:p>
          </table:table-cell>
          <table:table-cell office:value-type="float" office:value="395669000" calcext:value-type="float">
            <text:p>395669000</text:p>
          </table:table-cell>
          <table:table-cell office:value-type="float" office:value="396771000" calcext:value-type="float">
            <text:p>396771000</text:p>
          </table:table-cell>
          <table:table-cell office:value-type="float" office:value="396137000" calcext:value-type="float">
            <text:p>396137000</text:p>
          </table:table-cell>
          <table:table-cell office:value-type="float" office:value="395667000" calcext:value-type="float">
            <text:p>395667000</text:p>
          </table:table-cell>
          <table:table-cell office:value-type="float" office:value="395172000" calcext:value-type="float">
            <text:p>395172000</text:p>
          </table:table-cell>
          <table:table-cell office:value-type="float" office:value="395240000" calcext:value-type="float">
            <text:p>395240000</text:p>
          </table:table-cell>
          <table:table-cell office:value-type="float" office:value="394587000" calcext:value-type="float">
            <text:p>394587000</text:p>
          </table:table-cell>
          <table:table-cell office:value-type="float" office:value="394928000" calcext:value-type="float">
            <text:p>394928000</text:p>
          </table:table-cell>
          <table:table-cell office:value-type="float" office:value="396093000" calcext:value-type="float">
            <text:p>396093000</text:p>
          </table:table-cell>
          <table:table-cell office:value-type="float" office:value="395332000" calcext:value-type="float">
            <text:p>395332000</text:p>
          </table:table-cell>
          <table:table-cell office:value-type="float" office:value="396208000" calcext:value-type="float">
            <text:p>396208000</text:p>
          </table:table-cell>
          <table:table-cell office:value-type="float" office:value="395949000" calcext:value-type="float">
            <text:p>395949000</text:p>
          </table:table-cell>
          <table:table-cell office:value-type="float" office:value="396136000" calcext:value-type="float">
            <text:p>396136000</text:p>
          </table:table-cell>
          <table:table-cell office:value-type="float" office:value="395954000" calcext:value-type="float">
            <text:p>395954000</text:p>
          </table:table-cell>
          <table:table-cell office:value-type="float" office:value="396818000" calcext:value-type="float">
            <text:p>396818000</text:p>
          </table:table-cell>
          <table:table-cell office:value-type="float" office:value="396358000" calcext:value-type="float">
            <text:p>396358000</text:p>
          </table:table-cell>
          <table:table-cell office:value-type="float" office:value="395851000" calcext:value-type="float">
            <text:p>395851000</text:p>
          </table:table-cell>
          <table:table-cell office:value-type="float" office:value="394969000" calcext:value-type="float">
            <text:p>394969000</text:p>
          </table:table-cell>
          <table:table-cell office:value-type="float" office:value="396181000" calcext:value-type="float">
            <text:p>396181000</text:p>
          </table:table-cell>
          <table:table-cell office:value-type="float" office:value="395249000" calcext:value-type="float">
            <text:p>395249000</text:p>
          </table:table-cell>
          <table:table-cell office:value-type="float" office:value="395811000" calcext:value-type="float">
            <text:p>395811000</text:p>
          </table:table-cell>
          <table:table-cell office:value-type="float" office:value="394823000" calcext:value-type="float">
            <text:p>394823000</text:p>
          </table:table-cell>
          <table:table-cell office:value-type="float" office:value="396468000" calcext:value-type="float">
            <text:p>396468000</text:p>
          </table:table-cell>
          <table:table-cell office:value-type="float" office:value="395475000" calcext:value-type="float">
            <text:p>395475000</text:p>
          </table:table-cell>
          <table:table-cell office:value-type="float" office:value="395412000" calcext:value-type="float">
            <text:p>395412000</text:p>
          </table:table-cell>
          <table:table-cell office:value-type="float" office:value="396546000" calcext:value-type="float">
            <text:p>396546000</text:p>
          </table:table-cell>
          <table:table-cell office:value-type="float" office:value="393872000" calcext:value-type="float">
            <text:p>393872000</text:p>
          </table:table-cell>
          <table:table-cell office:value-type="float" office:value="396327000" calcext:value-type="float">
            <text:p>396327000</text:p>
          </table:table-cell>
          <table:table-cell office:value-type="float" office:value="396124000" calcext:value-type="float">
            <text:p>396124000</text:p>
          </table:table-cell>
          <table:table-cell office:value-type="float" office:value="395286000" calcext:value-type="float">
            <text:p>395286000</text:p>
          </table:table-cell>
          <table:table-cell office:value-type="float" office:value="396060000" calcext:value-type="float">
            <text:p>396060000</text:p>
          </table:table-cell>
          <table:table-cell office:value-type="float" office:value="394382000" calcext:value-type="float">
            <text:p>394382000</text:p>
          </table:table-cell>
          <table:table-cell office:value-type="float" office:value="396467000" calcext:value-type="float">
            <text:p>396467000</text:p>
          </table:table-cell>
          <table:table-cell office:value-type="float" office:value="396358000" calcext:value-type="float">
            <text:p>396358000</text:p>
          </table:table-cell>
          <table:table-cell office:value-type="float" office:value="396536000" calcext:value-type="float">
            <text:p>396536000</text:p>
          </table:table-cell>
          <table:table-cell office:value-type="float" office:value="395805000" calcext:value-type="float">
            <text:p>395805000</text:p>
          </table:table-cell>
          <table:table-cell office:value-type="float" office:value="395807000" calcext:value-type="float">
            <text:p>395807000</text:p>
          </table:table-cell>
          <table:table-cell office:value-type="float" office:value="396303000" calcext:value-type="float">
            <text:p>396303000</text:p>
          </table:table-cell>
          <table:table-cell office:value-type="float" office:value="396065000" calcext:value-type="float">
            <text:p>396065000</text:p>
          </table:table-cell>
          <table:table-cell office:value-type="float" office:value="396424000" calcext:value-type="float">
            <text:p>396424000</text:p>
          </table:table-cell>
          <table:table-cell office:value-type="float" office:value="396548000" calcext:value-type="float">
            <text:p>396548000</text:p>
          </table:table-cell>
          <table:table-cell office:value-type="float" office:value="394182000" calcext:value-type="float">
            <text:p>394182000</text:p>
          </table:table-cell>
          <table:table-cell office:value-type="float" office:value="395025000" calcext:value-type="float">
            <text:p>395025000</text:p>
          </table:table-cell>
          <table:table-cell office:value-type="float" office:value="396481000" calcext:value-type="float">
            <text:p>396481000</text:p>
          </table:table-cell>
          <table:table-cell office:value-type="float" office:value="395231000" calcext:value-type="float">
            <text:p>395231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915000" calcext:value-type="float">
            <text:p>394915000</text:p>
          </table:table-cell>
          <table:table-cell office:value-type="float" office:value="397037000" calcext:value-type="float">
            <text:p>397037000</text:p>
          </table:table-cell>
          <table:table-cell office:value-type="float" office:value="396130000" calcext:value-type="float">
            <text:p>396130000</text:p>
          </table:table-cell>
          <table:table-cell office:value-type="float" office:value="395398000" calcext:value-type="float">
            <text:p>395398000</text:p>
          </table:table-cell>
          <table:table-cell office:value-type="float" office:value="396215000" calcext:value-type="float">
            <text:p>396215000</text:p>
          </table:table-cell>
          <table:table-cell office:value-type="float" office:value="395437000" calcext:value-type="float">
            <text:p>395437000</text:p>
          </table:table-cell>
          <table:table-cell office:value-type="float" office:value="396110000" calcext:value-type="float">
            <text:p>396110000</text:p>
          </table:table-cell>
          <table:table-cell office:value-type="float" office:value="396219000" calcext:value-type="float">
            <text:p>396219000</text:p>
          </table:table-cell>
          <table:table-cell office:value-type="float" office:value="396870000" calcext:value-type="float">
            <text:p>396870000</text:p>
          </table:table-cell>
          <table:table-cell office:value-type="float" office:value="394814000" calcext:value-type="float">
            <text:p>394814000</text:p>
          </table:table-cell>
          <table:table-cell office:value-type="float" office:value="395242000" calcext:value-type="float">
            <text:p>395242000</text:p>
          </table:table-cell>
          <table:table-cell office:value-type="float" office:value="396760000" calcext:value-type="float">
            <text:p>396760000</text:p>
          </table:table-cell>
          <table:table-cell office:value-type="float" office:value="395449000" calcext:value-type="float">
            <text:p>395449000</text:p>
          </table:table-cell>
          <table:table-cell office:value-type="float" office:value="396155000" calcext:value-type="float">
            <text:p>396155000</text:p>
          </table:table-cell>
          <table:table-cell office:value-type="float" office:value="396371000" calcext:value-type="float">
            <text:p>396371000</text:p>
          </table:table-cell>
          <table:table-cell office:value-type="float" office:value="396306000" calcext:value-type="float">
            <text:p>396306000</text:p>
          </table:table-cell>
          <table:table-cell office:value-type="float" office:value="395366000" calcext:value-type="float">
            <text:p>395366000</text:p>
          </table:table-cell>
          <table:table-cell table:number-columns-repeated="2" office:value-type="float" office:value="396080000" calcext:value-type="float">
            <text:p>396080000</text:p>
          </table:table-cell>
          <table:table-cell office:value-type="float" office:value="394607000" calcext:value-type="float">
            <text:p>394607000</text:p>
          </table:table-cell>
          <table:table-cell office:value-type="float" office:value="395674000" calcext:value-type="float">
            <text:p>395674000</text:p>
          </table:table-cell>
          <table:table-cell office:value-type="float" office:value="396512000" calcext:value-type="float">
            <text:p>396512000</text:p>
          </table:table-cell>
          <table:table-cell office:value-type="float" office:value="395229000" calcext:value-type="float">
            <text:p>395229000</text:p>
          </table:table-cell>
          <table:table-cell office:value-type="float" office:value="395806000" calcext:value-type="float">
            <text:p>395806000</text:p>
          </table:table-cell>
          <table:table-cell office:value-type="float" office:value="396467000" calcext:value-type="float">
            <text:p>396467000</text:p>
          </table:table-cell>
          <table:table-cell office:value-type="float" office:value="395009000" calcext:value-type="float">
            <text:p>395009000</text:p>
          </table:table-cell>
          <table:table-cell office:value-type="float" office:value="396736000" calcext:value-type="float">
            <text:p>396736000</text:p>
          </table:table-cell>
          <table:table-cell office:value-type="float" office:value="396164000" calcext:value-type="float">
            <text:p>396164000</text:p>
          </table:table-cell>
          <table:table-cell office:value-type="float" office:value="396109000" calcext:value-type="float">
            <text:p>396109000</text:p>
          </table:table-cell>
          <table:table-cell table:number-columns-repeated="2" office:value-type="float" office:value="396478000" calcext:value-type="float">
            <text:p>396478000</text:p>
          </table:table-cell>
          <table:table-cell office:value-type="float" office:value="395932000" calcext:value-type="float">
            <text:p>395932000</text:p>
          </table:table-cell>
          <table:table-cell office:value-type="float" office:value="395573000" calcext:value-type="float">
            <text:p>395573000</text:p>
          </table:table-cell>
          <table:table-cell office:value-type="float" office:value="396570000" calcext:value-type="float">
            <text:p>396570000</text:p>
          </table:table-cell>
          <table:table-cell office:value-type="float" office:value="396571000" calcext:value-type="float">
            <text:p>396571000</text:p>
          </table:table-cell>
          <table:table-cell office:value-type="float" office:value="396508000" calcext:value-type="float">
            <text:p>396508000</text:p>
          </table:table-cell>
          <table:table-cell office:value-type="float" office:value="396229000" calcext:value-type="float">
            <text:p>396229000</text:p>
          </table:table-cell>
          <table:table-cell office:value-type="float" office:value="396364000" calcext:value-type="float">
            <text:p>396364000</text:p>
          </table:table-cell>
          <table:table-cell office:value-type="float" office:value="396144000" calcext:value-type="float">
            <text:p>396144000</text:p>
          </table:table-cell>
          <table:table-cell office:value-type="float" office:value="395706000" calcext:value-type="float">
            <text:p>395706000</text:p>
          </table:table-cell>
          <table:table-cell office:value-type="float" office:value="395249000" calcext:value-type="float">
            <text:p>395249000</text:p>
          </table:table-cell>
          <table:table-cell office:value-type="float" office:value="394907000" calcext:value-type="float">
            <text:p>394907000</text:p>
          </table:table-cell>
          <table:table-cell office:value-type="float" office:value="395500000" calcext:value-type="float">
            <text:p>395500000</text:p>
          </table:table-cell>
          <table:table-cell office:value-type="float" office:value="395857000" calcext:value-type="float">
            <text:p>395857000</text:p>
          </table:table-cell>
          <table:table-cell office:value-type="float" office:value="393364000" calcext:value-type="float">
            <text:p>393364000</text:p>
          </table:table-cell>
          <table:table-cell office:value-type="float" office:value="396225000" calcext:value-type="float">
            <text:p>396225000</text:p>
          </table:table-cell>
          <table:table-cell office:value-type="float" office:value="395475000" calcext:value-type="float">
            <text:p>395475000</text:p>
          </table:table-cell>
          <table:table-cell office:value-type="float" office:value="395772000" calcext:value-type="float">
            <text:p>395772000</text:p>
          </table:table-cell>
          <table:table-cell office:value-type="float" office:value="395573000" calcext:value-type="float">
            <text:p>395573000</text:p>
          </table:table-cell>
          <table:table-cell office:value-type="float" office:value="395688000" calcext:value-type="float">
            <text:p>395688000</text:p>
          </table:table-cell>
          <table:table-cell office:value-type="float" office:value="396390000" calcext:value-type="float">
            <text:p>396390000</text:p>
          </table:table-cell>
          <table:table-cell office:value-type="float" office:value="396081000" calcext:value-type="float">
            <text:p>396081000</text:p>
          </table:table-cell>
          <table:table-cell office:value-type="float" office:value="395801000" calcext:value-type="float">
            <text:p>395801000</text:p>
          </table:table-cell>
          <table:table-cell office:value-type="float" office:value="395054000" calcext:value-type="float">
            <text:p>395054000</text:p>
          </table:table-cell>
          <table:table-cell office:value-type="float" office:value="395871000" calcext:value-type="float">
            <text:p>395871000</text:p>
          </table:table-cell>
          <table:table-cell office:value-type="float" office:value="396672000" calcext:value-type="float">
            <text:p>396672000</text:p>
          </table:table-cell>
          <table:table-cell office:value-type="float" office:value="395677000" calcext:value-type="float">
            <text:p>395677000</text:p>
          </table:table-cell>
          <table:table-cell office:value-type="float" office:value="396193000" calcext:value-type="float">
            <text:p>396193000</text:p>
          </table:table-cell>
          <table:table-cell office:value-type="float" office:value="396307000" calcext:value-type="float">
            <text:p>396307000</text:p>
          </table:table-cell>
          <table:table-cell office:value-type="float" office:value="395980000" calcext:value-type="float">
            <text:p>395980000</text:p>
          </table:table-cell>
          <table:table-cell office:value-type="float" office:value="395509000" calcext:value-type="float">
            <text:p>395509000</text:p>
          </table:table-cell>
          <table:table-cell office:value-type="float" office:value="394627000" calcext:value-type="float">
            <text:p>394627000</text:p>
          </table:table-cell>
          <table:table-cell office:value-type="float" office:value="394744000" calcext:value-type="float">
            <text:p>394744000</text:p>
          </table:table-cell>
          <table:table-cell office:value-type="float" office:value="395688000" calcext:value-type="float">
            <text:p>395688000</text:p>
          </table:table-cell>
          <table:table-cell office:value-type="float" office:value="394536000" calcext:value-type="float">
            <text:p>394536000</text:p>
          </table:table-cell>
          <table:table-cell office:value-type="float" office:value="395735000" calcext:value-type="float">
            <text:p>395735000</text:p>
          </table:table-cell>
          <table:table-cell office:value-type="float" office:value="395191000" calcext:value-type="float">
            <text:p>395191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6146000" calcext:value-type="float">
            <text:p>396146000</text:p>
          </table:table-cell>
          <table:table-cell office:value-type="float" office:value="394291000" calcext:value-type="float">
            <text:p>394291000</text:p>
          </table:table-cell>
          <table:table-cell office:value-type="float" office:value="395486000" calcext:value-type="float">
            <text:p>395486000</text:p>
          </table:table-cell>
          <table:table-cell office:value-type="float" office:value="396140000" calcext:value-type="float">
            <text:p>396140000</text:p>
          </table:table-cell>
          <table:table-cell office:value-type="float" office:value="395390000" calcext:value-type="float">
            <text:p>395390000</text:p>
          </table:table-cell>
          <table:table-cell office:value-type="float" office:value="396691000" calcext:value-type="float">
            <text:p>396691000</text:p>
          </table:table-cell>
          <table:table-cell office:value-type="float" office:value="394613000" calcext:value-type="float">
            <text:p>394613000</text:p>
          </table:table-cell>
          <table:table-cell office:value-type="float" office:value="395683000" calcext:value-type="float">
            <text:p>395683000</text:p>
          </table:table-cell>
          <table:table-cell office:value-type="float" office:value="393922000" calcext:value-type="float">
            <text:p>393922000</text:p>
          </table:table-cell>
          <table:table-cell office:value-type="float" office:value="395766000" calcext:value-type="float">
            <text:p>395766000</text:p>
          </table:table-cell>
          <table:table-cell office:value-type="float" office:value="395429000" calcext:value-type="float">
            <text:p>395429000</text:p>
          </table:table-cell>
          <table:table-cell office:value-type="float" office:value="395450000" calcext:value-type="float">
            <text:p>395450000</text:p>
          </table:table-cell>
          <table:table-cell office:value-type="float" office:value="395517000" calcext:value-type="float">
            <text:p>395517000</text:p>
          </table:table-cell>
          <table:table-cell office:value-type="float" office:value="395018000" calcext:value-type="float">
            <text:p>395018000</text:p>
          </table:table-cell>
          <table:table-cell office:value-type="float" office:value="395379000" calcext:value-type="float">
            <text:p>395379000</text:p>
          </table:table-cell>
          <table:table-cell office:value-type="float" office:value="395328000" calcext:value-type="float">
            <text:p>395328000</text:p>
          </table:table-cell>
          <table:table-cell office:value-type="float" office:value="396112000" calcext:value-type="float">
            <text:p>396112000</text:p>
          </table:table-cell>
          <table:table-cell office:value-type="float" office:value="396343000" calcext:value-type="float">
            <text:p>396343000</text:p>
          </table:table-cell>
          <table:table-cell office:value-type="float" office:value="396763000" calcext:value-type="float">
            <text:p>396763000</text:p>
          </table:table-cell>
          <table:table-cell office:value-type="float" office:value="396034000" calcext:value-type="float">
            <text:p>396034000</text:p>
          </table:table-cell>
          <table:table-cell office:value-type="float" office:value="396264000" calcext:value-type="float">
            <text:p>396264000</text:p>
          </table:table-cell>
          <table:table-cell office:value-type="float" office:value="396300000" calcext:value-type="float">
            <text:p>396300000</text:p>
          </table:table-cell>
          <table:table-cell office:value-type="float" office:value="394768000" calcext:value-type="float">
            <text:p>394768000</text:p>
          </table:table-cell>
          <table:table-cell office:value-type="float" office:value="396217000" calcext:value-type="float">
            <text:p>396217000</text:p>
          </table:table-cell>
          <table:table-cell office:value-type="float" office:value="396007000" calcext:value-type="float">
            <text:p>396007000</text:p>
          </table:table-cell>
          <table:table-cell office:value-type="float" office:value="395521000" calcext:value-type="float">
            <text:p>395521000</text:p>
          </table:table-cell>
          <table:table-cell office:value-type="float" office:value="395130000" calcext:value-type="float">
            <text:p>395130000</text:p>
          </table:table-cell>
          <table:table-cell office:value-type="float" office:value="395394000" calcext:value-type="float">
            <text:p>395394000</text:p>
          </table:table-cell>
          <table:table-cell office:value-type="float" office:value="395613000" calcext:value-type="float">
            <text:p>395613000</text:p>
          </table:table-cell>
          <table:table-cell office:value-type="float" office:value="395741000" calcext:value-type="float">
            <text:p>395741000</text:p>
          </table:table-cell>
          <table:table-cell office:value-type="float" office:value="394954000" calcext:value-type="float">
            <text:p>394954000</text:p>
          </table:table-cell>
          <table:table-cell office:value-type="float" office:value="395857000" calcext:value-type="float">
            <text:p>395857000</text:p>
          </table:table-cell>
          <table:table-cell office:value-type="float" office:value="396764000" calcext:value-type="float">
            <text:p>396764000</text:p>
          </table:table-cell>
          <table:table-cell office:value-type="float" office:value="396247000" calcext:value-type="float">
            <text:p>396247000</text:p>
          </table:table-cell>
          <table:table-cell office:value-type="float" office:value="395125000" calcext:value-type="float">
            <text:p>395125000</text:p>
          </table:table-cell>
          <table:table-cell office:value-type="float" office:value="395805000" calcext:value-type="float">
            <text:p>395805000</text:p>
          </table:table-cell>
          <table:table-cell office:value-type="float" office:value="396275000" calcext:value-type="float">
            <text:p>396275000</text:p>
          </table:table-cell>
          <table:table-cell office:value-type="float" office:value="396114000" calcext:value-type="float">
            <text:p>396114000</text:p>
          </table:table-cell>
          <table:table-cell office:value-type="float" office:value="395997000" calcext:value-type="float">
            <text:p>395997000</text:p>
          </table:table-cell>
          <table:table-cell office:value-type="float" office:value="396191000" calcext:value-type="float">
            <text:p>396191000</text:p>
          </table:table-cell>
          <table:table-cell office:value-type="float" office:value="396607000" calcext:value-type="float">
            <text:p>396607000</text:p>
          </table:table-cell>
          <table:table-cell office:value-type="float" office:value="396894000" calcext:value-type="float">
            <text:p>396894000</text:p>
          </table:table-cell>
          <table:table-cell office:value-type="float" office:value="395230000" calcext:value-type="float">
            <text:p>395230000</text:p>
          </table:table-cell>
          <table:table-cell office:value-type="float" office:value="395793000" calcext:value-type="float">
            <text:p>395793000</text:p>
          </table:table-cell>
          <table:table-cell office:value-type="float" office:value="394405000" calcext:value-type="float">
            <text:p>394405000</text:p>
          </table:table-cell>
          <table:table-cell office:value-type="float" office:value="396931000" calcext:value-type="float">
            <text:p>396931000</text:p>
          </table:table-cell>
          <table:table-cell office:value-type="float" office:value="396164000" calcext:value-type="float">
            <text:p>396164000</text:p>
          </table:table-cell>
          <table:table-cell office:value-type="float" office:value="395976000" calcext:value-type="float">
            <text:p>395976000</text:p>
          </table:table-cell>
          <table:table-cell office:value-type="float" office:value="395184000" calcext:value-type="float">
            <text:p>395184000</text:p>
          </table:table-cell>
          <table:table-cell office:value-type="float" office:value="396880000" calcext:value-type="float">
            <text:p>396880000</text:p>
          </table:table-cell>
          <table:table-cell office:value-type="float" office:value="396395000" calcext:value-type="float">
            <text:p>396395000</text:p>
          </table:table-cell>
          <table:table-cell office:value-type="float" office:value="395559000" calcext:value-type="float">
            <text:p>395559000</text:p>
          </table:table-cell>
          <table:table-cell office:value-type="float" office:value="396065000" calcext:value-type="float">
            <text:p>396065000</text:p>
          </table:table-cell>
          <table:table-cell office:value-type="float" office:value="395895000" calcext:value-type="float">
            <text:p>395895000</text:p>
          </table:table-cell>
          <table:table-cell office:value-type="float" office:value="396245000" calcext:value-type="float">
            <text:p>396245000</text:p>
          </table:table-cell>
          <table:table-cell office:value-type="float" office:value="394912000" calcext:value-type="float">
            <text:p>394912000</text:p>
          </table:table-cell>
          <table:table-cell office:value-type="float" office:value="395934000" calcext:value-type="float">
            <text:p>395934000</text:p>
          </table:table-cell>
          <table:table-cell office:value-type="float" office:value="395807000" calcext:value-type="float">
            <text:p>395807000</text:p>
          </table:table-cell>
          <table:table-cell office:value-type="float" office:value="394969000" calcext:value-type="float">
            <text:p>394969000</text:p>
          </table:table-cell>
          <table:table-cell office:value-type="float" office:value="396488000" calcext:value-type="float">
            <text:p>396488000</text:p>
          </table:table-cell>
          <table:table-cell office:value-type="float" office:value="396343000" calcext:value-type="float">
            <text:p>396343000</text:p>
          </table:table-cell>
          <table:table-cell office:value-type="float" office:value="395460000" calcext:value-type="float">
            <text:p>395460000</text:p>
          </table:table-cell>
          <table:table-cell office:value-type="float" office:value="395833000" calcext:value-type="float">
            <text:p>395833000</text:p>
          </table:table-cell>
          <table:table-cell office:value-type="float" office:value="395557000" calcext:value-type="float">
            <text:p>395557000</text:p>
          </table:table-cell>
          <table:table-cell office:value-type="float" office:value="395403000" calcext:value-type="float">
            <text:p>395403000</text:p>
          </table:table-cell>
          <table:table-cell office:value-type="float" office:value="395903000" calcext:value-type="float">
            <text:p>395903000</text:p>
          </table:table-cell>
          <table:table-cell office:value-type="float" office:value="395040000" calcext:value-type="float">
            <text:p>395040000</text:p>
          </table:table-cell>
          <table:table-cell office:value-type="float" office:value="395268000" calcext:value-type="float">
            <text:p>395268000</text:p>
          </table:table-cell>
          <table:table-cell office:value-type="float" office:value="395792000" calcext:value-type="float">
            <text:p>395792000</text:p>
          </table:table-cell>
          <table:table-cell office:value-type="float" office:value="396341000" calcext:value-type="float">
            <text:p>396341000</text:p>
          </table:table-cell>
          <table:table-cell office:value-type="float" office:value="394713000" calcext:value-type="float">
            <text:p>394713000</text:p>
          </table:table-cell>
          <table:table-cell office:value-type="float" office:value="395989000" calcext:value-type="float">
            <text:p>395989000</text:p>
          </table:table-cell>
          <table:table-cell office:value-type="float" office:value="396105000" calcext:value-type="float">
            <text:p>396105000</text:p>
          </table:table-cell>
          <table:table-cell office:value-type="float" office:value="396566000" calcext:value-type="float">
            <text:p>396566000</text:p>
          </table:table-cell>
          <table:table-cell office:value-type="float" office:value="395155000" calcext:value-type="float">
            <text:p>395155000</text:p>
          </table:table-cell>
          <table:table-cell office:value-type="float" office:value="394385000" calcext:value-type="float">
            <text:p>394385000</text:p>
          </table:table-cell>
          <table:table-cell office:value-type="float" office:value="396342000" calcext:value-type="float">
            <text:p>396342000</text:p>
          </table:table-cell>
          <table:table-cell office:value-type="float" office:value="395278000" calcext:value-type="float">
            <text:p>395278000</text:p>
          </table:table-cell>
          <table:table-cell office:value-type="float" office:value="396644000" calcext:value-type="float">
            <text:p>396644000</text:p>
          </table:table-cell>
          <table:table-cell office:value-type="float" office:value="397642000" calcext:value-type="float">
            <text:p>39764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 swaps</text:p>
          </table:table-cell>
          <table:table-cell office:value-type="float" office:value="388030000" calcext:value-type="float">
            <text:p>388030000</text:p>
          </table:table-cell>
          <table:table-cell office:value-type="float" office:value="387067000" calcext:value-type="float">
            <text:p>387067000</text:p>
          </table:table-cell>
          <table:table-cell office:value-type="float" office:value="387887000" calcext:value-type="float">
            <text:p>387887000</text:p>
          </table:table-cell>
          <table:table-cell office:value-type="float" office:value="387613000" calcext:value-type="float">
            <text:p>387613000</text:p>
          </table:table-cell>
          <table:table-cell office:value-type="float" office:value="386972000" calcext:value-type="float">
            <text:p>386972000</text:p>
          </table:table-cell>
          <table:table-cell office:value-type="float" office:value="386797000" calcext:value-type="float">
            <text:p>386797000</text:p>
          </table:table-cell>
          <table:table-cell office:value-type="float" office:value="386540000" calcext:value-type="float">
            <text:p>386540000</text:p>
          </table:table-cell>
          <table:table-cell office:value-type="float" office:value="386774000" calcext:value-type="float">
            <text:p>386774000</text:p>
          </table:table-cell>
          <table:table-cell office:value-type="float" office:value="386963000" calcext:value-type="float">
            <text:p>386963000</text:p>
          </table:table-cell>
          <table:table-cell office:value-type="float" office:value="386820000" calcext:value-type="float">
            <text:p>386820000</text:p>
          </table:table-cell>
          <table:table-cell office:value-type="float" office:value="387147000" calcext:value-type="float">
            <text:p>387147000</text:p>
          </table:table-cell>
          <table:table-cell office:value-type="float" office:value="387418000" calcext:value-type="float">
            <text:p>387418000</text:p>
          </table:table-cell>
          <table:table-cell office:value-type="float" office:value="388638000" calcext:value-type="float">
            <text:p>388638000</text:p>
          </table:table-cell>
          <table:table-cell office:value-type="float" office:value="387137000" calcext:value-type="float">
            <text:p>387137000</text:p>
          </table:table-cell>
          <table:table-cell office:value-type="float" office:value="386498000" calcext:value-type="float">
            <text:p>386498000</text:p>
          </table:table-cell>
          <table:table-cell office:value-type="float" office:value="386601000" calcext:value-type="float">
            <text:p>386601000</text:p>
          </table:table-cell>
          <table:table-cell office:value-type="float" office:value="387873000" calcext:value-type="float">
            <text:p>387873000</text:p>
          </table:table-cell>
          <table:table-cell office:value-type="float" office:value="387962000" calcext:value-type="float">
            <text:p>387962000</text:p>
          </table:table-cell>
          <table:table-cell office:value-type="float" office:value="386315000" calcext:value-type="float">
            <text:p>386315000</text:p>
          </table:table-cell>
          <table:table-cell office:value-type="float" office:value="387919000" calcext:value-type="float">
            <text:p>387919000</text:p>
          </table:table-cell>
          <table:table-cell office:value-type="float" office:value="388314000" calcext:value-type="float">
            <text:p>388314000</text:p>
          </table:table-cell>
          <table:table-cell office:value-type="float" office:value="385514000" calcext:value-type="float">
            <text:p>385514000</text:p>
          </table:table-cell>
          <table:table-cell office:value-type="float" office:value="388564000" calcext:value-type="float">
            <text:p>388564000</text:p>
          </table:table-cell>
          <table:table-cell office:value-type="float" office:value="385303000" calcext:value-type="float">
            <text:p>385303000</text:p>
          </table:table-cell>
          <table:table-cell office:value-type="float" office:value="386852000" calcext:value-type="float">
            <text:p>386852000</text:p>
          </table:table-cell>
          <table:table-cell office:value-type="float" office:value="387878000" calcext:value-type="float">
            <text:p>387878000</text:p>
          </table:table-cell>
          <table:table-cell office:value-type="float" office:value="386522000" calcext:value-type="float">
            <text:p>386522000</text:p>
          </table:table-cell>
          <table:table-cell office:value-type="float" office:value="387678000" calcext:value-type="float">
            <text:p>387678000</text:p>
          </table:table-cell>
          <table:table-cell office:value-type="float" office:value="387758000" calcext:value-type="float">
            <text:p>387758000</text:p>
          </table:table-cell>
          <table:table-cell office:value-type="float" office:value="387025000" calcext:value-type="float">
            <text:p>387025000</text:p>
          </table:table-cell>
          <table:table-cell office:value-type="float" office:value="388086000" calcext:value-type="float">
            <text:p>388086000</text:p>
          </table:table-cell>
          <table:table-cell office:value-type="float" office:value="386126000" calcext:value-type="float">
            <text:p>386126000</text:p>
          </table:table-cell>
          <table:table-cell office:value-type="float" office:value="386242000" calcext:value-type="float">
            <text:p>386242000</text:p>
          </table:table-cell>
          <table:table-cell office:value-type="float" office:value="387350000" calcext:value-type="float">
            <text:p>387350000</text:p>
          </table:table-cell>
          <table:table-cell office:value-type="float" office:value="387518000" calcext:value-type="float">
            <text:p>387518000</text:p>
          </table:table-cell>
          <table:table-cell office:value-type="float" office:value="388365000" calcext:value-type="float">
            <text:p>388365000</text:p>
          </table:table-cell>
          <table:table-cell office:value-type="float" office:value="386922000" calcext:value-type="float">
            <text:p>386922000</text:p>
          </table:table-cell>
          <table:table-cell office:value-type="float" office:value="387204000" calcext:value-type="float">
            <text:p>387204000</text:p>
          </table:table-cell>
          <table:table-cell office:value-type="float" office:value="387411000" calcext:value-type="float">
            <text:p>387411000</text:p>
          </table:table-cell>
          <table:table-cell office:value-type="float" office:value="387000000" calcext:value-type="float">
            <text:p>387000000</text:p>
          </table:table-cell>
          <table:table-cell office:value-type="float" office:value="386206000" calcext:value-type="float">
            <text:p>386206000</text:p>
          </table:table-cell>
          <table:table-cell office:value-type="float" office:value="387616000" calcext:value-type="float">
            <text:p>387616000</text:p>
          </table:table-cell>
          <table:table-cell office:value-type="float" office:value="387174000" calcext:value-type="float">
            <text:p>387174000</text:p>
          </table:table-cell>
          <table:table-cell office:value-type="float" office:value="387228000" calcext:value-type="float">
            <text:p>387228000</text:p>
          </table:table-cell>
          <table:table-cell office:value-type="float" office:value="388122000" calcext:value-type="float">
            <text:p>388122000</text:p>
          </table:table-cell>
          <table:table-cell office:value-type="float" office:value="387364000" calcext:value-type="float">
            <text:p>387364000</text:p>
          </table:table-cell>
          <table:table-cell office:value-type="float" office:value="388081000" calcext:value-type="float">
            <text:p>388081000</text:p>
          </table:table-cell>
          <table:table-cell office:value-type="float" office:value="387690000" calcext:value-type="float">
            <text:p>387690000</text:p>
          </table:table-cell>
          <table:table-cell office:value-type="float" office:value="388250000" calcext:value-type="float">
            <text:p>388250000</text:p>
          </table:table-cell>
          <table:table-cell office:value-type="float" office:value="388686000" calcext:value-type="float">
            <text:p>388686000</text:p>
          </table:table-cell>
          <table:table-cell office:value-type="float" office:value="387954000" calcext:value-type="float">
            <text:p>387954000</text:p>
          </table:table-cell>
          <table:table-cell office:value-type="float" office:value="389128000" calcext:value-type="float">
            <text:p>389128000</text:p>
          </table:table-cell>
          <table:table-cell office:value-type="float" office:value="387678000" calcext:value-type="float">
            <text:p>387678000</text:p>
          </table:table-cell>
          <table:table-cell office:value-type="float" office:value="387746000" calcext:value-type="float">
            <text:p>387746000</text:p>
          </table:table-cell>
          <table:table-cell office:value-type="float" office:value="385583000" calcext:value-type="float">
            <text:p>385583000</text:p>
          </table:table-cell>
          <table:table-cell office:value-type="float" office:value="386446000" calcext:value-type="float">
            <text:p>386446000</text:p>
          </table:table-cell>
          <table:table-cell office:value-type="float" office:value="387433000" calcext:value-type="float">
            <text:p>387433000</text:p>
          </table:table-cell>
          <table:table-cell office:value-type="float" office:value="386900000" calcext:value-type="float">
            <text:p>386900000</text:p>
          </table:table-cell>
          <table:table-cell office:value-type="float" office:value="386533000" calcext:value-type="float">
            <text:p>386533000</text:p>
          </table:table-cell>
          <table:table-cell office:value-type="float" office:value="386517000" calcext:value-type="float">
            <text:p>386517000</text:p>
          </table:table-cell>
          <table:table-cell office:value-type="float" office:value="386786000" calcext:value-type="float">
            <text:p>386786000</text:p>
          </table:table-cell>
          <table:table-cell office:value-type="float" office:value="388330000" calcext:value-type="float">
            <text:p>388330000</text:p>
          </table:table-cell>
          <table:table-cell office:value-type="float" office:value="386688000" calcext:value-type="float">
            <text:p>386688000</text:p>
          </table:table-cell>
          <table:table-cell office:value-type="float" office:value="387687000" calcext:value-type="float">
            <text:p>387687000</text:p>
          </table:table-cell>
          <table:table-cell office:value-type="float" office:value="388201000" calcext:value-type="float">
            <text:p>388201000</text:p>
          </table:table-cell>
          <table:table-cell office:value-type="float" office:value="388563000" calcext:value-type="float">
            <text:p>388563000</text:p>
          </table:table-cell>
          <table:table-cell office:value-type="float" office:value="387979000" calcext:value-type="float">
            <text:p>387979000</text:p>
          </table:table-cell>
          <table:table-cell office:value-type="float" office:value="387875000" calcext:value-type="float">
            <text:p>387875000</text:p>
          </table:table-cell>
          <table:table-cell office:value-type="float" office:value="387941000" calcext:value-type="float">
            <text:p>387941000</text:p>
          </table:table-cell>
          <table:table-cell office:value-type="float" office:value="385143000" calcext:value-type="float">
            <text:p>385143000</text:p>
          </table:table-cell>
          <table:table-cell office:value-type="float" office:value="387104000" calcext:value-type="float">
            <text:p>387104000</text:p>
          </table:table-cell>
          <table:table-cell office:value-type="float" office:value="387009000" calcext:value-type="float">
            <text:p>387009000</text:p>
          </table:table-cell>
          <table:table-cell office:value-type="float" office:value="388407000" calcext:value-type="float">
            <text:p>388407000</text:p>
          </table:table-cell>
          <table:table-cell office:value-type="float" office:value="385128000" calcext:value-type="float">
            <text:p>385128000</text:p>
          </table:table-cell>
          <table:table-cell office:value-type="float" office:value="386751000" calcext:value-type="float">
            <text:p>386751000</text:p>
          </table:table-cell>
          <table:table-cell office:value-type="float" office:value="387471000" calcext:value-type="float">
            <text:p>387471000</text:p>
          </table:table-cell>
          <table:table-cell office:value-type="float" office:value="386711000" calcext:value-type="float">
            <text:p>386711000</text:p>
          </table:table-cell>
          <table:table-cell office:value-type="float" office:value="387870000" calcext:value-type="float">
            <text:p>387870000</text:p>
          </table:table-cell>
          <table:table-cell office:value-type="float" office:value="388159000" calcext:value-type="float">
            <text:p>388159000</text:p>
          </table:table-cell>
          <table:table-cell office:value-type="float" office:value="388091000" calcext:value-type="float">
            <text:p>388091000</text:p>
          </table:table-cell>
          <table:table-cell office:value-type="float" office:value="386305000" calcext:value-type="float">
            <text:p>386305000</text:p>
          </table:table-cell>
          <table:table-cell office:value-type="float" office:value="387968000" calcext:value-type="float">
            <text:p>387968000</text:p>
          </table:table-cell>
          <table:table-cell office:value-type="float" office:value="387111000" calcext:value-type="float">
            <text:p>387111000</text:p>
          </table:table-cell>
          <table:table-cell office:value-type="float" office:value="388538000" calcext:value-type="float">
            <text:p>388538000</text:p>
          </table:table-cell>
          <table:table-cell office:value-type="float" office:value="387642000" calcext:value-type="float">
            <text:p>387642000</text:p>
          </table:table-cell>
          <table:table-cell office:value-type="float" office:value="385876000" calcext:value-type="float">
            <text:p>385876000</text:p>
          </table:table-cell>
          <table:table-cell office:value-type="float" office:value="387467000" calcext:value-type="float">
            <text:p>387467000</text:p>
          </table:table-cell>
          <table:table-cell office:value-type="float" office:value="387257000" calcext:value-type="float">
            <text:p>387257000</text:p>
          </table:table-cell>
          <table:table-cell office:value-type="float" office:value="387473000" calcext:value-type="float">
            <text:p>387473000</text:p>
          </table:table-cell>
          <table:table-cell office:value-type="float" office:value="388833000" calcext:value-type="float">
            <text:p>388833000</text:p>
          </table:table-cell>
          <table:table-cell office:value-type="float" office:value="386927000" calcext:value-type="float">
            <text:p>386927000</text:p>
          </table:table-cell>
          <table:table-cell office:value-type="float" office:value="387051000" calcext:value-type="float">
            <text:p>387051000</text:p>
          </table:table-cell>
          <table:table-cell office:value-type="float" office:value="388215000" calcext:value-type="float">
            <text:p>388215000</text:p>
          </table:table-cell>
          <table:table-cell office:value-type="float" office:value="386972000" calcext:value-type="float">
            <text:p>386972000</text:p>
          </table:table-cell>
          <table:table-cell office:value-type="float" office:value="387927000" calcext:value-type="float">
            <text:p>387927000</text:p>
          </table:table-cell>
          <table:table-cell office:value-type="float" office:value="386139000" calcext:value-type="float">
            <text:p>386139000</text:p>
          </table:table-cell>
          <table:table-cell office:value-type="float" office:value="386425000" calcext:value-type="float">
            <text:p>386425000</text:p>
          </table:table-cell>
          <table:table-cell office:value-type="float" office:value="386921000" calcext:value-type="float">
            <text:p>386921000</text:p>
          </table:table-cell>
          <table:table-cell office:value-type="float" office:value="386684000" calcext:value-type="float">
            <text:p>386684000</text:p>
          </table:table-cell>
          <table:table-cell office:value-type="float" office:value="386923000" calcext:value-type="float">
            <text:p>386923000</text:p>
          </table:table-cell>
          <table:table-cell office:value-type="float" office:value="388221000" calcext:value-type="float">
            <text:p>388221000</text:p>
          </table:table-cell>
          <table:table-cell office:value-type="float" office:value="387569000" calcext:value-type="float">
            <text:p>387569000</text:p>
          </table:table-cell>
          <table:table-cell office:value-type="float" office:value="385939000" calcext:value-type="float">
            <text:p>385939000</text:p>
          </table:table-cell>
          <table:table-cell office:value-type="float" office:value="388001000" calcext:value-type="float">
            <text:p>388001000</text:p>
          </table:table-cell>
          <table:table-cell office:value-type="float" office:value="388379000" calcext:value-type="float">
            <text:p>388379000</text:p>
          </table:table-cell>
          <table:table-cell office:value-type="float" office:value="387180000" calcext:value-type="float">
            <text:p>387180000</text:p>
          </table:table-cell>
          <table:table-cell office:value-type="float" office:value="389054000" calcext:value-type="float">
            <text:p>389054000</text:p>
          </table:table-cell>
          <table:table-cell office:value-type="float" office:value="388365000" calcext:value-type="float">
            <text:p>388365000</text:p>
          </table:table-cell>
          <table:table-cell office:value-type="float" office:value="388092000" calcext:value-type="float">
            <text:p>388092000</text:p>
          </table:table-cell>
          <table:table-cell office:value-type="float" office:value="387548000" calcext:value-type="float">
            <text:p>387548000</text:p>
          </table:table-cell>
          <table:table-cell office:value-type="float" office:value="387474000" calcext:value-type="float">
            <text:p>387474000</text:p>
          </table:table-cell>
          <table:table-cell office:value-type="float" office:value="386574000" calcext:value-type="float">
            <text:p>386574000</text:p>
          </table:table-cell>
          <table:table-cell office:value-type="float" office:value="388125000" calcext:value-type="float">
            <text:p>388125000</text:p>
          </table:table-cell>
          <table:table-cell office:value-type="float" office:value="387243000" calcext:value-type="float">
            <text:p>387243000</text:p>
          </table:table-cell>
          <table:table-cell office:value-type="float" office:value="387611000" calcext:value-type="float">
            <text:p>387611000</text:p>
          </table:table-cell>
          <table:table-cell office:value-type="float" office:value="387671000" calcext:value-type="float">
            <text:p>387671000</text:p>
          </table:table-cell>
          <table:table-cell office:value-type="float" office:value="387150000" calcext:value-type="float">
            <text:p>387150000</text:p>
          </table:table-cell>
          <table:table-cell office:value-type="float" office:value="387198000" calcext:value-type="float">
            <text:p>387198000</text:p>
          </table:table-cell>
          <table:table-cell office:value-type="float" office:value="387798000" calcext:value-type="float">
            <text:p>387798000</text:p>
          </table:table-cell>
          <table:table-cell office:value-type="float" office:value="386933000" calcext:value-type="float">
            <text:p>386933000</text:p>
          </table:table-cell>
          <table:table-cell office:value-type="float" office:value="386527000" calcext:value-type="float">
            <text:p>386527000</text:p>
          </table:table-cell>
          <table:table-cell office:value-type="float" office:value="386840000" calcext:value-type="float">
            <text:p>386840000</text:p>
          </table:table-cell>
          <table:table-cell office:value-type="float" office:value="385770000" calcext:value-type="float">
            <text:p>385770000</text:p>
          </table:table-cell>
          <table:table-cell office:value-type="float" office:value="388217000" calcext:value-type="float">
            <text:p>388217000</text:p>
          </table:table-cell>
          <table:table-cell office:value-type="float" office:value="386658000" calcext:value-type="float">
            <text:p>386658000</text:p>
          </table:table-cell>
          <table:table-cell office:value-type="float" office:value="387440000" calcext:value-type="float">
            <text:p>387440000</text:p>
          </table:table-cell>
          <table:table-cell office:value-type="float" office:value="387710000" calcext:value-type="float">
            <text:p>387710000</text:p>
          </table:table-cell>
          <table:table-cell office:value-type="float" office:value="387074000" calcext:value-type="float">
            <text:p>387074000</text:p>
          </table:table-cell>
          <table:table-cell office:value-type="float" office:value="387582000" calcext:value-type="float">
            <text:p>387582000</text:p>
          </table:table-cell>
          <table:table-cell office:value-type="float" office:value="388424000" calcext:value-type="float">
            <text:p>388424000</text:p>
          </table:table-cell>
          <table:table-cell office:value-type="float" office:value="387120000" calcext:value-type="float">
            <text:p>387120000</text:p>
          </table:table-cell>
          <table:table-cell office:value-type="float" office:value="387265000" calcext:value-type="float">
            <text:p>387265000</text:p>
          </table:table-cell>
          <table:table-cell office:value-type="float" office:value="387700000" calcext:value-type="float">
            <text:p>387700000</text:p>
          </table:table-cell>
          <table:table-cell office:value-type="float" office:value="387287000" calcext:value-type="float">
            <text:p>387287000</text:p>
          </table:table-cell>
          <table:table-cell office:value-type="float" office:value="387932000" calcext:value-type="float">
            <text:p>387932000</text:p>
          </table:table-cell>
          <table:table-cell office:value-type="float" office:value="388054000" calcext:value-type="float">
            <text:p>388054000</text:p>
          </table:table-cell>
          <table:table-cell office:value-type="float" office:value="387627000" calcext:value-type="float">
            <text:p>387627000</text:p>
          </table:table-cell>
          <table:table-cell office:value-type="float" office:value="386095000" calcext:value-type="float">
            <text:p>386095000</text:p>
          </table:table-cell>
          <table:table-cell office:value-type="float" office:value="388077000" calcext:value-type="float">
            <text:p>388077000</text:p>
          </table:table-cell>
          <table:table-cell office:value-type="float" office:value="387837000" calcext:value-type="float">
            <text:p>387837000</text:p>
          </table:table-cell>
          <table:table-cell office:value-type="float" office:value="387236000" calcext:value-type="float">
            <text:p>387236000</text:p>
          </table:table-cell>
          <table:table-cell office:value-type="float" office:value="385680000" calcext:value-type="float">
            <text:p>385680000</text:p>
          </table:table-cell>
          <table:table-cell office:value-type="float" office:value="386870000" calcext:value-type="float">
            <text:p>386870000</text:p>
          </table:table-cell>
          <table:table-cell office:value-type="float" office:value="387908000" calcext:value-type="float">
            <text:p>387908000</text:p>
          </table:table-cell>
          <table:table-cell office:value-type="float" office:value="388931000" calcext:value-type="float">
            <text:p>388931000</text:p>
          </table:table-cell>
          <table:table-cell office:value-type="float" office:value="387780000" calcext:value-type="float">
            <text:p>387780000</text:p>
          </table:table-cell>
          <table:table-cell office:value-type="float" office:value="386077000" calcext:value-type="float">
            <text:p>386077000</text:p>
          </table:table-cell>
          <table:table-cell office:value-type="float" office:value="387541000" calcext:value-type="float">
            <text:p>387541000</text:p>
          </table:table-cell>
          <table:table-cell office:value-type="float" office:value="386945000" calcext:value-type="float">
            <text:p>386945000</text:p>
          </table:table-cell>
          <table:table-cell office:value-type="float" office:value="386953000" calcext:value-type="float">
            <text:p>386953000</text:p>
          </table:table-cell>
          <table:table-cell office:value-type="float" office:value="386785000" calcext:value-type="float">
            <text:p>386785000</text:p>
          </table:table-cell>
          <table:table-cell office:value-type="float" office:value="388339000" calcext:value-type="float">
            <text:p>388339000</text:p>
          </table:table-cell>
          <table:table-cell office:value-type="float" office:value="387768000" calcext:value-type="float">
            <text:p>387768000</text:p>
          </table:table-cell>
          <table:table-cell office:value-type="float" office:value="386853000" calcext:value-type="float">
            <text:p>386853000</text:p>
          </table:table-cell>
          <table:table-cell office:value-type="float" office:value="386722000" calcext:value-type="float">
            <text:p>386722000</text:p>
          </table:table-cell>
          <table:table-cell office:value-type="float" office:value="386060000" calcext:value-type="float">
            <text:p>386060000</text:p>
          </table:table-cell>
          <table:table-cell office:value-type="float" office:value="387739000" calcext:value-type="float">
            <text:p>387739000</text:p>
          </table:table-cell>
          <table:table-cell office:value-type="float" office:value="387463000" calcext:value-type="float">
            <text:p>387463000</text:p>
          </table:table-cell>
          <table:table-cell office:value-type="float" office:value="387891000" calcext:value-type="float">
            <text:p>387891000</text:p>
          </table:table-cell>
          <table:table-cell office:value-type="float" office:value="388158000" calcext:value-type="float">
            <text:p>388158000</text:p>
          </table:table-cell>
          <table:table-cell office:value-type="float" office:value="385367000" calcext:value-type="float">
            <text:p>385367000</text:p>
          </table:table-cell>
          <table:table-cell office:value-type="float" office:value="388351000" calcext:value-type="float">
            <text:p>388351000</text:p>
          </table:table-cell>
          <table:table-cell office:value-type="float" office:value="388121000" calcext:value-type="float">
            <text:p>388121000</text:p>
          </table:table-cell>
          <table:table-cell office:value-type="float" office:value="386399000" calcext:value-type="float">
            <text:p>386399000</text:p>
          </table:table-cell>
          <table:table-cell office:value-type="float" office:value="386473000" calcext:value-type="float">
            <text:p>386473000</text:p>
          </table:table-cell>
          <table:table-cell office:value-type="float" office:value="387002000" calcext:value-type="float">
            <text:p>387002000</text:p>
          </table:table-cell>
          <table:table-cell office:value-type="float" office:value="387979000" calcext:value-type="float">
            <text:p>387979000</text:p>
          </table:table-cell>
          <table:table-cell office:value-type="float" office:value="387805000" calcext:value-type="float">
            <text:p>387805000</text:p>
          </table:table-cell>
          <table:table-cell office:value-type="float" office:value="387768000" calcext:value-type="float">
            <text:p>387768000</text:p>
          </table:table-cell>
          <table:table-cell office:value-type="float" office:value="386066000" calcext:value-type="float">
            <text:p>386066000</text:p>
          </table:table-cell>
          <table:table-cell office:value-type="float" office:value="386850000" calcext:value-type="float">
            <text:p>386850000</text:p>
          </table:table-cell>
          <table:table-cell office:value-type="float" office:value="387808000" calcext:value-type="float">
            <text:p>387808000</text:p>
          </table:table-cell>
          <table:table-cell office:value-type="float" office:value="387927000" calcext:value-type="float">
            <text:p>387927000</text:p>
          </table:table-cell>
          <table:table-cell office:value-type="float" office:value="387493000" calcext:value-type="float">
            <text:p>387493000</text:p>
          </table:table-cell>
          <table:table-cell office:value-type="float" office:value="387351000" calcext:value-type="float">
            <text:p>387351000</text:p>
          </table:table-cell>
          <table:table-cell office:value-type="float" office:value="388492000" calcext:value-type="float">
            <text:p>388492000</text:p>
          </table:table-cell>
          <table:table-cell office:value-type="float" office:value="386288000" calcext:value-type="float">
            <text:p>386288000</text:p>
          </table:table-cell>
          <table:table-cell office:value-type="float" office:value="387777000" calcext:value-type="float">
            <text:p>387777000</text:p>
          </table:table-cell>
          <table:table-cell office:value-type="float" office:value="388255000" calcext:value-type="float">
            <text:p>388255000</text:p>
          </table:table-cell>
          <table:table-cell office:value-type="float" office:value="387471000" calcext:value-type="float">
            <text:p>387471000</text:p>
          </table:table-cell>
          <table:table-cell office:value-type="float" office:value="388318000" calcext:value-type="float">
            <text:p>388318000</text:p>
          </table:table-cell>
          <table:table-cell office:value-type="float" office:value="387626000" calcext:value-type="float">
            <text:p>387626000</text:p>
          </table:table-cell>
          <table:table-cell office:value-type="float" office:value="385468000" calcext:value-type="float">
            <text:p>385468000</text:p>
          </table:table-cell>
          <table:table-cell office:value-type="float" office:value="388673000" calcext:value-type="float">
            <text:p>388673000</text:p>
          </table:table-cell>
          <table:table-cell office:value-type="float" office:value="385264000" calcext:value-type="float">
            <text:p>385264000</text:p>
          </table:table-cell>
          <table:table-cell office:value-type="float" office:value="387722000" calcext:value-type="float">
            <text:p>387722000</text:p>
          </table:table-cell>
          <table:table-cell office:value-type="float" office:value="387345000" calcext:value-type="float">
            <text:p>387345000</text:p>
          </table:table-cell>
          <table:table-cell office:value-type="float" office:value="386577000" calcext:value-type="float">
            <text:p>386577000</text:p>
          </table:table-cell>
          <table:table-cell office:value-type="float" office:value="387236000" calcext:value-type="float">
            <text:p>387236000</text:p>
          </table:table-cell>
          <table:table-cell office:value-type="float" office:value="386781000" calcext:value-type="float">
            <text:p>386781000</text:p>
          </table:table-cell>
          <table:table-cell office:value-type="float" office:value="386414000" calcext:value-type="float">
            <text:p>386414000</text:p>
          </table:table-cell>
          <table:table-cell office:value-type="float" office:value="387963000" calcext:value-type="float">
            <text:p>387963000</text:p>
          </table:table-cell>
          <table:table-cell office:value-type="float" office:value="388195000" calcext:value-type="float">
            <text:p>388195000</text:p>
          </table:table-cell>
          <table:table-cell office:value-type="float" office:value="386683000" calcext:value-type="float">
            <text:p>386683000</text:p>
          </table:table-cell>
          <table:table-cell office:value-type="float" office:value="386917000" calcext:value-type="float">
            <text:p>386917000</text:p>
          </table:table-cell>
          <table:table-cell office:value-type="float" office:value="388329000" calcext:value-type="float">
            <text:p>388329000</text:p>
          </table:table-cell>
          <table:table-cell office:value-type="float" office:value="387394000" calcext:value-type="float">
            <text:p>387394000</text:p>
          </table:table-cell>
          <table:table-cell office:value-type="float" office:value="386876000" calcext:value-type="float">
            <text:p>386876000</text:p>
          </table:table-cell>
          <table:table-cell office:value-type="float" office:value="387604000" calcext:value-type="float">
            <text:p>387604000</text:p>
          </table:table-cell>
          <table:table-cell office:value-type="float" office:value="386678000" calcext:value-type="float">
            <text:p>386678000</text:p>
          </table:table-cell>
          <table:table-cell office:value-type="float" office:value="387886000" calcext:value-type="float">
            <text:p>387886000</text:p>
          </table:table-cell>
          <table:table-cell office:value-type="float" office:value="386876000" calcext:value-type="float">
            <text:p>386876000</text:p>
          </table:table-cell>
          <table:table-cell office:value-type="float" office:value="388147000" calcext:value-type="float">
            <text:p>388147000</text:p>
          </table:table-cell>
          <table:table-cell office:value-type="float" office:value="388562000" calcext:value-type="float">
            <text:p>388562000</text:p>
          </table:table-cell>
          <table:table-cell office:value-type="float" office:value="388271000" calcext:value-type="float">
            <text:p>388271000</text:p>
          </table:table-cell>
          <table:table-cell office:value-type="float" office:value="387942000" calcext:value-type="float">
            <text:p>387942000</text:p>
          </table:table-cell>
          <table:table-cell office:value-type="float" office:value="388421000" calcext:value-type="float">
            <text:p>388421000</text:p>
          </table:table-cell>
          <table:table-cell office:value-type="float" office:value="388640000" calcext:value-type="float">
            <text:p>388640000</text:p>
          </table:table-cell>
          <table:table-cell office:value-type="float" office:value="386829000" calcext:value-type="float">
            <text:p>386829000</text:p>
          </table:table-cell>
          <table:table-cell office:value-type="float" office:value="387544000" calcext:value-type="float">
            <text:p>387544000</text:p>
          </table:table-cell>
          <table:table-cell office:value-type="float" office:value="388065000" calcext:value-type="float">
            <text:p>388065000</text:p>
          </table:table-cell>
          <table:table-cell office:value-type="float" office:value="388712000" calcext:value-type="float">
            <text:p>388712000</text:p>
          </table:table-cell>
          <table:table-cell office:value-type="float" office:value="386600000" calcext:value-type="float">
            <text:p>386600000</text:p>
          </table:table-cell>
          <table:table-cell office:value-type="float" office:value="388952000" calcext:value-type="float">
            <text:p>388952000</text:p>
          </table:table-cell>
          <table:table-cell office:value-type="float" office:value="387635000" calcext:value-type="float">
            <text:p>387635000</text:p>
          </table:table-cell>
          <table:table-cell office:value-type="float" office:value="387472000" calcext:value-type="float">
            <text:p>387472000</text:p>
          </table:table-cell>
          <table:table-cell office:value-type="float" office:value="387810000" calcext:value-type="float">
            <text:p>387810000</text:p>
          </table:table-cell>
          <table:table-cell office:value-type="float" office:value="388701000" calcext:value-type="float">
            <text:p>388701000</text:p>
          </table:table-cell>
          <table:table-cell office:value-type="float" office:value="387538000" calcext:value-type="float">
            <text:p>387538000</text:p>
          </table:table-cell>
          <table:table-cell office:value-type="float" office:value="387098000" calcext:value-type="float">
            <text:p>387098000</text:p>
          </table:table-cell>
          <table:table-cell office:value-type="float" office:value="387553000" calcext:value-type="float">
            <text:p>387553000</text:p>
          </table:table-cell>
          <table:table-cell office:value-type="float" office:value="389330000" calcext:value-type="float">
            <text:p>389330000</text:p>
          </table:table-cell>
          <table:table-cell office:value-type="float" office:value="388603000" calcext:value-type="float">
            <text:p>388603000</text:p>
          </table:table-cell>
          <table:table-cell office:value-type="float" office:value="388907000" calcext:value-type="float">
            <text:p>388907000</text:p>
          </table:table-cell>
          <table:table-cell office:value-type="float" office:value="386896000" calcext:value-type="float">
            <text:p>386896000</text:p>
          </table:table-cell>
          <table:table-cell office:value-type="float" office:value="388765000" calcext:value-type="float">
            <text:p>388765000</text:p>
          </table:table-cell>
          <table:table-cell office:value-type="float" office:value="387514000" calcext:value-type="float">
            <text:p>387514000</text:p>
          </table:table-cell>
          <table:table-cell office:value-type="float" office:value="388418000" calcext:value-type="float">
            <text:p>388418000</text:p>
          </table:table-cell>
          <table:table-cell office:value-type="float" office:value="387857000" calcext:value-type="float">
            <text:p>387857000</text:p>
          </table:table-cell>
          <table:table-cell office:value-type="float" office:value="387945000" calcext:value-type="float">
            <text:p>387945000</text:p>
          </table:table-cell>
          <table:table-cell office:value-type="float" office:value="388627000" calcext:value-type="float">
            <text:p>388627000</text:p>
          </table:table-cell>
          <table:table-cell office:value-type="float" office:value="388293000" calcext:value-type="float">
            <text:p>388293000</text:p>
          </table:table-cell>
          <table:table-cell office:value-type="float" office:value="388023000" calcext:value-type="float">
            <text:p>388023000</text:p>
          </table:table-cell>
          <table:table-cell office:value-type="float" office:value="388043000" calcext:value-type="float">
            <text:p>388043000</text:p>
          </table:table-cell>
          <table:table-cell office:value-type="float" office:value="388664000" calcext:value-type="float">
            <text:p>388664000</text:p>
          </table:table-cell>
          <table:table-cell office:value-type="float" office:value="387022000" calcext:value-type="float">
            <text:p>387022000</text:p>
          </table:table-cell>
          <table:table-cell office:value-type="float" office:value="388076000" calcext:value-type="float">
            <text:p>388076000</text:p>
          </table:table-cell>
          <table:table-cell office:value-type="float" office:value="387659000" calcext:value-type="float">
            <text:p>387659000</text:p>
          </table:table-cell>
          <table:table-cell office:value-type="float" office:value="388124000" calcext:value-type="float">
            <text:p>388124000</text:p>
          </table:table-cell>
          <table:table-cell office:value-type="float" office:value="389097000" calcext:value-type="float">
            <text:p>389097000</text:p>
          </table:table-cell>
          <table:table-cell office:value-type="float" office:value="388731000" calcext:value-type="float">
            <text:p>388731000</text:p>
          </table:table-cell>
          <table:table-cell office:value-type="float" office:value="387936000" calcext:value-type="float">
            <text:p>387936000</text:p>
          </table:table-cell>
          <table:table-cell office:value-type="float" office:value="387970000" calcext:value-type="float">
            <text:p>387970000</text:p>
          </table:table-cell>
          <table:table-cell office:value-type="float" office:value="388256000" calcext:value-type="float">
            <text:p>388256000</text:p>
          </table:table-cell>
          <table:table-cell office:value-type="float" office:value="387909000" calcext:value-type="float">
            <text:p>387909000</text:p>
          </table:table-cell>
          <table:table-cell office:value-type="float" office:value="388417000" calcext:value-type="float">
            <text:p>388417000</text:p>
          </table:table-cell>
          <table:table-cell office:value-type="float" office:value="387928000" calcext:value-type="float">
            <text:p>387928000</text:p>
          </table:table-cell>
          <table:table-cell office:value-type="float" office:value="388679000" calcext:value-type="float">
            <text:p>388679000</text:p>
          </table:table-cell>
          <table:table-cell office:value-type="float" office:value="388605000" calcext:value-type="float">
            <text:p>388605000</text:p>
          </table:table-cell>
          <table:table-cell office:value-type="float" office:value="386706000" calcext:value-type="float">
            <text:p>386706000</text:p>
          </table:table-cell>
          <table:table-cell office:value-type="float" office:value="387608000" calcext:value-type="float">
            <text:p>387608000</text:p>
          </table:table-cell>
          <table:table-cell office:value-type="float" office:value="388003000" calcext:value-type="float">
            <text:p>388003000</text:p>
          </table:table-cell>
          <table:table-cell office:value-type="float" office:value="387665000" calcext:value-type="float">
            <text:p>387665000</text:p>
          </table:table-cell>
          <table:table-cell office:value-type="float" office:value="388464000" calcext:value-type="float">
            <text:p>388464000</text:p>
          </table:table-cell>
          <table:table-cell office:value-type="float" office:value="388931000" calcext:value-type="float">
            <text:p>388931000</text:p>
          </table:table-cell>
          <table:table-cell office:value-type="float" office:value="386983000" calcext:value-type="float">
            <text:p>386983000</text:p>
          </table:table-cell>
          <table:table-cell office:value-type="float" office:value="388949000" calcext:value-type="float">
            <text:p>388949000</text:p>
          </table:table-cell>
          <table:table-cell office:value-type="float" office:value="388186000" calcext:value-type="float">
            <text:p>388186000</text:p>
          </table:table-cell>
          <table:table-cell office:value-type="float" office:value="388236000" calcext:value-type="float">
            <text:p>388236000</text:p>
          </table:table-cell>
          <table:table-cell office:value-type="float" office:value="388608000" calcext:value-type="float">
            <text:p>388608000</text:p>
          </table:table-cell>
          <table:table-cell office:value-type="float" office:value="388150000" calcext:value-type="float">
            <text:p>388150000</text:p>
          </table:table-cell>
          <table:table-cell office:value-type="float" office:value="388511000" calcext:value-type="float">
            <text:p>388511000</text:p>
          </table:table-cell>
          <table:table-cell office:value-type="float" office:value="388510000" calcext:value-type="float">
            <text:p>388510000</text:p>
          </table:table-cell>
          <table:table-cell office:value-type="float" office:value="387518000" calcext:value-type="float">
            <text:p>387518000</text:p>
          </table:table-cell>
          <table:table-cell office:value-type="float" office:value="389304000" calcext:value-type="float">
            <text:p>389304000</text:p>
          </table:table-cell>
          <table:table-cell office:value-type="float" office:value="388495000" calcext:value-type="float">
            <text:p>388495000</text:p>
          </table:table-cell>
          <table:table-cell office:value-type="float" office:value="388700000" calcext:value-type="float">
            <text:p>388700000</text:p>
          </table:table-cell>
          <table:table-cell office:value-type="float" office:value="387750000" calcext:value-type="float">
            <text:p>387750000</text:p>
          </table:table-cell>
          <table:table-cell office:value-type="float" office:value="388742000" calcext:value-type="float">
            <text:p>388742000</text:p>
          </table:table-cell>
          <table:table-cell office:value-type="float" office:value="388078000" calcext:value-type="float">
            <text:p>388078000</text:p>
          </table:table-cell>
          <table:table-cell office:value-type="float" office:value="388651000" calcext:value-type="float">
            <text:p>388651000</text:p>
          </table:table-cell>
          <table:table-cell office:value-type="float" office:value="385869000" calcext:value-type="float">
            <text:p>385869000</text:p>
          </table:table-cell>
          <table:table-cell office:value-type="float" office:value="386928000" calcext:value-type="float">
            <text:p>386928000</text:p>
          </table:table-cell>
          <table:table-cell office:value-type="float" office:value="386186000" calcext:value-type="float">
            <text:p>386186000</text:p>
          </table:table-cell>
          <table:table-cell office:value-type="float" office:value="388057000" calcext:value-type="float">
            <text:p>388057000</text:p>
          </table:table-cell>
          <table:table-cell office:value-type="float" office:value="387866000" calcext:value-type="float">
            <text:p>387866000</text:p>
          </table:table-cell>
          <table:table-cell office:value-type="float" office:value="387018000" calcext:value-type="float">
            <text:p>387018000</text:p>
          </table:table-cell>
          <table:table-cell office:value-type="float" office:value="388718000" calcext:value-type="float">
            <text:p>388718000</text:p>
          </table:table-cell>
          <table:table-cell office:value-type="float" office:value="389441000" calcext:value-type="float">
            <text:p>389441000</text:p>
          </table:table-cell>
          <table:table-cell office:value-type="float" office:value="388455000" calcext:value-type="float">
            <text:p>388455000</text:p>
          </table:table-cell>
          <table:table-cell office:value-type="float" office:value="387786000" calcext:value-type="float">
            <text:p>387786000</text:p>
          </table:table-cell>
          <table:table-cell office:value-type="float" office:value="387642000" calcext:value-type="float">
            <text:p>387642000</text:p>
          </table:table-cell>
          <table:table-cell office:value-type="float" office:value="385866000" calcext:value-type="float">
            <text:p>385866000</text:p>
          </table:table-cell>
          <table:table-cell office:value-type="float" office:value="387122000" calcext:value-type="float">
            <text:p>387122000</text:p>
          </table:table-cell>
          <table:table-cell office:value-type="float" office:value="388041000" calcext:value-type="float">
            <text:p>388041000</text:p>
          </table:table-cell>
          <table:table-cell office:value-type="float" office:value="387119000" calcext:value-type="float">
            <text:p>387119000</text:p>
          </table:table-cell>
          <table:table-cell office:value-type="float" office:value="388154000" calcext:value-type="float">
            <text:p>388154000</text:p>
          </table:table-cell>
          <table:table-cell office:value-type="float" office:value="388889000" calcext:value-type="float">
            <text:p>388889000</text:p>
          </table:table-cell>
          <table:table-cell office:value-type="float" office:value="389056000" calcext:value-type="float">
            <text:p>389056000</text:p>
          </table:table-cell>
          <table:table-cell office:value-type="float" office:value="388145000" calcext:value-type="float">
            <text:p>388145000</text:p>
          </table:table-cell>
          <table:table-cell office:value-type="float" office:value="387646000" calcext:value-type="float">
            <text:p>387646000</text:p>
          </table:table-cell>
          <table:table-cell office:value-type="float" office:value="388430000" calcext:value-type="float">
            <text:p>388430000</text:p>
          </table:table-cell>
          <table:table-cell office:value-type="float" office:value="387524000" calcext:value-type="float">
            <text:p>387524000</text:p>
          </table:table-cell>
          <table:table-cell office:value-type="float" office:value="388000000" calcext:value-type="float">
            <text:p>388000000</text:p>
          </table:table-cell>
          <table:table-cell office:value-type="float" office:value="388319000" calcext:value-type="float">
            <text:p>388319000</text:p>
          </table:table-cell>
          <table:table-cell office:value-type="float" office:value="388992000" calcext:value-type="float">
            <text:p>388992000</text:p>
          </table:table-cell>
          <table:table-cell office:value-type="float" office:value="386870000" calcext:value-type="float">
            <text:p>386870000</text:p>
          </table:table-cell>
          <table:table-cell office:value-type="float" office:value="386931000" calcext:value-type="float">
            <text:p>386931000</text:p>
          </table:table-cell>
          <table:table-cell office:value-type="float" office:value="388786000" calcext:value-type="float">
            <text:p>388786000</text:p>
          </table:table-cell>
          <table:table-cell office:value-type="float" office:value="389058000" calcext:value-type="float">
            <text:p>389058000</text:p>
          </table:table-cell>
          <table:table-cell office:value-type="float" office:value="387165000" calcext:value-type="float">
            <text:p>387165000</text:p>
          </table:table-cell>
          <table:table-cell office:value-type="float" office:value="388327000" calcext:value-type="float">
            <text:p>388327000</text:p>
          </table:table-cell>
          <table:table-cell office:value-type="float" office:value="388341000" calcext:value-type="float">
            <text:p>388341000</text:p>
          </table:table-cell>
          <table:table-cell office:value-type="float" office:value="387998000" calcext:value-type="float">
            <text:p>387998000</text:p>
          </table:table-cell>
          <table:table-cell office:value-type="float" office:value="388722000" calcext:value-type="float">
            <text:p>388722000</text:p>
          </table:table-cell>
          <table:table-cell office:value-type="float" office:value="388460000" calcext:value-type="float">
            <text:p>388460000</text:p>
          </table:table-cell>
          <table:table-cell office:value-type="float" office:value="388446000" calcext:value-type="float">
            <text:p>388446000</text:p>
          </table:table-cell>
          <table:table-cell office:value-type="float" office:value="388844000" calcext:value-type="float">
            <text:p>388844000</text:p>
          </table:table-cell>
          <table:table-cell office:value-type="float" office:value="388722000" calcext:value-type="float">
            <text:p>388722000</text:p>
          </table:table-cell>
          <table:table-cell office:value-type="float" office:value="388985000" calcext:value-type="float">
            <text:p>388985000</text:p>
          </table:table-cell>
          <table:table-cell office:value-type="float" office:value="388934000" calcext:value-type="float">
            <text:p>388934000</text:p>
          </table:table-cell>
          <table:table-cell office:value-type="float" office:value="388521000" calcext:value-type="float">
            <text:p>388521000</text:p>
          </table:table-cell>
          <table:table-cell office:value-type="float" office:value="388440000" calcext:value-type="float">
            <text:p>388440000</text:p>
          </table:table-cell>
          <table:table-cell office:value-type="float" office:value="388972000" calcext:value-type="float">
            <text:p>388972000</text:p>
          </table:table-cell>
          <table:table-cell office:value-type="float" office:value="387371000" calcext:value-type="float">
            <text:p>387371000</text:p>
          </table:table-cell>
          <table:table-cell office:value-type="float" office:value="387294000" calcext:value-type="float">
            <text:p>387294000</text:p>
          </table:table-cell>
          <table:table-cell office:value-type="float" office:value="388114000" calcext:value-type="float">
            <text:p>388114000</text:p>
          </table:table-cell>
          <table:table-cell office:value-type="float" office:value="387153000" calcext:value-type="float">
            <text:p>387153000</text:p>
          </table:table-cell>
          <table:table-cell office:value-type="float" office:value="388157000" calcext:value-type="float">
            <text:p>388157000</text:p>
          </table:table-cell>
          <table:table-cell office:value-type="float" office:value="388386000" calcext:value-type="float">
            <text:p>388386000</text:p>
          </table:table-cell>
          <table:table-cell office:value-type="float" office:value="387848000" calcext:value-type="float">
            <text:p>387848000</text:p>
          </table:table-cell>
          <table:table-cell office:value-type="float" office:value="388436000" calcext:value-type="float">
            <text:p>388436000</text:p>
          </table:table-cell>
          <table:table-cell office:value-type="float" office:value="387704000" calcext:value-type="float">
            <text:p>387704000</text:p>
          </table:table-cell>
          <table:table-cell office:value-type="float" office:value="388955000" calcext:value-type="float">
            <text:p>388955000</text:p>
          </table:table-cell>
          <table:table-cell office:value-type="float" office:value="387302000" calcext:value-type="float">
            <text:p>387302000</text:p>
          </table:table-cell>
          <table:table-cell office:value-type="float" office:value="388499000" calcext:value-type="float">
            <text:p>388499000</text:p>
          </table:table-cell>
          <table:table-cell office:value-type="float" office:value="388378000" calcext:value-type="float">
            <text:p>388378000</text:p>
          </table:table-cell>
          <table:table-cell office:value-type="float" office:value="387597000" calcext:value-type="float">
            <text:p>387597000</text:p>
          </table:table-cell>
          <table:table-cell office:value-type="float" office:value="388495000" calcext:value-type="float">
            <text:p>388495000</text:p>
          </table:table-cell>
          <table:table-cell office:value-type="float" office:value="389033000" calcext:value-type="float">
            <text:p>389033000</text:p>
          </table:table-cell>
          <table:table-cell office:value-type="float" office:value="389239000" calcext:value-type="float">
            <text:p>389239000</text:p>
          </table:table-cell>
          <table:table-cell office:value-type="float" office:value="388435000" calcext:value-type="float">
            <text:p>388435000</text:p>
          </table:table-cell>
          <table:table-cell office:value-type="float" office:value="388270000" calcext:value-type="float">
            <text:p>388270000</text:p>
          </table:table-cell>
          <table:table-cell office:value-type="float" office:value="387471000" calcext:value-type="float">
            <text:p>387471000</text:p>
          </table:table-cell>
          <table:table-cell office:value-type="float" office:value="389308000" calcext:value-type="float">
            <text:p>389308000</text:p>
          </table:table-cell>
          <table:table-cell office:value-type="float" office:value="389887000" calcext:value-type="float">
            <text:p>389887000</text:p>
          </table:table-cell>
          <table:table-cell office:value-type="float" office:value="387538000" calcext:value-type="float">
            <text:p>387538000</text:p>
          </table:table-cell>
          <table:table-cell office:value-type="float" office:value="388044000" calcext:value-type="float">
            <text:p>388044000</text:p>
          </table:table-cell>
          <table:table-cell office:value-type="float" office:value="388623000" calcext:value-type="float">
            <text:p>388623000</text:p>
          </table:table-cell>
          <table:table-cell office:value-type="float" office:value="387113000" calcext:value-type="float">
            <text:p>387113000</text:p>
          </table:table-cell>
          <table:table-cell office:value-type="float" office:value="388830000" calcext:value-type="float">
            <text:p>388830000</text:p>
          </table:table-cell>
          <table:table-cell office:value-type="float" office:value="388499000" calcext:value-type="float">
            <text:p>388499000</text:p>
          </table:table-cell>
          <table:table-cell office:value-type="float" office:value="387467000" calcext:value-type="float">
            <text:p>387467000</text:p>
          </table:table-cell>
          <table:table-cell office:value-type="float" office:value="387920000" calcext:value-type="float">
            <text:p>387920000</text:p>
          </table:table-cell>
          <table:table-cell office:value-type="float" office:value="388499000" calcext:value-type="float">
            <text:p>388499000</text:p>
          </table:table-cell>
          <table:table-cell office:value-type="float" office:value="388773000" calcext:value-type="float">
            <text:p>388773000</text:p>
          </table:table-cell>
          <table:table-cell office:value-type="float" office:value="388448000" calcext:value-type="float">
            <text:p>388448000</text:p>
          </table:table-cell>
          <table:table-cell office:value-type="float" office:value="388375000" calcext:value-type="float">
            <text:p>388375000</text:p>
          </table:table-cell>
          <table:table-cell office:value-type="float" office:value="388131000" calcext:value-type="float">
            <text:p>388131000</text:p>
          </table:table-cell>
          <table:table-cell office:value-type="float" office:value="387407000" calcext:value-type="float">
            <text:p>387407000</text:p>
          </table:table-cell>
          <table:table-cell office:value-type="float" office:value="388855000" calcext:value-type="float">
            <text:p>388855000</text:p>
          </table:table-cell>
          <table:table-cell office:value-type="float" office:value="387785000" calcext:value-type="float">
            <text:p>387785000</text:p>
          </table:table-cell>
          <table:table-cell office:value-type="float" office:value="386884000" calcext:value-type="float">
            <text:p>386884000</text:p>
          </table:table-cell>
          <table:table-cell office:value-type="float" office:value="386176000" calcext:value-type="float">
            <text:p>386176000</text:p>
          </table:table-cell>
          <table:table-cell office:value-type="float" office:value="387470000" calcext:value-type="float">
            <text:p>387470000</text:p>
          </table:table-cell>
          <table:table-cell office:value-type="float" office:value="387350000" calcext:value-type="float">
            <text:p>387350000</text:p>
          </table:table-cell>
          <table:table-cell office:value-type="float" office:value="388177000" calcext:value-type="float">
            <text:p>388177000</text:p>
          </table:table-cell>
          <table:table-cell office:value-type="float" office:value="387178000" calcext:value-type="float">
            <text:p>387178000</text:p>
          </table:table-cell>
          <table:table-cell office:value-type="float" office:value="388250000" calcext:value-type="float">
            <text:p>388250000</text:p>
          </table:table-cell>
          <table:table-cell office:value-type="float" office:value="385768000" calcext:value-type="float">
            <text:p>385768000</text:p>
          </table:table-cell>
          <table:table-cell office:value-type="float" office:value="389253000" calcext:value-type="float">
            <text:p>389253000</text:p>
          </table:table-cell>
          <table:table-cell office:value-type="float" office:value="387873000" calcext:value-type="float">
            <text:p>387873000</text:p>
          </table:table-cell>
          <table:table-cell office:value-type="float" office:value="389558000" calcext:value-type="float">
            <text:p>389558000</text:p>
          </table:table-cell>
          <table:table-cell office:value-type="float" office:value="386963000" calcext:value-type="float">
            <text:p>386963000</text:p>
          </table:table-cell>
          <table:table-cell office:value-type="float" office:value="388701000" calcext:value-type="float">
            <text:p>388701000</text:p>
          </table:table-cell>
          <table:table-cell office:value-type="float" office:value="388247000" calcext:value-type="float">
            <text:p>388247000</text:p>
          </table:table-cell>
          <table:table-cell office:value-type="float" office:value="387764000" calcext:value-type="float">
            <text:p>387764000</text:p>
          </table:table-cell>
          <table:table-cell office:value-type="float" office:value="387830000" calcext:value-type="float">
            <text:p>387830000</text:p>
          </table:table-cell>
          <table:table-cell office:value-type="float" office:value="388351000" calcext:value-type="float">
            <text:p>388351000</text:p>
          </table:table-cell>
          <table:table-cell office:value-type="float" office:value="388880000" calcext:value-type="float">
            <text:p>388880000</text:p>
          </table:table-cell>
          <table:table-cell office:value-type="float" office:value="388899000" calcext:value-type="float">
            <text:p>388899000</text:p>
          </table:table-cell>
          <table:table-cell office:value-type="float" office:value="388732000" calcext:value-type="float">
            <text:p>388732000</text:p>
          </table:table-cell>
          <table:table-cell office:value-type="float" office:value="388134000" calcext:value-type="float">
            <text:p>388134000</text:p>
          </table:table-cell>
          <table:table-cell office:value-type="float" office:value="388321000" calcext:value-type="float">
            <text:p>388321000</text:p>
          </table:table-cell>
          <table:table-cell office:value-type="float" office:value="388154000" calcext:value-type="float">
            <text:p>388154000</text:p>
          </table:table-cell>
          <table:table-cell office:value-type="float" office:value="387760000" calcext:value-type="float">
            <text:p>387760000</text:p>
          </table:table-cell>
          <table:table-cell office:value-type="float" office:value="389104000" calcext:value-type="float">
            <text:p>389104000</text:p>
          </table:table-cell>
          <table:table-cell office:value-type="float" office:value="387554000" calcext:value-type="float">
            <text:p>387554000</text:p>
          </table:table-cell>
          <table:table-cell office:value-type="float" office:value="388704000" calcext:value-type="float">
            <text:p>388704000</text:p>
          </table:table-cell>
          <table:table-cell office:value-type="float" office:value="387979000" calcext:value-type="float">
            <text:p>387979000</text:p>
          </table:table-cell>
          <table:table-cell office:value-type="float" office:value="386152000" calcext:value-type="float">
            <text:p>386152000</text:p>
          </table:table-cell>
          <table:table-cell office:value-type="float" office:value="387650000" calcext:value-type="float">
            <text:p>387650000</text:p>
          </table:table-cell>
          <table:table-cell office:value-type="float" office:value="388349000" calcext:value-type="float">
            <text:p>388349000</text:p>
          </table:table-cell>
          <table:table-cell office:value-type="float" office:value="387868000" calcext:value-type="float">
            <text:p>387868000</text:p>
          </table:table-cell>
          <table:table-cell office:value-type="float" office:value="388379000" calcext:value-type="float">
            <text:p>388379000</text:p>
          </table:table-cell>
          <table:table-cell office:value-type="float" office:value="387293000" calcext:value-type="float">
            <text:p>387293000</text:p>
          </table:table-cell>
          <table:table-cell office:value-type="float" office:value="388314000" calcext:value-type="float">
            <text:p>388314000</text:p>
          </table:table-cell>
          <table:table-cell office:value-type="float" office:value="388987000" calcext:value-type="float">
            <text:p>388987000</text:p>
          </table:table-cell>
          <table:table-cell office:value-type="float" office:value="387899000" calcext:value-type="float">
            <text:p>387899000</text:p>
          </table:table-cell>
          <table:table-cell office:value-type="float" office:value="388141000" calcext:value-type="float">
            <text:p>388141000</text:p>
          </table:table-cell>
          <table:table-cell office:value-type="float" office:value="386638000" calcext:value-type="float">
            <text:p>386638000</text:p>
          </table:table-cell>
          <table:table-cell office:value-type="float" office:value="389178000" calcext:value-type="float">
            <text:p>389178000</text:p>
          </table:table-cell>
          <table:table-cell office:value-type="float" office:value="389479000" calcext:value-type="float">
            <text:p>389479000</text:p>
          </table:table-cell>
          <table:table-cell office:value-type="float" office:value="388240000" calcext:value-type="float">
            <text:p>388240000</text:p>
          </table:table-cell>
          <table:table-cell office:value-type="float" office:value="388412000" calcext:value-type="float">
            <text:p>388412000</text:p>
          </table:table-cell>
          <table:table-cell office:value-type="float" office:value="388251000" calcext:value-type="float">
            <text:p>388251000</text:p>
          </table:table-cell>
          <table:table-cell office:value-type="float" office:value="387603000" calcext:value-type="float">
            <text:p>387603000</text:p>
          </table:table-cell>
          <table:table-cell office:value-type="float" office:value="388460000" calcext:value-type="float">
            <text:p>388460000</text:p>
          </table:table-cell>
          <table:table-cell office:value-type="float" office:value="387846000" calcext:value-type="float">
            <text:p>387846000</text:p>
          </table:table-cell>
          <table:table-cell office:value-type="float" office:value="388355000" calcext:value-type="float">
            <text:p>388355000</text:p>
          </table:table-cell>
          <table:table-cell office:value-type="float" office:value="387159000" calcext:value-type="float">
            <text:p>387159000</text:p>
          </table:table-cell>
          <table:table-cell office:value-type="float" office:value="389011000" calcext:value-type="float">
            <text:p>389011000</text:p>
          </table:table-cell>
          <table:table-cell office:value-type="float" office:value="388946000" calcext:value-type="float">
            <text:p>388946000</text:p>
          </table:table-cell>
          <table:table-cell office:value-type="float" office:value="388122000" calcext:value-type="float">
            <text:p>388122000</text:p>
          </table:table-cell>
          <table:table-cell office:value-type="float" office:value="388304000" calcext:value-type="float">
            <text:p>388304000</text:p>
          </table:table-cell>
          <table:table-cell office:value-type="float" office:value="387291000" calcext:value-type="float">
            <text:p>387291000</text:p>
          </table:table-cell>
          <table:table-cell office:value-type="float" office:value="387579000" calcext:value-type="float">
            <text:p>387579000</text:p>
          </table:table-cell>
          <table:table-cell office:value-type="float" office:value="388669000" calcext:value-type="float">
            <text:p>388669000</text:p>
          </table:table-cell>
          <table:table-cell office:value-type="float" office:value="389180000" calcext:value-type="float">
            <text:p>389180000</text:p>
          </table:table-cell>
          <table:table-cell office:value-type="float" office:value="387984000" calcext:value-type="float">
            <text:p>387984000</text:p>
          </table:table-cell>
          <table:table-cell office:value-type="float" office:value="388348000" calcext:value-type="float">
            <text:p>388348000</text:p>
          </table:table-cell>
          <table:table-cell office:value-type="float" office:value="387973000" calcext:value-type="float">
            <text:p>387973000</text:p>
          </table:table-cell>
          <table:table-cell office:value-type="float" office:value="387256000" calcext:value-type="float">
            <text:p>387256000</text:p>
          </table:table-cell>
          <table:table-cell office:value-type="float" office:value="386468000" calcext:value-type="float">
            <text:p>386468000</text:p>
          </table:table-cell>
          <table:table-cell office:value-type="float" office:value="388236000" calcext:value-type="float">
            <text:p>388236000</text:p>
          </table:table-cell>
          <table:table-cell office:value-type="float" office:value="389653000" calcext:value-type="float">
            <text:p>389653000</text:p>
          </table:table-cell>
          <table:table-cell office:value-type="float" office:value="388240000" calcext:value-type="float">
            <text:p>388240000</text:p>
          </table:table-cell>
          <table:table-cell office:value-type="float" office:value="387757000" calcext:value-type="float">
            <text:p>387757000</text:p>
          </table:table-cell>
          <table:table-cell office:value-type="float" office:value="388298000" calcext:value-type="float">
            <text:p>388298000</text:p>
          </table:table-cell>
          <table:table-cell office:value-type="float" office:value="388583000" calcext:value-type="float">
            <text:p>388583000</text:p>
          </table:table-cell>
          <table:table-cell office:value-type="float" office:value="388593000" calcext:value-type="float">
            <text:p>388593000</text:p>
          </table:table-cell>
          <table:table-cell office:value-type="float" office:value="388953000" calcext:value-type="float">
            <text:p>388953000</text:p>
          </table:table-cell>
          <table:table-cell office:value-type="float" office:value="387501000" calcext:value-type="float">
            <text:p>387501000</text:p>
          </table:table-cell>
          <table:table-cell office:value-type="float" office:value="388965000" calcext:value-type="float">
            <text:p>388965000</text:p>
          </table:table-cell>
          <table:table-cell office:value-type="float" office:value="387598000" calcext:value-type="float">
            <text:p>387598000</text:p>
          </table:table-cell>
          <table:table-cell office:value-type="float" office:value="388396000" calcext:value-type="float">
            <text:p>388396000</text:p>
          </table:table-cell>
          <table:table-cell office:value-type="float" office:value="388081000" calcext:value-type="float">
            <text:p>388081000</text:p>
          </table:table-cell>
          <table:table-cell office:value-type="float" office:value="388044000" calcext:value-type="float">
            <text:p>388044000</text:p>
          </table:table-cell>
          <table:table-cell office:value-type="float" office:value="387415000" calcext:value-type="float">
            <text:p>387415000</text:p>
          </table:table-cell>
          <table:table-cell office:value-type="float" office:value="388171000" calcext:value-type="float">
            <text:p>388171000</text:p>
          </table:table-cell>
          <table:table-cell office:value-type="float" office:value="389066000" calcext:value-type="float">
            <text:p>389066000</text:p>
          </table:table-cell>
          <table:table-cell office:value-type="float" office:value="387897000" calcext:value-type="float">
            <text:p>387897000</text:p>
          </table:table-cell>
          <table:table-cell office:value-type="float" office:value="387595000" calcext:value-type="float">
            <text:p>387595000</text:p>
          </table:table-cell>
          <table:table-cell office:value-type="float" office:value="387759000" calcext:value-type="float">
            <text:p>387759000</text:p>
          </table:table-cell>
          <table:table-cell office:value-type="float" office:value="388655000" calcext:value-type="float">
            <text:p>388655000</text:p>
          </table:table-cell>
          <table:table-cell office:value-type="float" office:value="388870000" calcext:value-type="float">
            <text:p>388870000</text:p>
          </table:table-cell>
          <table:table-cell office:value-type="float" office:value="387597000" calcext:value-type="float">
            <text:p>387597000</text:p>
          </table:table-cell>
          <table:table-cell office:value-type="float" office:value="388665000" calcext:value-type="float">
            <text:p>388665000</text:p>
          </table:table-cell>
          <table:table-cell office:value-type="float" office:value="388661000" calcext:value-type="float">
            <text:p>388661000</text:p>
          </table:table-cell>
          <table:table-cell office:value-type="float" office:value="388515000" calcext:value-type="float">
            <text:p>388515000</text:p>
          </table:table-cell>
          <table:table-cell office:value-type="float" office:value="388324000" calcext:value-type="float">
            <text:p>388324000</text:p>
          </table:table-cell>
          <table:table-cell office:value-type="float" office:value="389158000" calcext:value-type="float">
            <text:p>389158000</text:p>
          </table:table-cell>
          <table:table-cell office:value-type="float" office:value="387859000" calcext:value-type="float">
            <text:p>387859000</text:p>
          </table:table-cell>
          <table:table-cell office:value-type="float" office:value="389076000" calcext:value-type="float">
            <text:p>389076000</text:p>
          </table:table-cell>
          <table:table-cell office:value-type="float" office:value="387809000" calcext:value-type="float">
            <text:p>387809000</text:p>
          </table:table-cell>
          <table:table-cell office:value-type="float" office:value="387231000" calcext:value-type="float">
            <text:p>387231000</text:p>
          </table:table-cell>
          <table:table-cell office:value-type="float" office:value="387933000" calcext:value-type="float">
            <text:p>387933000</text:p>
          </table:table-cell>
          <table:table-cell office:value-type="float" office:value="388664000" calcext:value-type="float">
            <text:p>388664000</text:p>
          </table:table-cell>
          <table:table-cell office:value-type="float" office:value="387225000" calcext:value-type="float">
            <text:p>387225000</text:p>
          </table:table-cell>
          <table:table-cell office:value-type="float" office:value="388628000" calcext:value-type="float">
            <text:p>388628000</text:p>
          </table:table-cell>
          <table:table-cell office:value-type="float" office:value="389155000" calcext:value-type="float">
            <text:p>389155000</text:p>
          </table:table-cell>
          <table:table-cell office:value-type="float" office:value="388756000" calcext:value-type="float">
            <text:p>388756000</text:p>
          </table:table-cell>
          <table:table-cell office:value-type="float" office:value="387026000" calcext:value-type="float">
            <text:p>387026000</text:p>
          </table:table-cell>
          <table:table-cell office:value-type="float" office:value="389302000" calcext:value-type="float">
            <text:p>389302000</text:p>
          </table:table-cell>
          <table:table-cell office:value-type="float" office:value="387800000" calcext:value-type="float">
            <text:p>387800000</text:p>
          </table:table-cell>
          <table:table-cell office:value-type="float" office:value="388821000" calcext:value-type="float">
            <text:p>388821000</text:p>
          </table:table-cell>
          <table:table-cell office:value-type="float" office:value="387763000" calcext:value-type="float">
            <text:p>387763000</text:p>
          </table:table-cell>
          <table:table-cell office:value-type="float" office:value="387149000" calcext:value-type="float">
            <text:p>387149000</text:p>
          </table:table-cell>
          <table:table-cell office:value-type="float" office:value="389043000" calcext:value-type="float">
            <text:p>389043000</text:p>
          </table:table-cell>
          <table:table-cell office:value-type="float" office:value="388904000" calcext:value-type="float">
            <text:p>388904000</text:p>
          </table:table-cell>
          <table:table-cell office:value-type="float" office:value="386872000" calcext:value-type="float">
            <text:p>386872000</text:p>
          </table:table-cell>
          <table:table-cell office:value-type="float" office:value="387997000" calcext:value-type="float">
            <text:p>387997000</text:p>
          </table:table-cell>
          <table:table-cell office:value-type="float" office:value="386528000" calcext:value-type="float">
            <text:p>386528000</text:p>
          </table:table-cell>
          <table:table-cell office:value-type="float" office:value="387213000" calcext:value-type="float">
            <text:p>387213000</text:p>
          </table:table-cell>
          <table:table-cell office:value-type="float" office:value="389210000" calcext:value-type="float">
            <text:p>389210000</text:p>
          </table:table-cell>
          <table:table-cell office:value-type="float" office:value="388811000" calcext:value-type="float">
            <text:p>388811000</text:p>
          </table:table-cell>
          <table:table-cell office:value-type="float" office:value="388708000" calcext:value-type="float">
            <text:p>388708000</text:p>
          </table:table-cell>
          <table:table-cell office:value-type="float" office:value="387621000" calcext:value-type="float">
            <text:p>387621000</text:p>
          </table:table-cell>
          <table:table-cell office:value-type="float" office:value="388946000" calcext:value-type="float">
            <text:p>388946000</text:p>
          </table:table-cell>
          <table:table-cell office:value-type="float" office:value="387197000" calcext:value-type="float">
            <text:p>387197000</text:p>
          </table:table-cell>
          <table:table-cell office:value-type="float" office:value="389053000" calcext:value-type="float">
            <text:p>389053000</text:p>
          </table:table-cell>
          <table:table-cell office:value-type="float" office:value="390380000" calcext:value-type="float">
            <text:p>390380000</text:p>
          </table:table-cell>
          <table:table-cell office:value-type="float" office:value="388535000" calcext:value-type="float">
            <text:p>388535000</text:p>
          </table:table-cell>
          <table:table-cell office:value-type="float" office:value="388811000" calcext:value-type="float">
            <text:p>388811000</text:p>
          </table:table-cell>
          <table:table-cell office:value-type="float" office:value="389192000" calcext:value-type="float">
            <text:p>389192000</text:p>
          </table:table-cell>
          <table:table-cell office:value-type="float" office:value="386948000" calcext:value-type="float">
            <text:p>386948000</text:p>
          </table:table-cell>
          <table:table-cell office:value-type="float" office:value="389074000" calcext:value-type="float">
            <text:p>389074000</text:p>
          </table:table-cell>
          <table:table-cell office:value-type="float" office:value="389417000" calcext:value-type="float">
            <text:p>389417000</text:p>
          </table:table-cell>
          <table:table-cell office:value-type="float" office:value="388899000" calcext:value-type="float">
            <text:p>388899000</text:p>
          </table:table-cell>
          <table:table-cell office:value-type="float" office:value="388853000" calcext:value-type="float">
            <text:p>388853000</text:p>
          </table:table-cell>
          <table:table-cell office:value-type="float" office:value="388137000" calcext:value-type="float">
            <text:p>388137000</text:p>
          </table:table-cell>
          <table:table-cell office:value-type="float" office:value="387276000" calcext:value-type="float">
            <text:p>387276000</text:p>
          </table:table-cell>
          <table:table-cell office:value-type="float" office:value="388406000" calcext:value-type="float">
            <text:p>388406000</text:p>
          </table:table-cell>
          <table:table-cell office:value-type="float" office:value="388075000" calcext:value-type="float">
            <text:p>388075000</text:p>
          </table:table-cell>
          <table:table-cell office:value-type="float" office:value="387520000" calcext:value-type="float">
            <text:p>387520000</text:p>
          </table:table-cell>
          <table:table-cell office:value-type="float" office:value="389109000" calcext:value-type="float">
            <text:p>389109000</text:p>
          </table:table-cell>
          <table:table-cell office:value-type="float" office:value="387547000" calcext:value-type="float">
            <text:p>387547000</text:p>
          </table:table-cell>
          <table:table-cell office:value-type="float" office:value="388302000" calcext:value-type="float">
            <text:p>388302000</text:p>
          </table:table-cell>
          <table:table-cell office:value-type="float" office:value="387423000" calcext:value-type="float">
            <text:p>387423000</text:p>
          </table:table-cell>
          <table:table-cell office:value-type="float" office:value="387249000" calcext:value-type="float">
            <text:p>387249000</text:p>
          </table:table-cell>
          <table:table-cell office:value-type="float" office:value="388737000" calcext:value-type="float">
            <text:p>388737000</text:p>
          </table:table-cell>
          <table:table-cell office:value-type="float" office:value="388133000" calcext:value-type="float">
            <text:p>388133000</text:p>
          </table:table-cell>
          <table:table-cell office:value-type="float" office:value="388614000" calcext:value-type="float">
            <text:p>388614000</text:p>
          </table:table-cell>
          <table:table-cell office:value-type="float" office:value="389173000" calcext:value-type="float">
            <text:p>389173000</text:p>
          </table:table-cell>
          <table:table-cell office:value-type="float" office:value="389071000" calcext:value-type="float">
            <text:p>389071000</text:p>
          </table:table-cell>
          <table:table-cell office:value-type="float" office:value="387459000" calcext:value-type="float">
            <text:p>387459000</text:p>
          </table:table-cell>
          <table:table-cell office:value-type="float" office:value="388357000" calcext:value-type="float">
            <text:p>388357000</text:p>
          </table:table-cell>
          <table:table-cell office:value-type="float" office:value="386637000" calcext:value-type="float">
            <text:p>386637000</text:p>
          </table:table-cell>
          <table:table-cell office:value-type="float" office:value="386983000" calcext:value-type="float">
            <text:p>386983000</text:p>
          </table:table-cell>
          <table:table-cell office:value-type="float" office:value="388083000" calcext:value-type="float">
            <text:p>388083000</text:p>
          </table:table-cell>
          <table:table-cell office:value-type="float" office:value="388506000" calcext:value-type="float">
            <text:p>388506000</text:p>
          </table:table-cell>
          <table:table-cell office:value-type="float" office:value="389152000" calcext:value-type="float">
            <text:p>389152000</text:p>
          </table:table-cell>
          <table:table-cell office:value-type="float" office:value="389409000" calcext:value-type="float">
            <text:p>389409000</text:p>
          </table:table-cell>
          <table:table-cell office:value-type="float" office:value="388399000" calcext:value-type="float">
            <text:p>388399000</text:p>
          </table:table-cell>
          <table:table-cell office:value-type="float" office:value="387704000" calcext:value-type="float">
            <text:p>387704000</text:p>
          </table:table-cell>
          <table:table-cell office:value-type="float" office:value="387392000" calcext:value-type="float">
            <text:p>387392000</text:p>
          </table:table-cell>
          <table:table-cell office:value-type="float" office:value="388645000" calcext:value-type="float">
            <text:p>388645000</text:p>
          </table:table-cell>
          <table:table-cell office:value-type="float" office:value="389196000" calcext:value-type="float">
            <text:p>389196000</text:p>
          </table:table-cell>
          <table:table-cell office:value-type="float" office:value="388698000" calcext:value-type="float">
            <text:p>388698000</text:p>
          </table:table-cell>
          <table:table-cell office:value-type="float" office:value="388818000" calcext:value-type="float">
            <text:p>388818000</text:p>
          </table:table-cell>
          <table:table-cell office:value-type="float" office:value="388041000" calcext:value-type="float">
            <text:p>388041000</text:p>
          </table:table-cell>
          <table:table-cell office:value-type="float" office:value="385904000" calcext:value-type="float">
            <text:p>385904000</text:p>
          </table:table-cell>
          <table:table-cell office:value-type="float" office:value="388426000" calcext:value-type="float">
            <text:p>388426000</text:p>
          </table:table-cell>
          <table:table-cell office:value-type="float" office:value="388725000" calcext:value-type="float">
            <text:p>388725000</text:p>
          </table:table-cell>
          <table:table-cell office:value-type="float" office:value="386970000" calcext:value-type="float">
            <text:p>386970000</text:p>
          </table:table-cell>
          <table:table-cell office:value-type="float" office:value="389244000" calcext:value-type="float">
            <text:p>389244000</text:p>
          </table:table-cell>
          <table:table-cell office:value-type="float" office:value="387364000" calcext:value-type="float">
            <text:p>387364000</text:p>
          </table:table-cell>
          <table:table-cell office:value-type="float" office:value="387770000" calcext:value-type="float">
            <text:p>387770000</text:p>
          </table:table-cell>
          <table:table-cell office:value-type="float" office:value="388245000" calcext:value-type="float">
            <text:p>388245000</text:p>
          </table:table-cell>
          <table:table-cell office:value-type="float" office:value="389766000" calcext:value-type="float">
            <text:p>389766000</text:p>
          </table:table-cell>
          <table:table-cell office:value-type="float" office:value="387873000" calcext:value-type="float">
            <text:p>387873000</text:p>
          </table:table-cell>
          <table:table-cell office:value-type="float" office:value="388939000" calcext:value-type="float">
            <text:p>388939000</text:p>
          </table:table-cell>
          <table:table-cell office:value-type="float" office:value="389076000" calcext:value-type="float">
            <text:p>389076000</text:p>
          </table:table-cell>
          <table:table-cell office:value-type="float" office:value="388476000" calcext:value-type="float">
            <text:p>388476000</text:p>
          </table:table-cell>
          <table:table-cell office:value-type="float" office:value="388575000" calcext:value-type="float">
            <text:p>388575000</text:p>
          </table:table-cell>
          <table:table-cell office:value-type="float" office:value="389545000" calcext:value-type="float">
            <text:p>389545000</text:p>
          </table:table-cell>
          <table:table-cell office:value-type="float" office:value="387983000" calcext:value-type="float">
            <text:p>387983000</text:p>
          </table:table-cell>
          <table:table-cell office:value-type="float" office:value="389608000" calcext:value-type="float">
            <text:p>389608000</text:p>
          </table:table-cell>
          <table:table-cell office:value-type="float" office:value="388973000" calcext:value-type="float">
            <text:p>388973000</text:p>
          </table:table-cell>
          <table:table-cell office:value-type="float" office:value="388746000" calcext:value-type="float">
            <text:p>388746000</text:p>
          </table:table-cell>
          <table:table-cell office:value-type="float" office:value="387503000" calcext:value-type="float">
            <text:p>387503000</text:p>
          </table:table-cell>
          <table:table-cell office:value-type="float" office:value="387001000" calcext:value-type="float">
            <text:p>387001000</text:p>
          </table:table-cell>
          <table:table-cell office:value-type="float" office:value="389429000" calcext:value-type="float">
            <text:p>389429000</text:p>
          </table:table-cell>
          <table:table-cell office:value-type="float" office:value="388128000" calcext:value-type="float">
            <text:p>388128000</text:p>
          </table:table-cell>
          <table:table-cell office:value-type="float" office:value="388525000" calcext:value-type="float">
            <text:p>388525000</text:p>
          </table:table-cell>
          <table:table-cell office:value-type="float" office:value="387519000" calcext:value-type="float">
            <text:p>387519000</text:p>
          </table:table-cell>
          <table:table-cell office:value-type="float" office:value="389809000" calcext:value-type="float">
            <text:p>389809000</text:p>
          </table:table-cell>
          <table:table-cell office:value-type="float" office:value="388607000" calcext:value-type="float">
            <text:p>388607000</text:p>
          </table:table-cell>
          <table:table-cell office:value-type="float" office:value="386867000" calcext:value-type="float">
            <text:p>386867000</text:p>
          </table:table-cell>
          <table:table-cell office:value-type="float" office:value="388878000" calcext:value-type="float">
            <text:p>388878000</text:p>
          </table:table-cell>
          <table:table-cell office:value-type="float" office:value="389282000" calcext:value-type="float">
            <text:p>389282000</text:p>
          </table:table-cell>
          <table:table-cell office:value-type="float" office:value="388256000" calcext:value-type="float">
            <text:p>388256000</text:p>
          </table:table-cell>
          <table:table-cell office:value-type="float" office:value="389398000" calcext:value-type="float">
            <text:p>389398000</text:p>
          </table:table-cell>
          <table:table-cell office:value-type="float" office:value="387914000" calcext:value-type="float">
            <text:p>387914000</text:p>
          </table:table-cell>
          <table:table-cell office:value-type="float" office:value="388130000" calcext:value-type="float">
            <text:p>388130000</text:p>
          </table:table-cell>
          <table:table-cell office:value-type="float" office:value="388350000" calcext:value-type="float">
            <text:p>388350000</text:p>
          </table:table-cell>
          <table:table-cell office:value-type="float" office:value="388499000" calcext:value-type="float">
            <text:p>388499000</text:p>
          </table:table-cell>
          <table:table-cell office:value-type="float" office:value="388329000" calcext:value-type="float">
            <text:p>388329000</text:p>
          </table:table-cell>
          <table:table-cell office:value-type="float" office:value="388017000" calcext:value-type="float">
            <text:p>388017000</text:p>
          </table:table-cell>
          <table:table-cell office:value-type="float" office:value="387607000" calcext:value-type="float">
            <text:p>387607000</text:p>
          </table:table-cell>
          <table:table-cell office:value-type="float" office:value="387596000" calcext:value-type="float">
            <text:p>387596000</text:p>
          </table:table-cell>
          <table:table-cell office:value-type="float" office:value="388328000" calcext:value-type="float">
            <text:p>388328000</text:p>
          </table:table-cell>
          <table:table-cell office:value-type="float" office:value="389004000" calcext:value-type="float">
            <text:p>389004000</text:p>
          </table:table-cell>
          <table:table-cell office:value-type="float" office:value="388803000" calcext:value-type="float">
            <text:p>388803000</text:p>
          </table:table-cell>
          <table:table-cell office:value-type="float" office:value="388067000" calcext:value-type="float">
            <text:p>388067000</text:p>
          </table:table-cell>
          <table:table-cell office:value-type="float" office:value="388506000" calcext:value-type="float">
            <text:p>388506000</text:p>
          </table:table-cell>
          <table:table-cell office:value-type="float" office:value="388236000" calcext:value-type="float">
            <text:p>388236000</text:p>
          </table:table-cell>
          <table:table-cell office:value-type="float" office:value="386519000" calcext:value-type="float">
            <text:p>386519000</text:p>
          </table:table-cell>
          <table:table-cell office:value-type="float" office:value="386976000" calcext:value-type="float">
            <text:p>386976000</text:p>
          </table:table-cell>
          <table:table-cell office:value-type="float" office:value="388374000" calcext:value-type="float">
            <text:p>388374000</text:p>
          </table:table-cell>
          <table:table-cell office:value-type="float" office:value="390072000" calcext:value-type="float">
            <text:p>390072000</text:p>
          </table:table-cell>
          <table:table-cell office:value-type="float" office:value="388756000" calcext:value-type="float">
            <text:p>388756000</text:p>
          </table:table-cell>
          <table:table-cell office:value-type="float" office:value="388034000" calcext:value-type="float">
            <text:p>388034000</text:p>
          </table:table-cell>
          <table:table-cell office:value-type="float" office:value="388445000" calcext:value-type="float">
            <text:p>388445000</text:p>
          </table:table-cell>
          <table:table-cell office:value-type="float" office:value="387958000" calcext:value-type="float">
            <text:p>387958000</text:p>
          </table:table-cell>
          <table:table-cell office:value-type="float" office:value="388145000" calcext:value-type="float">
            <text:p>388145000</text:p>
          </table:table-cell>
          <table:table-cell office:value-type="float" office:value="388051000" calcext:value-type="float">
            <text:p>388051000</text:p>
          </table:table-cell>
          <table:table-cell office:value-type="float" office:value="388667000" calcext:value-type="float">
            <text:p>388667000</text:p>
          </table:table-cell>
          <table:table-cell office:value-type="float" office:value="388333000" calcext:value-type="float">
            <text:p>388333000</text:p>
          </table:table-cell>
          <table:table-cell office:value-type="float" office:value="388278000" calcext:value-type="float">
            <text:p>388278000</text:p>
          </table:table-cell>
          <table:table-cell office:value-type="float" office:value="387955000" calcext:value-type="float">
            <text:p>387955000</text:p>
          </table:table-cell>
          <table:table-cell office:value-type="float" office:value="388963000" calcext:value-type="float">
            <text:p>388963000</text:p>
          </table:table-cell>
          <table:table-cell office:value-type="float" office:value="388427000" calcext:value-type="float">
            <text:p>388427000</text:p>
          </table:table-cell>
          <table:table-cell office:value-type="float" office:value="387826000" calcext:value-type="float">
            <text:p>387826000</text:p>
          </table:table-cell>
          <table:table-cell office:value-type="float" office:value="389287000" calcext:value-type="float">
            <text:p>389287000</text:p>
          </table:table-cell>
          <table:table-cell office:value-type="float" office:value="389178000" calcext:value-type="float">
            <text:p>389178000</text:p>
          </table:table-cell>
          <table:table-cell office:value-type="float" office:value="388596000" calcext:value-type="float">
            <text:p>388596000</text:p>
          </table:table-cell>
          <table:table-cell office:value-type="float" office:value="387904000" calcext:value-type="float">
            <text:p>387904000</text:p>
          </table:table-cell>
          <table:table-cell office:value-type="float" office:value="386483000" calcext:value-type="float">
            <text:p>386483000</text:p>
          </table:table-cell>
          <table:table-cell office:value-type="float" office:value="388618000" calcext:value-type="float">
            <text:p>388618000</text:p>
          </table:table-cell>
          <table:table-cell office:value-type="float" office:value="388164000" calcext:value-type="float">
            <text:p>388164000</text:p>
          </table:table-cell>
          <table:table-cell office:value-type="float" office:value="387432000" calcext:value-type="float">
            <text:p>387432000</text:p>
          </table:table-cell>
          <table:table-cell office:value-type="float" office:value="386183000" calcext:value-type="float">
            <text:p>386183000</text:p>
          </table:table-cell>
          <table:table-cell office:value-type="float" office:value="388342000" calcext:value-type="float">
            <text:p>388342000</text:p>
          </table:table-cell>
          <table:table-cell office:value-type="float" office:value="387906000" calcext:value-type="float">
            <text:p>387906000</text:p>
          </table:table-cell>
          <table:table-cell office:value-type="float" office:value="388150000" calcext:value-type="float">
            <text:p>388150000</text:p>
          </table:table-cell>
          <table:table-cell office:value-type="float" office:value="388763000" calcext:value-type="float">
            <text:p>388763000</text:p>
          </table:table-cell>
          <table:table-cell office:value-type="float" office:value="386854000" calcext:value-type="float">
            <text:p>386854000</text:p>
          </table:table-cell>
          <table:table-cell office:value-type="float" office:value="387377000" calcext:value-type="float">
            <text:p>387377000</text:p>
          </table:table-cell>
          <table:table-cell office:value-type="float" office:value="387057000" calcext:value-type="float">
            <text:p>387057000</text:p>
          </table:table-cell>
          <table:table-cell office:value-type="float" office:value="387803000" calcext:value-type="float">
            <text:p>387803000</text:p>
          </table:table-cell>
          <table:table-cell office:value-type="float" office:value="387831000" calcext:value-type="float">
            <text:p>387831000</text:p>
          </table:table-cell>
          <table:table-cell office:value-type="float" office:value="387768000" calcext:value-type="float">
            <text:p>387768000</text:p>
          </table:table-cell>
          <table:table-cell office:value-type="float" office:value="387930000" calcext:value-type="float">
            <text:p>387930000</text:p>
          </table:table-cell>
          <table:table-cell office:value-type="float" office:value="388053000" calcext:value-type="float">
            <text:p>388053000</text:p>
          </table:table-cell>
          <table:table-cell office:value-type="float" office:value="388387000" calcext:value-type="float">
            <text:p>388387000</text:p>
          </table:table-cell>
          <table:table-cell office:value-type="float" office:value="388773000" calcext:value-type="float">
            <text:p>388773000</text:p>
          </table:table-cell>
          <table:table-cell office:value-type="float" office:value="388514000" calcext:value-type="float">
            <text:p>388514000</text:p>
          </table:table-cell>
          <table:table-cell office:value-type="float" office:value="387668000" calcext:value-type="float">
            <text:p>387668000</text:p>
          </table:table-cell>
          <table:table-cell office:value-type="float" office:value="389191000" calcext:value-type="float">
            <text:p>389191000</text:p>
          </table:table-cell>
          <table:table-cell office:value-type="float" office:value="388423000" calcext:value-type="float">
            <text:p>388423000</text:p>
          </table:table-cell>
          <table:table-cell office:value-type="float" office:value="388425000" calcext:value-type="float">
            <text:p>388425000</text:p>
          </table:table-cell>
          <table:table-cell office:value-type="float" office:value="388782000" calcext:value-type="float">
            <text:p>388782000</text:p>
          </table:table-cell>
          <table:table-cell office:value-type="float" office:value="389511000" calcext:value-type="float">
            <text:p>389511000</text:p>
          </table:table-cell>
          <table:table-cell office:value-type="float" office:value="387600000" calcext:value-type="float">
            <text:p>387600000</text:p>
          </table:table-cell>
          <table:table-cell office:value-type="float" office:value="388945000" calcext:value-type="float">
            <text:p>388945000</text:p>
          </table:table-cell>
          <table:table-cell office:value-type="float" office:value="389992000" calcext:value-type="float">
            <text:p>389992000</text:p>
          </table:table-cell>
          <table:table-cell office:value-type="float" office:value="387003000" calcext:value-type="float">
            <text:p>387003000</text:p>
          </table:table-cell>
          <table:table-cell office:value-type="float" office:value="388749000" calcext:value-type="float">
            <text:p>388749000</text:p>
          </table:table-cell>
          <table:table-cell office:value-type="float" office:value="387855000" calcext:value-type="float">
            <text:p>387855000</text:p>
          </table:table-cell>
          <table:table-cell office:value-type="float" office:value="387861000" calcext:value-type="float">
            <text:p>387861000</text:p>
          </table:table-cell>
          <table:table-cell office:value-type="float" office:value="388260000" calcext:value-type="float">
            <text:p>388260000</text:p>
          </table:table-cell>
          <table:table-cell office:value-type="float" office:value="387936000" calcext:value-type="float">
            <text:p>387936000</text:p>
          </table:table-cell>
          <table:table-cell office:value-type="float" office:value="389016000" calcext:value-type="float">
            <text:p>389016000</text:p>
          </table:table-cell>
          <table:table-cell office:value-type="float" office:value="388803000" calcext:value-type="float">
            <text:p>388803000</text:p>
          </table:table-cell>
          <table:table-cell office:value-type="float" office:value="389426000" calcext:value-type="float">
            <text:p>389426000</text:p>
          </table:table-cell>
          <table:table-cell office:value-type="float" office:value="388015000" calcext:value-type="float">
            <text:p>388015000</text:p>
          </table:table-cell>
          <table:table-cell office:value-type="float" office:value="388426000" calcext:value-type="float">
            <text:p>388426000</text:p>
          </table:table-cell>
          <table:table-cell office:value-type="float" office:value="389028000" calcext:value-type="float">
            <text:p>389028000</text:p>
          </table:table-cell>
          <table:table-cell office:value-type="float" office:value="388990000" calcext:value-type="float">
            <text:p>388990000</text:p>
          </table:table-cell>
          <table:table-cell office:value-type="float" office:value="389542000" calcext:value-type="float">
            <text:p>389542000</text:p>
          </table:table-cell>
          <table:table-cell office:value-type="float" office:value="389107000" calcext:value-type="float">
            <text:p>389107000</text:p>
          </table:table-cell>
          <table:table-cell office:value-type="float" office:value="388338000" calcext:value-type="float">
            <text:p>388338000</text:p>
          </table:table-cell>
          <table:table-cell office:value-type="float" office:value="388032000" calcext:value-type="float">
            <text:p>388032000</text:p>
          </table:table-cell>
          <table:table-cell office:value-type="float" office:value="387670000" calcext:value-type="float">
            <text:p>387670000</text:p>
          </table:table-cell>
          <table:table-cell office:value-type="float" office:value="389400000" calcext:value-type="float">
            <text:p>389400000</text:p>
          </table:table-cell>
          <table:table-cell office:value-type="float" office:value="388166000" calcext:value-type="float">
            <text:p>388166000</text:p>
          </table:table-cell>
          <table:table-cell office:value-type="float" office:value="389777000" calcext:value-type="float">
            <text:p>389777000</text:p>
          </table:table-cell>
          <table:table-cell office:value-type="float" office:value="389717000" calcext:value-type="float">
            <text:p>389717000</text:p>
          </table:table-cell>
          <table:table-cell office:value-type="float" office:value="387230000" calcext:value-type="float">
            <text:p>387230000</text:p>
          </table:table-cell>
          <table:table-cell office:value-type="float" office:value="388340000" calcext:value-type="float">
            <text:p>388340000</text:p>
          </table:table-cell>
          <table:table-cell office:value-type="float" office:value="388499000" calcext:value-type="float">
            <text:p>388499000</text:p>
          </table:table-cell>
          <table:table-cell office:value-type="float" office:value="388489000" calcext:value-type="float">
            <text:p>388489000</text:p>
          </table:table-cell>
          <table:table-cell office:value-type="float" office:value="388129000" calcext:value-type="float">
            <text:p>388129000</text:p>
          </table:table-cell>
          <table:table-cell office:value-type="float" office:value="388188000" calcext:value-type="float">
            <text:p>388188000</text:p>
          </table:table-cell>
          <table:table-cell office:value-type="float" office:value="388749000" calcext:value-type="float">
            <text:p>388749000</text:p>
          </table:table-cell>
          <table:table-cell office:value-type="float" office:value="388449000" calcext:value-type="float">
            <text:p>388449000</text:p>
          </table:table-cell>
          <table:table-cell office:value-type="float" office:value="389156000" calcext:value-type="float">
            <text:p>389156000</text:p>
          </table:table-cell>
          <table:table-cell office:value-type="float" office:value="388397000" calcext:value-type="float">
            <text:p>388397000</text:p>
          </table:table-cell>
          <table:table-cell office:value-type="float" office:value="387832000" calcext:value-type="float">
            <text:p>387832000</text:p>
          </table:table-cell>
          <table:table-cell office:value-type="float" office:value="389003000" calcext:value-type="float">
            <text:p>389003000</text:p>
          </table:table-cell>
          <table:table-cell office:value-type="float" office:value="387521000" calcext:value-type="float">
            <text:p>387521000</text:p>
          </table:table-cell>
          <table:table-cell office:value-type="float" office:value="387861000" calcext:value-type="float">
            <text:p>387861000</text:p>
          </table:table-cell>
          <table:table-cell office:value-type="float" office:value="389734000" calcext:value-type="float">
            <text:p>389734000</text:p>
          </table:table-cell>
          <table:table-cell office:value-type="float" office:value="388019000" calcext:value-type="float">
            <text:p>388019000</text:p>
          </table:table-cell>
          <table:table-cell office:value-type="float" office:value="388187000" calcext:value-type="float">
            <text:p>388187000</text:p>
          </table:table-cell>
          <table:table-cell office:value-type="float" office:value="388705000" calcext:value-type="float">
            <text:p>388705000</text:p>
          </table:table-cell>
          <table:table-cell office:value-type="float" office:value="388090000" calcext:value-type="float">
            <text:p>388090000</text:p>
          </table:table-cell>
          <table:table-cell office:value-type="float" office:value="389852000" calcext:value-type="float">
            <text:p>389852000</text:p>
          </table:table-cell>
          <table:table-cell office:value-type="float" office:value="389351000" calcext:value-type="float">
            <text:p>389351000</text:p>
          </table:table-cell>
          <table:table-cell office:value-type="float" office:value="389505000" calcext:value-type="float">
            <text:p>389505000</text:p>
          </table:table-cell>
          <table:table-cell office:value-type="float" office:value="389240000" calcext:value-type="float">
            <text:p>389240000</text:p>
          </table:table-cell>
          <table:table-cell office:value-type="float" office:value="388658000" calcext:value-type="float">
            <text:p>388658000</text:p>
          </table:table-cell>
          <table:table-cell office:value-type="float" office:value="387295000" calcext:value-type="float">
            <text:p>387295000</text:p>
          </table:table-cell>
          <table:table-cell office:value-type="float" office:value="388539000" calcext:value-type="float">
            <text:p>388539000</text:p>
          </table:table-cell>
          <table:table-cell office:value-type="float" office:value="388178000" calcext:value-type="float">
            <text:p>388178000</text:p>
          </table:table-cell>
          <table:table-cell office:value-type="float" office:value="388937000" calcext:value-type="float">
            <text:p>388937000</text:p>
          </table:table-cell>
          <table:table-cell office:value-type="float" office:value="388126000" calcext:value-type="float">
            <text:p>388126000</text:p>
          </table:table-cell>
          <table:table-cell office:value-type="float" office:value="388131000" calcext:value-type="float">
            <text:p>388131000</text:p>
          </table:table-cell>
          <table:table-cell office:value-type="float" office:value="388555000" calcext:value-type="float">
            <text:p>388555000</text:p>
          </table:table-cell>
          <table:table-cell office:value-type="float" office:value="389428000" calcext:value-type="float">
            <text:p>389428000</text:p>
          </table:table-cell>
          <table:table-cell office:value-type="float" office:value="388545000" calcext:value-type="float">
            <text:p>388545000</text:p>
          </table:table-cell>
          <table:table-cell office:value-type="float" office:value="388744000" calcext:value-type="float">
            <text:p>388744000</text:p>
          </table:table-cell>
          <table:table-cell office:value-type="float" office:value="389118000" calcext:value-type="float">
            <text:p>389118000</text:p>
          </table:table-cell>
          <table:table-cell office:value-type="float" office:value="388478000" calcext:value-type="float">
            <text:p>388478000</text:p>
          </table:table-cell>
          <table:table-cell office:value-type="float" office:value="388499000" calcext:value-type="float">
            <text:p>388499000</text:p>
          </table:table-cell>
          <table:table-cell office:value-type="float" office:value="387655000" calcext:value-type="float">
            <text:p>387655000</text:p>
          </table:table-cell>
          <table:table-cell office:value-type="float" office:value="389506000" calcext:value-type="float">
            <text:p>389506000</text:p>
          </table:table-cell>
          <table:table-cell office:value-type="float" office:value="388194000" calcext:value-type="float">
            <text:p>388194000</text:p>
          </table:table-cell>
          <table:table-cell office:value-type="float" office:value="388103000" calcext:value-type="float">
            <text:p>388103000</text:p>
          </table:table-cell>
          <table:table-cell office:value-type="float" office:value="388687000" calcext:value-type="float">
            <text:p>388687000</text:p>
          </table:table-cell>
          <table:table-cell office:value-type="float" office:value="387033000" calcext:value-type="float">
            <text:p>387033000</text:p>
          </table:table-cell>
          <table:table-cell office:value-type="float" office:value="388031000" calcext:value-type="float">
            <text:p>388031000</text:p>
          </table:table-cell>
          <table:table-cell office:value-type="float" office:value="388721000" calcext:value-type="float">
            <text:p>388721000</text:p>
          </table:table-cell>
          <table:table-cell office:value-type="float" office:value="387855000" calcext:value-type="float">
            <text:p>387855000</text:p>
          </table:table-cell>
          <table:table-cell office:value-type="float" office:value="388143000" calcext:value-type="float">
            <text:p>388143000</text:p>
          </table:table-cell>
          <table:table-cell office:value-type="float" office:value="388604000" calcext:value-type="float">
            <text:p>388604000</text:p>
          </table:table-cell>
          <table:table-cell office:value-type="float" office:value="388818000" calcext:value-type="float">
            <text:p>388818000</text:p>
          </table:table-cell>
          <table:table-cell office:value-type="float" office:value="387111000" calcext:value-type="float">
            <text:p>387111000</text:p>
          </table:table-cell>
          <table:table-cell office:value-type="float" office:value="389062000" calcext:value-type="float">
            <text:p>389062000</text:p>
          </table:table-cell>
          <table:table-cell office:value-type="float" office:value="387313000" calcext:value-type="float">
            <text:p>387313000</text:p>
          </table:table-cell>
          <table:table-cell office:value-type="float" office:value="388694000" calcext:value-type="float">
            <text:p>388694000</text:p>
          </table:table-cell>
          <table:table-cell office:value-type="float" office:value="388547000" calcext:value-type="float">
            <text:p>388547000</text:p>
          </table:table-cell>
          <table:table-cell office:value-type="float" office:value="388185000" calcext:value-type="float">
            <text:p>388185000</text:p>
          </table:table-cell>
          <table:table-cell office:value-type="float" office:value="389066000" calcext:value-type="float">
            <text:p>389066000</text:p>
          </table:table-cell>
          <table:table-cell office:value-type="float" office:value="388862000" calcext:value-type="float">
            <text:p>388862000</text:p>
          </table:table-cell>
          <table:table-cell office:value-type="float" office:value="389732000" calcext:value-type="float">
            <text:p>389732000</text:p>
          </table:table-cell>
          <table:table-cell office:value-type="float" office:value="388833000" calcext:value-type="float">
            <text:p>388833000</text:p>
          </table:table-cell>
          <table:table-cell office:value-type="float" office:value="388582000" calcext:value-type="float">
            <text:p>388582000</text:p>
          </table:table-cell>
          <table:table-cell office:value-type="float" office:value="387585000" calcext:value-type="float">
            <text:p>387585000</text:p>
          </table:table-cell>
          <table:table-cell office:value-type="float" office:value="388135000" calcext:value-type="float">
            <text:p>388135000</text:p>
          </table:table-cell>
          <table:table-cell office:value-type="float" office:value="388256000" calcext:value-type="float">
            <text:p>388256000</text:p>
          </table:table-cell>
          <table:table-cell office:value-type="float" office:value="388779000" calcext:value-type="float">
            <text:p>388779000</text:p>
          </table:table-cell>
          <table:table-cell office:value-type="float" office:value="388922000" calcext:value-type="float">
            <text:p>388922000</text:p>
          </table:table-cell>
          <table:table-cell office:value-type="float" office:value="387272000" calcext:value-type="float">
            <text:p>387272000</text:p>
          </table:table-cell>
          <table:table-cell office:value-type="float" office:value="388710000" calcext:value-type="float">
            <text:p>388710000</text:p>
          </table:table-cell>
          <table:table-cell office:value-type="float" office:value="387950000" calcext:value-type="float">
            <text:p>387950000</text:p>
          </table:table-cell>
          <table:table-cell office:value-type="float" office:value="387906000" calcext:value-type="float">
            <text:p>387906000</text:p>
          </table:table-cell>
          <table:table-cell office:value-type="float" office:value="388525000" calcext:value-type="float">
            <text:p>388525000</text:p>
          </table:table-cell>
          <table:table-cell office:value-type="float" office:value="388466000" calcext:value-type="float">
            <text:p>388466000</text:p>
          </table:table-cell>
          <table:table-cell office:value-type="float" office:value="389368000" calcext:value-type="float">
            <text:p>389368000</text:p>
          </table:table-cell>
          <table:table-cell office:value-type="float" office:value="387716000" calcext:value-type="float">
            <text:p>387716000</text:p>
          </table:table-cell>
          <table:table-cell office:value-type="float" office:value="388548000" calcext:value-type="float">
            <text:p>388548000</text:p>
          </table:table-cell>
          <table:table-cell office:value-type="float" office:value="388565000" calcext:value-type="float">
            <text:p>388565000</text:p>
          </table:table-cell>
          <table:table-cell office:value-type="float" office:value="389713000" calcext:value-type="float">
            <text:p>389713000</text:p>
          </table:table-cell>
          <table:table-cell office:value-type="float" office:value="386588000" calcext:value-type="float">
            <text:p>386588000</text:p>
          </table:table-cell>
          <table:table-cell office:value-type="float" office:value="388797000" calcext:value-type="float">
            <text:p>388797000</text:p>
          </table:table-cell>
          <table:table-cell office:value-type="float" office:value="388583000" calcext:value-type="float">
            <text:p>388583000</text:p>
          </table:table-cell>
          <table:table-cell office:value-type="float" office:value="387383000" calcext:value-type="float">
            <text:p>387383000</text:p>
          </table:table-cell>
          <table:table-cell office:value-type="float" office:value="389766000" calcext:value-type="float">
            <text:p>389766000</text:p>
          </table:table-cell>
          <table:table-cell office:value-type="float" office:value="388533000" calcext:value-type="float">
            <text:p>388533000</text:p>
          </table:table-cell>
          <table:table-cell office:value-type="float" office:value="386958000" calcext:value-type="float">
            <text:p>386958000</text:p>
          </table:table-cell>
          <table:table-cell office:value-type="float" office:value="388690000" calcext:value-type="float">
            <text:p>388690000</text:p>
          </table:table-cell>
          <table:table-cell office:value-type="float" office:value="388189000" calcext:value-type="float">
            <text:p>388189000</text:p>
          </table:table-cell>
          <table:table-cell office:value-type="float" office:value="388367000" calcext:value-type="float">
            <text:p>388367000</text:p>
          </table:table-cell>
          <table:table-cell office:value-type="float" office:value="390586000" calcext:value-type="float">
            <text:p>390586000</text:p>
          </table:table-cell>
          <table:table-cell office:value-type="float" office:value="390143000" calcext:value-type="float">
            <text:p>390143000</text:p>
          </table:table-cell>
          <table:table-cell office:value-type="float" office:value="388156000" calcext:value-type="float">
            <text:p>388156000</text:p>
          </table:table-cell>
          <table:table-cell office:value-type="float" office:value="388742000" calcext:value-type="float">
            <text:p>388742000</text:p>
          </table:table-cell>
          <table:table-cell office:value-type="float" office:value="386520000" calcext:value-type="float">
            <text:p>386520000</text:p>
          </table:table-cell>
          <table:table-cell office:value-type="float" office:value="389328000" calcext:value-type="float">
            <text:p>389328000</text:p>
          </table:table-cell>
          <table:table-cell office:value-type="float" office:value="388686000" calcext:value-type="float">
            <text:p>388686000</text:p>
          </table:table-cell>
          <table:table-cell office:value-type="float" office:value="389363000" calcext:value-type="float">
            <text:p>389363000</text:p>
          </table:table-cell>
          <table:table-cell office:value-type="float" office:value="389067000" calcext:value-type="float">
            <text:p>389067000</text:p>
          </table:table-cell>
          <table:table-cell office:value-type="float" office:value="388507000" calcext:value-type="float">
            <text:p>388507000</text:p>
          </table:table-cell>
          <table:table-cell office:value-type="float" office:value="388436000" calcext:value-type="float">
            <text:p>388436000</text:p>
          </table:table-cell>
          <table:table-cell office:value-type="float" office:value="388373000" calcext:value-type="float">
            <text:p>388373000</text:p>
          </table:table-cell>
          <table:table-cell office:value-type="float" office:value="388119000" calcext:value-type="float">
            <text:p>388119000</text:p>
          </table:table-cell>
          <table:table-cell office:value-type="float" office:value="387222000" calcext:value-type="float">
            <text:p>387222000</text:p>
          </table:table-cell>
          <table:table-cell office:value-type="float" office:value="389019000" calcext:value-type="float">
            <text:p>389019000</text:p>
          </table:table-cell>
          <table:table-cell office:value-type="float" office:value="389116000" calcext:value-type="float">
            <text:p>389116000</text:p>
          </table:table-cell>
          <table:table-cell office:value-type="float" office:value="389833000" calcext:value-type="float">
            <text:p>389833000</text:p>
          </table:table-cell>
          <table:table-cell office:value-type="float" office:value="388816000" calcext:value-type="float">
            <text:p>388816000</text:p>
          </table:table-cell>
          <table:table-cell office:value-type="float" office:value="389027000" calcext:value-type="float">
            <text:p>389027000</text:p>
          </table:table-cell>
          <table:table-cell office:value-type="float" office:value="388881000" calcext:value-type="float">
            <text:p>388881000</text:p>
          </table:table-cell>
          <table:table-cell office:value-type="float" office:value="388969000" calcext:value-type="float">
            <text:p>388969000</text:p>
          </table:table-cell>
          <table:table-cell office:value-type="float" office:value="387659000" calcext:value-type="float">
            <text:p>387659000</text:p>
          </table:table-cell>
          <table:table-cell office:value-type="float" office:value="387840000" calcext:value-type="float">
            <text:p>387840000</text:p>
          </table:table-cell>
          <table:table-cell office:value-type="float" office:value="389718000" calcext:value-type="float">
            <text:p>389718000</text:p>
          </table:table-cell>
          <table:table-cell office:value-type="float" office:value="385555000" calcext:value-type="float">
            <text:p>385555000</text:p>
          </table:table-cell>
          <table:table-cell office:value-type="float" office:value="389370000" calcext:value-type="float">
            <text:p>389370000</text:p>
          </table:table-cell>
          <table:table-cell office:value-type="float" office:value="388482000" calcext:value-type="float">
            <text:p>388482000</text:p>
          </table:table-cell>
          <table:table-cell office:value-type="float" office:value="387764000" calcext:value-type="float">
            <text:p>387764000</text:p>
          </table:table-cell>
          <table:table-cell office:value-type="float" office:value="387115000" calcext:value-type="float">
            <text:p>387115000</text:p>
          </table:table-cell>
          <table:table-cell office:value-type="float" office:value="388776000" calcext:value-type="float">
            <text:p>388776000</text:p>
          </table:table-cell>
          <table:table-cell office:value-type="float" office:value="388697000" calcext:value-type="float">
            <text:p>388697000</text:p>
          </table:table-cell>
          <table:table-cell office:value-type="float" office:value="388297000" calcext:value-type="float">
            <text:p>388297000</text:p>
          </table:table-cell>
          <table:table-cell office:value-type="float" office:value="387423000" calcext:value-type="float">
            <text:p>387423000</text:p>
          </table:table-cell>
          <table:table-cell office:value-type="float" office:value="388439000" calcext:value-type="float">
            <text:p>388439000</text:p>
          </table:table-cell>
          <table:table-cell office:value-type="float" office:value="389125000" calcext:value-type="float">
            <text:p>389125000</text:p>
          </table:table-cell>
          <table:table-cell office:value-type="float" office:value="389282000" calcext:value-type="float">
            <text:p>389282000</text:p>
          </table:table-cell>
          <table:table-cell office:value-type="float" office:value="388617000" calcext:value-type="float">
            <text:p>388617000</text:p>
          </table:table-cell>
          <table:table-cell office:value-type="float" office:value="387216000" calcext:value-type="float">
            <text:p>387216000</text:p>
          </table:table-cell>
          <table:table-cell office:value-type="float" office:value="390536000" calcext:value-type="float">
            <text:p>390536000</text:p>
          </table:table-cell>
          <table:table-cell office:value-type="float" office:value="389507000" calcext:value-type="float">
            <text:p>389507000</text:p>
          </table:table-cell>
          <table:table-cell office:value-type="float" office:value="387041000" calcext:value-type="float">
            <text:p>387041000</text:p>
          </table:table-cell>
          <table:table-cell office:value-type="float" office:value="388783000" calcext:value-type="float">
            <text:p>388783000</text:p>
          </table:table-cell>
          <table:table-cell office:value-type="float" office:value="387944000" calcext:value-type="float">
            <text:p>387944000</text:p>
          </table:table-cell>
          <table:table-cell office:value-type="float" office:value="388646000" calcext:value-type="float">
            <text:p>388646000</text:p>
          </table:table-cell>
          <table:table-cell office:value-type="float" office:value="389261000" calcext:value-type="float">
            <text:p>389261000</text:p>
          </table:table-cell>
          <table:table-cell office:value-type="float" office:value="388670000" calcext:value-type="float">
            <text:p>388670000</text:p>
          </table:table-cell>
          <table:table-cell office:value-type="float" office:value="387387000" calcext:value-type="float">
            <text:p>387387000</text:p>
          </table:table-cell>
          <table:table-cell office:value-type="float" office:value="388480000" calcext:value-type="float">
            <text:p>388480000</text:p>
          </table:table-cell>
          <table:table-cell office:value-type="float" office:value="387694000" calcext:value-type="float">
            <text:p>387694000</text:p>
          </table:table-cell>
          <table:table-cell office:value-type="float" office:value="386952000" calcext:value-type="float">
            <text:p>386952000</text:p>
          </table:table-cell>
          <table:table-cell office:value-type="float" office:value="386263000" calcext:value-type="float">
            <text:p>386263000</text:p>
          </table:table-cell>
          <table:table-cell office:value-type="float" office:value="387190000" calcext:value-type="float">
            <text:p>387190000</text:p>
          </table:table-cell>
          <table:table-cell office:value-type="float" office:value="387986000" calcext:value-type="float">
            <text:p>387986000</text:p>
          </table:table-cell>
          <table:table-cell office:value-type="float" office:value="389223000" calcext:value-type="float">
            <text:p>389223000</text:p>
          </table:table-cell>
          <table:table-cell office:value-type="float" office:value="388439000" calcext:value-type="float">
            <text:p>388439000</text:p>
          </table:table-cell>
          <table:table-cell office:value-type="float" office:value="388050000" calcext:value-type="float">
            <text:p>388050000</text:p>
          </table:table-cell>
          <table:table-cell office:value-type="float" office:value="390067000" calcext:value-type="float">
            <text:p>390067000</text:p>
          </table:table-cell>
          <table:table-cell office:value-type="float" office:value="388763000" calcext:value-type="float">
            <text:p>388763000</text:p>
          </table:table-cell>
          <table:table-cell office:value-type="float" office:value="387840000" calcext:value-type="float">
            <text:p>387840000</text:p>
          </table:table-cell>
          <table:table-cell office:value-type="float" office:value="387574000" calcext:value-type="float">
            <text:p>387574000</text:p>
          </table:table-cell>
          <table:table-cell office:value-type="float" office:value="387094000" calcext:value-type="float">
            <text:p>387094000</text:p>
          </table:table-cell>
          <table:table-cell office:value-type="float" office:value="388267000" calcext:value-type="float">
            <text:p>388267000</text:p>
          </table:table-cell>
          <table:table-cell office:value-type="float" office:value="388618000" calcext:value-type="float">
            <text:p>388618000</text:p>
          </table:table-cell>
          <table:table-cell office:value-type="float" office:value="387790000" calcext:value-type="float">
            <text:p>387790000</text:p>
          </table:table-cell>
          <table:table-cell office:value-type="float" office:value="388426000" calcext:value-type="float">
            <text:p>388426000</text:p>
          </table:table-cell>
          <table:table-cell office:value-type="float" office:value="387217000" calcext:value-type="float">
            <text:p>387217000</text:p>
          </table:table-cell>
          <table:table-cell office:value-type="float" office:value="386076000" calcext:value-type="float">
            <text:p>386076000</text:p>
          </table:table-cell>
          <table:table-cell office:value-type="float" office:value="389042000" calcext:value-type="float">
            <text:p>389042000</text:p>
          </table:table-cell>
          <table:table-cell office:value-type="float" office:value="388304000" calcext:value-type="float">
            <text:p>388304000</text:p>
          </table:table-cell>
          <table:table-cell office:value-type="float" office:value="388020000" calcext:value-type="float">
            <text:p>388020000</text:p>
          </table:table-cell>
          <table:table-cell office:value-type="float" office:value="389599000" calcext:value-type="float">
            <text:p>389599000</text:p>
          </table:table-cell>
          <table:table-cell office:value-type="float" office:value="387833000" calcext:value-type="float">
            <text:p>387833000</text:p>
          </table:table-cell>
          <table:table-cell office:value-type="float" office:value="389250000" calcext:value-type="float">
            <text:p>389250000</text:p>
          </table:table-cell>
          <table:table-cell office:value-type="float" office:value="387366000" calcext:value-type="float">
            <text:p>387366000</text:p>
          </table:table-cell>
          <table:table-cell office:value-type="float" office:value="387831000" calcext:value-type="float">
            <text:p>387831000</text:p>
          </table:table-cell>
          <table:table-cell office:value-type="float" office:value="387384000" calcext:value-type="float">
            <text:p>387384000</text:p>
          </table:table-cell>
          <table:table-cell office:value-type="float" office:value="389379000" calcext:value-type="float">
            <text:p>389379000</text:p>
          </table:table-cell>
          <table:table-cell office:value-type="float" office:value="388184000" calcext:value-type="float">
            <text:p>388184000</text:p>
          </table:table-cell>
          <table:table-cell office:value-type="float" office:value="387579000" calcext:value-type="float">
            <text:p>387579000</text:p>
          </table:table-cell>
          <table:table-cell office:value-type="float" office:value="389485000" calcext:value-type="float">
            <text:p>389485000</text:p>
          </table:table-cell>
          <table:table-cell office:value-type="float" office:value="388930000" calcext:value-type="float">
            <text:p>388930000</text:p>
          </table:table-cell>
          <table:table-cell office:value-type="float" office:value="387099000" calcext:value-type="float">
            <text:p>387099000</text:p>
          </table:table-cell>
          <table:table-cell office:value-type="float" office:value="388887000" calcext:value-type="float">
            <text:p>388887000</text:p>
          </table:table-cell>
          <table:table-cell office:value-type="float" office:value="388639000" calcext:value-type="float">
            <text:p>388639000</text:p>
          </table:table-cell>
          <table:table-cell office:value-type="float" office:value="387716000" calcext:value-type="float">
            <text:p>387716000</text:p>
          </table:table-cell>
          <table:table-cell office:value-type="float" office:value="390784000" calcext:value-type="float">
            <text:p>390784000</text:p>
          </table:table-cell>
          <table:table-cell office:value-type="float" office:value="388572000" calcext:value-type="float">
            <text:p>388572000</text:p>
          </table:table-cell>
          <table:table-cell office:value-type="float" office:value="388077000" calcext:value-type="float">
            <text:p>388077000</text:p>
          </table:table-cell>
          <table:table-cell office:value-type="float" office:value="388027000" calcext:value-type="float">
            <text:p>388027000</text:p>
          </table:table-cell>
          <table:table-cell office:value-type="float" office:value="389128000" calcext:value-type="float">
            <text:p>389128000</text:p>
          </table:table-cell>
          <table:table-cell office:value-type="float" office:value="388159000" calcext:value-type="float">
            <text:p>388159000</text:p>
          </table:table-cell>
          <table:table-cell office:value-type="float" office:value="387754000" calcext:value-type="float">
            <text:p>387754000</text:p>
          </table:table-cell>
          <table:table-cell office:value-type="float" office:value="389828000" calcext:value-type="float">
            <text:p>389828000</text:p>
          </table:table-cell>
          <table:table-cell office:value-type="float" office:value="388738000" calcext:value-type="float">
            <text:p>388738000</text:p>
          </table:table-cell>
          <table:table-cell office:value-type="float" office:value="388464000" calcext:value-type="float">
            <text:p>388464000</text:p>
          </table:table-cell>
          <table:table-cell office:value-type="float" office:value="388409000" calcext:value-type="float">
            <text:p>388409000</text:p>
          </table:table-cell>
          <table:table-cell office:value-type="float" office:value="387671000" calcext:value-type="float">
            <text:p>387671000</text:p>
          </table:table-cell>
          <table:table-cell office:value-type="float" office:value="387567000" calcext:value-type="float">
            <text:p>387567000</text:p>
          </table:table-cell>
          <table:table-cell table:number-columns-repeated="2" office:value-type="float" office:value="388632000" calcext:value-type="float">
            <text:p>388632000</text:p>
          </table:table-cell>
          <table:table-cell office:value-type="float" office:value="386909000" calcext:value-type="float">
            <text:p>386909000</text:p>
          </table:table-cell>
          <table:table-cell office:value-type="float" office:value="388565000" calcext:value-type="float">
            <text:p>388565000</text:p>
          </table:table-cell>
          <table:table-cell office:value-type="float" office:value="389103000" calcext:value-type="float">
            <text:p>389103000</text:p>
          </table:table-cell>
          <table:table-cell office:value-type="float" office:value="387288000" calcext:value-type="float">
            <text:p>387288000</text:p>
          </table:table-cell>
          <table:table-cell office:value-type="float" office:value="389027000" calcext:value-type="float">
            <text:p>389027000</text:p>
          </table:table-cell>
          <table:table-cell office:value-type="float" office:value="389224000" calcext:value-type="float">
            <text:p>389224000</text:p>
          </table:table-cell>
          <table:table-cell office:value-type="float" office:value="388201000" calcext:value-type="float">
            <text:p>388201000</text:p>
          </table:table-cell>
          <table:table-cell office:value-type="float" office:value="389002000" calcext:value-type="float">
            <text:p>389002000</text:p>
          </table:table-cell>
          <table:table-cell office:value-type="float" office:value="388336000" calcext:value-type="float">
            <text:p>388336000</text:p>
          </table:table-cell>
          <table:table-cell office:value-type="float" office:value="388655000" calcext:value-type="float">
            <text:p>388655000</text:p>
          </table:table-cell>
          <table:table-cell office:value-type="float" office:value="387449000" calcext:value-type="float">
            <text:p>387449000</text:p>
          </table:table-cell>
          <table:table-cell office:value-type="float" office:value="387913000" calcext:value-type="float">
            <text:p>387913000</text:p>
          </table:table-cell>
          <table:table-cell office:value-type="float" office:value="388143000" calcext:value-type="float">
            <text:p>388143000</text:p>
          </table:table-cell>
          <table:table-cell office:value-type="float" office:value="388858000" calcext:value-type="float">
            <text:p>388858000</text:p>
          </table:table-cell>
          <table:table-cell office:value-type="float" office:value="386754000" calcext:value-type="float">
            <text:p>386754000</text:p>
          </table:table-cell>
          <table:table-cell office:value-type="float" office:value="387298000" calcext:value-type="float">
            <text:p>387298000</text:p>
          </table:table-cell>
          <table:table-cell office:value-type="float" office:value="387959000" calcext:value-type="float">
            <text:p>387959000</text:p>
          </table:table-cell>
          <table:table-cell office:value-type="float" office:value="388911000" calcext:value-type="float">
            <text:p>388911000</text:p>
          </table:table-cell>
          <table:table-cell office:value-type="float" office:value="388016000" calcext:value-type="float">
            <text:p>388016000</text:p>
          </table:table-cell>
          <table:table-cell office:value-type="float" office:value="388524000" calcext:value-type="float">
            <text:p>388524000</text:p>
          </table:table-cell>
          <table:table-cell office:value-type="float" office:value="391240000" calcext:value-type="float">
            <text:p>391240000</text:p>
          </table:table-cell>
          <table:table-cell office:value-type="float" office:value="389195000" calcext:value-type="float">
            <text:p>389195000</text:p>
          </table:table-cell>
          <table:table-cell office:value-type="float" office:value="388764000" calcext:value-type="float">
            <text:p>388764000</text:p>
          </table:table-cell>
          <table:table-cell office:value-type="float" office:value="388187000" calcext:value-type="float">
            <text:p>388187000</text:p>
          </table:table-cell>
          <table:table-cell office:value-type="float" office:value="388741000" calcext:value-type="float">
            <text:p>388741000</text:p>
          </table:table-cell>
          <table:table-cell office:value-type="float" office:value="389223000" calcext:value-type="float">
            <text:p>389223000</text:p>
          </table:table-cell>
          <table:table-cell office:value-type="float" office:value="388470000" calcext:value-type="float">
            <text:p>388470000</text:p>
          </table:table-cell>
          <table:table-cell office:value-type="float" office:value="389737000" calcext:value-type="float">
            <text:p>389737000</text:p>
          </table:table-cell>
          <table:table-cell office:value-type="float" office:value="387418000" calcext:value-type="float">
            <text:p>387418000</text:p>
          </table:table-cell>
          <table:table-cell office:value-type="float" office:value="388256000" calcext:value-type="float">
            <text:p>388256000</text:p>
          </table:table-cell>
          <table:table-cell office:value-type="float" office:value="389655000" calcext:value-type="float">
            <text:p>389655000</text:p>
          </table:table-cell>
          <table:table-cell office:value-type="float" office:value="388349000" calcext:value-type="float">
            <text:p>388349000</text:p>
          </table:table-cell>
          <table:table-cell office:value-type="float" office:value="389092000" calcext:value-type="float">
            <text:p>389092000</text:p>
          </table:table-cell>
          <table:table-cell office:value-type="float" office:value="386412000" calcext:value-type="float">
            <text:p>386412000</text:p>
          </table:table-cell>
          <table:table-cell office:value-type="float" office:value="387748000" calcext:value-type="float">
            <text:p>387748000</text:p>
          </table:table-cell>
          <table:table-cell office:value-type="float" office:value="388649000" calcext:value-type="float">
            <text:p>388649000</text:p>
          </table:table-cell>
          <table:table-cell office:value-type="float" office:value="389450000" calcext:value-type="float">
            <text:p>389450000</text:p>
          </table:table-cell>
          <table:table-cell office:value-type="float" office:value="388097000" calcext:value-type="float">
            <text:p>388097000</text:p>
          </table:table-cell>
          <table:table-cell office:value-type="float" office:value="388953000" calcext:value-type="float">
            <text:p>388953000</text:p>
          </table:table-cell>
          <table:table-cell office:value-type="float" office:value="388852000" calcext:value-type="float">
            <text:p>388852000</text:p>
          </table:table-cell>
          <table:table-cell office:value-type="float" office:value="387617000" calcext:value-type="float">
            <text:p>387617000</text:p>
          </table:table-cell>
          <table:table-cell office:value-type="float" office:value="389744000" calcext:value-type="float">
            <text:p>389744000</text:p>
          </table:table-cell>
          <table:table-cell office:value-type="float" office:value="386702000" calcext:value-type="float">
            <text:p>386702000</text:p>
          </table:table-cell>
          <table:table-cell office:value-type="float" office:value="388851000" calcext:value-type="float">
            <text:p>388851000</text:p>
          </table:table-cell>
          <table:table-cell office:value-type="float" office:value="389158000" calcext:value-type="float">
            <text:p>389158000</text:p>
          </table:table-cell>
          <table:table-cell office:value-type="float" office:value="388449000" calcext:value-type="float">
            <text:p>388449000</text:p>
          </table:table-cell>
          <table:table-cell office:value-type="float" office:value="387577000" calcext:value-type="float">
            <text:p>387577000</text:p>
          </table:table-cell>
          <table:table-cell office:value-type="float" office:value="389236000" calcext:value-type="float">
            <text:p>389236000</text:p>
          </table:table-cell>
          <table:table-cell office:value-type="float" office:value="388316000" calcext:value-type="float">
            <text:p>388316000</text:p>
          </table:table-cell>
          <table:table-cell office:value-type="float" office:value="388445000" calcext:value-type="float">
            <text:p>388445000</text:p>
          </table:table-cell>
          <table:table-cell office:value-type="float" office:value="389648000" calcext:value-type="float">
            <text:p>389648000</text:p>
          </table:table-cell>
          <table:table-cell office:value-type="float" office:value="387703000" calcext:value-type="float">
            <text:p>387703000</text:p>
          </table:table-cell>
          <table:table-cell office:value-type="float" office:value="386934000" calcext:value-type="float">
            <text:p>386934000</text:p>
          </table:table-cell>
          <table:table-cell office:value-type="float" office:value="388968000" calcext:value-type="float">
            <text:p>388968000</text:p>
          </table:table-cell>
          <table:table-cell office:value-type="float" office:value="388289000" calcext:value-type="float">
            <text:p>388289000</text:p>
          </table:table-cell>
          <table:table-cell office:value-type="float" office:value="387753000" calcext:value-type="float">
            <text:p>387753000</text:p>
          </table:table-cell>
          <table:table-cell office:value-type="float" office:value="389032000" calcext:value-type="float">
            <text:p>389032000</text:p>
          </table:table-cell>
          <table:table-cell office:value-type="float" office:value="389771000" calcext:value-type="float">
            <text:p>389771000</text:p>
          </table:table-cell>
          <table:table-cell office:value-type="float" office:value="388931000" calcext:value-type="float">
            <text:p>388931000</text:p>
          </table:table-cell>
          <table:table-cell office:value-type="float" office:value="388832000" calcext:value-type="float">
            <text:p>388832000</text:p>
          </table:table-cell>
          <table:table-cell office:value-type="float" office:value="389922000" calcext:value-type="float">
            <text:p>389922000</text:p>
          </table:table-cell>
          <table:table-cell office:value-type="float" office:value="389071000" calcext:value-type="float">
            <text:p>389071000</text:p>
          </table:table-cell>
          <table:table-cell office:value-type="float" office:value="388863000" calcext:value-type="float">
            <text:p>388863000</text:p>
          </table:table-cell>
          <table:table-cell office:value-type="float" office:value="386952000" calcext:value-type="float">
            <text:p>386952000</text:p>
          </table:table-cell>
          <table:table-cell office:value-type="float" office:value="389341000" calcext:value-type="float">
            <text:p>389341000</text:p>
          </table:table-cell>
          <table:table-cell office:value-type="float" office:value="388924000" calcext:value-type="float">
            <text:p>388924000</text:p>
          </table:table-cell>
          <table:table-cell office:value-type="float" office:value="389062000" calcext:value-type="float">
            <text:p>389062000</text:p>
          </table:table-cell>
          <table:table-cell office:value-type="float" office:value="389944000" calcext:value-type="float">
            <text:p>389944000</text:p>
          </table:table-cell>
          <table:table-cell office:value-type="float" office:value="388546000" calcext:value-type="float">
            <text:p>388546000</text:p>
          </table:table-cell>
          <table:table-cell office:value-type="float" office:value="389059000" calcext:value-type="float">
            <text:p>389059000</text:p>
          </table:table-cell>
          <table:table-cell office:value-type="float" office:value="390255000" calcext:value-type="float">
            <text:p>390255000</text:p>
          </table:table-cell>
          <table:table-cell office:value-type="float" office:value="387700000" calcext:value-type="float">
            <text:p>387700000</text:p>
          </table:table-cell>
          <table:table-cell office:value-type="float" office:value="389678000" calcext:value-type="float">
            <text:p>389678000</text:p>
          </table:table-cell>
          <table:table-cell office:value-type="float" office:value="388822000" calcext:value-type="float">
            <text:p>388822000</text:p>
          </table:table-cell>
          <table:table-cell office:value-type="float" office:value="389750000" calcext:value-type="float">
            <text:p>389750000</text:p>
          </table:table-cell>
          <table:table-cell office:value-type="float" office:value="388210000" calcext:value-type="float">
            <text:p>388210000</text:p>
          </table:table-cell>
          <table:table-cell office:value-type="float" office:value="387535000" calcext:value-type="float">
            <text:p>387535000</text:p>
          </table:table-cell>
          <table:table-cell office:value-type="float" office:value="388410000" calcext:value-type="float">
            <text:p>388410000</text:p>
          </table:table-cell>
          <table:table-cell office:value-type="float" office:value="389475000" calcext:value-type="float">
            <text:p>389475000</text:p>
          </table:table-cell>
          <table:table-cell office:value-type="float" office:value="387725000" calcext:value-type="float">
            <text:p>387725000</text:p>
          </table:table-cell>
          <table:table-cell office:value-type="float" office:value="387803000" calcext:value-type="float">
            <text:p>387803000</text:p>
          </table:table-cell>
          <table:table-cell office:value-type="float" office:value="388256000" calcext:value-type="float">
            <text:p>388256000</text:p>
          </table:table-cell>
          <table:table-cell office:value-type="float" office:value="387616000" calcext:value-type="float">
            <text:p>387616000</text:p>
          </table:table-cell>
          <table:table-cell table:number-columns-repeated="2" office:value-type="float" office:value="389269000" calcext:value-type="float">
            <text:p>389269000</text:p>
          </table:table-cell>
          <table:table-cell office:value-type="float" office:value="388557000" calcext:value-type="float">
            <text:p>388557000</text:p>
          </table:table-cell>
          <table:table-cell office:value-type="float" office:value="388581000" calcext:value-type="float">
            <text:p>388581000</text:p>
          </table:table-cell>
          <table:table-cell office:value-type="float" office:value="388737000" calcext:value-type="float">
            <text:p>388737000</text:p>
          </table:table-cell>
          <table:table-cell office:value-type="float" office:value="388691000" calcext:value-type="float">
            <text:p>388691000</text:p>
          </table:table-cell>
          <table:table-cell office:value-type="float" office:value="388114000" calcext:value-type="float">
            <text:p>388114000</text:p>
          </table:table-cell>
          <table:table-cell office:value-type="float" office:value="388118000" calcext:value-type="float">
            <text:p>388118000</text:p>
          </table:table-cell>
          <table:table-cell office:value-type="float" office:value="388027000" calcext:value-type="float">
            <text:p>388027000</text:p>
          </table:table-cell>
          <table:table-cell table:number-columns-repeated="2" office:value-type="float" office:value="388171000" calcext:value-type="float">
            <text:p>388171000</text:p>
          </table:table-cell>
          <table:table-cell office:value-type="float" office:value="388601000" calcext:value-type="float">
            <text:p>388601000</text:p>
          </table:table-cell>
          <table:table-cell office:value-type="float" office:value="387895000" calcext:value-type="float">
            <text:p>387895000</text:p>
          </table:table-cell>
          <table:table-cell office:value-type="float" office:value="388507000" calcext:value-type="float">
            <text:p>388507000</text:p>
          </table:table-cell>
          <table:table-cell office:value-type="float" office:value="388785000" calcext:value-type="float">
            <text:p>388785000</text:p>
          </table:table-cell>
          <table:table-cell office:value-type="float" office:value="388596000" calcext:value-type="float">
            <text:p>388596000</text:p>
          </table:table-cell>
          <table:table-cell office:value-type="float" office:value="388646000" calcext:value-type="float">
            <text:p>388646000</text:p>
          </table:table-cell>
          <table:table-cell office:value-type="float" office:value="388466000" calcext:value-type="float">
            <text:p>388466000</text:p>
          </table:table-cell>
          <table:table-cell office:value-type="float" office:value="389279000" calcext:value-type="float">
            <text:p>389279000</text:p>
          </table:table-cell>
          <table:table-cell office:value-type="float" office:value="388465000" calcext:value-type="float">
            <text:p>388465000</text:p>
          </table:table-cell>
          <table:table-cell office:value-type="float" office:value="388748000" calcext:value-type="float">
            <text:p>388748000</text:p>
          </table:table-cell>
          <table:table-cell office:value-type="float" office:value="389823000" calcext:value-type="float">
            <text:p>389823000</text:p>
          </table:table-cell>
          <table:table-cell office:value-type="float" office:value="388946000" calcext:value-type="float">
            <text:p>388946000</text:p>
          </table:table-cell>
          <table:table-cell office:value-type="float" office:value="387102000" calcext:value-type="float">
            <text:p>387102000</text:p>
          </table:table-cell>
          <table:table-cell office:value-type="float" office:value="389070000" calcext:value-type="float">
            <text:p>389070000</text:p>
          </table:table-cell>
          <table:table-cell office:value-type="float" office:value="386927000" calcext:value-type="float">
            <text:p>386927000</text:p>
          </table:table-cell>
          <table:table-cell office:value-type="float" office:value="389636000" calcext:value-type="float">
            <text:p>389636000</text:p>
          </table:table-cell>
          <table:table-cell office:value-type="float" office:value="386891000" calcext:value-type="float">
            <text:p>386891000</text:p>
          </table:table-cell>
          <table:table-cell office:value-type="float" office:value="388742000" calcext:value-type="float">
            <text:p>388742000</text:p>
          </table:table-cell>
          <table:table-cell office:value-type="float" office:value="388054000" calcext:value-type="float">
            <text:p>388054000</text:p>
          </table:table-cell>
          <table:table-cell office:value-type="float" office:value="388433000" calcext:value-type="float">
            <text:p>388433000</text:p>
          </table:table-cell>
          <table:table-cell office:value-type="float" office:value="387464000" calcext:value-type="float">
            <text:p>387464000</text:p>
          </table:table-cell>
          <table:table-cell office:value-type="float" office:value="388338000" calcext:value-type="float">
            <text:p>388338000</text:p>
          </table:table-cell>
          <table:table-cell office:value-type="float" office:value="387942000" calcext:value-type="float">
            <text:p>387942000</text:p>
          </table:table-cell>
          <table:table-cell office:value-type="float" office:value="388958000" calcext:value-type="float">
            <text:p>388958000</text:p>
          </table:table-cell>
          <table:table-cell office:value-type="float" office:value="388600000" calcext:value-type="float">
            <text:p>388600000</text:p>
          </table:table-cell>
          <table:table-cell office:value-type="float" office:value="387687000" calcext:value-type="float">
            <text:p>387687000</text:p>
          </table:table-cell>
          <table:table-cell office:value-type="float" office:value="388051000" calcext:value-type="float">
            <text:p>388051000</text:p>
          </table:table-cell>
          <table:table-cell office:value-type="float" office:value="388004000" calcext:value-type="float">
            <text:p>388004000</text:p>
          </table:table-cell>
          <table:table-cell office:value-type="float" office:value="389758000" calcext:value-type="float">
            <text:p>389758000</text:p>
          </table:table-cell>
          <table:table-cell office:value-type="float" office:value="389495000" calcext:value-type="float">
            <text:p>389495000</text:p>
          </table:table-cell>
          <table:table-cell office:value-type="float" office:value="388372000" calcext:value-type="float">
            <text:p>388372000</text:p>
          </table:table-cell>
          <table:table-cell office:value-type="float" office:value="388604000" calcext:value-type="float">
            <text:p>388604000</text:p>
          </table:table-cell>
          <table:table-cell office:value-type="float" office:value="387138000" calcext:value-type="float">
            <text:p>387138000</text:p>
          </table:table-cell>
          <table:table-cell office:value-type="float" office:value="387966000" calcext:value-type="float">
            <text:p>387966000</text:p>
          </table:table-cell>
          <table:table-cell office:value-type="float" office:value="388476000" calcext:value-type="float">
            <text:p>388476000</text:p>
          </table:table-cell>
          <table:table-cell office:value-type="float" office:value="389487000" calcext:value-type="float">
            <text:p>389487000</text:p>
          </table:table-cell>
          <table:table-cell office:value-type="float" office:value="388808000" calcext:value-type="float">
            <text:p>388808000</text:p>
          </table:table-cell>
          <table:table-cell office:value-type="float" office:value="388747000" calcext:value-type="float">
            <text:p>388747000</text:p>
          </table:table-cell>
          <table:table-cell office:value-type="float" office:value="389330000" calcext:value-type="float">
            <text:p>389330000</text:p>
          </table:table-cell>
          <table:table-cell office:value-type="float" office:value="389202000" calcext:value-type="float">
            <text:p>389202000</text:p>
          </table:table-cell>
          <table:table-cell office:value-type="float" office:value="388076000" calcext:value-type="float">
            <text:p>388076000</text:p>
          </table:table-cell>
          <table:table-cell office:value-type="float" office:value="388970000" calcext:value-type="float">
            <text:p>388970000</text:p>
          </table:table-cell>
          <table:table-cell office:value-type="float" office:value="387627000" calcext:value-type="float">
            <text:p>387627000</text:p>
          </table:table-cell>
          <table:table-cell office:value-type="float" office:value="388506000" calcext:value-type="float">
            <text:p>388506000</text:p>
          </table:table-cell>
          <table:table-cell office:value-type="float" office:value="389265000" calcext:value-type="float">
            <text:p>389265000</text:p>
          </table:table-cell>
          <table:table-cell office:value-type="float" office:value="389377000" calcext:value-type="float">
            <text:p>389377000</text:p>
          </table:table-cell>
          <table:table-cell office:value-type="float" office:value="388238000" calcext:value-type="float">
            <text:p>388238000</text:p>
          </table:table-cell>
          <table:table-cell office:value-type="float" office:value="387786000" calcext:value-type="float">
            <text:p>387786000</text:p>
          </table:table-cell>
          <table:table-cell office:value-type="float" office:value="387538000" calcext:value-type="float">
            <text:p>387538000</text:p>
          </table:table-cell>
          <table:table-cell office:value-type="float" office:value="389742000" calcext:value-type="float">
            <text:p>389742000</text:p>
          </table:table-cell>
          <table:table-cell office:value-type="float" office:value="388007000" calcext:value-type="float">
            <text:p>388007000</text:p>
          </table:table-cell>
          <table:table-cell office:value-type="float" office:value="388836000" calcext:value-type="float">
            <text:p>388836000</text:p>
          </table:table-cell>
          <table:table-cell office:value-type="float" office:value="388599000" calcext:value-type="float">
            <text:p>388599000</text:p>
          </table:table-cell>
          <table:table-cell office:value-type="float" office:value="388042000" calcext:value-type="float">
            <text:p>388042000</text:p>
          </table:table-cell>
          <table:table-cell office:value-type="float" office:value="389224000" calcext:value-type="float">
            <text:p>389224000</text:p>
          </table:table-cell>
          <table:table-cell office:value-type="float" office:value="388382000" calcext:value-type="float">
            <text:p>388382000</text:p>
          </table:table-cell>
          <table:table-cell office:value-type="float" office:value="389087000" calcext:value-type="float">
            <text:p>389087000</text:p>
          </table:table-cell>
          <table:table-cell office:value-type="float" office:value="386664000" calcext:value-type="float">
            <text:p>386664000</text:p>
          </table:table-cell>
          <table:table-cell office:value-type="float" office:value="388134000" calcext:value-type="float">
            <text:p>388134000</text:p>
          </table:table-cell>
          <table:table-cell office:value-type="float" office:value="388920000" calcext:value-type="float">
            <text:p>388920000</text:p>
          </table:table-cell>
          <table:table-cell office:value-type="float" office:value="389340000" calcext:value-type="float">
            <text:p>389340000</text:p>
          </table:table-cell>
          <table:table-cell office:value-type="float" office:value="388529000" calcext:value-type="float">
            <text:p>388529000</text:p>
          </table:table-cell>
          <table:table-cell office:value-type="float" office:value="387589000" calcext:value-type="float">
            <text:p>387589000</text:p>
          </table:table-cell>
          <table:table-cell office:value-type="float" office:value="389168000" calcext:value-type="float">
            <text:p>389168000</text:p>
          </table:table-cell>
          <table:table-cell office:value-type="float" office:value="387818000" calcext:value-type="float">
            <text:p>387818000</text:p>
          </table:table-cell>
          <table:table-cell office:value-type="float" office:value="388343000" calcext:value-type="float">
            <text:p>388343000</text:p>
          </table:table-cell>
          <table:table-cell office:value-type="float" office:value="390852000" calcext:value-type="float">
            <text:p>390852000</text:p>
          </table:table-cell>
          <table:table-cell office:value-type="float" office:value="388197000" calcext:value-type="float">
            <text:p>388197000</text:p>
          </table:table-cell>
          <table:table-cell office:value-type="float" office:value="386591000" calcext:value-type="float">
            <text:p>386591000</text:p>
          </table:table-cell>
          <table:table-cell office:value-type="float" office:value="386827000" calcext:value-type="float">
            <text:p>386827000</text:p>
          </table:table-cell>
          <table:table-cell office:value-type="float" office:value="388327000" calcext:value-type="float">
            <text:p>388327000</text:p>
          </table:table-cell>
          <table:table-cell office:value-type="float" office:value="388143000" calcext:value-type="float">
            <text:p>388143000</text:p>
          </table:table-cell>
          <table:table-cell office:value-type="float" office:value="388423000" calcext:value-type="float">
            <text:p>388423000</text:p>
          </table:table-cell>
          <table:table-cell office:value-type="float" office:value="389341000" calcext:value-type="float">
            <text:p>389341000</text:p>
          </table:table-cell>
          <table:table-cell office:value-type="float" office:value="389602000" calcext:value-type="float">
            <text:p>389602000</text:p>
          </table:table-cell>
          <table:table-cell office:value-type="float" office:value="387898000" calcext:value-type="float">
            <text:p>387898000</text:p>
          </table:table-cell>
          <table:table-cell office:value-type="float" office:value="388804000" calcext:value-type="float">
            <text:p>388804000</text:p>
          </table:table-cell>
          <table:table-cell office:value-type="float" office:value="389278000" calcext:value-type="float">
            <text:p>389278000</text:p>
          </table:table-cell>
          <table:table-cell office:value-type="float" office:value="389425000" calcext:value-type="float">
            <text:p>389425000</text:p>
          </table:table-cell>
          <table:table-cell office:value-type="float" office:value="387974000" calcext:value-type="float">
            <text:p>387974000</text:p>
          </table:table-cell>
          <table:table-cell office:value-type="float" office:value="389220000" calcext:value-type="float">
            <text:p>389220000</text:p>
          </table:table-cell>
          <table:table-cell office:value-type="float" office:value="388306000" calcext:value-type="float">
            <text:p>388306000</text:p>
          </table:table-cell>
          <table:table-cell office:value-type="float" office:value="388214000" calcext:value-type="float">
            <text:p>388214000</text:p>
          </table:table-cell>
          <table:table-cell office:value-type="float" office:value="388326000" calcext:value-type="float">
            <text:p>388326000</text:p>
          </table:table-cell>
          <table:table-cell office:value-type="float" office:value="388599000" calcext:value-type="float">
            <text:p>388599000</text:p>
          </table:table-cell>
          <table:table-cell office:value-type="float" office:value="389004000" calcext:value-type="float">
            <text:p>389004000</text:p>
          </table:table-cell>
          <table:table-cell office:value-type="float" office:value="388431000" calcext:value-type="float">
            <text:p>388431000</text:p>
          </table:table-cell>
          <table:table-cell office:value-type="float" office:value="388012000" calcext:value-type="float">
            <text:p>388012000</text:p>
          </table:table-cell>
          <table:table-cell office:value-type="float" office:value="388341000" calcext:value-type="float">
            <text:p>388341000</text:p>
          </table:table-cell>
          <table:table-cell office:value-type="float" office:value="389207000" calcext:value-type="float">
            <text:p>389207000</text:p>
          </table:table-cell>
          <table:table-cell office:value-type="float" office:value="388891000" calcext:value-type="float">
            <text:p>388891000</text:p>
          </table:table-cell>
          <table:table-cell office:value-type="float" office:value="387028000" calcext:value-type="float">
            <text:p>387028000</text:p>
          </table:table-cell>
          <table:table-cell office:value-type="float" office:value="388323000" calcext:value-type="float">
            <text:p>388323000</text:p>
          </table:table-cell>
          <table:table-cell office:value-type="float" office:value="389307000" calcext:value-type="float">
            <text:p>389307000</text:p>
          </table:table-cell>
          <table:table-cell office:value-type="float" office:value="393277000" calcext:value-type="float">
            <text:p>3932770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6T13:56:14.449005796</dc:date>
    <meta:editing-duration>PT9M35S</meta:editing-duration>
    <meta:editing-cycles>3</meta:editing-cycles>
    <meta:generator>LibreOffice/5.1.6.2$Linux_X86_64 LibreOffice_project/10m0$Build-2</meta:generator>
    <meta:document-statistic meta:table-count="1" meta:cell-count="40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693cm" svg:height="17.797cm" xlink:href=".." xlink:type="simple" chart:class="chart:line" chart:style-name="ch1">
        <chart:title svg:x="11.985cm" svg:y="0.491cm" chart:style-name="ch2">
          <text:p>kd population diversity tests</text:p>
        </chart:title>
        <chart:legend chart:legend-position="end" svg:x="26.709cm" svg:y="7.852cm" style:legend-expansion="high" chart:style-name="ch3"/>
        <chart:plot-area chart:style-name="ch4" table:cell-range-address="zuck_small_1step.A4:zuck_small_1step.ALZ7" chart:data-source-has-labels="column" svg:x="1.604cm" svg:y="1.625cm" svg:width="24.512cm" svg:height="14.836cm">
          <chartooo:coordinate-region svg:x="3.522cm" svg:y="1.625cm" svg:width="22.594cm" svg:height="13.583cm"/>
          <chart:axis chart:dimension="x" chart:name="primary-x" chart:style-name="ch5">
            <chart:title svg:x="13.221cm" svg:y="16.816cm" chart:style-name="ch6">
              <text:p>iteration</text:p>
            </chart:title>
          </chart:axis>
          <chart:axis chart:dimension="y" chart:name="primary-y" chart:style-name="ch5">
            <chart:title svg:x="0.451cm" svg:y="10.185cm" chart:style-name="ch7">
              <text:p>objective value</text:p>
            </chart:title>
            <chart:grid chart:style-name="ch8" chart:class="major"/>
          </chart:axis>
          <chart:series chart:style-name="ch9" chart:values-cell-range-address="zuck_small_1step.B4:zuck_small_1step.ALZ4" chart:label-cell-address="zuck_small_1step.A4:zuck_small_1step.A4" chart:class="chart:line">
            <chart:data-point chart:repeated="1013"/>
          </chart:series>
          <chart:series chart:style-name="ch10" chart:values-cell-range-address="zuck_small_1step.B5:zuck_small_1step.ALZ5" chart:label-cell-address="zuck_small_1step.A5:zuck_small_1step.A5" chart:class="chart:line">
            <chart:data-point chart:repeated="1013"/>
          </chart:series>
          <chart:series chart:style-name="ch11" chart:values-cell-range-address="zuck_small_1step.B6:zuck_small_1step.ALZ6" chart:label-cell-address="zuck_small_1step.A6:zuck_small_1step.A6" chart:class="chart:line">
            <chart:data-point chart:repeated="1013"/>
          </chart:series>
          <chart:series chart:style-name="ch12" chart:values-cell-range-address="zuck_small_1step.B7:zuck_small_1step.ALZ7" chart:label-cell-address="zuck_small_1step.A7:zuck_small_1step.A7" chart:class="chart:line">
            <chart:data-point chart:repeated="10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</table:table-row>
          </table:table-header-rows>
          <table:table-rows>
            <table:table-row>
              <table:table-cell office:value-type="string">
                <text:p>1 swap</text:p>
                <draw:g>
                  <svg:desc>zuck_small_1step.A4:zuck_small_1step.A4</svg:desc>
                </draw:g>
              </table:table-cell>
              <table:table-cell office:value-type="float" office:value="391405000">
                <text:p>391405000</text:p>
                <draw:g>
                  <svg:desc>zuck_small_1step.B4:zuck_small_1step.ALZ4</svg:desc>
                </draw:g>
              </table:table-cell>
              <table:table-cell office:value-type="float" office:value="391411000">
                <text:p>391411000</text:p>
              </table:table-cell>
              <table:table-cell office:value-type="float" office:value="391427000">
                <text:p>391427000</text:p>
              </table:table-cell>
              <table:table-cell office:value-type="float" office:value="391135000">
                <text:p>391135000</text:p>
              </table:table-cell>
              <table:table-cell office:value-type="float" office:value="391394000">
                <text:p>391394000</text:p>
              </table:table-cell>
              <table:table-cell office:value-type="float" office:value="390911000">
                <text:p>390911000</text:p>
              </table:table-cell>
              <table:table-cell office:value-type="float" office:value="391421000">
                <text:p>391421000</text:p>
              </table:table-cell>
              <table:table-cell office:value-type="float" office:value="390817000">
                <text:p>390817000</text:p>
              </table:table-cell>
              <table:table-cell office:value-type="float" office:value="391421000">
                <text:p>391421000</text:p>
              </table:table-cell>
              <table:table-cell office:value-type="float" office:value="391356000">
                <text:p>391356000</text:p>
              </table:table-cell>
              <table:table-cell office:value-type="float" office:value="391434000">
                <text:p>391434000</text:p>
              </table:table-cell>
              <table:table-cell office:value-type="float" office:value="391372000">
                <text:p>391372000</text:p>
              </table:table-cell>
              <table:table-cell office:value-type="float" office:value="391426000">
                <text:p>391426000</text:p>
              </table:table-cell>
              <table:table-cell office:value-type="float" office:value="391226000">
                <text:p>391226000</text:p>
              </table:table-cell>
              <table:table-cell office:value-type="float" office:value="391397000">
                <text:p>391397000</text:p>
              </table:table-cell>
              <table:table-cell office:value-type="float" office:value="391345000">
                <text:p>391345000</text:p>
              </table:table-cell>
              <table:table-cell office:value-type="float" office:value="391441000">
                <text:p>391441000</text:p>
              </table:table-cell>
              <table:table-cell office:value-type="float" office:value="391147000">
                <text:p>391147000</text:p>
              </table:table-cell>
              <table:table-cell office:value-type="float" office:value="391423000">
                <text:p>391423000</text:p>
              </table:table-cell>
              <table:table-cell office:value-type="float" office:value="391533000">
                <text:p>391533000</text:p>
              </table:table-cell>
              <table:table-cell office:value-type="float" office:value="391389000">
                <text:p>391389000</text:p>
              </table:table-cell>
              <table:table-cell office:value-type="float" office:value="391433000">
                <text:p>391433000</text:p>
              </table:table-cell>
              <table:table-cell office:value-type="float" office:value="390809000">
                <text:p>390809000</text:p>
              </table:table-cell>
              <table:table-cell office:value-type="float" office:value="391427000">
                <text:p>391427000</text:p>
              </table:table-cell>
              <table:table-cell office:value-type="float" office:value="391423000">
                <text:p>391423000</text:p>
              </table:table-cell>
              <table:table-cell office:value-type="float" office:value="391441000">
                <text:p>391441000</text:p>
              </table:table-cell>
              <table:table-cell office:value-type="float" office:value="391412000">
                <text:p>391412000</text:p>
              </table:table-cell>
              <table:table-cell office:value-type="float" office:value="390882000">
                <text:p>390882000</text:p>
              </table:table-cell>
              <table:table-cell office:value-type="float" office:value="391427000">
                <text:p>391427000</text:p>
              </table:table-cell>
              <table:table-cell office:value-type="float" office:value="391425000">
                <text:p>391425000</text:p>
              </table:table-cell>
              <table:table-cell office:value-type="float" office:value="391430000">
                <text:p>391430000</text:p>
              </table:table-cell>
              <table:table-cell office:value-type="float" office:value="391352000">
                <text:p>391352000</text:p>
              </table:table-cell>
              <table:table-cell office:value-type="float" office:value="391210000">
                <text:p>391210000</text:p>
              </table:table-cell>
              <table:table-cell office:value-type="float" office:value="391282000">
                <text:p>391282000</text:p>
              </table:table-cell>
              <table:table-cell office:value-type="float" office:value="391432000">
                <text:p>391432000</text:p>
              </table:table-cell>
              <table:table-cell office:value-type="float" office:value="390977000">
                <text:p>390977000</text:p>
              </table:table-cell>
              <table:table-cell office:value-type="float" office:value="390915000">
                <text:p>390915000</text:p>
              </table:table-cell>
              <table:table-cell office:value-type="float" office:value="391418000">
                <text:p>391418000</text:p>
              </table:table-cell>
              <table:table-cell office:value-type="float" office:value="391400000">
                <text:p>391400000</text:p>
              </table:table-cell>
              <table:table-cell office:value-type="float" office:value="391422000">
                <text:p>391422000</text:p>
              </table:table-cell>
              <table:table-cell office:value-type="float" office:value="391348000">
                <text:p>391348000</text:p>
              </table:table-cell>
              <table:table-cell office:value-type="float" office:value="391436000">
                <text:p>391436000</text:p>
              </table:table-cell>
              <table:table-cell office:value-type="float" office:value="391436000">
                <text:p>391436000</text:p>
              </table:table-cell>
              <table:table-cell office:value-type="float" office:value="391359000">
                <text:p>391359000</text:p>
              </table:table-cell>
              <table:table-cell office:value-type="float" office:value="391436000">
                <text:p>391436000</text:p>
              </table:table-cell>
              <table:table-cell office:value-type="float" office:value="391359000">
                <text:p>391359000</text:p>
              </table:table-cell>
              <table:table-cell office:value-type="float" office:value="391225000">
                <text:p>391225000</text:p>
              </table:table-cell>
              <table:table-cell office:value-type="float" office:value="391315000">
                <text:p>391315000</text:p>
              </table:table-cell>
              <table:table-cell office:value-type="float" office:value="391393000">
                <text:p>391393000</text:p>
              </table:table-cell>
              <table:table-cell office:value-type="float" office:value="391417000">
                <text:p>391417000</text:p>
              </table:table-cell>
              <table:table-cell office:value-type="float" office:value="391028000">
                <text:p>391028000</text:p>
              </table:table-cell>
              <table:table-cell office:value-type="float" office:value="391408000">
                <text:p>391408000</text:p>
              </table:table-cell>
              <table:table-cell office:value-type="float" office:value="391286000">
                <text:p>391286000</text:p>
              </table:table-cell>
              <table:table-cell office:value-type="float" office:value="391423000">
                <text:p>391423000</text:p>
              </table:table-cell>
              <table:table-cell office:value-type="float" office:value="391270000">
                <text:p>391270000</text:p>
              </table:table-cell>
              <table:table-cell office:value-type="float" office:value="391442000">
                <text:p>391442000</text:p>
              </table:table-cell>
              <table:table-cell office:value-type="float" office:value="391319000">
                <text:p>391319000</text:p>
              </table:table-cell>
              <table:table-cell office:value-type="float" office:value="391426000">
                <text:p>391426000</text:p>
              </table:table-cell>
              <table:table-cell office:value-type="float" office:value="391431000">
                <text:p>391431000</text:p>
              </table:table-cell>
              <table:table-cell office:value-type="float" office:value="391242000">
                <text:p>391242000</text:p>
              </table:table-cell>
              <table:table-cell office:value-type="float" office:value="390927000">
                <text:p>390927000</text:p>
              </table:table-cell>
              <table:table-cell office:value-type="float" office:value="391072000">
                <text:p>391072000</text:p>
              </table:table-cell>
              <table:table-cell office:value-type="float" office:value="391394000">
                <text:p>391394000</text:p>
              </table:table-cell>
              <table:table-cell office:value-type="float" office:value="391432000">
                <text:p>391432000</text:p>
              </table:table-cell>
              <table:table-cell office:value-type="float" office:value="391398000">
                <text:p>391398000</text:p>
              </table:table-cell>
              <table:table-cell office:value-type="float" office:value="391426000">
                <text:p>391426000</text:p>
              </table:table-cell>
              <table:table-cell office:value-type="float" office:value="391257000">
                <text:p>391257000</text:p>
              </table:table-cell>
              <table:table-cell office:value-type="float" office:value="391426000">
                <text:p>391426000</text:p>
              </table:table-cell>
              <table:table-cell office:value-type="float" office:value="391362000">
                <text:p>391362000</text:p>
              </table:table-cell>
              <table:table-cell office:value-type="float" office:value="391492000">
                <text:p>391492000</text:p>
              </table:table-cell>
              <table:table-cell office:value-type="float" office:value="391390000">
                <text:p>391390000</text:p>
              </table:table-cell>
              <table:table-cell office:value-type="float" office:value="391423000">
                <text:p>391423000</text:p>
              </table:table-cell>
              <table:table-cell office:value-type="float" office:value="391438000">
                <text:p>391438000</text:p>
              </table:table-cell>
              <table:table-cell office:value-type="float" office:value="391417000">
                <text:p>391417000</text:p>
              </table:table-cell>
              <table:table-cell office:value-type="float" office:value="391416000">
                <text:p>391416000</text:p>
              </table:table-cell>
              <table:table-cell office:value-type="float" office:value="391415000">
                <text:p>391415000</text:p>
              </table:table-cell>
              <table:table-cell office:value-type="float" office:value="391386000">
                <text:p>391386000</text:p>
              </table:table-cell>
              <table:table-cell office:value-type="float" office:value="391292000">
                <text:p>391292000</text:p>
              </table:table-cell>
              <table:table-cell office:value-type="float" office:value="391409000">
                <text:p>391409000</text:p>
              </table:table-cell>
              <table:table-cell office:value-type="float" office:value="391353000">
                <text:p>391353000</text:p>
              </table:table-cell>
              <table:table-cell office:value-type="float" office:value="391189000">
                <text:p>391189000</text:p>
              </table:table-cell>
              <table:table-cell office:value-type="float" office:value="391394000">
                <text:p>391394000</text:p>
              </table:table-cell>
              <table:table-cell office:value-type="float" office:value="391420000">
                <text:p>391420000</text:p>
              </table:table-cell>
              <table:table-cell office:value-type="float" office:value="391415000">
                <text:p>391415000</text:p>
              </table:table-cell>
              <table:table-cell office:value-type="float" office:value="391408000">
                <text:p>391408000</text:p>
              </table:table-cell>
              <table:table-cell office:value-type="float" office:value="391430000">
                <text:p>391430000</text:p>
              </table:table-cell>
              <table:table-cell office:value-type="float" office:value="391424000">
                <text:p>391424000</text:p>
              </table:table-cell>
              <table:table-cell office:value-type="float" office:value="390938000">
                <text:p>390938000</text:p>
              </table:table-cell>
              <table:table-cell office:value-type="float" office:value="391083000">
                <text:p>391083000</text:p>
              </table:table-cell>
              <table:table-cell office:value-type="float" office:value="391329000">
                <text:p>391329000</text:p>
              </table:table-cell>
              <table:table-cell office:value-type="float" office:value="391419000">
                <text:p>391419000</text:p>
              </table:table-cell>
              <table:table-cell office:value-type="float" office:value="391433000">
                <text:p>391433000</text:p>
              </table:table-cell>
              <table:table-cell office:value-type="float" office:value="391489000">
                <text:p>391489000</text:p>
              </table:table-cell>
              <table:table-cell office:value-type="float" office:value="391252000">
                <text:p>391252000</text:p>
              </table:table-cell>
              <table:table-cell office:value-type="float" office:value="391326000">
                <text:p>391326000</text:p>
              </table:table-cell>
              <table:table-cell office:value-type="float" office:value="391432000">
                <text:p>391432000</text:p>
              </table:table-cell>
              <table:table-cell office:value-type="float" office:value="391352000">
                <text:p>391352000</text:p>
              </table:table-cell>
              <table:table-cell office:value-type="float" office:value="391268000">
                <text:p>391268000</text:p>
              </table:table-cell>
              <table:table-cell office:value-type="float" office:value="391425000">
                <text:p>391425000</text:p>
              </table:table-cell>
              <table:table-cell office:value-type="float" office:value="391328000">
                <text:p>391328000</text:p>
              </table:table-cell>
              <table:table-cell office:value-type="float" office:value="391131000">
                <text:p>391131000</text:p>
              </table:table-cell>
              <table:table-cell office:value-type="float" office:value="391072000">
                <text:p>391072000</text:p>
              </table:table-cell>
              <table:table-cell office:value-type="float" office:value="391427000">
                <text:p>391427000</text:p>
              </table:table-cell>
              <table:table-cell office:value-type="float" office:value="391440000">
                <text:p>391440000</text:p>
              </table:table-cell>
              <table:table-cell office:value-type="float" office:value="391437000">
                <text:p>391437000</text:p>
              </table:table-cell>
              <table:table-cell office:value-type="float" office:value="391245000">
                <text:p>391245000</text:p>
              </table:table-cell>
              <table:table-cell office:value-type="float" office:value="391439000">
                <text:p>391439000</text:p>
              </table:table-cell>
              <table:table-cell office:value-type="float" office:value="391390000">
                <text:p>391390000</text:p>
              </table:table-cell>
              <table:table-cell office:value-type="float" office:value="391427000">
                <text:p>391427000</text:p>
              </table:table-cell>
              <table:table-cell office:value-type="float" office:value="391386000">
                <text:p>391386000</text:p>
              </table:table-cell>
              <table:table-cell office:value-type="float" office:value="391426000">
                <text:p>391426000</text:p>
              </table:table-cell>
              <table:table-cell office:value-type="float" office:value="391431000">
                <text:p>391431000</text:p>
              </table:table-cell>
              <table:table-cell office:value-type="float" office:value="391441000">
                <text:p>391441000</text:p>
              </table:table-cell>
              <table:table-cell office:value-type="float" office:value="391427000">
                <text:p>391427000</text:p>
              </table:table-cell>
              <table:table-cell office:value-type="float" office:value="391429000">
                <text:p>391429000</text:p>
              </table:table-cell>
              <table:table-cell office:value-type="float" office:value="391427000">
                <text:p>391427000</text:p>
              </table:table-cell>
              <table:table-cell office:value-type="float" office:value="391426000">
                <text:p>391426000</text:p>
              </table:table-cell>
              <table:table-cell office:value-type="float" office:value="391316000">
                <text:p>391316000</text:p>
              </table:table-cell>
              <table:table-cell office:value-type="float" office:value="391427000">
                <text:p>391427000</text:p>
              </table:table-cell>
              <table:table-cell office:value-type="float" office:value="391402000">
                <text:p>391402000</text:p>
              </table:table-cell>
              <table:table-cell office:value-type="float" office:value="391294000">
                <text:p>391294000</text:p>
              </table:table-cell>
              <table:table-cell office:value-type="float" office:value="391466000">
                <text:p>391466000</text:p>
              </table:table-cell>
              <table:table-cell office:value-type="float" office:value="391421000">
                <text:p>391421000</text:p>
              </table:table-cell>
              <table:table-cell office:value-type="float" office:value="391398000">
                <text:p>391398000</text:p>
              </table:table-cell>
              <table:table-cell office:value-type="float" office:value="391261000">
                <text:p>391261000</text:p>
              </table:table-cell>
              <table:table-cell office:value-type="float" office:value="391218000">
                <text:p>391218000</text:p>
              </table:table-cell>
              <table:table-cell office:value-type="float" office:value="391055000">
                <text:p>391055000</text:p>
              </table:table-cell>
              <table:table-cell office:value-type="float" office:value="391437000">
                <text:p>391437000</text:p>
              </table:table-cell>
              <table:table-cell office:value-type="float" office:value="391420000">
                <text:p>391420000</text:p>
              </table:table-cell>
              <table:table-cell office:value-type="float" office:value="391427000">
                <text:p>391427000</text:p>
              </table:table-cell>
              <table:table-cell office:value-type="float" office:value="391363000">
                <text:p>391363000</text:p>
              </table:table-cell>
              <table:table-cell office:value-type="float" office:value="391262000">
                <text:p>391262000</text:p>
              </table:table-cell>
              <table:table-cell office:value-type="float" office:value="391388000">
                <text:p>391388000</text:p>
              </table:table-cell>
              <table:table-cell office:value-type="float" office:value="391435000">
                <text:p>391435000</text:p>
              </table:table-cell>
              <table:table-cell office:value-type="float" office:value="391479000">
                <text:p>391479000</text:p>
              </table:table-cell>
              <table:table-cell office:value-type="float" office:value="391381000">
                <text:p>391381000</text:p>
              </table:table-cell>
              <table:table-cell office:value-type="float" office:value="391442000">
                <text:p>391442000</text:p>
              </table:table-cell>
              <table:table-cell office:value-type="float" office:value="390928000">
                <text:p>390928000</text:p>
              </table:table-cell>
              <table:table-cell office:value-type="float" office:value="390802000">
                <text:p>390802000</text:p>
              </table:table-cell>
              <table:table-cell office:value-type="float" office:value="391384000">
                <text:p>391384000</text:p>
              </table:table-cell>
              <table:table-cell office:value-type="float" office:value="391131000">
                <text:p>391131000</text:p>
              </table:table-cell>
              <table:table-cell office:value-type="float" office:value="390985000">
                <text:p>390985000</text:p>
              </table:table-cell>
              <table:table-cell office:value-type="float" office:value="390927000">
                <text:p>390927000</text:p>
              </table:table-cell>
              <table:table-cell office:value-type="float" office:value="391408000">
                <text:p>391408000</text:p>
              </table:table-cell>
              <table:table-cell office:value-type="float" office:value="391402000">
                <text:p>391402000</text:p>
              </table:table-cell>
              <table:table-cell office:value-type="float" office:value="391242000">
                <text:p>391242000</text:p>
              </table:table-cell>
              <table:table-cell office:value-type="float" office:value="391423000">
                <text:p>391423000</text:p>
              </table:table-cell>
              <table:table-cell office:value-type="float" office:value="391431000">
                <text:p>391431000</text:p>
              </table:table-cell>
              <table:table-cell office:value-type="float" office:value="390884000">
                <text:p>390884000</text:p>
              </table:table-cell>
              <table:table-cell office:value-type="float" office:value="391413000">
                <text:p>391413000</text:p>
              </table:table-cell>
              <table:table-cell office:value-type="float" office:value="391418000">
                <text:p>391418000</text:p>
              </table:table-cell>
              <table:table-cell office:value-type="float" office:value="391234000">
                <text:p>391234000</text:p>
              </table:table-cell>
              <table:table-cell office:value-type="float" office:value="391423000">
                <text:p>391423000</text:p>
              </table:table-cell>
              <table:table-cell office:value-type="float" office:value="391427000">
                <text:p>391427000</text:p>
              </table:table-cell>
              <table:table-cell office:value-type="float" office:value="391327000">
                <text:p>391327000</text:p>
              </table:table-cell>
              <table:table-cell office:value-type="float" office:value="391374000">
                <text:p>391374000</text:p>
              </table:table-cell>
              <table:table-cell office:value-type="float" office:value="391434000">
                <text:p>391434000</text:p>
              </table:table-cell>
              <table:table-cell office:value-type="float" office:value="391170000">
                <text:p>391170000</text:p>
              </table:table-cell>
              <table:table-cell office:value-type="float" office:value="391424000">
                <text:p>391424000</text:p>
              </table:table-cell>
              <table:table-cell office:value-type="float" office:value="391346000">
                <text:p>391346000</text:p>
              </table:table-cell>
              <table:table-cell office:value-type="float" office:value="391364000">
                <text:p>391364000</text:p>
              </table:table-cell>
              <table:table-cell office:value-type="float" office:value="391139000">
                <text:p>391139000</text:p>
              </table:table-cell>
              <table:table-cell office:value-type="float" office:value="391427000">
                <text:p>391427000</text:p>
              </table:table-cell>
              <table:table-cell office:value-type="float" office:value="391420000">
                <text:p>391420000</text:p>
              </table:table-cell>
              <table:table-cell office:value-type="float" office:value="391361000">
                <text:p>391361000</text:p>
              </table:table-cell>
              <table:table-cell office:value-type="float" office:value="391245000">
                <text:p>391245000</text:p>
              </table:table-cell>
              <table:table-cell office:value-type="float" office:value="391421000">
                <text:p>391421000</text:p>
              </table:table-cell>
              <table:table-cell office:value-type="float" office:value="391421000">
                <text:p>391421000</text:p>
              </table:table-cell>
              <table:table-cell office:value-type="float" office:value="391406000">
                <text:p>391406000</text:p>
              </table:table-cell>
              <table:table-cell office:value-type="float" office:value="391421000">
                <text:p>391421000</text:p>
              </table:table-cell>
              <table:table-cell office:value-type="float" office:value="391406000">
                <text:p>391406000</text:p>
              </table:table-cell>
              <table:table-cell office:value-type="float" office:value="391414000">
                <text:p>391414000</text:p>
              </table:table-cell>
              <table:table-cell office:value-type="float" office:value="391346000">
                <text:p>391346000</text:p>
              </table:table-cell>
              <table:table-cell office:value-type="float" office:value="391424000">
                <text:p>391424000</text:p>
              </table:table-cell>
              <table:table-cell office:value-type="float" office:value="391419000">
                <text:p>391419000</text:p>
              </table:table-cell>
              <table:table-cell office:value-type="float" office:value="391378000">
                <text:p>391378000</text:p>
              </table:table-cell>
              <table:table-cell office:value-type="float" office:value="391429000">
                <text:p>391429000</text:p>
              </table:table-cell>
              <table:table-cell office:value-type="float" office:value="391431000">
                <text:p>391431000</text:p>
              </table:table-cell>
              <table:table-cell office:value-type="float" office:value="391414000">
                <text:p>391414000</text:p>
              </table:table-cell>
              <table:table-cell office:value-type="float" office:value="391138000">
                <text:p>391138000</text:p>
              </table:table-cell>
              <table:table-cell office:value-type="float" office:value="391456000">
                <text:p>391456000</text:p>
              </table:table-cell>
              <table:table-cell office:value-type="float" office:value="391021000">
                <text:p>391021000</text:p>
              </table:table-cell>
              <table:table-cell office:value-type="float" office:value="391425000">
                <text:p>391425000</text:p>
              </table:table-cell>
              <table:table-cell office:value-type="float" office:value="391420000">
                <text:p>391420000</text:p>
              </table:table-cell>
              <table:table-cell office:value-type="float" office:value="391429000">
                <text:p>391429000</text:p>
              </table:table-cell>
              <table:table-cell office:value-type="float" office:value="390919000">
                <text:p>390919000</text:p>
              </table:table-cell>
              <table:table-cell office:value-type="float" office:value="390709000">
                <text:p>390709000</text:p>
              </table:table-cell>
              <table:table-cell office:value-type="float" office:value="391410000">
                <text:p>391410000</text:p>
              </table:table-cell>
              <table:table-cell office:value-type="float" office:value="391148000">
                <text:p>391148000</text:p>
              </table:table-cell>
              <table:table-cell office:value-type="float" office:value="391055000">
                <text:p>391055000</text:p>
              </table:table-cell>
              <table:table-cell office:value-type="float" office:value="391413000">
                <text:p>391413000</text:p>
              </table:table-cell>
              <table:table-cell office:value-type="float" office:value="391435000">
                <text:p>391435000</text:p>
              </table:table-cell>
              <table:table-cell office:value-type="float" office:value="390516000">
                <text:p>390516000</text:p>
              </table:table-cell>
              <table:table-cell office:value-type="float" office:value="391441000">
                <text:p>391441000</text:p>
              </table:table-cell>
              <table:table-cell office:value-type="float" office:value="391378000">
                <text:p>391378000</text:p>
              </table:table-cell>
              <table:table-cell office:value-type="float" office:value="390727000">
                <text:p>390727000</text:p>
              </table:table-cell>
              <table:table-cell office:value-type="float" office:value="391420000">
                <text:p>391420000</text:p>
              </table:table-cell>
              <table:table-cell office:value-type="float" office:value="391288000">
                <text:p>391288000</text:p>
              </table:table-cell>
              <table:table-cell office:value-type="float" office:value="391461000">
                <text:p>391461000</text:p>
              </table:table-cell>
              <table:table-cell office:value-type="float" office:value="391414000">
                <text:p>391414000</text:p>
              </table:table-cell>
              <table:table-cell office:value-type="float" office:value="390760000">
                <text:p>390760000</text:p>
              </table:table-cell>
              <table:table-cell office:value-type="float" office:value="391414000">
                <text:p>391414000</text:p>
              </table:table-cell>
              <table:table-cell office:value-type="float" office:value="391272000">
                <text:p>391272000</text:p>
              </table:table-cell>
              <table:table-cell office:value-type="float" office:value="391296000">
                <text:p>391296000</text:p>
              </table:table-cell>
              <table:table-cell office:value-type="float" office:value="391322000">
                <text:p>391322000</text:p>
              </table:table-cell>
              <table:table-cell office:value-type="float" office:value="391328000">
                <text:p>391328000</text:p>
              </table:table-cell>
              <table:table-cell office:value-type="float" office:value="393184000">
                <text:p>393184000</text:p>
              </table:table-cell>
              <table:table-cell office:value-type="float" office:value="392978000">
                <text:p>392978000</text:p>
              </table:table-cell>
              <table:table-cell office:value-type="float" office:value="393382000">
                <text:p>393382000</text:p>
              </table:table-cell>
              <table:table-cell office:value-type="float" office:value="393556000">
                <text:p>393556000</text:p>
              </table:table-cell>
              <table:table-cell office:value-type="float" office:value="393417000">
                <text:p>393417000</text:p>
              </table:table-cell>
              <table:table-cell office:value-type="float" office:value="393672000">
                <text:p>393672000</text:p>
              </table:table-cell>
              <table:table-cell office:value-type="float" office:value="393267000">
                <text:p>393267000</text:p>
              </table:table-cell>
              <table:table-cell office:value-type="float" office:value="393696000">
                <text:p>393696000</text:p>
              </table:table-cell>
              <table:table-cell office:value-type="float" office:value="393665000">
                <text:p>393665000</text:p>
              </table:table-cell>
              <table:table-cell office:value-type="float" office:value="393664000">
                <text:p>393664000</text:p>
              </table:table-cell>
              <table:table-cell office:value-type="float" office:value="393396000">
                <text:p>393396000</text:p>
              </table:table-cell>
              <table:table-cell office:value-type="float" office:value="393672000">
                <text:p>393672000</text:p>
              </table:table-cell>
              <table:table-cell office:value-type="float" office:value="393678000">
                <text:p>393678000</text:p>
              </table:table-cell>
              <table:table-cell office:value-type="float" office:value="393541000">
                <text:p>393541000</text:p>
              </table:table-cell>
              <table:table-cell office:value-type="float" office:value="393219000">
                <text:p>393219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673000">
                <text:p>393673000</text:p>
              </table:table-cell>
              <table:table-cell office:value-type="float" office:value="393445000">
                <text:p>393445000</text:p>
              </table:table-cell>
              <table:table-cell office:value-type="float" office:value="393673000">
                <text:p>393673000</text:p>
              </table:table-cell>
              <table:table-cell office:value-type="float" office:value="393494000">
                <text:p>393494000</text:p>
              </table:table-cell>
              <table:table-cell office:value-type="float" office:value="393675000">
                <text:p>393675000</text:p>
              </table:table-cell>
              <table:table-cell office:value-type="float" office:value="393652000">
                <text:p>393652000</text:p>
              </table:table-cell>
              <table:table-cell office:value-type="float" office:value="393005000">
                <text:p>393005000</text:p>
              </table:table-cell>
              <table:table-cell office:value-type="float" office:value="393693000">
                <text:p>393693000</text:p>
              </table:table-cell>
              <table:table-cell office:value-type="float" office:value="393627000">
                <text:p>393627000</text:p>
              </table:table-cell>
              <table:table-cell office:value-type="float" office:value="393656000">
                <text:p>393656000</text:p>
              </table:table-cell>
              <table:table-cell office:value-type="float" office:value="393465000">
                <text:p>393465000</text:p>
              </table:table-cell>
              <table:table-cell office:value-type="float" office:value="393650000">
                <text:p>393650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567000">
                <text:p>393567000</text:p>
              </table:table-cell>
              <table:table-cell office:value-type="float" office:value="393681000">
                <text:p>393681000</text:p>
              </table:table-cell>
              <table:table-cell office:value-type="float" office:value="393545000">
                <text:p>393545000</text:p>
              </table:table-cell>
              <table:table-cell office:value-type="float" office:value="393364000">
                <text:p>393364000</text:p>
              </table:table-cell>
              <table:table-cell office:value-type="float" office:value="393676000">
                <text:p>393676000</text:p>
              </table:table-cell>
              <table:table-cell office:value-type="float" office:value="392984000">
                <text:p>392984000</text:p>
              </table:table-cell>
              <table:table-cell office:value-type="float" office:value="393681000">
                <text:p>393681000</text:p>
              </table:table-cell>
              <table:table-cell office:value-type="float" office:value="393397000">
                <text:p>393397000</text:p>
              </table:table-cell>
              <table:table-cell office:value-type="float" office:value="393679000">
                <text:p>393679000</text:p>
              </table:table-cell>
              <table:table-cell office:value-type="float" office:value="393640000">
                <text:p>393640000</text:p>
              </table:table-cell>
              <table:table-cell office:value-type="float" office:value="393686000">
                <text:p>393686000</text:p>
              </table:table-cell>
              <table:table-cell office:value-type="float" office:value="393678000">
                <text:p>393678000</text:p>
              </table:table-cell>
              <table:table-cell office:value-type="float" office:value="393676000">
                <text:p>393676000</text:p>
              </table:table-cell>
              <table:table-cell office:value-type="float" office:value="393464000">
                <text:p>393464000</text:p>
              </table:table-cell>
              <table:table-cell office:value-type="float" office:value="393270000">
                <text:p>393270000</text:p>
              </table:table-cell>
              <table:table-cell office:value-type="float" office:value="393657000">
                <text:p>393657000</text:p>
              </table:table-cell>
              <table:table-cell office:value-type="float" office:value="393676000">
                <text:p>393676000</text:p>
              </table:table-cell>
              <table:table-cell office:value-type="float" office:value="393094000">
                <text:p>393094000</text:p>
              </table:table-cell>
              <table:table-cell office:value-type="float" office:value="393673000">
                <text:p>393673000</text:p>
              </table:table-cell>
              <table:table-cell office:value-type="float" office:value="393633000">
                <text:p>393633000</text:p>
              </table:table-cell>
              <table:table-cell office:value-type="float" office:value="393658000">
                <text:p>393658000</text:p>
              </table:table-cell>
              <table:table-cell office:value-type="float" office:value="393295000">
                <text:p>393295000</text:p>
              </table:table-cell>
              <table:table-cell office:value-type="float" office:value="393669000">
                <text:p>393669000</text:p>
              </table:table-cell>
              <table:table-cell office:value-type="float" office:value="393201000">
                <text:p>393201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652000">
                <text:p>393652000</text:p>
              </table:table-cell>
              <table:table-cell office:value-type="float" office:value="393681000">
                <text:p>393681000</text:p>
              </table:table-cell>
              <table:table-cell office:value-type="float" office:value="392953000">
                <text:p>392953000</text:p>
              </table:table-cell>
              <table:table-cell office:value-type="float" office:value="393675000">
                <text:p>393675000</text:p>
              </table:table-cell>
              <table:table-cell office:value-type="float" office:value="393175000">
                <text:p>393175000</text:p>
              </table:table-cell>
              <table:table-cell office:value-type="float" office:value="393675000">
                <text:p>393675000</text:p>
              </table:table-cell>
              <table:table-cell office:value-type="float" office:value="393630000">
                <text:p>393630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373000">
                <text:p>393373000</text:p>
              </table:table-cell>
              <table:table-cell office:value-type="float" office:value="393647000">
                <text:p>393647000</text:p>
              </table:table-cell>
              <table:table-cell office:value-type="float" office:value="393659000">
                <text:p>393659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674000">
                <text:p>393674000</text:p>
              </table:table-cell>
              <table:table-cell office:value-type="float" office:value="393674000">
                <text:p>393674000</text:p>
              </table:table-cell>
              <table:table-cell office:value-type="float" office:value="393244000">
                <text:p>393244000</text:p>
              </table:table-cell>
              <table:table-cell office:value-type="float" office:value="393593000">
                <text:p>393593000</text:p>
              </table:table-cell>
              <table:table-cell office:value-type="float" office:value="393435000">
                <text:p>393435000</text:p>
              </table:table-cell>
              <table:table-cell office:value-type="float" office:value="393681000">
                <text:p>393681000</text:p>
              </table:table-cell>
              <table:table-cell office:value-type="float" office:value="393676000">
                <text:p>393676000</text:p>
              </table:table-cell>
              <table:table-cell office:value-type="float" office:value="393652000">
                <text:p>393652000</text:p>
              </table:table-cell>
              <table:table-cell office:value-type="float" office:value="393690000">
                <text:p>393690000</text:p>
              </table:table-cell>
              <table:table-cell office:value-type="float" office:value="393409000">
                <text:p>393409000</text:p>
              </table:table-cell>
              <table:table-cell office:value-type="float" office:value="393662000">
                <text:p>393662000</text:p>
              </table:table-cell>
              <table:table-cell office:value-type="float" office:value="393558000">
                <text:p>393558000</text:p>
              </table:table-cell>
              <table:table-cell office:value-type="float" office:value="393669000">
                <text:p>393669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2961000">
                <text:p>392961000</text:p>
              </table:table-cell>
              <table:table-cell office:value-type="float" office:value="393281000">
                <text:p>393281000</text:p>
              </table:table-cell>
              <table:table-cell office:value-type="float" office:value="393171000">
                <text:p>393171000</text:p>
              </table:table-cell>
              <table:table-cell office:value-type="float" office:value="393674000">
                <text:p>393674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672000">
                <text:p>393672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2992000">
                <text:p>392992000</text:p>
              </table:table-cell>
              <table:table-cell office:value-type="float" office:value="392948000">
                <text:p>392948000</text:p>
              </table:table-cell>
              <table:table-cell office:value-type="float" office:value="393324000">
                <text:p>393324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631000">
                <text:p>393631000</text:p>
              </table:table-cell>
              <table:table-cell office:value-type="float" office:value="392754000">
                <text:p>392754000</text:p>
              </table:table-cell>
              <table:table-cell office:value-type="float" office:value="393678000">
                <text:p>393678000</text:p>
              </table:table-cell>
              <table:table-cell office:value-type="float" office:value="393669000">
                <text:p>393669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669000">
                <text:p>393669000</text:p>
              </table:table-cell>
              <table:table-cell office:value-type="float" office:value="393269000">
                <text:p>393269000</text:p>
              </table:table-cell>
              <table:table-cell office:value-type="float" office:value="393457000">
                <text:p>393457000</text:p>
              </table:table-cell>
              <table:table-cell office:value-type="float" office:value="393657000">
                <text:p>393657000</text:p>
              </table:table-cell>
              <table:table-cell office:value-type="float" office:value="393671000">
                <text:p>393671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278000">
                <text:p>393278000</text:p>
              </table:table-cell>
              <table:table-cell office:value-type="float" office:value="393598000">
                <text:p>393598000</text:p>
              </table:table-cell>
              <table:table-cell office:value-type="float" office:value="393366000">
                <text:p>393366000</text:p>
              </table:table-cell>
              <table:table-cell office:value-type="float" office:value="393540000">
                <text:p>393540000</text:p>
              </table:table-cell>
              <table:table-cell office:value-type="float" office:value="393644000">
                <text:p>393644000</text:p>
              </table:table-cell>
              <table:table-cell office:value-type="float" office:value="393642000">
                <text:p>393642000</text:p>
              </table:table-cell>
              <table:table-cell office:value-type="float" office:value="393635000">
                <text:p>393635000</text:p>
              </table:table-cell>
              <table:table-cell office:value-type="float" office:value="393676000">
                <text:p>393676000</text:p>
              </table:table-cell>
              <table:table-cell office:value-type="float" office:value="393639000">
                <text:p>393639000</text:p>
              </table:table-cell>
              <table:table-cell office:value-type="float" office:value="393674000">
                <text:p>393674000</text:p>
              </table:table-cell>
              <table:table-cell office:value-type="float" office:value="393287000">
                <text:p>393287000</text:p>
              </table:table-cell>
              <table:table-cell office:value-type="float" office:value="393201000">
                <text:p>393201000</text:p>
              </table:table-cell>
              <table:table-cell office:value-type="float" office:value="393666000">
                <text:p>393666000</text:p>
              </table:table-cell>
              <table:table-cell office:value-type="float" office:value="393665000">
                <text:p>393665000</text:p>
              </table:table-cell>
              <table:table-cell office:value-type="float" office:value="393666000">
                <text:p>393666000</text:p>
              </table:table-cell>
              <table:table-cell office:value-type="float" office:value="393675000">
                <text:p>393675000</text:p>
              </table:table-cell>
              <table:table-cell office:value-type="float" office:value="393661000">
                <text:p>393661000</text:p>
              </table:table-cell>
              <table:table-cell office:value-type="float" office:value="392843000">
                <text:p>392843000</text:p>
              </table:table-cell>
              <table:table-cell office:value-type="float" office:value="393554000">
                <text:p>393554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492000">
                <text:p>393492000</text:p>
              </table:table-cell>
              <table:table-cell office:value-type="float" office:value="393320000">
                <text:p>393320000</text:p>
              </table:table-cell>
              <table:table-cell office:value-type="float" office:value="393481000">
                <text:p>393481000</text:p>
              </table:table-cell>
              <table:table-cell office:value-type="float" office:value="393264000">
                <text:p>393264000</text:p>
              </table:table-cell>
              <table:table-cell office:value-type="float" office:value="393676000">
                <text:p>393676000</text:p>
              </table:table-cell>
              <table:table-cell office:value-type="float" office:value="393665000">
                <text:p>393665000</text:p>
              </table:table-cell>
              <table:table-cell office:value-type="float" office:value="393648000">
                <text:p>393648000</text:p>
              </table:table-cell>
              <table:table-cell office:value-type="float" office:value="393162000">
                <text:p>393162000</text:p>
              </table:table-cell>
              <table:table-cell office:value-type="float" office:value="393420000">
                <text:p>393420000</text:p>
              </table:table-cell>
              <table:table-cell office:value-type="float" office:value="393668000">
                <text:p>393668000</text:p>
              </table:table-cell>
              <table:table-cell office:value-type="float" office:value="393473000">
                <text:p>393473000</text:p>
              </table:table-cell>
              <table:table-cell office:value-type="float" office:value="393669000">
                <text:p>393669000</text:p>
              </table:table-cell>
              <table:table-cell office:value-type="float" office:value="393676000">
                <text:p>393676000</text:p>
              </table:table-cell>
              <table:table-cell office:value-type="float" office:value="393645000">
                <text:p>393645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378000">
                <text:p>393378000</text:p>
              </table:table-cell>
              <table:table-cell office:value-type="float" office:value="392599000">
                <text:p>392599000</text:p>
              </table:table-cell>
              <table:table-cell office:value-type="float" office:value="393679000">
                <text:p>393679000</text:p>
              </table:table-cell>
              <table:table-cell office:value-type="float" office:value="393580000">
                <text:p>393580000</text:p>
              </table:table-cell>
              <table:table-cell office:value-type="float" office:value="393670000">
                <text:p>393670000</text:p>
              </table:table-cell>
              <table:table-cell office:value-type="float" office:value="393672000">
                <text:p>393672000</text:p>
              </table:table-cell>
              <table:table-cell office:value-type="float" office:value="393679000">
                <text:p>393679000</text:p>
              </table:table-cell>
              <table:table-cell office:value-type="float" office:value="393697000">
                <text:p>393697000</text:p>
              </table:table-cell>
              <table:table-cell office:value-type="float" office:value="393613000">
                <text:p>393613000</text:p>
              </table:table-cell>
              <table:table-cell office:value-type="float" office:value="393341000">
                <text:p>393341000</text:p>
              </table:table-cell>
              <table:table-cell office:value-type="float" office:value="393251000">
                <text:p>393251000</text:p>
              </table:table-cell>
              <table:table-cell office:value-type="float" office:value="393148000">
                <text:p>393148000</text:p>
              </table:table-cell>
              <table:table-cell office:value-type="float" office:value="393671000">
                <text:p>393671000</text:p>
              </table:table-cell>
              <table:table-cell office:value-type="float" office:value="393655000">
                <text:p>393655000</text:p>
              </table:table-cell>
              <table:table-cell office:value-type="float" office:value="393674000">
                <text:p>393674000</text:p>
              </table:table-cell>
              <table:table-cell office:value-type="float" office:value="393670000">
                <text:p>393670000</text:p>
              </table:table-cell>
              <table:table-cell office:value-type="float" office:value="393670000">
                <text:p>393670000</text:p>
              </table:table-cell>
              <table:table-cell office:value-type="float" office:value="393636000">
                <text:p>393636000</text:p>
              </table:table-cell>
              <table:table-cell office:value-type="float" office:value="393623000">
                <text:p>393623000</text:p>
              </table:table-cell>
              <table:table-cell office:value-type="float" office:value="393648000">
                <text:p>393648000</text:p>
              </table:table-cell>
              <table:table-cell office:value-type="float" office:value="393443000">
                <text:p>393443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175000">
                <text:p>393175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552000">
                <text:p>393552000</text:p>
              </table:table-cell>
              <table:table-cell office:value-type="float" office:value="393550000">
                <text:p>393550000</text:p>
              </table:table-cell>
              <table:table-cell office:value-type="float" office:value="393600000">
                <text:p>393600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616000">
                <text:p>393616000</text:p>
              </table:table-cell>
              <table:table-cell office:value-type="float" office:value="393244000">
                <text:p>393244000</text:p>
              </table:table-cell>
              <table:table-cell office:value-type="float" office:value="393634000">
                <text:p>393634000</text:p>
              </table:table-cell>
              <table:table-cell office:value-type="float" office:value="393631000">
                <text:p>393631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348000">
                <text:p>393348000</text:p>
              </table:table-cell>
              <table:table-cell office:value-type="float" office:value="393333000">
                <text:p>393333000</text:p>
              </table:table-cell>
              <table:table-cell office:value-type="float" office:value="393666000">
                <text:p>393666000</text:p>
              </table:table-cell>
              <table:table-cell office:value-type="float" office:value="393114000">
                <text:p>393114000</text:p>
              </table:table-cell>
              <table:table-cell office:value-type="float" office:value="393308000">
                <text:p>393308000</text:p>
              </table:table-cell>
              <table:table-cell office:value-type="float" office:value="393577000">
                <text:p>393577000</text:p>
              </table:table-cell>
              <table:table-cell office:value-type="float" office:value="393577000">
                <text:p>393577000</text:p>
              </table:table-cell>
              <table:table-cell office:value-type="float" office:value="393653000">
                <text:p>393653000</text:p>
              </table:table-cell>
              <table:table-cell office:value-type="float" office:value="393622000">
                <text:p>393622000</text:p>
              </table:table-cell>
              <table:table-cell office:value-type="float" office:value="393177000">
                <text:p>393177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577000">
                <text:p>393577000</text:p>
              </table:table-cell>
              <table:table-cell office:value-type="float" office:value="393620000">
                <text:p>393620000</text:p>
              </table:table-cell>
              <table:table-cell office:value-type="float" office:value="393685000">
                <text:p>393685000</text:p>
              </table:table-cell>
              <table:table-cell office:value-type="float" office:value="393268000">
                <text:p>393268000</text:p>
              </table:table-cell>
              <table:table-cell office:value-type="float" office:value="393662000">
                <text:p>393662000</text:p>
              </table:table-cell>
              <table:table-cell office:value-type="float" office:value="393694000">
                <text:p>393694000</text:p>
              </table:table-cell>
              <table:table-cell office:value-type="float" office:value="393642000">
                <text:p>393642000</text:p>
              </table:table-cell>
              <table:table-cell office:value-type="float" office:value="393671000">
                <text:p>393671000</text:p>
              </table:table-cell>
              <table:table-cell office:value-type="float" office:value="393216000">
                <text:p>393216000</text:p>
              </table:table-cell>
              <table:table-cell office:value-type="float" office:value="393184000">
                <text:p>393184000</text:p>
              </table:table-cell>
              <table:table-cell office:value-type="float" office:value="393631000">
                <text:p>393631000</text:p>
              </table:table-cell>
              <table:table-cell office:value-type="float" office:value="393565000">
                <text:p>393565000</text:p>
              </table:table-cell>
              <table:table-cell office:value-type="float" office:value="393677000">
                <text:p>393677000</text:p>
              </table:table-cell>
              <table:table-cell office:value-type="float" office:value="393592000">
                <text:p>393592000</text:p>
              </table:table-cell>
              <table:table-cell office:value-type="float" office:value="393443000">
                <text:p>393443000</text:p>
              </table:table-cell>
              <table:table-cell office:value-type="float" office:value="393642000">
                <text:p>393642000</text:p>
              </table:table-cell>
              <table:table-cell office:value-type="float" office:value="393665000">
                <text:p>393665000</text:p>
              </table:table-cell>
              <table:table-cell office:value-type="float" office:value="393626000">
                <text:p>393626000</text:p>
              </table:table-cell>
              <table:table-cell office:value-type="float" office:value="393675000">
                <text:p>393675000</text:p>
              </table:table-cell>
              <table:table-cell office:value-type="float" office:value="394229000">
                <text:p>394229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562000">
                <text:p>394562000</text:p>
              </table:table-cell>
              <table:table-cell office:value-type="float" office:value="394562000">
                <text:p>394562000</text:p>
              </table:table-cell>
              <table:table-cell office:value-type="float" office:value="394384000">
                <text:p>394384000</text:p>
              </table:table-cell>
              <table:table-cell office:value-type="float" office:value="394325000">
                <text:p>394325000</text:p>
              </table:table-cell>
              <table:table-cell office:value-type="float" office:value="394554000">
                <text:p>394554000</text:p>
              </table:table-cell>
              <table:table-cell office:value-type="float" office:value="394566000">
                <text:p>394566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151000">
                <text:p>394151000</text:p>
              </table:table-cell>
              <table:table-cell office:value-type="float" office:value="394481000">
                <text:p>394481000</text:p>
              </table:table-cell>
              <table:table-cell office:value-type="float" office:value="393623000">
                <text:p>393623000</text:p>
              </table:table-cell>
              <table:table-cell office:value-type="float" office:value="394565000">
                <text:p>394565000</text:p>
              </table:table-cell>
              <table:table-cell office:value-type="float" office:value="393939000">
                <text:p>393939000</text:p>
              </table:table-cell>
              <table:table-cell office:value-type="float" office:value="394065000">
                <text:p>394065000</text:p>
              </table:table-cell>
              <table:table-cell office:value-type="float" office:value="394261000">
                <text:p>394261000</text:p>
              </table:table-cell>
              <table:table-cell office:value-type="float" office:value="394557000">
                <text:p>394557000</text:p>
              </table:table-cell>
              <table:table-cell office:value-type="float" office:value="394472000">
                <text:p>394472000</text:p>
              </table:table-cell>
              <table:table-cell office:value-type="float" office:value="394563000">
                <text:p>394563000</text:p>
              </table:table-cell>
              <table:table-cell office:value-type="float" office:value="394567000">
                <text:p>394567000</text:p>
              </table:table-cell>
              <table:table-cell office:value-type="float" office:value="394561000">
                <text:p>394561000</text:p>
              </table:table-cell>
              <table:table-cell office:value-type="float" office:value="393972000">
                <text:p>393972000</text:p>
              </table:table-cell>
              <table:table-cell office:value-type="float" office:value="394563000">
                <text:p>394563000</text:p>
              </table:table-cell>
              <table:table-cell office:value-type="float" office:value="394563000">
                <text:p>394563000</text:p>
              </table:table-cell>
              <table:table-cell office:value-type="float" office:value="394565000">
                <text:p>394565000</text:p>
              </table:table-cell>
              <table:table-cell office:value-type="float" office:value="394572000">
                <text:p>394572000</text:p>
              </table:table-cell>
              <table:table-cell office:value-type="float" office:value="394550000">
                <text:p>394550000</text:p>
              </table:table-cell>
              <table:table-cell office:value-type="float" office:value="393958000">
                <text:p>393958000</text:p>
              </table:table-cell>
              <table:table-cell office:value-type="float" office:value="394407000">
                <text:p>394407000</text:p>
              </table:table-cell>
              <table:table-cell office:value-type="float" office:value="394319000">
                <text:p>394319000</text:p>
              </table:table-cell>
              <table:table-cell office:value-type="float" office:value="394424000">
                <text:p>394424000</text:p>
              </table:table-cell>
              <table:table-cell office:value-type="float" office:value="394561000">
                <text:p>394561000</text:p>
              </table:table-cell>
              <table:table-cell office:value-type="float" office:value="394297000">
                <text:p>394297000</text:p>
              </table:table-cell>
              <table:table-cell office:value-type="float" office:value="394381000">
                <text:p>394381000</text:p>
              </table:table-cell>
              <table:table-cell office:value-type="float" office:value="394562000">
                <text:p>394562000</text:p>
              </table:table-cell>
              <table:table-cell office:value-type="float" office:value="394314000">
                <text:p>394314000</text:p>
              </table:table-cell>
              <table:table-cell office:value-type="float" office:value="394083000">
                <text:p>394083000</text:p>
              </table:table-cell>
              <table:table-cell office:value-type="float" office:value="394569000">
                <text:p>394569000</text:p>
              </table:table-cell>
              <table:table-cell office:value-type="float" office:value="394429000">
                <text:p>394429000</text:p>
              </table:table-cell>
              <table:table-cell office:value-type="float" office:value="394562000">
                <text:p>394562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555000">
                <text:p>394555000</text:p>
              </table:table-cell>
              <table:table-cell office:value-type="float" office:value="394562000">
                <text:p>394562000</text:p>
              </table:table-cell>
              <table:table-cell office:value-type="float" office:value="394562000">
                <text:p>394562000</text:p>
              </table:table-cell>
              <table:table-cell office:value-type="float" office:value="393899000">
                <text:p>393899000</text:p>
              </table:table-cell>
              <table:table-cell office:value-type="float" office:value="394219000">
                <text:p>394219000</text:p>
              </table:table-cell>
              <table:table-cell office:value-type="float" office:value="394477000">
                <text:p>394477000</text:p>
              </table:table-cell>
              <table:table-cell office:value-type="float" office:value="394459000">
                <text:p>394459000</text:p>
              </table:table-cell>
              <table:table-cell office:value-type="float" office:value="394466000">
                <text:p>394466000</text:p>
              </table:table-cell>
              <table:table-cell office:value-type="float" office:value="394376000">
                <text:p>394376000</text:p>
              </table:table-cell>
              <table:table-cell office:value-type="float" office:value="394376000">
                <text:p>394376000</text:p>
              </table:table-cell>
              <table:table-cell office:value-type="float" office:value="394542000">
                <text:p>394542000</text:p>
              </table:table-cell>
              <table:table-cell office:value-type="float" office:value="394560000">
                <text:p>394560000</text:p>
              </table:table-cell>
              <table:table-cell office:value-type="float" office:value="394507000">
                <text:p>394507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548000">
                <text:p>394548000</text:p>
              </table:table-cell>
              <table:table-cell office:value-type="float" office:value="394563000">
                <text:p>394563000</text:p>
              </table:table-cell>
              <table:table-cell office:value-type="float" office:value="394541000">
                <text:p>394541000</text:p>
              </table:table-cell>
              <table:table-cell office:value-type="float" office:value="394558000">
                <text:p>394558000</text:p>
              </table:table-cell>
              <table:table-cell office:value-type="float" office:value="394522000">
                <text:p>394522000</text:p>
              </table:table-cell>
              <table:table-cell office:value-type="float" office:value="394548000">
                <text:p>394548000</text:p>
              </table:table-cell>
              <table:table-cell office:value-type="float" office:value="394190000">
                <text:p>394190000</text:p>
              </table:table-cell>
              <table:table-cell office:value-type="float" office:value="393947000">
                <text:p>393947000</text:p>
              </table:table-cell>
              <table:table-cell office:value-type="float" office:value="394525000">
                <text:p>394525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562000">
                <text:p>394562000</text:p>
              </table:table-cell>
              <table:table-cell office:value-type="float" office:value="394554000">
                <text:p>394554000</text:p>
              </table:table-cell>
              <table:table-cell office:value-type="float" office:value="394567000">
                <text:p>394567000</text:p>
              </table:table-cell>
              <table:table-cell office:value-type="float" office:value="394352000">
                <text:p>394352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392000">
                <text:p>394392000</text:p>
              </table:table-cell>
              <table:table-cell office:value-type="float" office:value="394548000">
                <text:p>394548000</text:p>
              </table:table-cell>
              <table:table-cell office:value-type="float" office:value="394418000">
                <text:p>394418000</text:p>
              </table:table-cell>
              <table:table-cell office:value-type="float" office:value="394513000">
                <text:p>394513000</text:p>
              </table:table-cell>
              <table:table-cell office:value-type="float" office:value="394520000">
                <text:p>394520000</text:p>
              </table:table-cell>
              <table:table-cell office:value-type="float" office:value="394560000">
                <text:p>394560000</text:p>
              </table:table-cell>
              <table:table-cell office:value-type="float" office:value="394279000">
                <text:p>394279000</text:p>
              </table:table-cell>
              <table:table-cell office:value-type="float" office:value="394565000">
                <text:p>394565000</text:p>
              </table:table-cell>
              <table:table-cell office:value-type="float" office:value="394349000">
                <text:p>394349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553000">
                <text:p>394553000</text:p>
              </table:table-cell>
              <table:table-cell office:value-type="float" office:value="394547000">
                <text:p>394547000</text:p>
              </table:table-cell>
              <table:table-cell office:value-type="float" office:value="394298000">
                <text:p>394298000</text:p>
              </table:table-cell>
              <table:table-cell office:value-type="float" office:value="393929000">
                <text:p>393929000</text:p>
              </table:table-cell>
              <table:table-cell office:value-type="float" office:value="394561000">
                <text:p>394561000</text:p>
              </table:table-cell>
              <table:table-cell office:value-type="float" office:value="394549000">
                <text:p>394549000</text:p>
              </table:table-cell>
              <table:table-cell office:value-type="float" office:value="394061000">
                <text:p>394061000</text:p>
              </table:table-cell>
              <table:table-cell office:value-type="float" office:value="394304000">
                <text:p>394304000</text:p>
              </table:table-cell>
              <table:table-cell office:value-type="float" office:value="394556000">
                <text:p>394556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176000">
                <text:p>394176000</text:p>
              </table:table-cell>
              <table:table-cell office:value-type="float" office:value="394562000">
                <text:p>394562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541000">
                <text:p>394541000</text:p>
              </table:table-cell>
              <table:table-cell office:value-type="float" office:value="394556000">
                <text:p>394556000</text:p>
              </table:table-cell>
              <table:table-cell office:value-type="float" office:value="394380000">
                <text:p>394380000</text:p>
              </table:table-cell>
              <table:table-cell office:value-type="float" office:value="394549000">
                <text:p>394549000</text:p>
              </table:table-cell>
              <table:table-cell office:value-type="float" office:value="394172000">
                <text:p>394172000</text:p>
              </table:table-cell>
              <table:table-cell office:value-type="float" office:value="394228000">
                <text:p>394228000</text:p>
              </table:table-cell>
              <table:table-cell office:value-type="float" office:value="394396000">
                <text:p>394396000</text:p>
              </table:table-cell>
              <table:table-cell office:value-type="float" office:value="394394000">
                <text:p>394394000</text:p>
              </table:table-cell>
              <table:table-cell office:value-type="float" office:value="394512000">
                <text:p>394512000</text:p>
              </table:table-cell>
              <table:table-cell office:value-type="float" office:value="393823000">
                <text:p>393823000</text:p>
              </table:table-cell>
              <table:table-cell office:value-type="float" office:value="394543000">
                <text:p>394543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3729000">
                <text:p>393729000</text:p>
              </table:table-cell>
              <table:table-cell office:value-type="float" office:value="394561000">
                <text:p>394561000</text:p>
              </table:table-cell>
              <table:table-cell office:value-type="float" office:value="394523000">
                <text:p>394523000</text:p>
              </table:table-cell>
              <table:table-cell office:value-type="float" office:value="393567000">
                <text:p>393567000</text:p>
              </table:table-cell>
              <table:table-cell office:value-type="float" office:value="394560000">
                <text:p>394560000</text:p>
              </table:table-cell>
              <table:table-cell office:value-type="float" office:value="393979000">
                <text:p>393979000</text:p>
              </table:table-cell>
              <table:table-cell office:value-type="float" office:value="394551000">
                <text:p>394551000</text:p>
              </table:table-cell>
              <table:table-cell office:value-type="float" office:value="394065000">
                <text:p>394065000</text:p>
              </table:table-cell>
              <table:table-cell office:value-type="float" office:value="393718000">
                <text:p>393718000</text:p>
              </table:table-cell>
              <table:table-cell office:value-type="float" office:value="394469000">
                <text:p>394469000</text:p>
              </table:table-cell>
              <table:table-cell office:value-type="float" office:value="394527000">
                <text:p>394527000</text:p>
              </table:table-cell>
              <table:table-cell office:value-type="float" office:value="394567000">
                <text:p>394567000</text:p>
              </table:table-cell>
              <table:table-cell office:value-type="float" office:value="393905000">
                <text:p>393905000</text:p>
              </table:table-cell>
              <table:table-cell office:value-type="float" office:value="394297000">
                <text:p>394297000</text:p>
              </table:table-cell>
              <table:table-cell office:value-type="float" office:value="394545000">
                <text:p>394545000</text:p>
              </table:table-cell>
              <table:table-cell office:value-type="float" office:value="394306000">
                <text:p>394306000</text:p>
              </table:table-cell>
              <table:table-cell office:value-type="float" office:value="394405000">
                <text:p>394405000</text:p>
              </table:table-cell>
              <table:table-cell office:value-type="float" office:value="393886000">
                <text:p>393886000</text:p>
              </table:table-cell>
              <table:table-cell office:value-type="float" office:value="394544000">
                <text:p>394544000</text:p>
              </table:table-cell>
              <table:table-cell office:value-type="float" office:value="394065000">
                <text:p>394065000</text:p>
              </table:table-cell>
              <table:table-cell office:value-type="float" office:value="394383000">
                <text:p>394383000</text:p>
              </table:table-cell>
              <table:table-cell office:value-type="float" office:value="394488000">
                <text:p>394488000</text:p>
              </table:table-cell>
              <table:table-cell office:value-type="float" office:value="394532000">
                <text:p>394532000</text:p>
              </table:table-cell>
              <table:table-cell office:value-type="float" office:value="394436000">
                <text:p>394436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527000">
                <text:p>394527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333000">
                <text:p>394333000</text:p>
              </table:table-cell>
              <table:table-cell office:value-type="float" office:value="394550000">
                <text:p>394550000</text:p>
              </table:table-cell>
              <table:table-cell office:value-type="float" office:value="394280000">
                <text:p>394280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505000">
                <text:p>394505000</text:p>
              </table:table-cell>
              <table:table-cell office:value-type="float" office:value="394534000">
                <text:p>394534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320000">
                <text:p>394320000</text:p>
              </table:table-cell>
              <table:table-cell office:value-type="float" office:value="394549000">
                <text:p>394549000</text:p>
              </table:table-cell>
              <table:table-cell office:value-type="float" office:value="394166000">
                <text:p>394166000</text:p>
              </table:table-cell>
              <table:table-cell office:value-type="float" office:value="394593000">
                <text:p>394593000</text:p>
              </table:table-cell>
              <table:table-cell office:value-type="float" office:value="394558000">
                <text:p>394558000</text:p>
              </table:table-cell>
              <table:table-cell office:value-type="float" office:value="393631000">
                <text:p>393631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3880000">
                <text:p>393880000</text:p>
              </table:table-cell>
              <table:table-cell office:value-type="float" office:value="394447000">
                <text:p>394447000</text:p>
              </table:table-cell>
              <table:table-cell office:value-type="float" office:value="394555000">
                <text:p>394555000</text:p>
              </table:table-cell>
              <table:table-cell office:value-type="float" office:value="394399000">
                <text:p>394399000</text:p>
              </table:table-cell>
              <table:table-cell office:value-type="float" office:value="394490000">
                <text:p>394490000</text:p>
              </table:table-cell>
              <table:table-cell office:value-type="float" office:value="394495000">
                <text:p>394495000</text:p>
              </table:table-cell>
              <table:table-cell office:value-type="float" office:value="394563000">
                <text:p>394563000</text:p>
              </table:table-cell>
              <table:table-cell office:value-type="float" office:value="394499000">
                <text:p>394499000</text:p>
              </table:table-cell>
              <table:table-cell office:value-type="float" office:value="394519000">
                <text:p>394519000</text:p>
              </table:table-cell>
              <table:table-cell office:value-type="float" office:value="394555000">
                <text:p>394555000</text:p>
              </table:table-cell>
              <table:table-cell office:value-type="float" office:value="394556000">
                <text:p>394556000</text:p>
              </table:table-cell>
              <table:table-cell office:value-type="float" office:value="394548000">
                <text:p>394548000</text:p>
              </table:table-cell>
              <table:table-cell office:value-type="float" office:value="394126000">
                <text:p>394126000</text:p>
              </table:table-cell>
              <table:table-cell office:value-type="float" office:value="394076000">
                <text:p>394076000</text:p>
              </table:table-cell>
              <table:table-cell office:value-type="float" office:value="394560000">
                <text:p>394560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551000">
                <text:p>394551000</text:p>
              </table:table-cell>
              <table:table-cell office:value-type="float" office:value="394362000">
                <text:p>394362000</text:p>
              </table:table-cell>
              <table:table-cell office:value-type="float" office:value="394173000">
                <text:p>394173000</text:p>
              </table:table-cell>
              <table:table-cell office:value-type="float" office:value="394077000">
                <text:p>394077000</text:p>
              </table:table-cell>
              <table:table-cell office:value-type="float" office:value="394490000">
                <text:p>394490000</text:p>
              </table:table-cell>
              <table:table-cell office:value-type="float" office:value="394226000">
                <text:p>394226000</text:p>
              </table:table-cell>
              <table:table-cell office:value-type="float" office:value="394161000">
                <text:p>394161000</text:p>
              </table:table-cell>
              <table:table-cell office:value-type="float" office:value="394554000">
                <text:p>394554000</text:p>
              </table:table-cell>
              <table:table-cell office:value-type="float" office:value="394537000">
                <text:p>394537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557000">
                <text:p>394557000</text:p>
              </table:table-cell>
              <table:table-cell office:value-type="float" office:value="394561000">
                <text:p>394561000</text:p>
              </table:table-cell>
              <table:table-cell office:value-type="float" office:value="394468000">
                <text:p>394468000</text:p>
              </table:table-cell>
              <table:table-cell office:value-type="float" office:value="394558000">
                <text:p>394558000</text:p>
              </table:table-cell>
              <table:table-cell office:value-type="float" office:value="394561000">
                <text:p>394561000</text:p>
              </table:table-cell>
              <table:table-cell office:value-type="float" office:value="394545000">
                <text:p>394545000</text:p>
              </table:table-cell>
              <table:table-cell office:value-type="float" office:value="394565000">
                <text:p>394565000</text:p>
              </table:table-cell>
              <table:table-cell office:value-type="float" office:value="394556000">
                <text:p>394556000</text:p>
              </table:table-cell>
              <table:table-cell office:value-type="float" office:value="394579000">
                <text:p>394579000</text:p>
              </table:table-cell>
              <table:table-cell office:value-type="float" office:value="394203000">
                <text:p>394203000</text:p>
              </table:table-cell>
              <table:table-cell office:value-type="float" office:value="394201000">
                <text:p>394201000</text:p>
              </table:table-cell>
              <table:table-cell office:value-type="float" office:value="393961000">
                <text:p>393961000</text:p>
              </table:table-cell>
              <table:table-cell office:value-type="float" office:value="394555000">
                <text:p>394555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568000">
                <text:p>394568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553000">
                <text:p>394553000</text:p>
              </table:table-cell>
              <table:table-cell office:value-type="float" office:value="394237000">
                <text:p>394237000</text:p>
              </table:table-cell>
              <table:table-cell office:value-type="float" office:value="394352000">
                <text:p>394352000</text:p>
              </table:table-cell>
              <table:table-cell office:value-type="float" office:value="394565000">
                <text:p>394565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130000">
                <text:p>394130000</text:p>
              </table:table-cell>
              <table:table-cell office:value-type="float" office:value="394558000">
                <text:p>394558000</text:p>
              </table:table-cell>
              <table:table-cell office:value-type="float" office:value="393924000">
                <text:p>393924000</text:p>
              </table:table-cell>
              <table:table-cell office:value-type="float" office:value="394543000">
                <text:p>394543000</text:p>
              </table:table-cell>
              <table:table-cell office:value-type="float" office:value="394589000">
                <text:p>394589000</text:p>
              </table:table-cell>
              <table:table-cell office:value-type="float" office:value="394564000">
                <text:p>394564000</text:p>
              </table:table-cell>
              <table:table-cell office:value-type="float" office:value="394557000">
                <text:p>394557000</text:p>
              </table:table-cell>
              <table:table-cell office:value-type="float" office:value="394066000">
                <text:p>394066000</text:p>
              </table:table-cell>
              <table:table-cell office:value-type="float" office:value="395158000">
                <text:p>395158000</text:p>
              </table:table-cell>
              <table:table-cell office:value-type="float" office:value="395162000">
                <text:p>395162000</text:p>
              </table:table-cell>
              <table:table-cell office:value-type="float" office:value="394998000">
                <text:p>394998000</text:p>
              </table:table-cell>
              <table:table-cell office:value-type="float" office:value="394753000">
                <text:p>394753000</text:p>
              </table:table-cell>
              <table:table-cell office:value-type="float" office:value="395024000">
                <text:p>395024000</text:p>
              </table:table-cell>
              <table:table-cell office:value-type="float" office:value="395000000">
                <text:p>395000000</text:p>
              </table:table-cell>
              <table:table-cell office:value-type="float" office:value="395108000">
                <text:p>395108000</text:p>
              </table:table-cell>
              <table:table-cell office:value-type="float" office:value="394853000">
                <text:p>394853000</text:p>
              </table:table-cell>
              <table:table-cell office:value-type="float" office:value="395162000">
                <text:p>395162000</text:p>
              </table:table-cell>
              <table:table-cell office:value-type="float" office:value="394623000">
                <text:p>394623000</text:p>
              </table:table-cell>
              <table:table-cell office:value-type="float" office:value="395043000">
                <text:p>395043000</text:p>
              </table:table-cell>
              <table:table-cell office:value-type="float" office:value="395173000">
                <text:p>395173000</text:p>
              </table:table-cell>
              <table:table-cell office:value-type="float" office:value="395201000">
                <text:p>395201000</text:p>
              </table:table-cell>
              <table:table-cell office:value-type="float" office:value="395177000">
                <text:p>395177000</text:p>
              </table:table-cell>
              <table:table-cell office:value-type="float" office:value="395126000">
                <text:p>395126000</text:p>
              </table:table-cell>
              <table:table-cell office:value-type="float" office:value="394452000">
                <text:p>394452000</text:p>
              </table:table-cell>
              <table:table-cell office:value-type="float" office:value="394892000">
                <text:p>394892000</text:p>
              </table:table-cell>
              <table:table-cell office:value-type="float" office:value="395137000">
                <text:p>395137000</text:p>
              </table:table-cell>
              <table:table-cell office:value-type="float" office:value="395173000">
                <text:p>395173000</text:p>
              </table:table-cell>
              <table:table-cell office:value-type="float" office:value="395149000">
                <text:p>395149000</text:p>
              </table:table-cell>
              <table:table-cell office:value-type="float" office:value="395119000">
                <text:p>395119000</text:p>
              </table:table-cell>
              <table:table-cell office:value-type="float" office:value="394695000">
                <text:p>394695000</text:p>
              </table:table-cell>
              <table:table-cell office:value-type="float" office:value="394716000">
                <text:p>394716000</text:p>
              </table:table-cell>
              <table:table-cell office:value-type="float" office:value="395134000">
                <text:p>395134000</text:p>
              </table:table-cell>
              <table:table-cell office:value-type="float" office:value="395176000">
                <text:p>395176000</text:p>
              </table:table-cell>
              <table:table-cell office:value-type="float" office:value="395140000">
                <text:p>395140000</text:p>
              </table:table-cell>
              <table:table-cell office:value-type="float" office:value="395178000">
                <text:p>395178000</text:p>
              </table:table-cell>
              <table:table-cell office:value-type="float" office:value="395178000">
                <text:p>395178000</text:p>
              </table:table-cell>
              <table:table-cell office:value-type="float" office:value="395078000">
                <text:p>395078000</text:p>
              </table:table-cell>
              <table:table-cell office:value-type="float" office:value="395096000">
                <text:p>395096000</text:p>
              </table:table-cell>
              <table:table-cell office:value-type="float" office:value="395007000">
                <text:p>395007000</text:p>
              </table:table-cell>
              <table:table-cell office:value-type="float" office:value="394944000">
                <text:p>394944000</text:p>
              </table:table-cell>
              <table:table-cell office:value-type="float" office:value="395178000">
                <text:p>395178000</text:p>
              </table:table-cell>
              <table:table-cell office:value-type="float" office:value="395173000">
                <text:p>395173000</text:p>
              </table:table-cell>
              <table:table-cell office:value-type="float" office:value="395174000">
                <text:p>395174000</text:p>
              </table:table-cell>
              <table:table-cell office:value-type="float" office:value="394519000">
                <text:p>394519000</text:p>
              </table:table-cell>
              <table:table-cell office:value-type="float" office:value="394406000">
                <text:p>394406000</text:p>
              </table:table-cell>
              <table:table-cell office:value-type="float" office:value="394845000">
                <text:p>394845000</text:p>
              </table:table-cell>
              <table:table-cell office:value-type="float" office:value="394710000">
                <text:p>394710000</text:p>
              </table:table-cell>
              <table:table-cell office:value-type="float" office:value="395132000">
                <text:p>395132000</text:p>
              </table:table-cell>
              <table:table-cell office:value-type="float" office:value="395168000">
                <text:p>395168000</text:p>
              </table:table-cell>
              <table:table-cell office:value-type="float" office:value="394712000">
                <text:p>394712000</text:p>
              </table:table-cell>
              <table:table-cell office:value-type="float" office:value="394395000">
                <text:p>394395000</text:p>
              </table:table-cell>
              <table:table-cell office:value-type="float" office:value="395175000">
                <text:p>395175000</text:p>
              </table:table-cell>
              <table:table-cell office:value-type="float" office:value="394587000">
                <text:p>394587000</text:p>
              </table:table-cell>
              <table:table-cell office:value-type="float" office:value="395173000">
                <text:p>395173000</text:p>
              </table:table-cell>
              <table:table-cell office:value-type="float" office:value="395061000">
                <text:p>395061000</text:p>
              </table:table-cell>
              <table:table-cell office:value-type="float" office:value="395136000">
                <text:p>395136000</text:p>
              </table:table-cell>
              <table:table-cell office:value-type="float" office:value="395075000">
                <text:p>395075000</text:p>
              </table:table-cell>
              <table:table-cell office:value-type="float" office:value="394913000">
                <text:p>394913000</text:p>
              </table:table-cell>
              <table:table-cell office:value-type="float" office:value="395174000">
                <text:p>395174000</text:p>
              </table:table-cell>
              <table:table-cell office:value-type="float" office:value="395166000">
                <text:p>395166000</text:p>
              </table:table-cell>
              <table:table-cell office:value-type="float" office:value="395170000">
                <text:p>395170000</text:p>
              </table:table-cell>
              <table:table-cell office:value-type="float" office:value="395183000">
                <text:p>395183000</text:p>
              </table:table-cell>
              <table:table-cell office:value-type="float" office:value="394247000">
                <text:p>394247000</text:p>
              </table:table-cell>
              <table:table-cell office:value-type="float" office:value="395177000">
                <text:p>395177000</text:p>
              </table:table-cell>
              <table:table-cell office:value-type="float" office:value="395173000">
                <text:p>395173000</text:p>
              </table:table-cell>
              <table:table-cell office:value-type="float" office:value="395068000">
                <text:p>395068000</text:p>
              </table:table-cell>
              <table:table-cell office:value-type="float" office:value="395066000">
                <text:p>395066000</text:p>
              </table:table-cell>
              <table:table-cell office:value-type="float" office:value="394836000">
                <text:p>394836000</text:p>
              </table:table-cell>
              <table:table-cell office:value-type="float" office:value="395138000">
                <text:p>395138000</text:p>
              </table:table-cell>
              <table:table-cell office:value-type="float" office:value="395174000">
                <text:p>395174000</text:p>
              </table:table-cell>
              <table:table-cell office:value-type="float" office:value="395176000">
                <text:p>395176000</text:p>
              </table:table-cell>
              <table:table-cell office:value-type="float" office:value="394989000">
                <text:p>394989000</text:p>
              </table:table-cell>
              <table:table-cell office:value-type="float" office:value="395177000">
                <text:p>395177000</text:p>
              </table:table-cell>
              <table:table-cell office:value-type="float" office:value="395177000">
                <text:p>395177000</text:p>
              </table:table-cell>
              <table:table-cell office:value-type="float" office:value="395178000">
                <text:p>395178000</text:p>
              </table:table-cell>
              <table:table-cell office:value-type="float" office:value="395176000">
                <text:p>395176000</text:p>
              </table:table-cell>
              <table:table-cell office:value-type="float" office:value="395173000">
                <text:p>395173000</text:p>
              </table:table-cell>
              <table:table-cell office:value-type="float" office:value="394399000">
                <text:p>394399000</text:p>
              </table:table-cell>
              <table:table-cell office:value-type="float" office:value="394775000">
                <text:p>394775000</text:p>
              </table:table-cell>
              <table:table-cell office:value-type="float" office:value="395119000">
                <text:p>395119000</text:p>
              </table:table-cell>
              <table:table-cell office:value-type="float" office:value="394988000">
                <text:p>394988000</text:p>
              </table:table-cell>
              <table:table-cell office:value-type="float" office:value="394692000">
                <text:p>394692000</text:p>
              </table:table-cell>
              <table:table-cell office:value-type="float" office:value="395177000">
                <text:p>395177000</text:p>
              </table:table-cell>
              <table:table-cell office:value-type="float" office:value="395177000">
                <text:p>395177000</text:p>
              </table:table-cell>
              <table:table-cell office:value-type="float" office:value="394445000">
                <text:p>394445000</text:p>
              </table:table-cell>
              <table:table-cell office:value-type="float" office:value="395178000">
                <text:p>395178000</text:p>
              </table:table-cell>
              <table:table-cell office:value-type="float" office:value="395175000">
                <text:p>395175000</text:p>
              </table:table-cell>
              <table:table-cell office:value-type="float" office:value="395043000">
                <text:p>395043000</text:p>
              </table:table-cell>
              <table:table-cell office:value-type="float" office:value="395184000">
                <text:p>395184000</text:p>
              </table:table-cell>
              <table:table-cell office:value-type="float" office:value="394747000">
                <text:p>394747000</text:p>
              </table:table-cell>
              <table:table-cell office:value-type="float" office:value="395147000">
                <text:p>395147000</text:p>
              </table:table-cell>
              <table:table-cell office:value-type="float" office:value="395176000">
                <text:p>395176000</text:p>
              </table:table-cell>
              <table:table-cell office:value-type="float" office:value="394234000">
                <text:p>394234000</text:p>
              </table:table-cell>
              <table:table-cell office:value-type="float" office:value="395111000">
                <text:p>395111000</text:p>
              </table:table-cell>
              <table:table-cell office:value-type="float" office:value="395155000">
                <text:p>395155000</text:p>
              </table:table-cell>
              <table:table-cell office:value-type="float" office:value="395175000">
                <text:p>395175000</text:p>
              </table:table-cell>
              <table:table-cell office:value-type="float" office:value="395176000">
                <text:p>395176000</text:p>
              </table:table-cell>
              <table:table-cell office:value-type="float" office:value="395171000">
                <text:p>395171000</text:p>
              </table:table-cell>
              <table:table-cell office:value-type="float" office:value="395173000">
                <text:p>395173000</text:p>
              </table:table-cell>
              <table:table-cell office:value-type="float" office:value="395150000">
                <text:p>395150000</text:p>
              </table:table-cell>
              <table:table-cell office:value-type="float" office:value="395041000">
                <text:p>395041000</text:p>
              </table:table-cell>
              <table:table-cell office:value-type="float" office:value="394632000">
                <text:p>394632000</text:p>
              </table:table-cell>
              <table:table-cell office:value-type="float" office:value="395170000">
                <text:p>395170000</text:p>
              </table:table-cell>
              <table:table-cell office:value-type="float" office:value="395173000">
                <text:p>395173000</text:p>
              </table:table-cell>
              <table:table-cell office:value-type="float" office:value="394694000">
                <text:p>394694000</text:p>
              </table:table-cell>
              <table:table-cell office:value-type="float" office:value="394765000">
                <text:p>394765000</text:p>
              </table:table-cell>
              <table:table-cell office:value-type="float" office:value="395158000">
                <text:p>395158000</text:p>
              </table:table-cell>
              <table:table-cell office:value-type="float" office:value="394687000">
                <text:p>394687000</text:p>
              </table:table-cell>
              <table:table-cell office:value-type="float" office:value="394850000">
                <text:p>394850000</text:p>
              </table:table-cell>
              <table:table-cell office:value-type="float" office:value="395161000">
                <text:p>395161000</text:p>
              </table:table-cell>
              <table:table-cell office:value-type="float" office:value="395154000">
                <text:p>395154000</text:p>
              </table:table-cell>
              <table:table-cell office:value-type="float" office:value="395178000">
                <text:p>395178000</text:p>
              </table:table-cell>
              <table:table-cell office:value-type="float" office:value="394416000">
                <text:p>394416000</text:p>
              </table:table-cell>
              <table:table-cell office:value-type="float" office:value="395123000">
                <text:p>395123000</text:p>
              </table:table-cell>
              <table:table-cell office:value-type="float" office:value="394703000">
                <text:p>394703000</text:p>
              </table:table-cell>
              <table:table-cell office:value-type="float" office:value="395172000">
                <text:p>395172000</text:p>
              </table:table-cell>
              <table:table-cell office:value-type="float" office:value="395038000">
                <text:p>395038000</text:p>
              </table:table-cell>
              <table:table-cell office:value-type="float" office:value="395070000">
                <text:p>395070000</text:p>
              </table:table-cell>
              <table:table-cell office:value-type="float" office:value="395095000">
                <text:p>395095000</text:p>
              </table:table-cell>
              <table:table-cell office:value-type="float" office:value="395154000">
                <text:p>395154000</text:p>
              </table:table-cell>
              <table:table-cell office:value-type="float" office:value="394924000">
                <text:p>394924000</text:p>
              </table:table-cell>
              <table:table-cell office:value-type="float" office:value="395107000">
                <text:p>395107000</text:p>
              </table:table-cell>
              <table:table-cell office:value-type="float" office:value="394801000">
                <text:p>394801000</text:p>
              </table:table-cell>
              <table:table-cell office:value-type="float" office:value="394960000">
                <text:p>394960000</text:p>
              </table:table-cell>
              <table:table-cell office:value-type="float" office:value="395167000">
                <text:p>395167000</text:p>
              </table:table-cell>
              <table:table-cell office:value-type="float" office:value="395070000">
                <text:p>395070000</text:p>
              </table:table-cell>
              <table:table-cell office:value-type="float" office:value="395168000">
                <text:p>395168000</text:p>
              </table:table-cell>
              <table:table-cell office:value-type="float" office:value="395175000">
                <text:p>395175000</text:p>
              </table:table-cell>
              <table:table-cell office:value-type="float" office:value="395174000">
                <text:p>395174000</text:p>
              </table:table-cell>
              <table:table-cell office:value-type="float" office:value="394795000">
                <text:p>394795000</text:p>
              </table:table-cell>
              <table:table-cell office:value-type="float" office:value="394633000">
                <text:p>394633000</text:p>
              </table:table-cell>
              <table:table-cell office:value-type="float" office:value="395177000">
                <text:p>395177000</text:p>
              </table:table-cell>
              <table:table-cell office:value-type="float" office:value="395159000">
                <text:p>395159000</text:p>
              </table:table-cell>
              <table:table-cell office:value-type="float" office:value="395003000">
                <text:p>395003000</text:p>
              </table:table-cell>
              <table:table-cell office:value-type="float" office:value="395096000">
                <text:p>395096000</text:p>
              </table:table-cell>
              <table:table-cell office:value-type="float" office:value="395133000">
                <text:p>395133000</text:p>
              </table:table-cell>
              <table:table-cell office:value-type="float" office:value="395189000">
                <text:p>395189000</text:p>
              </table:table-cell>
              <table:table-cell office:value-type="float" office:value="395177000">
                <text:p>395177000</text:p>
              </table:table-cell>
              <table:table-cell office:value-type="float" office:value="395172000">
                <text:p>395172000</text:p>
              </table:table-cell>
              <table:table-cell office:value-type="float" office:value="395037000">
                <text:p>395037000</text:p>
              </table:table-cell>
              <table:table-cell office:value-type="float" office:value="394657000">
                <text:p>394657000</text:p>
              </table:table-cell>
              <table:table-cell office:value-type="float" office:value="395138000">
                <text:p>395138000</text:p>
              </table:table-cell>
              <table:table-cell office:value-type="float" office:value="395090000">
                <text:p>395090000</text:p>
              </table:table-cell>
              <table:table-cell office:value-type="float" office:value="395177000">
                <text:p>395177000</text:p>
              </table:table-cell>
              <table:table-cell office:value-type="float" office:value="395165000">
                <text:p>395165000</text:p>
              </table:table-cell>
              <table:table-cell office:value-type="float" office:value="395176000">
                <text:p>395176000</text:p>
              </table:table-cell>
              <table:table-cell office:value-type="float" office:value="394578000">
                <text:p>394578000</text:p>
              </table:table-cell>
              <table:table-cell office:value-type="float" office:value="395174000">
                <text:p>395174000</text:p>
              </table:table-cell>
              <table:table-cell office:value-type="float" office:value="395177000">
                <text:p>395177000</text:p>
              </table:table-cell>
              <table:table-cell office:value-type="float" office:value="395138000">
                <text:p>395138000</text:p>
              </table:table-cell>
              <table:table-cell office:value-type="float" office:value="395185000">
                <text:p>395185000</text:p>
              </table:table-cell>
              <table:table-cell office:value-type="float" office:value="395170000">
                <text:p>395170000</text:p>
              </table:table-cell>
              <table:table-cell office:value-type="float" office:value="395177000">
                <text:p>395177000</text:p>
              </table:table-cell>
              <table:table-cell office:value-type="float" office:value="395178000">
                <text:p>395178000</text:p>
              </table:table-cell>
              <table:table-cell office:value-type="float" office:value="395062000">
                <text:p>395062000</text:p>
              </table:table-cell>
              <table:table-cell office:value-type="float" office:value="394481000">
                <text:p>394481000</text:p>
              </table:table-cell>
              <table:table-cell office:value-type="float" office:value="395175000">
                <text:p>395175000</text:p>
              </table:table-cell>
              <table:table-cell office:value-type="float" office:value="394783000">
                <text:p>394783000</text:p>
              </table:table-cell>
              <table:table-cell office:value-type="float" office:value="394807000">
                <text:p>394807000</text:p>
              </table:table-cell>
              <table:table-cell office:value-type="float" office:value="394973000">
                <text:p>394973000</text:p>
              </table:table-cell>
              <table:table-cell office:value-type="float" office:value="395169000">
                <text:p>395169000</text:p>
              </table:table-cell>
              <table:table-cell office:value-type="float" office:value="395169000">
                <text:p>395169000</text:p>
              </table:table-cell>
              <table:table-cell office:value-type="float" office:value="395187000">
                <text:p>395187000</text:p>
              </table:table-cell>
              <table:table-cell office:value-type="float" office:value="395167000">
                <text:p>395167000</text:p>
              </table:table-cell>
              <table:table-cell office:value-type="float" office:value="395173000">
                <text:p>395173000</text:p>
              </table:table-cell>
              <table:table-cell office:value-type="float" office:value="394432000">
                <text:p>394432000</text:p>
              </table:table-cell>
              <table:table-cell office:value-type="float" office:value="395175000">
                <text:p>395175000</text:p>
              </table:table-cell>
              <table:table-cell office:value-type="float" office:value="395175000">
                <text:p>395175000</text:p>
              </table:table-cell>
              <table:table-cell office:value-type="float" office:value="395181000">
                <text:p>395181000</text:p>
              </table:table-cell>
              <table:table-cell office:value-type="float" office:value="395177000">
                <text:p>395177000</text:p>
              </table:table-cell>
              <table:table-cell office:value-type="float" office:value="394995000">
                <text:p>394995000</text:p>
              </table:table-cell>
              <table:table-cell office:value-type="float" office:value="395176000">
                <text:p>395176000</text:p>
              </table:table-cell>
              <table:table-cell office:value-type="float" office:value="395177000">
                <text:p>395177000</text:p>
              </table:table-cell>
              <table:table-cell office:value-type="float" office:value="395170000">
                <text:p>395170000</text:p>
              </table:table-cell>
              <table:table-cell office:value-type="float" office:value="395011000">
                <text:p>395011000</text:p>
              </table:table-cell>
              <table:table-cell office:value-type="float" office:value="394924000">
                <text:p>394924000</text:p>
              </table:table-cell>
              <table:table-cell office:value-type="float" office:value="395169000">
                <text:p>395169000</text:p>
              </table:table-cell>
              <table:table-cell office:value-type="float" office:value="395170000">
                <text:p>395170000</text:p>
              </table:table-cell>
              <table:table-cell office:value-type="float" office:value="395178000">
                <text:p>395178000</text:p>
              </table:table-cell>
              <table:table-cell office:value-type="float" office:value="395107000">
                <text:p>395107000</text:p>
              </table:table-cell>
              <table:table-cell office:value-type="float" office:value="394921000">
                <text:p>394921000</text:p>
              </table:table-cell>
              <table:table-cell office:value-type="float" office:value="394830000">
                <text:p>394830000</text:p>
              </table:table-cell>
              <table:table-cell office:value-type="float" office:value="395183000">
                <text:p>395183000</text:p>
              </table:table-cell>
              <table:table-cell office:value-type="float" office:value="395178000">
                <text:p>395178000</text:p>
              </table:table-cell>
              <table:table-cell office:value-type="float" office:value="395172000">
                <text:p>395172000</text:p>
              </table:table-cell>
              <table:table-cell office:value-type="float" office:value="394373000">
                <text:p>394373000</text:p>
              </table:table-cell>
              <table:table-cell office:value-type="float" office:value="395172000">
                <text:p>395172000</text:p>
              </table:table-cell>
              <table:table-cell office:value-type="float" office:value="395183000">
                <text:p>395183000</text:p>
              </table:table-cell>
              <table:table-cell office:value-type="float" office:value="395107000">
                <text:p>395107000</text:p>
              </table:table-cell>
              <table:table-cell office:value-type="float" office:value="394563000">
                <text:p>394563000</text:p>
              </table:table-cell>
              <table:table-cell office:value-type="float" office:value="395047000">
                <text:p>395047000</text:p>
              </table:table-cell>
              <table:table-cell office:value-type="float" office:value="395179000">
                <text:p>395179000</text:p>
              </table:table-cell>
              <table:table-cell office:value-type="float" office:value="395168000">
                <text:p>395168000</text:p>
              </table:table-cell>
              <table:table-cell office:value-type="float" office:value="395044000">
                <text:p>395044000</text:p>
              </table:table-cell>
              <table:table-cell office:value-type="float" office:value="394733000">
                <text:p>394733000</text:p>
              </table:table-cell>
              <table:table-cell office:value-type="float" office:value="395158000">
                <text:p>395158000</text:p>
              </table:table-cell>
              <table:table-cell office:value-type="float" office:value="395170000">
                <text:p>395170000</text:p>
              </table:table-cell>
              <table:table-cell office:value-type="float" office:value="395177000">
                <text:p>395177000</text:p>
              </table:table-cell>
              <table:table-cell office:value-type="float" office:value="395122000">
                <text:p>395122000</text:p>
              </table:table-cell>
              <table:table-cell office:value-type="float" office:value="395130000">
                <text:p>395130000</text:p>
              </table:table-cell>
              <table:table-cell office:value-type="float" office:value="394944000">
                <text:p>394944000</text:p>
              </table:table-cell>
              <table:table-cell office:value-type="float" office:value="395150000">
                <text:p>395150000</text:p>
              </table:table-cell>
              <table:table-cell office:value-type="float" office:value="395160000">
                <text:p>395160000</text:p>
              </table:table-cell>
              <table:table-cell office:value-type="float" office:value="395158000">
                <text:p>395158000</text:p>
              </table:table-cell>
              <table:table-cell office:value-type="float" office:value="394780000">
                <text:p>394780000</text:p>
              </table:table-cell>
              <table:table-cell office:value-type="float" office:value="395081000">
                <text:p>395081000</text:p>
              </table:table-cell>
              <table:table-cell office:value-type="float" office:value="394789000">
                <text:p>394789000</text:p>
              </table:table-cell>
              <table:table-cell office:value-type="float" office:value="395177000">
                <text:p>395177000</text:p>
              </table:table-cell>
              <table:table-cell office:value-type="float" office:value="395177000">
                <text:p>395177000</text:p>
              </table:table-cell>
              <table:table-cell office:value-type="float" office:value="395193000">
                <text:p>395193000</text:p>
              </table:table-cell>
              <table:table-cell office:value-type="float" office:value="395167000">
                <text:p>395167000</text:p>
              </table:table-cell>
              <table:table-cell office:value-type="float" office:value="395745000">
                <text:p>395745000</text:p>
              </table:table-cell>
              <table:table-cell office:value-type="float" office:value="395755000">
                <text:p>395755000</text:p>
              </table:table-cell>
              <table:table-cell office:value-type="float" office:value="395265000">
                <text:p>395265000</text:p>
              </table:table-cell>
              <table:table-cell office:value-type="float" office:value="395745000">
                <text:p>395745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755000">
                <text:p>395755000</text:p>
              </table:table-cell>
              <table:table-cell office:value-type="float" office:value="395395000">
                <text:p>395395000</text:p>
              </table:table-cell>
              <table:table-cell office:value-type="float" office:value="395650000">
                <text:p>395650000</text:p>
              </table:table-cell>
              <table:table-cell office:value-type="float" office:value="395759000">
                <text:p>395759000</text:p>
              </table:table-cell>
              <table:table-cell office:value-type="float" office:value="394857000">
                <text:p>394857000</text:p>
              </table:table-cell>
              <table:table-cell office:value-type="float" office:value="395438000">
                <text:p>395438000</text:p>
              </table:table-cell>
              <table:table-cell office:value-type="float" office:value="395733000">
                <text:p>395733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746000">
                <text:p>395746000</text:p>
              </table:table-cell>
              <table:table-cell office:value-type="float" office:value="395606000">
                <text:p>395606000</text:p>
              </table:table-cell>
              <table:table-cell office:value-type="float" office:value="395757000">
                <text:p>395757000</text:p>
              </table:table-cell>
              <table:table-cell office:value-type="float" office:value="395707000">
                <text:p>395707000</text:p>
              </table:table-cell>
              <table:table-cell office:value-type="float" office:value="395606000">
                <text:p>395606000</text:p>
              </table:table-cell>
              <table:table-cell office:value-type="float" office:value="395749000">
                <text:p>395749000</text:p>
              </table:table-cell>
              <table:table-cell office:value-type="float" office:value="395114000">
                <text:p>395114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028000">
                <text:p>395028000</text:p>
              </table:table-cell>
              <table:table-cell office:value-type="float" office:value="395061000">
                <text:p>395061000</text:p>
              </table:table-cell>
              <table:table-cell office:value-type="float" office:value="395755000">
                <text:p>395755000</text:p>
              </table:table-cell>
              <table:table-cell office:value-type="float" office:value="395692000">
                <text:p>395692000</text:p>
              </table:table-cell>
              <table:table-cell office:value-type="float" office:value="395221000">
                <text:p>395221000</text:p>
              </table:table-cell>
              <table:table-cell office:value-type="float" office:value="395746000">
                <text:p>395746000</text:p>
              </table:table-cell>
              <table:table-cell office:value-type="float" office:value="395067000">
                <text:p>395067000</text:p>
              </table:table-cell>
              <table:table-cell office:value-type="float" office:value="395414000">
                <text:p>395414000</text:p>
              </table:table-cell>
              <table:table-cell office:value-type="float" office:value="395752000">
                <text:p>395752000</text:p>
              </table:table-cell>
              <table:table-cell office:value-type="float" office:value="394933000">
                <text:p>394933000</text:p>
              </table:table-cell>
              <table:table-cell office:value-type="float" office:value="395720000">
                <text:p>395720000</text:p>
              </table:table-cell>
              <table:table-cell office:value-type="float" office:value="395446000">
                <text:p>395446000</text:p>
              </table:table-cell>
              <table:table-cell office:value-type="float" office:value="395749000">
                <text:p>395749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753000">
                <text:p>395753000</text:p>
              </table:table-cell>
              <table:table-cell office:value-type="float" office:value="395758000">
                <text:p>395758000</text:p>
              </table:table-cell>
              <table:table-cell office:value-type="float" office:value="395743000">
                <text:p>395743000</text:p>
              </table:table-cell>
              <table:table-cell office:value-type="float" office:value="395744000">
                <text:p>395744000</text:p>
              </table:table-cell>
              <table:table-cell office:value-type="float" office:value="395030000">
                <text:p>395030000</text:p>
              </table:table-cell>
              <table:table-cell office:value-type="float" office:value="395755000">
                <text:p>395755000</text:p>
              </table:table-cell>
              <table:table-cell office:value-type="float" office:value="395746000">
                <text:p>395746000</text:p>
              </table:table-cell>
              <table:table-cell office:value-type="float" office:value="395721000">
                <text:p>395721000</text:p>
              </table:table-cell>
              <table:table-cell office:value-type="float" office:value="395163000">
                <text:p>395163000</text:p>
              </table:table-cell>
              <table:table-cell office:value-type="float" office:value="394836000">
                <text:p>394836000</text:p>
              </table:table-cell>
              <table:table-cell office:value-type="float" office:value="395723000">
                <text:p>395723000</text:p>
              </table:table-cell>
              <table:table-cell office:value-type="float" office:value="395745000">
                <text:p>395745000</text:p>
              </table:table-cell>
              <table:table-cell office:value-type="float" office:value="395492000">
                <text:p>395492000</text:p>
              </table:table-cell>
              <table:table-cell office:value-type="float" office:value="395033000">
                <text:p>395033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748000">
                <text:p>395748000</text:p>
              </table:table-cell>
              <table:table-cell office:value-type="float" office:value="395251000">
                <text:p>395251000</text:p>
              </table:table-cell>
              <table:table-cell office:value-type="float" office:value="395733000">
                <text:p>395733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757000">
                <text:p>395757000</text:p>
              </table:table-cell>
              <table:table-cell office:value-type="float" office:value="395631000">
                <text:p>395631000</text:p>
              </table:table-cell>
              <table:table-cell office:value-type="float" office:value="395752000">
                <text:p>395752000</text:p>
              </table:table-cell>
              <table:table-cell office:value-type="float" office:value="395757000">
                <text:p>395757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753000">
                <text:p>395753000</text:p>
              </table:table-cell>
              <table:table-cell office:value-type="float" office:value="395557000">
                <text:p>395557000</text:p>
              </table:table-cell>
              <table:table-cell office:value-type="float" office:value="395212000">
                <text:p>395212000</text:p>
              </table:table-cell>
              <table:table-cell office:value-type="float" office:value="395353000">
                <text:p>395353000</text:p>
              </table:table-cell>
              <table:table-cell office:value-type="float" office:value="395764000">
                <text:p>395764000</text:p>
              </table:table-cell>
              <table:table-cell office:value-type="float" office:value="395761000">
                <text:p>395761000</text:p>
              </table:table-cell>
              <table:table-cell office:value-type="float" office:value="395664000">
                <text:p>395664000</text:p>
              </table:table-cell>
              <table:table-cell office:value-type="float" office:value="395755000">
                <text:p>395755000</text:p>
              </table:table-cell>
              <table:table-cell office:value-type="float" office:value="395755000">
                <text:p>395755000</text:p>
              </table:table-cell>
              <table:table-cell office:value-type="float" office:value="395757000">
                <text:p>395757000</text:p>
              </table:table-cell>
              <table:table-cell office:value-type="float" office:value="395754000">
                <text:p>395754000</text:p>
              </table:table-cell>
              <table:table-cell office:value-type="float" office:value="395406000">
                <text:p>395406000</text:p>
              </table:table-cell>
              <table:table-cell office:value-type="float" office:value="395725000">
                <text:p>395725000</text:p>
              </table:table-cell>
              <table:table-cell office:value-type="float" office:value="395666000">
                <text:p>395666000</text:p>
              </table:table-cell>
              <table:table-cell office:value-type="float" office:value="395758000">
                <text:p>395758000</text:p>
              </table:table-cell>
              <table:table-cell office:value-type="float" office:value="395749000">
                <text:p>395749000</text:p>
              </table:table-cell>
              <table:table-cell office:value-type="float" office:value="395363000">
                <text:p>395363000</text:p>
              </table:table-cell>
              <table:table-cell office:value-type="float" office:value="395757000">
                <text:p>395757000</text:p>
              </table:table-cell>
              <table:table-cell office:value-type="float" office:value="394977000">
                <text:p>394977000</text:p>
              </table:table-cell>
              <table:table-cell office:value-type="float" office:value="395711000">
                <text:p>395711000</text:p>
              </table:table-cell>
              <table:table-cell office:value-type="float" office:value="395676000">
                <text:p>395676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544000">
                <text:p>395544000</text:p>
              </table:table-cell>
              <table:table-cell office:value-type="float" office:value="395650000">
                <text:p>395650000</text:p>
              </table:table-cell>
              <table:table-cell office:value-type="float" office:value="395757000">
                <text:p>395757000</text:p>
              </table:table-cell>
              <table:table-cell office:value-type="float" office:value="395732000">
                <text:p>395732000</text:p>
              </table:table-cell>
              <table:table-cell office:value-type="float" office:value="395169000">
                <text:p>395169000</text:p>
              </table:table-cell>
              <table:table-cell office:value-type="float" office:value="395747000">
                <text:p>395747000</text:p>
              </table:table-cell>
              <table:table-cell office:value-type="float" office:value="395328000">
                <text:p>395328000</text:p>
              </table:table-cell>
              <table:table-cell office:value-type="float" office:value="395240000">
                <text:p>395240000</text:p>
              </table:table-cell>
              <table:table-cell office:value-type="float" office:value="395739000">
                <text:p>395739000</text:p>
              </table:table-cell>
              <table:table-cell office:value-type="float" office:value="395751000">
                <text:p>395751000</text:p>
              </table:table-cell>
              <table:table-cell office:value-type="float" office:value="395263000">
                <text:p>395263000</text:p>
              </table:table-cell>
              <table:table-cell office:value-type="float" office:value="394871000">
                <text:p>394871000</text:p>
              </table:table-cell>
              <table:table-cell office:value-type="float" office:value="395731000">
                <text:p>395731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730000">
                <text:p>395730000</text:p>
              </table:table-cell>
              <table:table-cell office:value-type="float" office:value="394884000">
                <text:p>394884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714000">
                <text:p>395714000</text:p>
              </table:table-cell>
              <table:table-cell office:value-type="float" office:value="395260000">
                <text:p>395260000</text:p>
              </table:table-cell>
              <table:table-cell office:value-type="float" office:value="395619000">
                <text:p>395619000</text:p>
              </table:table-cell>
              <table:table-cell office:value-type="float" office:value="395754000">
                <text:p>395754000</text:p>
              </table:table-cell>
              <table:table-cell office:value-type="float" office:value="395749000">
                <text:p>395749000</text:p>
              </table:table-cell>
              <table:table-cell office:value-type="float" office:value="395042000">
                <text:p>395042000</text:p>
              </table:table-cell>
              <table:table-cell office:value-type="float" office:value="395749000">
                <text:p>395749000</text:p>
              </table:table-cell>
              <table:table-cell office:value-type="float" office:value="395757000">
                <text:p>395757000</text:p>
              </table:table-cell>
              <table:table-cell office:value-type="float" office:value="395669000">
                <text:p>395669000</text:p>
              </table:table-cell>
              <table:table-cell office:value-type="float" office:value="395757000">
                <text:p>395757000</text:p>
              </table:table-cell>
              <table:table-cell office:value-type="float" office:value="395578000">
                <text:p>395578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757000">
                <text:p>395757000</text:p>
              </table:table-cell>
              <table:table-cell office:value-type="float" office:value="395743000">
                <text:p>395743000</text:p>
              </table:table-cell>
              <table:table-cell office:value-type="float" office:value="395754000">
                <text:p>395754000</text:p>
              </table:table-cell>
              <table:table-cell office:value-type="float" office:value="395683000">
                <text:p>395683000</text:p>
              </table:table-cell>
              <table:table-cell office:value-type="float" office:value="395492000">
                <text:p>395492000</text:p>
              </table:table-cell>
              <table:table-cell office:value-type="float" office:value="395749000">
                <text:p>395749000</text:p>
              </table:table-cell>
              <table:table-cell office:value-type="float" office:value="395548000">
                <text:p>395548000</text:p>
              </table:table-cell>
              <table:table-cell office:value-type="float" office:value="395757000">
                <text:p>395757000</text:p>
              </table:table-cell>
              <table:table-cell office:value-type="float" office:value="395099000">
                <text:p>395099000</text:p>
              </table:table-cell>
              <table:table-cell office:value-type="float" office:value="395099000">
                <text:p>395099000</text:p>
              </table:table-cell>
              <table:table-cell office:value-type="float" office:value="395752000">
                <text:p>395752000</text:p>
              </table:table-cell>
              <table:table-cell office:value-type="float" office:value="395755000">
                <text:p>395755000</text:p>
              </table:table-cell>
              <table:table-cell office:value-type="float" office:value="395640000">
                <text:p>395640000</text:p>
              </table:table-cell>
              <table:table-cell office:value-type="float" office:value="395757000">
                <text:p>395757000</text:p>
              </table:table-cell>
              <table:table-cell office:value-type="float" office:value="395689000">
                <text:p>395689000</text:p>
              </table:table-cell>
              <table:table-cell office:value-type="float" office:value="395760000">
                <text:p>395760000</text:p>
              </table:table-cell>
              <table:table-cell office:value-type="float" office:value="395755000">
                <text:p>395755000</text:p>
              </table:table-cell>
              <table:table-cell office:value-type="float" office:value="395252000">
                <text:p>395252000</text:p>
              </table:table-cell>
              <table:table-cell office:value-type="float" office:value="395757000">
                <text:p>395757000</text:p>
              </table:table-cell>
              <table:table-cell office:value-type="float" office:value="395128000">
                <text:p>395128000</text:p>
              </table:table-cell>
              <table:table-cell office:value-type="float" office:value="395701000">
                <text:p>395701000</text:p>
              </table:table-cell>
              <table:table-cell office:value-type="float" office:value="395681000">
                <text:p>395681000</text:p>
              </table:table-cell>
              <table:table-cell office:value-type="float" office:value="395755000">
                <text:p>395755000</text:p>
              </table:table-cell>
              <table:table-cell office:value-type="float" office:value="395753000">
                <text:p>395753000</text:p>
              </table:table-cell>
              <table:table-cell office:value-type="float" office:value="395572000">
                <text:p>395572000</text:p>
              </table:table-cell>
              <table:table-cell office:value-type="float" office:value="395375000">
                <text:p>395375000</text:p>
              </table:table-cell>
              <table:table-cell office:value-type="float" office:value="395583000">
                <text:p>395583000</text:p>
              </table:table-cell>
              <table:table-cell office:value-type="float" office:value="395710000">
                <text:p>395710000</text:p>
              </table:table-cell>
              <table:table-cell office:value-type="float" office:value="395615000">
                <text:p>395615000</text:p>
              </table:table-cell>
              <table:table-cell office:value-type="float" office:value="395513000">
                <text:p>395513000</text:p>
              </table:table-cell>
              <table:table-cell office:value-type="float" office:value="395749000">
                <text:p>395749000</text:p>
              </table:table-cell>
              <table:table-cell office:value-type="float" office:value="395747000">
                <text:p>395747000</text:p>
              </table:table-cell>
              <table:table-cell office:value-type="float" office:value="395123000">
                <text:p>395123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141000">
                <text:p>395141000</text:p>
              </table:table-cell>
              <table:table-cell office:value-type="float" office:value="395758000">
                <text:p>395758000</text:p>
              </table:table-cell>
              <table:table-cell office:value-type="float" office:value="395250000">
                <text:p>395250000</text:p>
              </table:table-cell>
              <table:table-cell office:value-type="float" office:value="395745000">
                <text:p>395745000</text:p>
              </table:table-cell>
              <table:table-cell office:value-type="float" office:value="395757000">
                <text:p>395757000</text:p>
              </table:table-cell>
              <table:table-cell office:value-type="float" office:value="394761000">
                <text:p>394761000</text:p>
              </table:table-cell>
              <table:table-cell office:value-type="float" office:value="395366000">
                <text:p>395366000</text:p>
              </table:table-cell>
              <table:table-cell office:value-type="float" office:value="395282000">
                <text:p>395282000</text:p>
              </table:table-cell>
              <table:table-cell office:value-type="float" office:value="395743000">
                <text:p>395743000</text:p>
              </table:table-cell>
              <table:table-cell office:value-type="float" office:value="395332000">
                <text:p>395332000</text:p>
              </table:table-cell>
              <table:table-cell office:value-type="float" office:value="395713000">
                <text:p>395713000</text:p>
              </table:table-cell>
              <table:table-cell office:value-type="float" office:value="395744000">
                <text:p>395744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745000">
                <text:p>395745000</text:p>
              </table:table-cell>
              <table:table-cell office:value-type="float" office:value="395749000">
                <text:p>395749000</text:p>
              </table:table-cell>
              <table:table-cell office:value-type="float" office:value="395739000">
                <text:p>395739000</text:p>
              </table:table-cell>
              <table:table-cell office:value-type="float" office:value="395645000">
                <text:p>395645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517000">
                <text:p>395517000</text:p>
              </table:table-cell>
              <table:table-cell office:value-type="float" office:value="395692000">
                <text:p>395692000</text:p>
              </table:table-cell>
              <table:table-cell office:value-type="float" office:value="395487000">
                <text:p>395487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757000">
                <text:p>395757000</text:p>
              </table:table-cell>
              <table:table-cell office:value-type="float" office:value="395758000">
                <text:p>395758000</text:p>
              </table:table-cell>
              <table:table-cell office:value-type="float" office:value="395726000">
                <text:p>395726000</text:p>
              </table:table-cell>
              <table:table-cell office:value-type="float" office:value="395630000">
                <text:p>395630000</text:p>
              </table:table-cell>
              <table:table-cell office:value-type="float" office:value="395388000">
                <text:p>395388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741000">
                <text:p>395741000</text:p>
              </table:table-cell>
              <table:table-cell office:value-type="float" office:value="395542000">
                <text:p>395542000</text:p>
              </table:table-cell>
              <table:table-cell office:value-type="float" office:value="395512000">
                <text:p>395512000</text:p>
              </table:table-cell>
              <table:table-cell office:value-type="float" office:value="395734000">
                <text:p>395734000</text:p>
              </table:table-cell>
              <table:table-cell office:value-type="float" office:value="395752000">
                <text:p>395752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455000">
                <text:p>395455000</text:p>
              </table:table-cell>
              <table:table-cell office:value-type="float" office:value="395613000">
                <text:p>395613000</text:p>
              </table:table-cell>
              <table:table-cell office:value-type="float" office:value="395704000">
                <text:p>395704000</text:p>
              </table:table-cell>
              <table:table-cell office:value-type="float" office:value="395758000">
                <text:p>395758000</text:p>
              </table:table-cell>
              <table:table-cell office:value-type="float" office:value="395717000">
                <text:p>395717000</text:p>
              </table:table-cell>
              <table:table-cell office:value-type="float" office:value="395678000">
                <text:p>395678000</text:p>
              </table:table-cell>
              <table:table-cell office:value-type="float" office:value="395654000">
                <text:p>395654000</text:p>
              </table:table-cell>
              <table:table-cell office:value-type="float" office:value="395704000">
                <text:p>395704000</text:p>
              </table:table-cell>
              <table:table-cell office:value-type="float" office:value="395722000">
                <text:p>395722000</text:p>
              </table:table-cell>
              <table:table-cell office:value-type="float" office:value="395756000">
                <text:p>395756000</text:p>
              </table:table-cell>
              <table:table-cell office:value-type="float" office:value="395535000">
                <text:p>395535000</text:p>
              </table:table-cell>
              <table:table-cell office:value-type="float" office:value="395752000">
                <text:p>395752000</text:p>
              </table:table-cell>
              <table:table-cell office:value-type="float" office:value="395091000">
                <text:p>395091000</text:p>
              </table:table-cell>
              <table:table-cell office:value-type="float" office:value="395751000">
                <text:p>395751000</text:p>
              </table:table-cell>
              <table:table-cell office:value-type="float" office:value="395723000">
                <text:p>395723000</text:p>
              </table:table-cell>
              <table:table-cell office:value-type="float" office:value="395695000">
                <text:p>395695000</text:p>
              </table:table-cell>
              <table:table-cell office:value-type="float" office:value="395380000">
                <text:p>395380000</text:p>
              </table:table-cell>
              <table:table-cell office:value-type="float" office:value="395737000">
                <text:p>395737000</text:p>
              </table:table-cell>
              <table:table-cell office:value-type="float" office:value="395573000">
                <text:p>395573000</text:p>
              </table:table-cell>
              <table:table-cell office:value-type="float" office:value="395741000">
                <text:p>395741000</text:p>
              </table:table-cell>
            </table:table-row>
            <table:table-row>
              <table:table-cell office:value-type="string">
                <text:p>5 swaps</text:p>
                <draw:g>
                  <svg:desc>zuck_small_1step.A5:zuck_small_1step.A5</svg:desc>
                </draw:g>
              </table:table-cell>
              <table:table-cell office:value-type="float" office:value="388482000">
                <text:p>388482000</text:p>
                <draw:g>
                  <svg:desc>zuck_small_1step.B5:zuck_small_1step.ALZ5</svg:desc>
                </draw:g>
              </table:table-cell>
              <table:table-cell office:value-type="float" office:value="387901000">
                <text:p>387901000</text:p>
              </table:table-cell>
              <table:table-cell office:value-type="float" office:value="388081000">
                <text:p>388081000</text:p>
              </table:table-cell>
              <table:table-cell office:value-type="float" office:value="388264000">
                <text:p>388264000</text:p>
              </table:table-cell>
              <table:table-cell office:value-type="float" office:value="388469000">
                <text:p>388469000</text:p>
              </table:table-cell>
              <table:table-cell office:value-type="float" office:value="388466000">
                <text:p>388466000</text:p>
              </table:table-cell>
              <table:table-cell office:value-type="float" office:value="388421000">
                <text:p>388421000</text:p>
              </table:table-cell>
              <table:table-cell office:value-type="float" office:value="388440000">
                <text:p>388440000</text:p>
              </table:table-cell>
              <table:table-cell office:value-type="float" office:value="388051000">
                <text:p>388051000</text:p>
              </table:table-cell>
              <table:table-cell office:value-type="float" office:value="388507000">
                <text:p>388507000</text:p>
              </table:table-cell>
              <table:table-cell office:value-type="float" office:value="388582000">
                <text:p>388582000</text:p>
              </table:table-cell>
              <table:table-cell office:value-type="float" office:value="388145000">
                <text:p>388145000</text:p>
              </table:table-cell>
              <table:table-cell office:value-type="float" office:value="388456000">
                <text:p>388456000</text:p>
              </table:table-cell>
              <table:table-cell office:value-type="float" office:value="388542000">
                <text:p>388542000</text:p>
              </table:table-cell>
              <table:table-cell office:value-type="float" office:value="388281000">
                <text:p>388281000</text:p>
              </table:table-cell>
              <table:table-cell office:value-type="float" office:value="388328000">
                <text:p>388328000</text:p>
              </table:table-cell>
              <table:table-cell office:value-type="float" office:value="387911000">
                <text:p>387911000</text:p>
              </table:table-cell>
              <table:table-cell office:value-type="float" office:value="388537000">
                <text:p>388537000</text:p>
              </table:table-cell>
              <table:table-cell office:value-type="float" office:value="388592000">
                <text:p>388592000</text:p>
              </table:table-cell>
              <table:table-cell office:value-type="float" office:value="387919000">
                <text:p>387919000</text:p>
              </table:table-cell>
              <table:table-cell office:value-type="float" office:value="388510000">
                <text:p>388510000</text:p>
              </table:table-cell>
              <table:table-cell office:value-type="float" office:value="388398000">
                <text:p>388398000</text:p>
              </table:table-cell>
              <table:table-cell office:value-type="float" office:value="388335000">
                <text:p>388335000</text:p>
              </table:table-cell>
              <table:table-cell office:value-type="float" office:value="387846000">
                <text:p>387846000</text:p>
              </table:table-cell>
              <table:table-cell office:value-type="float" office:value="388585000">
                <text:p>388585000</text:p>
              </table:table-cell>
              <table:table-cell office:value-type="float" office:value="388465000">
                <text:p>388465000</text:p>
              </table:table-cell>
              <table:table-cell office:value-type="float" office:value="388410000">
                <text:p>388410000</text:p>
              </table:table-cell>
              <table:table-cell office:value-type="float" office:value="388410000">
                <text:p>388410000</text:p>
              </table:table-cell>
              <table:table-cell office:value-type="float" office:value="388060000">
                <text:p>388060000</text:p>
              </table:table-cell>
              <table:table-cell office:value-type="float" office:value="388415000">
                <text:p>388415000</text:p>
              </table:table-cell>
              <table:table-cell office:value-type="float" office:value="387839000">
                <text:p>387839000</text:p>
              </table:table-cell>
              <table:table-cell office:value-type="float" office:value="388421000">
                <text:p>388421000</text:p>
              </table:table-cell>
              <table:table-cell office:value-type="float" office:value="388590000">
                <text:p>388590000</text:p>
              </table:table-cell>
              <table:table-cell office:value-type="float" office:value="387876000">
                <text:p>387876000</text:p>
              </table:table-cell>
              <table:table-cell office:value-type="float" office:value="388460000">
                <text:p>388460000</text:p>
              </table:table-cell>
              <table:table-cell office:value-type="float" office:value="387807000">
                <text:p>387807000</text:p>
              </table:table-cell>
              <table:table-cell office:value-type="float" office:value="388604000">
                <text:p>388604000</text:p>
              </table:table-cell>
              <table:table-cell office:value-type="float" office:value="388479000">
                <text:p>388479000</text:p>
              </table:table-cell>
              <table:table-cell office:value-type="float" office:value="388364000">
                <text:p>388364000</text:p>
              </table:table-cell>
              <table:table-cell office:value-type="float" office:value="388265000">
                <text:p>388265000</text:p>
              </table:table-cell>
              <table:table-cell office:value-type="float" office:value="388150000">
                <text:p>388150000</text:p>
              </table:table-cell>
              <table:table-cell office:value-type="float" office:value="388404000">
                <text:p>388404000</text:p>
              </table:table-cell>
              <table:table-cell office:value-type="float" office:value="387746000">
                <text:p>387746000</text:p>
              </table:table-cell>
              <table:table-cell office:value-type="float" office:value="388507000">
                <text:p>388507000</text:p>
              </table:table-cell>
              <table:table-cell office:value-type="float" office:value="388169000">
                <text:p>388169000</text:p>
              </table:table-cell>
              <table:table-cell office:value-type="float" office:value="387996000">
                <text:p>387996000</text:p>
              </table:table-cell>
              <table:table-cell office:value-type="float" office:value="388344000">
                <text:p>388344000</text:p>
              </table:table-cell>
              <table:table-cell office:value-type="float" office:value="388220000">
                <text:p>388220000</text:p>
              </table:table-cell>
              <table:table-cell office:value-type="float" office:value="388436000">
                <text:p>388436000</text:p>
              </table:table-cell>
              <table:table-cell office:value-type="float" office:value="388279000">
                <text:p>388279000</text:p>
              </table:table-cell>
              <table:table-cell office:value-type="float" office:value="388499000">
                <text:p>388499000</text:p>
              </table:table-cell>
              <table:table-cell office:value-type="float" office:value="388081000">
                <text:p>388081000</text:p>
              </table:table-cell>
              <table:table-cell office:value-type="float" office:value="388119000">
                <text:p>388119000</text:p>
              </table:table-cell>
              <table:table-cell office:value-type="float" office:value="388444000">
                <text:p>388444000</text:p>
              </table:table-cell>
              <table:table-cell office:value-type="float" office:value="387572000">
                <text:p>387572000</text:p>
              </table:table-cell>
              <table:table-cell office:value-type="float" office:value="388519000">
                <text:p>388519000</text:p>
              </table:table-cell>
              <table:table-cell office:value-type="float" office:value="388251000">
                <text:p>388251000</text:p>
              </table:table-cell>
              <table:table-cell office:value-type="float" office:value="388366000">
                <text:p>388366000</text:p>
              </table:table-cell>
              <table:table-cell office:value-type="float" office:value="388382000">
                <text:p>388382000</text:p>
              </table:table-cell>
              <table:table-cell office:value-type="float" office:value="387782000">
                <text:p>387782000</text:p>
              </table:table-cell>
              <table:table-cell office:value-type="float" office:value="388162000">
                <text:p>388162000</text:p>
              </table:table-cell>
              <table:table-cell office:value-type="float" office:value="388368000">
                <text:p>388368000</text:p>
              </table:table-cell>
              <table:table-cell office:value-type="float" office:value="387906000">
                <text:p>387906000</text:p>
              </table:table-cell>
              <table:table-cell office:value-type="float" office:value="388229000">
                <text:p>388229000</text:p>
              </table:table-cell>
              <table:table-cell office:value-type="float" office:value="388592000">
                <text:p>388592000</text:p>
              </table:table-cell>
              <table:table-cell office:value-type="float" office:value="388182000">
                <text:p>388182000</text:p>
              </table:table-cell>
              <table:table-cell office:value-type="float" office:value="388449000">
                <text:p>388449000</text:p>
              </table:table-cell>
              <table:table-cell office:value-type="float" office:value="387967000">
                <text:p>387967000</text:p>
              </table:table-cell>
              <table:table-cell office:value-type="float" office:value="387519000">
                <text:p>387519000</text:p>
              </table:table-cell>
              <table:table-cell office:value-type="float" office:value="388241000">
                <text:p>388241000</text:p>
              </table:table-cell>
              <table:table-cell office:value-type="float" office:value="388574000">
                <text:p>388574000</text:p>
              </table:table-cell>
              <table:table-cell office:value-type="float" office:value="387814000">
                <text:p>387814000</text:p>
              </table:table-cell>
              <table:table-cell office:value-type="float" office:value="388606000">
                <text:p>388606000</text:p>
              </table:table-cell>
              <table:table-cell office:value-type="float" office:value="388223000">
                <text:p>388223000</text:p>
              </table:table-cell>
              <table:table-cell office:value-type="float" office:value="388369000">
                <text:p>388369000</text:p>
              </table:table-cell>
              <table:table-cell office:value-type="float" office:value="388002000">
                <text:p>388002000</text:p>
              </table:table-cell>
              <table:table-cell office:value-type="float" office:value="387991000">
                <text:p>387991000</text:p>
              </table:table-cell>
              <table:table-cell office:value-type="float" office:value="388403000">
                <text:p>388403000</text:p>
              </table:table-cell>
              <table:table-cell office:value-type="float" office:value="388088000">
                <text:p>388088000</text:p>
              </table:table-cell>
              <table:table-cell office:value-type="float" office:value="388084000">
                <text:p>388084000</text:p>
              </table:table-cell>
              <table:table-cell office:value-type="float" office:value="388389000">
                <text:p>388389000</text:p>
              </table:table-cell>
              <table:table-cell office:value-type="float" office:value="388494000">
                <text:p>388494000</text:p>
              </table:table-cell>
              <table:table-cell office:value-type="float" office:value="388553000">
                <text:p>388553000</text:p>
              </table:table-cell>
              <table:table-cell office:value-type="float" office:value="387448000">
                <text:p>387448000</text:p>
              </table:table-cell>
              <table:table-cell office:value-type="float" office:value="388358000">
                <text:p>388358000</text:p>
              </table:table-cell>
              <table:table-cell office:value-type="float" office:value="388468000">
                <text:p>388468000</text:p>
              </table:table-cell>
              <table:table-cell office:value-type="float" office:value="388361000">
                <text:p>388361000</text:p>
              </table:table-cell>
              <table:table-cell office:value-type="float" office:value="388611000">
                <text:p>388611000</text:p>
              </table:table-cell>
              <table:table-cell office:value-type="float" office:value="388251000">
                <text:p>388251000</text:p>
              </table:table-cell>
              <table:table-cell office:value-type="float" office:value="388476000">
                <text:p>388476000</text:p>
              </table:table-cell>
              <table:table-cell office:value-type="float" office:value="387757000">
                <text:p>387757000</text:p>
              </table:table-cell>
              <table:table-cell office:value-type="float" office:value="388571000">
                <text:p>388571000</text:p>
              </table:table-cell>
              <table:table-cell office:value-type="float" office:value="387962000">
                <text:p>387962000</text:p>
              </table:table-cell>
              <table:table-cell office:value-type="float" office:value="388155000">
                <text:p>388155000</text:p>
              </table:table-cell>
              <table:table-cell office:value-type="float" office:value="387204000">
                <text:p>387204000</text:p>
              </table:table-cell>
              <table:table-cell office:value-type="float" office:value="388022000">
                <text:p>388022000</text:p>
              </table:table-cell>
              <table:table-cell office:value-type="float" office:value="388218000">
                <text:p>388218000</text:p>
              </table:table-cell>
              <table:table-cell office:value-type="float" office:value="387693000">
                <text:p>387693000</text:p>
              </table:table-cell>
              <table:table-cell office:value-type="float" office:value="387789000">
                <text:p>387789000</text:p>
              </table:table-cell>
              <table:table-cell office:value-type="float" office:value="388290000">
                <text:p>388290000</text:p>
              </table:table-cell>
              <table:table-cell office:value-type="float" office:value="388467000">
                <text:p>388467000</text:p>
              </table:table-cell>
              <table:table-cell office:value-type="float" office:value="388512000">
                <text:p>388512000</text:p>
              </table:table-cell>
              <table:table-cell office:value-type="float" office:value="388365000">
                <text:p>388365000</text:p>
              </table:table-cell>
              <table:table-cell office:value-type="float" office:value="387811000">
                <text:p>387811000</text:p>
              </table:table-cell>
              <table:table-cell office:value-type="float" office:value="388439000">
                <text:p>388439000</text:p>
              </table:table-cell>
              <table:table-cell office:value-type="float" office:value="388334000">
                <text:p>388334000</text:p>
              </table:table-cell>
              <table:table-cell office:value-type="float" office:value="388334000">
                <text:p>388334000</text:p>
              </table:table-cell>
              <table:table-cell office:value-type="float" office:value="387699000">
                <text:p>387699000</text:p>
              </table:table-cell>
              <table:table-cell office:value-type="float" office:value="387502000">
                <text:p>387502000</text:p>
              </table:table-cell>
              <table:table-cell office:value-type="float" office:value="388198000">
                <text:p>388198000</text:p>
              </table:table-cell>
              <table:table-cell office:value-type="float" office:value="388390000">
                <text:p>388390000</text:p>
              </table:table-cell>
              <table:table-cell office:value-type="float" office:value="388539000">
                <text:p>388539000</text:p>
              </table:table-cell>
              <table:table-cell office:value-type="float" office:value="388563000">
                <text:p>388563000</text:p>
              </table:table-cell>
              <table:table-cell office:value-type="float" office:value="388519000">
                <text:p>388519000</text:p>
              </table:table-cell>
              <table:table-cell office:value-type="float" office:value="388332000">
                <text:p>388332000</text:p>
              </table:table-cell>
              <table:table-cell office:value-type="float" office:value="388257000">
                <text:p>388257000</text:p>
              </table:table-cell>
              <table:table-cell office:value-type="float" office:value="388372000">
                <text:p>388372000</text:p>
              </table:table-cell>
              <table:table-cell office:value-type="float" office:value="388253000">
                <text:p>388253000</text:p>
              </table:table-cell>
              <table:table-cell office:value-type="float" office:value="388402000">
                <text:p>388402000</text:p>
              </table:table-cell>
              <table:table-cell office:value-type="float" office:value="387902000">
                <text:p>387902000</text:p>
              </table:table-cell>
              <table:table-cell office:value-type="float" office:value="388397000">
                <text:p>388397000</text:p>
              </table:table-cell>
              <table:table-cell office:value-type="float" office:value="388289000">
                <text:p>388289000</text:p>
              </table:table-cell>
              <table:table-cell office:value-type="float" office:value="387791000">
                <text:p>387791000</text:p>
              </table:table-cell>
              <table:table-cell office:value-type="float" office:value="388549000">
                <text:p>388549000</text:p>
              </table:table-cell>
              <table:table-cell office:value-type="float" office:value="387896000">
                <text:p>387896000</text:p>
              </table:table-cell>
              <table:table-cell office:value-type="float" office:value="387541000">
                <text:p>387541000</text:p>
              </table:table-cell>
              <table:table-cell office:value-type="float" office:value="388556000">
                <text:p>388556000</text:p>
              </table:table-cell>
              <table:table-cell office:value-type="float" office:value="388432000">
                <text:p>388432000</text:p>
              </table:table-cell>
              <table:table-cell office:value-type="float" office:value="388664000">
                <text:p>388664000</text:p>
              </table:table-cell>
              <table:table-cell office:value-type="float" office:value="388022000">
                <text:p>388022000</text:p>
              </table:table-cell>
              <table:table-cell office:value-type="float" office:value="388456000">
                <text:p>388456000</text:p>
              </table:table-cell>
              <table:table-cell office:value-type="float" office:value="388395000">
                <text:p>388395000</text:p>
              </table:table-cell>
              <table:table-cell office:value-type="float" office:value="388219000">
                <text:p>388219000</text:p>
              </table:table-cell>
              <table:table-cell office:value-type="float" office:value="388358000">
                <text:p>388358000</text:p>
              </table:table-cell>
              <table:table-cell office:value-type="float" office:value="388540000">
                <text:p>388540000</text:p>
              </table:table-cell>
              <table:table-cell office:value-type="float" office:value="388569000">
                <text:p>388569000</text:p>
              </table:table-cell>
              <table:table-cell office:value-type="float" office:value="388398000">
                <text:p>388398000</text:p>
              </table:table-cell>
              <table:table-cell office:value-type="float" office:value="388123000">
                <text:p>388123000</text:p>
              </table:table-cell>
              <table:table-cell office:value-type="float" office:value="388171000">
                <text:p>388171000</text:p>
              </table:table-cell>
              <table:table-cell office:value-type="float" office:value="388186000">
                <text:p>388186000</text:p>
              </table:table-cell>
              <table:table-cell office:value-type="float" office:value="388143000">
                <text:p>388143000</text:p>
              </table:table-cell>
              <table:table-cell office:value-type="float" office:value="388330000">
                <text:p>388330000</text:p>
              </table:table-cell>
              <table:table-cell office:value-type="float" office:value="388235000">
                <text:p>388235000</text:p>
              </table:table-cell>
              <table:table-cell office:value-type="float" office:value="388148000">
                <text:p>388148000</text:p>
              </table:table-cell>
              <table:table-cell office:value-type="float" office:value="388485000">
                <text:p>388485000</text:p>
              </table:table-cell>
              <table:table-cell office:value-type="float" office:value="388393000">
                <text:p>388393000</text:p>
              </table:table-cell>
              <table:table-cell office:value-type="float" office:value="388549000">
                <text:p>388549000</text:p>
              </table:table-cell>
              <table:table-cell office:value-type="float" office:value="387839000">
                <text:p>387839000</text:p>
              </table:table-cell>
              <table:table-cell office:value-type="float" office:value="388386000">
                <text:p>388386000</text:p>
              </table:table-cell>
              <table:table-cell office:value-type="float" office:value="387935000">
                <text:p>387935000</text:p>
              </table:table-cell>
              <table:table-cell office:value-type="float" office:value="388320000">
                <text:p>388320000</text:p>
              </table:table-cell>
              <table:table-cell office:value-type="float" office:value="388520000">
                <text:p>388520000</text:p>
              </table:table-cell>
              <table:table-cell office:value-type="float" office:value="388555000">
                <text:p>388555000</text:p>
              </table:table-cell>
              <table:table-cell office:value-type="float" office:value="388470000">
                <text:p>388470000</text:p>
              </table:table-cell>
              <table:table-cell office:value-type="float" office:value="387522000">
                <text:p>387522000</text:p>
              </table:table-cell>
              <table:table-cell office:value-type="float" office:value="388213000">
                <text:p>388213000</text:p>
              </table:table-cell>
              <table:table-cell office:value-type="float" office:value="388018000">
                <text:p>388018000</text:p>
              </table:table-cell>
              <table:table-cell office:value-type="float" office:value="388379000">
                <text:p>388379000</text:p>
              </table:table-cell>
              <table:table-cell office:value-type="float" office:value="388231000">
                <text:p>388231000</text:p>
              </table:table-cell>
              <table:table-cell office:value-type="float" office:value="388135000">
                <text:p>388135000</text:p>
              </table:table-cell>
              <table:table-cell office:value-type="float" office:value="388594000">
                <text:p>388594000</text:p>
              </table:table-cell>
              <table:table-cell office:value-type="float" office:value="388526000">
                <text:p>388526000</text:p>
              </table:table-cell>
              <table:table-cell office:value-type="float" office:value="388450000">
                <text:p>388450000</text:p>
              </table:table-cell>
              <table:table-cell office:value-type="float" office:value="388600000">
                <text:p>388600000</text:p>
              </table:table-cell>
              <table:table-cell office:value-type="float" office:value="388462000">
                <text:p>388462000</text:p>
              </table:table-cell>
              <table:table-cell office:value-type="float" office:value="388534000">
                <text:p>388534000</text:p>
              </table:table-cell>
              <table:table-cell office:value-type="float" office:value="388306000">
                <text:p>388306000</text:p>
              </table:table-cell>
              <table:table-cell office:value-type="float" office:value="387426000">
                <text:p>387426000</text:p>
              </table:table-cell>
              <table:table-cell office:value-type="float" office:value="388412000">
                <text:p>388412000</text:p>
              </table:table-cell>
              <table:table-cell office:value-type="float" office:value="388349000">
                <text:p>388349000</text:p>
              </table:table-cell>
              <table:table-cell office:value-type="float" office:value="387996000">
                <text:p>387996000</text:p>
              </table:table-cell>
              <table:table-cell office:value-type="float" office:value="388511000">
                <text:p>388511000</text:p>
              </table:table-cell>
              <table:table-cell office:value-type="float" office:value="388369000">
                <text:p>388369000</text:p>
              </table:table-cell>
              <table:table-cell office:value-type="float" office:value="388176000">
                <text:p>388176000</text:p>
              </table:table-cell>
              <table:table-cell office:value-type="float" office:value="387656000">
                <text:p>387656000</text:p>
              </table:table-cell>
              <table:table-cell office:value-type="float" office:value="388590000">
                <text:p>388590000</text:p>
              </table:table-cell>
              <table:table-cell office:value-type="float" office:value="388560000">
                <text:p>388560000</text:p>
              </table:table-cell>
              <table:table-cell office:value-type="float" office:value="388355000">
                <text:p>388355000</text:p>
              </table:table-cell>
              <table:table-cell office:value-type="float" office:value="387677000">
                <text:p>387677000</text:p>
              </table:table-cell>
              <table:table-cell office:value-type="float" office:value="388476000">
                <text:p>388476000</text:p>
              </table:table-cell>
              <table:table-cell office:value-type="float" office:value="388504000">
                <text:p>388504000</text:p>
              </table:table-cell>
              <table:table-cell office:value-type="float" office:value="388283000">
                <text:p>388283000</text:p>
              </table:table-cell>
              <table:table-cell office:value-type="float" office:value="388478000">
                <text:p>388478000</text:p>
              </table:table-cell>
              <table:table-cell office:value-type="float" office:value="387898000">
                <text:p>387898000</text:p>
              </table:table-cell>
              <table:table-cell office:value-type="float" office:value="388494000">
                <text:p>388494000</text:p>
              </table:table-cell>
              <table:table-cell office:value-type="float" office:value="388471000">
                <text:p>388471000</text:p>
              </table:table-cell>
              <table:table-cell office:value-type="float" office:value="388577000">
                <text:p>388577000</text:p>
              </table:table-cell>
              <table:table-cell office:value-type="float" office:value="387974000">
                <text:p>387974000</text:p>
              </table:table-cell>
              <table:table-cell office:value-type="float" office:value="387226000">
                <text:p>387226000</text:p>
              </table:table-cell>
              <table:table-cell office:value-type="float" office:value="388074000">
                <text:p>388074000</text:p>
              </table:table-cell>
              <table:table-cell office:value-type="float" office:value="388208000">
                <text:p>388208000</text:p>
              </table:table-cell>
              <table:table-cell office:value-type="float" office:value="388566000">
                <text:p>388566000</text:p>
              </table:table-cell>
              <table:table-cell office:value-type="float" office:value="388187000">
                <text:p>388187000</text:p>
              </table:table-cell>
              <table:table-cell office:value-type="float" office:value="388015000">
                <text:p>388015000</text:p>
              </table:table-cell>
              <table:table-cell office:value-type="float" office:value="387644000">
                <text:p>387644000</text:p>
              </table:table-cell>
              <table:table-cell office:value-type="float" office:value="388371000">
                <text:p>388371000</text:p>
              </table:table-cell>
              <table:table-cell office:value-type="float" office:value="387775000">
                <text:p>387775000</text:p>
              </table:table-cell>
              <table:table-cell office:value-type="float" office:value="388259000">
                <text:p>388259000</text:p>
              </table:table-cell>
              <table:table-cell office:value-type="float" office:value="388375000">
                <text:p>388375000</text:p>
              </table:table-cell>
              <table:table-cell office:value-type="float" office:value="388213000">
                <text:p>388213000</text:p>
              </table:table-cell>
              <table:table-cell office:value-type="float" office:value="387712000">
                <text:p>387712000</text:p>
              </table:table-cell>
              <table:table-cell office:value-type="float" office:value="391594000">
                <text:p>391594000</text:p>
              </table:table-cell>
              <table:table-cell office:value-type="float" office:value="391280000">
                <text:p>391280000</text:p>
              </table:table-cell>
              <table:table-cell office:value-type="float" office:value="391234000">
                <text:p>391234000</text:p>
              </table:table-cell>
              <table:table-cell office:value-type="float" office:value="390956000">
                <text:p>390956000</text:p>
              </table:table-cell>
              <table:table-cell office:value-type="float" office:value="391317000">
                <text:p>391317000</text:p>
              </table:table-cell>
              <table:table-cell office:value-type="float" office:value="391299000">
                <text:p>391299000</text:p>
              </table:table-cell>
              <table:table-cell office:value-type="float" office:value="390737000">
                <text:p>390737000</text:p>
              </table:table-cell>
              <table:table-cell office:value-type="float" office:value="390793000">
                <text:p>390793000</text:p>
              </table:table-cell>
              <table:table-cell office:value-type="float" office:value="391266000">
                <text:p>391266000</text:p>
              </table:table-cell>
              <table:table-cell office:value-type="float" office:value="391598000">
                <text:p>391598000</text:p>
              </table:table-cell>
              <table:table-cell office:value-type="float" office:value="390694000">
                <text:p>390694000</text:p>
              </table:table-cell>
              <table:table-cell office:value-type="float" office:value="390949000">
                <text:p>390949000</text:p>
              </table:table-cell>
              <table:table-cell office:value-type="float" office:value="391621000">
                <text:p>391621000</text:p>
              </table:table-cell>
              <table:table-cell office:value-type="float" office:value="390979000">
                <text:p>390979000</text:p>
              </table:table-cell>
              <table:table-cell office:value-type="float" office:value="391232000">
                <text:p>391232000</text:p>
              </table:table-cell>
              <table:table-cell office:value-type="float" office:value="390382000">
                <text:p>390382000</text:p>
              </table:table-cell>
              <table:table-cell office:value-type="float" office:value="390992000">
                <text:p>390992000</text:p>
              </table:table-cell>
              <table:table-cell office:value-type="float" office:value="390943000">
                <text:p>390943000</text:p>
              </table:table-cell>
              <table:table-cell office:value-type="float" office:value="390936000">
                <text:p>390936000</text:p>
              </table:table-cell>
              <table:table-cell office:value-type="float" office:value="390966000">
                <text:p>390966000</text:p>
              </table:table-cell>
              <table:table-cell office:value-type="float" office:value="391266000">
                <text:p>391266000</text:p>
              </table:table-cell>
              <table:table-cell office:value-type="float" office:value="390156000">
                <text:p>390156000</text:p>
              </table:table-cell>
              <table:table-cell office:value-type="float" office:value="390131000">
                <text:p>390131000</text:p>
              </table:table-cell>
              <table:table-cell office:value-type="float" office:value="391010000">
                <text:p>391010000</text:p>
              </table:table-cell>
              <table:table-cell office:value-type="float" office:value="391216000">
                <text:p>391216000</text:p>
              </table:table-cell>
              <table:table-cell office:value-type="float" office:value="391283000">
                <text:p>391283000</text:p>
              </table:table-cell>
              <table:table-cell office:value-type="float" office:value="390700000">
                <text:p>390700000</text:p>
              </table:table-cell>
              <table:table-cell office:value-type="float" office:value="391264000">
                <text:p>391264000</text:p>
              </table:table-cell>
              <table:table-cell office:value-type="float" office:value="391581000">
                <text:p>391581000</text:p>
              </table:table-cell>
              <table:table-cell office:value-type="float" office:value="391222000">
                <text:p>391222000</text:p>
              </table:table-cell>
              <table:table-cell office:value-type="float" office:value="390938000">
                <text:p>390938000</text:p>
              </table:table-cell>
              <table:table-cell office:value-type="float" office:value="391110000">
                <text:p>391110000</text:p>
              </table:table-cell>
              <table:table-cell office:value-type="float" office:value="391421000">
                <text:p>391421000</text:p>
              </table:table-cell>
              <table:table-cell office:value-type="float" office:value="391770000">
                <text:p>391770000</text:p>
              </table:table-cell>
              <table:table-cell office:value-type="float" office:value="391184000">
                <text:p>391184000</text:p>
              </table:table-cell>
              <table:table-cell office:value-type="float" office:value="391701000">
                <text:p>391701000</text:p>
              </table:table-cell>
              <table:table-cell office:value-type="float" office:value="391572000">
                <text:p>391572000</text:p>
              </table:table-cell>
              <table:table-cell office:value-type="float" office:value="391782000">
                <text:p>391782000</text:p>
              </table:table-cell>
              <table:table-cell office:value-type="float" office:value="390637000">
                <text:p>390637000</text:p>
              </table:table-cell>
              <table:table-cell office:value-type="float" office:value="390892000">
                <text:p>390892000</text:p>
              </table:table-cell>
              <table:table-cell office:value-type="float" office:value="390892000">
                <text:p>390892000</text:p>
              </table:table-cell>
              <table:table-cell office:value-type="float" office:value="391396000">
                <text:p>391396000</text:p>
              </table:table-cell>
              <table:table-cell office:value-type="float" office:value="390108000">
                <text:p>390108000</text:p>
              </table:table-cell>
              <table:table-cell office:value-type="float" office:value="390700000">
                <text:p>390700000</text:p>
              </table:table-cell>
              <table:table-cell office:value-type="float" office:value="390311000">
                <text:p>390311000</text:p>
              </table:table-cell>
              <table:table-cell office:value-type="float" office:value="391641000">
                <text:p>391641000</text:p>
              </table:table-cell>
              <table:table-cell office:value-type="float" office:value="391210000">
                <text:p>391210000</text:p>
              </table:table-cell>
              <table:table-cell office:value-type="float" office:value="390796000">
                <text:p>390796000</text:p>
              </table:table-cell>
              <table:table-cell office:value-type="float" office:value="390957000">
                <text:p>390957000</text:p>
              </table:table-cell>
              <table:table-cell office:value-type="float" office:value="390318000">
                <text:p>390318000</text:p>
              </table:table-cell>
              <table:table-cell office:value-type="float" office:value="391093000">
                <text:p>391093000</text:p>
              </table:table-cell>
              <table:table-cell office:value-type="float" office:value="390748000">
                <text:p>390748000</text:p>
              </table:table-cell>
              <table:table-cell office:value-type="float" office:value="391369000">
                <text:p>391369000</text:p>
              </table:table-cell>
              <table:table-cell office:value-type="float" office:value="391645000">
                <text:p>391645000</text:p>
              </table:table-cell>
              <table:table-cell office:value-type="float" office:value="391625000">
                <text:p>391625000</text:p>
              </table:table-cell>
              <table:table-cell office:value-type="float" office:value="391351000">
                <text:p>391351000</text:p>
              </table:table-cell>
              <table:table-cell office:value-type="float" office:value="390772000">
                <text:p>390772000</text:p>
              </table:table-cell>
              <table:table-cell office:value-type="float" office:value="391256000">
                <text:p>391256000</text:p>
              </table:table-cell>
              <table:table-cell office:value-type="float" office:value="390663000">
                <text:p>390663000</text:p>
              </table:table-cell>
              <table:table-cell office:value-type="float" office:value="391339000">
                <text:p>391339000</text:p>
              </table:table-cell>
              <table:table-cell office:value-type="float" office:value="391597000">
                <text:p>391597000</text:p>
              </table:table-cell>
              <table:table-cell office:value-type="float" office:value="391628000">
                <text:p>391628000</text:p>
              </table:table-cell>
              <table:table-cell office:value-type="float" office:value="391775000">
                <text:p>391775000</text:p>
              </table:table-cell>
              <table:table-cell office:value-type="float" office:value="391207000">
                <text:p>391207000</text:p>
              </table:table-cell>
              <table:table-cell office:value-type="float" office:value="391527000">
                <text:p>391527000</text:p>
              </table:table-cell>
              <table:table-cell office:value-type="float" office:value="391634000">
                <text:p>391634000</text:p>
              </table:table-cell>
              <table:table-cell office:value-type="float" office:value="390848000">
                <text:p>390848000</text:p>
              </table:table-cell>
              <table:table-cell office:value-type="float" office:value="391609000">
                <text:p>391609000</text:p>
              </table:table-cell>
              <table:table-cell office:value-type="float" office:value="390915000">
                <text:p>390915000</text:p>
              </table:table-cell>
              <table:table-cell office:value-type="float" office:value="390787000">
                <text:p>390787000</text:p>
              </table:table-cell>
              <table:table-cell office:value-type="float" office:value="391747000">
                <text:p>391747000</text:p>
              </table:table-cell>
              <table:table-cell office:value-type="float" office:value="391201000">
                <text:p>391201000</text:p>
              </table:table-cell>
              <table:table-cell office:value-type="float" office:value="391525000">
                <text:p>391525000</text:p>
              </table:table-cell>
              <table:table-cell office:value-type="float" office:value="390959000">
                <text:p>390959000</text:p>
              </table:table-cell>
              <table:table-cell office:value-type="float" office:value="390702000">
                <text:p>390702000</text:p>
              </table:table-cell>
              <table:table-cell office:value-type="float" office:value="390192000">
                <text:p>390192000</text:p>
              </table:table-cell>
              <table:table-cell office:value-type="float" office:value="390750000">
                <text:p>390750000</text:p>
              </table:table-cell>
              <table:table-cell office:value-type="float" office:value="390340000">
                <text:p>390340000</text:p>
              </table:table-cell>
              <table:table-cell office:value-type="float" office:value="390731000">
                <text:p>390731000</text:p>
              </table:table-cell>
              <table:table-cell office:value-type="float" office:value="391672000">
                <text:p>391672000</text:p>
              </table:table-cell>
              <table:table-cell office:value-type="float" office:value="391662000">
                <text:p>391662000</text:p>
              </table:table-cell>
              <table:table-cell office:value-type="float" office:value="391386000">
                <text:p>391386000</text:p>
              </table:table-cell>
              <table:table-cell office:value-type="float" office:value="390988000">
                <text:p>390988000</text:p>
              </table:table-cell>
              <table:table-cell office:value-type="float" office:value="390568000">
                <text:p>390568000</text:p>
              </table:table-cell>
              <table:table-cell office:value-type="float" office:value="390397000">
                <text:p>390397000</text:p>
              </table:table-cell>
              <table:table-cell office:value-type="float" office:value="391690000">
                <text:p>391690000</text:p>
              </table:table-cell>
              <table:table-cell office:value-type="float" office:value="391192000">
                <text:p>391192000</text:p>
              </table:table-cell>
              <table:table-cell office:value-type="float" office:value="391536000">
                <text:p>391536000</text:p>
              </table:table-cell>
              <table:table-cell office:value-type="float" office:value="391642000">
                <text:p>391642000</text:p>
              </table:table-cell>
              <table:table-cell office:value-type="float" office:value="391720000">
                <text:p>391720000</text:p>
              </table:table-cell>
              <table:table-cell office:value-type="float" office:value="391707000">
                <text:p>391707000</text:p>
              </table:table-cell>
              <table:table-cell office:value-type="float" office:value="391641000">
                <text:p>391641000</text:p>
              </table:table-cell>
              <table:table-cell office:value-type="float" office:value="391639000">
                <text:p>391639000</text:p>
              </table:table-cell>
              <table:table-cell office:value-type="float" office:value="390620000">
                <text:p>390620000</text:p>
              </table:table-cell>
              <table:table-cell office:value-type="float" office:value="391557000">
                <text:p>391557000</text:p>
              </table:table-cell>
              <table:table-cell office:value-type="float" office:value="391129000">
                <text:p>391129000</text:p>
              </table:table-cell>
              <table:table-cell office:value-type="float" office:value="390931000">
                <text:p>390931000</text:p>
              </table:table-cell>
              <table:table-cell office:value-type="float" office:value="391347000">
                <text:p>391347000</text:p>
              </table:table-cell>
              <table:table-cell office:value-type="float" office:value="391331000">
                <text:p>391331000</text:p>
              </table:table-cell>
              <table:table-cell office:value-type="float" office:value="391024000">
                <text:p>391024000</text:p>
              </table:table-cell>
              <table:table-cell office:value-type="float" office:value="391024000">
                <text:p>391024000</text:p>
              </table:table-cell>
              <table:table-cell office:value-type="float" office:value="391872000">
                <text:p>391872000</text:p>
              </table:table-cell>
              <table:table-cell office:value-type="float" office:value="389724000">
                <text:p>389724000</text:p>
              </table:table-cell>
              <table:table-cell office:value-type="float" office:value="391490000">
                <text:p>391490000</text:p>
              </table:table-cell>
              <table:table-cell office:value-type="float" office:value="391709000">
                <text:p>391709000</text:p>
              </table:table-cell>
              <table:table-cell office:value-type="float" office:value="391033000">
                <text:p>391033000</text:p>
              </table:table-cell>
              <table:table-cell office:value-type="float" office:value="391466000">
                <text:p>391466000</text:p>
              </table:table-cell>
              <table:table-cell office:value-type="float" office:value="391578000">
                <text:p>391578000</text:p>
              </table:table-cell>
              <table:table-cell office:value-type="float" office:value="390680000">
                <text:p>390680000</text:p>
              </table:table-cell>
              <table:table-cell office:value-type="float" office:value="391208000">
                <text:p>391208000</text:p>
              </table:table-cell>
              <table:table-cell office:value-type="float" office:value="390851000">
                <text:p>390851000</text:p>
              </table:table-cell>
              <table:table-cell office:value-type="float" office:value="391663000">
                <text:p>391663000</text:p>
              </table:table-cell>
              <table:table-cell office:value-type="float" office:value="390586000">
                <text:p>390586000</text:p>
              </table:table-cell>
              <table:table-cell office:value-type="float" office:value="391163000">
                <text:p>391163000</text:p>
              </table:table-cell>
              <table:table-cell office:value-type="float" office:value="390343000">
                <text:p>390343000</text:p>
              </table:table-cell>
              <table:table-cell office:value-type="float" office:value="391695000">
                <text:p>391695000</text:p>
              </table:table-cell>
              <table:table-cell office:value-type="float" office:value="390608000">
                <text:p>390608000</text:p>
              </table:table-cell>
              <table:table-cell office:value-type="float" office:value="390270000">
                <text:p>390270000</text:p>
              </table:table-cell>
              <table:table-cell office:value-type="float" office:value="391784000">
                <text:p>391784000</text:p>
              </table:table-cell>
              <table:table-cell office:value-type="float" office:value="391739000">
                <text:p>391739000</text:p>
              </table:table-cell>
              <table:table-cell office:value-type="float" office:value="391722000">
                <text:p>391722000</text:p>
              </table:table-cell>
              <table:table-cell office:value-type="float" office:value="391595000">
                <text:p>391595000</text:p>
              </table:table-cell>
              <table:table-cell office:value-type="float" office:value="391363000">
                <text:p>391363000</text:p>
              </table:table-cell>
              <table:table-cell office:value-type="float" office:value="390929000">
                <text:p>390929000</text:p>
              </table:table-cell>
              <table:table-cell office:value-type="float" office:value="391516000">
                <text:p>391516000</text:p>
              </table:table-cell>
              <table:table-cell office:value-type="float" office:value="391315000">
                <text:p>391315000</text:p>
              </table:table-cell>
              <table:table-cell office:value-type="float" office:value="391673000">
                <text:p>391673000</text:p>
              </table:table-cell>
              <table:table-cell office:value-type="float" office:value="391153000">
                <text:p>391153000</text:p>
              </table:table-cell>
              <table:table-cell office:value-type="float" office:value="390550000">
                <text:p>390550000</text:p>
              </table:table-cell>
              <table:table-cell office:value-type="float" office:value="390861000">
                <text:p>390861000</text:p>
              </table:table-cell>
              <table:table-cell office:value-type="float" office:value="391193000">
                <text:p>391193000</text:p>
              </table:table-cell>
              <table:table-cell office:value-type="float" office:value="390966000">
                <text:p>390966000</text:p>
              </table:table-cell>
              <table:table-cell office:value-type="float" office:value="390931000">
                <text:p>390931000</text:p>
              </table:table-cell>
              <table:table-cell office:value-type="float" office:value="391688000">
                <text:p>391688000</text:p>
              </table:table-cell>
              <table:table-cell office:value-type="float" office:value="391064000">
                <text:p>391064000</text:p>
              </table:table-cell>
              <table:table-cell office:value-type="float" office:value="391002000">
                <text:p>391002000</text:p>
              </table:table-cell>
              <table:table-cell office:value-type="float" office:value="391359000">
                <text:p>391359000</text:p>
              </table:table-cell>
              <table:table-cell office:value-type="float" office:value="391026000">
                <text:p>391026000</text:p>
              </table:table-cell>
              <table:table-cell office:value-type="float" office:value="391510000">
                <text:p>391510000</text:p>
              </table:table-cell>
              <table:table-cell office:value-type="float" office:value="390563000">
                <text:p>390563000</text:p>
              </table:table-cell>
              <table:table-cell office:value-type="float" office:value="391238000">
                <text:p>391238000</text:p>
              </table:table-cell>
              <table:table-cell office:value-type="float" office:value="390645000">
                <text:p>390645000</text:p>
              </table:table-cell>
              <table:table-cell office:value-type="float" office:value="391536000">
                <text:p>391536000</text:p>
              </table:table-cell>
              <table:table-cell office:value-type="float" office:value="391415000">
                <text:p>391415000</text:p>
              </table:table-cell>
              <table:table-cell office:value-type="float" office:value="391119000">
                <text:p>391119000</text:p>
              </table:table-cell>
              <table:table-cell office:value-type="float" office:value="390862000">
                <text:p>390862000</text:p>
              </table:table-cell>
              <table:table-cell office:value-type="float" office:value="391089000">
                <text:p>391089000</text:p>
              </table:table-cell>
              <table:table-cell office:value-type="float" office:value="390496000">
                <text:p>390496000</text:p>
              </table:table-cell>
              <table:table-cell office:value-type="float" office:value="391007000">
                <text:p>391007000</text:p>
              </table:table-cell>
              <table:table-cell office:value-type="float" office:value="391370000">
                <text:p>391370000</text:p>
              </table:table-cell>
              <table:table-cell office:value-type="float" office:value="390607000">
                <text:p>390607000</text:p>
              </table:table-cell>
              <table:table-cell office:value-type="float" office:value="391282000">
                <text:p>391282000</text:p>
              </table:table-cell>
              <table:table-cell office:value-type="float" office:value="390362000">
                <text:p>390362000</text:p>
              </table:table-cell>
              <table:table-cell office:value-type="float" office:value="391229000">
                <text:p>391229000</text:p>
              </table:table-cell>
              <table:table-cell office:value-type="float" office:value="391181000">
                <text:p>391181000</text:p>
              </table:table-cell>
              <table:table-cell office:value-type="float" office:value="391420000">
                <text:p>391420000</text:p>
              </table:table-cell>
              <table:table-cell office:value-type="float" office:value="391772000">
                <text:p>391772000</text:p>
              </table:table-cell>
              <table:table-cell office:value-type="float" office:value="391779000">
                <text:p>391779000</text:p>
              </table:table-cell>
              <table:table-cell office:value-type="float" office:value="391565000">
                <text:p>391565000</text:p>
              </table:table-cell>
              <table:table-cell office:value-type="float" office:value="391077000">
                <text:p>391077000</text:p>
              </table:table-cell>
              <table:table-cell office:value-type="float" office:value="391212000">
                <text:p>391212000</text:p>
              </table:table-cell>
              <table:table-cell office:value-type="float" office:value="391537000">
                <text:p>391537000</text:p>
              </table:table-cell>
              <table:table-cell office:value-type="float" office:value="391373000">
                <text:p>391373000</text:p>
              </table:table-cell>
              <table:table-cell office:value-type="float" office:value="391243000">
                <text:p>391243000</text:p>
              </table:table-cell>
              <table:table-cell office:value-type="float" office:value="390774000">
                <text:p>390774000</text:p>
              </table:table-cell>
              <table:table-cell office:value-type="float" office:value="391105000">
                <text:p>391105000</text:p>
              </table:table-cell>
              <table:table-cell office:value-type="float" office:value="391606000">
                <text:p>391606000</text:p>
              </table:table-cell>
              <table:table-cell office:value-type="float" office:value="390927000">
                <text:p>390927000</text:p>
              </table:table-cell>
              <table:table-cell office:value-type="float" office:value="390993000">
                <text:p>390993000</text:p>
              </table:table-cell>
              <table:table-cell office:value-type="float" office:value="390527000">
                <text:p>390527000</text:p>
              </table:table-cell>
              <table:table-cell office:value-type="float" office:value="391339000">
                <text:p>391339000</text:p>
              </table:table-cell>
              <table:table-cell office:value-type="float" office:value="391592000">
                <text:p>391592000</text:p>
              </table:table-cell>
              <table:table-cell office:value-type="float" office:value="390185000">
                <text:p>390185000</text:p>
              </table:table-cell>
              <table:table-cell office:value-type="float" office:value="391630000">
                <text:p>391630000</text:p>
              </table:table-cell>
              <table:table-cell office:value-type="float" office:value="391777000">
                <text:p>391777000</text:p>
              </table:table-cell>
              <table:table-cell office:value-type="float" office:value="391654000">
                <text:p>391654000</text:p>
              </table:table-cell>
              <table:table-cell office:value-type="float" office:value="390703000">
                <text:p>390703000</text:p>
              </table:table-cell>
              <table:table-cell office:value-type="float" office:value="391050000">
                <text:p>391050000</text:p>
              </table:table-cell>
              <table:table-cell office:value-type="float" office:value="391397000">
                <text:p>391397000</text:p>
              </table:table-cell>
              <table:table-cell office:value-type="float" office:value="391067000">
                <text:p>391067000</text:p>
              </table:table-cell>
              <table:table-cell office:value-type="float" office:value="390136000">
                <text:p>390136000</text:p>
              </table:table-cell>
              <table:table-cell office:value-type="float" office:value="390869000">
                <text:p>390869000</text:p>
              </table:table-cell>
              <table:table-cell office:value-type="float" office:value="391732000">
                <text:p>391732000</text:p>
              </table:table-cell>
              <table:table-cell office:value-type="float" office:value="390902000">
                <text:p>390902000</text:p>
              </table:table-cell>
              <table:table-cell office:value-type="float" office:value="390225000">
                <text:p>390225000</text:p>
              </table:table-cell>
              <table:table-cell office:value-type="float" office:value="390941000">
                <text:p>390941000</text:p>
              </table:table-cell>
              <table:table-cell office:value-type="float" office:value="389997000">
                <text:p>389997000</text:p>
              </table:table-cell>
              <table:table-cell office:value-type="float" office:value="390220000">
                <text:p>390220000</text:p>
              </table:table-cell>
              <table:table-cell office:value-type="float" office:value="391184000">
                <text:p>391184000</text:p>
              </table:table-cell>
              <table:table-cell office:value-type="float" office:value="391455000">
                <text:p>391455000</text:p>
              </table:table-cell>
              <table:table-cell office:value-type="float" office:value="391435000">
                <text:p>391435000</text:p>
              </table:table-cell>
              <table:table-cell office:value-type="float" office:value="391227000">
                <text:p>391227000</text:p>
              </table:table-cell>
              <table:table-cell office:value-type="float" office:value="391488000">
                <text:p>391488000</text:p>
              </table:table-cell>
              <table:table-cell office:value-type="float" office:value="390964000">
                <text:p>390964000</text:p>
              </table:table-cell>
              <table:table-cell office:value-type="float" office:value="391117000">
                <text:p>391117000</text:p>
              </table:table-cell>
              <table:table-cell office:value-type="float" office:value="391225000">
                <text:p>391225000</text:p>
              </table:table-cell>
              <table:table-cell office:value-type="float" office:value="391691000">
                <text:p>391691000</text:p>
              </table:table-cell>
              <table:table-cell office:value-type="float" office:value="391394000">
                <text:p>391394000</text:p>
              </table:table-cell>
              <table:table-cell office:value-type="float" office:value="391351000">
                <text:p>391351000</text:p>
              </table:table-cell>
              <table:table-cell office:value-type="float" office:value="391219000">
                <text:p>391219000</text:p>
              </table:table-cell>
              <table:table-cell office:value-type="float" office:value="391225000">
                <text:p>391225000</text:p>
              </table:table-cell>
              <table:table-cell office:value-type="float" office:value="390759000">
                <text:p>390759000</text:p>
              </table:table-cell>
              <table:table-cell office:value-type="float" office:value="392940000">
                <text:p>392940000</text:p>
              </table:table-cell>
              <table:table-cell office:value-type="float" office:value="392711000">
                <text:p>392711000</text:p>
              </table:table-cell>
              <table:table-cell office:value-type="float" office:value="392095000">
                <text:p>392095000</text:p>
              </table:table-cell>
              <table:table-cell office:value-type="float" office:value="392414000">
                <text:p>392414000</text:p>
              </table:table-cell>
              <table:table-cell office:value-type="float" office:value="392111000">
                <text:p>392111000</text:p>
              </table:table-cell>
              <table:table-cell office:value-type="float" office:value="393443000">
                <text:p>393443000</text:p>
              </table:table-cell>
              <table:table-cell office:value-type="float" office:value="393366000">
                <text:p>393366000</text:p>
              </table:table-cell>
              <table:table-cell office:value-type="float" office:value="392290000">
                <text:p>392290000</text:p>
              </table:table-cell>
              <table:table-cell office:value-type="float" office:value="392645000">
                <text:p>392645000</text:p>
              </table:table-cell>
              <table:table-cell office:value-type="float" office:value="393168000">
                <text:p>393168000</text:p>
              </table:table-cell>
              <table:table-cell office:value-type="float" office:value="393102000">
                <text:p>393102000</text:p>
              </table:table-cell>
              <table:table-cell office:value-type="float" office:value="393051000">
                <text:p>393051000</text:p>
              </table:table-cell>
              <table:table-cell office:value-type="float" office:value="392180000">
                <text:p>392180000</text:p>
              </table:table-cell>
              <table:table-cell office:value-type="float" office:value="393098000">
                <text:p>393098000</text:p>
              </table:table-cell>
              <table:table-cell office:value-type="float" office:value="392590000">
                <text:p>392590000</text:p>
              </table:table-cell>
              <table:table-cell office:value-type="float" office:value="392313000">
                <text:p>392313000</text:p>
              </table:table-cell>
              <table:table-cell office:value-type="float" office:value="393353000">
                <text:p>393353000</text:p>
              </table:table-cell>
              <table:table-cell office:value-type="float" office:value="393391000">
                <text:p>393391000</text:p>
              </table:table-cell>
              <table:table-cell office:value-type="float" office:value="392515000">
                <text:p>392515000</text:p>
              </table:table-cell>
              <table:table-cell office:value-type="float" office:value="393232000">
                <text:p>393232000</text:p>
              </table:table-cell>
              <table:table-cell office:value-type="float" office:value="392057000">
                <text:p>392057000</text:p>
              </table:table-cell>
              <table:table-cell office:value-type="float" office:value="392127000">
                <text:p>392127000</text:p>
              </table:table-cell>
              <table:table-cell office:value-type="float" office:value="391468000">
                <text:p>391468000</text:p>
              </table:table-cell>
              <table:table-cell office:value-type="float" office:value="392641000">
                <text:p>392641000</text:p>
              </table:table-cell>
              <table:table-cell office:value-type="float" office:value="393103000">
                <text:p>393103000</text:p>
              </table:table-cell>
              <table:table-cell office:value-type="float" office:value="392842000">
                <text:p>392842000</text:p>
              </table:table-cell>
              <table:table-cell office:value-type="float" office:value="392227000">
                <text:p>392227000</text:p>
              </table:table-cell>
              <table:table-cell office:value-type="float" office:value="393372000">
                <text:p>393372000</text:p>
              </table:table-cell>
              <table:table-cell office:value-type="float" office:value="392394000">
                <text:p>392394000</text:p>
              </table:table-cell>
              <table:table-cell office:value-type="float" office:value="392644000">
                <text:p>392644000</text:p>
              </table:table-cell>
              <table:table-cell office:value-type="float" office:value="393320000">
                <text:p>393320000</text:p>
              </table:table-cell>
              <table:table-cell office:value-type="float" office:value="392659000">
                <text:p>392659000</text:p>
              </table:table-cell>
              <table:table-cell office:value-type="float" office:value="393293000">
                <text:p>393293000</text:p>
              </table:table-cell>
              <table:table-cell office:value-type="float" office:value="392998000">
                <text:p>392998000</text:p>
              </table:table-cell>
              <table:table-cell office:value-type="float" office:value="393103000">
                <text:p>393103000</text:p>
              </table:table-cell>
              <table:table-cell office:value-type="float" office:value="392282000">
                <text:p>392282000</text:p>
              </table:table-cell>
              <table:table-cell office:value-type="float" office:value="393142000">
                <text:p>393142000</text:p>
              </table:table-cell>
              <table:table-cell office:value-type="float" office:value="393383000">
                <text:p>393383000</text:p>
              </table:table-cell>
              <table:table-cell office:value-type="float" office:value="391752000">
                <text:p>391752000</text:p>
              </table:table-cell>
              <table:table-cell office:value-type="float" office:value="393407000">
                <text:p>393407000</text:p>
              </table:table-cell>
              <table:table-cell office:value-type="float" office:value="392937000">
                <text:p>392937000</text:p>
              </table:table-cell>
              <table:table-cell office:value-type="float" office:value="392750000">
                <text:p>392750000</text:p>
              </table:table-cell>
              <table:table-cell office:value-type="float" office:value="393095000">
                <text:p>393095000</text:p>
              </table:table-cell>
              <table:table-cell office:value-type="float" office:value="392942000">
                <text:p>392942000</text:p>
              </table:table-cell>
              <table:table-cell office:value-type="float" office:value="392540000">
                <text:p>392540000</text:p>
              </table:table-cell>
              <table:table-cell office:value-type="float" office:value="393154000">
                <text:p>393154000</text:p>
              </table:table-cell>
              <table:table-cell office:value-type="float" office:value="393270000">
                <text:p>393270000</text:p>
              </table:table-cell>
              <table:table-cell office:value-type="float" office:value="393190000">
                <text:p>393190000</text:p>
              </table:table-cell>
              <table:table-cell office:value-type="float" office:value="392510000">
                <text:p>392510000</text:p>
              </table:table-cell>
              <table:table-cell office:value-type="float" office:value="392313000">
                <text:p>392313000</text:p>
              </table:table-cell>
              <table:table-cell office:value-type="float" office:value="392993000">
                <text:p>392993000</text:p>
              </table:table-cell>
              <table:table-cell office:value-type="float" office:value="393269000">
                <text:p>393269000</text:p>
              </table:table-cell>
              <table:table-cell office:value-type="float" office:value="392444000">
                <text:p>392444000</text:p>
              </table:table-cell>
              <table:table-cell office:value-type="float" office:value="391416000">
                <text:p>391416000</text:p>
              </table:table-cell>
              <table:table-cell office:value-type="float" office:value="392651000">
                <text:p>392651000</text:p>
              </table:table-cell>
              <table:table-cell office:value-type="float" office:value="392388000">
                <text:p>392388000</text:p>
              </table:table-cell>
              <table:table-cell office:value-type="float" office:value="392396000">
                <text:p>392396000</text:p>
              </table:table-cell>
              <table:table-cell office:value-type="float" office:value="392333000">
                <text:p>392333000</text:p>
              </table:table-cell>
              <table:table-cell office:value-type="float" office:value="392989000">
                <text:p>392989000</text:p>
              </table:table-cell>
              <table:table-cell office:value-type="float" office:value="393378000">
                <text:p>393378000</text:p>
              </table:table-cell>
              <table:table-cell office:value-type="float" office:value="393329000">
                <text:p>393329000</text:p>
              </table:table-cell>
              <table:table-cell office:value-type="float" office:value="392159000">
                <text:p>392159000</text:p>
              </table:table-cell>
              <table:table-cell office:value-type="float" office:value="393401000">
                <text:p>393401000</text:p>
              </table:table-cell>
              <table:table-cell office:value-type="float" office:value="391636000">
                <text:p>391636000</text:p>
              </table:table-cell>
              <table:table-cell office:value-type="float" office:value="391395000">
                <text:p>391395000</text:p>
              </table:table-cell>
              <table:table-cell office:value-type="float" office:value="393266000">
                <text:p>393266000</text:p>
              </table:table-cell>
              <table:table-cell office:value-type="float" office:value="393217000">
                <text:p>393217000</text:p>
              </table:table-cell>
              <table:table-cell office:value-type="float" office:value="393142000">
                <text:p>393142000</text:p>
              </table:table-cell>
              <table:table-cell office:value-type="float" office:value="392464000">
                <text:p>392464000</text:p>
              </table:table-cell>
              <table:table-cell office:value-type="float" office:value="393186000">
                <text:p>393186000</text:p>
              </table:table-cell>
              <table:table-cell office:value-type="float" office:value="392424000">
                <text:p>392424000</text:p>
              </table:table-cell>
              <table:table-cell office:value-type="float" office:value="392518000">
                <text:p>392518000</text:p>
              </table:table-cell>
              <table:table-cell office:value-type="float" office:value="392916000">
                <text:p>392916000</text:p>
              </table:table-cell>
              <table:table-cell office:value-type="float" office:value="392574000">
                <text:p>392574000</text:p>
              </table:table-cell>
              <table:table-cell office:value-type="float" office:value="392679000">
                <text:p>392679000</text:p>
              </table:table-cell>
              <table:table-cell office:value-type="float" office:value="392346000">
                <text:p>392346000</text:p>
              </table:table-cell>
              <table:table-cell office:value-type="float" office:value="393079000">
                <text:p>393079000</text:p>
              </table:table-cell>
              <table:table-cell office:value-type="float" office:value="392392000">
                <text:p>392392000</text:p>
              </table:table-cell>
              <table:table-cell office:value-type="float" office:value="392423000">
                <text:p>392423000</text:p>
              </table:table-cell>
              <table:table-cell office:value-type="float" office:value="392388000">
                <text:p>392388000</text:p>
              </table:table-cell>
              <table:table-cell office:value-type="float" office:value="392921000">
                <text:p>392921000</text:p>
              </table:table-cell>
              <table:table-cell office:value-type="float" office:value="393118000">
                <text:p>393118000</text:p>
              </table:table-cell>
              <table:table-cell office:value-type="float" office:value="393187000">
                <text:p>393187000</text:p>
              </table:table-cell>
              <table:table-cell office:value-type="float" office:value="392842000">
                <text:p>392842000</text:p>
              </table:table-cell>
              <table:table-cell office:value-type="float" office:value="392292000">
                <text:p>392292000</text:p>
              </table:table-cell>
              <table:table-cell office:value-type="float" office:value="392069000">
                <text:p>392069000</text:p>
              </table:table-cell>
              <table:table-cell office:value-type="float" office:value="393200000">
                <text:p>393200000</text:p>
              </table:table-cell>
              <table:table-cell office:value-type="float" office:value="392505000">
                <text:p>392505000</text:p>
              </table:table-cell>
              <table:table-cell office:value-type="float" office:value="392230000">
                <text:p>392230000</text:p>
              </table:table-cell>
              <table:table-cell office:value-type="float" office:value="392574000">
                <text:p>392574000</text:p>
              </table:table-cell>
              <table:table-cell office:value-type="float" office:value="391537000">
                <text:p>391537000</text:p>
              </table:table-cell>
              <table:table-cell office:value-type="float" office:value="393251000">
                <text:p>393251000</text:p>
              </table:table-cell>
              <table:table-cell office:value-type="float" office:value="391875000">
                <text:p>391875000</text:p>
              </table:table-cell>
              <table:table-cell office:value-type="float" office:value="393219000">
                <text:p>393219000</text:p>
              </table:table-cell>
              <table:table-cell office:value-type="float" office:value="393374000">
                <text:p>393374000</text:p>
              </table:table-cell>
              <table:table-cell office:value-type="float" office:value="391949000">
                <text:p>391949000</text:p>
              </table:table-cell>
              <table:table-cell office:value-type="float" office:value="391784000">
                <text:p>391784000</text:p>
              </table:table-cell>
              <table:table-cell office:value-type="float" office:value="392846000">
                <text:p>392846000</text:p>
              </table:table-cell>
              <table:table-cell office:value-type="float" office:value="392415000">
                <text:p>392415000</text:p>
              </table:table-cell>
              <table:table-cell office:value-type="float" office:value="392574000">
                <text:p>392574000</text:p>
              </table:table-cell>
              <table:table-cell office:value-type="float" office:value="392193000">
                <text:p>392193000</text:p>
              </table:table-cell>
              <table:table-cell office:value-type="float" office:value="392684000">
                <text:p>392684000</text:p>
              </table:table-cell>
              <table:table-cell office:value-type="float" office:value="392865000">
                <text:p>392865000</text:p>
              </table:table-cell>
              <table:table-cell office:value-type="float" office:value="393142000">
                <text:p>393142000</text:p>
              </table:table-cell>
              <table:table-cell office:value-type="float" office:value="393150000">
                <text:p>393150000</text:p>
              </table:table-cell>
              <table:table-cell office:value-type="float" office:value="392761000">
                <text:p>392761000</text:p>
              </table:table-cell>
              <table:table-cell office:value-type="float" office:value="392561000">
                <text:p>392561000</text:p>
              </table:table-cell>
              <table:table-cell office:value-type="float" office:value="392028000">
                <text:p>392028000</text:p>
              </table:table-cell>
              <table:table-cell office:value-type="float" office:value="392212000">
                <text:p>392212000</text:p>
              </table:table-cell>
              <table:table-cell office:value-type="float" office:value="392349000">
                <text:p>392349000</text:p>
              </table:table-cell>
              <table:table-cell office:value-type="float" office:value="392700000">
                <text:p>392700000</text:p>
              </table:table-cell>
              <table:table-cell office:value-type="float" office:value="393013000">
                <text:p>393013000</text:p>
              </table:table-cell>
              <table:table-cell office:value-type="float" office:value="393410000">
                <text:p>393410000</text:p>
              </table:table-cell>
              <table:table-cell office:value-type="float" office:value="392229000">
                <text:p>392229000</text:p>
              </table:table-cell>
              <table:table-cell office:value-type="float" office:value="392376000">
                <text:p>392376000</text:p>
              </table:table-cell>
              <table:table-cell office:value-type="float" office:value="392370000">
                <text:p>392370000</text:p>
              </table:table-cell>
              <table:table-cell office:value-type="float" office:value="392150000">
                <text:p>392150000</text:p>
              </table:table-cell>
              <table:table-cell office:value-type="float" office:value="392281000">
                <text:p>392281000</text:p>
              </table:table-cell>
              <table:table-cell office:value-type="float" office:value="392877000">
                <text:p>392877000</text:p>
              </table:table-cell>
              <table:table-cell office:value-type="float" office:value="392586000">
                <text:p>392586000</text:p>
              </table:table-cell>
              <table:table-cell office:value-type="float" office:value="392750000">
                <text:p>392750000</text:p>
              </table:table-cell>
              <table:table-cell office:value-type="float" office:value="391607000">
                <text:p>391607000</text:p>
              </table:table-cell>
              <table:table-cell office:value-type="float" office:value="392606000">
                <text:p>392606000</text:p>
              </table:table-cell>
              <table:table-cell office:value-type="float" office:value="392308000">
                <text:p>392308000</text:p>
              </table:table-cell>
              <table:table-cell office:value-type="float" office:value="392548000">
                <text:p>392548000</text:p>
              </table:table-cell>
              <table:table-cell office:value-type="float" office:value="393218000">
                <text:p>393218000</text:p>
              </table:table-cell>
              <table:table-cell office:value-type="float" office:value="392604000">
                <text:p>392604000</text:p>
              </table:table-cell>
              <table:table-cell office:value-type="float" office:value="392851000">
                <text:p>392851000</text:p>
              </table:table-cell>
              <table:table-cell office:value-type="float" office:value="391930000">
                <text:p>391930000</text:p>
              </table:table-cell>
              <table:table-cell office:value-type="float" office:value="391870000">
                <text:p>391870000</text:p>
              </table:table-cell>
              <table:table-cell office:value-type="float" office:value="393244000">
                <text:p>393244000</text:p>
              </table:table-cell>
              <table:table-cell office:value-type="float" office:value="393407000">
                <text:p>393407000</text:p>
              </table:table-cell>
              <table:table-cell office:value-type="float" office:value="392507000">
                <text:p>392507000</text:p>
              </table:table-cell>
              <table:table-cell office:value-type="float" office:value="392504000">
                <text:p>392504000</text:p>
              </table:table-cell>
              <table:table-cell office:value-type="float" office:value="393236000">
                <text:p>393236000</text:p>
              </table:table-cell>
              <table:table-cell office:value-type="float" office:value="392485000">
                <text:p>392485000</text:p>
              </table:table-cell>
              <table:table-cell office:value-type="float" office:value="392971000">
                <text:p>392971000</text:p>
              </table:table-cell>
              <table:table-cell office:value-type="float" office:value="393059000">
                <text:p>393059000</text:p>
              </table:table-cell>
              <table:table-cell office:value-type="float" office:value="392481000">
                <text:p>392481000</text:p>
              </table:table-cell>
              <table:table-cell office:value-type="float" office:value="392507000">
                <text:p>392507000</text:p>
              </table:table-cell>
              <table:table-cell office:value-type="float" office:value="393016000">
                <text:p>393016000</text:p>
              </table:table-cell>
              <table:table-cell office:value-type="float" office:value="393260000">
                <text:p>393260000</text:p>
              </table:table-cell>
              <table:table-cell office:value-type="float" office:value="392953000">
                <text:p>392953000</text:p>
              </table:table-cell>
              <table:table-cell office:value-type="float" office:value="393386000">
                <text:p>393386000</text:p>
              </table:table-cell>
              <table:table-cell office:value-type="float" office:value="392198000">
                <text:p>392198000</text:p>
              </table:table-cell>
              <table:table-cell office:value-type="float" office:value="392135000">
                <text:p>392135000</text:p>
              </table:table-cell>
              <table:table-cell office:value-type="float" office:value="392627000">
                <text:p>392627000</text:p>
              </table:table-cell>
              <table:table-cell office:value-type="float" office:value="392557000">
                <text:p>392557000</text:p>
              </table:table-cell>
              <table:table-cell office:value-type="float" office:value="392539000">
                <text:p>392539000</text:p>
              </table:table-cell>
              <table:table-cell office:value-type="float" office:value="393155000">
                <text:p>393155000</text:p>
              </table:table-cell>
              <table:table-cell office:value-type="float" office:value="392517000">
                <text:p>392517000</text:p>
              </table:table-cell>
              <table:table-cell office:value-type="float" office:value="392738000">
                <text:p>392738000</text:p>
              </table:table-cell>
              <table:table-cell office:value-type="float" office:value="393044000">
                <text:p>393044000</text:p>
              </table:table-cell>
              <table:table-cell office:value-type="float" office:value="393093000">
                <text:p>393093000</text:p>
              </table:table-cell>
              <table:table-cell office:value-type="float" office:value="392979000">
                <text:p>392979000</text:p>
              </table:table-cell>
              <table:table-cell office:value-type="float" office:value="392647000">
                <text:p>392647000</text:p>
              </table:table-cell>
              <table:table-cell office:value-type="float" office:value="393050000">
                <text:p>393050000</text:p>
              </table:table-cell>
              <table:table-cell office:value-type="float" office:value="393015000">
                <text:p>393015000</text:p>
              </table:table-cell>
              <table:table-cell office:value-type="float" office:value="392421000">
                <text:p>392421000</text:p>
              </table:table-cell>
              <table:table-cell office:value-type="float" office:value="392384000">
                <text:p>392384000</text:p>
              </table:table-cell>
              <table:table-cell office:value-type="float" office:value="392118000">
                <text:p>392118000</text:p>
              </table:table-cell>
              <table:table-cell office:value-type="float" office:value="393029000">
                <text:p>393029000</text:p>
              </table:table-cell>
              <table:table-cell office:value-type="float" office:value="392766000">
                <text:p>392766000</text:p>
              </table:table-cell>
              <table:table-cell office:value-type="float" office:value="392625000">
                <text:p>392625000</text:p>
              </table:table-cell>
              <table:table-cell office:value-type="float" office:value="392962000">
                <text:p>392962000</text:p>
              </table:table-cell>
              <table:table-cell office:value-type="float" office:value="392984000">
                <text:p>392984000</text:p>
              </table:table-cell>
              <table:table-cell office:value-type="float" office:value="393218000">
                <text:p>393218000</text:p>
              </table:table-cell>
              <table:table-cell office:value-type="float" office:value="391634000">
                <text:p>391634000</text:p>
              </table:table-cell>
              <table:table-cell office:value-type="float" office:value="392852000">
                <text:p>392852000</text:p>
              </table:table-cell>
              <table:table-cell office:value-type="float" office:value="393190000">
                <text:p>393190000</text:p>
              </table:table-cell>
              <table:table-cell office:value-type="float" office:value="392188000">
                <text:p>392188000</text:p>
              </table:table-cell>
              <table:table-cell office:value-type="float" office:value="392533000">
                <text:p>392533000</text:p>
              </table:table-cell>
              <table:table-cell office:value-type="float" office:value="392497000">
                <text:p>392497000</text:p>
              </table:table-cell>
              <table:table-cell office:value-type="float" office:value="392648000">
                <text:p>392648000</text:p>
              </table:table-cell>
              <table:table-cell office:value-type="float" office:value="393125000">
                <text:p>393125000</text:p>
              </table:table-cell>
              <table:table-cell office:value-type="float" office:value="392922000">
                <text:p>392922000</text:p>
              </table:table-cell>
              <table:table-cell office:value-type="float" office:value="393389000">
                <text:p>393389000</text:p>
              </table:table-cell>
              <table:table-cell office:value-type="float" office:value="392777000">
                <text:p>392777000</text:p>
              </table:table-cell>
              <table:table-cell office:value-type="float" office:value="392743000">
                <text:p>392743000</text:p>
              </table:table-cell>
              <table:table-cell office:value-type="float" office:value="393195000">
                <text:p>393195000</text:p>
              </table:table-cell>
              <table:table-cell office:value-type="float" office:value="392502000">
                <text:p>392502000</text:p>
              </table:table-cell>
              <table:table-cell office:value-type="float" office:value="393121000">
                <text:p>393121000</text:p>
              </table:table-cell>
              <table:table-cell office:value-type="float" office:value="392541000">
                <text:p>392541000</text:p>
              </table:table-cell>
              <table:table-cell office:value-type="float" office:value="392236000">
                <text:p>392236000</text:p>
              </table:table-cell>
              <table:table-cell office:value-type="float" office:value="392281000">
                <text:p>392281000</text:p>
              </table:table-cell>
              <table:table-cell office:value-type="float" office:value="392107000">
                <text:p>392107000</text:p>
              </table:table-cell>
              <table:table-cell office:value-type="float" office:value="392716000">
                <text:p>392716000</text:p>
              </table:table-cell>
              <table:table-cell office:value-type="float" office:value="392401000">
                <text:p>392401000</text:p>
              </table:table-cell>
              <table:table-cell office:value-type="float" office:value="392995000">
                <text:p>392995000</text:p>
              </table:table-cell>
              <table:table-cell office:value-type="float" office:value="393144000">
                <text:p>393144000</text:p>
              </table:table-cell>
              <table:table-cell office:value-type="float" office:value="393081000">
                <text:p>393081000</text:p>
              </table:table-cell>
              <table:table-cell office:value-type="float" office:value="393059000">
                <text:p>393059000</text:p>
              </table:table-cell>
              <table:table-cell office:value-type="float" office:value="392933000">
                <text:p>392933000</text:p>
              </table:table-cell>
              <table:table-cell office:value-type="float" office:value="392736000">
                <text:p>392736000</text:p>
              </table:table-cell>
              <table:table-cell office:value-type="float" office:value="392742000">
                <text:p>392742000</text:p>
              </table:table-cell>
              <table:table-cell office:value-type="float" office:value="392660000">
                <text:p>392660000</text:p>
              </table:table-cell>
              <table:table-cell office:value-type="float" office:value="392581000">
                <text:p>392581000</text:p>
              </table:table-cell>
              <table:table-cell office:value-type="float" office:value="392679000">
                <text:p>392679000</text:p>
              </table:table-cell>
              <table:table-cell office:value-type="float" office:value="392477000">
                <text:p>392477000</text:p>
              </table:table-cell>
              <table:table-cell office:value-type="float" office:value="392667000">
                <text:p>392667000</text:p>
              </table:table-cell>
              <table:table-cell office:value-type="float" office:value="393709000">
                <text:p>393709000</text:p>
              </table:table-cell>
              <table:table-cell office:value-type="float" office:value="393646000">
                <text:p>393646000</text:p>
              </table:table-cell>
              <table:table-cell office:value-type="float" office:value="393522000">
                <text:p>393522000</text:p>
              </table:table-cell>
              <table:table-cell office:value-type="float" office:value="393400000">
                <text:p>393400000</text:p>
              </table:table-cell>
              <table:table-cell office:value-type="float" office:value="394307000">
                <text:p>394307000</text:p>
              </table:table-cell>
              <table:table-cell office:value-type="float" office:value="393333000">
                <text:p>393333000</text:p>
              </table:table-cell>
              <table:table-cell office:value-type="float" office:value="393750000">
                <text:p>393750000</text:p>
              </table:table-cell>
              <table:table-cell office:value-type="float" office:value="394180000">
                <text:p>394180000</text:p>
              </table:table-cell>
              <table:table-cell office:value-type="float" office:value="394040000">
                <text:p>394040000</text:p>
              </table:table-cell>
              <table:table-cell office:value-type="float" office:value="394176000">
                <text:p>394176000</text:p>
              </table:table-cell>
              <table:table-cell office:value-type="float" office:value="393966000">
                <text:p>393966000</text:p>
              </table:table-cell>
              <table:table-cell office:value-type="float" office:value="393631000">
                <text:p>393631000</text:p>
              </table:table-cell>
              <table:table-cell office:value-type="float" office:value="393119000">
                <text:p>393119000</text:p>
              </table:table-cell>
              <table:table-cell office:value-type="float" office:value="394036000">
                <text:p>394036000</text:p>
              </table:table-cell>
              <table:table-cell office:value-type="float" office:value="393844000">
                <text:p>393844000</text:p>
              </table:table-cell>
              <table:table-cell office:value-type="float" office:value="394061000">
                <text:p>394061000</text:p>
              </table:table-cell>
              <table:table-cell office:value-type="float" office:value="393416000">
                <text:p>393416000</text:p>
              </table:table-cell>
              <table:table-cell office:value-type="float" office:value="394371000">
                <text:p>394371000</text:p>
              </table:table-cell>
              <table:table-cell office:value-type="float" office:value="393609000">
                <text:p>393609000</text:p>
              </table:table-cell>
              <table:table-cell office:value-type="float" office:value="392456000">
                <text:p>392456000</text:p>
              </table:table-cell>
              <table:table-cell office:value-type="float" office:value="393696000">
                <text:p>393696000</text:p>
              </table:table-cell>
              <table:table-cell office:value-type="float" office:value="393533000">
                <text:p>393533000</text:p>
              </table:table-cell>
              <table:table-cell office:value-type="float" office:value="393491000">
                <text:p>393491000</text:p>
              </table:table-cell>
              <table:table-cell office:value-type="float" office:value="393871000">
                <text:p>393871000</text:p>
              </table:table-cell>
              <table:table-cell office:value-type="float" office:value="393378000">
                <text:p>393378000</text:p>
              </table:table-cell>
              <table:table-cell office:value-type="float" office:value="392987000">
                <text:p>392987000</text:p>
              </table:table-cell>
              <table:table-cell office:value-type="float" office:value="393200000">
                <text:p>393200000</text:p>
              </table:table-cell>
              <table:table-cell office:value-type="float" office:value="393491000">
                <text:p>393491000</text:p>
              </table:table-cell>
              <table:table-cell office:value-type="float" office:value="393834000">
                <text:p>393834000</text:p>
              </table:table-cell>
              <table:table-cell office:value-type="float" office:value="393514000">
                <text:p>393514000</text:p>
              </table:table-cell>
              <table:table-cell office:value-type="float" office:value="393514000">
                <text:p>393514000</text:p>
              </table:table-cell>
              <table:table-cell office:value-type="float" office:value="393825000">
                <text:p>393825000</text:p>
              </table:table-cell>
              <table:table-cell office:value-type="float" office:value="394406000">
                <text:p>394406000</text:p>
              </table:table-cell>
              <table:table-cell office:value-type="float" office:value="393672000">
                <text:p>393672000</text:p>
              </table:table-cell>
              <table:table-cell office:value-type="float" office:value="393428000">
                <text:p>393428000</text:p>
              </table:table-cell>
              <table:table-cell office:value-type="float" office:value="393995000">
                <text:p>393995000</text:p>
              </table:table-cell>
              <table:table-cell office:value-type="float" office:value="393644000">
                <text:p>393644000</text:p>
              </table:table-cell>
              <table:table-cell office:value-type="float" office:value="394067000">
                <text:p>394067000</text:p>
              </table:table-cell>
              <table:table-cell office:value-type="float" office:value="393939000">
                <text:p>393939000</text:p>
              </table:table-cell>
              <table:table-cell office:value-type="float" office:value="393827000">
                <text:p>393827000</text:p>
              </table:table-cell>
              <table:table-cell office:value-type="float" office:value="393911000">
                <text:p>393911000</text:p>
              </table:table-cell>
              <table:table-cell office:value-type="float" office:value="394033000">
                <text:p>394033000</text:p>
              </table:table-cell>
              <table:table-cell office:value-type="float" office:value="393969000">
                <text:p>393969000</text:p>
              </table:table-cell>
              <table:table-cell office:value-type="float" office:value="393727000">
                <text:p>393727000</text:p>
              </table:table-cell>
              <table:table-cell office:value-type="float" office:value="394450000">
                <text:p>394450000</text:p>
              </table:table-cell>
              <table:table-cell office:value-type="float" office:value="393747000">
                <text:p>393747000</text:p>
              </table:table-cell>
              <table:table-cell office:value-type="float" office:value="393622000">
                <text:p>393622000</text:p>
              </table:table-cell>
              <table:table-cell office:value-type="float" office:value="393083000">
                <text:p>393083000</text:p>
              </table:table-cell>
              <table:table-cell office:value-type="float" office:value="393514000">
                <text:p>393514000</text:p>
              </table:table-cell>
              <table:table-cell office:value-type="float" office:value="393832000">
                <text:p>393832000</text:p>
              </table:table-cell>
              <table:table-cell office:value-type="float" office:value="393385000">
                <text:p>393385000</text:p>
              </table:table-cell>
              <table:table-cell office:value-type="float" office:value="393377000">
                <text:p>393377000</text:p>
              </table:table-cell>
              <table:table-cell office:value-type="float" office:value="394433000">
                <text:p>394433000</text:p>
              </table:table-cell>
              <table:table-cell office:value-type="float" office:value="393496000">
                <text:p>393496000</text:p>
              </table:table-cell>
              <table:table-cell office:value-type="float" office:value="393602000">
                <text:p>393602000</text:p>
              </table:table-cell>
              <table:table-cell office:value-type="float" office:value="393881000">
                <text:p>393881000</text:p>
              </table:table-cell>
              <table:table-cell office:value-type="float" office:value="393725000">
                <text:p>393725000</text:p>
              </table:table-cell>
              <table:table-cell office:value-type="float" office:value="394300000">
                <text:p>394300000</text:p>
              </table:table-cell>
              <table:table-cell office:value-type="float" office:value="393321000">
                <text:p>393321000</text:p>
              </table:table-cell>
              <table:table-cell office:value-type="float" office:value="393551000">
                <text:p>393551000</text:p>
              </table:table-cell>
              <table:table-cell office:value-type="float" office:value="393955000">
                <text:p>393955000</text:p>
              </table:table-cell>
              <table:table-cell office:value-type="float" office:value="393064000">
                <text:p>393064000</text:p>
              </table:table-cell>
              <table:table-cell office:value-type="float" office:value="394023000">
                <text:p>394023000</text:p>
              </table:table-cell>
              <table:table-cell office:value-type="float" office:value="394406000">
                <text:p>394406000</text:p>
              </table:table-cell>
              <table:table-cell office:value-type="float" office:value="394046000">
                <text:p>394046000</text:p>
              </table:table-cell>
              <table:table-cell office:value-type="float" office:value="392827000">
                <text:p>392827000</text:p>
              </table:table-cell>
              <table:table-cell office:value-type="float" office:value="393865000">
                <text:p>393865000</text:p>
              </table:table-cell>
              <table:table-cell office:value-type="float" office:value="394037000">
                <text:p>394037000</text:p>
              </table:table-cell>
              <table:table-cell office:value-type="float" office:value="393790000">
                <text:p>393790000</text:p>
              </table:table-cell>
              <table:table-cell office:value-type="float" office:value="393576000">
                <text:p>393576000</text:p>
              </table:table-cell>
              <table:table-cell office:value-type="float" office:value="393935000">
                <text:p>393935000</text:p>
              </table:table-cell>
              <table:table-cell office:value-type="float" office:value="394047000">
                <text:p>394047000</text:p>
              </table:table-cell>
              <table:table-cell office:value-type="float" office:value="393639000">
                <text:p>393639000</text:p>
              </table:table-cell>
              <table:table-cell office:value-type="float" office:value="393908000">
                <text:p>393908000</text:p>
              </table:table-cell>
              <table:table-cell office:value-type="float" office:value="393892000">
                <text:p>393892000</text:p>
              </table:table-cell>
              <table:table-cell office:value-type="float" office:value="394454000">
                <text:p>394454000</text:p>
              </table:table-cell>
              <table:table-cell office:value-type="float" office:value="393618000">
                <text:p>393618000</text:p>
              </table:table-cell>
              <table:table-cell office:value-type="float" office:value="393982000">
                <text:p>393982000</text:p>
              </table:table-cell>
              <table:table-cell office:value-type="float" office:value="393213000">
                <text:p>393213000</text:p>
              </table:table-cell>
              <table:table-cell office:value-type="float" office:value="393090000">
                <text:p>393090000</text:p>
              </table:table-cell>
              <table:table-cell office:value-type="float" office:value="394427000">
                <text:p>394427000</text:p>
              </table:table-cell>
              <table:table-cell office:value-type="float" office:value="393841000">
                <text:p>393841000</text:p>
              </table:table-cell>
              <table:table-cell office:value-type="float" office:value="393105000">
                <text:p>393105000</text:p>
              </table:table-cell>
              <table:table-cell office:value-type="float" office:value="392833000">
                <text:p>392833000</text:p>
              </table:table-cell>
              <table:table-cell office:value-type="float" office:value="393867000">
                <text:p>393867000</text:p>
              </table:table-cell>
              <table:table-cell office:value-type="float" office:value="393262000">
                <text:p>393262000</text:p>
              </table:table-cell>
              <table:table-cell office:value-type="float" office:value="393693000">
                <text:p>393693000</text:p>
              </table:table-cell>
              <table:table-cell office:value-type="float" office:value="393346000">
                <text:p>393346000</text:p>
              </table:table-cell>
              <table:table-cell office:value-type="float" office:value="393647000">
                <text:p>393647000</text:p>
              </table:table-cell>
              <table:table-cell office:value-type="float" office:value="393520000">
                <text:p>393520000</text:p>
              </table:table-cell>
              <table:table-cell office:value-type="float" office:value="393967000">
                <text:p>393967000</text:p>
              </table:table-cell>
              <table:table-cell office:value-type="float" office:value="393488000">
                <text:p>393488000</text:p>
              </table:table-cell>
              <table:table-cell office:value-type="float" office:value="393837000">
                <text:p>393837000</text:p>
              </table:table-cell>
              <table:table-cell office:value-type="float" office:value="393649000">
                <text:p>393649000</text:p>
              </table:table-cell>
              <table:table-cell office:value-type="float" office:value="394377000">
                <text:p>394377000</text:p>
              </table:table-cell>
              <table:table-cell office:value-type="float" office:value="393810000">
                <text:p>393810000</text:p>
              </table:table-cell>
              <table:table-cell office:value-type="float" office:value="394372000">
                <text:p>394372000</text:p>
              </table:table-cell>
              <table:table-cell office:value-type="float" office:value="393299000">
                <text:p>393299000</text:p>
              </table:table-cell>
              <table:table-cell office:value-type="float" office:value="393408000">
                <text:p>393408000</text:p>
              </table:table-cell>
              <table:table-cell office:value-type="float" office:value="393098000">
                <text:p>393098000</text:p>
              </table:table-cell>
              <table:table-cell office:value-type="float" office:value="394404000">
                <text:p>394404000</text:p>
              </table:table-cell>
              <table:table-cell office:value-type="float" office:value="394148000">
                <text:p>394148000</text:p>
              </table:table-cell>
              <table:table-cell office:value-type="float" office:value="393774000">
                <text:p>393774000</text:p>
              </table:table-cell>
              <table:table-cell office:value-type="float" office:value="393628000">
                <text:p>393628000</text:p>
              </table:table-cell>
              <table:table-cell office:value-type="float" office:value="394203000">
                <text:p>394203000</text:p>
              </table:table-cell>
              <table:table-cell office:value-type="float" office:value="392909000">
                <text:p>392909000</text:p>
              </table:table-cell>
              <table:table-cell office:value-type="float" office:value="393134000">
                <text:p>393134000</text:p>
              </table:table-cell>
              <table:table-cell office:value-type="float" office:value="393622000">
                <text:p>393622000</text:p>
              </table:table-cell>
              <table:table-cell office:value-type="float" office:value="394251000">
                <text:p>394251000</text:p>
              </table:table-cell>
              <table:table-cell office:value-type="float" office:value="393807000">
                <text:p>393807000</text:p>
              </table:table-cell>
              <table:table-cell office:value-type="float" office:value="393995000">
                <text:p>393995000</text:p>
              </table:table-cell>
              <table:table-cell office:value-type="float" office:value="394004000">
                <text:p>394004000</text:p>
              </table:table-cell>
              <table:table-cell office:value-type="float" office:value="393595000">
                <text:p>393595000</text:p>
              </table:table-cell>
              <table:table-cell office:value-type="float" office:value="394470000">
                <text:p>394470000</text:p>
              </table:table-cell>
              <table:table-cell office:value-type="float" office:value="393634000">
                <text:p>393634000</text:p>
              </table:table-cell>
              <table:table-cell office:value-type="float" office:value="393883000">
                <text:p>393883000</text:p>
              </table:table-cell>
              <table:table-cell office:value-type="float" office:value="394434000">
                <text:p>394434000</text:p>
              </table:table-cell>
              <table:table-cell office:value-type="float" office:value="394221000">
                <text:p>394221000</text:p>
              </table:table-cell>
              <table:table-cell office:value-type="float" office:value="394086000">
                <text:p>394086000</text:p>
              </table:table-cell>
              <table:table-cell office:value-type="float" office:value="393951000">
                <text:p>393951000</text:p>
              </table:table-cell>
              <table:table-cell office:value-type="float" office:value="394064000">
                <text:p>394064000</text:p>
              </table:table-cell>
              <table:table-cell office:value-type="float" office:value="394221000">
                <text:p>394221000</text:p>
              </table:table-cell>
              <table:table-cell office:value-type="float" office:value="394416000">
                <text:p>394416000</text:p>
              </table:table-cell>
              <table:table-cell office:value-type="float" office:value="393653000">
                <text:p>393653000</text:p>
              </table:table-cell>
              <table:table-cell office:value-type="float" office:value="393312000">
                <text:p>393312000</text:p>
              </table:table-cell>
              <table:table-cell office:value-type="float" office:value="394119000">
                <text:p>394119000</text:p>
              </table:table-cell>
              <table:table-cell office:value-type="float" office:value="393951000">
                <text:p>393951000</text:p>
              </table:table-cell>
              <table:table-cell office:value-type="float" office:value="394286000">
                <text:p>394286000</text:p>
              </table:table-cell>
              <table:table-cell office:value-type="float" office:value="394332000">
                <text:p>394332000</text:p>
              </table:table-cell>
              <table:table-cell office:value-type="float" office:value="393873000">
                <text:p>393873000</text:p>
              </table:table-cell>
              <table:table-cell office:value-type="float" office:value="393618000">
                <text:p>393618000</text:p>
              </table:table-cell>
              <table:table-cell office:value-type="float" office:value="394282000">
                <text:p>394282000</text:p>
              </table:table-cell>
              <table:table-cell office:value-type="float" office:value="394421000">
                <text:p>394421000</text:p>
              </table:table-cell>
              <table:table-cell office:value-type="float" office:value="394341000">
                <text:p>394341000</text:p>
              </table:table-cell>
              <table:table-cell office:value-type="float" office:value="393849000">
                <text:p>393849000</text:p>
              </table:table-cell>
              <table:table-cell office:value-type="float" office:value="393674000">
                <text:p>393674000</text:p>
              </table:table-cell>
              <table:table-cell office:value-type="float" office:value="392282000">
                <text:p>392282000</text:p>
              </table:table-cell>
              <table:table-cell office:value-type="float" office:value="393564000">
                <text:p>393564000</text:p>
              </table:table-cell>
              <table:table-cell office:value-type="float" office:value="393218000">
                <text:p>393218000</text:p>
              </table:table-cell>
              <table:table-cell office:value-type="float" office:value="393601000">
                <text:p>393601000</text:p>
              </table:table-cell>
              <table:table-cell office:value-type="float" office:value="394033000">
                <text:p>394033000</text:p>
              </table:table-cell>
              <table:table-cell office:value-type="float" office:value="393888000">
                <text:p>393888000</text:p>
              </table:table-cell>
              <table:table-cell office:value-type="float" office:value="394204000">
                <text:p>394204000</text:p>
              </table:table-cell>
              <table:table-cell office:value-type="float" office:value="394136000">
                <text:p>394136000</text:p>
              </table:table-cell>
              <table:table-cell office:value-type="float" office:value="393851000">
                <text:p>393851000</text:p>
              </table:table-cell>
              <table:table-cell office:value-type="float" office:value="393635000">
                <text:p>393635000</text:p>
              </table:table-cell>
              <table:table-cell office:value-type="float" office:value="393824000">
                <text:p>393824000</text:p>
              </table:table-cell>
              <table:table-cell office:value-type="float" office:value="394286000">
                <text:p>394286000</text:p>
              </table:table-cell>
              <table:table-cell office:value-type="float" office:value="393913000">
                <text:p>393913000</text:p>
              </table:table-cell>
              <table:table-cell office:value-type="float" office:value="393625000">
                <text:p>393625000</text:p>
              </table:table-cell>
              <table:table-cell office:value-type="float" office:value="394422000">
                <text:p>394422000</text:p>
              </table:table-cell>
              <table:table-cell office:value-type="float" office:value="393398000">
                <text:p>393398000</text:p>
              </table:table-cell>
              <table:table-cell office:value-type="float" office:value="393668000">
                <text:p>393668000</text:p>
              </table:table-cell>
              <table:table-cell office:value-type="float" office:value="393703000">
                <text:p>393703000</text:p>
              </table:table-cell>
              <table:table-cell office:value-type="float" office:value="393438000">
                <text:p>393438000</text:p>
              </table:table-cell>
              <table:table-cell office:value-type="float" office:value="393985000">
                <text:p>393985000</text:p>
              </table:table-cell>
              <table:table-cell office:value-type="float" office:value="393000000">
                <text:p>393000000</text:p>
              </table:table-cell>
              <table:table-cell office:value-type="float" office:value="393725000">
                <text:p>393725000</text:p>
              </table:table-cell>
              <table:table-cell office:value-type="float" office:value="393643000">
                <text:p>393643000</text:p>
              </table:table-cell>
              <table:table-cell office:value-type="float" office:value="393592000">
                <text:p>393592000</text:p>
              </table:table-cell>
              <table:table-cell office:value-type="float" office:value="393359000">
                <text:p>393359000</text:p>
              </table:table-cell>
              <table:table-cell office:value-type="float" office:value="393884000">
                <text:p>393884000</text:p>
              </table:table-cell>
              <table:table-cell office:value-type="float" office:value="394313000">
                <text:p>394313000</text:p>
              </table:table-cell>
              <table:table-cell office:value-type="float" office:value="393807000">
                <text:p>393807000</text:p>
              </table:table-cell>
              <table:table-cell office:value-type="float" office:value="393615000">
                <text:p>393615000</text:p>
              </table:table-cell>
              <table:table-cell office:value-type="float" office:value="393664000">
                <text:p>393664000</text:p>
              </table:table-cell>
              <table:table-cell office:value-type="float" office:value="393878000">
                <text:p>393878000</text:p>
              </table:table-cell>
              <table:table-cell office:value-type="float" office:value="393584000">
                <text:p>393584000</text:p>
              </table:table-cell>
              <table:table-cell office:value-type="float" office:value="392838000">
                <text:p>392838000</text:p>
              </table:table-cell>
              <table:table-cell office:value-type="float" office:value="394299000">
                <text:p>394299000</text:p>
              </table:table-cell>
              <table:table-cell office:value-type="float" office:value="393935000">
                <text:p>393935000</text:p>
              </table:table-cell>
              <table:table-cell office:value-type="float" office:value="393428000">
                <text:p>393428000</text:p>
              </table:table-cell>
              <table:table-cell office:value-type="float" office:value="394377000">
                <text:p>394377000</text:p>
              </table:table-cell>
              <table:table-cell office:value-type="float" office:value="393902000">
                <text:p>393902000</text:p>
              </table:table-cell>
              <table:table-cell office:value-type="float" office:value="393354000">
                <text:p>393354000</text:p>
              </table:table-cell>
              <table:table-cell office:value-type="float" office:value="394111000">
                <text:p>394111000</text:p>
              </table:table-cell>
              <table:table-cell office:value-type="float" office:value="393890000">
                <text:p>393890000</text:p>
              </table:table-cell>
              <table:table-cell office:value-type="float" office:value="393466000">
                <text:p>393466000</text:p>
              </table:table-cell>
              <table:table-cell office:value-type="float" office:value="394251000">
                <text:p>394251000</text:p>
              </table:table-cell>
              <table:table-cell office:value-type="float" office:value="394083000">
                <text:p>394083000</text:p>
              </table:table-cell>
              <table:table-cell office:value-type="float" office:value="393392000">
                <text:p>393392000</text:p>
              </table:table-cell>
              <table:table-cell office:value-type="float" office:value="392823000">
                <text:p>392823000</text:p>
              </table:table-cell>
              <table:table-cell office:value-type="float" office:value="393229000">
                <text:p>393229000</text:p>
              </table:table-cell>
              <table:table-cell office:value-type="float" office:value="393491000">
                <text:p>393491000</text:p>
              </table:table-cell>
              <table:table-cell office:value-type="float" office:value="393640000">
                <text:p>393640000</text:p>
              </table:table-cell>
              <table:table-cell office:value-type="float" office:value="393934000">
                <text:p>393934000</text:p>
              </table:table-cell>
              <table:table-cell office:value-type="float" office:value="394103000">
                <text:p>394103000</text:p>
              </table:table-cell>
              <table:table-cell office:value-type="float" office:value="394104000">
                <text:p>394104000</text:p>
              </table:table-cell>
              <table:table-cell office:value-type="float" office:value="394406000">
                <text:p>394406000</text:p>
              </table:table-cell>
              <table:table-cell office:value-type="float" office:value="393975000">
                <text:p>393975000</text:p>
              </table:table-cell>
              <table:table-cell office:value-type="float" office:value="393970000">
                <text:p>393970000</text:p>
              </table:table-cell>
              <table:table-cell office:value-type="float" office:value="392327000">
                <text:p>392327000</text:p>
              </table:table-cell>
              <table:table-cell office:value-type="float" office:value="393087000">
                <text:p>393087000</text:p>
              </table:table-cell>
              <table:table-cell office:value-type="float" office:value="393516000">
                <text:p>393516000</text:p>
              </table:table-cell>
              <table:table-cell office:value-type="float" office:value="393855000">
                <text:p>393855000</text:p>
              </table:table-cell>
              <table:table-cell office:value-type="float" office:value="393326000">
                <text:p>393326000</text:p>
              </table:table-cell>
              <table:table-cell office:value-type="float" office:value="394232000">
                <text:p>394232000</text:p>
              </table:table-cell>
              <table:table-cell office:value-type="float" office:value="393222000">
                <text:p>393222000</text:p>
              </table:table-cell>
              <table:table-cell office:value-type="float" office:value="393805000">
                <text:p>393805000</text:p>
              </table:table-cell>
              <table:table-cell office:value-type="float" office:value="394093000">
                <text:p>394093000</text:p>
              </table:table-cell>
              <table:table-cell office:value-type="float" office:value="393770000">
                <text:p>393770000</text:p>
              </table:table-cell>
              <table:table-cell office:value-type="float" office:value="394798000">
                <text:p>394798000</text:p>
              </table:table-cell>
              <table:table-cell office:value-type="float" office:value="394982000">
                <text:p>394982000</text:p>
              </table:table-cell>
              <table:table-cell office:value-type="float" office:value="393971000">
                <text:p>393971000</text:p>
              </table:table-cell>
              <table:table-cell office:value-type="float" office:value="394702000">
                <text:p>394702000</text:p>
              </table:table-cell>
              <table:table-cell office:value-type="float" office:value="394522000">
                <text:p>394522000</text:p>
              </table:table-cell>
              <table:table-cell office:value-type="float" office:value="394994000">
                <text:p>394994000</text:p>
              </table:table-cell>
              <table:table-cell office:value-type="float" office:value="394236000">
                <text:p>394236000</text:p>
              </table:table-cell>
              <table:table-cell office:value-type="float" office:value="394923000">
                <text:p>394923000</text:p>
              </table:table-cell>
              <table:table-cell office:value-type="float" office:value="394592000">
                <text:p>394592000</text:p>
              </table:table-cell>
              <table:table-cell office:value-type="float" office:value="394995000">
                <text:p>394995000</text:p>
              </table:table-cell>
              <table:table-cell office:value-type="float" office:value="395195000">
                <text:p>395195000</text:p>
              </table:table-cell>
              <table:table-cell office:value-type="float" office:value="394216000">
                <text:p>394216000</text:p>
              </table:table-cell>
              <table:table-cell office:value-type="float" office:value="394474000">
                <text:p>394474000</text:p>
              </table:table-cell>
              <table:table-cell office:value-type="float" office:value="394819000">
                <text:p>394819000</text:p>
              </table:table-cell>
              <table:table-cell office:value-type="float" office:value="393728000">
                <text:p>393728000</text:p>
              </table:table-cell>
              <table:table-cell office:value-type="float" office:value="394531000">
                <text:p>394531000</text:p>
              </table:table-cell>
              <table:table-cell office:value-type="float" office:value="394835000">
                <text:p>394835000</text:p>
              </table:table-cell>
              <table:table-cell office:value-type="float" office:value="393992000">
                <text:p>393992000</text:p>
              </table:table-cell>
              <table:table-cell office:value-type="float" office:value="394270000">
                <text:p>394270000</text:p>
              </table:table-cell>
              <table:table-cell office:value-type="float" office:value="394851000">
                <text:p>394851000</text:p>
              </table:table-cell>
              <table:table-cell office:value-type="float" office:value="394710000">
                <text:p>394710000</text:p>
              </table:table-cell>
              <table:table-cell office:value-type="float" office:value="395051000">
                <text:p>395051000</text:p>
              </table:table-cell>
              <table:table-cell office:value-type="float" office:value="394975000">
                <text:p>394975000</text:p>
              </table:table-cell>
              <table:table-cell office:value-type="float" office:value="394372000">
                <text:p>394372000</text:p>
              </table:table-cell>
              <table:table-cell office:value-type="float" office:value="394844000">
                <text:p>394844000</text:p>
              </table:table-cell>
              <table:table-cell office:value-type="float" office:value="395151000">
                <text:p>395151000</text:p>
              </table:table-cell>
              <table:table-cell office:value-type="float" office:value="395113000">
                <text:p>395113000</text:p>
              </table:table-cell>
              <table:table-cell office:value-type="float" office:value="394575000">
                <text:p>394575000</text:p>
              </table:table-cell>
              <table:table-cell office:value-type="float" office:value="394348000">
                <text:p>394348000</text:p>
              </table:table-cell>
              <table:table-cell office:value-type="float" office:value="394348000">
                <text:p>394348000</text:p>
              </table:table-cell>
              <table:table-cell office:value-type="float" office:value="394894000">
                <text:p>394894000</text:p>
              </table:table-cell>
              <table:table-cell office:value-type="float" office:value="394265000">
                <text:p>394265000</text:p>
              </table:table-cell>
              <table:table-cell office:value-type="float" office:value="393641000">
                <text:p>393641000</text:p>
              </table:table-cell>
              <table:table-cell office:value-type="float" office:value="394673000">
                <text:p>394673000</text:p>
              </table:table-cell>
              <table:table-cell office:value-type="float" office:value="395042000">
                <text:p>395042000</text:p>
              </table:table-cell>
              <table:table-cell office:value-type="float" office:value="394691000">
                <text:p>394691000</text:p>
              </table:table-cell>
              <table:table-cell office:value-type="float" office:value="393995000">
                <text:p>393995000</text:p>
              </table:table-cell>
              <table:table-cell office:value-type="float" office:value="393946000">
                <text:p>393946000</text:p>
              </table:table-cell>
              <table:table-cell office:value-type="float" office:value="393757000">
                <text:p>393757000</text:p>
              </table:table-cell>
              <table:table-cell office:value-type="float" office:value="394209000">
                <text:p>394209000</text:p>
              </table:table-cell>
              <table:table-cell office:value-type="float" office:value="394043000">
                <text:p>394043000</text:p>
              </table:table-cell>
              <table:table-cell office:value-type="float" office:value="394234000">
                <text:p>394234000</text:p>
              </table:table-cell>
              <table:table-cell office:value-type="float" office:value="394587000">
                <text:p>394587000</text:p>
              </table:table-cell>
              <table:table-cell office:value-type="float" office:value="394441000">
                <text:p>394441000</text:p>
              </table:table-cell>
              <table:table-cell office:value-type="float" office:value="394777000">
                <text:p>394777000</text:p>
              </table:table-cell>
              <table:table-cell office:value-type="float" office:value="395042000">
                <text:p>395042000</text:p>
              </table:table-cell>
              <table:table-cell office:value-type="float" office:value="394522000">
                <text:p>394522000</text:p>
              </table:table-cell>
              <table:table-cell office:value-type="float" office:value="394221000">
                <text:p>394221000</text:p>
              </table:table-cell>
              <table:table-cell office:value-type="float" office:value="394395000">
                <text:p>394395000</text:p>
              </table:table-cell>
              <table:table-cell office:value-type="float" office:value="393865000">
                <text:p>393865000</text:p>
              </table:table-cell>
              <table:table-cell office:value-type="float" office:value="394382000">
                <text:p>394382000</text:p>
              </table:table-cell>
              <table:table-cell office:value-type="float" office:value="394590000">
                <text:p>394590000</text:p>
              </table:table-cell>
              <table:table-cell office:value-type="float" office:value="394678000">
                <text:p>394678000</text:p>
              </table:table-cell>
              <table:table-cell office:value-type="float" office:value="395113000">
                <text:p>395113000</text:p>
              </table:table-cell>
              <table:table-cell office:value-type="float" office:value="393686000">
                <text:p>393686000</text:p>
              </table:table-cell>
              <table:table-cell office:value-type="float" office:value="394344000">
                <text:p>394344000</text:p>
              </table:table-cell>
              <table:table-cell office:value-type="float" office:value="394005000">
                <text:p>394005000</text:p>
              </table:table-cell>
              <table:table-cell office:value-type="float" office:value="394040000">
                <text:p>394040000</text:p>
              </table:table-cell>
              <table:table-cell office:value-type="float" office:value="394287000">
                <text:p>394287000</text:p>
              </table:table-cell>
              <table:table-cell office:value-type="float" office:value="393980000">
                <text:p>393980000</text:p>
              </table:table-cell>
              <table:table-cell office:value-type="float" office:value="395155000">
                <text:p>395155000</text:p>
              </table:table-cell>
              <table:table-cell office:value-type="float" office:value="394815000">
                <text:p>394815000</text:p>
              </table:table-cell>
              <table:table-cell office:value-type="float" office:value="394395000">
                <text:p>394395000</text:p>
              </table:table-cell>
              <table:table-cell office:value-type="float" office:value="393837000">
                <text:p>393837000</text:p>
              </table:table-cell>
              <table:table-cell office:value-type="float" office:value="394300000">
                <text:p>394300000</text:p>
              </table:table-cell>
              <table:table-cell office:value-type="float" office:value="394306000">
                <text:p>394306000</text:p>
              </table:table-cell>
              <table:table-cell office:value-type="float" office:value="394094000">
                <text:p>394094000</text:p>
              </table:table-cell>
              <table:table-cell office:value-type="float" office:value="394383000">
                <text:p>394383000</text:p>
              </table:table-cell>
              <table:table-cell office:value-type="float" office:value="394483000">
                <text:p>394483000</text:p>
              </table:table-cell>
              <table:table-cell office:value-type="float" office:value="394429000">
                <text:p>394429000</text:p>
              </table:table-cell>
              <table:table-cell office:value-type="float" office:value="395015000">
                <text:p>395015000</text:p>
              </table:table-cell>
              <table:table-cell office:value-type="float" office:value="395174000">
                <text:p>395174000</text:p>
              </table:table-cell>
              <table:table-cell office:value-type="float" office:value="393984000">
                <text:p>393984000</text:p>
              </table:table-cell>
              <table:table-cell office:value-type="float" office:value="393991000">
                <text:p>393991000</text:p>
              </table:table-cell>
              <table:table-cell office:value-type="float" office:value="393192000">
                <text:p>393192000</text:p>
              </table:table-cell>
              <table:table-cell office:value-type="float" office:value="395068000">
                <text:p>395068000</text:p>
              </table:table-cell>
              <table:table-cell office:value-type="float" office:value="394338000">
                <text:p>394338000</text:p>
              </table:table-cell>
              <table:table-cell office:value-type="float" office:value="394338000">
                <text:p>394338000</text:p>
              </table:table-cell>
              <table:table-cell office:value-type="float" office:value="394237000">
                <text:p>394237000</text:p>
              </table:table-cell>
              <table:table-cell office:value-type="float" office:value="394400000">
                <text:p>394400000</text:p>
              </table:table-cell>
              <table:table-cell office:value-type="float" office:value="393552000">
                <text:p>393552000</text:p>
              </table:table-cell>
              <table:table-cell office:value-type="float" office:value="394922000">
                <text:p>394922000</text:p>
              </table:table-cell>
              <table:table-cell office:value-type="float" office:value="395162000">
                <text:p>395162000</text:p>
              </table:table-cell>
              <table:table-cell office:value-type="float" office:value="394691000">
                <text:p>394691000</text:p>
              </table:table-cell>
              <table:table-cell office:value-type="float" office:value="394388000">
                <text:p>394388000</text:p>
              </table:table-cell>
              <table:table-cell office:value-type="float" office:value="394118000">
                <text:p>394118000</text:p>
              </table:table-cell>
              <table:table-cell office:value-type="float" office:value="394077000">
                <text:p>394077000</text:p>
              </table:table-cell>
              <table:table-cell office:value-type="float" office:value="393741000">
                <text:p>393741000</text:p>
              </table:table-cell>
              <table:table-cell office:value-type="float" office:value="395175000">
                <text:p>395175000</text:p>
              </table:table-cell>
              <table:table-cell office:value-type="float" office:value="394246000">
                <text:p>394246000</text:p>
              </table:table-cell>
              <table:table-cell office:value-type="float" office:value="394497000">
                <text:p>394497000</text:p>
              </table:table-cell>
              <table:table-cell office:value-type="float" office:value="395068000">
                <text:p>395068000</text:p>
              </table:table-cell>
              <table:table-cell office:value-type="float" office:value="394629000">
                <text:p>394629000</text:p>
              </table:table-cell>
              <table:table-cell office:value-type="float" office:value="394195000">
                <text:p>394195000</text:p>
              </table:table-cell>
              <table:table-cell office:value-type="float" office:value="394161000">
                <text:p>394161000</text:p>
              </table:table-cell>
              <table:table-cell office:value-type="float" office:value="394571000">
                <text:p>394571000</text:p>
              </table:table-cell>
              <table:table-cell office:value-type="float" office:value="394961000">
                <text:p>394961000</text:p>
              </table:table-cell>
              <table:table-cell office:value-type="float" office:value="394289000">
                <text:p>394289000</text:p>
              </table:table-cell>
              <table:table-cell office:value-type="float" office:value="394957000">
                <text:p>394957000</text:p>
              </table:table-cell>
              <table:table-cell office:value-type="float" office:value="395195000">
                <text:p>395195000</text:p>
              </table:table-cell>
              <table:table-cell office:value-type="float" office:value="394771000">
                <text:p>394771000</text:p>
              </table:table-cell>
              <table:table-cell office:value-type="float" office:value="394675000">
                <text:p>394675000</text:p>
              </table:table-cell>
              <table:table-cell office:value-type="float" office:value="395024000">
                <text:p>395024000</text:p>
              </table:table-cell>
              <table:table-cell office:value-type="float" office:value="394760000">
                <text:p>394760000</text:p>
              </table:table-cell>
              <table:table-cell office:value-type="float" office:value="393051000">
                <text:p>393051000</text:p>
              </table:table-cell>
              <table:table-cell office:value-type="float" office:value="394919000">
                <text:p>394919000</text:p>
              </table:table-cell>
              <table:table-cell office:value-type="float" office:value="393873000">
                <text:p>393873000</text:p>
              </table:table-cell>
              <table:table-cell office:value-type="float" office:value="394715000">
                <text:p>394715000</text:p>
              </table:table-cell>
              <table:table-cell office:value-type="float" office:value="394786000">
                <text:p>394786000</text:p>
              </table:table-cell>
              <table:table-cell office:value-type="float" office:value="393230000">
                <text:p>393230000</text:p>
              </table:table-cell>
              <table:table-cell office:value-type="float" office:value="394711000">
                <text:p>394711000</text:p>
              </table:table-cell>
              <table:table-cell office:value-type="float" office:value="394697000">
                <text:p>394697000</text:p>
              </table:table-cell>
              <table:table-cell office:value-type="float" office:value="395088000">
                <text:p>395088000</text:p>
              </table:table-cell>
              <table:table-cell office:value-type="float" office:value="394772000">
                <text:p>394772000</text:p>
              </table:table-cell>
              <table:table-cell office:value-type="float" office:value="393650000">
                <text:p>393650000</text:p>
              </table:table-cell>
              <table:table-cell office:value-type="float" office:value="395107000">
                <text:p>395107000</text:p>
              </table:table-cell>
              <table:table-cell office:value-type="float" office:value="394677000">
                <text:p>394677000</text:p>
              </table:table-cell>
              <table:table-cell office:value-type="float" office:value="394660000">
                <text:p>394660000</text:p>
              </table:table-cell>
              <table:table-cell office:value-type="float" office:value="395110000">
                <text:p>395110000</text:p>
              </table:table-cell>
              <table:table-cell office:value-type="float" office:value="394933000">
                <text:p>394933000</text:p>
              </table:table-cell>
              <table:table-cell office:value-type="float" office:value="394491000">
                <text:p>394491000</text:p>
              </table:table-cell>
              <table:table-cell office:value-type="float" office:value="394248000">
                <text:p>394248000</text:p>
              </table:table-cell>
              <table:table-cell office:value-type="float" office:value="395049000">
                <text:p>395049000</text:p>
              </table:table-cell>
              <table:table-cell office:value-type="float" office:value="394226000">
                <text:p>394226000</text:p>
              </table:table-cell>
              <table:table-cell office:value-type="float" office:value="394143000">
                <text:p>394143000</text:p>
              </table:table-cell>
              <table:table-cell office:value-type="float" office:value="394680000">
                <text:p>394680000</text:p>
              </table:table-cell>
              <table:table-cell office:value-type="float" office:value="394587000">
                <text:p>394587000</text:p>
              </table:table-cell>
              <table:table-cell office:value-type="float" office:value="395194000">
                <text:p>395194000</text:p>
              </table:table-cell>
              <table:table-cell office:value-type="float" office:value="394172000">
                <text:p>394172000</text:p>
              </table:table-cell>
              <table:table-cell office:value-type="float" office:value="394537000">
                <text:p>394537000</text:p>
              </table:table-cell>
              <table:table-cell office:value-type="float" office:value="394906000">
                <text:p>394906000</text:p>
              </table:table-cell>
              <table:table-cell office:value-type="float" office:value="394366000">
                <text:p>394366000</text:p>
              </table:table-cell>
              <table:table-cell office:value-type="float" office:value="394037000">
                <text:p>394037000</text:p>
              </table:table-cell>
              <table:table-cell office:value-type="float" office:value="394910000">
                <text:p>394910000</text:p>
              </table:table-cell>
              <table:table-cell office:value-type="float" office:value="394409000">
                <text:p>394409000</text:p>
              </table:table-cell>
              <table:table-cell office:value-type="float" office:value="394056000">
                <text:p>394056000</text:p>
              </table:table-cell>
              <table:table-cell office:value-type="float" office:value="394597000">
                <text:p>394597000</text:p>
              </table:table-cell>
              <table:table-cell office:value-type="float" office:value="394310000">
                <text:p>394310000</text:p>
              </table:table-cell>
              <table:table-cell office:value-type="float" office:value="394308000">
                <text:p>394308000</text:p>
              </table:table-cell>
              <table:table-cell office:value-type="float" office:value="394754000">
                <text:p>394754000</text:p>
              </table:table-cell>
              <table:table-cell office:value-type="float" office:value="395181000">
                <text:p>395181000</text:p>
              </table:table-cell>
              <table:table-cell office:value-type="float" office:value="394421000">
                <text:p>394421000</text:p>
              </table:table-cell>
              <table:table-cell office:value-type="float" office:value="394388000">
                <text:p>394388000</text:p>
              </table:table-cell>
              <table:table-cell office:value-type="float" office:value="394635000">
                <text:p>394635000</text:p>
              </table:table-cell>
              <table:table-cell office:value-type="float" office:value="393306000">
                <text:p>393306000</text:p>
              </table:table-cell>
              <table:table-cell office:value-type="float" office:value="393481000">
                <text:p>393481000</text:p>
              </table:table-cell>
              <table:table-cell office:value-type="float" office:value="394667000">
                <text:p>394667000</text:p>
              </table:table-cell>
              <table:table-cell office:value-type="float" office:value="394362000">
                <text:p>394362000</text:p>
              </table:table-cell>
              <table:table-cell office:value-type="float" office:value="395212000">
                <text:p>395212000</text:p>
              </table:table-cell>
              <table:table-cell office:value-type="float" office:value="394888000">
                <text:p>394888000</text:p>
              </table:table-cell>
              <table:table-cell office:value-type="float" office:value="395023000">
                <text:p>395023000</text:p>
              </table:table-cell>
              <table:table-cell office:value-type="float" office:value="394440000">
                <text:p>394440000</text:p>
              </table:table-cell>
              <table:table-cell office:value-type="float" office:value="394176000">
                <text:p>394176000</text:p>
              </table:table-cell>
              <table:table-cell office:value-type="float" office:value="394463000">
                <text:p>394463000</text:p>
              </table:table-cell>
              <table:table-cell office:value-type="float" office:value="394639000">
                <text:p>394639000</text:p>
              </table:table-cell>
              <table:table-cell office:value-type="float" office:value="395150000">
                <text:p>395150000</text:p>
              </table:table-cell>
              <table:table-cell office:value-type="float" office:value="394141000">
                <text:p>394141000</text:p>
              </table:table-cell>
              <table:table-cell office:value-type="float" office:value="394731000">
                <text:p>394731000</text:p>
              </table:table-cell>
              <table:table-cell office:value-type="float" office:value="394540000">
                <text:p>394540000</text:p>
              </table:table-cell>
              <table:table-cell office:value-type="float" office:value="394463000">
                <text:p>394463000</text:p>
              </table:table-cell>
              <table:table-cell office:value-type="float" office:value="394896000">
                <text:p>394896000</text:p>
              </table:table-cell>
              <table:table-cell office:value-type="float" office:value="395241000">
                <text:p>395241000</text:p>
              </table:table-cell>
              <table:table-cell office:value-type="float" office:value="395241000">
                <text:p>395241000</text:p>
              </table:table-cell>
              <table:table-cell office:value-type="float" office:value="394800000">
                <text:p>394800000</text:p>
              </table:table-cell>
              <table:table-cell office:value-type="float" office:value="394225000">
                <text:p>394225000</text:p>
              </table:table-cell>
              <table:table-cell office:value-type="float" office:value="393952000">
                <text:p>393952000</text:p>
              </table:table-cell>
              <table:table-cell office:value-type="float" office:value="393777000">
                <text:p>393777000</text:p>
              </table:table-cell>
              <table:table-cell office:value-type="float" office:value="395184000">
                <text:p>395184000</text:p>
              </table:table-cell>
              <table:table-cell office:value-type="float" office:value="394358000">
                <text:p>394358000</text:p>
              </table:table-cell>
              <table:table-cell office:value-type="float" office:value="394651000">
                <text:p>394651000</text:p>
              </table:table-cell>
              <table:table-cell office:value-type="float" office:value="393665000">
                <text:p>393665000</text:p>
              </table:table-cell>
              <table:table-cell office:value-type="float" office:value="395206000">
                <text:p>395206000</text:p>
              </table:table-cell>
              <table:table-cell office:value-type="float" office:value="394440000">
                <text:p>394440000</text:p>
              </table:table-cell>
              <table:table-cell office:value-type="float" office:value="394954000">
                <text:p>394954000</text:p>
              </table:table-cell>
              <table:table-cell office:value-type="float" office:value="393972000">
                <text:p>393972000</text:p>
              </table:table-cell>
              <table:table-cell office:value-type="float" office:value="394775000">
                <text:p>394775000</text:p>
              </table:table-cell>
              <table:table-cell office:value-type="float" office:value="394545000">
                <text:p>394545000</text:p>
              </table:table-cell>
              <table:table-cell office:value-type="float" office:value="394459000">
                <text:p>394459000</text:p>
              </table:table-cell>
              <table:table-cell office:value-type="float" office:value="394270000">
                <text:p>394270000</text:p>
              </table:table-cell>
              <table:table-cell office:value-type="float" office:value="394166000">
                <text:p>394166000</text:p>
              </table:table-cell>
              <table:table-cell office:value-type="float" office:value="394274000">
                <text:p>394274000</text:p>
              </table:table-cell>
              <table:table-cell office:value-type="float" office:value="394895000">
                <text:p>394895000</text:p>
              </table:table-cell>
              <table:table-cell office:value-type="float" office:value="394341000">
                <text:p>394341000</text:p>
              </table:table-cell>
              <table:table-cell office:value-type="float" office:value="394648000">
                <text:p>394648000</text:p>
              </table:table-cell>
              <table:table-cell office:value-type="float" office:value="394828000">
                <text:p>394828000</text:p>
              </table:table-cell>
              <table:table-cell office:value-type="float" office:value="393903000">
                <text:p>393903000</text:p>
              </table:table-cell>
              <table:table-cell office:value-type="float" office:value="395051000">
                <text:p>395051000</text:p>
              </table:table-cell>
              <table:table-cell office:value-type="float" office:value="394197000">
                <text:p>394197000</text:p>
              </table:table-cell>
              <table:table-cell office:value-type="float" office:value="394306000">
                <text:p>394306000</text:p>
              </table:table-cell>
              <table:table-cell office:value-type="float" office:value="394096000">
                <text:p>394096000</text:p>
              </table:table-cell>
              <table:table-cell office:value-type="float" office:value="394790000">
                <text:p>394790000</text:p>
              </table:table-cell>
              <table:table-cell office:value-type="float" office:value="393760000">
                <text:p>393760000</text:p>
              </table:table-cell>
              <table:table-cell office:value-type="float" office:value="394961000">
                <text:p>394961000</text:p>
              </table:table-cell>
              <table:table-cell office:value-type="float" office:value="394586000">
                <text:p>394586000</text:p>
              </table:table-cell>
              <table:table-cell office:value-type="float" office:value="394457000">
                <text:p>394457000</text:p>
              </table:table-cell>
              <table:table-cell office:value-type="float" office:value="394271000">
                <text:p>394271000</text:p>
              </table:table-cell>
              <table:table-cell office:value-type="float" office:value="393221000">
                <text:p>393221000</text:p>
              </table:table-cell>
              <table:table-cell office:value-type="float" office:value="393942000">
                <text:p>393942000</text:p>
              </table:table-cell>
              <table:table-cell office:value-type="float" office:value="394006000">
                <text:p>394006000</text:p>
              </table:table-cell>
              <table:table-cell office:value-type="float" office:value="393635000">
                <text:p>393635000</text:p>
              </table:table-cell>
              <table:table-cell office:value-type="float" office:value="394086000">
                <text:p>394086000</text:p>
              </table:table-cell>
              <table:table-cell office:value-type="float" office:value="394720000">
                <text:p>394720000</text:p>
              </table:table-cell>
              <table:table-cell office:value-type="float" office:value="394066000">
                <text:p>394066000</text:p>
              </table:table-cell>
              <table:table-cell office:value-type="float" office:value="399837000">
                <text:p>39983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 swaps</text:p>
                <draw:g>
                  <svg:desc>zuck_small_1step.A6:zuck_small_1step.A6</svg:desc>
                </draw:g>
              </table:table-cell>
              <table:table-cell office:value-type="float" office:value="388823000">
                <text:p>388823000</text:p>
                <draw:g>
                  <svg:desc>zuck_small_1step.B6:zuck_small_1step.ALZ6</svg:desc>
                </draw:g>
              </table:table-cell>
              <table:table-cell office:value-type="float" office:value="389849000">
                <text:p>389849000</text:p>
              </table:table-cell>
              <table:table-cell office:value-type="float" office:value="389460000">
                <text:p>389460000</text:p>
              </table:table-cell>
              <table:table-cell office:value-type="float" office:value="389128000">
                <text:p>389128000</text:p>
              </table:table-cell>
              <table:table-cell office:value-type="float" office:value="389608000">
                <text:p>389608000</text:p>
              </table:table-cell>
              <table:table-cell office:value-type="float" office:value="389094000">
                <text:p>389094000</text:p>
              </table:table-cell>
              <table:table-cell office:value-type="float" office:value="389402000">
                <text:p>389402000</text:p>
              </table:table-cell>
              <table:table-cell office:value-type="float" office:value="389944000">
                <text:p>389944000</text:p>
              </table:table-cell>
              <table:table-cell office:value-type="float" office:value="389275000">
                <text:p>389275000</text:p>
              </table:table-cell>
              <table:table-cell office:value-type="float" office:value="389369000">
                <text:p>389369000</text:p>
              </table:table-cell>
              <table:table-cell office:value-type="float" office:value="389962000">
                <text:p>389962000</text:p>
              </table:table-cell>
              <table:table-cell office:value-type="float" office:value="389561000">
                <text:p>389561000</text:p>
              </table:table-cell>
              <table:table-cell office:value-type="float" office:value="388590000">
                <text:p>388590000</text:p>
              </table:table-cell>
              <table:table-cell office:value-type="float" office:value="389440000">
                <text:p>389440000</text:p>
              </table:table-cell>
              <table:table-cell office:value-type="float" office:value="389714000">
                <text:p>389714000</text:p>
              </table:table-cell>
              <table:table-cell office:value-type="float" office:value="389634000">
                <text:p>389634000</text:p>
              </table:table-cell>
              <table:table-cell office:value-type="float" office:value="389879000">
                <text:p>389879000</text:p>
              </table:table-cell>
              <table:table-cell office:value-type="float" office:value="389917000">
                <text:p>389917000</text:p>
              </table:table-cell>
              <table:table-cell office:value-type="float" office:value="389216000">
                <text:p>389216000</text:p>
              </table:table-cell>
              <table:table-cell office:value-type="float" office:value="389993000">
                <text:p>389993000</text:p>
              </table:table-cell>
              <table:table-cell office:value-type="float" office:value="389629000">
                <text:p>389629000</text:p>
              </table:table-cell>
              <table:table-cell office:value-type="float" office:value="389142000">
                <text:p>389142000</text:p>
              </table:table-cell>
              <table:table-cell office:value-type="float" office:value="389227000">
                <text:p>389227000</text:p>
              </table:table-cell>
              <table:table-cell office:value-type="float" office:value="389687000">
                <text:p>389687000</text:p>
              </table:table-cell>
              <table:table-cell office:value-type="float" office:value="389925000">
                <text:p>389925000</text:p>
              </table:table-cell>
              <table:table-cell office:value-type="float" office:value="388824000">
                <text:p>388824000</text:p>
              </table:table-cell>
              <table:table-cell office:value-type="float" office:value="389592000">
                <text:p>389592000</text:p>
              </table:table-cell>
              <table:table-cell office:value-type="float" office:value="389592000">
                <text:p>389592000</text:p>
              </table:table-cell>
              <table:table-cell office:value-type="float" office:value="388948000">
                <text:p>388948000</text:p>
              </table:table-cell>
              <table:table-cell office:value-type="float" office:value="389335000">
                <text:p>389335000</text:p>
              </table:table-cell>
              <table:table-cell office:value-type="float" office:value="389259000">
                <text:p>389259000</text:p>
              </table:table-cell>
              <table:table-cell office:value-type="float" office:value="388706000">
                <text:p>388706000</text:p>
              </table:table-cell>
              <table:table-cell office:value-type="float" office:value="389526000">
                <text:p>389526000</text:p>
              </table:table-cell>
              <table:table-cell office:value-type="float" office:value="388790000">
                <text:p>388790000</text:p>
              </table:table-cell>
              <table:table-cell office:value-type="float" office:value="389521000">
                <text:p>389521000</text:p>
              </table:table-cell>
              <table:table-cell office:value-type="float" office:value="390131000">
                <text:p>390131000</text:p>
              </table:table-cell>
              <table:table-cell office:value-type="float" office:value="389534000">
                <text:p>389534000</text:p>
              </table:table-cell>
              <table:table-cell office:value-type="float" office:value="388979000">
                <text:p>388979000</text:p>
              </table:table-cell>
              <table:table-cell office:value-type="float" office:value="390114000">
                <text:p>390114000</text:p>
              </table:table-cell>
              <table:table-cell office:value-type="float" office:value="388942000">
                <text:p>388942000</text:p>
              </table:table-cell>
              <table:table-cell office:value-type="float" office:value="389787000">
                <text:p>389787000</text:p>
              </table:table-cell>
              <table:table-cell office:value-type="float" office:value="389359000">
                <text:p>389359000</text:p>
              </table:table-cell>
              <table:table-cell office:value-type="float" office:value="388635000">
                <text:p>388635000</text:p>
              </table:table-cell>
              <table:table-cell office:value-type="float" office:value="389706000">
                <text:p>389706000</text:p>
              </table:table-cell>
              <table:table-cell office:value-type="float" office:value="389106000">
                <text:p>389106000</text:p>
              </table:table-cell>
              <table:table-cell office:value-type="float" office:value="390143000">
                <text:p>390143000</text:p>
              </table:table-cell>
              <table:table-cell office:value-type="float" office:value="389373000">
                <text:p>389373000</text:p>
              </table:table-cell>
              <table:table-cell office:value-type="float" office:value="389914000">
                <text:p>389914000</text:p>
              </table:table-cell>
              <table:table-cell office:value-type="float" office:value="389718000">
                <text:p>389718000</text:p>
              </table:table-cell>
              <table:table-cell office:value-type="float" office:value="390147000">
                <text:p>390147000</text:p>
              </table:table-cell>
              <table:table-cell office:value-type="float" office:value="389451000">
                <text:p>389451000</text:p>
              </table:table-cell>
              <table:table-cell office:value-type="float" office:value="388884000">
                <text:p>388884000</text:p>
              </table:table-cell>
              <table:table-cell office:value-type="float" office:value="388839000">
                <text:p>388839000</text:p>
              </table:table-cell>
              <table:table-cell office:value-type="float" office:value="389766000">
                <text:p>389766000</text:p>
              </table:table-cell>
              <table:table-cell office:value-type="float" office:value="388826000">
                <text:p>388826000</text:p>
              </table:table-cell>
              <table:table-cell office:value-type="float" office:value="389944000">
                <text:p>389944000</text:p>
              </table:table-cell>
              <table:table-cell office:value-type="float" office:value="389133000">
                <text:p>389133000</text:p>
              </table:table-cell>
              <table:table-cell office:value-type="float" office:value="390005000">
                <text:p>390005000</text:p>
              </table:table-cell>
              <table:table-cell office:value-type="float" office:value="389982000">
                <text:p>389982000</text:p>
              </table:table-cell>
              <table:table-cell office:value-type="float" office:value="390095000">
                <text:p>390095000</text:p>
              </table:table-cell>
              <table:table-cell office:value-type="float" office:value="389301000">
                <text:p>389301000</text:p>
              </table:table-cell>
              <table:table-cell office:value-type="float" office:value="389513000">
                <text:p>389513000</text:p>
              </table:table-cell>
              <table:table-cell office:value-type="float" office:value="389306000">
                <text:p>389306000</text:p>
              </table:table-cell>
              <table:table-cell office:value-type="float" office:value="389214000">
                <text:p>389214000</text:p>
              </table:table-cell>
              <table:table-cell office:value-type="float" office:value="389244000">
                <text:p>389244000</text:p>
              </table:table-cell>
              <table:table-cell office:value-type="float" office:value="389948000">
                <text:p>389948000</text:p>
              </table:table-cell>
              <table:table-cell office:value-type="float" office:value="389123000">
                <text:p>389123000</text:p>
              </table:table-cell>
              <table:table-cell office:value-type="float" office:value="390038000">
                <text:p>390038000</text:p>
              </table:table-cell>
              <table:table-cell office:value-type="float" office:value="388962000">
                <text:p>388962000</text:p>
              </table:table-cell>
              <table:table-cell office:value-type="float" office:value="389396000">
                <text:p>389396000</text:p>
              </table:table-cell>
              <table:table-cell office:value-type="float" office:value="389803000">
                <text:p>389803000</text:p>
              </table:table-cell>
              <table:table-cell office:value-type="float" office:value="389705000">
                <text:p>389705000</text:p>
              </table:table-cell>
              <table:table-cell office:value-type="float" office:value="389282000">
                <text:p>389282000</text:p>
              </table:table-cell>
              <table:table-cell office:value-type="float" office:value="388265000">
                <text:p>388265000</text:p>
              </table:table-cell>
              <table:table-cell office:value-type="float" office:value="389360000">
                <text:p>389360000</text:p>
              </table:table-cell>
              <table:table-cell office:value-type="float" office:value="389503000">
                <text:p>389503000</text:p>
              </table:table-cell>
              <table:table-cell office:value-type="float" office:value="389202000">
                <text:p>389202000</text:p>
              </table:table-cell>
              <table:table-cell office:value-type="float" office:value="389554000">
                <text:p>389554000</text:p>
              </table:table-cell>
              <table:table-cell office:value-type="float" office:value="390033000">
                <text:p>390033000</text:p>
              </table:table-cell>
              <table:table-cell office:value-type="float" office:value="389054000">
                <text:p>389054000</text:p>
              </table:table-cell>
              <table:table-cell office:value-type="float" office:value="389190000">
                <text:p>389190000</text:p>
              </table:table-cell>
              <table:table-cell office:value-type="float" office:value="389399000">
                <text:p>389399000</text:p>
              </table:table-cell>
              <table:table-cell office:value-type="float" office:value="389010000">
                <text:p>389010000</text:p>
              </table:table-cell>
              <table:table-cell office:value-type="float" office:value="389937000">
                <text:p>389937000</text:p>
              </table:table-cell>
              <table:table-cell office:value-type="float" office:value="390161000">
                <text:p>390161000</text:p>
              </table:table-cell>
              <table:table-cell office:value-type="float" office:value="389738000">
                <text:p>389738000</text:p>
              </table:table-cell>
              <table:table-cell office:value-type="float" office:value="390022000">
                <text:p>390022000</text:p>
              </table:table-cell>
              <table:table-cell office:value-type="float" office:value="389445000">
                <text:p>389445000</text:p>
              </table:table-cell>
              <table:table-cell office:value-type="float" office:value="390125000">
                <text:p>390125000</text:p>
              </table:table-cell>
              <table:table-cell office:value-type="float" office:value="389501000">
                <text:p>389501000</text:p>
              </table:table-cell>
              <table:table-cell office:value-type="float" office:value="389392000">
                <text:p>389392000</text:p>
              </table:table-cell>
              <table:table-cell office:value-type="float" office:value="389254000">
                <text:p>389254000</text:p>
              </table:table-cell>
              <table:table-cell office:value-type="float" office:value="389165000">
                <text:p>389165000</text:p>
              </table:table-cell>
              <table:table-cell office:value-type="float" office:value="389180000">
                <text:p>389180000</text:p>
              </table:table-cell>
              <table:table-cell office:value-type="float" office:value="389464000">
                <text:p>389464000</text:p>
              </table:table-cell>
              <table:table-cell office:value-type="float" office:value="389834000">
                <text:p>389834000</text:p>
              </table:table-cell>
              <table:table-cell office:value-type="float" office:value="389966000">
                <text:p>389966000</text:p>
              </table:table-cell>
              <table:table-cell office:value-type="float" office:value="389519000">
                <text:p>389519000</text:p>
              </table:table-cell>
              <table:table-cell office:value-type="float" office:value="389586000">
                <text:p>389586000</text:p>
              </table:table-cell>
              <table:table-cell office:value-type="float" office:value="389800000">
                <text:p>389800000</text:p>
              </table:table-cell>
              <table:table-cell office:value-type="float" office:value="389529000">
                <text:p>389529000</text:p>
              </table:table-cell>
              <table:table-cell office:value-type="float" office:value="389754000">
                <text:p>389754000</text:p>
              </table:table-cell>
              <table:table-cell office:value-type="float" office:value="389611000">
                <text:p>389611000</text:p>
              </table:table-cell>
              <table:table-cell office:value-type="float" office:value="389423000">
                <text:p>389423000</text:p>
              </table:table-cell>
              <table:table-cell office:value-type="float" office:value="389381000">
                <text:p>389381000</text:p>
              </table:table-cell>
              <table:table-cell office:value-type="float" office:value="389567000">
                <text:p>389567000</text:p>
              </table:table-cell>
              <table:table-cell office:value-type="float" office:value="388740000">
                <text:p>388740000</text:p>
              </table:table-cell>
              <table:table-cell office:value-type="float" office:value="389538000">
                <text:p>389538000</text:p>
              </table:table-cell>
              <table:table-cell office:value-type="float" office:value="388353000">
                <text:p>388353000</text:p>
              </table:table-cell>
              <table:table-cell office:value-type="float" office:value="388945000">
                <text:p>388945000</text:p>
              </table:table-cell>
              <table:table-cell office:value-type="float" office:value="389359000">
                <text:p>389359000</text:p>
              </table:table-cell>
              <table:table-cell office:value-type="float" office:value="388815000">
                <text:p>388815000</text:p>
              </table:table-cell>
              <table:table-cell office:value-type="float" office:value="389589000">
                <text:p>389589000</text:p>
              </table:table-cell>
              <table:table-cell office:value-type="float" office:value="389808000">
                <text:p>389808000</text:p>
              </table:table-cell>
              <table:table-cell office:value-type="float" office:value="389771000">
                <text:p>389771000</text:p>
              </table:table-cell>
              <table:table-cell office:value-type="float" office:value="390198000">
                <text:p>390198000</text:p>
              </table:table-cell>
              <table:table-cell office:value-type="float" office:value="389453000">
                <text:p>389453000</text:p>
              </table:table-cell>
              <table:table-cell office:value-type="float" office:value="389671000">
                <text:p>389671000</text:p>
              </table:table-cell>
              <table:table-cell office:value-type="float" office:value="389626000">
                <text:p>389626000</text:p>
              </table:table-cell>
              <table:table-cell office:value-type="float" office:value="389363000">
                <text:p>389363000</text:p>
              </table:table-cell>
              <table:table-cell office:value-type="float" office:value="389936000">
                <text:p>389936000</text:p>
              </table:table-cell>
              <table:table-cell office:value-type="float" office:value="389190000">
                <text:p>389190000</text:p>
              </table:table-cell>
              <table:table-cell office:value-type="float" office:value="389189000">
                <text:p>389189000</text:p>
              </table:table-cell>
              <table:table-cell office:value-type="float" office:value="389513000">
                <text:p>389513000</text:p>
              </table:table-cell>
              <table:table-cell office:value-type="float" office:value="389693000">
                <text:p>389693000</text:p>
              </table:table-cell>
              <table:table-cell office:value-type="float" office:value="389265000">
                <text:p>389265000</text:p>
              </table:table-cell>
              <table:table-cell office:value-type="float" office:value="389425000">
                <text:p>389425000</text:p>
              </table:table-cell>
              <table:table-cell office:value-type="float" office:value="389450000">
                <text:p>389450000</text:p>
              </table:table-cell>
              <table:table-cell office:value-type="float" office:value="389569000">
                <text:p>389569000</text:p>
              </table:table-cell>
              <table:table-cell office:value-type="float" office:value="389508000">
                <text:p>389508000</text:p>
              </table:table-cell>
              <table:table-cell office:value-type="float" office:value="388609000">
                <text:p>388609000</text:p>
              </table:table-cell>
              <table:table-cell office:value-type="float" office:value="389574000">
                <text:p>389574000</text:p>
              </table:table-cell>
              <table:table-cell office:value-type="float" office:value="388969000">
                <text:p>388969000</text:p>
              </table:table-cell>
              <table:table-cell office:value-type="float" office:value="388991000">
                <text:p>388991000</text:p>
              </table:table-cell>
              <table:table-cell office:value-type="float" office:value="390045000">
                <text:p>390045000</text:p>
              </table:table-cell>
              <table:table-cell office:value-type="float" office:value="389731000">
                <text:p>389731000</text:p>
              </table:table-cell>
              <table:table-cell office:value-type="float" office:value="389606000">
                <text:p>389606000</text:p>
              </table:table-cell>
              <table:table-cell office:value-type="float" office:value="389778000">
                <text:p>389778000</text:p>
              </table:table-cell>
              <table:table-cell office:value-type="float" office:value="388998000">
                <text:p>388998000</text:p>
              </table:table-cell>
              <table:table-cell office:value-type="float" office:value="390045000">
                <text:p>390045000</text:p>
              </table:table-cell>
              <table:table-cell office:value-type="float" office:value="388915000">
                <text:p>388915000</text:p>
              </table:table-cell>
              <table:table-cell office:value-type="float" office:value="388896000">
                <text:p>388896000</text:p>
              </table:table-cell>
              <table:table-cell office:value-type="float" office:value="389387000">
                <text:p>389387000</text:p>
              </table:table-cell>
              <table:table-cell office:value-type="float" office:value="388716000">
                <text:p>388716000</text:p>
              </table:table-cell>
              <table:table-cell office:value-type="float" office:value="388760000">
                <text:p>388760000</text:p>
              </table:table-cell>
              <table:table-cell office:value-type="float" office:value="389434000">
                <text:p>389434000</text:p>
              </table:table-cell>
              <table:table-cell office:value-type="float" office:value="389763000">
                <text:p>389763000</text:p>
              </table:table-cell>
              <table:table-cell office:value-type="float" office:value="387784000">
                <text:p>387784000</text:p>
              </table:table-cell>
              <table:table-cell office:value-type="float" office:value="389287000">
                <text:p>389287000</text:p>
              </table:table-cell>
              <table:table-cell office:value-type="float" office:value="389366000">
                <text:p>389366000</text:p>
              </table:table-cell>
              <table:table-cell office:value-type="float" office:value="389668000">
                <text:p>389668000</text:p>
              </table:table-cell>
              <table:table-cell office:value-type="float" office:value="389558000">
                <text:p>389558000</text:p>
              </table:table-cell>
              <table:table-cell office:value-type="float" office:value="389694000">
                <text:p>389694000</text:p>
              </table:table-cell>
              <table:table-cell office:value-type="float" office:value="389895000">
                <text:p>389895000</text:p>
              </table:table-cell>
              <table:table-cell office:value-type="float" office:value="389350000">
                <text:p>389350000</text:p>
              </table:table-cell>
              <table:table-cell office:value-type="float" office:value="389525000">
                <text:p>389525000</text:p>
              </table:table-cell>
              <table:table-cell office:value-type="float" office:value="389373000">
                <text:p>389373000</text:p>
              </table:table-cell>
              <table:table-cell office:value-type="float" office:value="390002000">
                <text:p>390002000</text:p>
              </table:table-cell>
              <table:table-cell office:value-type="float" office:value="389195000">
                <text:p>389195000</text:p>
              </table:table-cell>
              <table:table-cell office:value-type="float" office:value="389644000">
                <text:p>389644000</text:p>
              </table:table-cell>
              <table:table-cell office:value-type="float" office:value="389429000">
                <text:p>389429000</text:p>
              </table:table-cell>
              <table:table-cell office:value-type="float" office:value="389255000">
                <text:p>389255000</text:p>
              </table:table-cell>
              <table:table-cell office:value-type="float" office:value="389519000">
                <text:p>389519000</text:p>
              </table:table-cell>
              <table:table-cell office:value-type="float" office:value="389349000">
                <text:p>389349000</text:p>
              </table:table-cell>
              <table:table-cell office:value-type="float" office:value="389789000">
                <text:p>389789000</text:p>
              </table:table-cell>
              <table:table-cell office:value-type="float" office:value="388927000">
                <text:p>388927000</text:p>
              </table:table-cell>
              <table:table-cell office:value-type="float" office:value="389819000">
                <text:p>389819000</text:p>
              </table:table-cell>
              <table:table-cell office:value-type="float" office:value="389195000">
                <text:p>389195000</text:p>
              </table:table-cell>
              <table:table-cell office:value-type="float" office:value="389800000">
                <text:p>389800000</text:p>
              </table:table-cell>
              <table:table-cell office:value-type="float" office:value="389334000">
                <text:p>389334000</text:p>
              </table:table-cell>
              <table:table-cell office:value-type="float" office:value="389041000">
                <text:p>389041000</text:p>
              </table:table-cell>
              <table:table-cell office:value-type="float" office:value="389806000">
                <text:p>389806000</text:p>
              </table:table-cell>
              <table:table-cell office:value-type="float" office:value="389172000">
                <text:p>389172000</text:p>
              </table:table-cell>
              <table:table-cell office:value-type="float" office:value="388312000">
                <text:p>388312000</text:p>
              </table:table-cell>
              <table:table-cell office:value-type="float" office:value="389371000">
                <text:p>389371000</text:p>
              </table:table-cell>
              <table:table-cell office:value-type="float" office:value="389675000">
                <text:p>389675000</text:p>
              </table:table-cell>
              <table:table-cell office:value-type="float" office:value="389341000">
                <text:p>389341000</text:p>
              </table:table-cell>
              <table:table-cell office:value-type="float" office:value="389330000">
                <text:p>389330000</text:p>
              </table:table-cell>
              <table:table-cell office:value-type="float" office:value="389358000">
                <text:p>389358000</text:p>
              </table:table-cell>
              <table:table-cell office:value-type="float" office:value="389624000">
                <text:p>389624000</text:p>
              </table:table-cell>
              <table:table-cell office:value-type="float" office:value="388558000">
                <text:p>388558000</text:p>
              </table:table-cell>
              <table:table-cell office:value-type="float" office:value="390094000">
                <text:p>390094000</text:p>
              </table:table-cell>
              <table:table-cell office:value-type="float" office:value="388911000">
                <text:p>388911000</text:p>
              </table:table-cell>
              <table:table-cell office:value-type="float" office:value="389676000">
                <text:p>389676000</text:p>
              </table:table-cell>
              <table:table-cell office:value-type="float" office:value="389809000">
                <text:p>389809000</text:p>
              </table:table-cell>
              <table:table-cell office:value-type="float" office:value="390012000">
                <text:p>390012000</text:p>
              </table:table-cell>
              <table:table-cell office:value-type="float" office:value="389337000">
                <text:p>389337000</text:p>
              </table:table-cell>
              <table:table-cell office:value-type="float" office:value="389626000">
                <text:p>389626000</text:p>
              </table:table-cell>
              <table:table-cell office:value-type="float" office:value="389997000">
                <text:p>389997000</text:p>
              </table:table-cell>
              <table:table-cell office:value-type="float" office:value="389998000">
                <text:p>389998000</text:p>
              </table:table-cell>
              <table:table-cell office:value-type="float" office:value="389372000">
                <text:p>389372000</text:p>
              </table:table-cell>
              <table:table-cell office:value-type="float" office:value="389321000">
                <text:p>389321000</text:p>
              </table:table-cell>
              <table:table-cell office:value-type="float" office:value="389412000">
                <text:p>389412000</text:p>
              </table:table-cell>
              <table:table-cell office:value-type="float" office:value="390035000">
                <text:p>390035000</text:p>
              </table:table-cell>
              <table:table-cell office:value-type="float" office:value="388764000">
                <text:p>388764000</text:p>
              </table:table-cell>
              <table:table-cell office:value-type="float" office:value="389365000">
                <text:p>389365000</text:p>
              </table:table-cell>
              <table:table-cell office:value-type="float" office:value="389622000">
                <text:p>389622000</text:p>
              </table:table-cell>
              <table:table-cell office:value-type="float" office:value="390056000">
                <text:p>390056000</text:p>
              </table:table-cell>
              <table:table-cell office:value-type="float" office:value="389202000">
                <text:p>389202000</text:p>
              </table:table-cell>
              <table:table-cell office:value-type="float" office:value="390035000">
                <text:p>390035000</text:p>
              </table:table-cell>
              <table:table-cell office:value-type="float" office:value="389321000">
                <text:p>389321000</text:p>
              </table:table-cell>
              <table:table-cell office:value-type="float" office:value="394877000">
                <text:p>394877000</text:p>
              </table:table-cell>
              <table:table-cell office:value-type="float" office:value="393753000">
                <text:p>393753000</text:p>
              </table:table-cell>
              <table:table-cell office:value-type="float" office:value="395037000">
                <text:p>395037000</text:p>
              </table:table-cell>
              <table:table-cell office:value-type="float" office:value="394024000">
                <text:p>394024000</text:p>
              </table:table-cell>
              <table:table-cell office:value-type="float" office:value="393171000">
                <text:p>393171000</text:p>
              </table:table-cell>
              <table:table-cell office:value-type="float" office:value="394382000">
                <text:p>394382000</text:p>
              </table:table-cell>
              <table:table-cell office:value-type="float" office:value="394225000">
                <text:p>394225000</text:p>
              </table:table-cell>
              <table:table-cell office:value-type="float" office:value="393222000">
                <text:p>393222000</text:p>
              </table:table-cell>
              <table:table-cell office:value-type="float" office:value="393333000">
                <text:p>393333000</text:p>
              </table:table-cell>
              <table:table-cell office:value-type="float" office:value="393845000">
                <text:p>393845000</text:p>
              </table:table-cell>
              <table:table-cell office:value-type="float" office:value="394645000">
                <text:p>394645000</text:p>
              </table:table-cell>
              <table:table-cell office:value-type="float" office:value="394422000">
                <text:p>394422000</text:p>
              </table:table-cell>
              <table:table-cell office:value-type="float" office:value="394198000">
                <text:p>394198000</text:p>
              </table:table-cell>
              <table:table-cell office:value-type="float" office:value="394323000">
                <text:p>394323000</text:p>
              </table:table-cell>
              <table:table-cell office:value-type="float" office:value="394452000">
                <text:p>394452000</text:p>
              </table:table-cell>
              <table:table-cell office:value-type="float" office:value="393669000">
                <text:p>393669000</text:p>
              </table:table-cell>
              <table:table-cell office:value-type="float" office:value="393251000">
                <text:p>393251000</text:p>
              </table:table-cell>
              <table:table-cell office:value-type="float" office:value="394259000">
                <text:p>394259000</text:p>
              </table:table-cell>
              <table:table-cell office:value-type="float" office:value="393731000">
                <text:p>393731000</text:p>
              </table:table-cell>
              <table:table-cell office:value-type="float" office:value="392219000">
                <text:p>392219000</text:p>
              </table:table-cell>
              <table:table-cell office:value-type="float" office:value="393117000">
                <text:p>393117000</text:p>
              </table:table-cell>
              <table:table-cell office:value-type="float" office:value="394234000">
                <text:p>394234000</text:p>
              </table:table-cell>
              <table:table-cell office:value-type="float" office:value="393634000">
                <text:p>393634000</text:p>
              </table:table-cell>
              <table:table-cell office:value-type="float" office:value="393974000">
                <text:p>393974000</text:p>
              </table:table-cell>
              <table:table-cell office:value-type="float" office:value="393891000">
                <text:p>393891000</text:p>
              </table:table-cell>
              <table:table-cell office:value-type="float" office:value="394768000">
                <text:p>394768000</text:p>
              </table:table-cell>
              <table:table-cell office:value-type="float" office:value="394323000">
                <text:p>394323000</text:p>
              </table:table-cell>
              <table:table-cell office:value-type="float" office:value="393638000">
                <text:p>393638000</text:p>
              </table:table-cell>
              <table:table-cell office:value-type="float" office:value="394134000">
                <text:p>394134000</text:p>
              </table:table-cell>
              <table:table-cell office:value-type="float" office:value="393388000">
                <text:p>393388000</text:p>
              </table:table-cell>
              <table:table-cell office:value-type="float" office:value="393025000">
                <text:p>393025000</text:p>
              </table:table-cell>
              <table:table-cell office:value-type="float" office:value="393758000">
                <text:p>393758000</text:p>
              </table:table-cell>
              <table:table-cell office:value-type="float" office:value="393266000">
                <text:p>393266000</text:p>
              </table:table-cell>
              <table:table-cell office:value-type="float" office:value="394769000">
                <text:p>394769000</text:p>
              </table:table-cell>
              <table:table-cell office:value-type="float" office:value="393533000">
                <text:p>393533000</text:p>
              </table:table-cell>
              <table:table-cell office:value-type="float" office:value="394542000">
                <text:p>394542000</text:p>
              </table:table-cell>
              <table:table-cell office:value-type="float" office:value="394632000">
                <text:p>394632000</text:p>
              </table:table-cell>
              <table:table-cell office:value-type="float" office:value="394414000">
                <text:p>394414000</text:p>
              </table:table-cell>
              <table:table-cell office:value-type="float" office:value="393966000">
                <text:p>393966000</text:p>
              </table:table-cell>
              <table:table-cell office:value-type="float" office:value="393538000">
                <text:p>393538000</text:p>
              </table:table-cell>
              <table:table-cell office:value-type="float" office:value="393763000">
                <text:p>393763000</text:p>
              </table:table-cell>
              <table:table-cell office:value-type="float" office:value="394195000">
                <text:p>394195000</text:p>
              </table:table-cell>
              <table:table-cell office:value-type="float" office:value="394666000">
                <text:p>394666000</text:p>
              </table:table-cell>
              <table:table-cell office:value-type="float" office:value="393617000">
                <text:p>393617000</text:p>
              </table:table-cell>
              <table:table-cell office:value-type="float" office:value="392270000">
                <text:p>392270000</text:p>
              </table:table-cell>
              <table:table-cell office:value-type="float" office:value="392787000">
                <text:p>392787000</text:p>
              </table:table-cell>
              <table:table-cell office:value-type="float" office:value="394187000">
                <text:p>394187000</text:p>
              </table:table-cell>
              <table:table-cell office:value-type="float" office:value="394071000">
                <text:p>394071000</text:p>
              </table:table-cell>
              <table:table-cell office:value-type="float" office:value="393686000">
                <text:p>393686000</text:p>
              </table:table-cell>
              <table:table-cell office:value-type="float" office:value="394018000">
                <text:p>394018000</text:p>
              </table:table-cell>
              <table:table-cell office:value-type="float" office:value="394648000">
                <text:p>394648000</text:p>
              </table:table-cell>
              <table:table-cell office:value-type="float" office:value="394459000">
                <text:p>394459000</text:p>
              </table:table-cell>
              <table:table-cell office:value-type="float" office:value="394334000">
                <text:p>394334000</text:p>
              </table:table-cell>
              <table:table-cell office:value-type="float" office:value="394228000">
                <text:p>394228000</text:p>
              </table:table-cell>
              <table:table-cell office:value-type="float" office:value="393448000">
                <text:p>393448000</text:p>
              </table:table-cell>
              <table:table-cell office:value-type="float" office:value="394900000">
                <text:p>394900000</text:p>
              </table:table-cell>
              <table:table-cell office:value-type="float" office:value="394338000">
                <text:p>394338000</text:p>
              </table:table-cell>
              <table:table-cell office:value-type="float" office:value="394226000">
                <text:p>394226000</text:p>
              </table:table-cell>
              <table:table-cell office:value-type="float" office:value="394003000">
                <text:p>394003000</text:p>
              </table:table-cell>
              <table:table-cell office:value-type="float" office:value="394473000">
                <text:p>394473000</text:p>
              </table:table-cell>
              <table:table-cell office:value-type="float" office:value="394907000">
                <text:p>394907000</text:p>
              </table:table-cell>
              <table:table-cell office:value-type="float" office:value="394070000">
                <text:p>394070000</text:p>
              </table:table-cell>
              <table:table-cell office:value-type="float" office:value="393922000">
                <text:p>393922000</text:p>
              </table:table-cell>
              <table:table-cell office:value-type="float" office:value="393825000">
                <text:p>393825000</text:p>
              </table:table-cell>
              <table:table-cell office:value-type="float" office:value="394603000">
                <text:p>394603000</text:p>
              </table:table-cell>
              <table:table-cell office:value-type="float" office:value="393513000">
                <text:p>393513000</text:p>
              </table:table-cell>
              <table:table-cell office:value-type="float" office:value="394499000">
                <text:p>394499000</text:p>
              </table:table-cell>
              <table:table-cell office:value-type="float" office:value="394125000">
                <text:p>394125000</text:p>
              </table:table-cell>
              <table:table-cell office:value-type="float" office:value="392769000">
                <text:p>392769000</text:p>
              </table:table-cell>
              <table:table-cell office:value-type="float" office:value="393444000">
                <text:p>393444000</text:p>
              </table:table-cell>
              <table:table-cell office:value-type="float" office:value="393630000">
                <text:p>393630000</text:p>
              </table:table-cell>
              <table:table-cell office:value-type="float" office:value="393808000">
                <text:p>393808000</text:p>
              </table:table-cell>
              <table:table-cell office:value-type="float" office:value="395098000">
                <text:p>395098000</text:p>
              </table:table-cell>
              <table:table-cell office:value-type="float" office:value="394411000">
                <text:p>394411000</text:p>
              </table:table-cell>
              <table:table-cell office:value-type="float" office:value="393608000">
                <text:p>393608000</text:p>
              </table:table-cell>
              <table:table-cell office:value-type="float" office:value="393216000">
                <text:p>393216000</text:p>
              </table:table-cell>
              <table:table-cell office:value-type="float" office:value="394211000">
                <text:p>394211000</text:p>
              </table:table-cell>
              <table:table-cell office:value-type="float" office:value="394614000">
                <text:p>394614000</text:p>
              </table:table-cell>
              <table:table-cell office:value-type="float" office:value="394421000">
                <text:p>394421000</text:p>
              </table:table-cell>
              <table:table-cell office:value-type="float" office:value="394336000">
                <text:p>394336000</text:p>
              </table:table-cell>
              <table:table-cell office:value-type="float" office:value="392818000">
                <text:p>392818000</text:p>
              </table:table-cell>
              <table:table-cell office:value-type="float" office:value="394653000">
                <text:p>394653000</text:p>
              </table:table-cell>
              <table:table-cell office:value-type="float" office:value="394978000">
                <text:p>394978000</text:p>
              </table:table-cell>
              <table:table-cell office:value-type="float" office:value="393433000">
                <text:p>393433000</text:p>
              </table:table-cell>
              <table:table-cell office:value-type="float" office:value="392840000">
                <text:p>392840000</text:p>
              </table:table-cell>
              <table:table-cell office:value-type="float" office:value="393836000">
                <text:p>393836000</text:p>
              </table:table-cell>
              <table:table-cell office:value-type="float" office:value="395062000">
                <text:p>395062000</text:p>
              </table:table-cell>
              <table:table-cell office:value-type="float" office:value="394693000">
                <text:p>394693000</text:p>
              </table:table-cell>
              <table:table-cell office:value-type="float" office:value="394762000">
                <text:p>394762000</text:p>
              </table:table-cell>
              <table:table-cell office:value-type="float" office:value="394364000">
                <text:p>394364000</text:p>
              </table:table-cell>
              <table:table-cell office:value-type="float" office:value="393819000">
                <text:p>393819000</text:p>
              </table:table-cell>
              <table:table-cell office:value-type="float" office:value="393238000">
                <text:p>393238000</text:p>
              </table:table-cell>
              <table:table-cell office:value-type="float" office:value="394548000">
                <text:p>394548000</text:p>
              </table:table-cell>
              <table:table-cell office:value-type="float" office:value="394996000">
                <text:p>394996000</text:p>
              </table:table-cell>
              <table:table-cell office:value-type="float" office:value="394286000">
                <text:p>394286000</text:p>
              </table:table-cell>
              <table:table-cell office:value-type="float" office:value="394328000">
                <text:p>394328000</text:p>
              </table:table-cell>
              <table:table-cell office:value-type="float" office:value="393558000">
                <text:p>393558000</text:p>
              </table:table-cell>
              <table:table-cell office:value-type="float" office:value="393117000">
                <text:p>393117000</text:p>
              </table:table-cell>
              <table:table-cell office:value-type="float" office:value="393208000">
                <text:p>393208000</text:p>
              </table:table-cell>
              <table:table-cell office:value-type="float" office:value="394730000">
                <text:p>394730000</text:p>
              </table:table-cell>
              <table:table-cell office:value-type="float" office:value="394126000">
                <text:p>394126000</text:p>
              </table:table-cell>
              <table:table-cell office:value-type="float" office:value="393793000">
                <text:p>393793000</text:p>
              </table:table-cell>
              <table:table-cell office:value-type="float" office:value="394705000">
                <text:p>394705000</text:p>
              </table:table-cell>
              <table:table-cell office:value-type="float" office:value="393594000">
                <text:p>393594000</text:p>
              </table:table-cell>
              <table:table-cell office:value-type="float" office:value="393500000">
                <text:p>393500000</text:p>
              </table:table-cell>
              <table:table-cell office:value-type="float" office:value="394166000">
                <text:p>394166000</text:p>
              </table:table-cell>
              <table:table-cell office:value-type="float" office:value="393993000">
                <text:p>393993000</text:p>
              </table:table-cell>
              <table:table-cell office:value-type="float" office:value="392927000">
                <text:p>392927000</text:p>
              </table:table-cell>
              <table:table-cell office:value-type="float" office:value="394919000">
                <text:p>394919000</text:p>
              </table:table-cell>
              <table:table-cell office:value-type="float" office:value="394430000">
                <text:p>394430000</text:p>
              </table:table-cell>
              <table:table-cell office:value-type="float" office:value="394596000">
                <text:p>394596000</text:p>
              </table:table-cell>
              <table:table-cell office:value-type="float" office:value="393387000">
                <text:p>393387000</text:p>
              </table:table-cell>
              <table:table-cell office:value-type="float" office:value="394314000">
                <text:p>394314000</text:p>
              </table:table-cell>
              <table:table-cell office:value-type="float" office:value="394341000">
                <text:p>394341000</text:p>
              </table:table-cell>
              <table:table-cell office:value-type="float" office:value="394137000">
                <text:p>394137000</text:p>
              </table:table-cell>
              <table:table-cell office:value-type="float" office:value="393483000">
                <text:p>393483000</text:p>
              </table:table-cell>
              <table:table-cell office:value-type="float" office:value="393152000">
                <text:p>393152000</text:p>
              </table:table-cell>
              <table:table-cell office:value-type="float" office:value="394058000">
                <text:p>394058000</text:p>
              </table:table-cell>
              <table:table-cell office:value-type="float" office:value="392785000">
                <text:p>392785000</text:p>
              </table:table-cell>
              <table:table-cell office:value-type="float" office:value="393298000">
                <text:p>393298000</text:p>
              </table:table-cell>
              <table:table-cell office:value-type="float" office:value="393848000">
                <text:p>393848000</text:p>
              </table:table-cell>
              <table:table-cell office:value-type="float" office:value="394054000">
                <text:p>394054000</text:p>
              </table:table-cell>
              <table:table-cell office:value-type="float" office:value="393874000">
                <text:p>393874000</text:p>
              </table:table-cell>
              <table:table-cell office:value-type="float" office:value="394084000">
                <text:p>394084000</text:p>
              </table:table-cell>
              <table:table-cell office:value-type="float" office:value="394056000">
                <text:p>394056000</text:p>
              </table:table-cell>
              <table:table-cell office:value-type="float" office:value="394181000">
                <text:p>394181000</text:p>
              </table:table-cell>
              <table:table-cell office:value-type="float" office:value="394268000">
                <text:p>394268000</text:p>
              </table:table-cell>
              <table:table-cell office:value-type="float" office:value="394863000">
                <text:p>394863000</text:p>
              </table:table-cell>
              <table:table-cell office:value-type="float" office:value="394517000">
                <text:p>394517000</text:p>
              </table:table-cell>
              <table:table-cell office:value-type="float" office:value="394168000">
                <text:p>394168000</text:p>
              </table:table-cell>
              <table:table-cell office:value-type="float" office:value="393531000">
                <text:p>393531000</text:p>
              </table:table-cell>
              <table:table-cell office:value-type="float" office:value="393575000">
                <text:p>393575000</text:p>
              </table:table-cell>
              <table:table-cell office:value-type="float" office:value="393908000">
                <text:p>393908000</text:p>
              </table:table-cell>
              <table:table-cell office:value-type="float" office:value="394386000">
                <text:p>394386000</text:p>
              </table:table-cell>
              <table:table-cell office:value-type="float" office:value="394443000">
                <text:p>394443000</text:p>
              </table:table-cell>
              <table:table-cell office:value-type="float" office:value="393733000">
                <text:p>393733000</text:p>
              </table:table-cell>
              <table:table-cell office:value-type="float" office:value="394128000">
                <text:p>394128000</text:p>
              </table:table-cell>
              <table:table-cell office:value-type="float" office:value="394467000">
                <text:p>394467000</text:p>
              </table:table-cell>
              <table:table-cell office:value-type="float" office:value="394828000">
                <text:p>394828000</text:p>
              </table:table-cell>
              <table:table-cell office:value-type="float" office:value="394647000">
                <text:p>394647000</text:p>
              </table:table-cell>
              <table:table-cell office:value-type="float" office:value="394757000">
                <text:p>394757000</text:p>
              </table:table-cell>
              <table:table-cell office:value-type="float" office:value="394117000">
                <text:p>394117000</text:p>
              </table:table-cell>
              <table:table-cell office:value-type="float" office:value="393686000">
                <text:p>393686000</text:p>
              </table:table-cell>
              <table:table-cell office:value-type="float" office:value="393803000">
                <text:p>393803000</text:p>
              </table:table-cell>
              <table:table-cell office:value-type="float" office:value="394421000">
                <text:p>394421000</text:p>
              </table:table-cell>
              <table:table-cell office:value-type="float" office:value="393602000">
                <text:p>393602000</text:p>
              </table:table-cell>
              <table:table-cell office:value-type="float" office:value="394449000">
                <text:p>394449000</text:p>
              </table:table-cell>
              <table:table-cell office:value-type="float" office:value="393583000">
                <text:p>393583000</text:p>
              </table:table-cell>
              <table:table-cell office:value-type="float" office:value="394678000">
                <text:p>394678000</text:p>
              </table:table-cell>
              <table:table-cell office:value-type="float" office:value="394729000">
                <text:p>394729000</text:p>
              </table:table-cell>
              <table:table-cell office:value-type="float" office:value="394732000">
                <text:p>394732000</text:p>
              </table:table-cell>
              <table:table-cell office:value-type="float" office:value="394622000">
                <text:p>394622000</text:p>
              </table:table-cell>
              <table:table-cell office:value-type="float" office:value="394882000">
                <text:p>394882000</text:p>
              </table:table-cell>
              <table:table-cell office:value-type="float" office:value="393500000">
                <text:p>393500000</text:p>
              </table:table-cell>
              <table:table-cell office:value-type="float" office:value="394327000">
                <text:p>394327000</text:p>
              </table:table-cell>
              <table:table-cell office:value-type="float" office:value="394106000">
                <text:p>394106000</text:p>
              </table:table-cell>
              <table:table-cell office:value-type="float" office:value="394371000">
                <text:p>394371000</text:p>
              </table:table-cell>
              <table:table-cell office:value-type="float" office:value="393928000">
                <text:p>393928000</text:p>
              </table:table-cell>
              <table:table-cell office:value-type="float" office:value="393062000">
                <text:p>393062000</text:p>
              </table:table-cell>
              <table:table-cell office:value-type="float" office:value="393974000">
                <text:p>393974000</text:p>
              </table:table-cell>
              <table:table-cell office:value-type="float" office:value="393028000">
                <text:p>393028000</text:p>
              </table:table-cell>
              <table:table-cell office:value-type="float" office:value="393405000">
                <text:p>393405000</text:p>
              </table:table-cell>
              <table:table-cell office:value-type="float" office:value="392670000">
                <text:p>392670000</text:p>
              </table:table-cell>
              <table:table-cell office:value-type="float" office:value="394211000">
                <text:p>394211000</text:p>
              </table:table-cell>
              <table:table-cell office:value-type="float" office:value="394176000">
                <text:p>394176000</text:p>
              </table:table-cell>
              <table:table-cell office:value-type="float" office:value="393937000">
                <text:p>393937000</text:p>
              </table:table-cell>
              <table:table-cell office:value-type="float" office:value="394361000">
                <text:p>394361000</text:p>
              </table:table-cell>
              <table:table-cell office:value-type="float" office:value="394302000">
                <text:p>394302000</text:p>
              </table:table-cell>
              <table:table-cell office:value-type="float" office:value="394415000">
                <text:p>394415000</text:p>
              </table:table-cell>
              <table:table-cell office:value-type="float" office:value="394146000">
                <text:p>394146000</text:p>
              </table:table-cell>
              <table:table-cell office:value-type="float" office:value="393462000">
                <text:p>393462000</text:p>
              </table:table-cell>
              <table:table-cell office:value-type="float" office:value="393462000">
                <text:p>393462000</text:p>
              </table:table-cell>
              <table:table-cell office:value-type="float" office:value="394518000">
                <text:p>394518000</text:p>
              </table:table-cell>
              <table:table-cell office:value-type="float" office:value="393899000">
                <text:p>393899000</text:p>
              </table:table-cell>
              <table:table-cell office:value-type="float" office:value="393995000">
                <text:p>393995000</text:p>
              </table:table-cell>
              <table:table-cell office:value-type="float" office:value="393515000">
                <text:p>393515000</text:p>
              </table:table-cell>
              <table:table-cell office:value-type="float" office:value="394457000">
                <text:p>394457000</text:p>
              </table:table-cell>
              <table:table-cell office:value-type="float" office:value="394184000">
                <text:p>394184000</text:p>
              </table:table-cell>
              <table:table-cell office:value-type="float" office:value="394348000">
                <text:p>394348000</text:p>
              </table:table-cell>
              <table:table-cell office:value-type="float" office:value="394106000">
                <text:p>394106000</text:p>
              </table:table-cell>
              <table:table-cell office:value-type="float" office:value="392535000">
                <text:p>392535000</text:p>
              </table:table-cell>
              <table:table-cell office:value-type="float" office:value="394164000">
                <text:p>394164000</text:p>
              </table:table-cell>
              <table:table-cell office:value-type="float" office:value="395080000">
                <text:p>395080000</text:p>
              </table:table-cell>
              <table:table-cell office:value-type="float" office:value="394837000">
                <text:p>394837000</text:p>
              </table:table-cell>
              <table:table-cell office:value-type="float" office:value="394206000">
                <text:p>394206000</text:p>
              </table:table-cell>
              <table:table-cell office:value-type="float" office:value="394732000">
                <text:p>394732000</text:p>
              </table:table-cell>
              <table:table-cell office:value-type="float" office:value="394718000">
                <text:p>394718000</text:p>
              </table:table-cell>
              <table:table-cell office:value-type="float" office:value="394465000">
                <text:p>394465000</text:p>
              </table:table-cell>
              <table:table-cell office:value-type="float" office:value="393841000">
                <text:p>393841000</text:p>
              </table:table-cell>
              <table:table-cell office:value-type="float" office:value="392997000">
                <text:p>392997000</text:p>
              </table:table-cell>
              <table:table-cell office:value-type="float" office:value="393525000">
                <text:p>393525000</text:p>
              </table:table-cell>
              <table:table-cell office:value-type="float" office:value="394363000">
                <text:p>394363000</text:p>
              </table:table-cell>
              <table:table-cell office:value-type="float" office:value="393826000">
                <text:p>393826000</text:p>
              </table:table-cell>
              <table:table-cell office:value-type="float" office:value="394184000">
                <text:p>394184000</text:p>
              </table:table-cell>
              <table:table-cell office:value-type="float" office:value="393895000">
                <text:p>393895000</text:p>
              </table:table-cell>
              <table:table-cell office:value-type="float" office:value="393781000">
                <text:p>393781000</text:p>
              </table:table-cell>
              <table:table-cell office:value-type="float" office:value="394607000">
                <text:p>394607000</text:p>
              </table:table-cell>
              <table:table-cell office:value-type="float" office:value="393163000">
                <text:p>393163000</text:p>
              </table:table-cell>
              <table:table-cell office:value-type="float" office:value="394150000">
                <text:p>394150000</text:p>
              </table:table-cell>
              <table:table-cell office:value-type="float" office:value="394340000">
                <text:p>394340000</text:p>
              </table:table-cell>
              <table:table-cell office:value-type="float" office:value="392065000">
                <text:p>392065000</text:p>
              </table:table-cell>
              <table:table-cell office:value-type="float" office:value="395387000">
                <text:p>395387000</text:p>
              </table:table-cell>
              <table:table-cell office:value-type="float" office:value="395348000">
                <text:p>395348000</text:p>
              </table:table-cell>
              <table:table-cell office:value-type="float" office:value="395617000">
                <text:p>395617000</text:p>
              </table:table-cell>
              <table:table-cell office:value-type="float" office:value="394847000">
                <text:p>394847000</text:p>
              </table:table-cell>
              <table:table-cell office:value-type="float" office:value="395518000">
                <text:p>395518000</text:p>
              </table:table-cell>
              <table:table-cell office:value-type="float" office:value="395812000">
                <text:p>395812000</text:p>
              </table:table-cell>
              <table:table-cell office:value-type="float" office:value="395815000">
                <text:p>395815000</text:p>
              </table:table-cell>
              <table:table-cell office:value-type="float" office:value="395815000">
                <text:p>395815000</text:p>
              </table:table-cell>
              <table:table-cell office:value-type="float" office:value="395401000">
                <text:p>395401000</text:p>
              </table:table-cell>
              <table:table-cell office:value-type="float" office:value="394611000">
                <text:p>394611000</text:p>
              </table:table-cell>
              <table:table-cell office:value-type="float" office:value="395354000">
                <text:p>395354000</text:p>
              </table:table-cell>
              <table:table-cell office:value-type="float" office:value="393120000">
                <text:p>393120000</text:p>
              </table:table-cell>
              <table:table-cell office:value-type="float" office:value="395313000">
                <text:p>395313000</text:p>
              </table:table-cell>
              <table:table-cell office:value-type="float" office:value="395029000">
                <text:p>395029000</text:p>
              </table:table-cell>
              <table:table-cell office:value-type="float" office:value="392701000">
                <text:p>392701000</text:p>
              </table:table-cell>
              <table:table-cell office:value-type="float" office:value="394687000">
                <text:p>394687000</text:p>
              </table:table-cell>
              <table:table-cell office:value-type="float" office:value="395946000">
                <text:p>395946000</text:p>
              </table:table-cell>
              <table:table-cell office:value-type="float" office:value="394851000">
                <text:p>394851000</text:p>
              </table:table-cell>
              <table:table-cell office:value-type="float" office:value="394569000">
                <text:p>394569000</text:p>
              </table:table-cell>
              <table:table-cell office:value-type="float" office:value="394565000">
                <text:p>394565000</text:p>
              </table:table-cell>
              <table:table-cell office:value-type="float" office:value="394910000">
                <text:p>394910000</text:p>
              </table:table-cell>
              <table:table-cell office:value-type="float" office:value="395795000">
                <text:p>395795000</text:p>
              </table:table-cell>
              <table:table-cell office:value-type="float" office:value="395641000">
                <text:p>395641000</text:p>
              </table:table-cell>
              <table:table-cell office:value-type="float" office:value="394743000">
                <text:p>394743000</text:p>
              </table:table-cell>
              <table:table-cell office:value-type="float" office:value="394122000">
                <text:p>394122000</text:p>
              </table:table-cell>
              <table:table-cell office:value-type="float" office:value="394793000">
                <text:p>394793000</text:p>
              </table:table-cell>
              <table:table-cell office:value-type="float" office:value="395463000">
                <text:p>395463000</text:p>
              </table:table-cell>
              <table:table-cell office:value-type="float" office:value="394593000">
                <text:p>394593000</text:p>
              </table:table-cell>
              <table:table-cell office:value-type="float" office:value="395677000">
                <text:p>395677000</text:p>
              </table:table-cell>
              <table:table-cell office:value-type="float" office:value="394218000">
                <text:p>394218000</text:p>
              </table:table-cell>
              <table:table-cell office:value-type="float" office:value="395013000">
                <text:p>395013000</text:p>
              </table:table-cell>
              <table:table-cell office:value-type="float" office:value="395202000">
                <text:p>395202000</text:p>
              </table:table-cell>
              <table:table-cell office:value-type="float" office:value="394942000">
                <text:p>394942000</text:p>
              </table:table-cell>
              <table:table-cell office:value-type="float" office:value="394624000">
                <text:p>394624000</text:p>
              </table:table-cell>
              <table:table-cell office:value-type="float" office:value="394888000">
                <text:p>394888000</text:p>
              </table:table-cell>
              <table:table-cell office:value-type="float" office:value="395764000">
                <text:p>395764000</text:p>
              </table:table-cell>
              <table:table-cell office:value-type="float" office:value="394809000">
                <text:p>394809000</text:p>
              </table:table-cell>
              <table:table-cell office:value-type="float" office:value="395746000">
                <text:p>395746000</text:p>
              </table:table-cell>
              <table:table-cell office:value-type="float" office:value="395326000">
                <text:p>395326000</text:p>
              </table:table-cell>
              <table:table-cell office:value-type="float" office:value="395480000">
                <text:p>395480000</text:p>
              </table:table-cell>
              <table:table-cell office:value-type="float" office:value="395948000">
                <text:p>395948000</text:p>
              </table:table-cell>
              <table:table-cell office:value-type="float" office:value="395393000">
                <text:p>395393000</text:p>
              </table:table-cell>
              <table:table-cell office:value-type="float" office:value="395336000">
                <text:p>395336000</text:p>
              </table:table-cell>
              <table:table-cell office:value-type="float" office:value="395057000">
                <text:p>395057000</text:p>
              </table:table-cell>
              <table:table-cell office:value-type="float" office:value="395208000">
                <text:p>395208000</text:p>
              </table:table-cell>
              <table:table-cell office:value-type="float" office:value="395208000">
                <text:p>395208000</text:p>
              </table:table-cell>
              <table:table-cell office:value-type="float" office:value="395685000">
                <text:p>395685000</text:p>
              </table:table-cell>
              <table:table-cell office:value-type="float" office:value="395189000">
                <text:p>395189000</text:p>
              </table:table-cell>
              <table:table-cell office:value-type="float" office:value="394684000">
                <text:p>394684000</text:p>
              </table:table-cell>
              <table:table-cell office:value-type="float" office:value="395489000">
                <text:p>395489000</text:p>
              </table:table-cell>
              <table:table-cell office:value-type="float" office:value="395082000">
                <text:p>395082000</text:p>
              </table:table-cell>
              <table:table-cell office:value-type="float" office:value="394652000">
                <text:p>394652000</text:p>
              </table:table-cell>
              <table:table-cell office:value-type="float" office:value="394385000">
                <text:p>394385000</text:p>
              </table:table-cell>
              <table:table-cell office:value-type="float" office:value="393947000">
                <text:p>393947000</text:p>
              </table:table-cell>
              <table:table-cell office:value-type="float" office:value="395754000">
                <text:p>395754000</text:p>
              </table:table-cell>
              <table:table-cell office:value-type="float" office:value="395092000">
                <text:p>395092000</text:p>
              </table:table-cell>
              <table:table-cell office:value-type="float" office:value="394453000">
                <text:p>394453000</text:p>
              </table:table-cell>
              <table:table-cell office:value-type="float" office:value="394839000">
                <text:p>394839000</text:p>
              </table:table-cell>
              <table:table-cell office:value-type="float" office:value="395372000">
                <text:p>395372000</text:p>
              </table:table-cell>
              <table:table-cell office:value-type="float" office:value="395243000">
                <text:p>395243000</text:p>
              </table:table-cell>
              <table:table-cell office:value-type="float" office:value="394205000">
                <text:p>394205000</text:p>
              </table:table-cell>
              <table:table-cell office:value-type="float" office:value="395254000">
                <text:p>395254000</text:p>
              </table:table-cell>
              <table:table-cell office:value-type="float" office:value="394501000">
                <text:p>394501000</text:p>
              </table:table-cell>
              <table:table-cell office:value-type="float" office:value="395263000">
                <text:p>395263000</text:p>
              </table:table-cell>
              <table:table-cell office:value-type="float" office:value="395728000">
                <text:p>395728000</text:p>
              </table:table-cell>
              <table:table-cell office:value-type="float" office:value="395057000">
                <text:p>395057000</text:p>
              </table:table-cell>
              <table:table-cell office:value-type="float" office:value="395496000">
                <text:p>395496000</text:p>
              </table:table-cell>
              <table:table-cell office:value-type="float" office:value="394987000">
                <text:p>394987000</text:p>
              </table:table-cell>
              <table:table-cell office:value-type="float" office:value="395156000">
                <text:p>395156000</text:p>
              </table:table-cell>
              <table:table-cell office:value-type="float" office:value="395431000">
                <text:p>395431000</text:p>
              </table:table-cell>
              <table:table-cell office:value-type="float" office:value="394943000">
                <text:p>394943000</text:p>
              </table:table-cell>
              <table:table-cell office:value-type="float" office:value="395510000">
                <text:p>395510000</text:p>
              </table:table-cell>
              <table:table-cell office:value-type="float" office:value="394746000">
                <text:p>394746000</text:p>
              </table:table-cell>
              <table:table-cell office:value-type="float" office:value="395151000">
                <text:p>395151000</text:p>
              </table:table-cell>
              <table:table-cell office:value-type="float" office:value="395188000">
                <text:p>395188000</text:p>
              </table:table-cell>
              <table:table-cell office:value-type="float" office:value="394526000">
                <text:p>394526000</text:p>
              </table:table-cell>
              <table:table-cell office:value-type="float" office:value="395425000">
                <text:p>395425000</text:p>
              </table:table-cell>
              <table:table-cell office:value-type="float" office:value="395775000">
                <text:p>395775000</text:p>
              </table:table-cell>
              <table:table-cell office:value-type="float" office:value="396030000">
                <text:p>396030000</text:p>
              </table:table-cell>
              <table:table-cell office:value-type="float" office:value="394359000">
                <text:p>394359000</text:p>
              </table:table-cell>
              <table:table-cell office:value-type="float" office:value="395556000">
                <text:p>395556000</text:p>
              </table:table-cell>
              <table:table-cell office:value-type="float" office:value="393813000">
                <text:p>393813000</text:p>
              </table:table-cell>
              <table:table-cell office:value-type="float" office:value="395345000">
                <text:p>395345000</text:p>
              </table:table-cell>
              <table:table-cell office:value-type="float" office:value="394865000">
                <text:p>394865000</text:p>
              </table:table-cell>
              <table:table-cell office:value-type="float" office:value="394992000">
                <text:p>394992000</text:p>
              </table:table-cell>
              <table:table-cell office:value-type="float" office:value="395426000">
                <text:p>395426000</text:p>
              </table:table-cell>
              <table:table-cell office:value-type="float" office:value="393915000">
                <text:p>393915000</text:p>
              </table:table-cell>
              <table:table-cell office:value-type="float" office:value="395033000">
                <text:p>395033000</text:p>
              </table:table-cell>
              <table:table-cell office:value-type="float" office:value="394949000">
                <text:p>394949000</text:p>
              </table:table-cell>
              <table:table-cell office:value-type="float" office:value="394402000">
                <text:p>394402000</text:p>
              </table:table-cell>
              <table:table-cell office:value-type="float" office:value="395972000">
                <text:p>395972000</text:p>
              </table:table-cell>
              <table:table-cell office:value-type="float" office:value="395834000">
                <text:p>395834000</text:p>
              </table:table-cell>
              <table:table-cell office:value-type="float" office:value="394656000">
                <text:p>394656000</text:p>
              </table:table-cell>
              <table:table-cell office:value-type="float" office:value="394995000">
                <text:p>394995000</text:p>
              </table:table-cell>
              <table:table-cell office:value-type="float" office:value="394803000">
                <text:p>394803000</text:p>
              </table:table-cell>
              <table:table-cell office:value-type="float" office:value="395290000">
                <text:p>395290000</text:p>
              </table:table-cell>
              <table:table-cell office:value-type="float" office:value="395796000">
                <text:p>395796000</text:p>
              </table:table-cell>
              <table:table-cell office:value-type="float" office:value="395079000">
                <text:p>395079000</text:p>
              </table:table-cell>
              <table:table-cell office:value-type="float" office:value="395435000">
                <text:p>395435000</text:p>
              </table:table-cell>
              <table:table-cell office:value-type="float" office:value="394960000">
                <text:p>394960000</text:p>
              </table:table-cell>
              <table:table-cell office:value-type="float" office:value="394613000">
                <text:p>394613000</text:p>
              </table:table-cell>
              <table:table-cell office:value-type="float" office:value="394783000">
                <text:p>394783000</text:p>
              </table:table-cell>
              <table:table-cell office:value-type="float" office:value="395298000">
                <text:p>395298000</text:p>
              </table:table-cell>
              <table:table-cell office:value-type="float" office:value="395269000">
                <text:p>395269000</text:p>
              </table:table-cell>
              <table:table-cell office:value-type="float" office:value="395857000">
                <text:p>395857000</text:p>
              </table:table-cell>
              <table:table-cell office:value-type="float" office:value="395349000">
                <text:p>395349000</text:p>
              </table:table-cell>
              <table:table-cell office:value-type="float" office:value="395828000">
                <text:p>395828000</text:p>
              </table:table-cell>
              <table:table-cell office:value-type="float" office:value="395027000">
                <text:p>395027000</text:p>
              </table:table-cell>
              <table:table-cell office:value-type="float" office:value="395069000">
                <text:p>395069000</text:p>
              </table:table-cell>
              <table:table-cell office:value-type="float" office:value="394488000">
                <text:p>394488000</text:p>
              </table:table-cell>
              <table:table-cell office:value-type="float" office:value="394967000">
                <text:p>394967000</text:p>
              </table:table-cell>
              <table:table-cell office:value-type="float" office:value="395155000">
                <text:p>395155000</text:p>
              </table:table-cell>
              <table:table-cell office:value-type="float" office:value="395014000">
                <text:p>395014000</text:p>
              </table:table-cell>
              <table:table-cell office:value-type="float" office:value="395289000">
                <text:p>395289000</text:p>
              </table:table-cell>
              <table:table-cell office:value-type="float" office:value="395285000">
                <text:p>395285000</text:p>
              </table:table-cell>
              <table:table-cell office:value-type="float" office:value="395514000">
                <text:p>395514000</text:p>
              </table:table-cell>
              <table:table-cell office:value-type="float" office:value="395603000">
                <text:p>395603000</text:p>
              </table:table-cell>
              <table:table-cell office:value-type="float" office:value="395284000">
                <text:p>395284000</text:p>
              </table:table-cell>
              <table:table-cell office:value-type="float" office:value="395742000">
                <text:p>395742000</text:p>
              </table:table-cell>
              <table:table-cell office:value-type="float" office:value="395975000">
                <text:p>395975000</text:p>
              </table:table-cell>
              <table:table-cell office:value-type="float" office:value="395499000">
                <text:p>395499000</text:p>
              </table:table-cell>
              <table:table-cell office:value-type="float" office:value="395452000">
                <text:p>395452000</text:p>
              </table:table-cell>
              <table:table-cell office:value-type="float" office:value="393633000">
                <text:p>393633000</text:p>
              </table:table-cell>
              <table:table-cell office:value-type="float" office:value="394928000">
                <text:p>394928000</text:p>
              </table:table-cell>
              <table:table-cell office:value-type="float" office:value="395329000">
                <text:p>395329000</text:p>
              </table:table-cell>
              <table:table-cell office:value-type="float" office:value="394895000">
                <text:p>394895000</text:p>
              </table:table-cell>
              <table:table-cell office:value-type="float" office:value="395502000">
                <text:p>395502000</text:p>
              </table:table-cell>
              <table:table-cell office:value-type="float" office:value="395827000">
                <text:p>395827000</text:p>
              </table:table-cell>
              <table:table-cell office:value-type="float" office:value="393590000">
                <text:p>393590000</text:p>
              </table:table-cell>
              <table:table-cell office:value-type="float" office:value="394865000">
                <text:p>394865000</text:p>
              </table:table-cell>
              <table:table-cell office:value-type="float" office:value="395697000">
                <text:p>395697000</text:p>
              </table:table-cell>
              <table:table-cell office:value-type="float" office:value="395054000">
                <text:p>395054000</text:p>
              </table:table-cell>
              <table:table-cell office:value-type="float" office:value="394823000">
                <text:p>394823000</text:p>
              </table:table-cell>
              <table:table-cell office:value-type="float" office:value="394931000">
                <text:p>394931000</text:p>
              </table:table-cell>
              <table:table-cell office:value-type="float" office:value="395442000">
                <text:p>395442000</text:p>
              </table:table-cell>
              <table:table-cell office:value-type="float" office:value="395390000">
                <text:p>395390000</text:p>
              </table:table-cell>
              <table:table-cell office:value-type="float" office:value="395145000">
                <text:p>395145000</text:p>
              </table:table-cell>
              <table:table-cell office:value-type="float" office:value="394868000">
                <text:p>394868000</text:p>
              </table:table-cell>
              <table:table-cell office:value-type="float" office:value="394920000">
                <text:p>394920000</text:p>
              </table:table-cell>
              <table:table-cell office:value-type="float" office:value="394674000">
                <text:p>394674000</text:p>
              </table:table-cell>
              <table:table-cell office:value-type="float" office:value="395016000">
                <text:p>395016000</text:p>
              </table:table-cell>
              <table:table-cell office:value-type="float" office:value="396156000">
                <text:p>396156000</text:p>
              </table:table-cell>
              <table:table-cell office:value-type="float" office:value="395755000">
                <text:p>395755000</text:p>
              </table:table-cell>
              <table:table-cell office:value-type="float" office:value="395491000">
                <text:p>395491000</text:p>
              </table:table-cell>
              <table:table-cell office:value-type="float" office:value="395241000">
                <text:p>395241000</text:p>
              </table:table-cell>
              <table:table-cell office:value-type="float" office:value="395478000">
                <text:p>395478000</text:p>
              </table:table-cell>
              <table:table-cell office:value-type="float" office:value="394303000">
                <text:p>394303000</text:p>
              </table:table-cell>
              <table:table-cell office:value-type="float" office:value="395091000">
                <text:p>395091000</text:p>
              </table:table-cell>
              <table:table-cell office:value-type="float" office:value="394747000">
                <text:p>394747000</text:p>
              </table:table-cell>
              <table:table-cell office:value-type="float" office:value="394991000">
                <text:p>394991000</text:p>
              </table:table-cell>
              <table:table-cell office:value-type="float" office:value="394551000">
                <text:p>394551000</text:p>
              </table:table-cell>
              <table:table-cell office:value-type="float" office:value="394861000">
                <text:p>394861000</text:p>
              </table:table-cell>
              <table:table-cell office:value-type="float" office:value="394344000">
                <text:p>394344000</text:p>
              </table:table-cell>
              <table:table-cell office:value-type="float" office:value="395391000">
                <text:p>395391000</text:p>
              </table:table-cell>
              <table:table-cell office:value-type="float" office:value="394815000">
                <text:p>394815000</text:p>
              </table:table-cell>
              <table:table-cell office:value-type="float" office:value="394643000">
                <text:p>394643000</text:p>
              </table:table-cell>
              <table:table-cell office:value-type="float" office:value="394456000">
                <text:p>394456000</text:p>
              </table:table-cell>
              <table:table-cell office:value-type="float" office:value="394547000">
                <text:p>394547000</text:p>
              </table:table-cell>
              <table:table-cell office:value-type="float" office:value="395046000">
                <text:p>395046000</text:p>
              </table:table-cell>
              <table:table-cell office:value-type="float" office:value="395124000">
                <text:p>395124000</text:p>
              </table:table-cell>
              <table:table-cell office:value-type="float" office:value="394937000">
                <text:p>394937000</text:p>
              </table:table-cell>
              <table:table-cell office:value-type="float" office:value="395246000">
                <text:p>395246000</text:p>
              </table:table-cell>
              <table:table-cell office:value-type="float" office:value="394151000">
                <text:p>394151000</text:p>
              </table:table-cell>
              <table:table-cell office:value-type="float" office:value="394708000">
                <text:p>394708000</text:p>
              </table:table-cell>
              <table:table-cell office:value-type="float" office:value="395652000">
                <text:p>395652000</text:p>
              </table:table-cell>
              <table:table-cell office:value-type="float" office:value="395451000">
                <text:p>395451000</text:p>
              </table:table-cell>
              <table:table-cell office:value-type="float" office:value="394606000">
                <text:p>394606000</text:p>
              </table:table-cell>
              <table:table-cell office:value-type="float" office:value="395074000">
                <text:p>395074000</text:p>
              </table:table-cell>
              <table:table-cell office:value-type="float" office:value="393982000">
                <text:p>393982000</text:p>
              </table:table-cell>
              <table:table-cell office:value-type="float" office:value="395706000">
                <text:p>395706000</text:p>
              </table:table-cell>
              <table:table-cell office:value-type="float" office:value="394683000">
                <text:p>394683000</text:p>
              </table:table-cell>
              <table:table-cell office:value-type="float" office:value="394904000">
                <text:p>394904000</text:p>
              </table:table-cell>
              <table:table-cell office:value-type="float" office:value="394767000">
                <text:p>394767000</text:p>
              </table:table-cell>
              <table:table-cell office:value-type="float" office:value="395830000">
                <text:p>395830000</text:p>
              </table:table-cell>
              <table:table-cell office:value-type="float" office:value="395044000">
                <text:p>395044000</text:p>
              </table:table-cell>
              <table:table-cell office:value-type="float" office:value="395157000">
                <text:p>395157000</text:p>
              </table:table-cell>
              <table:table-cell office:value-type="float" office:value="395406000">
                <text:p>395406000</text:p>
              </table:table-cell>
              <table:table-cell office:value-type="float" office:value="395117000">
                <text:p>395117000</text:p>
              </table:table-cell>
              <table:table-cell office:value-type="float" office:value="395239000">
                <text:p>395239000</text:p>
              </table:table-cell>
              <table:table-cell office:value-type="float" office:value="396003000">
                <text:p>396003000</text:p>
              </table:table-cell>
              <table:table-cell office:value-type="float" office:value="394447000">
                <text:p>394447000</text:p>
              </table:table-cell>
              <table:table-cell office:value-type="float" office:value="395134000">
                <text:p>395134000</text:p>
              </table:table-cell>
              <table:table-cell office:value-type="float" office:value="395222000">
                <text:p>395222000</text:p>
              </table:table-cell>
              <table:table-cell office:value-type="float" office:value="395395000">
                <text:p>395395000</text:p>
              </table:table-cell>
              <table:table-cell office:value-type="float" office:value="395456000">
                <text:p>395456000</text:p>
              </table:table-cell>
              <table:table-cell office:value-type="float" office:value="395551000">
                <text:p>395551000</text:p>
              </table:table-cell>
              <table:table-cell office:value-type="float" office:value="394448000">
                <text:p>394448000</text:p>
              </table:table-cell>
              <table:table-cell office:value-type="float" office:value="393803000">
                <text:p>393803000</text:p>
              </table:table-cell>
              <table:table-cell office:value-type="float" office:value="395010000">
                <text:p>395010000</text:p>
              </table:table-cell>
              <table:table-cell office:value-type="float" office:value="395132000">
                <text:p>395132000</text:p>
              </table:table-cell>
              <table:table-cell office:value-type="float" office:value="395142000">
                <text:p>395142000</text:p>
              </table:table-cell>
              <table:table-cell office:value-type="float" office:value="395616000">
                <text:p>395616000</text:p>
              </table:table-cell>
              <table:table-cell office:value-type="float" office:value="395012000">
                <text:p>395012000</text:p>
              </table:table-cell>
              <table:table-cell office:value-type="float" office:value="395011000">
                <text:p>395011000</text:p>
              </table:table-cell>
              <table:table-cell office:value-type="float" office:value="395143000">
                <text:p>395143000</text:p>
              </table:table-cell>
              <table:table-cell office:value-type="float" office:value="394704000">
                <text:p>394704000</text:p>
              </table:table-cell>
              <table:table-cell office:value-type="float" office:value="395043000">
                <text:p>395043000</text:p>
              </table:table-cell>
              <table:table-cell office:value-type="float" office:value="395337000">
                <text:p>395337000</text:p>
              </table:table-cell>
              <table:table-cell office:value-type="float" office:value="393405000">
                <text:p>393405000</text:p>
              </table:table-cell>
              <table:table-cell office:value-type="float" office:value="395458000">
                <text:p>395458000</text:p>
              </table:table-cell>
              <table:table-cell office:value-type="float" office:value="395117000">
                <text:p>395117000</text:p>
              </table:table-cell>
              <table:table-cell office:value-type="float" office:value="394516000">
                <text:p>394516000</text:p>
              </table:table-cell>
              <table:table-cell office:value-type="float" office:value="396041000">
                <text:p>396041000</text:p>
              </table:table-cell>
              <table:table-cell office:value-type="float" office:value="396348000">
                <text:p>396348000</text:p>
              </table:table-cell>
              <table:table-cell office:value-type="float" office:value="396354000">
                <text:p>396354000</text:p>
              </table:table-cell>
              <table:table-cell office:value-type="float" office:value="396515000">
                <text:p>396515000</text:p>
              </table:table-cell>
              <table:table-cell office:value-type="float" office:value="394760000">
                <text:p>394760000</text:p>
              </table:table-cell>
              <table:table-cell office:value-type="float" office:value="395460000">
                <text:p>395460000</text:p>
              </table:table-cell>
              <table:table-cell office:value-type="float" office:value="396091000">
                <text:p>396091000</text:p>
              </table:table-cell>
              <table:table-cell office:value-type="float" office:value="394788000">
                <text:p>394788000</text:p>
              </table:table-cell>
              <table:table-cell office:value-type="float" office:value="394553000">
                <text:p>394553000</text:p>
              </table:table-cell>
              <table:table-cell office:value-type="float" office:value="396098000">
                <text:p>396098000</text:p>
              </table:table-cell>
              <table:table-cell office:value-type="float" office:value="396568000">
                <text:p>396568000</text:p>
              </table:table-cell>
              <table:table-cell office:value-type="float" office:value="396058000">
                <text:p>396058000</text:p>
              </table:table-cell>
              <table:table-cell office:value-type="float" office:value="396230000">
                <text:p>396230000</text:p>
              </table:table-cell>
              <table:table-cell office:value-type="float" office:value="395872000">
                <text:p>395872000</text:p>
              </table:table-cell>
              <table:table-cell office:value-type="float" office:value="396119000">
                <text:p>396119000</text:p>
              </table:table-cell>
              <table:table-cell office:value-type="float" office:value="396651000">
                <text:p>396651000</text:p>
              </table:table-cell>
              <table:table-cell office:value-type="float" office:value="396651000">
                <text:p>396651000</text:p>
              </table:table-cell>
              <table:table-cell office:value-type="float" office:value="395749000">
                <text:p>395749000</text:p>
              </table:table-cell>
              <table:table-cell office:value-type="float" office:value="395085000">
                <text:p>395085000</text:p>
              </table:table-cell>
              <table:table-cell office:value-type="float" office:value="396066000">
                <text:p>396066000</text:p>
              </table:table-cell>
              <table:table-cell office:value-type="float" office:value="396189000">
                <text:p>396189000</text:p>
              </table:table-cell>
              <table:table-cell office:value-type="float" office:value="396109000">
                <text:p>396109000</text:p>
              </table:table-cell>
              <table:table-cell office:value-type="float" office:value="395861000">
                <text:p>395861000</text:p>
              </table:table-cell>
              <table:table-cell office:value-type="float" office:value="395129000">
                <text:p>395129000</text:p>
              </table:table-cell>
              <table:table-cell office:value-type="float" office:value="396115000">
                <text:p>396115000</text:p>
              </table:table-cell>
              <table:table-cell office:value-type="float" office:value="395310000">
                <text:p>395310000</text:p>
              </table:table-cell>
              <table:table-cell office:value-type="float" office:value="395821000">
                <text:p>395821000</text:p>
              </table:table-cell>
              <table:table-cell office:value-type="float" office:value="395129000">
                <text:p>395129000</text:p>
              </table:table-cell>
              <table:table-cell office:value-type="float" office:value="394492000">
                <text:p>394492000</text:p>
              </table:table-cell>
              <table:table-cell office:value-type="float" office:value="395683000">
                <text:p>395683000</text:p>
              </table:table-cell>
              <table:table-cell office:value-type="float" office:value="395863000">
                <text:p>395863000</text:p>
              </table:table-cell>
              <table:table-cell office:value-type="float" office:value="395734000">
                <text:p>395734000</text:p>
              </table:table-cell>
              <table:table-cell office:value-type="float" office:value="396457000">
                <text:p>396457000</text:p>
              </table:table-cell>
              <table:table-cell office:value-type="float" office:value="395306000">
                <text:p>395306000</text:p>
              </table:table-cell>
              <table:table-cell office:value-type="float" office:value="395127000">
                <text:p>395127000</text:p>
              </table:table-cell>
              <table:table-cell office:value-type="float" office:value="394894000">
                <text:p>394894000</text:p>
              </table:table-cell>
              <table:table-cell office:value-type="float" office:value="395227000">
                <text:p>395227000</text:p>
              </table:table-cell>
              <table:table-cell office:value-type="float" office:value="396258000">
                <text:p>396258000</text:p>
              </table:table-cell>
              <table:table-cell office:value-type="float" office:value="395163000">
                <text:p>395163000</text:p>
              </table:table-cell>
              <table:table-cell office:value-type="float" office:value="395354000">
                <text:p>395354000</text:p>
              </table:table-cell>
              <table:table-cell office:value-type="float" office:value="396256000">
                <text:p>396256000</text:p>
              </table:table-cell>
              <table:table-cell office:value-type="float" office:value="396736000">
                <text:p>396736000</text:p>
              </table:table-cell>
              <table:table-cell office:value-type="float" office:value="395591000">
                <text:p>395591000</text:p>
              </table:table-cell>
              <table:table-cell office:value-type="float" office:value="396274000">
                <text:p>396274000</text:p>
              </table:table-cell>
              <table:table-cell office:value-type="float" office:value="395953000">
                <text:p>395953000</text:p>
              </table:table-cell>
              <table:table-cell office:value-type="float" office:value="395491000">
                <text:p>395491000</text:p>
              </table:table-cell>
              <table:table-cell office:value-type="float" office:value="394688000">
                <text:p>394688000</text:p>
              </table:table-cell>
              <table:table-cell office:value-type="float" office:value="395742000">
                <text:p>395742000</text:p>
              </table:table-cell>
              <table:table-cell office:value-type="float" office:value="395868000">
                <text:p>395868000</text:p>
              </table:table-cell>
              <table:table-cell office:value-type="float" office:value="396327000">
                <text:p>396327000</text:p>
              </table:table-cell>
              <table:table-cell office:value-type="float" office:value="395701000">
                <text:p>395701000</text:p>
              </table:table-cell>
              <table:table-cell office:value-type="float" office:value="396771000">
                <text:p>396771000</text:p>
              </table:table-cell>
              <table:table-cell office:value-type="float" office:value="395840000">
                <text:p>395840000</text:p>
              </table:table-cell>
              <table:table-cell office:value-type="float" office:value="396139000">
                <text:p>396139000</text:p>
              </table:table-cell>
              <table:table-cell office:value-type="float" office:value="396076000">
                <text:p>396076000</text:p>
              </table:table-cell>
              <table:table-cell office:value-type="float" office:value="396128000">
                <text:p>396128000</text:p>
              </table:table-cell>
              <table:table-cell office:value-type="float" office:value="395111000">
                <text:p>395111000</text:p>
              </table:table-cell>
              <table:table-cell office:value-type="float" office:value="395654000">
                <text:p>395654000</text:p>
              </table:table-cell>
              <table:table-cell office:value-type="float" office:value="396237000">
                <text:p>396237000</text:p>
              </table:table-cell>
              <table:table-cell office:value-type="float" office:value="396258000">
                <text:p>396258000</text:p>
              </table:table-cell>
              <table:table-cell office:value-type="float" office:value="394695000">
                <text:p>394695000</text:p>
              </table:table-cell>
              <table:table-cell office:value-type="float" office:value="396059000">
                <text:p>396059000</text:p>
              </table:table-cell>
              <table:table-cell office:value-type="float" office:value="395784000">
                <text:p>395784000</text:p>
              </table:table-cell>
              <table:table-cell office:value-type="float" office:value="395702000">
                <text:p>395702000</text:p>
              </table:table-cell>
              <table:table-cell office:value-type="float" office:value="393724000">
                <text:p>393724000</text:p>
              </table:table-cell>
              <table:table-cell office:value-type="float" office:value="395353000">
                <text:p>395353000</text:p>
              </table:table-cell>
              <table:table-cell office:value-type="float" office:value="394834000">
                <text:p>394834000</text:p>
              </table:table-cell>
              <table:table-cell office:value-type="float" office:value="395747000">
                <text:p>395747000</text:p>
              </table:table-cell>
              <table:table-cell office:value-type="float" office:value="396006000">
                <text:p>396006000</text:p>
              </table:table-cell>
              <table:table-cell office:value-type="float" office:value="394906000">
                <text:p>394906000</text:p>
              </table:table-cell>
              <table:table-cell office:value-type="float" office:value="395629000">
                <text:p>395629000</text:p>
              </table:table-cell>
              <table:table-cell office:value-type="float" office:value="395921000">
                <text:p>395921000</text:p>
              </table:table-cell>
              <table:table-cell office:value-type="float" office:value="396579000">
                <text:p>396579000</text:p>
              </table:table-cell>
              <table:table-cell office:value-type="float" office:value="396428000">
                <text:p>396428000</text:p>
              </table:table-cell>
              <table:table-cell office:value-type="float" office:value="395244000">
                <text:p>395244000</text:p>
              </table:table-cell>
              <table:table-cell office:value-type="float" office:value="395770000">
                <text:p>395770000</text:p>
              </table:table-cell>
              <table:table-cell office:value-type="float" office:value="395777000">
                <text:p>395777000</text:p>
              </table:table-cell>
              <table:table-cell office:value-type="float" office:value="396141000">
                <text:p>396141000</text:p>
              </table:table-cell>
              <table:table-cell office:value-type="float" office:value="395471000">
                <text:p>395471000</text:p>
              </table:table-cell>
              <table:table-cell office:value-type="float" office:value="395266000">
                <text:p>395266000</text:p>
              </table:table-cell>
              <table:table-cell office:value-type="float" office:value="395608000">
                <text:p>395608000</text:p>
              </table:table-cell>
              <table:table-cell office:value-type="float" office:value="396746000">
                <text:p>396746000</text:p>
              </table:table-cell>
              <table:table-cell office:value-type="float" office:value="396236000">
                <text:p>396236000</text:p>
              </table:table-cell>
              <table:table-cell office:value-type="float" office:value="396281000">
                <text:p>396281000</text:p>
              </table:table-cell>
              <table:table-cell office:value-type="float" office:value="395980000">
                <text:p>395980000</text:p>
              </table:table-cell>
              <table:table-cell office:value-type="float" office:value="395609000">
                <text:p>395609000</text:p>
              </table:table-cell>
              <table:table-cell office:value-type="float" office:value="396092000">
                <text:p>396092000</text:p>
              </table:table-cell>
              <table:table-cell office:value-type="float" office:value="396576000">
                <text:p>396576000</text:p>
              </table:table-cell>
              <table:table-cell office:value-type="float" office:value="396244000">
                <text:p>396244000</text:p>
              </table:table-cell>
              <table:table-cell office:value-type="float" office:value="396188000">
                <text:p>396188000</text:p>
              </table:table-cell>
              <table:table-cell office:value-type="float" office:value="394954000">
                <text:p>394954000</text:p>
              </table:table-cell>
              <table:table-cell office:value-type="float" office:value="395471000">
                <text:p>395471000</text:p>
              </table:table-cell>
              <table:table-cell office:value-type="float" office:value="395885000">
                <text:p>395885000</text:p>
              </table:table-cell>
              <table:table-cell office:value-type="float" office:value="395487000">
                <text:p>395487000</text:p>
              </table:table-cell>
              <table:table-cell office:value-type="float" office:value="395258000">
                <text:p>395258000</text:p>
              </table:table-cell>
              <table:table-cell office:value-type="float" office:value="394719000">
                <text:p>394719000</text:p>
              </table:table-cell>
              <table:table-cell office:value-type="float" office:value="396228000">
                <text:p>396228000</text:p>
              </table:table-cell>
              <table:table-cell office:value-type="float" office:value="395488000">
                <text:p>395488000</text:p>
              </table:table-cell>
              <table:table-cell office:value-type="float" office:value="395634000">
                <text:p>395634000</text:p>
              </table:table-cell>
              <table:table-cell office:value-type="float" office:value="395812000">
                <text:p>395812000</text:p>
              </table:table-cell>
              <table:table-cell office:value-type="float" office:value="396355000">
                <text:p>396355000</text:p>
              </table:table-cell>
              <table:table-cell office:value-type="float" office:value="396036000">
                <text:p>396036000</text:p>
              </table:table-cell>
              <table:table-cell office:value-type="float" office:value="396437000">
                <text:p>396437000</text:p>
              </table:table-cell>
              <table:table-cell office:value-type="float" office:value="396248000">
                <text:p>396248000</text:p>
              </table:table-cell>
              <table:table-cell office:value-type="float" office:value="396069000">
                <text:p>396069000</text:p>
              </table:table-cell>
              <table:table-cell office:value-type="float" office:value="396167000">
                <text:p>396167000</text:p>
              </table:table-cell>
              <table:table-cell office:value-type="float" office:value="395151000">
                <text:p>395151000</text:p>
              </table:table-cell>
              <table:table-cell office:value-type="float" office:value="395771000">
                <text:p>395771000</text:p>
              </table:table-cell>
              <table:table-cell office:value-type="float" office:value="395313000">
                <text:p>395313000</text:p>
              </table:table-cell>
              <table:table-cell office:value-type="float" office:value="396435000">
                <text:p>396435000</text:p>
              </table:table-cell>
              <table:table-cell office:value-type="float" office:value="396873000">
                <text:p>396873000</text:p>
              </table:table-cell>
              <table:table-cell office:value-type="float" office:value="395606000">
                <text:p>395606000</text:p>
              </table:table-cell>
              <table:table-cell office:value-type="float" office:value="395383000">
                <text:p>395383000</text:p>
              </table:table-cell>
              <table:table-cell office:value-type="float" office:value="394189000">
                <text:p>394189000</text:p>
              </table:table-cell>
              <table:table-cell office:value-type="float" office:value="396226000">
                <text:p>396226000</text:p>
              </table:table-cell>
              <table:table-cell office:value-type="float" office:value="396060000">
                <text:p>396060000</text:p>
              </table:table-cell>
              <table:table-cell office:value-type="float" office:value="395668000">
                <text:p>395668000</text:p>
              </table:table-cell>
              <table:table-cell office:value-type="float" office:value="396257000">
                <text:p>396257000</text:p>
              </table:table-cell>
              <table:table-cell office:value-type="float" office:value="395509000">
                <text:p>395509000</text:p>
              </table:table-cell>
              <table:table-cell office:value-type="float" office:value="395987000">
                <text:p>395987000</text:p>
              </table:table-cell>
              <table:table-cell office:value-type="float" office:value="396378000">
                <text:p>396378000</text:p>
              </table:table-cell>
              <table:table-cell office:value-type="float" office:value="395889000">
                <text:p>395889000</text:p>
              </table:table-cell>
              <table:table-cell office:value-type="float" office:value="396005000">
                <text:p>396005000</text:p>
              </table:table-cell>
              <table:table-cell office:value-type="float" office:value="396086000">
                <text:p>396086000</text:p>
              </table:table-cell>
              <table:table-cell office:value-type="float" office:value="395111000">
                <text:p>395111000</text:p>
              </table:table-cell>
              <table:table-cell office:value-type="float" office:value="396839000">
                <text:p>396839000</text:p>
              </table:table-cell>
              <table:table-cell office:value-type="float" office:value="395353000">
                <text:p>395353000</text:p>
              </table:table-cell>
              <table:table-cell office:value-type="float" office:value="395686000">
                <text:p>395686000</text:p>
              </table:table-cell>
              <table:table-cell office:value-type="float" office:value="395377000">
                <text:p>395377000</text:p>
              </table:table-cell>
              <table:table-cell office:value-type="float" office:value="396404000">
                <text:p>396404000</text:p>
              </table:table-cell>
              <table:table-cell office:value-type="float" office:value="394057000">
                <text:p>394057000</text:p>
              </table:table-cell>
              <table:table-cell office:value-type="float" office:value="395774000">
                <text:p>395774000</text:p>
              </table:table-cell>
              <table:table-cell office:value-type="float" office:value="395913000">
                <text:p>395913000</text:p>
              </table:table-cell>
              <table:table-cell office:value-type="float" office:value="394806000">
                <text:p>394806000</text:p>
              </table:table-cell>
              <table:table-cell office:value-type="float" office:value="395523000">
                <text:p>395523000</text:p>
              </table:table-cell>
              <table:table-cell office:value-type="float" office:value="394979000">
                <text:p>394979000</text:p>
              </table:table-cell>
              <table:table-cell office:value-type="float" office:value="394691000">
                <text:p>394691000</text:p>
              </table:table-cell>
              <table:table-cell office:value-type="float" office:value="395987000">
                <text:p>395987000</text:p>
              </table:table-cell>
              <table:table-cell office:value-type="float" office:value="396121000">
                <text:p>396121000</text:p>
              </table:table-cell>
              <table:table-cell office:value-type="float" office:value="395846000">
                <text:p>395846000</text:p>
              </table:table-cell>
              <table:table-cell office:value-type="float" office:value="396421000">
                <text:p>396421000</text:p>
              </table:table-cell>
              <table:table-cell office:value-type="float" office:value="396179000">
                <text:p>396179000</text:p>
              </table:table-cell>
              <table:table-cell office:value-type="float" office:value="395874000">
                <text:p>395874000</text:p>
              </table:table-cell>
              <table:table-cell office:value-type="float" office:value="396176000">
                <text:p>396176000</text:p>
              </table:table-cell>
              <table:table-cell office:value-type="float" office:value="395718000">
                <text:p>395718000</text:p>
              </table:table-cell>
              <table:table-cell office:value-type="float" office:value="395593000">
                <text:p>395593000</text:p>
              </table:table-cell>
              <table:table-cell office:value-type="float" office:value="396726000">
                <text:p>396726000</text:p>
              </table:table-cell>
              <table:table-cell office:value-type="float" office:value="395814000">
                <text:p>395814000</text:p>
              </table:table-cell>
              <table:table-cell office:value-type="float" office:value="396124000">
                <text:p>396124000</text:p>
              </table:table-cell>
              <table:table-cell office:value-type="float" office:value="396492000">
                <text:p>396492000</text:p>
              </table:table-cell>
              <table:table-cell office:value-type="float" office:value="396032000">
                <text:p>396032000</text:p>
              </table:table-cell>
              <table:table-cell office:value-type="float" office:value="395118000">
                <text:p>395118000</text:p>
              </table:table-cell>
              <table:table-cell office:value-type="float" office:value="396537000">
                <text:p>396537000</text:p>
              </table:table-cell>
              <table:table-cell office:value-type="float" office:value="396203000">
                <text:p>396203000</text:p>
              </table:table-cell>
              <table:table-cell office:value-type="float" office:value="395463000">
                <text:p>395463000</text:p>
              </table:table-cell>
              <table:table-cell office:value-type="float" office:value="396029000">
                <text:p>396029000</text:p>
              </table:table-cell>
              <table:table-cell office:value-type="float" office:value="395385000">
                <text:p>395385000</text:p>
              </table:table-cell>
              <table:table-cell office:value-type="float" office:value="395995000">
                <text:p>395995000</text:p>
              </table:table-cell>
              <table:table-cell office:value-type="float" office:value="396328000">
                <text:p>396328000</text:p>
              </table:table-cell>
              <table:table-cell office:value-type="float" office:value="395972000">
                <text:p>395972000</text:p>
              </table:table-cell>
              <table:table-cell office:value-type="float" office:value="396058000">
                <text:p>396058000</text:p>
              </table:table-cell>
              <table:table-cell office:value-type="float" office:value="396158000">
                <text:p>396158000</text:p>
              </table:table-cell>
              <table:table-cell office:value-type="float" office:value="395882000">
                <text:p>395882000</text:p>
              </table:table-cell>
              <table:table-cell office:value-type="float" office:value="396422000">
                <text:p>396422000</text:p>
              </table:table-cell>
              <table:table-cell office:value-type="float" office:value="396330000">
                <text:p>396330000</text:p>
              </table:table-cell>
              <table:table-cell office:value-type="float" office:value="395998000">
                <text:p>395998000</text:p>
              </table:table-cell>
              <table:table-cell office:value-type="float" office:value="395840000">
                <text:p>395840000</text:p>
              </table:table-cell>
              <table:table-cell office:value-type="float" office:value="396280000">
                <text:p>396280000</text:p>
              </table:table-cell>
              <table:table-cell office:value-type="float" office:value="395636000">
                <text:p>395636000</text:p>
              </table:table-cell>
              <table:table-cell office:value-type="float" office:value="395130000">
                <text:p>395130000</text:p>
              </table:table-cell>
              <table:table-cell office:value-type="float" office:value="395662000">
                <text:p>395662000</text:p>
              </table:table-cell>
              <table:table-cell office:value-type="float" office:value="396273000">
                <text:p>396273000</text:p>
              </table:table-cell>
              <table:table-cell office:value-type="float" office:value="395212000">
                <text:p>395212000</text:p>
              </table:table-cell>
              <table:table-cell office:value-type="float" office:value="396531000">
                <text:p>396531000</text:p>
              </table:table-cell>
              <table:table-cell office:value-type="float" office:value="395331000">
                <text:p>395331000</text:p>
              </table:table-cell>
              <table:table-cell office:value-type="float" office:value="395971000">
                <text:p>395971000</text:p>
              </table:table-cell>
              <table:table-cell office:value-type="float" office:value="395956000">
                <text:p>395956000</text:p>
              </table:table-cell>
              <table:table-cell office:value-type="float" office:value="395501000">
                <text:p>395501000</text:p>
              </table:table-cell>
              <table:table-cell office:value-type="float" office:value="395230000">
                <text:p>395230000</text:p>
              </table:table-cell>
              <table:table-cell office:value-type="float" office:value="394641000">
                <text:p>394641000</text:p>
              </table:table-cell>
              <table:table-cell office:value-type="float" office:value="395037000">
                <text:p>395037000</text:p>
              </table:table-cell>
              <table:table-cell office:value-type="float" office:value="395746000">
                <text:p>395746000</text:p>
              </table:table-cell>
              <table:table-cell office:value-type="float" office:value="395262000">
                <text:p>395262000</text:p>
              </table:table-cell>
              <table:table-cell office:value-type="float" office:value="395455000">
                <text:p>395455000</text:p>
              </table:table-cell>
              <table:table-cell office:value-type="float" office:value="395586000">
                <text:p>395586000</text:p>
              </table:table-cell>
              <table:table-cell office:value-type="float" office:value="395942000">
                <text:p>395942000</text:p>
              </table:table-cell>
              <table:table-cell office:value-type="float" office:value="394357000">
                <text:p>394357000</text:p>
              </table:table-cell>
              <table:table-cell office:value-type="float" office:value="395866000">
                <text:p>395866000</text:p>
              </table:table-cell>
              <table:table-cell office:value-type="float" office:value="395085000">
                <text:p>395085000</text:p>
              </table:table-cell>
              <table:table-cell office:value-type="float" office:value="394881000">
                <text:p>394881000</text:p>
              </table:table-cell>
              <table:table-cell office:value-type="float" office:value="396273000">
                <text:p>396273000</text:p>
              </table:table-cell>
              <table:table-cell office:value-type="float" office:value="396751000">
                <text:p>396751000</text:p>
              </table:table-cell>
              <table:table-cell office:value-type="float" office:value="396708000">
                <text:p>396708000</text:p>
              </table:table-cell>
              <table:table-cell office:value-type="float" office:value="394953000">
                <text:p>394953000</text:p>
              </table:table-cell>
              <table:table-cell office:value-type="float" office:value="395792000">
                <text:p>395792000</text:p>
              </table:table-cell>
              <table:table-cell office:value-type="float" office:value="395495000">
                <text:p>395495000</text:p>
              </table:table-cell>
              <table:table-cell office:value-type="float" office:value="395783000">
                <text:p>395783000</text:p>
              </table:table-cell>
              <table:table-cell office:value-type="float" office:value="395953000">
                <text:p>395953000</text:p>
              </table:table-cell>
              <table:table-cell office:value-type="float" office:value="396420000">
                <text:p>396420000</text:p>
              </table:table-cell>
              <table:table-cell office:value-type="float" office:value="396218000">
                <text:p>396218000</text:p>
              </table:table-cell>
              <table:table-cell office:value-type="float" office:value="394891000">
                <text:p>394891000</text:p>
              </table:table-cell>
              <table:table-cell office:value-type="float" office:value="395626000">
                <text:p>395626000</text:p>
              </table:table-cell>
              <table:table-cell office:value-type="float" office:value="396225000">
                <text:p>396225000</text:p>
              </table:table-cell>
              <table:table-cell office:value-type="float" office:value="396007000">
                <text:p>396007000</text:p>
              </table:table-cell>
              <table:table-cell office:value-type="float" office:value="396801000">
                <text:p>396801000</text:p>
              </table:table-cell>
              <table:table-cell office:value-type="float" office:value="396026000">
                <text:p>396026000</text:p>
              </table:table-cell>
              <table:table-cell office:value-type="float" office:value="396163000">
                <text:p>396163000</text:p>
              </table:table-cell>
              <table:table-cell office:value-type="float" office:value="396496000">
                <text:p>396496000</text:p>
              </table:table-cell>
              <table:table-cell office:value-type="float" office:value="395242000">
                <text:p>395242000</text:p>
              </table:table-cell>
              <table:table-cell office:value-type="float" office:value="395669000">
                <text:p>395669000</text:p>
              </table:table-cell>
              <table:table-cell office:value-type="float" office:value="396771000">
                <text:p>396771000</text:p>
              </table:table-cell>
              <table:table-cell office:value-type="float" office:value="396137000">
                <text:p>396137000</text:p>
              </table:table-cell>
              <table:table-cell office:value-type="float" office:value="395667000">
                <text:p>395667000</text:p>
              </table:table-cell>
              <table:table-cell office:value-type="float" office:value="395172000">
                <text:p>395172000</text:p>
              </table:table-cell>
              <table:table-cell office:value-type="float" office:value="395240000">
                <text:p>395240000</text:p>
              </table:table-cell>
              <table:table-cell office:value-type="float" office:value="394587000">
                <text:p>394587000</text:p>
              </table:table-cell>
              <table:table-cell office:value-type="float" office:value="394928000">
                <text:p>394928000</text:p>
              </table:table-cell>
              <table:table-cell office:value-type="float" office:value="396093000">
                <text:p>396093000</text:p>
              </table:table-cell>
              <table:table-cell office:value-type="float" office:value="395332000">
                <text:p>395332000</text:p>
              </table:table-cell>
              <table:table-cell office:value-type="float" office:value="396208000">
                <text:p>396208000</text:p>
              </table:table-cell>
              <table:table-cell office:value-type="float" office:value="395949000">
                <text:p>395949000</text:p>
              </table:table-cell>
              <table:table-cell office:value-type="float" office:value="396136000">
                <text:p>396136000</text:p>
              </table:table-cell>
              <table:table-cell office:value-type="float" office:value="395954000">
                <text:p>395954000</text:p>
              </table:table-cell>
              <table:table-cell office:value-type="float" office:value="396818000">
                <text:p>396818000</text:p>
              </table:table-cell>
              <table:table-cell office:value-type="float" office:value="396358000">
                <text:p>396358000</text:p>
              </table:table-cell>
              <table:table-cell office:value-type="float" office:value="395851000">
                <text:p>395851000</text:p>
              </table:table-cell>
              <table:table-cell office:value-type="float" office:value="394969000">
                <text:p>394969000</text:p>
              </table:table-cell>
              <table:table-cell office:value-type="float" office:value="396181000">
                <text:p>396181000</text:p>
              </table:table-cell>
              <table:table-cell office:value-type="float" office:value="395249000">
                <text:p>395249000</text:p>
              </table:table-cell>
              <table:table-cell office:value-type="float" office:value="395811000">
                <text:p>395811000</text:p>
              </table:table-cell>
              <table:table-cell office:value-type="float" office:value="394823000">
                <text:p>394823000</text:p>
              </table:table-cell>
              <table:table-cell office:value-type="float" office:value="396468000">
                <text:p>396468000</text:p>
              </table:table-cell>
              <table:table-cell office:value-type="float" office:value="395475000">
                <text:p>395475000</text:p>
              </table:table-cell>
              <table:table-cell office:value-type="float" office:value="395412000">
                <text:p>395412000</text:p>
              </table:table-cell>
              <table:table-cell office:value-type="float" office:value="396546000">
                <text:p>396546000</text:p>
              </table:table-cell>
              <table:table-cell office:value-type="float" office:value="393872000">
                <text:p>393872000</text:p>
              </table:table-cell>
              <table:table-cell office:value-type="float" office:value="396327000">
                <text:p>396327000</text:p>
              </table:table-cell>
              <table:table-cell office:value-type="float" office:value="396124000">
                <text:p>396124000</text:p>
              </table:table-cell>
              <table:table-cell office:value-type="float" office:value="395286000">
                <text:p>395286000</text:p>
              </table:table-cell>
              <table:table-cell office:value-type="float" office:value="396060000">
                <text:p>396060000</text:p>
              </table:table-cell>
              <table:table-cell office:value-type="float" office:value="394382000">
                <text:p>394382000</text:p>
              </table:table-cell>
              <table:table-cell office:value-type="float" office:value="396467000">
                <text:p>396467000</text:p>
              </table:table-cell>
              <table:table-cell office:value-type="float" office:value="396358000">
                <text:p>396358000</text:p>
              </table:table-cell>
              <table:table-cell office:value-type="float" office:value="396536000">
                <text:p>396536000</text:p>
              </table:table-cell>
              <table:table-cell office:value-type="float" office:value="395805000">
                <text:p>395805000</text:p>
              </table:table-cell>
              <table:table-cell office:value-type="float" office:value="395807000">
                <text:p>395807000</text:p>
              </table:table-cell>
              <table:table-cell office:value-type="float" office:value="396303000">
                <text:p>396303000</text:p>
              </table:table-cell>
              <table:table-cell office:value-type="float" office:value="396065000">
                <text:p>396065000</text:p>
              </table:table-cell>
              <table:table-cell office:value-type="float" office:value="396424000">
                <text:p>396424000</text:p>
              </table:table-cell>
              <table:table-cell office:value-type="float" office:value="396548000">
                <text:p>396548000</text:p>
              </table:table-cell>
              <table:table-cell office:value-type="float" office:value="394182000">
                <text:p>394182000</text:p>
              </table:table-cell>
              <table:table-cell office:value-type="float" office:value="395025000">
                <text:p>395025000</text:p>
              </table:table-cell>
              <table:table-cell office:value-type="float" office:value="396481000">
                <text:p>396481000</text:p>
              </table:table-cell>
              <table:table-cell office:value-type="float" office:value="395231000">
                <text:p>395231000</text:p>
              </table:table-cell>
              <table:table-cell office:value-type="float" office:value="395207000">
                <text:p>395207000</text:p>
              </table:table-cell>
              <table:table-cell office:value-type="float" office:value="394915000">
                <text:p>394915000</text:p>
              </table:table-cell>
              <table:table-cell office:value-type="float" office:value="397037000">
                <text:p>397037000</text:p>
              </table:table-cell>
              <table:table-cell office:value-type="float" office:value="396130000">
                <text:p>396130000</text:p>
              </table:table-cell>
              <table:table-cell office:value-type="float" office:value="395398000">
                <text:p>395398000</text:p>
              </table:table-cell>
              <table:table-cell office:value-type="float" office:value="396215000">
                <text:p>396215000</text:p>
              </table:table-cell>
              <table:table-cell office:value-type="float" office:value="395437000">
                <text:p>395437000</text:p>
              </table:table-cell>
              <table:table-cell office:value-type="float" office:value="396110000">
                <text:p>396110000</text:p>
              </table:table-cell>
              <table:table-cell office:value-type="float" office:value="396219000">
                <text:p>396219000</text:p>
              </table:table-cell>
              <table:table-cell office:value-type="float" office:value="396870000">
                <text:p>396870000</text:p>
              </table:table-cell>
              <table:table-cell office:value-type="float" office:value="394814000">
                <text:p>394814000</text:p>
              </table:table-cell>
              <table:table-cell office:value-type="float" office:value="395242000">
                <text:p>395242000</text:p>
              </table:table-cell>
              <table:table-cell office:value-type="float" office:value="396760000">
                <text:p>396760000</text:p>
              </table:table-cell>
              <table:table-cell office:value-type="float" office:value="395449000">
                <text:p>395449000</text:p>
              </table:table-cell>
              <table:table-cell office:value-type="float" office:value="396155000">
                <text:p>396155000</text:p>
              </table:table-cell>
              <table:table-cell office:value-type="float" office:value="396371000">
                <text:p>396371000</text:p>
              </table:table-cell>
              <table:table-cell office:value-type="float" office:value="396306000">
                <text:p>396306000</text:p>
              </table:table-cell>
              <table:table-cell office:value-type="float" office:value="395366000">
                <text:p>395366000</text:p>
              </table:table-cell>
              <table:table-cell office:value-type="float" office:value="396080000">
                <text:p>396080000</text:p>
              </table:table-cell>
              <table:table-cell office:value-type="float" office:value="396080000">
                <text:p>396080000</text:p>
              </table:table-cell>
              <table:table-cell office:value-type="float" office:value="394607000">
                <text:p>394607000</text:p>
              </table:table-cell>
              <table:table-cell office:value-type="float" office:value="395674000">
                <text:p>395674000</text:p>
              </table:table-cell>
              <table:table-cell office:value-type="float" office:value="396512000">
                <text:p>396512000</text:p>
              </table:table-cell>
              <table:table-cell office:value-type="float" office:value="395229000">
                <text:p>395229000</text:p>
              </table:table-cell>
              <table:table-cell office:value-type="float" office:value="395806000">
                <text:p>395806000</text:p>
              </table:table-cell>
              <table:table-cell office:value-type="float" office:value="396467000">
                <text:p>396467000</text:p>
              </table:table-cell>
              <table:table-cell office:value-type="float" office:value="395009000">
                <text:p>395009000</text:p>
              </table:table-cell>
              <table:table-cell office:value-type="float" office:value="396736000">
                <text:p>396736000</text:p>
              </table:table-cell>
              <table:table-cell office:value-type="float" office:value="396164000">
                <text:p>396164000</text:p>
              </table:table-cell>
              <table:table-cell office:value-type="float" office:value="396109000">
                <text:p>396109000</text:p>
              </table:table-cell>
              <table:table-cell office:value-type="float" office:value="396478000">
                <text:p>396478000</text:p>
              </table:table-cell>
              <table:table-cell office:value-type="float" office:value="396478000">
                <text:p>396478000</text:p>
              </table:table-cell>
              <table:table-cell office:value-type="float" office:value="395932000">
                <text:p>395932000</text:p>
              </table:table-cell>
              <table:table-cell office:value-type="float" office:value="395573000">
                <text:p>395573000</text:p>
              </table:table-cell>
              <table:table-cell office:value-type="float" office:value="396570000">
                <text:p>396570000</text:p>
              </table:table-cell>
              <table:table-cell office:value-type="float" office:value="396571000">
                <text:p>396571000</text:p>
              </table:table-cell>
              <table:table-cell office:value-type="float" office:value="396508000">
                <text:p>396508000</text:p>
              </table:table-cell>
              <table:table-cell office:value-type="float" office:value="396229000">
                <text:p>396229000</text:p>
              </table:table-cell>
              <table:table-cell office:value-type="float" office:value="396364000">
                <text:p>396364000</text:p>
              </table:table-cell>
              <table:table-cell office:value-type="float" office:value="396144000">
                <text:p>396144000</text:p>
              </table:table-cell>
              <table:table-cell office:value-type="float" office:value="395706000">
                <text:p>395706000</text:p>
              </table:table-cell>
              <table:table-cell office:value-type="float" office:value="395249000">
                <text:p>395249000</text:p>
              </table:table-cell>
              <table:table-cell office:value-type="float" office:value="394907000">
                <text:p>394907000</text:p>
              </table:table-cell>
              <table:table-cell office:value-type="float" office:value="395500000">
                <text:p>395500000</text:p>
              </table:table-cell>
              <table:table-cell office:value-type="float" office:value="395857000">
                <text:p>395857000</text:p>
              </table:table-cell>
              <table:table-cell office:value-type="float" office:value="393364000">
                <text:p>393364000</text:p>
              </table:table-cell>
              <table:table-cell office:value-type="float" office:value="396225000">
                <text:p>396225000</text:p>
              </table:table-cell>
              <table:table-cell office:value-type="float" office:value="395475000">
                <text:p>395475000</text:p>
              </table:table-cell>
              <table:table-cell office:value-type="float" office:value="395772000">
                <text:p>395772000</text:p>
              </table:table-cell>
              <table:table-cell office:value-type="float" office:value="395573000">
                <text:p>395573000</text:p>
              </table:table-cell>
              <table:table-cell office:value-type="float" office:value="395688000">
                <text:p>395688000</text:p>
              </table:table-cell>
              <table:table-cell office:value-type="float" office:value="396390000">
                <text:p>396390000</text:p>
              </table:table-cell>
              <table:table-cell office:value-type="float" office:value="396081000">
                <text:p>396081000</text:p>
              </table:table-cell>
              <table:table-cell office:value-type="float" office:value="395801000">
                <text:p>395801000</text:p>
              </table:table-cell>
              <table:table-cell office:value-type="float" office:value="395054000">
                <text:p>395054000</text:p>
              </table:table-cell>
              <table:table-cell office:value-type="float" office:value="395871000">
                <text:p>395871000</text:p>
              </table:table-cell>
              <table:table-cell office:value-type="float" office:value="396672000">
                <text:p>396672000</text:p>
              </table:table-cell>
              <table:table-cell office:value-type="float" office:value="395677000">
                <text:p>395677000</text:p>
              </table:table-cell>
              <table:table-cell office:value-type="float" office:value="396193000">
                <text:p>396193000</text:p>
              </table:table-cell>
              <table:table-cell office:value-type="float" office:value="396307000">
                <text:p>396307000</text:p>
              </table:table-cell>
              <table:table-cell office:value-type="float" office:value="395980000">
                <text:p>395980000</text:p>
              </table:table-cell>
              <table:table-cell office:value-type="float" office:value="395509000">
                <text:p>395509000</text:p>
              </table:table-cell>
              <table:table-cell office:value-type="float" office:value="394627000">
                <text:p>394627000</text:p>
              </table:table-cell>
              <table:table-cell office:value-type="float" office:value="394744000">
                <text:p>394744000</text:p>
              </table:table-cell>
              <table:table-cell office:value-type="float" office:value="395688000">
                <text:p>395688000</text:p>
              </table:table-cell>
              <table:table-cell office:value-type="float" office:value="394536000">
                <text:p>394536000</text:p>
              </table:table-cell>
              <table:table-cell office:value-type="float" office:value="395735000">
                <text:p>395735000</text:p>
              </table:table-cell>
              <table:table-cell office:value-type="float" office:value="395191000">
                <text:p>395191000</text:p>
              </table:table-cell>
              <table:table-cell office:value-type="float" office:value="395761000">
                <text:p>395761000</text:p>
              </table:table-cell>
              <table:table-cell office:value-type="float" office:value="396146000">
                <text:p>396146000</text:p>
              </table:table-cell>
              <table:table-cell office:value-type="float" office:value="394291000">
                <text:p>394291000</text:p>
              </table:table-cell>
              <table:table-cell office:value-type="float" office:value="395486000">
                <text:p>395486000</text:p>
              </table:table-cell>
              <table:table-cell office:value-type="float" office:value="396140000">
                <text:p>396140000</text:p>
              </table:table-cell>
              <table:table-cell office:value-type="float" office:value="395390000">
                <text:p>395390000</text:p>
              </table:table-cell>
              <table:table-cell office:value-type="float" office:value="396691000">
                <text:p>396691000</text:p>
              </table:table-cell>
              <table:table-cell office:value-type="float" office:value="394613000">
                <text:p>394613000</text:p>
              </table:table-cell>
              <table:table-cell office:value-type="float" office:value="395683000">
                <text:p>395683000</text:p>
              </table:table-cell>
              <table:table-cell office:value-type="float" office:value="393922000">
                <text:p>393922000</text:p>
              </table:table-cell>
              <table:table-cell office:value-type="float" office:value="395766000">
                <text:p>395766000</text:p>
              </table:table-cell>
              <table:table-cell office:value-type="float" office:value="395429000">
                <text:p>395429000</text:p>
              </table:table-cell>
              <table:table-cell office:value-type="float" office:value="395450000">
                <text:p>395450000</text:p>
              </table:table-cell>
              <table:table-cell office:value-type="float" office:value="395517000">
                <text:p>395517000</text:p>
              </table:table-cell>
              <table:table-cell office:value-type="float" office:value="395018000">
                <text:p>395018000</text:p>
              </table:table-cell>
              <table:table-cell office:value-type="float" office:value="395379000">
                <text:p>395379000</text:p>
              </table:table-cell>
              <table:table-cell office:value-type="float" office:value="395328000">
                <text:p>395328000</text:p>
              </table:table-cell>
              <table:table-cell office:value-type="float" office:value="396112000">
                <text:p>396112000</text:p>
              </table:table-cell>
              <table:table-cell office:value-type="float" office:value="396343000">
                <text:p>396343000</text:p>
              </table:table-cell>
              <table:table-cell office:value-type="float" office:value="396763000">
                <text:p>396763000</text:p>
              </table:table-cell>
              <table:table-cell office:value-type="float" office:value="396034000">
                <text:p>396034000</text:p>
              </table:table-cell>
              <table:table-cell office:value-type="float" office:value="396264000">
                <text:p>396264000</text:p>
              </table:table-cell>
              <table:table-cell office:value-type="float" office:value="396300000">
                <text:p>396300000</text:p>
              </table:table-cell>
              <table:table-cell office:value-type="float" office:value="394768000">
                <text:p>394768000</text:p>
              </table:table-cell>
              <table:table-cell office:value-type="float" office:value="396217000">
                <text:p>396217000</text:p>
              </table:table-cell>
              <table:table-cell office:value-type="float" office:value="396007000">
                <text:p>396007000</text:p>
              </table:table-cell>
              <table:table-cell office:value-type="float" office:value="395521000">
                <text:p>395521000</text:p>
              </table:table-cell>
              <table:table-cell office:value-type="float" office:value="395130000">
                <text:p>395130000</text:p>
              </table:table-cell>
              <table:table-cell office:value-type="float" office:value="395394000">
                <text:p>395394000</text:p>
              </table:table-cell>
              <table:table-cell office:value-type="float" office:value="395613000">
                <text:p>395613000</text:p>
              </table:table-cell>
              <table:table-cell office:value-type="float" office:value="395741000">
                <text:p>395741000</text:p>
              </table:table-cell>
              <table:table-cell office:value-type="float" office:value="394954000">
                <text:p>394954000</text:p>
              </table:table-cell>
              <table:table-cell office:value-type="float" office:value="395857000">
                <text:p>395857000</text:p>
              </table:table-cell>
              <table:table-cell office:value-type="float" office:value="396764000">
                <text:p>396764000</text:p>
              </table:table-cell>
              <table:table-cell office:value-type="float" office:value="396247000">
                <text:p>396247000</text:p>
              </table:table-cell>
              <table:table-cell office:value-type="float" office:value="395125000">
                <text:p>395125000</text:p>
              </table:table-cell>
              <table:table-cell office:value-type="float" office:value="395805000">
                <text:p>395805000</text:p>
              </table:table-cell>
              <table:table-cell office:value-type="float" office:value="396275000">
                <text:p>396275000</text:p>
              </table:table-cell>
              <table:table-cell office:value-type="float" office:value="396114000">
                <text:p>396114000</text:p>
              </table:table-cell>
              <table:table-cell office:value-type="float" office:value="395997000">
                <text:p>395997000</text:p>
              </table:table-cell>
              <table:table-cell office:value-type="float" office:value="396191000">
                <text:p>396191000</text:p>
              </table:table-cell>
              <table:table-cell office:value-type="float" office:value="396607000">
                <text:p>396607000</text:p>
              </table:table-cell>
              <table:table-cell office:value-type="float" office:value="396894000">
                <text:p>396894000</text:p>
              </table:table-cell>
              <table:table-cell office:value-type="float" office:value="395230000">
                <text:p>395230000</text:p>
              </table:table-cell>
              <table:table-cell office:value-type="float" office:value="395793000">
                <text:p>395793000</text:p>
              </table:table-cell>
              <table:table-cell office:value-type="float" office:value="394405000">
                <text:p>394405000</text:p>
              </table:table-cell>
              <table:table-cell office:value-type="float" office:value="396931000">
                <text:p>396931000</text:p>
              </table:table-cell>
              <table:table-cell office:value-type="float" office:value="396164000">
                <text:p>396164000</text:p>
              </table:table-cell>
              <table:table-cell office:value-type="float" office:value="395976000">
                <text:p>395976000</text:p>
              </table:table-cell>
              <table:table-cell office:value-type="float" office:value="395184000">
                <text:p>395184000</text:p>
              </table:table-cell>
              <table:table-cell office:value-type="float" office:value="396880000">
                <text:p>396880000</text:p>
              </table:table-cell>
              <table:table-cell office:value-type="float" office:value="396395000">
                <text:p>396395000</text:p>
              </table:table-cell>
              <table:table-cell office:value-type="float" office:value="395559000">
                <text:p>395559000</text:p>
              </table:table-cell>
              <table:table-cell office:value-type="float" office:value="396065000">
                <text:p>396065000</text:p>
              </table:table-cell>
              <table:table-cell office:value-type="float" office:value="395895000">
                <text:p>395895000</text:p>
              </table:table-cell>
              <table:table-cell office:value-type="float" office:value="396245000">
                <text:p>396245000</text:p>
              </table:table-cell>
              <table:table-cell office:value-type="float" office:value="394912000">
                <text:p>394912000</text:p>
              </table:table-cell>
              <table:table-cell office:value-type="float" office:value="395934000">
                <text:p>395934000</text:p>
              </table:table-cell>
              <table:table-cell office:value-type="float" office:value="395807000">
                <text:p>395807000</text:p>
              </table:table-cell>
              <table:table-cell office:value-type="float" office:value="394969000">
                <text:p>394969000</text:p>
              </table:table-cell>
              <table:table-cell office:value-type="float" office:value="396488000">
                <text:p>396488000</text:p>
              </table:table-cell>
              <table:table-cell office:value-type="float" office:value="396343000">
                <text:p>396343000</text:p>
              </table:table-cell>
              <table:table-cell office:value-type="float" office:value="395460000">
                <text:p>395460000</text:p>
              </table:table-cell>
              <table:table-cell office:value-type="float" office:value="395833000">
                <text:p>395833000</text:p>
              </table:table-cell>
              <table:table-cell office:value-type="float" office:value="395557000">
                <text:p>395557000</text:p>
              </table:table-cell>
              <table:table-cell office:value-type="float" office:value="395403000">
                <text:p>395403000</text:p>
              </table:table-cell>
              <table:table-cell office:value-type="float" office:value="395903000">
                <text:p>395903000</text:p>
              </table:table-cell>
              <table:table-cell office:value-type="float" office:value="395040000">
                <text:p>395040000</text:p>
              </table:table-cell>
              <table:table-cell office:value-type="float" office:value="395268000">
                <text:p>395268000</text:p>
              </table:table-cell>
              <table:table-cell office:value-type="float" office:value="395792000">
                <text:p>395792000</text:p>
              </table:table-cell>
              <table:table-cell office:value-type="float" office:value="396341000">
                <text:p>396341000</text:p>
              </table:table-cell>
              <table:table-cell office:value-type="float" office:value="394713000">
                <text:p>394713000</text:p>
              </table:table-cell>
              <table:table-cell office:value-type="float" office:value="395989000">
                <text:p>395989000</text:p>
              </table:table-cell>
              <table:table-cell office:value-type="float" office:value="396105000">
                <text:p>396105000</text:p>
              </table:table-cell>
              <table:table-cell office:value-type="float" office:value="396566000">
                <text:p>396566000</text:p>
              </table:table-cell>
              <table:table-cell office:value-type="float" office:value="395155000">
                <text:p>395155000</text:p>
              </table:table-cell>
              <table:table-cell office:value-type="float" office:value="394385000">
                <text:p>394385000</text:p>
              </table:table-cell>
              <table:table-cell office:value-type="float" office:value="396342000">
                <text:p>396342000</text:p>
              </table:table-cell>
              <table:table-cell office:value-type="float" office:value="395278000">
                <text:p>395278000</text:p>
              </table:table-cell>
              <table:table-cell office:value-type="float" office:value="396644000">
                <text:p>396644000</text:p>
              </table:table-cell>
              <table:table-cell office:value-type="float" office:value="397642000">
                <text:p>3976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 swaps</text:p>
                <draw:g>
                  <svg:desc>zuck_small_1step.A7:zuck_small_1step.A7</svg:desc>
                </draw:g>
              </table:table-cell>
              <table:table-cell office:value-type="float" office:value="388030000">
                <text:p>388030000</text:p>
                <draw:g>
                  <svg:desc>zuck_small_1step.B7:zuck_small_1step.ALZ7</svg:desc>
                </draw:g>
              </table:table-cell>
              <table:table-cell office:value-type="float" office:value="387067000">
                <text:p>387067000</text:p>
              </table:table-cell>
              <table:table-cell office:value-type="float" office:value="387887000">
                <text:p>387887000</text:p>
              </table:table-cell>
              <table:table-cell office:value-type="float" office:value="387613000">
                <text:p>387613000</text:p>
              </table:table-cell>
              <table:table-cell office:value-type="float" office:value="386972000">
                <text:p>386972000</text:p>
              </table:table-cell>
              <table:table-cell office:value-type="float" office:value="386797000">
                <text:p>386797000</text:p>
              </table:table-cell>
              <table:table-cell office:value-type="float" office:value="386540000">
                <text:p>386540000</text:p>
              </table:table-cell>
              <table:table-cell office:value-type="float" office:value="386774000">
                <text:p>386774000</text:p>
              </table:table-cell>
              <table:table-cell office:value-type="float" office:value="386963000">
                <text:p>386963000</text:p>
              </table:table-cell>
              <table:table-cell office:value-type="float" office:value="386820000">
                <text:p>386820000</text:p>
              </table:table-cell>
              <table:table-cell office:value-type="float" office:value="387147000">
                <text:p>387147000</text:p>
              </table:table-cell>
              <table:table-cell office:value-type="float" office:value="387418000">
                <text:p>387418000</text:p>
              </table:table-cell>
              <table:table-cell office:value-type="float" office:value="388638000">
                <text:p>388638000</text:p>
              </table:table-cell>
              <table:table-cell office:value-type="float" office:value="387137000">
                <text:p>387137000</text:p>
              </table:table-cell>
              <table:table-cell office:value-type="float" office:value="386498000">
                <text:p>386498000</text:p>
              </table:table-cell>
              <table:table-cell office:value-type="float" office:value="386601000">
                <text:p>386601000</text:p>
              </table:table-cell>
              <table:table-cell office:value-type="float" office:value="387873000">
                <text:p>387873000</text:p>
              </table:table-cell>
              <table:table-cell office:value-type="float" office:value="387962000">
                <text:p>387962000</text:p>
              </table:table-cell>
              <table:table-cell office:value-type="float" office:value="386315000">
                <text:p>386315000</text:p>
              </table:table-cell>
              <table:table-cell office:value-type="float" office:value="387919000">
                <text:p>387919000</text:p>
              </table:table-cell>
              <table:table-cell office:value-type="float" office:value="388314000">
                <text:p>388314000</text:p>
              </table:table-cell>
              <table:table-cell office:value-type="float" office:value="385514000">
                <text:p>385514000</text:p>
              </table:table-cell>
              <table:table-cell office:value-type="float" office:value="388564000">
                <text:p>388564000</text:p>
              </table:table-cell>
              <table:table-cell office:value-type="float" office:value="385303000">
                <text:p>385303000</text:p>
              </table:table-cell>
              <table:table-cell office:value-type="float" office:value="386852000">
                <text:p>386852000</text:p>
              </table:table-cell>
              <table:table-cell office:value-type="float" office:value="387878000">
                <text:p>387878000</text:p>
              </table:table-cell>
              <table:table-cell office:value-type="float" office:value="386522000">
                <text:p>386522000</text:p>
              </table:table-cell>
              <table:table-cell office:value-type="float" office:value="387678000">
                <text:p>387678000</text:p>
              </table:table-cell>
              <table:table-cell office:value-type="float" office:value="387758000">
                <text:p>387758000</text:p>
              </table:table-cell>
              <table:table-cell office:value-type="float" office:value="387025000">
                <text:p>387025000</text:p>
              </table:table-cell>
              <table:table-cell office:value-type="float" office:value="388086000">
                <text:p>388086000</text:p>
              </table:table-cell>
              <table:table-cell office:value-type="float" office:value="386126000">
                <text:p>386126000</text:p>
              </table:table-cell>
              <table:table-cell office:value-type="float" office:value="386242000">
                <text:p>386242000</text:p>
              </table:table-cell>
              <table:table-cell office:value-type="float" office:value="387350000">
                <text:p>387350000</text:p>
              </table:table-cell>
              <table:table-cell office:value-type="float" office:value="387518000">
                <text:p>387518000</text:p>
              </table:table-cell>
              <table:table-cell office:value-type="float" office:value="388365000">
                <text:p>388365000</text:p>
              </table:table-cell>
              <table:table-cell office:value-type="float" office:value="386922000">
                <text:p>386922000</text:p>
              </table:table-cell>
              <table:table-cell office:value-type="float" office:value="387204000">
                <text:p>387204000</text:p>
              </table:table-cell>
              <table:table-cell office:value-type="float" office:value="387411000">
                <text:p>387411000</text:p>
              </table:table-cell>
              <table:table-cell office:value-type="float" office:value="387000000">
                <text:p>387000000</text:p>
              </table:table-cell>
              <table:table-cell office:value-type="float" office:value="386206000">
                <text:p>386206000</text:p>
              </table:table-cell>
              <table:table-cell office:value-type="float" office:value="387616000">
                <text:p>387616000</text:p>
              </table:table-cell>
              <table:table-cell office:value-type="float" office:value="387174000">
                <text:p>387174000</text:p>
              </table:table-cell>
              <table:table-cell office:value-type="float" office:value="387228000">
                <text:p>387228000</text:p>
              </table:table-cell>
              <table:table-cell office:value-type="float" office:value="388122000">
                <text:p>388122000</text:p>
              </table:table-cell>
              <table:table-cell office:value-type="float" office:value="387364000">
                <text:p>387364000</text:p>
              </table:table-cell>
              <table:table-cell office:value-type="float" office:value="388081000">
                <text:p>388081000</text:p>
              </table:table-cell>
              <table:table-cell office:value-type="float" office:value="387690000">
                <text:p>387690000</text:p>
              </table:table-cell>
              <table:table-cell office:value-type="float" office:value="388250000">
                <text:p>388250000</text:p>
              </table:table-cell>
              <table:table-cell office:value-type="float" office:value="388686000">
                <text:p>388686000</text:p>
              </table:table-cell>
              <table:table-cell office:value-type="float" office:value="387954000">
                <text:p>387954000</text:p>
              </table:table-cell>
              <table:table-cell office:value-type="float" office:value="389128000">
                <text:p>389128000</text:p>
              </table:table-cell>
              <table:table-cell office:value-type="float" office:value="387678000">
                <text:p>387678000</text:p>
              </table:table-cell>
              <table:table-cell office:value-type="float" office:value="387746000">
                <text:p>387746000</text:p>
              </table:table-cell>
              <table:table-cell office:value-type="float" office:value="385583000">
                <text:p>385583000</text:p>
              </table:table-cell>
              <table:table-cell office:value-type="float" office:value="386446000">
                <text:p>386446000</text:p>
              </table:table-cell>
              <table:table-cell office:value-type="float" office:value="387433000">
                <text:p>387433000</text:p>
              </table:table-cell>
              <table:table-cell office:value-type="float" office:value="386900000">
                <text:p>386900000</text:p>
              </table:table-cell>
              <table:table-cell office:value-type="float" office:value="386533000">
                <text:p>386533000</text:p>
              </table:table-cell>
              <table:table-cell office:value-type="float" office:value="386517000">
                <text:p>386517000</text:p>
              </table:table-cell>
              <table:table-cell office:value-type="float" office:value="386786000">
                <text:p>386786000</text:p>
              </table:table-cell>
              <table:table-cell office:value-type="float" office:value="388330000">
                <text:p>388330000</text:p>
              </table:table-cell>
              <table:table-cell office:value-type="float" office:value="386688000">
                <text:p>386688000</text:p>
              </table:table-cell>
              <table:table-cell office:value-type="float" office:value="387687000">
                <text:p>387687000</text:p>
              </table:table-cell>
              <table:table-cell office:value-type="float" office:value="388201000">
                <text:p>388201000</text:p>
              </table:table-cell>
              <table:table-cell office:value-type="float" office:value="388563000">
                <text:p>388563000</text:p>
              </table:table-cell>
              <table:table-cell office:value-type="float" office:value="387979000">
                <text:p>387979000</text:p>
              </table:table-cell>
              <table:table-cell office:value-type="float" office:value="387875000">
                <text:p>387875000</text:p>
              </table:table-cell>
              <table:table-cell office:value-type="float" office:value="387941000">
                <text:p>387941000</text:p>
              </table:table-cell>
              <table:table-cell office:value-type="float" office:value="385143000">
                <text:p>385143000</text:p>
              </table:table-cell>
              <table:table-cell office:value-type="float" office:value="387104000">
                <text:p>387104000</text:p>
              </table:table-cell>
              <table:table-cell office:value-type="float" office:value="387009000">
                <text:p>387009000</text:p>
              </table:table-cell>
              <table:table-cell office:value-type="float" office:value="388407000">
                <text:p>388407000</text:p>
              </table:table-cell>
              <table:table-cell office:value-type="float" office:value="385128000">
                <text:p>385128000</text:p>
              </table:table-cell>
              <table:table-cell office:value-type="float" office:value="386751000">
                <text:p>386751000</text:p>
              </table:table-cell>
              <table:table-cell office:value-type="float" office:value="387471000">
                <text:p>387471000</text:p>
              </table:table-cell>
              <table:table-cell office:value-type="float" office:value="386711000">
                <text:p>386711000</text:p>
              </table:table-cell>
              <table:table-cell office:value-type="float" office:value="387870000">
                <text:p>387870000</text:p>
              </table:table-cell>
              <table:table-cell office:value-type="float" office:value="388159000">
                <text:p>388159000</text:p>
              </table:table-cell>
              <table:table-cell office:value-type="float" office:value="388091000">
                <text:p>388091000</text:p>
              </table:table-cell>
              <table:table-cell office:value-type="float" office:value="386305000">
                <text:p>386305000</text:p>
              </table:table-cell>
              <table:table-cell office:value-type="float" office:value="387968000">
                <text:p>387968000</text:p>
              </table:table-cell>
              <table:table-cell office:value-type="float" office:value="387111000">
                <text:p>387111000</text:p>
              </table:table-cell>
              <table:table-cell office:value-type="float" office:value="388538000">
                <text:p>388538000</text:p>
              </table:table-cell>
              <table:table-cell office:value-type="float" office:value="387642000">
                <text:p>387642000</text:p>
              </table:table-cell>
              <table:table-cell office:value-type="float" office:value="385876000">
                <text:p>385876000</text:p>
              </table:table-cell>
              <table:table-cell office:value-type="float" office:value="387467000">
                <text:p>387467000</text:p>
              </table:table-cell>
              <table:table-cell office:value-type="float" office:value="387257000">
                <text:p>387257000</text:p>
              </table:table-cell>
              <table:table-cell office:value-type="float" office:value="387473000">
                <text:p>387473000</text:p>
              </table:table-cell>
              <table:table-cell office:value-type="float" office:value="388833000">
                <text:p>388833000</text:p>
              </table:table-cell>
              <table:table-cell office:value-type="float" office:value="386927000">
                <text:p>386927000</text:p>
              </table:table-cell>
              <table:table-cell office:value-type="float" office:value="387051000">
                <text:p>387051000</text:p>
              </table:table-cell>
              <table:table-cell office:value-type="float" office:value="388215000">
                <text:p>388215000</text:p>
              </table:table-cell>
              <table:table-cell office:value-type="float" office:value="386972000">
                <text:p>386972000</text:p>
              </table:table-cell>
              <table:table-cell office:value-type="float" office:value="387927000">
                <text:p>387927000</text:p>
              </table:table-cell>
              <table:table-cell office:value-type="float" office:value="386139000">
                <text:p>386139000</text:p>
              </table:table-cell>
              <table:table-cell office:value-type="float" office:value="386425000">
                <text:p>386425000</text:p>
              </table:table-cell>
              <table:table-cell office:value-type="float" office:value="386921000">
                <text:p>386921000</text:p>
              </table:table-cell>
              <table:table-cell office:value-type="float" office:value="386684000">
                <text:p>386684000</text:p>
              </table:table-cell>
              <table:table-cell office:value-type="float" office:value="386923000">
                <text:p>386923000</text:p>
              </table:table-cell>
              <table:table-cell office:value-type="float" office:value="388221000">
                <text:p>388221000</text:p>
              </table:table-cell>
              <table:table-cell office:value-type="float" office:value="387569000">
                <text:p>387569000</text:p>
              </table:table-cell>
              <table:table-cell office:value-type="float" office:value="385939000">
                <text:p>385939000</text:p>
              </table:table-cell>
              <table:table-cell office:value-type="float" office:value="388001000">
                <text:p>388001000</text:p>
              </table:table-cell>
              <table:table-cell office:value-type="float" office:value="388379000">
                <text:p>388379000</text:p>
              </table:table-cell>
              <table:table-cell office:value-type="float" office:value="387180000">
                <text:p>387180000</text:p>
              </table:table-cell>
              <table:table-cell office:value-type="float" office:value="389054000">
                <text:p>389054000</text:p>
              </table:table-cell>
              <table:table-cell office:value-type="float" office:value="388365000">
                <text:p>388365000</text:p>
              </table:table-cell>
              <table:table-cell office:value-type="float" office:value="388092000">
                <text:p>388092000</text:p>
              </table:table-cell>
              <table:table-cell office:value-type="float" office:value="387548000">
                <text:p>387548000</text:p>
              </table:table-cell>
              <table:table-cell office:value-type="float" office:value="387474000">
                <text:p>387474000</text:p>
              </table:table-cell>
              <table:table-cell office:value-type="float" office:value="386574000">
                <text:p>386574000</text:p>
              </table:table-cell>
              <table:table-cell office:value-type="float" office:value="388125000">
                <text:p>388125000</text:p>
              </table:table-cell>
              <table:table-cell office:value-type="float" office:value="387243000">
                <text:p>387243000</text:p>
              </table:table-cell>
              <table:table-cell office:value-type="float" office:value="387611000">
                <text:p>387611000</text:p>
              </table:table-cell>
              <table:table-cell office:value-type="float" office:value="387671000">
                <text:p>387671000</text:p>
              </table:table-cell>
              <table:table-cell office:value-type="float" office:value="387150000">
                <text:p>387150000</text:p>
              </table:table-cell>
              <table:table-cell office:value-type="float" office:value="387198000">
                <text:p>387198000</text:p>
              </table:table-cell>
              <table:table-cell office:value-type="float" office:value="387798000">
                <text:p>387798000</text:p>
              </table:table-cell>
              <table:table-cell office:value-type="float" office:value="386933000">
                <text:p>386933000</text:p>
              </table:table-cell>
              <table:table-cell office:value-type="float" office:value="386527000">
                <text:p>386527000</text:p>
              </table:table-cell>
              <table:table-cell office:value-type="float" office:value="386840000">
                <text:p>386840000</text:p>
              </table:table-cell>
              <table:table-cell office:value-type="float" office:value="385770000">
                <text:p>385770000</text:p>
              </table:table-cell>
              <table:table-cell office:value-type="float" office:value="388217000">
                <text:p>388217000</text:p>
              </table:table-cell>
              <table:table-cell office:value-type="float" office:value="386658000">
                <text:p>386658000</text:p>
              </table:table-cell>
              <table:table-cell office:value-type="float" office:value="387440000">
                <text:p>387440000</text:p>
              </table:table-cell>
              <table:table-cell office:value-type="float" office:value="387710000">
                <text:p>387710000</text:p>
              </table:table-cell>
              <table:table-cell office:value-type="float" office:value="387074000">
                <text:p>387074000</text:p>
              </table:table-cell>
              <table:table-cell office:value-type="float" office:value="387582000">
                <text:p>387582000</text:p>
              </table:table-cell>
              <table:table-cell office:value-type="float" office:value="388424000">
                <text:p>388424000</text:p>
              </table:table-cell>
              <table:table-cell office:value-type="float" office:value="387120000">
                <text:p>387120000</text:p>
              </table:table-cell>
              <table:table-cell office:value-type="float" office:value="387265000">
                <text:p>387265000</text:p>
              </table:table-cell>
              <table:table-cell office:value-type="float" office:value="387700000">
                <text:p>387700000</text:p>
              </table:table-cell>
              <table:table-cell office:value-type="float" office:value="387287000">
                <text:p>387287000</text:p>
              </table:table-cell>
              <table:table-cell office:value-type="float" office:value="387932000">
                <text:p>387932000</text:p>
              </table:table-cell>
              <table:table-cell office:value-type="float" office:value="388054000">
                <text:p>388054000</text:p>
              </table:table-cell>
              <table:table-cell office:value-type="float" office:value="387627000">
                <text:p>387627000</text:p>
              </table:table-cell>
              <table:table-cell office:value-type="float" office:value="386095000">
                <text:p>386095000</text:p>
              </table:table-cell>
              <table:table-cell office:value-type="float" office:value="388077000">
                <text:p>388077000</text:p>
              </table:table-cell>
              <table:table-cell office:value-type="float" office:value="387837000">
                <text:p>387837000</text:p>
              </table:table-cell>
              <table:table-cell office:value-type="float" office:value="387236000">
                <text:p>387236000</text:p>
              </table:table-cell>
              <table:table-cell office:value-type="float" office:value="385680000">
                <text:p>385680000</text:p>
              </table:table-cell>
              <table:table-cell office:value-type="float" office:value="386870000">
                <text:p>386870000</text:p>
              </table:table-cell>
              <table:table-cell office:value-type="float" office:value="387908000">
                <text:p>387908000</text:p>
              </table:table-cell>
              <table:table-cell office:value-type="float" office:value="388931000">
                <text:p>388931000</text:p>
              </table:table-cell>
              <table:table-cell office:value-type="float" office:value="387780000">
                <text:p>387780000</text:p>
              </table:table-cell>
              <table:table-cell office:value-type="float" office:value="386077000">
                <text:p>386077000</text:p>
              </table:table-cell>
              <table:table-cell office:value-type="float" office:value="387541000">
                <text:p>387541000</text:p>
              </table:table-cell>
              <table:table-cell office:value-type="float" office:value="386945000">
                <text:p>386945000</text:p>
              </table:table-cell>
              <table:table-cell office:value-type="float" office:value="386953000">
                <text:p>386953000</text:p>
              </table:table-cell>
              <table:table-cell office:value-type="float" office:value="386785000">
                <text:p>386785000</text:p>
              </table:table-cell>
              <table:table-cell office:value-type="float" office:value="388339000">
                <text:p>388339000</text:p>
              </table:table-cell>
              <table:table-cell office:value-type="float" office:value="387768000">
                <text:p>387768000</text:p>
              </table:table-cell>
              <table:table-cell office:value-type="float" office:value="386853000">
                <text:p>386853000</text:p>
              </table:table-cell>
              <table:table-cell office:value-type="float" office:value="386722000">
                <text:p>386722000</text:p>
              </table:table-cell>
              <table:table-cell office:value-type="float" office:value="386060000">
                <text:p>386060000</text:p>
              </table:table-cell>
              <table:table-cell office:value-type="float" office:value="387739000">
                <text:p>387739000</text:p>
              </table:table-cell>
              <table:table-cell office:value-type="float" office:value="387463000">
                <text:p>387463000</text:p>
              </table:table-cell>
              <table:table-cell office:value-type="float" office:value="387891000">
                <text:p>387891000</text:p>
              </table:table-cell>
              <table:table-cell office:value-type="float" office:value="388158000">
                <text:p>388158000</text:p>
              </table:table-cell>
              <table:table-cell office:value-type="float" office:value="385367000">
                <text:p>385367000</text:p>
              </table:table-cell>
              <table:table-cell office:value-type="float" office:value="388351000">
                <text:p>388351000</text:p>
              </table:table-cell>
              <table:table-cell office:value-type="float" office:value="388121000">
                <text:p>388121000</text:p>
              </table:table-cell>
              <table:table-cell office:value-type="float" office:value="386399000">
                <text:p>386399000</text:p>
              </table:table-cell>
              <table:table-cell office:value-type="float" office:value="386473000">
                <text:p>386473000</text:p>
              </table:table-cell>
              <table:table-cell office:value-type="float" office:value="387002000">
                <text:p>387002000</text:p>
              </table:table-cell>
              <table:table-cell office:value-type="float" office:value="387979000">
                <text:p>387979000</text:p>
              </table:table-cell>
              <table:table-cell office:value-type="float" office:value="387805000">
                <text:p>387805000</text:p>
              </table:table-cell>
              <table:table-cell office:value-type="float" office:value="387768000">
                <text:p>387768000</text:p>
              </table:table-cell>
              <table:table-cell office:value-type="float" office:value="386066000">
                <text:p>386066000</text:p>
              </table:table-cell>
              <table:table-cell office:value-type="float" office:value="386850000">
                <text:p>386850000</text:p>
              </table:table-cell>
              <table:table-cell office:value-type="float" office:value="387808000">
                <text:p>387808000</text:p>
              </table:table-cell>
              <table:table-cell office:value-type="float" office:value="387927000">
                <text:p>387927000</text:p>
              </table:table-cell>
              <table:table-cell office:value-type="float" office:value="387493000">
                <text:p>387493000</text:p>
              </table:table-cell>
              <table:table-cell office:value-type="float" office:value="387351000">
                <text:p>387351000</text:p>
              </table:table-cell>
              <table:table-cell office:value-type="float" office:value="388492000">
                <text:p>388492000</text:p>
              </table:table-cell>
              <table:table-cell office:value-type="float" office:value="386288000">
                <text:p>386288000</text:p>
              </table:table-cell>
              <table:table-cell office:value-type="float" office:value="387777000">
                <text:p>387777000</text:p>
              </table:table-cell>
              <table:table-cell office:value-type="float" office:value="388255000">
                <text:p>388255000</text:p>
              </table:table-cell>
              <table:table-cell office:value-type="float" office:value="387471000">
                <text:p>387471000</text:p>
              </table:table-cell>
              <table:table-cell office:value-type="float" office:value="388318000">
                <text:p>388318000</text:p>
              </table:table-cell>
              <table:table-cell office:value-type="float" office:value="387626000">
                <text:p>387626000</text:p>
              </table:table-cell>
              <table:table-cell office:value-type="float" office:value="385468000">
                <text:p>385468000</text:p>
              </table:table-cell>
              <table:table-cell office:value-type="float" office:value="388673000">
                <text:p>388673000</text:p>
              </table:table-cell>
              <table:table-cell office:value-type="float" office:value="385264000">
                <text:p>385264000</text:p>
              </table:table-cell>
              <table:table-cell office:value-type="float" office:value="387722000">
                <text:p>387722000</text:p>
              </table:table-cell>
              <table:table-cell office:value-type="float" office:value="387345000">
                <text:p>387345000</text:p>
              </table:table-cell>
              <table:table-cell office:value-type="float" office:value="386577000">
                <text:p>386577000</text:p>
              </table:table-cell>
              <table:table-cell office:value-type="float" office:value="387236000">
                <text:p>387236000</text:p>
              </table:table-cell>
              <table:table-cell office:value-type="float" office:value="386781000">
                <text:p>386781000</text:p>
              </table:table-cell>
              <table:table-cell office:value-type="float" office:value="386414000">
                <text:p>386414000</text:p>
              </table:table-cell>
              <table:table-cell office:value-type="float" office:value="387963000">
                <text:p>387963000</text:p>
              </table:table-cell>
              <table:table-cell office:value-type="float" office:value="388195000">
                <text:p>388195000</text:p>
              </table:table-cell>
              <table:table-cell office:value-type="float" office:value="386683000">
                <text:p>386683000</text:p>
              </table:table-cell>
              <table:table-cell office:value-type="float" office:value="386917000">
                <text:p>386917000</text:p>
              </table:table-cell>
              <table:table-cell office:value-type="float" office:value="388329000">
                <text:p>388329000</text:p>
              </table:table-cell>
              <table:table-cell office:value-type="float" office:value="387394000">
                <text:p>387394000</text:p>
              </table:table-cell>
              <table:table-cell office:value-type="float" office:value="386876000">
                <text:p>386876000</text:p>
              </table:table-cell>
              <table:table-cell office:value-type="float" office:value="387604000">
                <text:p>387604000</text:p>
              </table:table-cell>
              <table:table-cell office:value-type="float" office:value="386678000">
                <text:p>386678000</text:p>
              </table:table-cell>
              <table:table-cell office:value-type="float" office:value="387886000">
                <text:p>387886000</text:p>
              </table:table-cell>
              <table:table-cell office:value-type="float" office:value="386876000">
                <text:p>386876000</text:p>
              </table:table-cell>
              <table:table-cell office:value-type="float" office:value="388147000">
                <text:p>388147000</text:p>
              </table:table-cell>
              <table:table-cell office:value-type="float" office:value="388562000">
                <text:p>388562000</text:p>
              </table:table-cell>
              <table:table-cell office:value-type="float" office:value="388271000">
                <text:p>388271000</text:p>
              </table:table-cell>
              <table:table-cell office:value-type="float" office:value="387942000">
                <text:p>387942000</text:p>
              </table:table-cell>
              <table:table-cell office:value-type="float" office:value="388421000">
                <text:p>388421000</text:p>
              </table:table-cell>
              <table:table-cell office:value-type="float" office:value="388640000">
                <text:p>388640000</text:p>
              </table:table-cell>
              <table:table-cell office:value-type="float" office:value="386829000">
                <text:p>386829000</text:p>
              </table:table-cell>
              <table:table-cell office:value-type="float" office:value="387544000">
                <text:p>387544000</text:p>
              </table:table-cell>
              <table:table-cell office:value-type="float" office:value="388065000">
                <text:p>388065000</text:p>
              </table:table-cell>
              <table:table-cell office:value-type="float" office:value="388712000">
                <text:p>388712000</text:p>
              </table:table-cell>
              <table:table-cell office:value-type="float" office:value="386600000">
                <text:p>386600000</text:p>
              </table:table-cell>
              <table:table-cell office:value-type="float" office:value="388952000">
                <text:p>388952000</text:p>
              </table:table-cell>
              <table:table-cell office:value-type="float" office:value="387635000">
                <text:p>387635000</text:p>
              </table:table-cell>
              <table:table-cell office:value-type="float" office:value="387472000">
                <text:p>387472000</text:p>
              </table:table-cell>
              <table:table-cell office:value-type="float" office:value="387810000">
                <text:p>387810000</text:p>
              </table:table-cell>
              <table:table-cell office:value-type="float" office:value="388701000">
                <text:p>388701000</text:p>
              </table:table-cell>
              <table:table-cell office:value-type="float" office:value="387538000">
                <text:p>387538000</text:p>
              </table:table-cell>
              <table:table-cell office:value-type="float" office:value="387098000">
                <text:p>387098000</text:p>
              </table:table-cell>
              <table:table-cell office:value-type="float" office:value="387553000">
                <text:p>387553000</text:p>
              </table:table-cell>
              <table:table-cell office:value-type="float" office:value="389330000">
                <text:p>389330000</text:p>
              </table:table-cell>
              <table:table-cell office:value-type="float" office:value="388603000">
                <text:p>388603000</text:p>
              </table:table-cell>
              <table:table-cell office:value-type="float" office:value="388907000">
                <text:p>388907000</text:p>
              </table:table-cell>
              <table:table-cell office:value-type="float" office:value="386896000">
                <text:p>386896000</text:p>
              </table:table-cell>
              <table:table-cell office:value-type="float" office:value="388765000">
                <text:p>388765000</text:p>
              </table:table-cell>
              <table:table-cell office:value-type="float" office:value="387514000">
                <text:p>387514000</text:p>
              </table:table-cell>
              <table:table-cell office:value-type="float" office:value="388418000">
                <text:p>388418000</text:p>
              </table:table-cell>
              <table:table-cell office:value-type="float" office:value="387857000">
                <text:p>387857000</text:p>
              </table:table-cell>
              <table:table-cell office:value-type="float" office:value="387945000">
                <text:p>387945000</text:p>
              </table:table-cell>
              <table:table-cell office:value-type="float" office:value="388627000">
                <text:p>388627000</text:p>
              </table:table-cell>
              <table:table-cell office:value-type="float" office:value="388293000">
                <text:p>388293000</text:p>
              </table:table-cell>
              <table:table-cell office:value-type="float" office:value="388023000">
                <text:p>388023000</text:p>
              </table:table-cell>
              <table:table-cell office:value-type="float" office:value="388043000">
                <text:p>388043000</text:p>
              </table:table-cell>
              <table:table-cell office:value-type="float" office:value="388664000">
                <text:p>388664000</text:p>
              </table:table-cell>
              <table:table-cell office:value-type="float" office:value="387022000">
                <text:p>387022000</text:p>
              </table:table-cell>
              <table:table-cell office:value-type="float" office:value="388076000">
                <text:p>388076000</text:p>
              </table:table-cell>
              <table:table-cell office:value-type="float" office:value="387659000">
                <text:p>387659000</text:p>
              </table:table-cell>
              <table:table-cell office:value-type="float" office:value="388124000">
                <text:p>388124000</text:p>
              </table:table-cell>
              <table:table-cell office:value-type="float" office:value="389097000">
                <text:p>389097000</text:p>
              </table:table-cell>
              <table:table-cell office:value-type="float" office:value="388731000">
                <text:p>388731000</text:p>
              </table:table-cell>
              <table:table-cell office:value-type="float" office:value="387936000">
                <text:p>387936000</text:p>
              </table:table-cell>
              <table:table-cell office:value-type="float" office:value="387970000">
                <text:p>387970000</text:p>
              </table:table-cell>
              <table:table-cell office:value-type="float" office:value="388256000">
                <text:p>388256000</text:p>
              </table:table-cell>
              <table:table-cell office:value-type="float" office:value="387909000">
                <text:p>387909000</text:p>
              </table:table-cell>
              <table:table-cell office:value-type="float" office:value="388417000">
                <text:p>388417000</text:p>
              </table:table-cell>
              <table:table-cell office:value-type="float" office:value="387928000">
                <text:p>387928000</text:p>
              </table:table-cell>
              <table:table-cell office:value-type="float" office:value="388679000">
                <text:p>388679000</text:p>
              </table:table-cell>
              <table:table-cell office:value-type="float" office:value="388605000">
                <text:p>388605000</text:p>
              </table:table-cell>
              <table:table-cell office:value-type="float" office:value="386706000">
                <text:p>386706000</text:p>
              </table:table-cell>
              <table:table-cell office:value-type="float" office:value="387608000">
                <text:p>387608000</text:p>
              </table:table-cell>
              <table:table-cell office:value-type="float" office:value="388003000">
                <text:p>388003000</text:p>
              </table:table-cell>
              <table:table-cell office:value-type="float" office:value="387665000">
                <text:p>387665000</text:p>
              </table:table-cell>
              <table:table-cell office:value-type="float" office:value="388464000">
                <text:p>388464000</text:p>
              </table:table-cell>
              <table:table-cell office:value-type="float" office:value="388931000">
                <text:p>388931000</text:p>
              </table:table-cell>
              <table:table-cell office:value-type="float" office:value="386983000">
                <text:p>386983000</text:p>
              </table:table-cell>
              <table:table-cell office:value-type="float" office:value="388949000">
                <text:p>388949000</text:p>
              </table:table-cell>
              <table:table-cell office:value-type="float" office:value="388186000">
                <text:p>388186000</text:p>
              </table:table-cell>
              <table:table-cell office:value-type="float" office:value="388236000">
                <text:p>388236000</text:p>
              </table:table-cell>
              <table:table-cell office:value-type="float" office:value="388608000">
                <text:p>388608000</text:p>
              </table:table-cell>
              <table:table-cell office:value-type="float" office:value="388150000">
                <text:p>388150000</text:p>
              </table:table-cell>
              <table:table-cell office:value-type="float" office:value="388511000">
                <text:p>388511000</text:p>
              </table:table-cell>
              <table:table-cell office:value-type="float" office:value="388510000">
                <text:p>388510000</text:p>
              </table:table-cell>
              <table:table-cell office:value-type="float" office:value="387518000">
                <text:p>387518000</text:p>
              </table:table-cell>
              <table:table-cell office:value-type="float" office:value="389304000">
                <text:p>389304000</text:p>
              </table:table-cell>
              <table:table-cell office:value-type="float" office:value="388495000">
                <text:p>388495000</text:p>
              </table:table-cell>
              <table:table-cell office:value-type="float" office:value="388700000">
                <text:p>388700000</text:p>
              </table:table-cell>
              <table:table-cell office:value-type="float" office:value="387750000">
                <text:p>387750000</text:p>
              </table:table-cell>
              <table:table-cell office:value-type="float" office:value="388742000">
                <text:p>388742000</text:p>
              </table:table-cell>
              <table:table-cell office:value-type="float" office:value="388078000">
                <text:p>388078000</text:p>
              </table:table-cell>
              <table:table-cell office:value-type="float" office:value="388651000">
                <text:p>388651000</text:p>
              </table:table-cell>
              <table:table-cell office:value-type="float" office:value="385869000">
                <text:p>385869000</text:p>
              </table:table-cell>
              <table:table-cell office:value-type="float" office:value="386928000">
                <text:p>386928000</text:p>
              </table:table-cell>
              <table:table-cell office:value-type="float" office:value="386186000">
                <text:p>386186000</text:p>
              </table:table-cell>
              <table:table-cell office:value-type="float" office:value="388057000">
                <text:p>388057000</text:p>
              </table:table-cell>
              <table:table-cell office:value-type="float" office:value="387866000">
                <text:p>387866000</text:p>
              </table:table-cell>
              <table:table-cell office:value-type="float" office:value="387018000">
                <text:p>387018000</text:p>
              </table:table-cell>
              <table:table-cell office:value-type="float" office:value="388718000">
                <text:p>388718000</text:p>
              </table:table-cell>
              <table:table-cell office:value-type="float" office:value="389441000">
                <text:p>389441000</text:p>
              </table:table-cell>
              <table:table-cell office:value-type="float" office:value="388455000">
                <text:p>388455000</text:p>
              </table:table-cell>
              <table:table-cell office:value-type="float" office:value="387786000">
                <text:p>387786000</text:p>
              </table:table-cell>
              <table:table-cell office:value-type="float" office:value="387642000">
                <text:p>387642000</text:p>
              </table:table-cell>
              <table:table-cell office:value-type="float" office:value="385866000">
                <text:p>385866000</text:p>
              </table:table-cell>
              <table:table-cell office:value-type="float" office:value="387122000">
                <text:p>387122000</text:p>
              </table:table-cell>
              <table:table-cell office:value-type="float" office:value="388041000">
                <text:p>388041000</text:p>
              </table:table-cell>
              <table:table-cell office:value-type="float" office:value="387119000">
                <text:p>387119000</text:p>
              </table:table-cell>
              <table:table-cell office:value-type="float" office:value="388154000">
                <text:p>388154000</text:p>
              </table:table-cell>
              <table:table-cell office:value-type="float" office:value="388889000">
                <text:p>388889000</text:p>
              </table:table-cell>
              <table:table-cell office:value-type="float" office:value="389056000">
                <text:p>389056000</text:p>
              </table:table-cell>
              <table:table-cell office:value-type="float" office:value="388145000">
                <text:p>388145000</text:p>
              </table:table-cell>
              <table:table-cell office:value-type="float" office:value="387646000">
                <text:p>387646000</text:p>
              </table:table-cell>
              <table:table-cell office:value-type="float" office:value="388430000">
                <text:p>388430000</text:p>
              </table:table-cell>
              <table:table-cell office:value-type="float" office:value="387524000">
                <text:p>387524000</text:p>
              </table:table-cell>
              <table:table-cell office:value-type="float" office:value="388000000">
                <text:p>388000000</text:p>
              </table:table-cell>
              <table:table-cell office:value-type="float" office:value="388319000">
                <text:p>388319000</text:p>
              </table:table-cell>
              <table:table-cell office:value-type="float" office:value="388992000">
                <text:p>388992000</text:p>
              </table:table-cell>
              <table:table-cell office:value-type="float" office:value="386870000">
                <text:p>386870000</text:p>
              </table:table-cell>
              <table:table-cell office:value-type="float" office:value="386931000">
                <text:p>386931000</text:p>
              </table:table-cell>
              <table:table-cell office:value-type="float" office:value="388786000">
                <text:p>388786000</text:p>
              </table:table-cell>
              <table:table-cell office:value-type="float" office:value="389058000">
                <text:p>389058000</text:p>
              </table:table-cell>
              <table:table-cell office:value-type="float" office:value="387165000">
                <text:p>387165000</text:p>
              </table:table-cell>
              <table:table-cell office:value-type="float" office:value="388327000">
                <text:p>388327000</text:p>
              </table:table-cell>
              <table:table-cell office:value-type="float" office:value="388341000">
                <text:p>388341000</text:p>
              </table:table-cell>
              <table:table-cell office:value-type="float" office:value="387998000">
                <text:p>387998000</text:p>
              </table:table-cell>
              <table:table-cell office:value-type="float" office:value="388722000">
                <text:p>388722000</text:p>
              </table:table-cell>
              <table:table-cell office:value-type="float" office:value="388460000">
                <text:p>388460000</text:p>
              </table:table-cell>
              <table:table-cell office:value-type="float" office:value="388446000">
                <text:p>388446000</text:p>
              </table:table-cell>
              <table:table-cell office:value-type="float" office:value="388844000">
                <text:p>388844000</text:p>
              </table:table-cell>
              <table:table-cell office:value-type="float" office:value="388722000">
                <text:p>388722000</text:p>
              </table:table-cell>
              <table:table-cell office:value-type="float" office:value="388985000">
                <text:p>388985000</text:p>
              </table:table-cell>
              <table:table-cell office:value-type="float" office:value="388934000">
                <text:p>388934000</text:p>
              </table:table-cell>
              <table:table-cell office:value-type="float" office:value="388521000">
                <text:p>388521000</text:p>
              </table:table-cell>
              <table:table-cell office:value-type="float" office:value="388440000">
                <text:p>388440000</text:p>
              </table:table-cell>
              <table:table-cell office:value-type="float" office:value="388972000">
                <text:p>388972000</text:p>
              </table:table-cell>
              <table:table-cell office:value-type="float" office:value="387371000">
                <text:p>387371000</text:p>
              </table:table-cell>
              <table:table-cell office:value-type="float" office:value="387294000">
                <text:p>387294000</text:p>
              </table:table-cell>
              <table:table-cell office:value-type="float" office:value="388114000">
                <text:p>388114000</text:p>
              </table:table-cell>
              <table:table-cell office:value-type="float" office:value="387153000">
                <text:p>387153000</text:p>
              </table:table-cell>
              <table:table-cell office:value-type="float" office:value="388157000">
                <text:p>388157000</text:p>
              </table:table-cell>
              <table:table-cell office:value-type="float" office:value="388386000">
                <text:p>388386000</text:p>
              </table:table-cell>
              <table:table-cell office:value-type="float" office:value="387848000">
                <text:p>387848000</text:p>
              </table:table-cell>
              <table:table-cell office:value-type="float" office:value="388436000">
                <text:p>388436000</text:p>
              </table:table-cell>
              <table:table-cell office:value-type="float" office:value="387704000">
                <text:p>387704000</text:p>
              </table:table-cell>
              <table:table-cell office:value-type="float" office:value="388955000">
                <text:p>388955000</text:p>
              </table:table-cell>
              <table:table-cell office:value-type="float" office:value="387302000">
                <text:p>387302000</text:p>
              </table:table-cell>
              <table:table-cell office:value-type="float" office:value="388499000">
                <text:p>388499000</text:p>
              </table:table-cell>
              <table:table-cell office:value-type="float" office:value="388378000">
                <text:p>388378000</text:p>
              </table:table-cell>
              <table:table-cell office:value-type="float" office:value="387597000">
                <text:p>387597000</text:p>
              </table:table-cell>
              <table:table-cell office:value-type="float" office:value="388495000">
                <text:p>388495000</text:p>
              </table:table-cell>
              <table:table-cell office:value-type="float" office:value="389033000">
                <text:p>389033000</text:p>
              </table:table-cell>
              <table:table-cell office:value-type="float" office:value="389239000">
                <text:p>389239000</text:p>
              </table:table-cell>
              <table:table-cell office:value-type="float" office:value="388435000">
                <text:p>388435000</text:p>
              </table:table-cell>
              <table:table-cell office:value-type="float" office:value="388270000">
                <text:p>388270000</text:p>
              </table:table-cell>
              <table:table-cell office:value-type="float" office:value="387471000">
                <text:p>387471000</text:p>
              </table:table-cell>
              <table:table-cell office:value-type="float" office:value="389308000">
                <text:p>389308000</text:p>
              </table:table-cell>
              <table:table-cell office:value-type="float" office:value="389887000">
                <text:p>389887000</text:p>
              </table:table-cell>
              <table:table-cell office:value-type="float" office:value="387538000">
                <text:p>387538000</text:p>
              </table:table-cell>
              <table:table-cell office:value-type="float" office:value="388044000">
                <text:p>388044000</text:p>
              </table:table-cell>
              <table:table-cell office:value-type="float" office:value="388623000">
                <text:p>388623000</text:p>
              </table:table-cell>
              <table:table-cell office:value-type="float" office:value="387113000">
                <text:p>387113000</text:p>
              </table:table-cell>
              <table:table-cell office:value-type="float" office:value="388830000">
                <text:p>388830000</text:p>
              </table:table-cell>
              <table:table-cell office:value-type="float" office:value="388499000">
                <text:p>388499000</text:p>
              </table:table-cell>
              <table:table-cell office:value-type="float" office:value="387467000">
                <text:p>387467000</text:p>
              </table:table-cell>
              <table:table-cell office:value-type="float" office:value="387920000">
                <text:p>387920000</text:p>
              </table:table-cell>
              <table:table-cell office:value-type="float" office:value="388499000">
                <text:p>388499000</text:p>
              </table:table-cell>
              <table:table-cell office:value-type="float" office:value="388773000">
                <text:p>388773000</text:p>
              </table:table-cell>
              <table:table-cell office:value-type="float" office:value="388448000">
                <text:p>388448000</text:p>
              </table:table-cell>
              <table:table-cell office:value-type="float" office:value="388375000">
                <text:p>388375000</text:p>
              </table:table-cell>
              <table:table-cell office:value-type="float" office:value="388131000">
                <text:p>388131000</text:p>
              </table:table-cell>
              <table:table-cell office:value-type="float" office:value="387407000">
                <text:p>387407000</text:p>
              </table:table-cell>
              <table:table-cell office:value-type="float" office:value="388855000">
                <text:p>388855000</text:p>
              </table:table-cell>
              <table:table-cell office:value-type="float" office:value="387785000">
                <text:p>387785000</text:p>
              </table:table-cell>
              <table:table-cell office:value-type="float" office:value="386884000">
                <text:p>386884000</text:p>
              </table:table-cell>
              <table:table-cell office:value-type="float" office:value="386176000">
                <text:p>386176000</text:p>
              </table:table-cell>
              <table:table-cell office:value-type="float" office:value="387470000">
                <text:p>387470000</text:p>
              </table:table-cell>
              <table:table-cell office:value-type="float" office:value="387350000">
                <text:p>387350000</text:p>
              </table:table-cell>
              <table:table-cell office:value-type="float" office:value="388177000">
                <text:p>388177000</text:p>
              </table:table-cell>
              <table:table-cell office:value-type="float" office:value="387178000">
                <text:p>387178000</text:p>
              </table:table-cell>
              <table:table-cell office:value-type="float" office:value="388250000">
                <text:p>388250000</text:p>
              </table:table-cell>
              <table:table-cell office:value-type="float" office:value="385768000">
                <text:p>385768000</text:p>
              </table:table-cell>
              <table:table-cell office:value-type="float" office:value="389253000">
                <text:p>389253000</text:p>
              </table:table-cell>
              <table:table-cell office:value-type="float" office:value="387873000">
                <text:p>387873000</text:p>
              </table:table-cell>
              <table:table-cell office:value-type="float" office:value="389558000">
                <text:p>389558000</text:p>
              </table:table-cell>
              <table:table-cell office:value-type="float" office:value="386963000">
                <text:p>386963000</text:p>
              </table:table-cell>
              <table:table-cell office:value-type="float" office:value="388701000">
                <text:p>388701000</text:p>
              </table:table-cell>
              <table:table-cell office:value-type="float" office:value="388247000">
                <text:p>388247000</text:p>
              </table:table-cell>
              <table:table-cell office:value-type="float" office:value="387764000">
                <text:p>387764000</text:p>
              </table:table-cell>
              <table:table-cell office:value-type="float" office:value="387830000">
                <text:p>387830000</text:p>
              </table:table-cell>
              <table:table-cell office:value-type="float" office:value="388351000">
                <text:p>388351000</text:p>
              </table:table-cell>
              <table:table-cell office:value-type="float" office:value="388880000">
                <text:p>388880000</text:p>
              </table:table-cell>
              <table:table-cell office:value-type="float" office:value="388899000">
                <text:p>388899000</text:p>
              </table:table-cell>
              <table:table-cell office:value-type="float" office:value="388732000">
                <text:p>388732000</text:p>
              </table:table-cell>
              <table:table-cell office:value-type="float" office:value="388134000">
                <text:p>388134000</text:p>
              </table:table-cell>
              <table:table-cell office:value-type="float" office:value="388321000">
                <text:p>388321000</text:p>
              </table:table-cell>
              <table:table-cell office:value-type="float" office:value="388154000">
                <text:p>388154000</text:p>
              </table:table-cell>
              <table:table-cell office:value-type="float" office:value="387760000">
                <text:p>387760000</text:p>
              </table:table-cell>
              <table:table-cell office:value-type="float" office:value="389104000">
                <text:p>389104000</text:p>
              </table:table-cell>
              <table:table-cell office:value-type="float" office:value="387554000">
                <text:p>387554000</text:p>
              </table:table-cell>
              <table:table-cell office:value-type="float" office:value="388704000">
                <text:p>388704000</text:p>
              </table:table-cell>
              <table:table-cell office:value-type="float" office:value="387979000">
                <text:p>387979000</text:p>
              </table:table-cell>
              <table:table-cell office:value-type="float" office:value="386152000">
                <text:p>386152000</text:p>
              </table:table-cell>
              <table:table-cell office:value-type="float" office:value="387650000">
                <text:p>387650000</text:p>
              </table:table-cell>
              <table:table-cell office:value-type="float" office:value="388349000">
                <text:p>388349000</text:p>
              </table:table-cell>
              <table:table-cell office:value-type="float" office:value="387868000">
                <text:p>387868000</text:p>
              </table:table-cell>
              <table:table-cell office:value-type="float" office:value="388379000">
                <text:p>388379000</text:p>
              </table:table-cell>
              <table:table-cell office:value-type="float" office:value="387293000">
                <text:p>387293000</text:p>
              </table:table-cell>
              <table:table-cell office:value-type="float" office:value="388314000">
                <text:p>388314000</text:p>
              </table:table-cell>
              <table:table-cell office:value-type="float" office:value="388987000">
                <text:p>388987000</text:p>
              </table:table-cell>
              <table:table-cell office:value-type="float" office:value="387899000">
                <text:p>387899000</text:p>
              </table:table-cell>
              <table:table-cell office:value-type="float" office:value="388141000">
                <text:p>388141000</text:p>
              </table:table-cell>
              <table:table-cell office:value-type="float" office:value="386638000">
                <text:p>386638000</text:p>
              </table:table-cell>
              <table:table-cell office:value-type="float" office:value="389178000">
                <text:p>389178000</text:p>
              </table:table-cell>
              <table:table-cell office:value-type="float" office:value="389479000">
                <text:p>389479000</text:p>
              </table:table-cell>
              <table:table-cell office:value-type="float" office:value="388240000">
                <text:p>388240000</text:p>
              </table:table-cell>
              <table:table-cell office:value-type="float" office:value="388412000">
                <text:p>388412000</text:p>
              </table:table-cell>
              <table:table-cell office:value-type="float" office:value="388251000">
                <text:p>388251000</text:p>
              </table:table-cell>
              <table:table-cell office:value-type="float" office:value="387603000">
                <text:p>387603000</text:p>
              </table:table-cell>
              <table:table-cell office:value-type="float" office:value="388460000">
                <text:p>388460000</text:p>
              </table:table-cell>
              <table:table-cell office:value-type="float" office:value="387846000">
                <text:p>387846000</text:p>
              </table:table-cell>
              <table:table-cell office:value-type="float" office:value="388355000">
                <text:p>388355000</text:p>
              </table:table-cell>
              <table:table-cell office:value-type="float" office:value="387159000">
                <text:p>387159000</text:p>
              </table:table-cell>
              <table:table-cell office:value-type="float" office:value="389011000">
                <text:p>389011000</text:p>
              </table:table-cell>
              <table:table-cell office:value-type="float" office:value="388946000">
                <text:p>388946000</text:p>
              </table:table-cell>
              <table:table-cell office:value-type="float" office:value="388122000">
                <text:p>388122000</text:p>
              </table:table-cell>
              <table:table-cell office:value-type="float" office:value="388304000">
                <text:p>388304000</text:p>
              </table:table-cell>
              <table:table-cell office:value-type="float" office:value="387291000">
                <text:p>387291000</text:p>
              </table:table-cell>
              <table:table-cell office:value-type="float" office:value="387579000">
                <text:p>387579000</text:p>
              </table:table-cell>
              <table:table-cell office:value-type="float" office:value="388669000">
                <text:p>388669000</text:p>
              </table:table-cell>
              <table:table-cell office:value-type="float" office:value="389180000">
                <text:p>389180000</text:p>
              </table:table-cell>
              <table:table-cell office:value-type="float" office:value="387984000">
                <text:p>387984000</text:p>
              </table:table-cell>
              <table:table-cell office:value-type="float" office:value="388348000">
                <text:p>388348000</text:p>
              </table:table-cell>
              <table:table-cell office:value-type="float" office:value="387973000">
                <text:p>387973000</text:p>
              </table:table-cell>
              <table:table-cell office:value-type="float" office:value="387256000">
                <text:p>387256000</text:p>
              </table:table-cell>
              <table:table-cell office:value-type="float" office:value="386468000">
                <text:p>386468000</text:p>
              </table:table-cell>
              <table:table-cell office:value-type="float" office:value="388236000">
                <text:p>388236000</text:p>
              </table:table-cell>
              <table:table-cell office:value-type="float" office:value="389653000">
                <text:p>389653000</text:p>
              </table:table-cell>
              <table:table-cell office:value-type="float" office:value="388240000">
                <text:p>388240000</text:p>
              </table:table-cell>
              <table:table-cell office:value-type="float" office:value="387757000">
                <text:p>387757000</text:p>
              </table:table-cell>
              <table:table-cell office:value-type="float" office:value="388298000">
                <text:p>388298000</text:p>
              </table:table-cell>
              <table:table-cell office:value-type="float" office:value="388583000">
                <text:p>388583000</text:p>
              </table:table-cell>
              <table:table-cell office:value-type="float" office:value="388593000">
                <text:p>388593000</text:p>
              </table:table-cell>
              <table:table-cell office:value-type="float" office:value="388953000">
                <text:p>388953000</text:p>
              </table:table-cell>
              <table:table-cell office:value-type="float" office:value="387501000">
                <text:p>387501000</text:p>
              </table:table-cell>
              <table:table-cell office:value-type="float" office:value="388965000">
                <text:p>388965000</text:p>
              </table:table-cell>
              <table:table-cell office:value-type="float" office:value="387598000">
                <text:p>387598000</text:p>
              </table:table-cell>
              <table:table-cell office:value-type="float" office:value="388396000">
                <text:p>388396000</text:p>
              </table:table-cell>
              <table:table-cell office:value-type="float" office:value="388081000">
                <text:p>388081000</text:p>
              </table:table-cell>
              <table:table-cell office:value-type="float" office:value="388044000">
                <text:p>388044000</text:p>
              </table:table-cell>
              <table:table-cell office:value-type="float" office:value="387415000">
                <text:p>387415000</text:p>
              </table:table-cell>
              <table:table-cell office:value-type="float" office:value="388171000">
                <text:p>388171000</text:p>
              </table:table-cell>
              <table:table-cell office:value-type="float" office:value="389066000">
                <text:p>389066000</text:p>
              </table:table-cell>
              <table:table-cell office:value-type="float" office:value="387897000">
                <text:p>387897000</text:p>
              </table:table-cell>
              <table:table-cell office:value-type="float" office:value="387595000">
                <text:p>387595000</text:p>
              </table:table-cell>
              <table:table-cell office:value-type="float" office:value="387759000">
                <text:p>387759000</text:p>
              </table:table-cell>
              <table:table-cell office:value-type="float" office:value="388655000">
                <text:p>388655000</text:p>
              </table:table-cell>
              <table:table-cell office:value-type="float" office:value="388870000">
                <text:p>388870000</text:p>
              </table:table-cell>
              <table:table-cell office:value-type="float" office:value="387597000">
                <text:p>387597000</text:p>
              </table:table-cell>
              <table:table-cell office:value-type="float" office:value="388665000">
                <text:p>388665000</text:p>
              </table:table-cell>
              <table:table-cell office:value-type="float" office:value="388661000">
                <text:p>388661000</text:p>
              </table:table-cell>
              <table:table-cell office:value-type="float" office:value="388515000">
                <text:p>388515000</text:p>
              </table:table-cell>
              <table:table-cell office:value-type="float" office:value="388324000">
                <text:p>388324000</text:p>
              </table:table-cell>
              <table:table-cell office:value-type="float" office:value="389158000">
                <text:p>389158000</text:p>
              </table:table-cell>
              <table:table-cell office:value-type="float" office:value="387859000">
                <text:p>387859000</text:p>
              </table:table-cell>
              <table:table-cell office:value-type="float" office:value="389076000">
                <text:p>389076000</text:p>
              </table:table-cell>
              <table:table-cell office:value-type="float" office:value="387809000">
                <text:p>387809000</text:p>
              </table:table-cell>
              <table:table-cell office:value-type="float" office:value="387231000">
                <text:p>387231000</text:p>
              </table:table-cell>
              <table:table-cell office:value-type="float" office:value="387933000">
                <text:p>387933000</text:p>
              </table:table-cell>
              <table:table-cell office:value-type="float" office:value="388664000">
                <text:p>388664000</text:p>
              </table:table-cell>
              <table:table-cell office:value-type="float" office:value="387225000">
                <text:p>387225000</text:p>
              </table:table-cell>
              <table:table-cell office:value-type="float" office:value="388628000">
                <text:p>388628000</text:p>
              </table:table-cell>
              <table:table-cell office:value-type="float" office:value="389155000">
                <text:p>389155000</text:p>
              </table:table-cell>
              <table:table-cell office:value-type="float" office:value="388756000">
                <text:p>388756000</text:p>
              </table:table-cell>
              <table:table-cell office:value-type="float" office:value="387026000">
                <text:p>387026000</text:p>
              </table:table-cell>
              <table:table-cell office:value-type="float" office:value="389302000">
                <text:p>389302000</text:p>
              </table:table-cell>
              <table:table-cell office:value-type="float" office:value="387800000">
                <text:p>387800000</text:p>
              </table:table-cell>
              <table:table-cell office:value-type="float" office:value="388821000">
                <text:p>388821000</text:p>
              </table:table-cell>
              <table:table-cell office:value-type="float" office:value="387763000">
                <text:p>387763000</text:p>
              </table:table-cell>
              <table:table-cell office:value-type="float" office:value="387149000">
                <text:p>387149000</text:p>
              </table:table-cell>
              <table:table-cell office:value-type="float" office:value="389043000">
                <text:p>389043000</text:p>
              </table:table-cell>
              <table:table-cell office:value-type="float" office:value="388904000">
                <text:p>388904000</text:p>
              </table:table-cell>
              <table:table-cell office:value-type="float" office:value="386872000">
                <text:p>386872000</text:p>
              </table:table-cell>
              <table:table-cell office:value-type="float" office:value="387997000">
                <text:p>387997000</text:p>
              </table:table-cell>
              <table:table-cell office:value-type="float" office:value="386528000">
                <text:p>386528000</text:p>
              </table:table-cell>
              <table:table-cell office:value-type="float" office:value="387213000">
                <text:p>387213000</text:p>
              </table:table-cell>
              <table:table-cell office:value-type="float" office:value="389210000">
                <text:p>389210000</text:p>
              </table:table-cell>
              <table:table-cell office:value-type="float" office:value="388811000">
                <text:p>388811000</text:p>
              </table:table-cell>
              <table:table-cell office:value-type="float" office:value="388708000">
                <text:p>388708000</text:p>
              </table:table-cell>
              <table:table-cell office:value-type="float" office:value="387621000">
                <text:p>387621000</text:p>
              </table:table-cell>
              <table:table-cell office:value-type="float" office:value="388946000">
                <text:p>388946000</text:p>
              </table:table-cell>
              <table:table-cell office:value-type="float" office:value="387197000">
                <text:p>387197000</text:p>
              </table:table-cell>
              <table:table-cell office:value-type="float" office:value="389053000">
                <text:p>389053000</text:p>
              </table:table-cell>
              <table:table-cell office:value-type="float" office:value="390380000">
                <text:p>390380000</text:p>
              </table:table-cell>
              <table:table-cell office:value-type="float" office:value="388535000">
                <text:p>388535000</text:p>
              </table:table-cell>
              <table:table-cell office:value-type="float" office:value="388811000">
                <text:p>388811000</text:p>
              </table:table-cell>
              <table:table-cell office:value-type="float" office:value="389192000">
                <text:p>389192000</text:p>
              </table:table-cell>
              <table:table-cell office:value-type="float" office:value="386948000">
                <text:p>386948000</text:p>
              </table:table-cell>
              <table:table-cell office:value-type="float" office:value="389074000">
                <text:p>389074000</text:p>
              </table:table-cell>
              <table:table-cell office:value-type="float" office:value="389417000">
                <text:p>389417000</text:p>
              </table:table-cell>
              <table:table-cell office:value-type="float" office:value="388899000">
                <text:p>388899000</text:p>
              </table:table-cell>
              <table:table-cell office:value-type="float" office:value="388853000">
                <text:p>388853000</text:p>
              </table:table-cell>
              <table:table-cell office:value-type="float" office:value="388137000">
                <text:p>388137000</text:p>
              </table:table-cell>
              <table:table-cell office:value-type="float" office:value="387276000">
                <text:p>387276000</text:p>
              </table:table-cell>
              <table:table-cell office:value-type="float" office:value="388406000">
                <text:p>388406000</text:p>
              </table:table-cell>
              <table:table-cell office:value-type="float" office:value="388075000">
                <text:p>388075000</text:p>
              </table:table-cell>
              <table:table-cell office:value-type="float" office:value="387520000">
                <text:p>387520000</text:p>
              </table:table-cell>
              <table:table-cell office:value-type="float" office:value="389109000">
                <text:p>389109000</text:p>
              </table:table-cell>
              <table:table-cell office:value-type="float" office:value="387547000">
                <text:p>387547000</text:p>
              </table:table-cell>
              <table:table-cell office:value-type="float" office:value="388302000">
                <text:p>388302000</text:p>
              </table:table-cell>
              <table:table-cell office:value-type="float" office:value="387423000">
                <text:p>387423000</text:p>
              </table:table-cell>
              <table:table-cell office:value-type="float" office:value="387249000">
                <text:p>387249000</text:p>
              </table:table-cell>
              <table:table-cell office:value-type="float" office:value="388737000">
                <text:p>388737000</text:p>
              </table:table-cell>
              <table:table-cell office:value-type="float" office:value="388133000">
                <text:p>388133000</text:p>
              </table:table-cell>
              <table:table-cell office:value-type="float" office:value="388614000">
                <text:p>388614000</text:p>
              </table:table-cell>
              <table:table-cell office:value-type="float" office:value="389173000">
                <text:p>389173000</text:p>
              </table:table-cell>
              <table:table-cell office:value-type="float" office:value="389071000">
                <text:p>389071000</text:p>
              </table:table-cell>
              <table:table-cell office:value-type="float" office:value="387459000">
                <text:p>387459000</text:p>
              </table:table-cell>
              <table:table-cell office:value-type="float" office:value="388357000">
                <text:p>388357000</text:p>
              </table:table-cell>
              <table:table-cell office:value-type="float" office:value="386637000">
                <text:p>386637000</text:p>
              </table:table-cell>
              <table:table-cell office:value-type="float" office:value="386983000">
                <text:p>386983000</text:p>
              </table:table-cell>
              <table:table-cell office:value-type="float" office:value="388083000">
                <text:p>388083000</text:p>
              </table:table-cell>
              <table:table-cell office:value-type="float" office:value="388506000">
                <text:p>388506000</text:p>
              </table:table-cell>
              <table:table-cell office:value-type="float" office:value="389152000">
                <text:p>389152000</text:p>
              </table:table-cell>
              <table:table-cell office:value-type="float" office:value="389409000">
                <text:p>389409000</text:p>
              </table:table-cell>
              <table:table-cell office:value-type="float" office:value="388399000">
                <text:p>388399000</text:p>
              </table:table-cell>
              <table:table-cell office:value-type="float" office:value="387704000">
                <text:p>387704000</text:p>
              </table:table-cell>
              <table:table-cell office:value-type="float" office:value="387392000">
                <text:p>387392000</text:p>
              </table:table-cell>
              <table:table-cell office:value-type="float" office:value="388645000">
                <text:p>388645000</text:p>
              </table:table-cell>
              <table:table-cell office:value-type="float" office:value="389196000">
                <text:p>389196000</text:p>
              </table:table-cell>
              <table:table-cell office:value-type="float" office:value="388698000">
                <text:p>388698000</text:p>
              </table:table-cell>
              <table:table-cell office:value-type="float" office:value="388818000">
                <text:p>388818000</text:p>
              </table:table-cell>
              <table:table-cell office:value-type="float" office:value="388041000">
                <text:p>388041000</text:p>
              </table:table-cell>
              <table:table-cell office:value-type="float" office:value="385904000">
                <text:p>385904000</text:p>
              </table:table-cell>
              <table:table-cell office:value-type="float" office:value="388426000">
                <text:p>388426000</text:p>
              </table:table-cell>
              <table:table-cell office:value-type="float" office:value="388725000">
                <text:p>388725000</text:p>
              </table:table-cell>
              <table:table-cell office:value-type="float" office:value="386970000">
                <text:p>386970000</text:p>
              </table:table-cell>
              <table:table-cell office:value-type="float" office:value="389244000">
                <text:p>389244000</text:p>
              </table:table-cell>
              <table:table-cell office:value-type="float" office:value="387364000">
                <text:p>387364000</text:p>
              </table:table-cell>
              <table:table-cell office:value-type="float" office:value="387770000">
                <text:p>387770000</text:p>
              </table:table-cell>
              <table:table-cell office:value-type="float" office:value="388245000">
                <text:p>388245000</text:p>
              </table:table-cell>
              <table:table-cell office:value-type="float" office:value="389766000">
                <text:p>389766000</text:p>
              </table:table-cell>
              <table:table-cell office:value-type="float" office:value="387873000">
                <text:p>387873000</text:p>
              </table:table-cell>
              <table:table-cell office:value-type="float" office:value="388939000">
                <text:p>388939000</text:p>
              </table:table-cell>
              <table:table-cell office:value-type="float" office:value="389076000">
                <text:p>389076000</text:p>
              </table:table-cell>
              <table:table-cell office:value-type="float" office:value="388476000">
                <text:p>388476000</text:p>
              </table:table-cell>
              <table:table-cell office:value-type="float" office:value="388575000">
                <text:p>388575000</text:p>
              </table:table-cell>
              <table:table-cell office:value-type="float" office:value="389545000">
                <text:p>389545000</text:p>
              </table:table-cell>
              <table:table-cell office:value-type="float" office:value="387983000">
                <text:p>387983000</text:p>
              </table:table-cell>
              <table:table-cell office:value-type="float" office:value="389608000">
                <text:p>389608000</text:p>
              </table:table-cell>
              <table:table-cell office:value-type="float" office:value="388973000">
                <text:p>388973000</text:p>
              </table:table-cell>
              <table:table-cell office:value-type="float" office:value="388746000">
                <text:p>388746000</text:p>
              </table:table-cell>
              <table:table-cell office:value-type="float" office:value="387503000">
                <text:p>387503000</text:p>
              </table:table-cell>
              <table:table-cell office:value-type="float" office:value="387001000">
                <text:p>387001000</text:p>
              </table:table-cell>
              <table:table-cell office:value-type="float" office:value="389429000">
                <text:p>389429000</text:p>
              </table:table-cell>
              <table:table-cell office:value-type="float" office:value="388128000">
                <text:p>388128000</text:p>
              </table:table-cell>
              <table:table-cell office:value-type="float" office:value="388525000">
                <text:p>388525000</text:p>
              </table:table-cell>
              <table:table-cell office:value-type="float" office:value="387519000">
                <text:p>387519000</text:p>
              </table:table-cell>
              <table:table-cell office:value-type="float" office:value="389809000">
                <text:p>389809000</text:p>
              </table:table-cell>
              <table:table-cell office:value-type="float" office:value="388607000">
                <text:p>388607000</text:p>
              </table:table-cell>
              <table:table-cell office:value-type="float" office:value="386867000">
                <text:p>386867000</text:p>
              </table:table-cell>
              <table:table-cell office:value-type="float" office:value="388878000">
                <text:p>388878000</text:p>
              </table:table-cell>
              <table:table-cell office:value-type="float" office:value="389282000">
                <text:p>389282000</text:p>
              </table:table-cell>
              <table:table-cell office:value-type="float" office:value="388256000">
                <text:p>388256000</text:p>
              </table:table-cell>
              <table:table-cell office:value-type="float" office:value="389398000">
                <text:p>389398000</text:p>
              </table:table-cell>
              <table:table-cell office:value-type="float" office:value="387914000">
                <text:p>387914000</text:p>
              </table:table-cell>
              <table:table-cell office:value-type="float" office:value="388130000">
                <text:p>388130000</text:p>
              </table:table-cell>
              <table:table-cell office:value-type="float" office:value="388350000">
                <text:p>388350000</text:p>
              </table:table-cell>
              <table:table-cell office:value-type="float" office:value="388499000">
                <text:p>388499000</text:p>
              </table:table-cell>
              <table:table-cell office:value-type="float" office:value="388329000">
                <text:p>388329000</text:p>
              </table:table-cell>
              <table:table-cell office:value-type="float" office:value="388017000">
                <text:p>388017000</text:p>
              </table:table-cell>
              <table:table-cell office:value-type="float" office:value="387607000">
                <text:p>387607000</text:p>
              </table:table-cell>
              <table:table-cell office:value-type="float" office:value="387596000">
                <text:p>387596000</text:p>
              </table:table-cell>
              <table:table-cell office:value-type="float" office:value="388328000">
                <text:p>388328000</text:p>
              </table:table-cell>
              <table:table-cell office:value-type="float" office:value="389004000">
                <text:p>389004000</text:p>
              </table:table-cell>
              <table:table-cell office:value-type="float" office:value="388803000">
                <text:p>388803000</text:p>
              </table:table-cell>
              <table:table-cell office:value-type="float" office:value="388067000">
                <text:p>388067000</text:p>
              </table:table-cell>
              <table:table-cell office:value-type="float" office:value="388506000">
                <text:p>388506000</text:p>
              </table:table-cell>
              <table:table-cell office:value-type="float" office:value="388236000">
                <text:p>388236000</text:p>
              </table:table-cell>
              <table:table-cell office:value-type="float" office:value="386519000">
                <text:p>386519000</text:p>
              </table:table-cell>
              <table:table-cell office:value-type="float" office:value="386976000">
                <text:p>386976000</text:p>
              </table:table-cell>
              <table:table-cell office:value-type="float" office:value="388374000">
                <text:p>388374000</text:p>
              </table:table-cell>
              <table:table-cell office:value-type="float" office:value="390072000">
                <text:p>390072000</text:p>
              </table:table-cell>
              <table:table-cell office:value-type="float" office:value="388756000">
                <text:p>388756000</text:p>
              </table:table-cell>
              <table:table-cell office:value-type="float" office:value="388034000">
                <text:p>388034000</text:p>
              </table:table-cell>
              <table:table-cell office:value-type="float" office:value="388445000">
                <text:p>388445000</text:p>
              </table:table-cell>
              <table:table-cell office:value-type="float" office:value="387958000">
                <text:p>387958000</text:p>
              </table:table-cell>
              <table:table-cell office:value-type="float" office:value="388145000">
                <text:p>388145000</text:p>
              </table:table-cell>
              <table:table-cell office:value-type="float" office:value="388051000">
                <text:p>388051000</text:p>
              </table:table-cell>
              <table:table-cell office:value-type="float" office:value="388667000">
                <text:p>388667000</text:p>
              </table:table-cell>
              <table:table-cell office:value-type="float" office:value="388333000">
                <text:p>388333000</text:p>
              </table:table-cell>
              <table:table-cell office:value-type="float" office:value="388278000">
                <text:p>388278000</text:p>
              </table:table-cell>
              <table:table-cell office:value-type="float" office:value="387955000">
                <text:p>387955000</text:p>
              </table:table-cell>
              <table:table-cell office:value-type="float" office:value="388963000">
                <text:p>388963000</text:p>
              </table:table-cell>
              <table:table-cell office:value-type="float" office:value="388427000">
                <text:p>388427000</text:p>
              </table:table-cell>
              <table:table-cell office:value-type="float" office:value="387826000">
                <text:p>387826000</text:p>
              </table:table-cell>
              <table:table-cell office:value-type="float" office:value="389287000">
                <text:p>389287000</text:p>
              </table:table-cell>
              <table:table-cell office:value-type="float" office:value="389178000">
                <text:p>389178000</text:p>
              </table:table-cell>
              <table:table-cell office:value-type="float" office:value="388596000">
                <text:p>388596000</text:p>
              </table:table-cell>
              <table:table-cell office:value-type="float" office:value="387904000">
                <text:p>387904000</text:p>
              </table:table-cell>
              <table:table-cell office:value-type="float" office:value="386483000">
                <text:p>386483000</text:p>
              </table:table-cell>
              <table:table-cell office:value-type="float" office:value="388618000">
                <text:p>388618000</text:p>
              </table:table-cell>
              <table:table-cell office:value-type="float" office:value="388164000">
                <text:p>388164000</text:p>
              </table:table-cell>
              <table:table-cell office:value-type="float" office:value="387432000">
                <text:p>387432000</text:p>
              </table:table-cell>
              <table:table-cell office:value-type="float" office:value="386183000">
                <text:p>386183000</text:p>
              </table:table-cell>
              <table:table-cell office:value-type="float" office:value="388342000">
                <text:p>388342000</text:p>
              </table:table-cell>
              <table:table-cell office:value-type="float" office:value="387906000">
                <text:p>387906000</text:p>
              </table:table-cell>
              <table:table-cell office:value-type="float" office:value="388150000">
                <text:p>388150000</text:p>
              </table:table-cell>
              <table:table-cell office:value-type="float" office:value="388763000">
                <text:p>388763000</text:p>
              </table:table-cell>
              <table:table-cell office:value-type="float" office:value="386854000">
                <text:p>386854000</text:p>
              </table:table-cell>
              <table:table-cell office:value-type="float" office:value="387377000">
                <text:p>387377000</text:p>
              </table:table-cell>
              <table:table-cell office:value-type="float" office:value="387057000">
                <text:p>387057000</text:p>
              </table:table-cell>
              <table:table-cell office:value-type="float" office:value="387803000">
                <text:p>387803000</text:p>
              </table:table-cell>
              <table:table-cell office:value-type="float" office:value="387831000">
                <text:p>387831000</text:p>
              </table:table-cell>
              <table:table-cell office:value-type="float" office:value="387768000">
                <text:p>387768000</text:p>
              </table:table-cell>
              <table:table-cell office:value-type="float" office:value="387930000">
                <text:p>387930000</text:p>
              </table:table-cell>
              <table:table-cell office:value-type="float" office:value="388053000">
                <text:p>388053000</text:p>
              </table:table-cell>
              <table:table-cell office:value-type="float" office:value="388387000">
                <text:p>388387000</text:p>
              </table:table-cell>
              <table:table-cell office:value-type="float" office:value="388773000">
                <text:p>388773000</text:p>
              </table:table-cell>
              <table:table-cell office:value-type="float" office:value="388514000">
                <text:p>388514000</text:p>
              </table:table-cell>
              <table:table-cell office:value-type="float" office:value="387668000">
                <text:p>387668000</text:p>
              </table:table-cell>
              <table:table-cell office:value-type="float" office:value="389191000">
                <text:p>389191000</text:p>
              </table:table-cell>
              <table:table-cell office:value-type="float" office:value="388423000">
                <text:p>388423000</text:p>
              </table:table-cell>
              <table:table-cell office:value-type="float" office:value="388425000">
                <text:p>388425000</text:p>
              </table:table-cell>
              <table:table-cell office:value-type="float" office:value="388782000">
                <text:p>388782000</text:p>
              </table:table-cell>
              <table:table-cell office:value-type="float" office:value="389511000">
                <text:p>389511000</text:p>
              </table:table-cell>
              <table:table-cell office:value-type="float" office:value="387600000">
                <text:p>387600000</text:p>
              </table:table-cell>
              <table:table-cell office:value-type="float" office:value="388945000">
                <text:p>388945000</text:p>
              </table:table-cell>
              <table:table-cell office:value-type="float" office:value="389992000">
                <text:p>389992000</text:p>
              </table:table-cell>
              <table:table-cell office:value-type="float" office:value="387003000">
                <text:p>387003000</text:p>
              </table:table-cell>
              <table:table-cell office:value-type="float" office:value="388749000">
                <text:p>388749000</text:p>
              </table:table-cell>
              <table:table-cell office:value-type="float" office:value="387855000">
                <text:p>387855000</text:p>
              </table:table-cell>
              <table:table-cell office:value-type="float" office:value="387861000">
                <text:p>387861000</text:p>
              </table:table-cell>
              <table:table-cell office:value-type="float" office:value="388260000">
                <text:p>388260000</text:p>
              </table:table-cell>
              <table:table-cell office:value-type="float" office:value="387936000">
                <text:p>387936000</text:p>
              </table:table-cell>
              <table:table-cell office:value-type="float" office:value="389016000">
                <text:p>389016000</text:p>
              </table:table-cell>
              <table:table-cell office:value-type="float" office:value="388803000">
                <text:p>388803000</text:p>
              </table:table-cell>
              <table:table-cell office:value-type="float" office:value="389426000">
                <text:p>389426000</text:p>
              </table:table-cell>
              <table:table-cell office:value-type="float" office:value="388015000">
                <text:p>388015000</text:p>
              </table:table-cell>
              <table:table-cell office:value-type="float" office:value="388426000">
                <text:p>388426000</text:p>
              </table:table-cell>
              <table:table-cell office:value-type="float" office:value="389028000">
                <text:p>389028000</text:p>
              </table:table-cell>
              <table:table-cell office:value-type="float" office:value="388990000">
                <text:p>388990000</text:p>
              </table:table-cell>
              <table:table-cell office:value-type="float" office:value="389542000">
                <text:p>389542000</text:p>
              </table:table-cell>
              <table:table-cell office:value-type="float" office:value="389107000">
                <text:p>389107000</text:p>
              </table:table-cell>
              <table:table-cell office:value-type="float" office:value="388338000">
                <text:p>388338000</text:p>
              </table:table-cell>
              <table:table-cell office:value-type="float" office:value="388032000">
                <text:p>388032000</text:p>
              </table:table-cell>
              <table:table-cell office:value-type="float" office:value="387670000">
                <text:p>387670000</text:p>
              </table:table-cell>
              <table:table-cell office:value-type="float" office:value="389400000">
                <text:p>389400000</text:p>
              </table:table-cell>
              <table:table-cell office:value-type="float" office:value="388166000">
                <text:p>388166000</text:p>
              </table:table-cell>
              <table:table-cell office:value-type="float" office:value="389777000">
                <text:p>389777000</text:p>
              </table:table-cell>
              <table:table-cell office:value-type="float" office:value="389717000">
                <text:p>389717000</text:p>
              </table:table-cell>
              <table:table-cell office:value-type="float" office:value="387230000">
                <text:p>387230000</text:p>
              </table:table-cell>
              <table:table-cell office:value-type="float" office:value="388340000">
                <text:p>388340000</text:p>
              </table:table-cell>
              <table:table-cell office:value-type="float" office:value="388499000">
                <text:p>388499000</text:p>
              </table:table-cell>
              <table:table-cell office:value-type="float" office:value="388489000">
                <text:p>388489000</text:p>
              </table:table-cell>
              <table:table-cell office:value-type="float" office:value="388129000">
                <text:p>388129000</text:p>
              </table:table-cell>
              <table:table-cell office:value-type="float" office:value="388188000">
                <text:p>388188000</text:p>
              </table:table-cell>
              <table:table-cell office:value-type="float" office:value="388749000">
                <text:p>388749000</text:p>
              </table:table-cell>
              <table:table-cell office:value-type="float" office:value="388449000">
                <text:p>388449000</text:p>
              </table:table-cell>
              <table:table-cell office:value-type="float" office:value="389156000">
                <text:p>389156000</text:p>
              </table:table-cell>
              <table:table-cell office:value-type="float" office:value="388397000">
                <text:p>388397000</text:p>
              </table:table-cell>
              <table:table-cell office:value-type="float" office:value="387832000">
                <text:p>387832000</text:p>
              </table:table-cell>
              <table:table-cell office:value-type="float" office:value="389003000">
                <text:p>389003000</text:p>
              </table:table-cell>
              <table:table-cell office:value-type="float" office:value="387521000">
                <text:p>387521000</text:p>
              </table:table-cell>
              <table:table-cell office:value-type="float" office:value="387861000">
                <text:p>387861000</text:p>
              </table:table-cell>
              <table:table-cell office:value-type="float" office:value="389734000">
                <text:p>389734000</text:p>
              </table:table-cell>
              <table:table-cell office:value-type="float" office:value="388019000">
                <text:p>388019000</text:p>
              </table:table-cell>
              <table:table-cell office:value-type="float" office:value="388187000">
                <text:p>388187000</text:p>
              </table:table-cell>
              <table:table-cell office:value-type="float" office:value="388705000">
                <text:p>388705000</text:p>
              </table:table-cell>
              <table:table-cell office:value-type="float" office:value="388090000">
                <text:p>388090000</text:p>
              </table:table-cell>
              <table:table-cell office:value-type="float" office:value="389852000">
                <text:p>389852000</text:p>
              </table:table-cell>
              <table:table-cell office:value-type="float" office:value="389351000">
                <text:p>389351000</text:p>
              </table:table-cell>
              <table:table-cell office:value-type="float" office:value="389505000">
                <text:p>389505000</text:p>
              </table:table-cell>
              <table:table-cell office:value-type="float" office:value="389240000">
                <text:p>389240000</text:p>
              </table:table-cell>
              <table:table-cell office:value-type="float" office:value="388658000">
                <text:p>388658000</text:p>
              </table:table-cell>
              <table:table-cell office:value-type="float" office:value="387295000">
                <text:p>387295000</text:p>
              </table:table-cell>
              <table:table-cell office:value-type="float" office:value="388539000">
                <text:p>388539000</text:p>
              </table:table-cell>
              <table:table-cell office:value-type="float" office:value="388178000">
                <text:p>388178000</text:p>
              </table:table-cell>
              <table:table-cell office:value-type="float" office:value="388937000">
                <text:p>388937000</text:p>
              </table:table-cell>
              <table:table-cell office:value-type="float" office:value="388126000">
                <text:p>388126000</text:p>
              </table:table-cell>
              <table:table-cell office:value-type="float" office:value="388131000">
                <text:p>388131000</text:p>
              </table:table-cell>
              <table:table-cell office:value-type="float" office:value="388555000">
                <text:p>388555000</text:p>
              </table:table-cell>
              <table:table-cell office:value-type="float" office:value="389428000">
                <text:p>389428000</text:p>
              </table:table-cell>
              <table:table-cell office:value-type="float" office:value="388545000">
                <text:p>388545000</text:p>
              </table:table-cell>
              <table:table-cell office:value-type="float" office:value="388744000">
                <text:p>388744000</text:p>
              </table:table-cell>
              <table:table-cell office:value-type="float" office:value="389118000">
                <text:p>389118000</text:p>
              </table:table-cell>
              <table:table-cell office:value-type="float" office:value="388478000">
                <text:p>388478000</text:p>
              </table:table-cell>
              <table:table-cell office:value-type="float" office:value="388499000">
                <text:p>388499000</text:p>
              </table:table-cell>
              <table:table-cell office:value-type="float" office:value="387655000">
                <text:p>387655000</text:p>
              </table:table-cell>
              <table:table-cell office:value-type="float" office:value="389506000">
                <text:p>389506000</text:p>
              </table:table-cell>
              <table:table-cell office:value-type="float" office:value="388194000">
                <text:p>388194000</text:p>
              </table:table-cell>
              <table:table-cell office:value-type="float" office:value="388103000">
                <text:p>388103000</text:p>
              </table:table-cell>
              <table:table-cell office:value-type="float" office:value="388687000">
                <text:p>388687000</text:p>
              </table:table-cell>
              <table:table-cell office:value-type="float" office:value="387033000">
                <text:p>387033000</text:p>
              </table:table-cell>
              <table:table-cell office:value-type="float" office:value="388031000">
                <text:p>388031000</text:p>
              </table:table-cell>
              <table:table-cell office:value-type="float" office:value="388721000">
                <text:p>388721000</text:p>
              </table:table-cell>
              <table:table-cell office:value-type="float" office:value="387855000">
                <text:p>387855000</text:p>
              </table:table-cell>
              <table:table-cell office:value-type="float" office:value="388143000">
                <text:p>388143000</text:p>
              </table:table-cell>
              <table:table-cell office:value-type="float" office:value="388604000">
                <text:p>388604000</text:p>
              </table:table-cell>
              <table:table-cell office:value-type="float" office:value="388818000">
                <text:p>388818000</text:p>
              </table:table-cell>
              <table:table-cell office:value-type="float" office:value="387111000">
                <text:p>387111000</text:p>
              </table:table-cell>
              <table:table-cell office:value-type="float" office:value="389062000">
                <text:p>389062000</text:p>
              </table:table-cell>
              <table:table-cell office:value-type="float" office:value="387313000">
                <text:p>387313000</text:p>
              </table:table-cell>
              <table:table-cell office:value-type="float" office:value="388694000">
                <text:p>388694000</text:p>
              </table:table-cell>
              <table:table-cell office:value-type="float" office:value="388547000">
                <text:p>388547000</text:p>
              </table:table-cell>
              <table:table-cell office:value-type="float" office:value="388185000">
                <text:p>388185000</text:p>
              </table:table-cell>
              <table:table-cell office:value-type="float" office:value="389066000">
                <text:p>389066000</text:p>
              </table:table-cell>
              <table:table-cell office:value-type="float" office:value="388862000">
                <text:p>388862000</text:p>
              </table:table-cell>
              <table:table-cell office:value-type="float" office:value="389732000">
                <text:p>389732000</text:p>
              </table:table-cell>
              <table:table-cell office:value-type="float" office:value="388833000">
                <text:p>388833000</text:p>
              </table:table-cell>
              <table:table-cell office:value-type="float" office:value="388582000">
                <text:p>388582000</text:p>
              </table:table-cell>
              <table:table-cell office:value-type="float" office:value="387585000">
                <text:p>387585000</text:p>
              </table:table-cell>
              <table:table-cell office:value-type="float" office:value="388135000">
                <text:p>388135000</text:p>
              </table:table-cell>
              <table:table-cell office:value-type="float" office:value="388256000">
                <text:p>388256000</text:p>
              </table:table-cell>
              <table:table-cell office:value-type="float" office:value="388779000">
                <text:p>388779000</text:p>
              </table:table-cell>
              <table:table-cell office:value-type="float" office:value="388922000">
                <text:p>388922000</text:p>
              </table:table-cell>
              <table:table-cell office:value-type="float" office:value="387272000">
                <text:p>387272000</text:p>
              </table:table-cell>
              <table:table-cell office:value-type="float" office:value="388710000">
                <text:p>388710000</text:p>
              </table:table-cell>
              <table:table-cell office:value-type="float" office:value="387950000">
                <text:p>387950000</text:p>
              </table:table-cell>
              <table:table-cell office:value-type="float" office:value="387906000">
                <text:p>387906000</text:p>
              </table:table-cell>
              <table:table-cell office:value-type="float" office:value="388525000">
                <text:p>388525000</text:p>
              </table:table-cell>
              <table:table-cell office:value-type="float" office:value="388466000">
                <text:p>388466000</text:p>
              </table:table-cell>
              <table:table-cell office:value-type="float" office:value="389368000">
                <text:p>389368000</text:p>
              </table:table-cell>
              <table:table-cell office:value-type="float" office:value="387716000">
                <text:p>387716000</text:p>
              </table:table-cell>
              <table:table-cell office:value-type="float" office:value="388548000">
                <text:p>388548000</text:p>
              </table:table-cell>
              <table:table-cell office:value-type="float" office:value="388565000">
                <text:p>388565000</text:p>
              </table:table-cell>
              <table:table-cell office:value-type="float" office:value="389713000">
                <text:p>389713000</text:p>
              </table:table-cell>
              <table:table-cell office:value-type="float" office:value="386588000">
                <text:p>386588000</text:p>
              </table:table-cell>
              <table:table-cell office:value-type="float" office:value="388797000">
                <text:p>388797000</text:p>
              </table:table-cell>
              <table:table-cell office:value-type="float" office:value="388583000">
                <text:p>388583000</text:p>
              </table:table-cell>
              <table:table-cell office:value-type="float" office:value="387383000">
                <text:p>387383000</text:p>
              </table:table-cell>
              <table:table-cell office:value-type="float" office:value="389766000">
                <text:p>389766000</text:p>
              </table:table-cell>
              <table:table-cell office:value-type="float" office:value="388533000">
                <text:p>388533000</text:p>
              </table:table-cell>
              <table:table-cell office:value-type="float" office:value="386958000">
                <text:p>386958000</text:p>
              </table:table-cell>
              <table:table-cell office:value-type="float" office:value="388690000">
                <text:p>388690000</text:p>
              </table:table-cell>
              <table:table-cell office:value-type="float" office:value="388189000">
                <text:p>388189000</text:p>
              </table:table-cell>
              <table:table-cell office:value-type="float" office:value="388367000">
                <text:p>388367000</text:p>
              </table:table-cell>
              <table:table-cell office:value-type="float" office:value="390586000">
                <text:p>390586000</text:p>
              </table:table-cell>
              <table:table-cell office:value-type="float" office:value="390143000">
                <text:p>390143000</text:p>
              </table:table-cell>
              <table:table-cell office:value-type="float" office:value="388156000">
                <text:p>388156000</text:p>
              </table:table-cell>
              <table:table-cell office:value-type="float" office:value="388742000">
                <text:p>388742000</text:p>
              </table:table-cell>
              <table:table-cell office:value-type="float" office:value="386520000">
                <text:p>386520000</text:p>
              </table:table-cell>
              <table:table-cell office:value-type="float" office:value="389328000">
                <text:p>389328000</text:p>
              </table:table-cell>
              <table:table-cell office:value-type="float" office:value="388686000">
                <text:p>388686000</text:p>
              </table:table-cell>
              <table:table-cell office:value-type="float" office:value="389363000">
                <text:p>389363000</text:p>
              </table:table-cell>
              <table:table-cell office:value-type="float" office:value="389067000">
                <text:p>389067000</text:p>
              </table:table-cell>
              <table:table-cell office:value-type="float" office:value="388507000">
                <text:p>388507000</text:p>
              </table:table-cell>
              <table:table-cell office:value-type="float" office:value="388436000">
                <text:p>388436000</text:p>
              </table:table-cell>
              <table:table-cell office:value-type="float" office:value="388373000">
                <text:p>388373000</text:p>
              </table:table-cell>
              <table:table-cell office:value-type="float" office:value="388119000">
                <text:p>388119000</text:p>
              </table:table-cell>
              <table:table-cell office:value-type="float" office:value="387222000">
                <text:p>387222000</text:p>
              </table:table-cell>
              <table:table-cell office:value-type="float" office:value="389019000">
                <text:p>389019000</text:p>
              </table:table-cell>
              <table:table-cell office:value-type="float" office:value="389116000">
                <text:p>389116000</text:p>
              </table:table-cell>
              <table:table-cell office:value-type="float" office:value="389833000">
                <text:p>389833000</text:p>
              </table:table-cell>
              <table:table-cell office:value-type="float" office:value="388816000">
                <text:p>388816000</text:p>
              </table:table-cell>
              <table:table-cell office:value-type="float" office:value="389027000">
                <text:p>389027000</text:p>
              </table:table-cell>
              <table:table-cell office:value-type="float" office:value="388881000">
                <text:p>388881000</text:p>
              </table:table-cell>
              <table:table-cell office:value-type="float" office:value="388969000">
                <text:p>388969000</text:p>
              </table:table-cell>
              <table:table-cell office:value-type="float" office:value="387659000">
                <text:p>387659000</text:p>
              </table:table-cell>
              <table:table-cell office:value-type="float" office:value="387840000">
                <text:p>387840000</text:p>
              </table:table-cell>
              <table:table-cell office:value-type="float" office:value="389718000">
                <text:p>389718000</text:p>
              </table:table-cell>
              <table:table-cell office:value-type="float" office:value="385555000">
                <text:p>385555000</text:p>
              </table:table-cell>
              <table:table-cell office:value-type="float" office:value="389370000">
                <text:p>389370000</text:p>
              </table:table-cell>
              <table:table-cell office:value-type="float" office:value="388482000">
                <text:p>388482000</text:p>
              </table:table-cell>
              <table:table-cell office:value-type="float" office:value="387764000">
                <text:p>387764000</text:p>
              </table:table-cell>
              <table:table-cell office:value-type="float" office:value="387115000">
                <text:p>387115000</text:p>
              </table:table-cell>
              <table:table-cell office:value-type="float" office:value="388776000">
                <text:p>388776000</text:p>
              </table:table-cell>
              <table:table-cell office:value-type="float" office:value="388697000">
                <text:p>388697000</text:p>
              </table:table-cell>
              <table:table-cell office:value-type="float" office:value="388297000">
                <text:p>388297000</text:p>
              </table:table-cell>
              <table:table-cell office:value-type="float" office:value="387423000">
                <text:p>387423000</text:p>
              </table:table-cell>
              <table:table-cell office:value-type="float" office:value="388439000">
                <text:p>388439000</text:p>
              </table:table-cell>
              <table:table-cell office:value-type="float" office:value="389125000">
                <text:p>389125000</text:p>
              </table:table-cell>
              <table:table-cell office:value-type="float" office:value="389282000">
                <text:p>389282000</text:p>
              </table:table-cell>
              <table:table-cell office:value-type="float" office:value="388617000">
                <text:p>388617000</text:p>
              </table:table-cell>
              <table:table-cell office:value-type="float" office:value="387216000">
                <text:p>387216000</text:p>
              </table:table-cell>
              <table:table-cell office:value-type="float" office:value="390536000">
                <text:p>390536000</text:p>
              </table:table-cell>
              <table:table-cell office:value-type="float" office:value="389507000">
                <text:p>389507000</text:p>
              </table:table-cell>
              <table:table-cell office:value-type="float" office:value="387041000">
                <text:p>387041000</text:p>
              </table:table-cell>
              <table:table-cell office:value-type="float" office:value="388783000">
                <text:p>388783000</text:p>
              </table:table-cell>
              <table:table-cell office:value-type="float" office:value="387944000">
                <text:p>387944000</text:p>
              </table:table-cell>
              <table:table-cell office:value-type="float" office:value="388646000">
                <text:p>388646000</text:p>
              </table:table-cell>
              <table:table-cell office:value-type="float" office:value="389261000">
                <text:p>389261000</text:p>
              </table:table-cell>
              <table:table-cell office:value-type="float" office:value="388670000">
                <text:p>388670000</text:p>
              </table:table-cell>
              <table:table-cell office:value-type="float" office:value="387387000">
                <text:p>387387000</text:p>
              </table:table-cell>
              <table:table-cell office:value-type="float" office:value="388480000">
                <text:p>388480000</text:p>
              </table:table-cell>
              <table:table-cell office:value-type="float" office:value="387694000">
                <text:p>387694000</text:p>
              </table:table-cell>
              <table:table-cell office:value-type="float" office:value="386952000">
                <text:p>386952000</text:p>
              </table:table-cell>
              <table:table-cell office:value-type="float" office:value="386263000">
                <text:p>386263000</text:p>
              </table:table-cell>
              <table:table-cell office:value-type="float" office:value="387190000">
                <text:p>387190000</text:p>
              </table:table-cell>
              <table:table-cell office:value-type="float" office:value="387986000">
                <text:p>387986000</text:p>
              </table:table-cell>
              <table:table-cell office:value-type="float" office:value="389223000">
                <text:p>389223000</text:p>
              </table:table-cell>
              <table:table-cell office:value-type="float" office:value="388439000">
                <text:p>388439000</text:p>
              </table:table-cell>
              <table:table-cell office:value-type="float" office:value="388050000">
                <text:p>388050000</text:p>
              </table:table-cell>
              <table:table-cell office:value-type="float" office:value="390067000">
                <text:p>390067000</text:p>
              </table:table-cell>
              <table:table-cell office:value-type="float" office:value="388763000">
                <text:p>388763000</text:p>
              </table:table-cell>
              <table:table-cell office:value-type="float" office:value="387840000">
                <text:p>387840000</text:p>
              </table:table-cell>
              <table:table-cell office:value-type="float" office:value="387574000">
                <text:p>387574000</text:p>
              </table:table-cell>
              <table:table-cell office:value-type="float" office:value="387094000">
                <text:p>387094000</text:p>
              </table:table-cell>
              <table:table-cell office:value-type="float" office:value="388267000">
                <text:p>388267000</text:p>
              </table:table-cell>
              <table:table-cell office:value-type="float" office:value="388618000">
                <text:p>388618000</text:p>
              </table:table-cell>
              <table:table-cell office:value-type="float" office:value="387790000">
                <text:p>387790000</text:p>
              </table:table-cell>
              <table:table-cell office:value-type="float" office:value="388426000">
                <text:p>388426000</text:p>
              </table:table-cell>
              <table:table-cell office:value-type="float" office:value="387217000">
                <text:p>387217000</text:p>
              </table:table-cell>
              <table:table-cell office:value-type="float" office:value="386076000">
                <text:p>386076000</text:p>
              </table:table-cell>
              <table:table-cell office:value-type="float" office:value="389042000">
                <text:p>389042000</text:p>
              </table:table-cell>
              <table:table-cell office:value-type="float" office:value="388304000">
                <text:p>388304000</text:p>
              </table:table-cell>
              <table:table-cell office:value-type="float" office:value="388020000">
                <text:p>388020000</text:p>
              </table:table-cell>
              <table:table-cell office:value-type="float" office:value="389599000">
                <text:p>389599000</text:p>
              </table:table-cell>
              <table:table-cell office:value-type="float" office:value="387833000">
                <text:p>387833000</text:p>
              </table:table-cell>
              <table:table-cell office:value-type="float" office:value="389250000">
                <text:p>389250000</text:p>
              </table:table-cell>
              <table:table-cell office:value-type="float" office:value="387366000">
                <text:p>387366000</text:p>
              </table:table-cell>
              <table:table-cell office:value-type="float" office:value="387831000">
                <text:p>387831000</text:p>
              </table:table-cell>
              <table:table-cell office:value-type="float" office:value="387384000">
                <text:p>387384000</text:p>
              </table:table-cell>
              <table:table-cell office:value-type="float" office:value="389379000">
                <text:p>389379000</text:p>
              </table:table-cell>
              <table:table-cell office:value-type="float" office:value="388184000">
                <text:p>388184000</text:p>
              </table:table-cell>
              <table:table-cell office:value-type="float" office:value="387579000">
                <text:p>387579000</text:p>
              </table:table-cell>
              <table:table-cell office:value-type="float" office:value="389485000">
                <text:p>389485000</text:p>
              </table:table-cell>
              <table:table-cell office:value-type="float" office:value="388930000">
                <text:p>388930000</text:p>
              </table:table-cell>
              <table:table-cell office:value-type="float" office:value="387099000">
                <text:p>387099000</text:p>
              </table:table-cell>
              <table:table-cell office:value-type="float" office:value="388887000">
                <text:p>388887000</text:p>
              </table:table-cell>
              <table:table-cell office:value-type="float" office:value="388639000">
                <text:p>388639000</text:p>
              </table:table-cell>
              <table:table-cell office:value-type="float" office:value="387716000">
                <text:p>387716000</text:p>
              </table:table-cell>
              <table:table-cell office:value-type="float" office:value="390784000">
                <text:p>390784000</text:p>
              </table:table-cell>
              <table:table-cell office:value-type="float" office:value="388572000">
                <text:p>388572000</text:p>
              </table:table-cell>
              <table:table-cell office:value-type="float" office:value="388077000">
                <text:p>388077000</text:p>
              </table:table-cell>
              <table:table-cell office:value-type="float" office:value="388027000">
                <text:p>388027000</text:p>
              </table:table-cell>
              <table:table-cell office:value-type="float" office:value="389128000">
                <text:p>389128000</text:p>
              </table:table-cell>
              <table:table-cell office:value-type="float" office:value="388159000">
                <text:p>388159000</text:p>
              </table:table-cell>
              <table:table-cell office:value-type="float" office:value="387754000">
                <text:p>387754000</text:p>
              </table:table-cell>
              <table:table-cell office:value-type="float" office:value="389828000">
                <text:p>389828000</text:p>
              </table:table-cell>
              <table:table-cell office:value-type="float" office:value="388738000">
                <text:p>388738000</text:p>
              </table:table-cell>
              <table:table-cell office:value-type="float" office:value="388464000">
                <text:p>388464000</text:p>
              </table:table-cell>
              <table:table-cell office:value-type="float" office:value="388409000">
                <text:p>388409000</text:p>
              </table:table-cell>
              <table:table-cell office:value-type="float" office:value="387671000">
                <text:p>387671000</text:p>
              </table:table-cell>
              <table:table-cell office:value-type="float" office:value="387567000">
                <text:p>387567000</text:p>
              </table:table-cell>
              <table:table-cell office:value-type="float" office:value="388632000">
                <text:p>388632000</text:p>
              </table:table-cell>
              <table:table-cell office:value-type="float" office:value="388632000">
                <text:p>388632000</text:p>
              </table:table-cell>
              <table:table-cell office:value-type="float" office:value="386909000">
                <text:p>386909000</text:p>
              </table:table-cell>
              <table:table-cell office:value-type="float" office:value="388565000">
                <text:p>388565000</text:p>
              </table:table-cell>
              <table:table-cell office:value-type="float" office:value="389103000">
                <text:p>389103000</text:p>
              </table:table-cell>
              <table:table-cell office:value-type="float" office:value="387288000">
                <text:p>387288000</text:p>
              </table:table-cell>
              <table:table-cell office:value-type="float" office:value="389027000">
                <text:p>389027000</text:p>
              </table:table-cell>
              <table:table-cell office:value-type="float" office:value="389224000">
                <text:p>389224000</text:p>
              </table:table-cell>
              <table:table-cell office:value-type="float" office:value="388201000">
                <text:p>388201000</text:p>
              </table:table-cell>
              <table:table-cell office:value-type="float" office:value="389002000">
                <text:p>389002000</text:p>
              </table:table-cell>
              <table:table-cell office:value-type="float" office:value="388336000">
                <text:p>388336000</text:p>
              </table:table-cell>
              <table:table-cell office:value-type="float" office:value="388655000">
                <text:p>388655000</text:p>
              </table:table-cell>
              <table:table-cell office:value-type="float" office:value="387449000">
                <text:p>387449000</text:p>
              </table:table-cell>
              <table:table-cell office:value-type="float" office:value="387913000">
                <text:p>387913000</text:p>
              </table:table-cell>
              <table:table-cell office:value-type="float" office:value="388143000">
                <text:p>388143000</text:p>
              </table:table-cell>
              <table:table-cell office:value-type="float" office:value="388858000">
                <text:p>388858000</text:p>
              </table:table-cell>
              <table:table-cell office:value-type="float" office:value="386754000">
                <text:p>386754000</text:p>
              </table:table-cell>
              <table:table-cell office:value-type="float" office:value="387298000">
                <text:p>387298000</text:p>
              </table:table-cell>
              <table:table-cell office:value-type="float" office:value="387959000">
                <text:p>387959000</text:p>
              </table:table-cell>
              <table:table-cell office:value-type="float" office:value="388911000">
                <text:p>388911000</text:p>
              </table:table-cell>
              <table:table-cell office:value-type="float" office:value="388016000">
                <text:p>388016000</text:p>
              </table:table-cell>
              <table:table-cell office:value-type="float" office:value="388524000">
                <text:p>388524000</text:p>
              </table:table-cell>
              <table:table-cell office:value-type="float" office:value="391240000">
                <text:p>391240000</text:p>
              </table:table-cell>
              <table:table-cell office:value-type="float" office:value="389195000">
                <text:p>389195000</text:p>
              </table:table-cell>
              <table:table-cell office:value-type="float" office:value="388764000">
                <text:p>388764000</text:p>
              </table:table-cell>
              <table:table-cell office:value-type="float" office:value="388187000">
                <text:p>388187000</text:p>
              </table:table-cell>
              <table:table-cell office:value-type="float" office:value="388741000">
                <text:p>388741000</text:p>
              </table:table-cell>
              <table:table-cell office:value-type="float" office:value="389223000">
                <text:p>389223000</text:p>
              </table:table-cell>
              <table:table-cell office:value-type="float" office:value="388470000">
                <text:p>388470000</text:p>
              </table:table-cell>
              <table:table-cell office:value-type="float" office:value="389737000">
                <text:p>389737000</text:p>
              </table:table-cell>
              <table:table-cell office:value-type="float" office:value="387418000">
                <text:p>387418000</text:p>
              </table:table-cell>
              <table:table-cell office:value-type="float" office:value="388256000">
                <text:p>388256000</text:p>
              </table:table-cell>
              <table:table-cell office:value-type="float" office:value="389655000">
                <text:p>389655000</text:p>
              </table:table-cell>
              <table:table-cell office:value-type="float" office:value="388349000">
                <text:p>388349000</text:p>
              </table:table-cell>
              <table:table-cell office:value-type="float" office:value="389092000">
                <text:p>389092000</text:p>
              </table:table-cell>
              <table:table-cell office:value-type="float" office:value="386412000">
                <text:p>386412000</text:p>
              </table:table-cell>
              <table:table-cell office:value-type="float" office:value="387748000">
                <text:p>387748000</text:p>
              </table:table-cell>
              <table:table-cell office:value-type="float" office:value="388649000">
                <text:p>388649000</text:p>
              </table:table-cell>
              <table:table-cell office:value-type="float" office:value="389450000">
                <text:p>389450000</text:p>
              </table:table-cell>
              <table:table-cell office:value-type="float" office:value="388097000">
                <text:p>388097000</text:p>
              </table:table-cell>
              <table:table-cell office:value-type="float" office:value="388953000">
                <text:p>388953000</text:p>
              </table:table-cell>
              <table:table-cell office:value-type="float" office:value="388852000">
                <text:p>388852000</text:p>
              </table:table-cell>
              <table:table-cell office:value-type="float" office:value="387617000">
                <text:p>387617000</text:p>
              </table:table-cell>
              <table:table-cell office:value-type="float" office:value="389744000">
                <text:p>389744000</text:p>
              </table:table-cell>
              <table:table-cell office:value-type="float" office:value="386702000">
                <text:p>386702000</text:p>
              </table:table-cell>
              <table:table-cell office:value-type="float" office:value="388851000">
                <text:p>388851000</text:p>
              </table:table-cell>
              <table:table-cell office:value-type="float" office:value="389158000">
                <text:p>389158000</text:p>
              </table:table-cell>
              <table:table-cell office:value-type="float" office:value="388449000">
                <text:p>388449000</text:p>
              </table:table-cell>
              <table:table-cell office:value-type="float" office:value="387577000">
                <text:p>387577000</text:p>
              </table:table-cell>
              <table:table-cell office:value-type="float" office:value="389236000">
                <text:p>389236000</text:p>
              </table:table-cell>
              <table:table-cell office:value-type="float" office:value="388316000">
                <text:p>388316000</text:p>
              </table:table-cell>
              <table:table-cell office:value-type="float" office:value="388445000">
                <text:p>388445000</text:p>
              </table:table-cell>
              <table:table-cell office:value-type="float" office:value="389648000">
                <text:p>389648000</text:p>
              </table:table-cell>
              <table:table-cell office:value-type="float" office:value="387703000">
                <text:p>387703000</text:p>
              </table:table-cell>
              <table:table-cell office:value-type="float" office:value="386934000">
                <text:p>386934000</text:p>
              </table:table-cell>
              <table:table-cell office:value-type="float" office:value="388968000">
                <text:p>388968000</text:p>
              </table:table-cell>
              <table:table-cell office:value-type="float" office:value="388289000">
                <text:p>388289000</text:p>
              </table:table-cell>
              <table:table-cell office:value-type="float" office:value="387753000">
                <text:p>387753000</text:p>
              </table:table-cell>
              <table:table-cell office:value-type="float" office:value="389032000">
                <text:p>389032000</text:p>
              </table:table-cell>
              <table:table-cell office:value-type="float" office:value="389771000">
                <text:p>389771000</text:p>
              </table:table-cell>
              <table:table-cell office:value-type="float" office:value="388931000">
                <text:p>388931000</text:p>
              </table:table-cell>
              <table:table-cell office:value-type="float" office:value="388832000">
                <text:p>388832000</text:p>
              </table:table-cell>
              <table:table-cell office:value-type="float" office:value="389922000">
                <text:p>389922000</text:p>
              </table:table-cell>
              <table:table-cell office:value-type="float" office:value="389071000">
                <text:p>389071000</text:p>
              </table:table-cell>
              <table:table-cell office:value-type="float" office:value="388863000">
                <text:p>388863000</text:p>
              </table:table-cell>
              <table:table-cell office:value-type="float" office:value="386952000">
                <text:p>386952000</text:p>
              </table:table-cell>
              <table:table-cell office:value-type="float" office:value="389341000">
                <text:p>389341000</text:p>
              </table:table-cell>
              <table:table-cell office:value-type="float" office:value="388924000">
                <text:p>388924000</text:p>
              </table:table-cell>
              <table:table-cell office:value-type="float" office:value="389062000">
                <text:p>389062000</text:p>
              </table:table-cell>
              <table:table-cell office:value-type="float" office:value="389944000">
                <text:p>389944000</text:p>
              </table:table-cell>
              <table:table-cell office:value-type="float" office:value="388546000">
                <text:p>388546000</text:p>
              </table:table-cell>
              <table:table-cell office:value-type="float" office:value="389059000">
                <text:p>389059000</text:p>
              </table:table-cell>
              <table:table-cell office:value-type="float" office:value="390255000">
                <text:p>390255000</text:p>
              </table:table-cell>
              <table:table-cell office:value-type="float" office:value="387700000">
                <text:p>387700000</text:p>
              </table:table-cell>
              <table:table-cell office:value-type="float" office:value="389678000">
                <text:p>389678000</text:p>
              </table:table-cell>
              <table:table-cell office:value-type="float" office:value="388822000">
                <text:p>388822000</text:p>
              </table:table-cell>
              <table:table-cell office:value-type="float" office:value="389750000">
                <text:p>389750000</text:p>
              </table:table-cell>
              <table:table-cell office:value-type="float" office:value="388210000">
                <text:p>388210000</text:p>
              </table:table-cell>
              <table:table-cell office:value-type="float" office:value="387535000">
                <text:p>387535000</text:p>
              </table:table-cell>
              <table:table-cell office:value-type="float" office:value="388410000">
                <text:p>388410000</text:p>
              </table:table-cell>
              <table:table-cell office:value-type="float" office:value="389475000">
                <text:p>389475000</text:p>
              </table:table-cell>
              <table:table-cell office:value-type="float" office:value="387725000">
                <text:p>387725000</text:p>
              </table:table-cell>
              <table:table-cell office:value-type="float" office:value="387803000">
                <text:p>387803000</text:p>
              </table:table-cell>
              <table:table-cell office:value-type="float" office:value="388256000">
                <text:p>388256000</text:p>
              </table:table-cell>
              <table:table-cell office:value-type="float" office:value="387616000">
                <text:p>387616000</text:p>
              </table:table-cell>
              <table:table-cell office:value-type="float" office:value="389269000">
                <text:p>389269000</text:p>
              </table:table-cell>
              <table:table-cell office:value-type="float" office:value="389269000">
                <text:p>389269000</text:p>
              </table:table-cell>
              <table:table-cell office:value-type="float" office:value="388557000">
                <text:p>388557000</text:p>
              </table:table-cell>
              <table:table-cell office:value-type="float" office:value="388581000">
                <text:p>388581000</text:p>
              </table:table-cell>
              <table:table-cell office:value-type="float" office:value="388737000">
                <text:p>388737000</text:p>
              </table:table-cell>
              <table:table-cell office:value-type="float" office:value="388691000">
                <text:p>388691000</text:p>
              </table:table-cell>
              <table:table-cell office:value-type="float" office:value="388114000">
                <text:p>388114000</text:p>
              </table:table-cell>
              <table:table-cell office:value-type="float" office:value="388118000">
                <text:p>388118000</text:p>
              </table:table-cell>
              <table:table-cell office:value-type="float" office:value="388027000">
                <text:p>388027000</text:p>
              </table:table-cell>
              <table:table-cell office:value-type="float" office:value="388171000">
                <text:p>388171000</text:p>
              </table:table-cell>
              <table:table-cell office:value-type="float" office:value="388171000">
                <text:p>388171000</text:p>
              </table:table-cell>
              <table:table-cell office:value-type="float" office:value="388601000">
                <text:p>388601000</text:p>
              </table:table-cell>
              <table:table-cell office:value-type="float" office:value="387895000">
                <text:p>387895000</text:p>
              </table:table-cell>
              <table:table-cell office:value-type="float" office:value="388507000">
                <text:p>388507000</text:p>
              </table:table-cell>
              <table:table-cell office:value-type="float" office:value="388785000">
                <text:p>388785000</text:p>
              </table:table-cell>
              <table:table-cell office:value-type="float" office:value="388596000">
                <text:p>388596000</text:p>
              </table:table-cell>
              <table:table-cell office:value-type="float" office:value="388646000">
                <text:p>388646000</text:p>
              </table:table-cell>
              <table:table-cell office:value-type="float" office:value="388466000">
                <text:p>388466000</text:p>
              </table:table-cell>
              <table:table-cell office:value-type="float" office:value="389279000">
                <text:p>389279000</text:p>
              </table:table-cell>
              <table:table-cell office:value-type="float" office:value="388465000">
                <text:p>388465000</text:p>
              </table:table-cell>
              <table:table-cell office:value-type="float" office:value="388748000">
                <text:p>388748000</text:p>
              </table:table-cell>
              <table:table-cell office:value-type="float" office:value="389823000">
                <text:p>389823000</text:p>
              </table:table-cell>
              <table:table-cell office:value-type="float" office:value="388946000">
                <text:p>388946000</text:p>
              </table:table-cell>
              <table:table-cell office:value-type="float" office:value="387102000">
                <text:p>387102000</text:p>
              </table:table-cell>
              <table:table-cell office:value-type="float" office:value="389070000">
                <text:p>389070000</text:p>
              </table:table-cell>
              <table:table-cell office:value-type="float" office:value="386927000">
                <text:p>386927000</text:p>
              </table:table-cell>
              <table:table-cell office:value-type="float" office:value="389636000">
                <text:p>389636000</text:p>
              </table:table-cell>
              <table:table-cell office:value-type="float" office:value="386891000">
                <text:p>386891000</text:p>
              </table:table-cell>
              <table:table-cell office:value-type="float" office:value="388742000">
                <text:p>388742000</text:p>
              </table:table-cell>
              <table:table-cell office:value-type="float" office:value="388054000">
                <text:p>388054000</text:p>
              </table:table-cell>
              <table:table-cell office:value-type="float" office:value="388433000">
                <text:p>388433000</text:p>
              </table:table-cell>
              <table:table-cell office:value-type="float" office:value="387464000">
                <text:p>387464000</text:p>
              </table:table-cell>
              <table:table-cell office:value-type="float" office:value="388338000">
                <text:p>388338000</text:p>
              </table:table-cell>
              <table:table-cell office:value-type="float" office:value="387942000">
                <text:p>387942000</text:p>
              </table:table-cell>
              <table:table-cell office:value-type="float" office:value="388958000">
                <text:p>388958000</text:p>
              </table:table-cell>
              <table:table-cell office:value-type="float" office:value="388600000">
                <text:p>388600000</text:p>
              </table:table-cell>
              <table:table-cell office:value-type="float" office:value="387687000">
                <text:p>387687000</text:p>
              </table:table-cell>
              <table:table-cell office:value-type="float" office:value="388051000">
                <text:p>388051000</text:p>
              </table:table-cell>
              <table:table-cell office:value-type="float" office:value="388004000">
                <text:p>388004000</text:p>
              </table:table-cell>
              <table:table-cell office:value-type="float" office:value="389758000">
                <text:p>389758000</text:p>
              </table:table-cell>
              <table:table-cell office:value-type="float" office:value="389495000">
                <text:p>389495000</text:p>
              </table:table-cell>
              <table:table-cell office:value-type="float" office:value="388372000">
                <text:p>388372000</text:p>
              </table:table-cell>
              <table:table-cell office:value-type="float" office:value="388604000">
                <text:p>388604000</text:p>
              </table:table-cell>
              <table:table-cell office:value-type="float" office:value="387138000">
                <text:p>387138000</text:p>
              </table:table-cell>
              <table:table-cell office:value-type="float" office:value="387966000">
                <text:p>387966000</text:p>
              </table:table-cell>
              <table:table-cell office:value-type="float" office:value="388476000">
                <text:p>388476000</text:p>
              </table:table-cell>
              <table:table-cell office:value-type="float" office:value="389487000">
                <text:p>389487000</text:p>
              </table:table-cell>
              <table:table-cell office:value-type="float" office:value="388808000">
                <text:p>388808000</text:p>
              </table:table-cell>
              <table:table-cell office:value-type="float" office:value="388747000">
                <text:p>388747000</text:p>
              </table:table-cell>
              <table:table-cell office:value-type="float" office:value="389330000">
                <text:p>389330000</text:p>
              </table:table-cell>
              <table:table-cell office:value-type="float" office:value="389202000">
                <text:p>389202000</text:p>
              </table:table-cell>
              <table:table-cell office:value-type="float" office:value="388076000">
                <text:p>388076000</text:p>
              </table:table-cell>
              <table:table-cell office:value-type="float" office:value="388970000">
                <text:p>388970000</text:p>
              </table:table-cell>
              <table:table-cell office:value-type="float" office:value="387627000">
                <text:p>387627000</text:p>
              </table:table-cell>
              <table:table-cell office:value-type="float" office:value="388506000">
                <text:p>388506000</text:p>
              </table:table-cell>
              <table:table-cell office:value-type="float" office:value="389265000">
                <text:p>389265000</text:p>
              </table:table-cell>
              <table:table-cell office:value-type="float" office:value="389377000">
                <text:p>389377000</text:p>
              </table:table-cell>
              <table:table-cell office:value-type="float" office:value="388238000">
                <text:p>388238000</text:p>
              </table:table-cell>
              <table:table-cell office:value-type="float" office:value="387786000">
                <text:p>387786000</text:p>
              </table:table-cell>
              <table:table-cell office:value-type="float" office:value="387538000">
                <text:p>387538000</text:p>
              </table:table-cell>
              <table:table-cell office:value-type="float" office:value="389742000">
                <text:p>389742000</text:p>
              </table:table-cell>
              <table:table-cell office:value-type="float" office:value="388007000">
                <text:p>388007000</text:p>
              </table:table-cell>
              <table:table-cell office:value-type="float" office:value="388836000">
                <text:p>388836000</text:p>
              </table:table-cell>
              <table:table-cell office:value-type="float" office:value="388599000">
                <text:p>388599000</text:p>
              </table:table-cell>
              <table:table-cell office:value-type="float" office:value="388042000">
                <text:p>388042000</text:p>
              </table:table-cell>
              <table:table-cell office:value-type="float" office:value="389224000">
                <text:p>389224000</text:p>
              </table:table-cell>
              <table:table-cell office:value-type="float" office:value="388382000">
                <text:p>388382000</text:p>
              </table:table-cell>
              <table:table-cell office:value-type="float" office:value="389087000">
                <text:p>389087000</text:p>
              </table:table-cell>
              <table:table-cell office:value-type="float" office:value="386664000">
                <text:p>386664000</text:p>
              </table:table-cell>
              <table:table-cell office:value-type="float" office:value="388134000">
                <text:p>388134000</text:p>
              </table:table-cell>
              <table:table-cell office:value-type="float" office:value="388920000">
                <text:p>388920000</text:p>
              </table:table-cell>
              <table:table-cell office:value-type="float" office:value="389340000">
                <text:p>389340000</text:p>
              </table:table-cell>
              <table:table-cell office:value-type="float" office:value="388529000">
                <text:p>388529000</text:p>
              </table:table-cell>
              <table:table-cell office:value-type="float" office:value="387589000">
                <text:p>387589000</text:p>
              </table:table-cell>
              <table:table-cell office:value-type="float" office:value="389168000">
                <text:p>389168000</text:p>
              </table:table-cell>
              <table:table-cell office:value-type="float" office:value="387818000">
                <text:p>387818000</text:p>
              </table:table-cell>
              <table:table-cell office:value-type="float" office:value="388343000">
                <text:p>388343000</text:p>
              </table:table-cell>
              <table:table-cell office:value-type="float" office:value="390852000">
                <text:p>390852000</text:p>
              </table:table-cell>
              <table:table-cell office:value-type="float" office:value="388197000">
                <text:p>388197000</text:p>
              </table:table-cell>
              <table:table-cell office:value-type="float" office:value="386591000">
                <text:p>386591000</text:p>
              </table:table-cell>
              <table:table-cell office:value-type="float" office:value="386827000">
                <text:p>386827000</text:p>
              </table:table-cell>
              <table:table-cell office:value-type="float" office:value="388327000">
                <text:p>388327000</text:p>
              </table:table-cell>
              <table:table-cell office:value-type="float" office:value="388143000">
                <text:p>388143000</text:p>
              </table:table-cell>
              <table:table-cell office:value-type="float" office:value="388423000">
                <text:p>388423000</text:p>
              </table:table-cell>
              <table:table-cell office:value-type="float" office:value="389341000">
                <text:p>389341000</text:p>
              </table:table-cell>
              <table:table-cell office:value-type="float" office:value="389602000">
                <text:p>389602000</text:p>
              </table:table-cell>
              <table:table-cell office:value-type="float" office:value="387898000">
                <text:p>387898000</text:p>
              </table:table-cell>
              <table:table-cell office:value-type="float" office:value="388804000">
                <text:p>388804000</text:p>
              </table:table-cell>
              <table:table-cell office:value-type="float" office:value="389278000">
                <text:p>389278000</text:p>
              </table:table-cell>
              <table:table-cell office:value-type="float" office:value="389425000">
                <text:p>389425000</text:p>
              </table:table-cell>
              <table:table-cell office:value-type="float" office:value="387974000">
                <text:p>387974000</text:p>
              </table:table-cell>
              <table:table-cell office:value-type="float" office:value="389220000">
                <text:p>389220000</text:p>
              </table:table-cell>
              <table:table-cell office:value-type="float" office:value="388306000">
                <text:p>388306000</text:p>
              </table:table-cell>
              <table:table-cell office:value-type="float" office:value="388214000">
                <text:p>388214000</text:p>
              </table:table-cell>
              <table:table-cell office:value-type="float" office:value="388326000">
                <text:p>388326000</text:p>
              </table:table-cell>
              <table:table-cell office:value-type="float" office:value="388599000">
                <text:p>388599000</text:p>
              </table:table-cell>
              <table:table-cell office:value-type="float" office:value="389004000">
                <text:p>389004000</text:p>
              </table:table-cell>
              <table:table-cell office:value-type="float" office:value="388431000">
                <text:p>388431000</text:p>
              </table:table-cell>
              <table:table-cell office:value-type="float" office:value="388012000">
                <text:p>388012000</text:p>
              </table:table-cell>
              <table:table-cell office:value-type="float" office:value="388341000">
                <text:p>388341000</text:p>
              </table:table-cell>
              <table:table-cell office:value-type="float" office:value="389207000">
                <text:p>389207000</text:p>
              </table:table-cell>
              <table:table-cell office:value-type="float" office:value="388891000">
                <text:p>388891000</text:p>
              </table:table-cell>
              <table:table-cell office:value-type="float" office:value="387028000">
                <text:p>387028000</text:p>
              </table:table-cell>
              <table:table-cell office:value-type="float" office:value="388323000">
                <text:p>388323000</text:p>
              </table:table-cell>
              <table:table-cell office:value-type="float" office:value="389307000">
                <text:p>389307000</text:p>
              </table:table-cell>
              <table:table-cell office:value-type="float" office:value="393277000">
                <text:p>39327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